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Europe" table:style-name="ta1">
        <table:table-column table:style-name="co1" table:default-cell-style-name="ce1"/>
        <table:table-column table:style-name="co1" table:number-columns-repeated="16383" table:default-cell-style-name="ce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eece</text:p>
          </table:table-cell>
          <table:table-cell table:number-columns-repeated="16380"/>
        </table:table-row>
        <table:table-row table:style-name="ro1">
          <table:table-cell office:value-type="date" office:date-value="1990-01-01" calcext:value-type="date">
            <text:p>01/01/90</text:p>
          </table:table-cell>
          <table:table-cell office:value-type="float" office:value="395.8926090299" calcext:value-type="float">
            <text:p>395,8926090299</text:p>
          </table:table-cell>
          <table:table-cell office:value-type="float" office:value="3017.5336742254" calcext:value-type="float">
            <text:p>3017,5336742254</text:p>
          </table:table-cell>
          <table:table-cell office:value-type="float" office:value="248.1338243895" calcext:value-type="float">
            <text:p>248,1338243895</text:p>
          </table:table-cell>
          <table:table-cell table:number-columns-repeated="16380"/>
        </table:table-row>
        <table:table-row table:style-name="ro1">
          <table:table-cell office:value-type="date" office:date-value="1990-02-01" calcext:value-type="date">
            <text:p>01/02/90</text:p>
          </table:table-cell>
          <table:table-cell office:value-type="float" office:value="343.7928207085" calcext:value-type="float">
            <text:p>343,7928207085</text:p>
          </table:table-cell>
          <table:table-cell office:value-type="float" office:value="2828.5693464346" calcext:value-type="float">
            <text:p>2828,5693464346</text:p>
          </table:table-cell>
          <table:table-cell office:value-type="float" office:value="232.6167527495" calcext:value-type="float">
            <text:p>232,6167527495</text:p>
          </table:table-cell>
          <table:table-cell table:number-columns-repeated="16380"/>
        </table:table-row>
        <table:table-row table:style-name="ro1">
          <table:table-cell office:value-type="date" office:date-value="1990-03-01" calcext:value-type="date">
            <text:p>01/03/90</text:p>
          </table:table-cell>
          <table:table-cell office:value-type="float" office:value="395.4631480891" calcext:value-type="float">
            <text:p>395,4631480891</text:p>
          </table:table-cell>
          <table:table-cell office:value-type="float" office:value="3130.6353467018" calcext:value-type="float">
            <text:p>3130,6353467018</text:p>
          </table:table-cell>
          <table:table-cell office:value-type="float" office:value="264.7464695395" calcext:value-type="float">
            <text:p>264,7464695395</text:p>
          </table:table-cell>
          <table:table-cell table:number-columns-repeated="16380"/>
        </table:table-row>
        <table:table-row table:style-name="ro1">
          <table:table-cell office:value-type="date" office:date-value="1990-04-01" calcext:value-type="date">
            <text:p>01/04/90</text:p>
          </table:table-cell>
          <table:table-cell office:value-type="float" office:value="366.1319712547" calcext:value-type="float">
            <text:p>366,1319712547</text:p>
          </table:table-cell>
          <table:table-cell office:value-type="float" office:value="3012.4324389977" calcext:value-type="float">
            <text:p>3012,4324389977</text:p>
          </table:table-cell>
          <table:table-cell office:value-type="float" office:value="225.1754057095" calcext:value-type="float">
            <text:p>225,1754057095</text:p>
          </table:table-cell>
          <table:table-cell table:number-columns-repeated="16380"/>
        </table:table-row>
        <table:table-row table:style-name="ro1">
          <table:table-cell office:value-type="date" office:date-value="1990-05-01" calcext:value-type="date">
            <text:p>01/05/90</text:p>
          </table:table-cell>
          <table:table-cell office:value-type="float" office:value="369.2013961064" calcext:value-type="float">
            <text:p>369,2013961064</text:p>
          </table:table-cell>
          <table:table-cell office:value-type="float" office:value="2970.165061397" calcext:value-type="float">
            <text:p>2970,165061397</text:p>
          </table:table-cell>
          <table:table-cell office:value-type="float" office:value="220.6242981896" calcext:value-type="float">
            <text:p>220,6242981896</text:p>
          </table:table-cell>
          <table:table-cell table:number-columns-repeated="16380"/>
        </table:table-row>
        <table:table-row table:style-name="ro1">
          <table:table-cell office:value-type="date" office:date-value="1990-06-01" calcext:value-type="date">
            <text:p>01/06/90</text:p>
          </table:table-cell>
          <table:table-cell office:value-type="float" office:value="350.270642927" calcext:value-type="float">
            <text:p>350,270642927</text:p>
          </table:table-cell>
          <table:table-cell office:value-type="float" office:value="1862.8982303572" calcext:value-type="float">
            <text:p>1862,8982303572</text:p>
          </table:table-cell>
          <table:table-cell office:value-type="float" office:value="245.6844750295" calcext:value-type="float">
            <text:p>245,6844750295</text:p>
          </table:table-cell>
          <table:table-cell table:number-columns-repeated="16380"/>
        </table:table-row>
        <table:table-row table:style-name="ro1">
          <table:table-cell office:value-type="date" office:date-value="1990-07-01" calcext:value-type="date">
            <text:p>01/07/90</text:p>
          </table:table-cell>
          <table:table-cell office:value-type="float" office:value="307.2556052778" calcext:value-type="float">
            <text:p>307,2556052778</text:p>
          </table:table-cell>
          <table:table-cell office:value-type="float" office:value="333.4021595229" calcext:value-type="float">
            <text:p>333,4021595229</text:p>
          </table:table-cell>
          <table:table-cell office:value-type="float" office:value="247.3577431095" calcext:value-type="float">
            <text:p>247,3577431095</text:p>
          </table:table-cell>
          <table:table-cell table:number-columns-repeated="16380"/>
        </table:table-row>
        <table:table-row table:style-name="ro1">
          <table:table-cell office:value-type="date" office:date-value="1990-08-01" calcext:value-type="date">
            <text:p>01/08/90</text:p>
          </table:table-cell>
          <table:table-cell office:value-type="float" office:value="361.5673328933" calcext:value-type="float">
            <text:p>361,5673328933</text:p>
          </table:table-cell>
          <table:table-cell office:value-type="float" office:value="1982.8501329965" calcext:value-type="float">
            <text:p>1982,8501329965</text:p>
          </table:table-cell>
          <table:table-cell office:value-type="float" office:value="221.5011304396" calcext:value-type="float">
            <text:p>221,5011304396</text:p>
          </table:table-cell>
          <table:table-cell table:number-columns-repeated="16380"/>
        </table:table-row>
        <table:table-row table:style-name="ro1">
          <table:table-cell office:value-type="date" office:date-value="1990-09-01" calcext:value-type="date">
            <text:p>01/09/90</text:p>
          </table:table-cell>
          <table:table-cell office:value-type="float" office:value="358.1718624444" calcext:value-type="float">
            <text:p>358,1718624444</text:p>
          </table:table-cell>
          <table:table-cell office:value-type="float" office:value="3132.384341637" calcext:value-type="float">
            <text:p>3132,384341637</text:p>
          </table:table-cell>
          <table:table-cell office:value-type="float" office:value="255.3072720995" calcext:value-type="float">
            <text:p>255,3072720995</text:p>
          </table:table-cell>
          <table:table-cell table:number-columns-repeated="16380"/>
        </table:table-row>
        <table:table-row table:style-name="ro1">
          <table:table-cell office:value-type="date" office:date-value="1990-10-01" calcext:value-type="date">
            <text:p>01/10/90</text:p>
          </table:table-cell>
          <table:table-cell office:value-type="float" office:value="375.7625251294" calcext:value-type="float">
            <text:p>375,7625251294</text:p>
          </table:table-cell>
          <table:table-cell office:value-type="float" office:value="3118.6838813113" calcext:value-type="float">
            <text:p>3118,6838813113</text:p>
          </table:table-cell>
          <table:table-cell office:value-type="float" office:value="282.7517009494" calcext:value-type="float">
            <text:p>282,7517009494</text:p>
          </table:table-cell>
          <table:table-cell table:number-columns-repeated="16380"/>
        </table:table-row>
        <table:table-row table:style-name="ro1">
          <table:table-cell office:value-type="date" office:date-value="1990-11-01" calcext:value-type="date">
            <text:p>01/11/90</text:p>
          </table:table-cell>
          <table:table-cell office:value-type="float" office:value="356.2629875601" calcext:value-type="float">
            <text:p>356,2629875601</text:p>
          </table:table-cell>
          <table:table-cell office:value-type="float" office:value="3121.9632468148" calcext:value-type="float">
            <text:p>3121,9632468148</text:p>
          </table:table-cell>
          <table:table-cell office:value-type="float" office:value="260.6373535895" calcext:value-type="float">
            <text:p>260,6373535895</text:p>
          </table:table-cell>
          <table:table-cell table:number-columns-repeated="16380"/>
        </table:table-row>
        <table:table-row table:style-name="ro1">
          <table:table-cell office:value-type="date" office:date-value="1990-12-01" calcext:value-type="date">
            <text:p>01/12/90</text:p>
          </table:table-cell>
          <table:table-cell office:value-type="float" office:value="362.4047099117" calcext:value-type="float">
            <text:p>362,4047099117</text:p>
          </table:table-cell>
          <table:table-cell office:value-type="float" office:value="3072.4812651063" calcext:value-type="float">
            <text:p>3072,4812651063</text:p>
          </table:table-cell>
          <table:table-cell office:value-type="float" office:value="206.3534016696" calcext:value-type="float">
            <text:p>206,3534016696</text:p>
          </table:table-cell>
          <table:table-cell table:number-columns-repeated="16380"/>
        </table:table-row>
        <table:table-row table:style-name="ro1">
          <table:table-cell office:value-type="date" office:date-value="1991-01-01" calcext:value-type="date">
            <text:p>01/01/91</text:p>
          </table:table-cell>
          <table:table-cell office:value-type="float" office:value="355.6554224163" calcext:value-type="float">
            <text:p>355,6554224163</text:p>
          </table:table-cell>
          <table:table-cell office:value-type="float" office:value="3179.4614553095" calcext:value-type="float">
            <text:p>3179,4614553095</text:p>
          </table:table-cell>
          <table:table-cell office:value-type="float" office:value="273.9919105794" calcext:value-type="float">
            <text:p>273,9919105794</text:p>
          </table:table-cell>
          <table:table-cell table:number-columns-repeated="16380"/>
        </table:table-row>
        <table:table-row table:style-name="ro1">
          <table:table-cell office:value-type="date" office:date-value="1991-02-01" calcext:value-type="date">
            <text:p>01/02/91</text:p>
          </table:table-cell>
          <table:table-cell office:value-type="float" office:value="314.22177773" calcext:value-type="float">
            <text:p>314,22177773</text:p>
          </table:table-cell>
          <table:table-cell office:value-type="float" office:value="2904.5777513269" calcext:value-type="float">
            <text:p>2904,5777513269</text:p>
          </table:table-cell>
          <table:table-cell office:value-type="float" office:value="254.1612334795" calcext:value-type="float">
            <text:p>254,1612334795</text:p>
          </table:table-cell>
          <table:table-cell table:number-columns-repeated="16380"/>
        </table:table-row>
        <table:table-row table:style-name="ro1">
          <table:table-cell office:value-type="date" office:date-value="1991-03-01" calcext:value-type="date">
            <text:p>01/03/91</text:p>
          </table:table-cell>
          <table:table-cell office:value-type="float" office:value="356.136591029" calcext:value-type="float">
            <text:p>356,136591029</text:p>
          </table:table-cell>
          <table:table-cell office:value-type="float" office:value="3280.6845371844" calcext:value-type="float">
            <text:p>3280,6845371844</text:p>
          </table:table-cell>
          <table:table-cell office:value-type="float" office:value="264.2072098595" calcext:value-type="float">
            <text:p>264,2072098595</text:p>
          </table:table-cell>
          <table:table-cell table:number-columns-repeated="16380"/>
        </table:table-row>
        <table:table-row table:style-name="ro1">
          <table:table-cell office:value-type="date" office:date-value="1991-04-01" calcext:value-type="date">
            <text:p>01/04/91</text:p>
          </table:table-cell>
          <table:table-cell office:value-type="float" office:value="348.9908780497" calcext:value-type="float">
            <text:p>348,9908780497</text:p>
          </table:table-cell>
          <table:table-cell office:value-type="float" office:value="3112.4895242491" calcext:value-type="float">
            <text:p>3112,4895242491</text:p>
          </table:table-cell>
          <table:table-cell office:value-type="float" office:value="254.0727353395" calcext:value-type="float">
            <text:p>254,0727353395</text:p>
          </table:table-cell>
          <table:table-cell table:number-columns-repeated="16380"/>
        </table:table-row>
        <table:table-row table:style-name="ro1">
          <table:table-cell office:value-type="date" office:date-value="1991-05-01" calcext:value-type="date">
            <text:p>01/05/91</text:p>
          </table:table-cell>
          <table:table-cell office:value-type="float" office:value="364.1814429681" calcext:value-type="float">
            <text:p>364,1814429681</text:p>
          </table:table-cell>
          <table:table-cell office:value-type="float" office:value="3239.5102814181" calcext:value-type="float">
            <text:p>3239,5102814181</text:p>
          </table:table-cell>
          <table:table-cell office:value-type="float" office:value="244.4611892495" calcext:value-type="float">
            <text:p>244,4611892495</text:p>
          </table:table-cell>
          <table:table-cell table:number-columns-repeated="16380"/>
        </table:table-row>
        <table:table-row table:style-name="ro1">
          <table:table-cell office:value-type="date" office:date-value="1991-06-01" calcext:value-type="date">
            <text:p>01/06/91</text:p>
          </table:table-cell>
          <table:table-cell office:value-type="float" office:value="350.1485553685" calcext:value-type="float">
            <text:p>350,1485553685</text:p>
          </table:table-cell>
          <table:table-cell office:value-type="float" office:value="3178.9513317868" calcext:value-type="float">
            <text:p>3178,9513317868</text:p>
          </table:table-cell>
          <table:table-cell office:value-type="float" office:value="252.2426615895" calcext:value-type="float">
            <text:p>252,2426615895</text:p>
          </table:table-cell>
          <table:table-cell table:number-columns-repeated="16380"/>
        </table:table-row>
        <table:table-row table:style-name="ro1">
          <table:table-cell office:value-type="date" office:date-value="1991-07-01" calcext:value-type="date">
            <text:p>01/07/91</text:p>
          </table:table-cell>
          <table:table-cell office:value-type="float" office:value="354.766337726" calcext:value-type="float">
            <text:p>354,766337726</text:p>
          </table:table-cell>
          <table:table-cell office:value-type="float" office:value="3073.3557625739" calcext:value-type="float">
            <text:p>3073,3557625739</text:p>
          </table:table-cell>
          <table:table-cell office:value-type="float" office:value="261.0991632095" calcext:value-type="float">
            <text:p>261,0991632095</text:p>
          </table:table-cell>
          <table:table-cell table:number-columns-repeated="16380"/>
        </table:table-row>
        <table:table-row table:style-name="ro1">
          <table:table-cell office:value-type="date" office:date-value="1991-08-01" calcext:value-type="date">
            <text:p>01/08/91</text:p>
          </table:table-cell>
          <table:table-cell office:value-type="float" office:value="356.8332082742" calcext:value-type="float">
            <text:p>356,8332082742</text:p>
          </table:table-cell>
          <table:table-cell office:value-type="float" office:value="2955.5901036037" calcext:value-type="float">
            <text:p>2955,5901036037</text:p>
          </table:table-cell>
          <table:table-cell office:value-type="float" office:value="184.8175798096" calcext:value-type="float">
            <text:p>184,8175798096</text:p>
          </table:table-cell>
          <table:table-cell table:number-columns-repeated="16380"/>
        </table:table-row>
        <table:table-row table:style-name="ro1">
          <table:table-cell office:value-type="date" office:date-value="1991-09-01" calcext:value-type="date">
            <text:p>01/09/91</text:p>
          </table:table-cell>
          <table:table-cell office:value-type="float" office:value="353.0585482321" calcext:value-type="float">
            <text:p>353,0585482321</text:p>
          </table:table-cell>
          <table:table-cell office:value-type="float" office:value="2011.8542990053" calcext:value-type="float">
            <text:p>2011,8542990053</text:p>
          </table:table-cell>
          <table:table-cell office:value-type="float" office:value="274.8604853794" calcext:value-type="float">
            <text:p>274,8604853794</text:p>
          </table:table-cell>
          <table:table-cell table:number-columns-repeated="16380"/>
        </table:table-row>
        <table:table-row table:style-name="ro1">
          <table:table-cell office:value-type="date" office:date-value="1991-10-01" calcext:value-type="date">
            <text:p>01/10/91</text:p>
          </table:table-cell>
          <table:table-cell office:value-type="float" office:value="371.5196233925" calcext:value-type="float">
            <text:p>371,5196233925</text:p>
          </table:table-cell>
          <table:table-cell office:value-type="float" office:value="2619.0470406763" calcext:value-type="float">
            <text:p>2619,0470406763</text:p>
          </table:table-cell>
          <table:table-cell office:value-type="float" office:value="272.7661507195" calcext:value-type="float">
            <text:p>272,7661507195</text:p>
          </table:table-cell>
          <table:table-cell table:number-columns-repeated="16380"/>
        </table:table-row>
        <table:table-row table:style-name="ro1">
          <table:table-cell office:value-type="date" office:date-value="1991-11-01" calcext:value-type="date">
            <text:p>01/11/91</text:p>
          </table:table-cell>
          <table:table-cell office:value-type="float" office:value="350.8839533676" calcext:value-type="float">
            <text:p>350,8839533676</text:p>
          </table:table-cell>
          <table:table-cell office:value-type="float" office:value="2978.8371612841" calcext:value-type="float">
            <text:p>2978,8371612841</text:p>
          </table:table-cell>
          <table:table-cell office:value-type="float" office:value="230.2681497095" calcext:value-type="float">
            <text:p>230,2681497095</text:p>
          </table:table-cell>
          <table:table-cell table:number-columns-repeated="16380"/>
        </table:table-row>
        <table:table-row table:style-name="ro1">
          <table:table-cell office:value-type="date" office:date-value="1991-12-01" calcext:value-type="date">
            <text:p>01/12/91</text:p>
          </table:table-cell>
          <table:table-cell office:value-type="float" office:value="358.9675860606" calcext:value-type="float">
            <text:p>358,9675860606</text:p>
          </table:table-cell>
          <table:table-cell office:value-type="float" office:value="3241.0406519864" calcext:value-type="float">
            <text:p>3241,0406519864</text:p>
          </table:table-cell>
          <table:table-cell office:value-type="float" office:value="187.8681343596" calcext:value-type="float">
            <text:p>187,8681343596</text:p>
          </table:table-cell>
          <table:table-cell table:number-columns-repeated="16380"/>
        </table:table-row>
        <table:table-row table:style-name="ro1">
          <table:table-cell office:value-type="date" office:date-value="1992-01-01" calcext:value-type="date">
            <text:p>01/01/92</text:p>
          </table:table-cell>
          <table:table-cell office:value-type="float" office:value="354.0424303207" calcext:value-type="float">
            <text:p>354,0424303207</text:p>
          </table:table-cell>
          <table:table-cell office:value-type="float" office:value="3243.8827687561" calcext:value-type="float">
            <text:p>3243,8827687561</text:p>
          </table:table-cell>
          <table:table-cell office:value-type="float" office:value="268.6155934295" calcext:value-type="float">
            <text:p>268,6155934295</text:p>
          </table:table-cell>
          <table:table-cell table:number-columns-repeated="16380"/>
        </table:table-row>
        <table:table-row table:style-name="ro1">
          <table:table-cell office:value-type="date" office:date-value="1992-02-01" calcext:value-type="date">
            <text:p>01/02/92</text:p>
          </table:table-cell>
          <table:table-cell office:value-type="float" office:value="333.0634788079" calcext:value-type="float">
            <text:p>333,0634788079</text:p>
          </table:table-cell>
          <table:table-cell office:value-type="float" office:value="3013.4526860433" calcext:value-type="float">
            <text:p>3013,4526860433</text:p>
          </table:table-cell>
          <table:table-cell office:value-type="float" office:value="246.2221018195" calcext:value-type="float">
            <text:p>246,2221018195</text:p>
          </table:table-cell>
          <table:table-cell table:number-columns-repeated="16380"/>
        </table:table-row>
        <table:table-row table:style-name="ro1">
          <table:table-cell office:value-type="date" office:date-value="1992-03-01" calcext:value-type="date">
            <text:p>01/03/92</text:p>
          </table:table-cell>
          <table:table-cell office:value-type="float" office:value="362.3515659157" calcext:value-type="float">
            <text:p>362,3515659157</text:p>
          </table:table-cell>
          <table:table-cell office:value-type="float" office:value="3217.793594306" calcext:value-type="float">
            <text:p>3217,793594306</text:p>
          </table:table-cell>
          <table:table-cell office:value-type="float" office:value="269.8495612495" calcext:value-type="float">
            <text:p>269,8495612495</text:p>
          </table:table-cell>
          <table:table-cell table:number-columns-repeated="16380"/>
        </table:table-row>
        <table:table-row table:style-name="ro1">
          <table:table-cell office:value-type="date" office:date-value="1992-04-01" calcext:value-type="date">
            <text:p>01/04/92</text:p>
          </table:table-cell>
          <table:table-cell office:value-type="float" office:value="349.6372239473" calcext:value-type="float">
            <text:p>349,6372239473</text:p>
          </table:table-cell>
          <table:table-cell office:value-type="float" office:value="3031.8171328629" calcext:value-type="float">
            <text:p>3031,8171328629</text:p>
          </table:table-cell>
          <table:table-cell office:value-type="float" office:value="257.0329193095" calcext:value-type="float">
            <text:p>257,0329193095</text:p>
          </table:table-cell>
          <table:table-cell table:number-columns-repeated="16380"/>
        </table:table-row>
        <table:table-row table:style-name="ro1">
          <table:table-cell office:value-type="date" office:date-value="1992-05-01" calcext:value-type="date">
            <text:p>01/05/92</text:p>
          </table:table-cell>
          <table:table-cell office:value-type="float" office:value="358.4203465339" calcext:value-type="float">
            <text:p>358,4203465339</text:p>
          </table:table-cell>
          <table:table-cell office:value-type="float" office:value="3070.5865205932" calcext:value-type="float">
            <text:p>3070,5865205932</text:p>
          </table:table-cell>
          <table:table-cell office:value-type="float" office:value="226.1281312995" calcext:value-type="float">
            <text:p>226,1281312995</text:p>
          </table:table-cell>
          <table:table-cell table:number-columns-repeated="16380"/>
        </table:table-row>
        <table:table-row table:style-name="ro1">
          <table:table-cell office:value-type="date" office:date-value="1992-06-01" calcext:value-type="date">
            <text:p>01/06/92</text:p>
          </table:table-cell>
          <table:table-cell office:value-type="float" office:value="339.9003820806" calcext:value-type="float">
            <text:p>339,9003820806</text:p>
          </table:table-cell>
          <table:table-cell office:value-type="float" office:value="2027.0122551103" calcext:value-type="float">
            <text:p>2027,0122551103</text:p>
          </table:table-cell>
          <table:table-cell office:value-type="float" office:value="245.9255484895" calcext:value-type="float">
            <text:p>245,9255484895</text:p>
          </table:table-cell>
          <table:table-cell table:number-columns-repeated="16380"/>
        </table:table-row>
        <table:table-row table:style-name="ro1">
          <table:table-cell office:value-type="date" office:date-value="1992-07-01" calcext:value-type="date">
            <text:p>01/07/92</text:p>
          </table:table-cell>
          <table:table-cell office:value-type="float" office:value="352.7037761505" calcext:value-type="float">
            <text:p>352,7037761505</text:p>
          </table:table-cell>
          <table:table-cell office:value-type="float" office:value="2618.3182927866" calcext:value-type="float">
            <text:p>2618,3182927866</text:p>
          </table:table-cell>
          <table:table-cell office:value-type="float" office:value="241.6779840895" calcext:value-type="float">
            <text:p>241,6779840895</text:p>
          </table:table-cell>
          <table:table-cell table:number-columns-repeated="16380"/>
        </table:table-row>
        <table:table-row table:style-name="ro1">
          <table:table-cell office:value-type="date" office:date-value="1992-08-01" calcext:value-type="date">
            <text:p>01/08/92</text:p>
          </table:table-cell>
          <table:table-cell office:value-type="float" office:value="343.19387351" calcext:value-type="float">
            <text:p>343,19387351</text:p>
          </table:table-cell>
          <table:table-cell office:value-type="float" office:value="2615.25755165" calcext:value-type="float">
            <text:p>2615,25755165</text:p>
          </table:table-cell>
          <table:table-cell office:value-type="float" office:value="166.9327771897" calcext:value-type="float">
            <text:p>166,9327771897</text:p>
          </table:table-cell>
          <table:table-cell table:number-columns-repeated="16380"/>
        </table:table-row>
        <table:table-row table:style-name="ro1">
          <table:table-cell office:value-type="date" office:date-value="1992-09-01" calcext:value-type="date">
            <text:p>01/09/92</text:p>
          </table:table-cell>
          <table:table-cell office:value-type="float" office:value="331.5596473528" calcext:value-type="float">
            <text:p>331,5596473528</text:p>
          </table:table-cell>
          <table:table-cell office:value-type="float" office:value="2660.5929578662" calcext:value-type="float">
            <text:p>2660,5929578662</text:p>
          </table:table-cell>
          <table:table-cell office:value-type="float" office:value="246.3383581395" calcext:value-type="float">
            <text:p>246,3383581395</text:p>
          </table:table-cell>
          <table:table-cell table:number-columns-repeated="16380"/>
        </table:table-row>
        <table:table-row table:style-name="ro1">
          <table:table-cell office:value-type="date" office:date-value="1992-10-01" calcext:value-type="date">
            <text:p>01/10/92</text:p>
          </table:table-cell>
          <table:table-cell office:value-type="float" office:value="336.0941229057" calcext:value-type="float">
            <text:p>336,0941229057</text:p>
          </table:table-cell>
          <table:table-cell office:value-type="float" office:value="3105.3477949303" calcext:value-type="float">
            <text:p>3105,3477949303</text:p>
          </table:table-cell>
          <table:table-cell office:value-type="float" office:value="227.4867993095" calcext:value-type="float">
            <text:p>227,4867993095</text:p>
          </table:table-cell>
          <table:table-cell table:number-columns-repeated="16380"/>
        </table:table-row>
        <table:table-row table:style-name="ro1">
          <table:table-cell office:value-type="date" office:date-value="1992-11-01" calcext:value-type="date">
            <text:p>01/11/92</text:p>
          </table:table-cell>
          <table:table-cell office:value-type="float" office:value="323.4429792028" calcext:value-type="float">
            <text:p>323,4429792028</text:p>
          </table:table-cell>
          <table:table-cell office:value-type="float" office:value="2928.3349325301" calcext:value-type="float">
            <text:p>2928,3349325301</text:p>
          </table:table-cell>
          <table:table-cell office:value-type="float" office:value="221.3024401796" calcext:value-type="float">
            <text:p>221,3024401796</text:p>
          </table:table-cell>
          <table:table-cell table:number-columns-repeated="16380"/>
        </table:table-row>
        <table:table-row table:style-name="ro1">
          <table:table-cell office:value-type="date" office:date-value="1992-12-01" calcext:value-type="date">
            <text:p>01/12/92</text:p>
          </table:table-cell>
          <table:table-cell office:value-type="float" office:value="332.5981097616" calcext:value-type="float">
            <text:p>332,5981097616</text:p>
          </table:table-cell>
          <table:table-cell office:value-type="float" office:value="3158.3277665092" calcext:value-type="float">
            <text:p>3158,3277665092</text:p>
          </table:table-cell>
          <table:table-cell office:value-type="float" office:value="180.5664868796" calcext:value-type="float">
            <text:p>180,5664868796</text:p>
          </table:table-cell>
          <table:table-cell table:number-columns-repeated="16380"/>
        </table:table-row>
        <table:table-row table:style-name="ro1">
          <table:table-cell office:value-type="date" office:date-value="1993-01-01" calcext:value-type="date">
            <text:p>01/01/93</text:p>
          </table:table-cell>
          <table:table-cell office:value-type="float" office:value="332.5090576602" calcext:value-type="float">
            <text:p>332,5090576602</text:p>
          </table:table-cell>
          <table:table-cell office:value-type="float" office:value="3403.2599322264" calcext:value-type="float">
            <text:p>3403,2599322264</text:p>
          </table:table-cell>
          <table:table-cell office:value-type="float" office:value="209.8494366596" calcext:value-type="float">
            <text:p>209,8494366596</text:p>
          </table:table-cell>
          <table:table-cell table:number-columns-repeated="16380"/>
        </table:table-row>
        <table:table-row table:style-name="ro1">
          <table:table-cell office:value-type="date" office:date-value="1993-02-01" calcext:value-type="date">
            <text:p>01/02/93</text:p>
          </table:table-cell>
          <table:table-cell office:value-type="float" office:value="303.6389408995" calcext:value-type="float">
            <text:p>303,6389408995</text:p>
          </table:table-cell>
          <table:table-cell office:value-type="float" office:value="3011.922315475" calcext:value-type="float">
            <text:p>3011,922315475</text:p>
          </table:table-cell>
          <table:table-cell office:value-type="float" office:value="234.8317666295" calcext:value-type="float">
            <text:p>234,8317666295</text:p>
          </table:table-cell>
          <table:table-cell table:number-columns-repeated="16380"/>
        </table:table-row>
        <table:table-row table:style-name="ro1">
          <table:table-cell office:value-type="date" office:date-value="1993-03-01" calcext:value-type="date">
            <text:p>01/03/93</text:p>
          </table:table-cell>
          <table:table-cell office:value-type="float" office:value="332.3654252385" calcext:value-type="float">
            <text:p>332,3654252385</text:p>
          </table:table-cell>
          <table:table-cell office:value-type="float" office:value="3404.7174280058" calcext:value-type="float">
            <text:p>3404,7174280058</text:p>
          </table:table-cell>
          <table:table-cell office:value-type="float" office:value="252.9447265595" calcext:value-type="float">
            <text:p>252,9447265595</text:p>
          </table:table-cell>
          <table:table-cell table:number-columns-repeated="16380"/>
        </table:table-row>
        <table:table-row table:style-name="ro1">
          <table:table-cell office:value-type="date" office:date-value="1993-04-01" calcext:value-type="date">
            <text:p>01/04/93</text:p>
          </table:table-cell>
          <table:table-cell office:value-type="float" office:value="330.4982037564" calcext:value-type="float">
            <text:p>330,4982037564</text:p>
          </table:table-cell>
          <table:table-cell office:value-type="float" office:value="3180.9918258778" calcext:value-type="float">
            <text:p>3180,9918258778</text:p>
          </table:table-cell>
          <table:table-cell office:value-type="float" office:value="231.5870405895" calcext:value-type="float">
            <text:p>231,5870405895</text:p>
          </table:table-cell>
          <table:table-cell table:number-columns-repeated="16380"/>
        </table:table-row>
        <table:table-row table:style-name="ro1">
          <table:table-cell office:value-type="date" office:date-value="1993-05-01" calcext:value-type="date">
            <text:p>01/05/93</text:p>
          </table:table-cell>
          <table:table-cell office:value-type="float" office:value="334.3762791422" calcext:value-type="float">
            <text:p>334,3762791422</text:p>
          </table:table-cell>
          <table:table-cell office:value-type="float" office:value="3109.5745326904" calcext:value-type="float">
            <text:p>3109,5745326904</text:p>
          </table:table-cell>
          <table:table-cell office:value-type="float" office:value="204.1688597296" calcext:value-type="float">
            <text:p>204,1688597296</text:p>
          </table:table-cell>
          <table:table-cell table:number-columns-repeated="16380"/>
        </table:table-row>
        <table:table-row table:style-name="ro1">
          <table:table-cell office:value-type="date" office:date-value="1993-06-01" calcext:value-type="date">
            <text:p>01/06/93</text:p>
          </table:table-cell>
          <table:table-cell office:value-type="float" office:value="317.1403885388" calcext:value-type="float">
            <text:p>317,1403885388</text:p>
          </table:table-cell>
          <table:table-cell office:value-type="float" office:value="2176.0411985474" calcext:value-type="float">
            <text:p>2176,0411985474</text:p>
          </table:table-cell>
          <table:table-cell office:value-type="float" office:value="234.9983897795" calcext:value-type="float">
            <text:p>234,9983897795</text:p>
          </table:table-cell>
          <table:table-cell table:number-columns-repeated="16380"/>
        </table:table-row>
        <table:table-row table:style-name="ro1">
          <table:table-cell office:value-type="date" office:date-value="1993-07-01" calcext:value-type="date">
            <text:p>01/07/93</text:p>
          </table:table-cell>
          <table:table-cell office:value-type="float" office:value="325.4710689971" calcext:value-type="float">
            <text:p>325,4710689971</text:p>
          </table:table-cell>
          <table:table-cell office:value-type="float" office:value="3069.4933987587" calcext:value-type="float">
            <text:p>3069,4933987587</text:p>
          </table:table-cell>
          <table:table-cell office:value-type="float" office:value="240.5255807995" calcext:value-type="float">
            <text:p>240,5255807995</text:p>
          </table:table-cell>
          <table:table-cell table:number-columns-repeated="16380"/>
        </table:table-row>
        <table:table-row table:style-name="ro1">
          <table:table-cell office:value-type="date" office:date-value="1993-08-01" calcext:value-type="date">
            <text:p>01/08/93</text:p>
          </table:table-cell>
          <table:table-cell office:value-type="float" office:value="318.7203451774" calcext:value-type="float">
            <text:p>318,7203451774</text:p>
          </table:table-cell>
          <table:table-cell office:value-type="float" office:value="3328.1988995907" calcext:value-type="float">
            <text:p>3328,1988995907</text:p>
          </table:table-cell>
          <table:table-cell office:value-type="float" office:value="173.1167298097" calcext:value-type="float">
            <text:p>173,1167298097</text:p>
          </table:table-cell>
          <table:table-cell table:number-columns-repeated="16380"/>
        </table:table-row>
        <table:table-row table:style-name="ro1">
          <table:table-cell office:value-type="date" office:date-value="1993-09-01" calcext:value-type="date">
            <text:p>01/09/93</text:p>
          </table:table-cell>
          <table:table-cell office:value-type="float" office:value="317.5712858039" calcext:value-type="float">
            <text:p>317,5712858039</text:p>
          </table:table-cell>
          <table:table-cell office:value-type="float" office:value="1937.0118907364" calcext:value-type="float">
            <text:p>1937,0118907364</text:p>
          </table:table-cell>
          <table:table-cell office:value-type="float" office:value="263.7648709395" calcext:value-type="float">
            <text:p>263,7648709395</text:p>
          </table:table-cell>
          <table:table-cell table:number-columns-repeated="16380"/>
        </table:table-row>
        <table:table-row table:style-name="ro1">
          <table:table-cell office:value-type="date" office:date-value="1993-10-01" calcext:value-type="date">
            <text:p>01/10/93</text:p>
          </table:table-cell>
          <table:table-cell office:value-type="float" office:value="343.5687541307" calcext:value-type="float">
            <text:p>343,5687541307</text:p>
          </table:table-cell>
          <table:table-cell office:value-type="float" office:value="2780.9092344503" calcext:value-type="float">
            <text:p>2780,9092344503</text:p>
          </table:table-cell>
          <table:table-cell office:value-type="float" office:value="225.3462730495" calcext:value-type="float">
            <text:p>225,3462730495</text:p>
          </table:table-cell>
          <table:table-cell table:number-columns-repeated="16380"/>
        </table:table-row>
        <table:table-row table:style-name="ro1">
          <table:table-cell office:value-type="date" office:date-value="1993-11-01" calcext:value-type="date">
            <text:p>01/11/93</text:p>
          </table:table-cell>
          <table:table-cell office:value-type="float" office:value="340.5524732751" calcext:value-type="float">
            <text:p>340,5524732751</text:p>
          </table:table-cell>
          <table:table-cell office:value-type="float" office:value="3331.842639039" calcext:value-type="float">
            <text:p>3331,842639039</text:p>
          </table:table-cell>
          <table:table-cell office:value-type="float" office:value="209.2434435396" calcext:value-type="float">
            <text:p>209,2434435396</text:p>
          </table:table-cell>
          <table:table-cell table:number-columns-repeated="16380"/>
        </table:table-row>
        <table:table-row table:style-name="ro1">
          <table:table-cell office:value-type="date" office:date-value="1993-12-01" calcext:value-type="date">
            <text:p>01/12/93</text:p>
          </table:table-cell>
          <table:table-cell office:value-type="float" office:value="359.0810556737" calcext:value-type="float">
            <text:p>359,0810556737</text:p>
          </table:table-cell>
          <table:table-cell office:value-type="float" office:value="3412.7336547921" calcext:value-type="float">
            <text:p>3412,7336547921</text:p>
          </table:table-cell>
          <table:table-cell office:value-type="float" office:value="184.7174556796" calcext:value-type="float">
            <text:p>184,7174556796</text:p>
          </table:table-cell>
          <table:table-cell table:number-columns-repeated="16380"/>
        </table:table-row>
        <table:table-row table:style-name="ro1">
          <table:table-cell office:value-type="date" office:date-value="1994-01-01" calcext:value-type="date">
            <text:p>01/01/94</text:p>
          </table:table-cell>
          <table:table-cell office:value-type="float" office:value="352.3303318541" calcext:value-type="float">
            <text:p>352,3303318541</text:p>
          </table:table-cell>
          <table:table-cell office:value-type="float" office:value="2689.0870003522" calcext:value-type="float">
            <text:p>2689,0870003522</text:p>
          </table:table-cell>
          <table:table-cell office:value-type="float" office:value="228.9747521195" calcext:value-type="float">
            <text:p>228,9747521195</text:p>
          </table:table-cell>
          <table:table-cell table:number-columns-repeated="16380"/>
        </table:table-row>
        <table:table-row table:style-name="ro1">
          <table:table-cell office:value-type="date" office:date-value="1994-02-01" calcext:value-type="date">
            <text:p>01/02/94</text:p>
          </table:table-cell>
          <table:table-cell office:value-type="float" office:value="311.2514592493" calcext:value-type="float">
            <text:p>311,2514592493</text:p>
          </table:table-cell>
          <table:table-cell office:value-type="float" office:value="3046.902214179" calcext:value-type="float">
            <text:p>3046,902214179</text:p>
          </table:table-cell>
          <table:table-cell office:value-type="float" office:value="199.7950292296" calcext:value-type="float">
            <text:p>199,7950292296</text:p>
          </table:table-cell>
          <table:table-cell table:number-columns-repeated="16380"/>
        </table:table-row>
        <table:table-row table:style-name="ro1">
          <table:table-cell office:value-type="date" office:date-value="1994-03-01" calcext:value-type="date">
            <text:p>01/03/94</text:p>
          </table:table-cell>
          <table:table-cell office:value-type="float" office:value="349.3025604047" calcext:value-type="float">
            <text:p>349,3025604047</text:p>
          </table:table-cell>
          <table:table-cell office:value-type="float" office:value="3332.4985121397" calcext:value-type="float">
            <text:p>3332,4985121397</text:p>
          </table:table-cell>
          <table:table-cell office:value-type="float" office:value="260.2530413595" calcext:value-type="float">
            <text:p>260,2530413595</text:p>
          </table:table-cell>
          <table:table-cell table:number-columns-repeated="16380"/>
        </table:table-row>
        <table:table-row table:style-name="ro1">
          <table:table-cell office:value-type="date" office:date-value="1994-04-01" calcext:value-type="date">
            <text:p>01/04/94</text:p>
          </table:table-cell>
          <table:table-cell office:value-type="float" office:value="330.3416444168" calcext:value-type="float">
            <text:p>330,3416444168</text:p>
          </table:table-cell>
          <table:table-cell office:value-type="float" office:value="3233.8989226677" calcext:value-type="float">
            <text:p>3233,8989226677</text:p>
          </table:table-cell>
          <table:table-cell office:value-type="float" office:value="206.4550204896" calcext:value-type="float">
            <text:p>206,4550204896</text:p>
          </table:table-cell>
          <table:table-cell table:number-columns-repeated="16380"/>
        </table:table-row>
        <table:table-row table:style-name="ro1">
          <table:table-cell office:value-type="date" office:date-value="1994-05-01" calcext:value-type="date">
            <text:p>01/05/94</text:p>
          </table:table-cell>
          <table:table-cell office:value-type="float" office:value="342.1195029958" calcext:value-type="float">
            <text:p>342,1195029958</text:p>
          </table:table-cell>
          <table:table-cell office:value-type="float" office:value="2979.2744100179" calcext:value-type="float">
            <text:p>2979,2744100179</text:p>
          </table:table-cell>
          <table:table-cell office:value-type="float" office:value="235.6962797795" calcext:value-type="float">
            <text:p>235,6962797795</text:p>
          </table:table-cell>
          <table:table-cell table:number-columns-repeated="16380"/>
        </table:table-row>
        <table:table-row table:style-name="ro1">
          <table:table-cell office:value-type="date" office:date-value="1994-06-01" calcext:value-type="date">
            <text:p>01/06/94</text:p>
          </table:table-cell>
          <table:table-cell office:value-type="float" office:value="338.3046258756" calcext:value-type="float">
            <text:p>338,3046258756</text:p>
          </table:table-cell>
          <table:table-cell office:value-type="float" office:value="2558.269466678" calcext:value-type="float">
            <text:p>2558,269466678</text:p>
          </table:table-cell>
          <table:table-cell office:value-type="float" office:value="242.8579524195" calcext:value-type="float">
            <text:p>242,8579524195</text:p>
          </table:table-cell>
          <table:table-cell table:number-columns-repeated="16380"/>
        </table:table-row>
        <table:table-row table:style-name="ro1">
          <table:table-cell office:value-type="date" office:date-value="1994-07-01" calcext:value-type="date">
            <text:p>01/07/94</text:p>
          </table:table-cell>
          <table:table-cell office:value-type="float" office:value="333.5575743385" calcext:value-type="float">
            <text:p>333,5575743385</text:p>
          </table:table-cell>
          <table:table-cell office:value-type="float" office:value="3320.6927963271" calcext:value-type="float">
            <text:p>3320,6927963271</text:p>
          </table:table-cell>
          <table:table-cell office:value-type="float" office:value="220.0114033296" calcext:value-type="float">
            <text:p>220,0114033296</text:p>
          </table:table-cell>
          <table:table-cell table:number-columns-repeated="16380"/>
        </table:table-row>
        <table:table-row table:style-name="ro1">
          <table:table-cell office:value-type="date" office:date-value="1994-08-01" calcext:value-type="date">
            <text:p>01/08/94</text:p>
          </table:table-cell>
          <table:table-cell office:value-type="float" office:value="331.746369501" calcext:value-type="float">
            <text:p>331,746369501</text:p>
          </table:table-cell>
          <table:table-cell office:value-type="float" office:value="3548.7908857931" calcext:value-type="float">
            <text:p>3548,7908857931</text:p>
          </table:table-cell>
          <table:table-cell office:value-type="float" office:value="177.2115701896" calcext:value-type="float">
            <text:p>177,2115701896</text:p>
          </table:table-cell>
          <table:table-cell table:number-columns-repeated="16380"/>
        </table:table-row>
        <table:table-row table:style-name="ro1">
          <table:table-cell office:value-type="date" office:date-value="1994-09-01" calcext:value-type="date">
            <text:p>01/09/94</text:p>
          </table:table-cell>
          <table:table-cell office:value-type="float" office:value="327.5508664633" calcext:value-type="float">
            <text:p>327,5508664633</text:p>
          </table:table-cell>
          <table:table-cell office:value-type="float" office:value="2387.378086551" calcext:value-type="float">
            <text:p>2387,378086551</text:p>
          </table:table-cell>
          <table:table-cell office:value-type="float" office:value="243.0232551795" calcext:value-type="float">
            <text:p>243,0232551795</text:p>
          </table:table-cell>
          <table:table-cell table:number-columns-repeated="16380"/>
        </table:table-row>
        <table:table-row table:style-name="ro1">
          <table:table-cell office:value-type="date" office:date-value="1994-10-01" calcext:value-type="date">
            <text:p>01/10/94</text:p>
          </table:table-cell>
          <table:table-cell office:value-type="float" office:value="328.9570278716" calcext:value-type="float">
            <text:p>328,9570278716</text:p>
          </table:table-cell>
          <table:table-cell office:value-type="float" office:value="2976.1407940923" calcext:value-type="float">
            <text:p>2976,1407940923</text:p>
          </table:table-cell>
          <table:table-cell office:value-type="float" office:value="234.9992564795" calcext:value-type="float">
            <text:p>234,9992564795</text:p>
          </table:table-cell>
          <table:table-cell table:number-columns-repeated="16380"/>
        </table:table-row>
        <table:table-row table:style-name="ro1">
          <table:table-cell office:value-type="date" office:date-value="1994-11-01" calcext:value-type="date">
            <text:p>01/11/94</text:p>
          </table:table-cell>
          <table:table-cell office:value-type="float" office:value="315.3248747286" calcext:value-type="float">
            <text:p>315,3248747286</text:p>
          </table:table-cell>
          <table:table-cell office:value-type="float" office:value="3168.4573621756" calcext:value-type="float">
            <text:p>3168,4573621756</text:p>
          </table:table-cell>
          <table:table-cell office:value-type="float" office:value="215.4097558196" calcext:value-type="float">
            <text:p>215,4097558196</text:p>
          </table:table-cell>
          <table:table-cell table:number-columns-repeated="16380"/>
        </table:table-row>
        <table:table-row table:style-name="ro1">
          <table:table-cell office:value-type="date" office:date-value="1994-12-01" calcext:value-type="date">
            <text:p>01/12/94</text:p>
          </table:table-cell>
          <table:table-cell office:value-type="float" office:value="315.8333335014" calcext:value-type="float">
            <text:p>315,8333335014</text:p>
          </table:table-cell>
          <table:table-cell office:value-type="float" office:value="3241.2592763533" calcext:value-type="float">
            <text:p>3241,2592763533</text:p>
          </table:table-cell>
          <table:table-cell office:value-type="float" office:value="175.3913978596" calcext:value-type="float">
            <text:p>175,3913978596</text:p>
          </table:table-cell>
          <table:table-cell table:number-columns-repeated="16380"/>
        </table:table-row>
        <table:table-row table:style-name="ro1">
          <table:table-cell office:value-type="date" office:date-value="1995-01-01" calcext:value-type="date">
            <text:p>01/01/95</text:p>
          </table:table-cell>
          <table:table-cell office:value-type="float" office:value="308.3529569795" calcext:value-type="float">
            <text:p>308,3529569795</text:p>
          </table:table-cell>
          <table:table-cell office:value-type="float" office:value="3446.9119308175" calcext:value-type="float">
            <text:p>3446,9119308175</text:p>
          </table:table-cell>
          <table:table-cell office:value-type="float" office:value="230.2806325795" calcext:value-type="float">
            <text:p>230,2806325795</text:p>
          </table:table-cell>
          <table:table-cell table:number-columns-repeated="16380"/>
        </table:table-row>
        <table:table-row table:style-name="ro1">
          <table:table-cell office:value-type="date" office:date-value="1995-02-01" calcext:value-type="date">
            <text:p>01/02/95</text:p>
          </table:table-cell>
          <table:table-cell office:value-type="float" office:value="275.6650904502" calcext:value-type="float">
            <text:p>275,6650904502</text:p>
          </table:table-cell>
          <table:table-cell office:value-type="float" office:value="3009.8089465949" calcext:value-type="float">
            <text:p>3009,8089465949</text:p>
          </table:table-cell>
          <table:table-cell office:value-type="float" office:value="216.4845360596" calcext:value-type="float">
            <text:p>216,4845360596</text:p>
          </table:table-cell>
          <table:table-cell table:number-columns-repeated="16380"/>
        </table:table-row>
        <table:table-row table:style-name="ro1">
          <table:table-cell office:value-type="date" office:date-value="1995-03-01" calcext:value-type="date">
            <text:p>01/03/95</text:p>
          </table:table-cell>
          <table:table-cell office:value-type="float" office:value="314.5822951084" calcext:value-type="float">
            <text:p>314,5822951084</text:p>
          </table:table-cell>
          <table:table-cell office:value-type="float" office:value="3221.5102085434" calcext:value-type="float">
            <text:p>3221,5102085434</text:p>
          </table:table-cell>
          <table:table-cell office:value-type="float" office:value="243.6109383095" calcext:value-type="float">
            <text:p>243,6109383095</text:p>
          </table:table-cell>
          <table:table-cell table:number-columns-repeated="16380"/>
        </table:table-row>
        <table:table-row table:style-name="ro1">
          <table:table-cell office:value-type="date" office:date-value="1995-04-01" calcext:value-type="date">
            <text:p>01/04/95</text:p>
          </table:table-cell>
          <table:table-cell office:value-type="float" office:value="293.9092806539" calcext:value-type="float">
            <text:p>293,9092806539</text:p>
          </table:table-cell>
          <table:table-cell office:value-type="float" office:value="3052.1491989846" calcext:value-type="float">
            <text:p>3052,1491989846</text:p>
          </table:table-cell>
          <table:table-cell office:value-type="float" office:value="221.8053586696" calcext:value-type="float">
            <text:p>221,8053586696</text:p>
          </table:table-cell>
          <table:table-cell table:number-columns-repeated="16380"/>
        </table:table-row>
        <table:table-row table:style-name="ro1">
          <table:table-cell office:value-type="date" office:date-value="1995-05-01" calcext:value-type="date">
            <text:p>01/05/95</text:p>
          </table:table-cell>
          <table:table-cell office:value-type="float" office:value="307.0703194538" calcext:value-type="float">
            <text:p>307,0703194538</text:p>
          </table:table-cell>
          <table:table-cell office:value-type="float" office:value="3182.4493216572" calcext:value-type="float">
            <text:p>3182,4493216572</text:p>
          </table:table-cell>
          <table:table-cell office:value-type="float" office:value="231.7817644195" calcext:value-type="float">
            <text:p>231,7817644195</text:p>
          </table:table-cell>
          <table:table-cell table:number-columns-repeated="16380"/>
        </table:table-row>
        <table:table-row table:style-name="ro1">
          <table:table-cell office:value-type="date" office:date-value="1995-06-01" calcext:value-type="date">
            <text:p>01/06/95</text:p>
          </table:table-cell>
          <table:table-cell office:value-type="float" office:value="300.5336079424" calcext:value-type="float">
            <text:p>300,5336079424</text:p>
          </table:table-cell>
          <table:table-cell office:value-type="float" office:value="1394.6777112458" calcext:value-type="float">
            <text:p>1394,6777112458</text:p>
          </table:table-cell>
          <table:table-cell office:value-type="float" office:value="239.2080279795" calcext:value-type="float">
            <text:p>239,2080279795</text:p>
          </table:table-cell>
          <table:table-cell table:number-columns-repeated="16380"/>
        </table:table-row>
        <table:table-row table:style-name="ro1">
          <table:table-cell office:value-type="date" office:date-value="1995-07-01" calcext:value-type="date">
            <text:p>01/07/95</text:p>
          </table:table-cell>
          <table:table-cell office:value-type="float" office:value="298.5155724176" calcext:value-type="float">
            <text:p>298,5155724176</text:p>
          </table:table-cell>
          <table:table-cell office:value-type="float" office:value="2001.360329394" calcext:value-type="float">
            <text:p>2001,360329394</text:p>
          </table:table-cell>
          <table:table-cell office:value-type="float" office:value="219.7565801296" calcext:value-type="float">
            <text:p>219,7565801296</text:p>
          </table:table-cell>
          <table:table-cell table:number-columns-repeated="16380"/>
        </table:table-row>
        <table:table-row table:style-name="ro1">
          <table:table-cell office:value-type="date" office:date-value="1995-08-01" calcext:value-type="date">
            <text:p>01/08/95</text:p>
          </table:table-cell>
          <table:table-cell office:value-type="float" office:value="299.6761223849" calcext:value-type="float">
            <text:p>299,6761223849</text:p>
          </table:table-cell>
          <table:table-cell office:value-type="float" office:value="2944.9503844145" calcext:value-type="float">
            <text:p>2944,9503844145</text:p>
          </table:table-cell>
          <table:table-cell office:value-type="float" office:value="174.7785093296" calcext:value-type="float">
            <text:p>174,7785093296</text:p>
          </table:table-cell>
          <table:table-cell table:number-columns-repeated="16380"/>
        </table:table-row>
        <table:table-row table:style-name="ro1">
          <table:table-cell office:value-type="date" office:date-value="1995-09-01" calcext:value-type="date">
            <text:p>01/09/95</text:p>
          </table:table-cell>
          <table:table-cell office:value-type="float" office:value="289.851664741" calcext:value-type="float">
            <text:p>289,851664741</text:p>
          </table:table-cell>
          <table:table-cell office:value-type="float" office:value="3110.449030158" calcext:value-type="float">
            <text:p>3110,449030158</text:p>
          </table:table-cell>
          <table:table-cell office:value-type="float" office:value="250.9022146495" calcext:value-type="float">
            <text:p>250,9022146495</text:p>
          </table:table-cell>
          <table:table-cell table:number-columns-repeated="16380"/>
        </table:table-row>
        <table:table-row table:style-name="ro1">
          <table:table-cell office:value-type="date" office:date-value="1995-10-01" calcext:value-type="date">
            <text:p>01/10/95</text:p>
          </table:table-cell>
          <table:table-cell office:value-type="float" office:value="304.6113323943" calcext:value-type="float">
            <text:p>304,6113323943</text:p>
          </table:table-cell>
          <table:table-cell office:value-type="float" office:value="3087.2748472666" calcext:value-type="float">
            <text:p>3087,2748472666</text:p>
          </table:table-cell>
          <table:table-cell office:value-type="float" office:value="226.0176845295" calcext:value-type="float">
            <text:p>226,0176845295</text:p>
          </table:table-cell>
          <table:table-cell table:number-columns-repeated="16380"/>
        </table:table-row>
        <table:table-row table:style-name="ro1">
          <table:table-cell office:value-type="date" office:date-value="1995-11-01" calcext:value-type="date">
            <text:p>01/11/95</text:p>
          </table:table-cell>
          <table:table-cell office:value-type="float" office:value="313.8626966757" calcext:value-type="float">
            <text:p>313,8626966757</text:p>
          </table:table-cell>
          <table:table-cell office:value-type="float" office:value="3110.6676545249" calcext:value-type="float">
            <text:p>3110,6676545249</text:p>
          </table:table-cell>
          <table:table-cell office:value-type="float" office:value="218.2656234696" calcext:value-type="float">
            <text:p>218,2656234696</text:p>
          </table:table-cell>
          <table:table-cell table:number-columns-repeated="16380"/>
        </table:table-row>
        <table:table-row table:style-name="ro1">
          <table:table-cell office:value-type="date" office:date-value="1995-12-01" calcext:value-type="date">
            <text:p>01/12/95</text:p>
          </table:table-cell>
          <table:table-cell office:value-type="float" office:value="286.3642695422" calcext:value-type="float">
            <text:p>286,3642695422</text:p>
          </table:table-cell>
          <table:table-cell office:value-type="float" office:value="3127.7203551431" calcext:value-type="float">
            <text:p>3127,7203551431</text:p>
          </table:table-cell>
          <table:table-cell office:value-type="float" office:value="154.7988389197" calcext:value-type="float">
            <text:p>154,7988389197</text:p>
          </table:table-cell>
          <table:table-cell table:number-columns-repeated="16380"/>
        </table:table-row>
        <table:table-row table:style-name="ro1">
          <table:table-cell office:value-type="date" office:date-value="1996-01-01" calcext:value-type="date">
            <text:p>01/01/96</text:p>
          </table:table-cell>
          <table:table-cell office:value-type="float" office:value="286.6127536318" calcext:value-type="float">
            <text:p>286,6127536318</text:p>
          </table:table-cell>
          <table:table-cell office:value-type="float" office:value="3215.3158514812" calcext:value-type="float">
            <text:p>3215,3158514812</text:p>
          </table:table-cell>
          <table:table-cell office:value-type="float" office:value="217.4194117496" calcext:value-type="float">
            <text:p>217,4194117496</text:p>
          </table:table-cell>
          <table:table-cell table:number-columns-repeated="16380"/>
        </table:table-row>
        <table:table-row table:style-name="ro1">
          <table:table-cell office:value-type="date" office:date-value="1996-02-01" calcext:value-type="date">
            <text:p>01/02/96</text:p>
          </table:table-cell>
          <table:table-cell office:value-type="float" office:value="250.3728558776" calcext:value-type="float">
            <text:p>250,3728558776</text:p>
          </table:table-cell>
          <table:table-cell office:value-type="float" office:value="2891.168790157" calcext:value-type="float">
            <text:p>2891,168790157</text:p>
          </table:table-cell>
          <table:table-cell office:value-type="float" office:value="206.1631879196" calcext:value-type="float">
            <text:p>206,1631879196</text:p>
          </table:table-cell>
          <table:table-cell table:number-columns-repeated="16380"/>
        </table:table-row>
        <table:table-row table:style-name="ro1">
          <table:table-cell office:value-type="date" office:date-value="1996-03-01" calcext:value-type="date">
            <text:p>01/03/96</text:p>
          </table:table-cell>
          <table:table-cell office:value-type="float" office:value="272.0843341773" calcext:value-type="float">
            <text:p>272,0843341773</text:p>
          </table:table-cell>
          <table:table-cell office:value-type="float" office:value="3152.7892825477" calcext:value-type="float">
            <text:p>3152,7892825477</text:p>
          </table:table-cell>
          <table:table-cell office:value-type="float" office:value="198.8798265996" calcext:value-type="float">
            <text:p>198,8798265996</text:p>
          </table:table-cell>
          <table:table-cell table:number-columns-repeated="16380"/>
        </table:table-row>
        <table:table-row table:style-name="ro1">
          <table:table-cell office:value-type="date" office:date-value="1996-04-01" calcext:value-type="date">
            <text:p>01/04/96</text:p>
          </table:table-cell>
          <table:table-cell office:value-type="float" office:value="262.9019134583" calcext:value-type="float">
            <text:p>262,9019134583</text:p>
          </table:table-cell>
          <table:table-cell office:value-type="float" office:value="2819.9701213365" calcext:value-type="float">
            <text:p>2819,9701213365</text:p>
          </table:table-cell>
          <table:table-cell office:value-type="float" office:value="201.2495246896" calcext:value-type="float">
            <text:p>201,2495246896</text:p>
          </table:table-cell>
          <table:table-cell table:number-columns-repeated="16380"/>
        </table:table-row>
        <table:table-row table:style-name="ro1">
          <table:table-cell office:value-type="date" office:date-value="1996-05-01" calcext:value-type="date">
            <text:p>01/05/96</text:p>
          </table:table-cell>
          <table:table-cell office:value-type="float" office:value="266.5846487506" calcext:value-type="float">
            <text:p>266,5846487506</text:p>
          </table:table-cell>
          <table:table-cell office:value-type="float" office:value="2819.8972465476" calcext:value-type="float">
            <text:p>2819,8972465476</text:p>
          </table:table-cell>
          <table:table-cell office:value-type="float" office:value="200.5285391896" calcext:value-type="float">
            <text:p>200,5285391896</text:p>
          </table:table-cell>
          <table:table-cell table:number-columns-repeated="16380"/>
        </table:table-row>
        <table:table-row table:style-name="ro1">
          <table:table-cell office:value-type="date" office:date-value="1996-06-01" calcext:value-type="date">
            <text:p>01/06/96</text:p>
          </table:table-cell>
          <table:table-cell office:value-type="float" office:value="253.4121179206" calcext:value-type="float">
            <text:p>253,4121179206</text:p>
          </table:table-cell>
          <table:table-cell office:value-type="float" office:value="1673.5695286216" calcext:value-type="float">
            <text:p>1673,5695286216</text:p>
          </table:table-cell>
          <table:table-cell office:value-type="float" office:value="197.2259100296" calcext:value-type="float">
            <text:p>197,2259100296</text:p>
          </table:table-cell>
          <table:table-cell table:number-columns-repeated="16380"/>
        </table:table-row>
        <table:table-row table:style-name="ro1">
          <table:table-cell office:value-type="date" office:date-value="1996-07-01" calcext:value-type="date">
            <text:p>01/07/96</text:p>
          </table:table-cell>
          <table:table-cell office:value-type="float" office:value="258.7265189597" calcext:value-type="float">
            <text:p>258,7265189597</text:p>
          </table:table-cell>
          <table:table-cell office:value-type="float" office:value="1426.1596200794" calcext:value-type="float">
            <text:p>1426,1596200794</text:p>
          </table:table-cell>
          <table:table-cell office:value-type="float" office:value="220.6523626896" calcext:value-type="float">
            <text:p>220,6523626896</text:p>
          </table:table-cell>
          <table:table-cell table:number-columns-repeated="16380"/>
        </table:table-row>
        <table:table-row table:style-name="ro1">
          <table:table-cell office:value-type="date" office:date-value="1996-08-01" calcext:value-type="date">
            <text:p>01/08/96</text:p>
          </table:table-cell>
          <table:table-cell office:value-type="float" office:value="251.5592596808" calcext:value-type="float">
            <text:p>251,5592596808</text:p>
          </table:table-cell>
          <table:table-cell office:value-type="float" office:value="2262.7621974178" calcext:value-type="float">
            <text:p>2262,7621974178</text:p>
          </table:table-cell>
          <table:table-cell office:value-type="float" office:value="150.1048243997" calcext:value-type="float">
            <text:p>150,1048243997</text:p>
          </table:table-cell>
          <table:table-cell table:number-columns-repeated="16380"/>
        </table:table-row>
        <table:table-row table:style-name="ro1">
          <table:table-cell office:value-type="date" office:date-value="1996-09-01" calcext:value-type="date">
            <text:p>01/09/96</text:p>
          </table:table-cell>
          <table:table-cell office:value-type="float" office:value="236.8685355898" calcext:value-type="float">
            <text:p>236,8685355898</text:p>
          </table:table-cell>
          <table:table-cell office:value-type="float" office:value="2569.6379337568" calcext:value-type="float">
            <text:p>2569,6379337568</text:p>
          </table:table-cell>
          <table:table-cell office:value-type="float" office:value="220.9866467596" calcext:value-type="float">
            <text:p>220,9866467596</text:p>
          </table:table-cell>
          <table:table-cell table:number-columns-repeated="16380"/>
        </table:table-row>
        <table:table-row table:style-name="ro1">
          <table:table-cell office:value-type="date" office:date-value="1996-10-01" calcext:value-type="date">
            <text:p>01/10/96</text:p>
          </table:table-cell>
          <table:table-cell office:value-type="float" office:value="237.2448525347" calcext:value-type="float">
            <text:p>237,2448525347</text:p>
          </table:table-cell>
          <table:table-cell office:value-type="float" office:value="2507.912987502" calcext:value-type="float">
            <text:p>2507,912987502</text:p>
          </table:table-cell>
          <table:table-cell office:value-type="float" office:value="236.7567352595" calcext:value-type="float">
            <text:p>236,7567352595</text:p>
          </table:table-cell>
          <table:table-cell table:number-columns-repeated="16380"/>
        </table:table-row>
        <table:table-row table:style-name="ro1">
          <table:table-cell office:value-type="date" office:date-value="1996-11-01" calcext:value-type="date">
            <text:p>01/11/96</text:p>
          </table:table-cell>
          <table:table-cell office:value-type="float" office:value="225.9495988926" calcext:value-type="float">
            <text:p>225,9495988926</text:p>
          </table:table-cell>
          <table:table-cell office:value-type="float" office:value="2496.7631447901" calcext:value-type="float">
            <text:p>2496,7631447901</text:p>
          </table:table-cell>
          <table:table-cell office:value-type="float" office:value="190.7789354996" calcext:value-type="float">
            <text:p>190,7789354996</text:p>
          </table:table-cell>
          <table:table-cell table:number-columns-repeated="16380"/>
        </table:table-row>
        <table:table-row table:style-name="ro1">
          <table:table-cell office:value-type="date" office:date-value="1996-12-01" calcext:value-type="date">
            <text:p>01/12/96</text:p>
          </table:table-cell>
          <table:table-cell office:value-type="float" office:value="228.3496966591" calcext:value-type="float">
            <text:p>228,3496966591</text:p>
          </table:table-cell>
          <table:table-cell office:value-type="float" office:value="2544.9333802971" calcext:value-type="float">
            <text:p>2544,9333802971</text:p>
          </table:table-cell>
          <table:table-cell office:value-type="float" office:value="170.7983437297" calcext:value-type="float">
            <text:p>170,7983437297</text:p>
          </table:table-cell>
          <table:table-cell table:number-columns-repeated="16380"/>
        </table:table-row>
        <table:table-row table:style-name="ro1">
          <table:table-cell office:value-type="date" office:date-value="1997-01-01" calcext:value-type="date">
            <text:p>01/01/97</text:p>
          </table:table-cell>
          <table:table-cell office:value-type="float" office:value="221.3145806445" calcext:value-type="float">
            <text:p>221,3145806445</text:p>
          </table:table-cell>
          <table:table-cell office:value-type="float" office:value="2516.5122126" calcext:value-type="float">
            <text:p>2516,5122126</text:p>
          </table:table-cell>
          <table:table-cell office:value-type="float" office:value="196.9980425396" calcext:value-type="float">
            <text:p>196,9980425396</text:p>
          </table:table-cell>
          <table:table-cell table:number-columns-repeated="16380"/>
        </table:table-row>
        <table:table-row table:style-name="ro1">
          <table:table-cell office:value-type="date" office:date-value="1997-02-01" calcext:value-type="date">
            <text:p>01/02/97</text:p>
          </table:table-cell>
          <table:table-cell office:value-type="float" office:value="204.6560923763" calcext:value-type="float">
            <text:p>204,6560923763</text:p>
          </table:table-cell>
          <table:table-cell office:value-type="float" office:value="2277.4100300001" calcext:value-type="float">
            <text:p>2277,4100300001</text:p>
          </table:table-cell>
          <table:table-cell office:value-type="float" office:value="201.7243330396" calcext:value-type="float">
            <text:p>201,7243330396</text:p>
          </table:table-cell>
          <table:table-cell table:number-columns-repeated="16380"/>
        </table:table-row>
        <table:table-row table:style-name="ro1">
          <table:table-cell office:value-type="date" office:date-value="1997-03-01" calcext:value-type="date">
            <text:p>01/03/97</text:p>
          </table:table-cell>
          <table:table-cell office:value-type="float" office:value="218.6861073274" calcext:value-type="float">
            <text:p>218,6861073274</text:p>
          </table:table-cell>
          <table:table-cell office:value-type="float" office:value="2524.3826898085" calcext:value-type="float">
            <text:p>2524,3826898085</text:p>
          </table:table-cell>
          <table:table-cell office:value-type="float" office:value="209.1951402896" calcext:value-type="float">
            <text:p>209,1951402896</text:p>
          </table:table-cell>
          <table:table-cell table:number-columns-repeated="16380"/>
        </table:table-row>
        <table:table-row table:style-name="ro1">
          <table:table-cell office:value-type="date" office:date-value="1997-04-01" calcext:value-type="date">
            <text:p>01/04/97</text:p>
          </table:table-cell>
          <table:table-cell office:value-type="float" office:value="209.2824926791" calcext:value-type="float">
            <text:p>209,2824926791</text:p>
          </table:table-cell>
          <table:table-cell office:value-type="float" office:value="2493.1922801307" calcext:value-type="float">
            <text:p>2493,1922801307</text:p>
          </table:table-cell>
          <table:table-cell office:value-type="float" office:value="248.3292807695" calcext:value-type="float">
            <text:p>248,3292807695</text:p>
          </table:table-cell>
          <table:table-cell table:number-columns-repeated="16380"/>
        </table:table-row>
        <table:table-row table:style-name="ro1">
          <table:table-cell office:value-type="date" office:date-value="1997-05-01" calcext:value-type="date">
            <text:p>01/05/97</text:p>
          </table:table-cell>
          <table:table-cell office:value-type="float" office:value="213.241002221" calcext:value-type="float">
            <text:p>213,241002221</text:p>
          </table:table-cell>
          <table:table-cell office:value-type="float" office:value="2315.8150437856" calcext:value-type="float">
            <text:p>2315,8150437856</text:p>
          </table:table-cell>
          <table:table-cell office:value-type="float" office:value="195.1487867296" calcext:value-type="float">
            <text:p>195,1487867296</text:p>
          </table:table-cell>
          <table:table-cell table:number-columns-repeated="16380"/>
        </table:table-row>
        <table:table-row table:style-name="ro1">
          <table:table-cell office:value-type="date" office:date-value="1997-06-01" calcext:value-type="date">
            <text:p>01/06/97</text:p>
          </table:table-cell>
          <table:table-cell office:value-type="float" office:value="201.0681544823" calcext:value-type="float">
            <text:p>201,0681544823</text:p>
          </table:table-cell>
          <table:table-cell office:value-type="float" office:value="1931.4734067749" calcext:value-type="float">
            <text:p>1931,4734067749</text:p>
          </table:table-cell>
          <table:table-cell office:value-type="float" office:value="213.8154265796" calcext:value-type="float">
            <text:p>213,8154265796</text:p>
          </table:table-cell>
          <table:table-cell table:number-columns-repeated="16380"/>
        </table:table-row>
        <table:table-row table:style-name="ro1">
          <table:table-cell office:value-type="date" office:date-value="1997-07-01" calcext:value-type="date">
            <text:p>01/07/97</text:p>
          </table:table-cell>
          <table:table-cell office:value-type="float" office:value="217.8200038246" calcext:value-type="float">
            <text:p>217,8200038246</text:p>
          </table:table-cell>
          <table:table-cell office:value-type="float" office:value="2491.4432851955" calcext:value-type="float">
            <text:p>2491,4432851955</text:p>
          </table:table-cell>
          <table:table-cell office:value-type="float" office:value="216.2061730896" calcext:value-type="float">
            <text:p>216,2061730896</text:p>
          </table:table-cell>
          <table:table-cell table:number-columns-repeated="16380"/>
        </table:table-row>
        <table:table-row table:style-name="ro1">
          <table:table-cell office:value-type="date" office:date-value="1997-08-01" calcext:value-type="date">
            <text:p>01/08/97</text:p>
          </table:table-cell>
          <table:table-cell office:value-type="float" office:value="209.1905679292" calcext:value-type="float">
            <text:p>209,1905679292</text:p>
          </table:table-cell>
          <table:table-cell office:value-type="float" office:value="2381.7667278005" calcext:value-type="float">
            <text:p>2381,7667278005</text:p>
          </table:table-cell>
          <table:table-cell office:value-type="float" office:value="147.9464216197" calcext:value-type="float">
            <text:p>147,9464216197</text:p>
          </table:table-cell>
          <table:table-cell table:number-columns-repeated="16380"/>
        </table:table-row>
        <table:table-row table:style-name="ro1">
          <table:table-cell office:value-type="date" office:date-value="1997-09-01" calcext:value-type="date">
            <text:p>01/09/97</text:p>
          </table:table-cell>
          <table:table-cell office:value-type="float" office:value="210.6139652282" calcext:value-type="float">
            <text:p>210,6139652282</text:p>
          </table:table-cell>
          <table:table-cell office:value-type="float" office:value="2196.8833881919" calcext:value-type="float">
            <text:p>2196,8833881919</text:p>
          </table:table-cell>
          <table:table-cell office:value-type="float" office:value="240.2949445595" calcext:value-type="float">
            <text:p>240,2949445595</text:p>
          </table:table-cell>
          <table:table-cell table:number-columns-repeated="16380"/>
        </table:table-row>
        <table:table-row table:style-name="ro1">
          <table:table-cell office:value-type="date" office:date-value="1997-10-01" calcext:value-type="date">
            <text:p>01/10/97</text:p>
          </table:table-cell>
          <table:table-cell office:value-type="float" office:value="221.2944721054" calcext:value-type="float">
            <text:p>221,2944721054</text:p>
          </table:table-cell>
          <table:table-cell office:value-type="float" office:value="2229.1669197041" calcext:value-type="float">
            <text:p>2229,1669197041</text:p>
          </table:table-cell>
          <table:table-cell office:value-type="float" office:value="240.0351763295" calcext:value-type="float">
            <text:p>240,0351763295</text:p>
          </table:table-cell>
          <table:table-cell table:number-columns-repeated="16380"/>
        </table:table-row>
        <table:table-row table:style-name="ro1">
          <table:table-cell office:value-type="date" office:date-value="1997-11-01" calcext:value-type="date">
            <text:p>01/11/97</text:p>
          </table:table-cell>
          <table:table-cell office:value-type="float" office:value="207.7671706302" calcext:value-type="float">
            <text:p>207,7671706302</text:p>
          </table:table-cell>
          <table:table-cell office:value-type="float" office:value="2171.3772120535" calcext:value-type="float">
            <text:p>2171,3772120535</text:p>
          </table:table-cell>
          <table:table-cell office:value-type="float" office:value="210.3902273996" calcext:value-type="float">
            <text:p>210,3902273996</text:p>
          </table:table-cell>
          <table:table-cell table:number-columns-repeated="16380"/>
        </table:table-row>
        <table:table-row table:style-name="ro1">
          <table:table-cell office:value-type="date" office:date-value="1997-12-01" calcext:value-type="date">
            <text:p>01/12/97</text:p>
          </table:table-cell>
          <table:table-cell office:value-type="float" office:value="221.5975365152" calcext:value-type="float">
            <text:p>221,5975365152</text:p>
          </table:table-cell>
          <table:table-cell office:value-type="float" office:value="2288.559872712" calcext:value-type="float">
            <text:p>2288,559872712</text:p>
          </table:table-cell>
          <table:table-cell office:value-type="float" office:value="183.9382325396" calcext:value-type="float">
            <text:p>183,9382325396</text:p>
          </table:table-cell>
          <table:table-cell table:number-columns-repeated="16380"/>
        </table:table-row>
        <table:table-row table:style-name="ro1">
          <table:table-cell office:value-type="date" office:date-value="1998-01-01" calcext:value-type="date">
            <text:p>01/01/98</text:p>
          </table:table-cell>
          <table:table-cell office:value-type="float" office:value="214.9243742033" calcext:value-type="float">
            <text:p>214,9243742033</text:p>
          </table:table-cell>
          <table:table-cell office:value-type="float" office:value="2194.7700193118" calcext:value-type="float">
            <text:p>2194,7700193118</text:p>
          </table:table-cell>
          <table:table-cell office:value-type="float" office:value="194.7080443796" calcext:value-type="float">
            <text:p>194,7080443796</text:p>
          </table:table-cell>
          <table:table-cell table:number-columns-repeated="16380"/>
        </table:table-row>
        <table:table-row table:style-name="ro1">
          <table:table-cell office:value-type="date" office:date-value="1998-02-01" calcext:value-type="date">
            <text:p>01/02/98</text:p>
          </table:table-cell>
          <table:table-cell office:value-type="float" office:value="194.5946412366" calcext:value-type="float">
            <text:p>194,5946412366</text:p>
          </table:table-cell>
          <table:table-cell office:value-type="float" office:value="1977.4573986129" calcext:value-type="float">
            <text:p>1977,4573986129</text:p>
          </table:table-cell>
          <table:table-cell office:value-type="float" office:value="195.4530451196" calcext:value-type="float">
            <text:p>195,4530451196</text:p>
          </table:table-cell>
          <table:table-cell table:number-columns-repeated="16380"/>
        </table:table-row>
        <table:table-row table:style-name="ro1">
          <table:table-cell office:value-type="date" office:date-value="1998-03-01" calcext:value-type="date">
            <text:p>01/03/98</text:p>
          </table:table-cell>
          <table:table-cell office:value-type="float" office:value="213.4363423145" calcext:value-type="float">
            <text:p>213,4363423145</text:p>
          </table:table-cell>
          <table:table-cell office:value-type="float" office:value="1917.1899481374" calcext:value-type="float">
            <text:p>1917,1899481374</text:p>
          </table:table-cell>
          <table:table-cell office:value-type="float" office:value="231.0074779195" calcext:value-type="float">
            <text:p>231,0074779195</text:p>
          </table:table-cell>
          <table:table-cell table:number-columns-repeated="16380"/>
        </table:table-row>
        <table:table-row table:style-name="ro1">
          <table:table-cell office:value-type="date" office:date-value="1998-04-01" calcext:value-type="date">
            <text:p>01/04/98</text:p>
          </table:table-cell>
          <table:table-cell office:value-type="float" office:value="201.5938491457" calcext:value-type="float">
            <text:p>201,5938491457</text:p>
          </table:table-cell>
          <table:table-cell office:value-type="float" office:value="2076.6399863967" calcext:value-type="float">
            <text:p>2076,6399863967</text:p>
          </table:table-cell>
          <table:table-cell office:value-type="float" office:value="200.8330486696" calcext:value-type="float">
            <text:p>200,8330486696</text:p>
          </table:table-cell>
          <table:table-cell table:number-columns-repeated="16380"/>
        </table:table-row>
        <table:table-row table:style-name="ro1">
          <table:table-cell office:value-type="date" office:date-value="1998-05-01" calcext:value-type="date">
            <text:p>01/05/98</text:p>
          </table:table-cell>
          <table:table-cell office:value-type="float" office:value="206.6324744988" calcext:value-type="float">
            <text:p>206,6324744988</text:p>
          </table:table-cell>
          <table:table-cell office:value-type="float" office:value="1638.8082542844" calcext:value-type="float">
            <text:p>1638,8082542844</text:p>
          </table:table-cell>
          <table:table-cell office:value-type="float" office:value="167.4366807997" calcext:value-type="float">
            <text:p>167,4366807997</text:p>
          </table:table-cell>
          <table:table-cell table:number-columns-repeated="16380"/>
        </table:table-row>
        <table:table-row table:style-name="ro1">
          <table:table-cell office:value-type="date" office:date-value="1998-06-01" calcext:value-type="date">
            <text:p>01/06/98</text:p>
          </table:table-cell>
          <table:table-cell office:value-type="float" office:value="196.4905892029" calcext:value-type="float">
            <text:p>196,4905892029</text:p>
          </table:table-cell>
          <table:table-cell office:value-type="float" office:value="1438.038210681" calcext:value-type="float">
            <text:p>1438,038210681</text:p>
          </table:table-cell>
          <table:table-cell office:value-type="float" office:value="204.7443273196" calcext:value-type="float">
            <text:p>204,7443273196</text:p>
          </table:table-cell>
          <table:table-cell table:number-columns-repeated="16380"/>
        </table:table-row>
        <table:table-row table:style-name="ro1">
          <table:table-cell office:value-type="date" office:date-value="1998-07-01" calcext:value-type="date">
            <text:p>01/07/98</text:p>
          </table:table-cell>
          <table:table-cell office:value-type="float" office:value="209.8555860416" calcext:value-type="float">
            <text:p>209,8555860416</text:p>
          </table:table-cell>
          <table:table-cell office:value-type="float" office:value="2083.4902165596" calcext:value-type="float">
            <text:p>2083,4902165596</text:p>
          </table:table-cell>
          <table:table-cell office:value-type="float" office:value="208.5613809696" calcext:value-type="float">
            <text:p>208,5613809696</text:p>
          </table:table-cell>
          <table:table-cell table:number-columns-repeated="16380"/>
        </table:table-row>
        <table:table-row table:style-name="ro1">
          <table:table-cell office:value-type="date" office:date-value="1998-08-01" calcext:value-type="date">
            <text:p>01/08/98</text:p>
          </table:table-cell>
          <table:table-cell office:value-type="float" office:value="201.8926045829" calcext:value-type="float">
            <text:p>201,8926045829</text:p>
          </table:table-cell>
          <table:table-cell office:value-type="float" office:value="2120.3648597768" calcext:value-type="float">
            <text:p>2120,3648597768</text:p>
          </table:table-cell>
          <table:table-cell office:value-type="float" office:value="138.6341647597" calcext:value-type="float">
            <text:p>138,6341647597</text:p>
          </table:table-cell>
          <table:table-cell table:number-columns-repeated="16380"/>
        </table:table-row>
        <table:table-row table:style-name="ro1">
          <table:table-cell office:value-type="date" office:date-value="1998-09-01" calcext:value-type="date">
            <text:p>01/09/98</text:p>
          </table:table-cell>
          <table:table-cell office:value-type="float" office:value="199.7539178238" calcext:value-type="float">
            <text:p>199,7539178238</text:p>
          </table:table-cell>
          <table:table-cell office:value-type="float" office:value="1965.9431819562" calcext:value-type="float">
            <text:p>1965,9431819562</text:p>
          </table:table-cell>
          <table:table-cell office:value-type="float" office:value="237.0972136195" calcext:value-type="float">
            <text:p>237,0972136195</text:p>
          </table:table-cell>
          <table:table-cell table:number-columns-repeated="16380"/>
        </table:table-row>
        <table:table-row table:style-name="ro1">
          <table:table-cell office:value-type="date" office:date-value="1998-10-01" calcext:value-type="date">
            <text:p>01/10/98</text:p>
          </table:table-cell>
          <table:table-cell office:value-type="float" office:value="206.3437733312" calcext:value-type="float">
            <text:p>206,3437733312</text:p>
          </table:table-cell>
          <table:table-cell office:value-type="float" office:value="2143.5390426682" calcext:value-type="float">
            <text:p>2143,5390426682</text:p>
          </table:table-cell>
          <table:table-cell office:value-type="float" office:value="173.6808997596" calcext:value-type="float">
            <text:p>173,6808997596</text:p>
          </table:table-cell>
          <table:table-cell table:number-columns-repeated="16380"/>
        </table:table-row>
        <table:table-row table:style-name="ro1">
          <table:table-cell office:value-type="date" office:date-value="1998-11-01" calcext:value-type="date">
            <text:p>01/11/98</text:p>
          </table:table-cell>
          <table:table-cell office:value-type="float" office:value="204.8169606886" calcext:value-type="float">
            <text:p>204,8169606886</text:p>
          </table:table-cell>
          <table:table-cell office:value-type="float" office:value="2127.4337143065" calcext:value-type="float">
            <text:p>2127,4337143065</text:p>
          </table:table-cell>
          <table:table-cell office:value-type="float" office:value="182.6123070396" calcext:value-type="float">
            <text:p>182,6123070396</text:p>
          </table:table-cell>
          <table:table-cell table:number-columns-repeated="16380"/>
        </table:table-row>
        <table:table-row table:style-name="ro1">
          <table:table-cell office:value-type="date" office:date-value="1998-12-01" calcext:value-type="date">
            <text:p>01/12/98</text:p>
          </table:table-cell>
          <table:table-cell office:value-type="float" office:value="203.6995004478" calcext:value-type="float">
            <text:p>203,6995004478</text:p>
          </table:table-cell>
          <table:table-cell office:value-type="float" office:value="2062.0650286034" calcext:value-type="float">
            <text:p>2062,0650286034</text:p>
          </table:table-cell>
          <table:table-cell office:value-type="float" office:value="158.1804769597" calcext:value-type="float">
            <text:p>158,1804769597</text:p>
          </table:table-cell>
          <table:table-cell table:number-columns-repeated="16380"/>
        </table:table-row>
        <table:table-row table:style-name="ro1">
          <table:table-cell office:value-type="date" office:date-value="1999-01-01" calcext:value-type="date">
            <text:p>01/01/99</text:p>
          </table:table-cell>
          <table:table-cell office:value-type="float" office:value="198.4468627864" calcext:value-type="float">
            <text:p>198,4468627864</text:p>
          </table:table-cell>
          <table:table-cell office:value-type="float" office:value="1901.2303693537" calcext:value-type="float">
            <text:p>1901,2303693537</text:p>
          </table:table-cell>
          <table:table-cell office:value-type="float" office:value="170.4747480297" calcext:value-type="float">
            <text:p>170,4747480297</text:p>
          </table:table-cell>
          <table:table-cell table:number-columns-repeated="16380"/>
        </table:table-row>
        <table:table-row table:style-name="ro1">
          <table:table-cell office:value-type="date" office:date-value="1999-02-01" calcext:value-type="date">
            <text:p>01/02/99</text:p>
          </table:table-cell>
          <table:table-cell office:value-type="float" office:value="179.0607948302" calcext:value-type="float">
            <text:p>179,0607948302</text:p>
          </table:table-cell>
          <table:table-cell office:value-type="float" office:value="1775.9586071199" calcext:value-type="float">
            <text:p>1775,9586071199</text:p>
          </table:table-cell>
          <table:table-cell office:value-type="float" office:value="171.6809259197" calcext:value-type="float">
            <text:p>171,6809259197</text:p>
          </table:table-cell>
          <table:table-cell table:number-columns-repeated="16380"/>
        </table:table-row>
        <table:table-row table:style-name="ro1">
          <table:table-cell office:value-type="date" office:date-value="1999-03-01" calcext:value-type="date">
            <text:p>01/03/99</text:p>
          </table:table-cell>
          <table:table-cell office:value-type="float" office:value="194.4222823305" calcext:value-type="float">
            <text:p>194,4222823305</text:p>
          </table:table-cell>
          <table:table-cell office:value-type="float" office:value="2136.6888125053" calcext:value-type="float">
            <text:p>2136,6888125053</text:p>
          </table:table-cell>
          <table:table-cell office:value-type="float" office:value="205.2180990096" calcext:value-type="float">
            <text:p>205,2180990096</text:p>
          </table:table-cell>
          <table:table-cell table:number-columns-repeated="16380"/>
        </table:table-row>
        <table:table-row table:style-name="ro1">
          <table:table-cell office:value-type="date" office:date-value="1999-04-01" calcext:value-type="date">
            <text:p>01/04/99</text:p>
          </table:table-cell>
          <table:table-cell office:value-type="float" office:value="180.5674989338" calcext:value-type="float">
            <text:p>180,5674989338</text:p>
          </table:table-cell>
          <table:table-cell office:value-type="float" office:value="1703.4481920979" calcext:value-type="float">
            <text:p>1703,4481920979</text:p>
          </table:table-cell>
          <table:table-cell office:value-type="float" office:value="195.6608254696" calcext:value-type="float">
            <text:p>195,6608254696</text:p>
          </table:table-cell>
          <table:table-cell table:number-columns-repeated="16380"/>
        </table:table-row>
        <table:table-row table:style-name="ro1">
          <table:table-cell office:value-type="date" office:date-value="1999-05-01" calcext:value-type="date">
            <text:p>01/05/99</text:p>
          </table:table-cell>
          <table:table-cell office:value-type="float" office:value="167.6994702742" calcext:value-type="float">
            <text:p>167,6994702742</text:p>
          </table:table-cell>
          <table:table-cell office:value-type="float" office:value="692.8934934959" calcext:value-type="float">
            <text:p>692,8934934959</text:p>
          </table:table-cell>
          <table:table-cell office:value-type="float" office:value="185.3561714596" calcext:value-type="float">
            <text:p>185,3561714596</text:p>
          </table:table-cell>
          <table:table-cell table:number-columns-repeated="16380"/>
        </table:table-row>
        <table:table-row table:style-name="ro1">
          <table:table-cell office:value-type="date" office:date-value="1999-06-01" calcext:value-type="date">
            <text:p>01/06/99</text:p>
          </table:table-cell>
          <table:table-cell office:value-type="float" office:value="179.5850531694" calcext:value-type="float">
            <text:p>179,5850531694</text:p>
          </table:table-cell>
          <table:table-cell office:value-type="float" office:value="1448.0220567695" calcext:value-type="float">
            <text:p>1448,0220567695</text:p>
          </table:table-cell>
          <table:table-cell office:value-type="float" office:value="213.9471796996" calcext:value-type="float">
            <text:p>213,9471796996</text:p>
          </table:table-cell>
          <table:table-cell table:number-columns-repeated="16380"/>
        </table:table-row>
        <table:table-row table:style-name="ro1">
          <table:table-cell office:value-type="date" office:date-value="1999-07-01" calcext:value-type="date">
            <text:p>01/07/99</text:p>
          </table:table-cell>
          <table:table-cell office:value-type="float" office:value="191.0296845301" calcext:value-type="float">
            <text:p>191,0296845301</text:p>
          </table:table-cell>
          <table:table-cell office:value-type="float" office:value="2126.7778412058" calcext:value-type="float">
            <text:p>2126,7778412058</text:p>
          </table:table-cell>
          <table:table-cell office:value-type="float" office:value="206.7003618796" calcext:value-type="float">
            <text:p>206,7003618796</text:p>
          </table:table-cell>
          <table:table-cell table:number-columns-repeated="16380"/>
        </table:table-row>
        <table:table-row table:style-name="ro1">
          <table:table-cell office:value-type="date" office:date-value="1999-08-01" calcext:value-type="date">
            <text:p>01/08/99</text:p>
          </table:table-cell>
          <table:table-cell office:value-type="float" office:value="188.9182879312" calcext:value-type="float">
            <text:p>188,9182879312</text:p>
          </table:table-cell>
          <table:table-cell office:value-type="float" office:value="2033.2066121725" calcext:value-type="float">
            <text:p>2033,2066121725</text:p>
          </table:table-cell>
          <table:table-cell office:value-type="float" office:value="155.3184025297" calcext:value-type="float">
            <text:p>155,3184025297</text:p>
          </table:table-cell>
          <table:table-cell table:number-columns-repeated="16380"/>
        </table:table-row>
        <table:table-row table:style-name="ro1">
          <table:table-cell office:value-type="date" office:date-value="1999-09-01" calcext:value-type="date">
            <text:p>01/09/99</text:p>
          </table:table-cell>
          <table:table-cell office:value-type="float" office:value="184.0620757537" calcext:value-type="float">
            <text:p>184,0620757537</text:p>
          </table:table-cell>
          <table:table-cell office:value-type="float" office:value="1996.6963429002" calcext:value-type="float">
            <text:p>1996,6963429002</text:p>
          </table:table-cell>
          <table:table-cell office:value-type="float" office:value="247.0637348595" calcext:value-type="float">
            <text:p>247,0637348595</text:p>
          </table:table-cell>
          <table:table-cell table:number-columns-repeated="16380"/>
        </table:table-row>
        <table:table-row table:style-name="ro1">
          <table:table-cell office:value-type="date" office:date-value="1999-10-01" calcext:value-type="date">
            <text:p>01/10/99</text:p>
          </table:table-cell>
          <table:table-cell office:value-type="float" office:value="193.5748510425" calcext:value-type="float">
            <text:p>193,5748510425</text:p>
          </table:table-cell>
          <table:table-cell office:value-type="float" office:value="2090.5590710894" calcext:value-type="float">
            <text:p>2090,5590710894</text:p>
          </table:table-cell>
          <table:table-cell office:value-type="float" office:value="206.2880624796" calcext:value-type="float">
            <text:p>206,2880624796</text:p>
          </table:table-cell>
          <table:table-cell table:number-columns-repeated="16380"/>
        </table:table-row>
        <table:table-row table:style-name="ro1">
          <table:table-cell office:value-type="date" office:date-value="1999-11-01" calcext:value-type="date">
            <text:p>01/11/99</text:p>
          </table:table-cell>
          <table:table-cell office:value-type="float" office:value="182.4605742518" calcext:value-type="float">
            <text:p>182,4605742518</text:p>
          </table:table-cell>
          <table:table-cell office:value-type="float" office:value="2004.7854444755" calcext:value-type="float">
            <text:p>2004,7854444755</text:p>
          </table:table-cell>
          <table:table-cell office:value-type="float" office:value="183.8781135996" calcext:value-type="float">
            <text:p>183,8781135996</text:p>
          </table:table-cell>
          <table:table-cell table:number-columns-repeated="16380"/>
        </table:table-row>
        <table:table-row table:style-name="ro1">
          <table:table-cell office:value-type="date" office:date-value="1999-12-01" calcext:value-type="date">
            <text:p>01/12/99</text:p>
          </table:table-cell>
          <table:table-cell office:value-type="float" office:value="170.1627663062" calcext:value-type="float">
            <text:p>170,1627663062</text:p>
          </table:table-cell>
          <table:table-cell office:value-type="float" office:value="1965.3601836445" calcext:value-type="float">
            <text:p>1965,3601836445</text:p>
          </table:table-cell>
          <table:table-cell office:value-type="float" office:value="165.8651326297" calcext:value-type="float">
            <text:p>165,8651326297</text:p>
          </table:table-cell>
          <table:table-cell table:number-columns-repeated="16380"/>
        </table:table-row>
        <table:table-row table:style-name="ro1">
          <table:table-cell office:value-type="date" office:date-value="2000-01-01" calcext:value-type="date">
            <text:p>01/01/00</text:p>
          </table:table-cell>
          <table:table-cell office:value-type="float" office:value="173.3370428257" calcext:value-type="float">
            <text:p>173,3370428257</text:p>
          </table:table-cell>
          <table:table-cell office:value-type="float" office:value="1965.0686844886" calcext:value-type="float">
            <text:p>1965,0686844886</text:p>
          </table:table-cell>
          <table:table-cell office:value-type="float" office:value="186.8808825396" calcext:value-type="float">
            <text:p>186,8808825396</text:p>
          </table:table-cell>
          <table:table-cell table:number-columns-repeated="16380"/>
        </table:table-row>
        <table:table-row table:style-name="ro1">
          <table:table-cell office:value-type="date" office:date-value="2000-02-01" calcext:value-type="date">
            <text:p>01/02/00</text:p>
          </table:table-cell>
          <table:table-cell office:value-type="float" office:value="165.0508884181" calcext:value-type="float">
            <text:p>165,0508884181</text:p>
          </table:table-cell>
          <table:table-cell office:value-type="float" office:value="1900.3558718861" calcext:value-type="float">
            <text:p>1900,3558718861</text:p>
          </table:table-cell>
          <table:table-cell office:value-type="float" office:value="185.4292595196" calcext:value-type="float">
            <text:p>185,4292595196</text:p>
          </table:table-cell>
          <table:table-cell table:number-columns-repeated="16380"/>
        </table:table-row>
        <table:table-row table:style-name="ro1">
          <table:table-cell office:value-type="date" office:date-value="2000-03-01" calcext:value-type="date">
            <text:p>01/03/00</text:p>
          </table:table-cell>
          <table:table-cell office:value-type="float" office:value="176.7712940284" calcext:value-type="float">
            <text:p>176,7712940284</text:p>
          </table:table-cell>
          <table:table-cell office:value-type="float" office:value="1948.890481338" calcext:value-type="float">
            <text:p>1948,890481338</text:p>
          </table:table-cell>
          <table:table-cell office:value-type="float" office:value="214.6483864596" calcext:value-type="float">
            <text:p>214,6483864596</text:p>
          </table:table-cell>
          <table:table-cell table:number-columns-repeated="16380"/>
        </table:table-row>
        <table:table-row table:style-name="ro1">
          <table:table-cell office:value-type="date" office:date-value="2000-04-01" calcext:value-type="date">
            <text:p>01/04/00</text:p>
          </table:table-cell>
          <table:table-cell office:value-type="float" office:value="151.3469190642" calcext:value-type="float">
            <text:p>151,3469190642</text:p>
          </table:table-cell>
          <table:table-cell office:value-type="float" office:value="1713.6506625533" calcext:value-type="float">
            <text:p>1713,6506625533</text:p>
          </table:table-cell>
          <table:table-cell office:value-type="float" office:value="175.1856209296" calcext:value-type="float">
            <text:p>175,1856209296</text:p>
          </table:table-cell>
          <table:table-cell table:number-columns-repeated="16380"/>
        </table:table-row>
        <table:table-row table:style-name="ro1">
          <table:table-cell office:value-type="date" office:date-value="2000-05-01" calcext:value-type="date">
            <text:p>01/05/00</text:p>
          </table:table-cell>
          <table:table-cell office:value-type="float" office:value="167.3231533293" calcext:value-type="float">
            <text:p>167,3231533293</text:p>
          </table:table-cell>
          <table:table-cell office:value-type="float" office:value="1419.5280142835" calcext:value-type="float">
            <text:p>1419,5280142835</text:p>
          </table:table-cell>
          <table:table-cell office:value-type="float" office:value="197.6352445496" calcext:value-type="float">
            <text:p>197,6352445496</text:p>
          </table:table-cell>
          <table:table-cell table:number-columns-repeated="16380"/>
        </table:table-row>
        <table:table-row table:style-name="ro1">
          <table:table-cell office:value-type="date" office:date-value="2000-06-01" calcext:value-type="date">
            <text:p>01/06/00</text:p>
          </table:table-cell>
          <table:table-cell office:value-type="float" office:value="168.6776070659" calcext:value-type="float">
            <text:p>168,6776070659</text:p>
          </table:table-cell>
          <table:table-cell office:value-type="float" office:value="765.112409362" calcext:value-type="float">
            <text:p>765,112409362</text:p>
          </table:table-cell>
          <table:table-cell office:value-type="float" office:value="205.2015086596" calcext:value-type="float">
            <text:p>205,2015086596</text:p>
          </table:table-cell>
          <table:table-cell table:number-columns-repeated="16380"/>
        </table:table-row>
        <table:table-row table:style-name="ro1">
          <table:table-cell office:value-type="date" office:date-value="2000-07-01" calcext:value-type="date">
            <text:p>01/07/00</text:p>
          </table:table-cell>
          <table:table-cell office:value-type="float" office:value="171.9940796828" calcext:value-type="float">
            <text:p>171,9940796828</text:p>
          </table:table-cell>
          <table:table-cell office:value-type="float" office:value="1739.3025882696" calcext:value-type="float">
            <text:p>1739,3025882696</text:p>
          </table:table-cell>
          <table:table-cell office:value-type="float" office:value="206.5341230996" calcext:value-type="float">
            <text:p>206,5341230996</text:p>
          </table:table-cell>
          <table:table-cell table:number-columns-repeated="16380"/>
        </table:table-row>
        <table:table-row table:style-name="ro1">
          <table:table-cell office:value-type="date" office:date-value="2000-08-01" calcext:value-type="date">
            <text:p>01/08/00</text:p>
          </table:table-cell>
          <table:table-cell office:value-type="float" office:value="178.8999265179" calcext:value-type="float">
            <text:p>178,8999265179</text:p>
          </table:table-cell>
          <table:table-cell office:value-type="float" office:value="2009.2308066025" calcext:value-type="float">
            <text:p>2009,2308066025</text:p>
          </table:table-cell>
          <table:table-cell office:value-type="float" office:value="185.6585183796" calcext:value-type="float">
            <text:p>185,6585183796</text:p>
          </table:table-cell>
          <table:table-cell table:number-columns-repeated="16380"/>
        </table:table-row>
        <table:table-row table:style-name="ro1">
          <table:table-cell office:value-type="date" office:date-value="2000-09-01" calcext:value-type="date">
            <text:p>01/09/00</text:p>
          </table:table-cell>
          <table:table-cell office:value-type="float" office:value="170.9441266803" calcext:value-type="float">
            <text:p>170,9441266803</text:p>
          </table:table-cell>
          <table:table-cell office:value-type="float" office:value="1834.9871861829" calcext:value-type="float">
            <text:p>1834,9871861829</text:p>
          </table:table-cell>
          <table:table-cell office:value-type="float" office:value="230.3009594995" calcext:value-type="float">
            <text:p>230,3009594995</text:p>
          </table:table-cell>
          <table:table-cell table:number-columns-repeated="16380"/>
        </table:table-row>
        <table:table-row table:style-name="ro1">
          <table:table-cell office:value-type="date" office:date-value="2000-10-01" calcext:value-type="date">
            <text:p>01/10/00</text:p>
          </table:table-cell>
          <table:table-cell office:value-type="float" office:value="173.9101361883" calcext:value-type="float">
            <text:p>173,9101361883</text:p>
          </table:table-cell>
          <table:table-cell office:value-type="float" office:value="1979.0606439702" calcext:value-type="float">
            <text:p>1979,0606439702</text:p>
          </table:table-cell>
          <table:table-cell office:value-type="float" office:value="227.8610055495" calcext:value-type="float">
            <text:p>227,8610055495</text:p>
          </table:table-cell>
          <table:table-cell table:number-columns-repeated="16380"/>
        </table:table-row>
        <table:table-row table:style-name="ro1">
          <table:table-cell office:value-type="date" office:date-value="2000-11-01" calcext:value-type="date">
            <text:p>01/11/00</text:p>
          </table:table-cell>
          <table:table-cell office:value-type="float" office:value="162.3132544606" calcext:value-type="float">
            <text:p>162,3132544606</text:p>
          </table:table-cell>
          <table:table-cell office:value-type="float" office:value="1937.3033898923" calcext:value-type="float">
            <text:p>1937,3033898923</text:p>
          </table:table-cell>
          <table:table-cell office:value-type="float" office:value="203.3632875496" calcext:value-type="float">
            <text:p>203,3632875496</text:p>
          </table:table-cell>
          <table:table-cell table:number-columns-repeated="16380"/>
        </table:table-row>
        <table:table-row table:style-name="ro1">
          <table:table-cell office:value-type="date" office:date-value="2000-12-01" calcext:value-type="date">
            <text:p>01/12/00</text:p>
          </table:table-cell>
          <table:table-cell office:value-type="float" office:value="175.4053496981" calcext:value-type="float">
            <text:p>175,4053496981</text:p>
          </table:table-cell>
          <table:table-cell office:value-type="float" office:value="2014.4777914081" calcext:value-type="float">
            <text:p>2014,4777914081</text:p>
          </table:table-cell>
          <table:table-cell office:value-type="float" office:value="146.5963798297" calcext:value-type="float">
            <text:p>146,5963798297</text:p>
          </table:table-cell>
          <table:table-cell table:number-columns-repeated="16380"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float" office:value="171.6364349528" calcext:value-type="float">
            <text:p>171,6364349528</text:p>
          </table:table-cell>
          <table:table-cell office:value-type="float" office:value="1967.6921768914" calcext:value-type="float">
            <text:p>1967,6921768914</text:p>
          </table:table-cell>
          <table:table-cell office:value-type="float" office:value="200.9678350096" calcext:value-type="float">
            <text:p>200,9678350096</text:p>
          </table:table-cell>
          <table:table-cell table:number-columns-repeated="16380"/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float" office:value="155.1991406141" calcext:value-type="float">
            <text:p>155,1991406141</text:p>
          </table:table-cell>
          <table:table-cell office:value-type="float" office:value="1754.4605443747" calcext:value-type="float">
            <text:p>1754,4605443747</text:p>
          </table:table-cell>
          <table:table-cell office:value-type="float" office:value="192.0597111696" calcext:value-type="float">
            <text:p>192,0597111696</text:p>
          </table:table-cell>
          <table:table-cell table:number-columns-repeated="16380"/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float" office:value="170.0981317165" calcext:value-type="float">
            <text:p>170,0981317165</text:p>
          </table:table-cell>
          <table:table-cell office:value-type="float" office:value="1963.2468147644" calcext:value-type="float">
            <text:p>1963,2468147644</text:p>
          </table:table-cell>
          <table:table-cell office:value-type="float" office:value="219.6389964096" calcext:value-type="float">
            <text:p>219,6389964096</text:p>
          </table:table-cell>
          <table:table-cell table:number-columns-repeated="16380"/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float" office:value="161.8349584964" calcext:value-type="float">
            <text:p>161,8349584964</text:p>
          </table:table-cell>
          <table:table-cell office:value-type="float" office:value="1801.3190336803" calcext:value-type="float">
            <text:p>1801,3190336803</text:p>
          </table:table-cell>
          <table:table-cell office:value-type="float" office:value="169.3278278097" calcext:value-type="float">
            <text:p>169,3278278097</text:p>
          </table:table-cell>
          <table:table-cell table:number-columns-repeated="16380"/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float" office:value="171.094940723" calcext:value-type="float">
            <text:p>171,094940723</text:p>
          </table:table-cell>
          <table:table-cell office:value-type="float" office:value="1803.6510269272" calcext:value-type="float">
            <text:p>1803,6510269272</text:p>
          </table:table-cell>
          <table:table-cell office:value-type="float" office:value="187.0509368096" calcext:value-type="float">
            <text:p>187,0509368096</text:p>
          </table:table-cell>
          <table:table-cell table:number-columns-repeated="16380"/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float" office:value="161.5275851139" calcext:value-type="float">
            <text:p>161,5275851139</text:p>
          </table:table-cell>
          <table:table-cell office:value-type="float" office:value="1742.2904546172" calcext:value-type="float">
            <text:p>1742,2904546172</text:p>
          </table:table-cell>
          <table:table-cell office:value-type="float" office:value="205.8600653796" calcext:value-type="float">
            <text:p>205,8600653796</text:p>
          </table:table-cell>
          <table:table-cell table:number-columns-repeated="16380"/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float" office:value="166.5820100334" calcext:value-type="float">
            <text:p>166,5820100334</text:p>
          </table:table-cell>
          <table:table-cell office:value-type="float" office:value="1748.4848116794" calcext:value-type="float">
            <text:p>1748,4848116794</text:p>
          </table:table-cell>
          <table:table-cell office:value-type="float" office:value="206.9932601796" calcext:value-type="float">
            <text:p>206,9932601796</text:p>
          </table:table-cell>
          <table:table-cell table:number-columns-repeated="16380"/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float" office:value="167.9292821489" calcext:value-type="float">
            <text:p>167,9292821489</text:p>
          </table:table-cell>
          <table:table-cell office:value-type="float" office:value="1808.460762999" calcext:value-type="float">
            <text:p>1808,460762999</text:p>
          </table:table-cell>
          <table:table-cell office:value-type="float" office:value="150.1413729297" calcext:value-type="float">
            <text:p>150,1413729297</text:p>
          </table:table-cell>
          <table:table-cell table:number-columns-repeated="16380"/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float" office:value="164.7866047622" calcext:value-type="float">
            <text:p>164,7866047622</text:p>
          </table:table-cell>
          <table:table-cell office:value-type="float" office:value="1681.0756318851" calcext:value-type="float">
            <text:p>1681,0756318851</text:p>
          </table:table-cell>
          <table:table-cell office:value-type="float" office:value="208.1171778696" calcext:value-type="float">
            <text:p>208,1171778696</text:p>
          </table:table-cell>
          <table:table-cell table:number-columns-repeated="16380"/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float" office:value="170.7143148055" calcext:value-type="float">
            <text:p>170,7143148055</text:p>
          </table:table-cell>
          <table:table-cell office:value-type="float" office:value="1689.0189838825" calcext:value-type="float">
            <text:p>1689,0189838825</text:p>
          </table:table-cell>
          <table:table-cell office:value-type="float" office:value="194.8108438496" calcext:value-type="float">
            <text:p>194,8108438496</text:p>
          </table:table-cell>
          <table:table-cell table:number-columns-repeated="16380"/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float" office:value="159.7752695693" calcext:value-type="float">
            <text:p>159,7752695693</text:p>
          </table:table-cell>
          <table:table-cell office:value-type="float" office:value="1249.7297559909" calcext:value-type="float">
            <text:p>1249,7297559909</text:p>
          </table:table-cell>
          <table:table-cell office:value-type="float" office:value="176.6499631696" calcext:value-type="float">
            <text:p>176,6499631696</text:p>
          </table:table-cell>
          <table:table-cell table:number-columns-repeated="16380"/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float" office:value="164.5079578641" calcext:value-type="float">
            <text:p>164,5079578641</text:p>
          </table:table-cell>
          <table:table-cell office:value-type="float" office:value="1324.6450390487" calcext:value-type="float">
            <text:p>1324,6450390487</text:p>
          </table:table-cell>
          <table:table-cell office:value-type="float" office:value="137.4539349397" calcext:value-type="float">
            <text:p>137,4539349397</text:p>
          </table:table-cell>
          <table:table-cell table:number-columns-repeated="16380"/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float" office:value="166.6768074317" calcext:value-type="float">
            <text:p>166,6768074317</text:p>
          </table:table-cell>
          <table:table-cell office:value-type="float" office:value="1776.6873550095" calcext:value-type="float">
            <text:p>1776,6873550095</text:p>
          </table:table-cell>
          <table:table-cell office:value-type="float" office:value="181.8636765996" calcext:value-type="float">
            <text:p>181,8636765996</text:p>
          </table:table-cell>
          <table:table-cell table:number-columns-repeated="16380"/>
        </table:table-row>
        <table:table-row table:style-name="ro1">
          <table:table-cell office:value-type="date" office:date-value="2002-02-01" calcext:value-type="date">
            <text:p>01/02/02</text:p>
          </table:table-cell>
          <table:table-cell office:value-type="float" office:value="149.2541946801" calcext:value-type="float">
            <text:p>149,2541946801</text:p>
          </table:table-cell>
          <table:table-cell office:value-type="float" office:value="1624.30617128" calcext:value-type="float">
            <text:p>1624,30617128</text:p>
          </table:table-cell>
          <table:table-cell office:value-type="float" office:value="190.7588122296" calcext:value-type="float">
            <text:p>190,7588122296</text:p>
          </table:table-cell>
          <table:table-cell table:number-columns-repeated="16380"/>
        </table:table-row>
        <table:table-row table:style-name="ro1">
          <table:table-cell office:value-type="date" office:date-value="2002-03-01" calcext:value-type="date">
            <text:p>01/03/02</text:p>
          </table:table-cell>
          <table:table-cell office:value-type="float" office:value="171.1897381214" calcext:value-type="float">
            <text:p>171,1897381214</text:p>
          </table:table-cell>
          <table:table-cell office:value-type="float" office:value="1734.2013530419" calcext:value-type="float">
            <text:p>1734,2013530419</text:p>
          </table:table-cell>
          <table:table-cell office:value-type="float" office:value="191.0982779496" calcext:value-type="float">
            <text:p>191,0982779496</text:p>
          </table:table-cell>
          <table:table-cell table:number-columns-repeated="16380"/>
        </table:table-row>
        <table:table-row table:style-name="ro1">
          <table:table-cell office:value-type="date" office:date-value="2002-04-01" calcext:value-type="date">
            <text:p>01/04/02</text:p>
          </table:table-cell>
          <table:table-cell office:value-type="float" office:value="163.2770280102" calcext:value-type="float">
            <text:p>163,2770280102</text:p>
          </table:table-cell>
          <table:table-cell office:value-type="float" office:value="1561.9253519245" calcext:value-type="float">
            <text:p>1561,9253519245</text:p>
          </table:table-cell>
          <table:table-cell office:value-type="float" office:value="193.7431387796" calcext:value-type="float">
            <text:p>193,7431387796</text:p>
          </table:table-cell>
          <table:table-cell table:number-columns-repeated="16380"/>
        </table:table-row>
        <table:table-row table:style-name="ro1">
          <table:table-cell office:value-type="date" office:date-value="2002-05-01" calcext:value-type="date">
            <text:p>01/05/02</text:p>
          </table:table-cell>
          <table:table-cell office:value-type="float" office:value="162.262983113" calcext:value-type="float">
            <text:p>162,262983113</text:p>
          </table:table-cell>
          <table:table-cell office:value-type="float" office:value="1738.428090802" calcext:value-type="float">
            <text:p>1738,428090802</text:p>
          </table:table-cell>
          <table:table-cell office:value-type="float" office:value="193.8051044196" calcext:value-type="float">
            <text:p>193,8051044196</text:p>
          </table:table-cell>
          <table:table-cell table:number-columns-repeated="16380"/>
        </table:table-row>
        <table:table-row table:style-name="ro1">
          <table:table-cell office:value-type="date" office:date-value="2002-06-01" calcext:value-type="date">
            <text:p>01/06/02</text:p>
          </table:table-cell>
          <table:table-cell office:value-type="float" office:value="151.0050739006" calcext:value-type="float">
            <text:p>151,0050739006</text:p>
          </table:table-cell>
          <table:table-cell office:value-type="float" office:value="1660.2334422407" calcext:value-type="float">
            <text:p>1660,2334422407</text:p>
          </table:table-cell>
          <table:table-cell office:value-type="float" office:value="187.2156769696" calcext:value-type="float">
            <text:p>187,2156769696</text:p>
          </table:table-cell>
          <table:table-cell table:number-columns-repeated="16380"/>
        </table:table-row>
        <table:table-row table:style-name="ro1">
          <table:table-cell office:value-type="date" office:date-value="2002-07-01" calcext:value-type="date">
            <text:p>01/07/02</text:p>
          </table:table-cell>
          <table:table-cell office:value-type="float" office:value="155.5093866449" calcext:value-type="float">
            <text:p>155,5093866449</text:p>
          </table:table-cell>
          <table:table-cell office:value-type="float" office:value="1731.0677371163" calcext:value-type="float">
            <text:p>1731,0677371163</text:p>
          </table:table-cell>
          <table:table-cell office:value-type="float" office:value="195.2621206196" calcext:value-type="float">
            <text:p>195,2621206196</text:p>
          </table:table-cell>
          <table:table-cell table:number-columns-repeated="16380"/>
        </table:table-row>
        <table:table-row table:style-name="ro1">
          <table:table-cell office:value-type="date" office:date-value="2002-08-01" calcext:value-type="date">
            <text:p>01/08/02</text:p>
          </table:table-cell>
          <table:table-cell office:value-type="float" office:value="155.887139914" calcext:value-type="float">
            <text:p>155,887139914</text:p>
          </table:table-cell>
          <table:table-cell office:value-type="float" office:value="1730.6304883825" calcext:value-type="float">
            <text:p>1730,6304883825</text:p>
          </table:table-cell>
          <table:table-cell office:value-type="float" office:value="143.4438442997" calcext:value-type="float">
            <text:p>143,4438442997</text:p>
          </table:table-cell>
          <table:table-cell table:number-columns-repeated="16380"/>
        </table:table-row>
        <table:table-row table:style-name="ro1">
          <table:table-cell office:value-type="date" office:date-value="2002-09-01" calcext:value-type="date">
            <text:p>01/09/02</text:p>
          </table:table-cell>
          <table:table-cell office:value-type="float" office:value="153.0489632613" calcext:value-type="float">
            <text:p>153,0489632613</text:p>
          </table:table-cell>
          <table:table-cell office:value-type="float" office:value="1695.7963392564" calcext:value-type="float">
            <text:p>1695,7963392564</text:p>
          </table:table-cell>
          <table:table-cell office:value-type="float" office:value="195.3007492596" calcext:value-type="float">
            <text:p>195,3007492596</text:p>
          </table:table-cell>
          <table:table-cell table:number-columns-repeated="16380"/>
        </table:table-row>
        <table:table-row table:style-name="ro1">
          <table:table-cell office:value-type="date" office:date-value="2002-10-01" calcext:value-type="date">
            <text:p>01/10/02</text:p>
          </table:table-cell>
          <table:table-cell office:value-type="float" office:value="160.0093904166" calcext:value-type="float">
            <text:p>160,0093904166</text:p>
          </table:table-cell>
          <table:table-cell office:value-type="float" office:value="1572.8565702695" calcext:value-type="float">
            <text:p>1572,8565702695</text:p>
          </table:table-cell>
          <table:table-cell office:value-type="float" office:value="194.5807192496" calcext:value-type="float">
            <text:p>194,5807192496</text:p>
          </table:table-cell>
          <table:table-cell table:number-columns-repeated="16380"/>
        </table:table-row>
        <table:table-row table:style-name="ro1">
          <table:table-cell office:value-type="date" office:date-value="2002-11-01" calcext:value-type="date">
            <text:p>01/11/02</text:p>
          </table:table-cell>
          <table:table-cell office:value-type="float" office:value="151.4158626266" calcext:value-type="float">
            <text:p>151,4158626266</text:p>
          </table:table-cell>
          <table:table-cell office:value-type="float" office:value="1402.3295640873" calcext:value-type="float">
            <text:p>1402,3295640873</text:p>
          </table:table-cell>
          <table:table-cell office:value-type="float" office:value="169.2387225597" calcext:value-type="float">
            <text:p>169,2387225597</text:p>
          </table:table-cell>
          <table:table-cell table:number-columns-repeated="16380"/>
        </table:table-row>
        <table:table-row table:style-name="ro1">
          <table:table-cell office:value-type="date" office:date-value="2002-12-01" calcext:value-type="date">
            <text:p>01/12/02</text:p>
          </table:table-cell>
          <table:table-cell office:value-type="float" office:value="152.0320457157" calcext:value-type="float">
            <text:p>152,0320457157</text:p>
          </table:table-cell>
          <table:table-cell office:value-type="float" office:value="1754.1690452188" calcext:value-type="float">
            <text:p>1754,1690452188</text:p>
          </table:table-cell>
          <table:table-cell office:value-type="float" office:value="134.5377409697" calcext:value-type="float">
            <text:p>134,5377409697</text:p>
          </table:table-cell>
          <table:table-cell table:number-columns-repeated="16380"/>
        </table:table-row>
        <table:table-row table:style-name="ro1">
          <table:table-cell office:value-type="date" office:date-value="2003-01-01" calcext:value-type="date">
            <text:p>01/01/03</text:p>
          </table:table-cell>
          <table:table-cell office:value-type="float" office:value="146.9804934447" calcext:value-type="float">
            <text:p>146,9804934447</text:p>
          </table:table-cell>
          <table:table-cell office:value-type="float" office:value="1707.1648063352" calcext:value-type="float">
            <text:p>1707,1648063352</text:p>
          </table:table-cell>
          <table:table-cell office:value-type="float" office:value="183.6691104596" calcext:value-type="float">
            <text:p>183,6691104596</text:p>
          </table:table-cell>
          <table:table-cell table:number-columns-repeated="16380"/>
        </table:table-row>
        <table:table-row table:style-name="ro1">
          <table:table-cell office:value-type="date" office:date-value="2003-02-01" calcext:value-type="date">
            <text:p>01/02/03</text:p>
          </table:table-cell>
          <table:table-cell office:value-type="float" office:value="137.7722188898" calcext:value-type="float">
            <text:p>137,7722188898</text:p>
          </table:table-cell>
          <table:table-cell office:value-type="float" office:value="1507.6336341443" calcext:value-type="float">
            <text:p>1507,6336341443</text:p>
          </table:table-cell>
          <table:table-cell office:value-type="float" office:value="187.4797053196" calcext:value-type="float">
            <text:p>187,4797053196</text:p>
          </table:table-cell>
          <table:table-cell table:number-columns-repeated="16380"/>
        </table:table-row>
        <table:table-row table:style-name="ro1">
          <table:table-cell office:value-type="date" office:date-value="2003-03-01" calcext:value-type="date">
            <text:p>01/03/03</text:p>
          </table:table-cell>
          <table:table-cell office:value-type="float" office:value="154.4608699665" calcext:value-type="float">
            <text:p>154,4608699665</text:p>
          </table:table-cell>
          <table:table-cell office:value-type="float" office:value="1642.1604945769" calcext:value-type="float">
            <text:p>1642,1604945769</text:p>
          </table:table-cell>
          <table:table-cell office:value-type="float" office:value="209.3452603896" calcext:value-type="float">
            <text:p>209,3452603896</text:p>
          </table:table-cell>
          <table:table-cell table:number-columns-repeated="16380"/>
        </table:table-row>
        <table:table-row table:style-name="ro1">
          <table:table-cell office:value-type="date" office:date-value="2003-04-01" calcext:value-type="date">
            <text:p>01/04/03</text:p>
          </table:table-cell>
          <table:table-cell office:value-type="float" office:value="148.7083914777" calcext:value-type="float">
            <text:p>148,7083914777</text:p>
          </table:table-cell>
          <table:table-cell office:value-type="float" office:value="1534.524431273" calcext:value-type="float">
            <text:p>1534,524431273</text:p>
          </table:table-cell>
          <table:table-cell office:value-type="float" office:value="206.9978452696" calcext:value-type="float">
            <text:p>206,9978452696</text:p>
          </table:table-cell>
          <table:table-cell table:number-columns-repeated="16380"/>
        </table:table-row>
        <table:table-row table:style-name="ro1">
          <table:table-cell office:value-type="date" office:date-value="2003-05-01" calcext:value-type="date">
            <text:p>01/05/03</text:p>
          </table:table-cell>
          <table:table-cell office:value-type="float" office:value="156.0551898474" calcext:value-type="float">
            <text:p>156,0551898474</text:p>
          </table:table-cell>
          <table:table-cell office:value-type="float" office:value="1515.7227357196" calcext:value-type="float">
            <text:p>1515,7227357196</text:p>
          </table:table-cell>
          <table:table-cell office:value-type="float" office:value="184.8108053996" calcext:value-type="float">
            <text:p>184,8108053996</text:p>
          </table:table-cell>
          <table:table-cell table:number-columns-repeated="16380"/>
        </table:table-row>
        <table:table-row table:style-name="ro1">
          <table:table-cell office:value-type="date" office:date-value="2003-06-01" calcext:value-type="date">
            <text:p>01/06/03</text:p>
          </table:table-cell>
          <table:table-cell office:value-type="float" office:value="144.9552762988" calcext:value-type="float">
            <text:p>144,9552762988</text:p>
          </table:table-cell>
          <table:table-cell office:value-type="float" office:value="1320.4911760776" calcext:value-type="float">
            <text:p>1320,4911760776</text:p>
          </table:table-cell>
          <table:table-cell office:value-type="float" office:value="187.8551133696" calcext:value-type="float">
            <text:p>187,8551133696</text:p>
          </table:table-cell>
          <table:table-cell table:number-columns-repeated="16380"/>
        </table:table-row>
        <table:table-row table:style-name="ro1">
          <table:table-cell office:value-type="date" office:date-value="2003-07-01" calcext:value-type="date">
            <text:p>01/07/03</text:p>
          </table:table-cell>
          <table:table-cell office:value-type="float" office:value="146.2450954456" calcext:value-type="float">
            <text:p>146,2450954456</text:p>
          </table:table-cell>
          <table:table-cell office:value-type="float" office:value="1428.3458637484" calcext:value-type="float">
            <text:p>1428,3458637484</text:p>
          </table:table-cell>
          <table:table-cell office:value-type="float" office:value="204.6289790396" calcext:value-type="float">
            <text:p>204,6289790396</text:p>
          </table:table-cell>
          <table:table-cell table:number-columns-repeated="16380"/>
        </table:table-row>
        <table:table-row table:style-name="ro1">
          <table:table-cell office:value-type="date" office:date-value="2003-08-01" calcext:value-type="date">
            <text:p>01/08/03</text:p>
          </table:table-cell>
          <table:table-cell office:value-type="float" office:value="138.8480257283" calcext:value-type="float">
            <text:p>138,8480257283</text:p>
          </table:table-cell>
          <table:table-cell office:value-type="float" office:value="1517.6903550217" calcext:value-type="float">
            <text:p>1517,6903550217</text:p>
          </table:table-cell>
          <table:table-cell office:value-type="float" office:value="143.5304913097" calcext:value-type="float">
            <text:p>143,5304913097</text:p>
          </table:table-cell>
          <table:table-cell table:number-columns-repeated="16380"/>
        </table:table-row>
        <table:table-row table:style-name="ro1">
          <table:table-cell office:value-type="date" office:date-value="2003-09-01" calcext:value-type="date">
            <text:p>01/09/03</text:p>
          </table:table-cell>
          <table:table-cell office:value-type="float" office:value="137.4978809644" calcext:value-type="float">
            <text:p>137,4978809644</text:p>
          </table:table-cell>
          <table:table-cell office:value-type="float" office:value="1466.1678792222" calcext:value-type="float">
            <text:p>1466,1678792222</text:p>
          </table:table-cell>
          <table:table-cell office:value-type="float" office:value="208.0294396396" calcext:value-type="float">
            <text:p>208,0294396396</text:p>
          </table:table-cell>
          <table:table-cell table:number-columns-repeated="16380"/>
        </table:table-row>
        <table:table-row table:style-name="ro1">
          <table:table-cell office:value-type="date" office:date-value="2003-10-01" calcext:value-type="date">
            <text:p>01/10/03</text:p>
          </table:table-cell>
          <table:table-cell office:value-type="float" office:value="143.8306344369" calcext:value-type="float">
            <text:p>143,8306344369</text:p>
          </table:table-cell>
          <table:table-cell office:value-type="float" office:value="1133.7859667448" calcext:value-type="float">
            <text:p>1133,7859667448</text:p>
          </table:table-cell>
          <table:table-cell office:value-type="float" office:value="209.5197165896" calcext:value-type="float">
            <text:p>209,5197165896</text:p>
          </table:table-cell>
          <table:table-cell table:number-columns-repeated="16380"/>
        </table:table-row>
        <table:table-row table:style-name="ro1">
          <table:table-cell office:value-type="date" office:date-value="2003-11-01" calcext:value-type="date">
            <text:p>01/11/03</text:p>
          </table:table-cell>
          <table:table-cell office:value-type="float" office:value="137.2666327654" calcext:value-type="float">
            <text:p>137,2666327654</text:p>
          </table:table-cell>
          <table:table-cell office:value-type="float" office:value="1290.2481386564" calcext:value-type="float">
            <text:p>1290,2481386564</text:p>
          </table:table-cell>
          <table:table-cell office:value-type="float" office:value="175.5540841096" calcext:value-type="float">
            <text:p>175,5540841096</text:p>
          </table:table-cell>
          <table:table-cell table:number-columns-repeated="16380"/>
        </table:table-row>
        <table:table-row table:style-name="ro1">
          <table:table-cell office:value-type="date" office:date-value="2003-12-01" calcext:value-type="date">
            <text:p>01/12/03</text:p>
          </table:table-cell>
          <table:table-cell office:value-type="float" office:value="149.4222446135" calcext:value-type="float">
            <text:p>149,4222446135</text:p>
          </table:table-cell>
          <table:table-cell office:value-type="float" office:value="1515.2854869858" calcext:value-type="float">
            <text:p>1515,2854869858</text:p>
          </table:table-cell>
          <table:table-cell office:value-type="float" office:value="154.8650742697" calcext:value-type="float">
            <text:p>154,8650742697</text:p>
          </table:table-cell>
          <table:table-cell table:number-columns-repeated="16380"/>
        </table:table-row>
        <table:table-row table:style-name="ro1">
          <table:table-cell office:value-type="date" office:date-value="2004-01-01" calcext:value-type="date">
            <text:p>01/01/04</text:p>
          </table:table-cell>
          <table:table-cell office:value-type="float" office:value="143.4514448436" calcext:value-type="float">
            <text:p>143,4514448436</text:p>
          </table:table-cell>
          <table:table-cell office:value-type="float" office:value="1473.9654816416" calcext:value-type="float">
            <text:p>1473,9654816416</text:p>
          </table:table-cell>
          <table:table-cell office:value-type="float" office:value="188.3790308496" calcext:value-type="float">
            <text:p>188,3790308496</text:p>
          </table:table-cell>
          <table:table-cell table:number-columns-repeated="16380"/>
        </table:table-row>
        <table:table-row table:style-name="ro1">
          <table:table-cell office:value-type="date" office:date-value="2004-02-01" calcext:value-type="date">
            <text:p>01/02/04</text:p>
          </table:table-cell>
          <table:table-cell office:value-type="float" office:value="135.5100082481" calcext:value-type="float">
            <text:p>135,5100082481</text:p>
          </table:table-cell>
          <table:table-cell office:value-type="float" office:value="1371.7221527213" calcext:value-type="float">
            <text:p>1371,7221527213</text:p>
          </table:table-cell>
          <table:table-cell office:value-type="float" office:value="208.7637667896" calcext:value-type="float">
            <text:p>208,7637667896</text:p>
          </table:table-cell>
          <table:table-cell table:number-columns-repeated="16380"/>
        </table:table-row>
        <table:table-row table:style-name="ro1">
          <table:table-cell office:value-type="date" office:date-value="2004-03-01" calcext:value-type="date">
            <text:p>01/03/04</text:p>
          </table:table-cell>
          <table:table-cell office:value-type="float" office:value="143.8722878392" calcext:value-type="float">
            <text:p>143,8722878392</text:p>
          </table:table-cell>
          <table:table-cell office:value-type="float" office:value="1460.5565204717" calcext:value-type="float">
            <text:p>1460,5565204717</text:p>
          </table:table-cell>
          <table:table-cell office:value-type="float" office:value="214.4421690396" calcext:value-type="float">
            <text:p>214,4421690396</text:p>
          </table:table-cell>
          <table:table-cell table:number-columns-repeated="16380"/>
        </table:table-row>
        <table:table-row table:style-name="ro1">
          <table:table-cell office:value-type="date" office:date-value="2004-04-01" calcext:value-type="date">
            <text:p>01/04/04</text:p>
          </table:table-cell>
          <table:table-cell office:value-type="float" office:value="138.3812203578" calcext:value-type="float">
            <text:p>138,3812203578</text:p>
          </table:table-cell>
          <table:table-cell office:value-type="float" office:value="1426.5239940243" calcext:value-type="float">
            <text:p>1426,5239940243</text:p>
          </table:table-cell>
          <table:table-cell office:value-type="float" office:value="216.3689141996" calcext:value-type="float">
            <text:p>216,3689141996</text:p>
          </table:table-cell>
          <table:table-cell table:number-columns-repeated="16380"/>
        </table:table-row>
        <table:table-row table:style-name="ro1">
          <table:table-cell office:value-type="date" office:date-value="2004-05-01" calcext:value-type="date">
            <text:p>01/05/04</text:p>
          </table:table-cell>
          <table:table-cell office:value-type="float" office:value="148.7514812042" calcext:value-type="float">
            <text:p>148,7514812042</text:p>
          </table:table-cell>
          <table:table-cell office:value-type="float" office:value="1441.6090753404" calcext:value-type="float">
            <text:p>1441,6090753404</text:p>
          </table:table-cell>
          <table:table-cell office:value-type="float" office:value="188.7167091296" calcext:value-type="float">
            <text:p>188,7167091296</text:p>
          </table:table-cell>
          <table:table-cell table:number-columns-repeated="16380"/>
        </table:table-row>
        <table:table-row table:style-name="ro1">
          <table:table-cell office:value-type="date" office:date-value="2004-06-01" calcext:value-type="date">
            <text:p>01/06/04</text:p>
          </table:table-cell>
          <table:table-cell office:value-type="float" office:value="134.3853663862" calcext:value-type="float">
            <text:p>134,3853663862</text:p>
          </table:table-cell>
          <table:table-cell office:value-type="float" office:value="1224.9523277422" calcext:value-type="float">
            <text:p>1224,9523277422</text:p>
          </table:table-cell>
          <table:table-cell office:value-type="float" office:value="214.1924186096" calcext:value-type="float">
            <text:p>214,1924186096</text:p>
          </table:table-cell>
          <table:table-cell table:number-columns-repeated="16380"/>
        </table:table-row>
        <table:table-row table:style-name="ro1">
          <table:table-cell office:value-type="date" office:date-value="2004-07-01" calcext:value-type="date">
            <text:p>01/07/04</text:p>
          </table:table-cell>
          <table:table-cell office:value-type="float" office:value="137.4275010777" calcext:value-type="float">
            <text:p>137,4275010777</text:p>
          </table:table-cell>
          <table:table-cell office:value-type="float" office:value="1355.6896991486" calcext:value-type="float">
            <text:p>1355,6896991486</text:p>
          </table:table-cell>
          <table:table-cell office:value-type="float" office:value="199.2432662896" calcext:value-type="float">
            <text:p>199,2432662896</text:p>
          </table:table-cell>
          <table:table-cell table:number-columns-repeated="16380"/>
        </table:table-row>
        <table:table-row table:style-name="ro1">
          <table:table-cell office:value-type="date" office:date-value="2004-08-01" calcext:value-type="date">
            <text:p>01/08/04</text:p>
          </table:table-cell>
          <table:table-cell office:value-type="float" office:value="134.1009741913" calcext:value-type="float">
            <text:p>134,1009741913</text:p>
          </table:table-cell>
          <table:table-cell office:value-type="float" office:value="1331.0580204778" calcext:value-type="float">
            <text:p>1331,0580204778</text:p>
          </table:table-cell>
          <table:table-cell office:value-type="float" office:value="153.3754698597" calcext:value-type="float">
            <text:p>153,3754698597</text:p>
          </table:table-cell>
          <table:table-cell table:number-columns-repeated="16380"/>
        </table:table-row>
        <table:table-row table:style-name="ro1">
          <table:table-cell office:value-type="date" office:date-value="2004-09-01" calcext:value-type="date">
            <text:p>01/09/04</text:p>
          </table:table-cell>
          <table:table-cell office:value-type="float" office:value="129.0250044086" calcext:value-type="float">
            <text:p>129,0250044086</text:p>
          </table:table-cell>
          <table:table-cell office:value-type="float" office:value="1307.2279644857" calcext:value-type="float">
            <text:p>1307,2279644857</text:p>
          </table:table-cell>
          <table:table-cell office:value-type="float" office:value="206.6669249796" calcext:value-type="float">
            <text:p>206,6669249796</text:p>
          </table:table-cell>
          <table:table-cell table:number-columns-repeated="16380"/>
        </table:table-row>
        <table:table-row table:style-name="ro1">
          <table:table-cell office:value-type="date" office:date-value="2004-10-01" calcext:value-type="date">
            <text:p>01/10/04</text:p>
          </table:table-cell>
          <table:table-cell office:value-type="float" office:value="130.484309813" calcext:value-type="float">
            <text:p>130,484309813</text:p>
          </table:table-cell>
          <table:table-cell office:value-type="float" office:value="1346.8718496836" calcext:value-type="float">
            <text:p>1346,8718496836</text:p>
          </table:table-cell>
          <table:table-cell office:value-type="float" office:value="184.5605801796" calcext:value-type="float">
            <text:p>184,5605801796</text:p>
          </table:table-cell>
          <table:table-cell table:number-columns-repeated="16380"/>
        </table:table-row>
        <table:table-row table:style-name="ro1">
          <table:table-cell office:value-type="date" office:date-value="2004-11-01" calcext:value-type="date">
            <text:p>01/11/04</text:p>
          </table:table-cell>
          <table:table-cell office:value-type="float" office:value="130.3234415007" calcext:value-type="float">
            <text:p>130,3234415007</text:p>
          </table:table-cell>
          <table:table-cell office:value-type="float" office:value="1136.7738330924" calcext:value-type="float">
            <text:p>1136,7738330924</text:p>
          </table:table-cell>
          <table:table-cell office:value-type="float" office:value="187.8595400696" calcext:value-type="float">
            <text:p>187,8595400696</text:p>
          </table:table-cell>
          <table:table-cell table:number-columns-repeated="16380"/>
        </table:table-row>
        <table:table-row table:style-name="ro1">
          <table:table-cell office:value-type="date" office:date-value="2004-12-01" calcext:value-type="date">
            <text:p>01/12/04</text:p>
          </table:table-cell>
          <table:table-cell office:value-type="float" office:value="135.8231269274" calcext:value-type="float">
            <text:p>135,8231269274</text:p>
          </table:table-cell>
          <table:table-cell office:value-type="float" office:value="1294.3291268386" calcext:value-type="float">
            <text:p>1294,3291268386</text:p>
          </table:table-cell>
          <table:table-cell office:value-type="float" office:value="155.8464401297" calcext:value-type="float">
            <text:p>155,8464401297</text:p>
          </table:table-cell>
          <table:table-cell table:number-columns-repeated="16380"/>
        </table:table-row>
        <table:table-row table:style-name="ro1">
          <table:table-cell office:value-type="date" office:date-value="2005-01-01" calcext:value-type="date">
            <text:p>01/01/05</text:p>
          </table:table-cell>
          <table:table-cell office:value-type="float" office:value="136.5154352" calcext:value-type="float">
            <text:p>136,5154352</text:p>
          </table:table-cell>
          <table:table-cell office:value-type="float" office:value="1335.2847582379" calcext:value-type="float">
            <text:p>1335,2847582379</text:p>
          </table:table-cell>
          <table:table-cell office:value-type="float" office:value="180.8843966896" calcext:value-type="float">
            <text:p>180,8843966896</text:p>
          </table:table-cell>
          <table:table-cell table:number-columns-repeated="16380"/>
        </table:table-row>
        <table:table-row table:style-name="ro1">
          <table:table-cell office:value-type="date" office:date-value="2005-02-01" calcext:value-type="date">
            <text:p>01/02/05</text:p>
          </table:table-cell>
          <table:table-cell office:value-type="float" office:value="116.8349207793" calcext:value-type="float">
            <text:p>116,8349207793</text:p>
          </table:table-cell>
          <table:table-cell office:value-type="float" office:value="1156.5957756914" calcext:value-type="float">
            <text:p>1156,5957756914</text:p>
          </table:table-cell>
          <table:table-cell office:value-type="float" office:value="162.5705294397" calcext:value-type="float">
            <text:p>162,5705294397</text:p>
          </table:table-cell>
          <table:table-cell table:number-columns-repeated="16380"/>
        </table:table-row>
        <table:table-row table:style-name="ro1">
          <table:table-cell office:value-type="date" office:date-value="2005-03-01" calcext:value-type="date">
            <text:p>01/03/05</text:p>
          </table:table-cell>
          <table:table-cell office:value-type="float" office:value="131.199599273" calcext:value-type="float">
            <text:p>131,199599273</text:p>
          </table:table-cell>
          <table:table-cell office:value-type="float" office:value="1318.6693063535" calcext:value-type="float">
            <text:p>1318,6693063535</text:p>
          </table:table-cell>
          <table:table-cell office:value-type="float" office:value="190.2199731496" calcext:value-type="float">
            <text:p>190,2199731496</text:p>
          </table:table-cell>
          <table:table-cell table:number-columns-repeated="16380"/>
        </table:table-row>
        <table:table-row table:style-name="ro1">
          <table:table-cell office:value-type="date" office:date-value="2005-04-01" calcext:value-type="date">
            <text:p>01/04/05</text:p>
          </table:table-cell>
          <table:table-cell office:value-type="float" office:value="121.0131879264" calcext:value-type="float">
            <text:p>121,0131879264</text:p>
          </table:table-cell>
          <table:table-cell office:value-type="float" office:value="1283.1792841267" calcext:value-type="float">
            <text:p>1283,1792841267</text:p>
          </table:table-cell>
          <table:table-cell office:value-type="float" office:value="189.3311000896" calcext:value-type="float">
            <text:p>189,3311000896</text:p>
          </table:table-cell>
          <table:table-cell table:number-columns-repeated="16380"/>
        </table:table-row>
        <table:table-row table:style-name="ro1">
          <table:table-cell office:value-type="date" office:date-value="2005-05-01" calcext:value-type="date">
            <text:p>01/05/05</text:p>
          </table:table-cell>
          <table:table-cell office:value-type="float" office:value="128.4389841281" calcext:value-type="float">
            <text:p>128,4389841281</text:p>
          </table:table-cell>
          <table:table-cell office:value-type="float" office:value="1361.7383066328" calcext:value-type="float">
            <text:p>1361,7383066328</text:p>
          </table:table-cell>
          <table:table-cell office:value-type="float" office:value="168.6117500097" calcext:value-type="float">
            <text:p>168,6117500097</text:p>
          </table:table-cell>
          <table:table-cell table:number-columns-repeated="16380"/>
        </table:table-row>
        <table:table-row table:style-name="ro1">
          <table:table-cell office:value-type="date" office:date-value="2005-06-01" calcext:value-type="date">
            <text:p>01/06/05</text:p>
          </table:table-cell>
          <table:table-cell office:value-type="float" office:value="123.0197328575" calcext:value-type="float">
            <text:p>123,0197328575</text:p>
          </table:table-cell>
          <table:table-cell office:value-type="float" office:value="1265.9808339305" calcext:value-type="float">
            <text:p>1265,9808339305</text:p>
          </table:table-cell>
          <table:table-cell office:value-type="float" office:value="206.0128414896" calcext:value-type="float">
            <text:p>206,0128414896</text:p>
          </table:table-cell>
          <table:table-cell table:number-columns-repeated="16380"/>
        </table:table-row>
        <table:table-row table:style-name="ro1">
          <table:table-cell office:value-type="date" office:date-value="2005-07-01" calcext:value-type="date">
            <text:p>01/07/05</text:p>
          </table:table-cell>
          <table:table-cell office:value-type="float" office:value="129.4099392987" calcext:value-type="float">
            <text:p>129,4099392987</text:p>
          </table:table-cell>
          <table:table-cell office:value-type="float" office:value="1167.3083696695" calcext:value-type="float">
            <text:p>1167,3083696695</text:p>
          </table:table-cell>
          <table:table-cell office:value-type="float" office:value="190.1074717396" calcext:value-type="float">
            <text:p>190,1074717396</text:p>
          </table:table-cell>
          <table:table-cell table:number-columns-repeated="16380"/>
        </table:table-row>
        <table:table-row table:style-name="ro1">
          <table:table-cell office:value-type="date" office:date-value="2005-08-01" calcext:value-type="date">
            <text:p>01/08/05</text:p>
          </table:table-cell>
          <table:table-cell office:value-type="float" office:value="133.8151456721" calcext:value-type="float">
            <text:p>133,8151456721</text:p>
          </table:table-cell>
          <table:table-cell office:value-type="float" office:value="1067.9071575189" calcext:value-type="float">
            <text:p>1067,9071575189</text:p>
          </table:table-cell>
          <table:table-cell office:value-type="float" office:value="152.6454950297" calcext:value-type="float">
            <text:p>152,6454950297</text:p>
          </table:table-cell>
          <table:table-cell table:number-columns-repeated="16380"/>
        </table:table-row>
        <table:table-row table:style-name="ro1">
          <table:table-cell office:value-type="date" office:date-value="2005-09-01" calcext:value-type="date">
            <text:p>01/09/05</text:p>
          </table:table-cell>
          <table:table-cell office:value-type="float" office:value="130.2343893993" calcext:value-type="float">
            <text:p>130,2343893993</text:p>
          </table:table-cell>
          <table:table-cell office:value-type="float" office:value="577.6784521395" calcext:value-type="float">
            <text:p>577,6784521395</text:p>
          </table:table-cell>
          <table:table-cell office:value-type="float" office:value="194.9324400396" calcext:value-type="float">
            <text:p>194,9324400396</text:p>
          </table:table-cell>
          <table:table-cell table:number-columns-repeated="16380"/>
        </table:table-row>
        <table:table-row table:style-name="ro1">
          <table:table-cell office:value-type="date" office:date-value="2005-10-01" calcext:value-type="date">
            <text:p>01/10/05</text:p>
          </table:table-cell>
          <table:table-cell office:value-type="float" office:value="135.9983584819" calcext:value-type="float">
            <text:p>135,9983584819</text:p>
          </table:table-cell>
          <table:table-cell office:value-type="float" office:value="614.0429718339" calcext:value-type="float">
            <text:p>614,0429718339</text:p>
          </table:table-cell>
          <table:table-cell office:value-type="float" office:value="187.0732435296" calcext:value-type="float">
            <text:p>187,0732435296</text:p>
          </table:table-cell>
          <table:table-cell table:number-columns-repeated="16380"/>
        </table:table-row>
        <table:table-row table:style-name="ro1">
          <table:table-cell office:value-type="date" office:date-value="2005-11-01" calcext:value-type="date">
            <text:p>01/11/05</text:p>
          </table:table-cell>
          <table:table-cell office:value-type="float" office:value="129.0767120804" calcext:value-type="float">
            <text:p>129,0767120804</text:p>
          </table:table-cell>
          <table:table-cell office:value-type="float" office:value="806.9425382289" calcext:value-type="float">
            <text:p>806,9425382289</text:p>
          </table:table-cell>
          <table:table-cell office:value-type="float" office:value="193.5636397096" calcext:value-type="float">
            <text:p>193,5636397096</text:p>
          </table:table-cell>
          <table:table-cell table:number-columns-repeated="16380"/>
        </table:table-row>
        <table:table-row table:style-name="ro1">
          <table:table-cell office:value-type="date" office:date-value="2005-12-01" calcext:value-type="date">
            <text:p>01/12/05</text:p>
          </table:table-cell>
          <table:table-cell office:value-type="float" office:value="133.2722151181" calcext:value-type="float">
            <text:p>133,2722151181</text:p>
          </table:table-cell>
          <table:table-cell office:value-type="float" office:value="1178.2395880145" calcext:value-type="float">
            <text:p>1178,2395880145</text:p>
          </table:table-cell>
          <table:table-cell office:value-type="float" office:value="154.1681493897" calcext:value-type="float">
            <text:p>154,1681493897</text:p>
          </table:table-cell>
          <table:table-cell table:number-columns-repeated="16380"/>
        </table:table-row>
        <table:table-row table:style-name="ro1">
          <table:table-cell office:value-type="date" office:date-value="2006-01-01" calcext:value-type="date">
            <text:p>01/01/06</text:p>
          </table:table-cell>
          <table:table-cell office:value-type="float" office:value="131.1952903004" calcext:value-type="float">
            <text:p>131,1952903004</text:p>
          </table:table-cell>
          <table:table-cell office:value-type="float" office:value="1246.1588913315" calcext:value-type="float">
            <text:p>1246,1588913315</text:p>
          </table:table-cell>
          <table:table-cell office:value-type="float" office:value="184.2845261596" calcext:value-type="float">
            <text:p>184,2845261596</text:p>
          </table:table-cell>
          <table:table-cell table:number-columns-repeated="16380"/>
        </table:table-row>
        <table:table-row table:style-name="ro1">
          <table:table-cell office:value-type="date" office:date-value="2006-02-01" calcext:value-type="date">
            <text:p>01/02/06</text:p>
          </table:table-cell>
          <table:table-cell office:value-type="float" office:value="119.0942587726" calcext:value-type="float">
            <text:p>119,0942587726</text:p>
          </table:table-cell>
          <table:table-cell office:value-type="float" office:value="1142.8953153656" calcext:value-type="float">
            <text:p>1142,8953153656</text:p>
          </table:table-cell>
          <table:table-cell office:value-type="float" office:value="178.5595321496" calcext:value-type="float">
            <text:p>178,5595321496</text:p>
          </table:table-cell>
          <table:table-cell table:number-columns-repeated="16380"/>
        </table:table-row>
        <table:table-row table:style-name="ro1">
          <table:table-cell office:value-type="date" office:date-value="2006-03-01" calcext:value-type="date">
            <text:p>01/03/06</text:p>
          </table:table-cell>
          <table:table-cell office:value-type="float" office:value="126.6148523725" calcext:value-type="float">
            <text:p>126,6148523725</text:p>
          </table:table-cell>
          <table:table-cell office:value-type="float" office:value="1191.7214239734" calcext:value-type="float">
            <text:p>1191,7214239734</text:p>
          </table:table-cell>
          <table:table-cell office:value-type="float" office:value="201.4789234596" calcext:value-type="float">
            <text:p>201,4789234596</text:p>
          </table:table-cell>
          <table:table-cell table:number-columns-repeated="16380"/>
        </table:table-row>
        <table:table-row table:style-name="ro1">
          <table:table-cell office:value-type="date" office:date-value="2006-04-01" calcext:value-type="date">
            <text:p>01/04/06</text:p>
          </table:table-cell>
          <table:table-cell office:value-type="float" office:value="121.2674173128" calcext:value-type="float">
            <text:p>121,2674173128</text:p>
          </table:table-cell>
          <table:table-cell office:value-type="float" office:value="1229.6163142361" calcext:value-type="float">
            <text:p>1229,6163142361</text:p>
          </table:table-cell>
          <table:table-cell office:value-type="float" office:value="178.3277352896" calcext:value-type="float">
            <text:p>178,3277352896</text:p>
          </table:table-cell>
          <table:table-cell table:number-columns-repeated="16380"/>
        </table:table-row>
        <table:table-row table:style-name="ro1">
          <table:table-cell office:value-type="date" office:date-value="2006-05-01" calcext:value-type="date">
            <text:p>01/05/06</text:p>
          </table:table-cell>
          <table:table-cell office:value-type="float" office:value="127.0457496376" calcext:value-type="float">
            <text:p>127,0457496376</text:p>
          </table:table-cell>
          <table:table-cell office:value-type="float" office:value="1194.78216511" calcext:value-type="float">
            <text:p>1194,78216511</text:p>
          </table:table-cell>
          <table:table-cell office:value-type="float" office:value="186.0372849596" calcext:value-type="float">
            <text:p>186,0372849596</text:p>
          </table:table-cell>
          <table:table-cell table:number-columns-repeated="16380"/>
        </table:table-row>
        <table:table-row table:style-name="ro1">
          <table:table-cell office:value-type="date" office:date-value="2006-06-01" calcext:value-type="date">
            <text:p>01/06/06</text:p>
          </table:table-cell>
          <table:table-cell office:value-type="float" office:value="123.5238826577" calcext:value-type="float">
            <text:p>123,5238826577</text:p>
          </table:table-cell>
          <table:table-cell office:value-type="float" office:value="1052.6763266248" calcext:value-type="float">
            <text:p>1052,6763266248</text:p>
          </table:table-cell>
          <table:table-cell office:value-type="float" office:value="194.5953323496" calcext:value-type="float">
            <text:p>194,5953323496</text:p>
          </table:table-cell>
          <table:table-cell table:number-columns-repeated="16380"/>
        </table:table-row>
        <table:table-row table:style-name="ro1">
          <table:table-cell office:value-type="date" office:date-value="2006-07-01" calcext:value-type="date">
            <text:p>01/07/06</text:p>
          </table:table-cell>
          <table:table-cell office:value-type="float" office:value="125.5175006708" calcext:value-type="float">
            <text:p>125,5175006708</text:p>
          </table:table-cell>
          <table:table-cell office:value-type="float" office:value="1005.5263381633" calcext:value-type="float">
            <text:p>1005,5263381633</text:p>
          </table:table-cell>
          <table:table-cell office:value-type="float" office:value="176.1542972396" calcext:value-type="float">
            <text:p>176,1542972396</text:p>
          </table:table-cell>
          <table:table-cell table:number-columns-repeated="16380"/>
        </table:table-row>
        <table:table-row table:style-name="ro1">
          <table:table-cell office:value-type="date" office:date-value="2006-08-01" calcext:value-type="date">
            <text:p>01/08/06</text:p>
          </table:table-cell>
          <table:table-cell office:value-type="float" office:value="126.7685390638" calcext:value-type="float">
            <text:p>126,7685390638</text:p>
          </table:table-cell>
          <table:table-cell office:value-type="float" office:value="1139.5430750732" calcext:value-type="float">
            <text:p>1139,5430750732</text:p>
          </table:table-cell>
          <table:table-cell office:value-type="float" office:value="158.5327277397" calcext:value-type="float">
            <text:p>158,5327277397</text:p>
          </table:table-cell>
          <table:table-cell table:number-columns-repeated="16380"/>
        </table:table-row>
        <table:table-row table:style-name="ro2">
          <table:table-cell office:value-type="date" office:date-value="2006-09-01" calcext:value-type="date">
            <text:p>01/09/06</text:p>
          </table:table-cell>
          <table:table-cell office:value-type="float" office:value="127.4464840942" calcext:value-type="float">
            <text:p>127,4464840942</text:p>
          </table:table-cell>
          <table:table-cell office:value-type="float" office:value="1092.3930866117" calcext:value-type="float">
            <text:p>1092,3930866117</text:p>
          </table:table-cell>
          <table:table-cell office:value-type="float" office:value="177.8249729796" calcext:value-type="float">
            <text:p>177,8249729796</text:p>
          </table:table-cell>
          <table:table-cell table:number-columns-repeated="16380"/>
        </table:table-row>
        <table:table-row table:style-name="ro2">
          <table:table-cell office:value-type="date" office:date-value="2006-10-01" calcext:value-type="date">
            <text:p>01/10/06</text:p>
          </table:table-cell>
          <table:table-cell office:value-type="float" office:value="132.4362744238" calcext:value-type="float">
            <text:p>132,4362744238</text:p>
          </table:table-cell>
          <table:table-cell office:value-type="float" office:value="1149.0167976389" calcext:value-type="float">
            <text:p>1149,0167976389</text:p>
          </table:table-cell>
          <table:table-cell office:value-type="float" office:value="187.4108790096" calcext:value-type="float">
            <text:p>187,4108790096</text:p>
          </table:table-cell>
          <table:table-cell table:number-columns-repeated="16380"/>
        </table:table-row>
        <table:table-row table:style-name="ro2">
          <table:table-cell office:value-type="date" office:date-value="2006-11-01" calcext:value-type="date">
            <text:p>01/11/06</text:p>
          </table:table-cell>
          <table:table-cell office:value-type="float" office:value="127.0988936337" calcext:value-type="float">
            <text:p>127,0988936337</text:p>
          </table:table-cell>
          <table:table-cell office:value-type="float" office:value="1113.526775412" calcext:value-type="float">
            <text:p>1113,526775412</text:p>
          </table:table-cell>
          <table:table-cell office:value-type="float" office:value="188.2325705596" calcext:value-type="float">
            <text:p>188,2325705596</text:p>
          </table:table-cell>
          <table:table-cell table:number-columns-repeated="16380"/>
        </table:table-row>
        <table:table-row table:style-name="ro2">
          <table:table-cell office:value-type="date" office:date-value="2006-12-01" calcext:value-type="date">
            <text:p>01/12/06</text:p>
          </table:table-cell>
          <table:table-cell office:value-type="float" office:value="127.8213647148" calcext:value-type="float">
            <text:p>127,8213647148</text:p>
          </table:table-cell>
          <table:table-cell office:value-type="float" office:value="1121.9802509322" calcext:value-type="float">
            <text:p>1121,9802509322</text:p>
          </table:table-cell>
          <table:table-cell office:value-type="float" office:value="157.6077386197" calcext:value-type="float">
            <text:p>157,6077386197</text:p>
          </table:table-cell>
          <table:table-cell table:number-columns-repeated="16380"/>
        </table:table-row>
        <table:table-row table:style-name="ro2">
          <table:table-cell office:value-type="date" office:date-value="2007-01-01" calcext:value-type="date">
            <text:p>01/01/07</text:p>
          </table:table-cell>
          <table:table-cell office:value-type="float" office:value="112.7931044328" calcext:value-type="float">
            <text:p>112,7931044328</text:p>
          </table:table-cell>
          <table:table-cell office:value-type="float" office:value="1107.6967922947" calcext:value-type="float">
            <text:p>1107,6967922947</text:p>
          </table:table-cell>
          <table:table-cell office:value-type="float" office:value="184.7887107596" calcext:value-type="float">
            <text:p>184,7887107596</text:p>
          </table:table-cell>
          <table:table-cell table:number-columns-repeated="16380"/>
        </table:table-row>
        <table:table-row table:style-name="ro2">
          <table:table-cell office:value-type="date" office:date-value="2007-02-01" calcext:value-type="date">
            <text:p>01/02/07</text:p>
          </table:table-cell>
          <table:table-cell office:value-type="float" office:value="96.0039106609" calcext:value-type="float">
            <text:p>96,0039106609</text:p>
          </table:table-cell>
          <table:table-cell office:value-type="float" office:value="1024.6924076616" calcext:value-type="float">
            <text:p>1024,6924076616</text:p>
          </table:table-cell>
          <table:table-cell office:value-type="float" office:value="178.6986286396" calcext:value-type="float">
            <text:p>178,6986286396</text:p>
          </table:table-cell>
          <table:table-cell table:number-columns-repeated="16380"/>
        </table:table-row>
        <table:table-row table:style-name="ro2">
          <table:table-cell office:value-type="date" office:date-value="2007-03-01" calcext:value-type="date">
            <text:p>01/03/07</text:p>
          </table:table-cell>
          <table:table-cell office:value-type="float" office:value="118.2970988322" calcext:value-type="float">
            <text:p>118,2970988322</text:p>
          </table:table-cell>
          <table:table-cell office:value-type="float" office:value="1141.8750683201" calcext:value-type="float">
            <text:p>1141,8750683201</text:p>
          </table:table-cell>
          <table:table-cell office:value-type="float" office:value="212.0027986696" calcext:value-type="float">
            <text:p>212,0027986696</text:p>
          </table:table-cell>
          <table:table-cell table:number-columns-repeated="16380"/>
        </table:table-row>
        <table:table-row table:style-name="ro2">
          <table:table-cell office:value-type="date" office:date-value="2007-04-01" calcext:value-type="date">
            <text:p>01/04/07</text:p>
          </table:table-cell>
          <table:table-cell office:value-type="float" office:value="114.1691030327" calcext:value-type="float">
            <text:p>114,1691030327</text:p>
          </table:table-cell>
          <table:table-cell office:value-type="float" office:value="652.0836116745" calcext:value-type="float">
            <text:p>652,0836116745</text:p>
          </table:table-cell>
          <table:table-cell office:value-type="float" office:value="199.9182333096" calcext:value-type="float">
            <text:p>199,9182333096</text:p>
          </table:table-cell>
          <table:table-cell table:number-columns-repeated="16380"/>
        </table:table-row>
        <table:table-row table:style-name="ro2">
          <table:table-cell office:value-type="date" office:date-value="2007-05-01" calcext:value-type="date">
            <text:p>01/05/07</text:p>
          </table:table-cell>
          <table:table-cell office:value-type="float" office:value="121.8189658121" calcext:value-type="float">
            <text:p>121,8189658121</text:p>
          </table:table-cell>
          <table:table-cell office:value-type="float" office:value="1049.7613350661" calcext:value-type="float">
            <text:p>1049,7613350661</text:p>
          </table:table-cell>
          <table:table-cell office:value-type="float" office:value="184.2244026496" calcext:value-type="float">
            <text:p>184,2244026496</text:p>
          </table:table-cell>
          <table:table-cell table:number-columns-repeated="16380"/>
        </table:table-row>
        <table:table-row table:style-name="ro2">
          <table:table-cell office:value-type="date" office:date-value="2007-06-01" calcext:value-type="date">
            <text:p>01/06/07</text:p>
          </table:table-cell>
          <table:table-cell office:value-type="float" office:value="117.8963643757" calcext:value-type="float">
            <text:p>117,8963643757</text:p>
          </table:table-cell>
          <table:table-cell office:value-type="float" office:value="1103.1785553788" calcext:value-type="float">
            <text:p>1103,1785553788</text:p>
          </table:table-cell>
          <table:table-cell office:value-type="float" office:value="185.4917600996" calcext:value-type="float">
            <text:p>185,4917600996</text:p>
          </table:table-cell>
          <table:table-cell table:number-columns-repeated="16380"/>
        </table:table-row>
        <table:table-row table:style-name="ro2">
          <table:table-cell office:value-type="date" office:date-value="2007-07-01" calcext:value-type="date">
            <text:p>01/07/07</text:p>
          </table:table-cell>
          <table:table-cell office:value-type="float" office:value="120.944244364" calcext:value-type="float">
            <text:p>120,944244364</text:p>
          </table:table-cell>
          <table:table-cell office:value-type="float" office:value="1126.2069886923" calcext:value-type="float">
            <text:p>1126,2069886923</text:p>
          </table:table-cell>
          <table:table-cell office:value-type="float" office:value="199.2939321996" calcext:value-type="float">
            <text:p>199,2939321996</text:p>
          </table:table-cell>
          <table:table-cell table:number-columns-repeated="16380"/>
        </table:table-row>
        <table:table-row table:style-name="ro2">
          <table:table-cell office:value-type="date" office:date-value="2007-08-01" calcext:value-type="date">
            <text:p>01/08/07</text:p>
          </table:table-cell>
          <table:table-cell office:value-type="float" office:value="119.9072182794" calcext:value-type="float">
            <text:p>119,9072182794</text:p>
          </table:table-cell>
          <table:table-cell office:value-type="float" office:value="1111.8506552658" calcext:value-type="float">
            <text:p>1111,8506552658</text:p>
          </table:table-cell>
          <table:table-cell office:value-type="float" office:value="162.1001432797" calcext:value-type="float">
            <text:p>162,1001432797</text:p>
          </table:table-cell>
          <table:table-cell table:number-columns-repeated="16380"/>
        </table:table-row>
        <table:table-row table:style-name="ro2">
          <table:table-cell office:value-type="date" office:date-value="2007-09-01" calcext:value-type="date">
            <text:p>01/09/07</text:p>
          </table:table-cell>
          <table:table-cell office:value-type="float" office:value="116.04494246" calcext:value-type="float">
            <text:p>116,04494246</text:p>
          </table:table-cell>
          <table:table-cell office:value-type="float" office:value="1084.1582354584" calcext:value-type="float">
            <text:p>1084,1582354584</text:p>
          </table:table-cell>
          <table:table-cell office:value-type="float" office:value="199.8150251996" calcext:value-type="float">
            <text:p>199,8150251996</text:p>
          </table:table-cell>
          <table:table-cell table:number-columns-repeated="16380"/>
        </table:table-row>
        <table:table-row table:style-name="ro2">
          <table:table-cell office:value-type="date" office:date-value="2007-10-01" calcext:value-type="date">
            <text:p>01/10/07</text:p>
          </table:table-cell>
          <table:table-cell office:value-type="float" office:value="122.0717588743" calcext:value-type="float">
            <text:p>122,0717588743</text:p>
          </table:table-cell>
          <table:table-cell office:value-type="float" office:value="1143.1868145215" calcext:value-type="float">
            <text:p>1143,1868145215</text:p>
          </table:table-cell>
          <table:table-cell office:value-type="float" office:value="210.2407952896" calcext:value-type="float">
            <text:p>210,2407952896</text:p>
          </table:table-cell>
          <table:table-cell table:number-columns-repeated="16380"/>
        </table:table-row>
        <table:table-row table:style-name="ro2">
          <table:table-cell office:value-type="date" office:date-value="2007-11-01" calcext:value-type="date">
            <text:p>01/11/07</text:p>
          </table:table-cell>
          <table:table-cell office:value-type="float" office:value="116.720014842" calcext:value-type="float">
            <text:p>116,720014842</text:p>
          </table:table-cell>
          <table:table-cell office:value-type="float" office:value="965.5909538095" calcext:value-type="float">
            <text:p>965,5909538095</text:p>
          </table:table-cell>
          <table:table-cell office:value-type="float" office:value="192.8030193196" calcext:value-type="float">
            <text:p>192,8030193196</text:p>
          </table:table-cell>
          <table:table-cell table:number-columns-repeated="16380"/>
        </table:table-row>
        <table:table-row table:style-name="ro2">
          <table:table-cell office:value-type="date" office:date-value="2007-12-01" calcext:value-type="date">
            <text:p>01/12/07</text:p>
          </table:table-cell>
          <table:table-cell office:value-type="float" office:value="123.3184882946" calcext:value-type="float">
            <text:p>123,3184882946</text:p>
          </table:table-cell>
          <table:table-cell office:value-type="float" office:value="1038.4657427763" calcext:value-type="float">
            <text:p>1038,4657427763</text:p>
          </table:table-cell>
          <table:table-cell office:value-type="float" office:value="141.3635449997" calcext:value-type="float">
            <text:p>141,3635449997</text:p>
          </table:table-cell>
          <table:table-cell table:number-columns-repeated="16380"/>
        </table:table-row>
        <table:table-row table:style-name="ro2">
          <table:table-cell office:value-type="date" office:date-value="2008-01-01" calcext:value-type="date">
            <text:p>01/01/08</text:p>
          </table:table-cell>
          <table:table-cell office:value-type="float" office:value="121.2358181801" calcext:value-type="float">
            <text:p>121,2358181801</text:p>
          </table:table-cell>
          <table:table-cell office:value-type="float" office:value="1082.6424398479" calcext:value-type="float">
            <text:p>1082,6424398479</text:p>
          </table:table-cell>
          <table:table-cell office:value-type="float" office:value="201.7985222196" calcext:value-type="float">
            <text:p>201,7985222196</text:p>
          </table:table-cell>
          <table:table-cell table:number-columns-repeated="16380"/>
        </table:table-row>
        <table:table-row table:style-name="ro2">
          <table:table-cell office:value-type="date" office:date-value="2008-02-01" calcext:value-type="date">
            <text:p>01/02/08</text:p>
          </table:table-cell>
          <table:table-cell office:value-type="float" office:value="112.9037013975" calcext:value-type="float">
            <text:p>112,9037013975</text:p>
          </table:table-cell>
          <table:table-cell office:value-type="float" office:value="964.1188830724" calcext:value-type="float">
            <text:p>964,1188830724</text:p>
          </table:table-cell>
          <table:table-cell office:value-type="float" office:value="201.4938776096" calcext:value-type="float">
            <text:p>201,4938776096</text:p>
          </table:table-cell>
          <table:table-cell table:number-columns-repeated="16380"/>
        </table:table-row>
        <table:table-row table:style-name="ro2">
          <table:table-cell office:value-type="date" office:date-value="2008-03-01" calcext:value-type="date">
            <text:p>01/03/08</text:p>
          </table:table-cell>
          <table:table-cell office:value-type="float" office:value="121.4053044377" calcext:value-type="float">
            <text:p>121,4053044377</text:p>
          </table:table-cell>
          <table:table-cell office:value-type="float" office:value="1090.8481410856" calcext:value-type="float">
            <text:p>1090,8481410856</text:p>
          </table:table-cell>
          <table:table-cell office:value-type="float" office:value="192.1057648596" calcext:value-type="float">
            <text:p>192,1057648596</text:p>
          </table:table-cell>
          <table:table-cell table:number-columns-repeated="16380"/>
        </table:table-row>
        <table:table-row table:style-name="ro2">
          <table:table-cell office:value-type="date" office:date-value="2008-04-01" calcext:value-type="date">
            <text:p>01/04/08</text:p>
          </table:table-cell>
          <table:table-cell office:value-type="float" office:value="117.3505611732" calcext:value-type="float">
            <text:p>117,3505611732</text:p>
          </table:table-cell>
          <table:table-cell office:value-type="float" office:value="1041.9637326467" calcext:value-type="float">
            <text:p>1041,9637326467</text:p>
          </table:table-cell>
          <table:table-cell office:value-type="float" office:value="209.4971908196" calcext:value-type="float">
            <text:p>209,4971908196</text:p>
          </table:table-cell>
          <table:table-cell table:number-columns-repeated="16380"/>
        </table:table-row>
        <table:table-row table:style-name="ro2">
          <table:table-cell office:value-type="date" office:date-value="2008-05-01" calcext:value-type="date">
            <text:p>01/05/08</text:p>
          </table:table-cell>
          <table:table-cell office:value-type="float" office:value="117.68666104" calcext:value-type="float">
            <text:p>117,68666104</text:p>
          </table:table-cell>
          <table:table-cell office:value-type="float" office:value="1049.8852222074" calcext:value-type="float">
            <text:p>1049,8852222074</text:p>
          </table:table-cell>
          <table:table-cell office:value-type="float" office:value="176.9844560496" calcext:value-type="float">
            <text:p>176,9844560496</text:p>
          </table:table-cell>
          <table:table-cell table:number-columns-repeated="16380"/>
        </table:table-row>
        <table:table-row table:style-name="ro2">
          <table:table-cell office:value-type="date" office:date-value="2008-06-01" calcext:value-type="date">
            <text:p>01/06/08</text:p>
          </table:table-cell>
          <table:table-cell office:value-type="float" office:value="116.230228284" calcext:value-type="float">
            <text:p>116,230228284</text:p>
          </table:table-cell>
          <table:table-cell office:value-type="float" office:value="997.510111377" calcext:value-type="float">
            <text:p>997,510111377</text:p>
          </table:table-cell>
          <table:table-cell office:value-type="float" office:value="194.2983575496" calcext:value-type="float">
            <text:p>194,2983575496</text:p>
          </table:table-cell>
          <table:table-cell table:number-columns-repeated="16380"/>
        </table:table-row>
        <table:table-row table:style-name="ro2">
          <table:table-cell office:value-type="date" office:date-value="2008-07-01" calcext:value-type="date">
            <text:p>01/07/08</text:p>
          </table:table-cell>
          <table:table-cell office:value-type="float" office:value="122.7683761196" calcext:value-type="float">
            <text:p>122,7683761196</text:p>
          </table:table-cell>
          <table:table-cell office:value-type="float" office:value="1022.3094020624" calcext:value-type="float">
            <text:p>1022,3094020624</text:p>
          </table:table-cell>
          <table:table-cell office:value-type="float" office:value="205.4752123296" calcext:value-type="float">
            <text:p>205,4752123296</text:p>
          </table:table-cell>
          <table:table-cell table:number-columns-repeated="16380"/>
        </table:table-row>
        <table:table-row table:style-name="ro2">
          <table:table-cell office:value-type="date" office:date-value="2008-08-01" calcext:value-type="date">
            <text:p>01/08/08</text:p>
          </table:table-cell>
          <table:table-cell office:value-type="float" office:value="118.9965887258" calcext:value-type="float">
            <text:p>118,9965887258</text:p>
          </table:table-cell>
          <table:table-cell office:value-type="float" office:value="988.0655387269" calcext:value-type="float">
            <text:p>988,0655387269</text:p>
          </table:table-cell>
          <table:table-cell office:value-type="float" office:value="160.1341764397" calcext:value-type="float">
            <text:p>160,1341764397</text:p>
          </table:table-cell>
          <table:table-cell table:number-columns-repeated="16380"/>
        </table:table-row>
        <table:table-row table:style-name="ro2">
          <table:table-cell office:value-type="date" office:date-value="2008-09-01" calcext:value-type="date">
            <text:p>01/09/08</text:p>
          </table:table-cell>
          <table:table-cell office:value-type="float" office:value="111.960036387" calcext:value-type="float">
            <text:p>111,960036387</text:p>
          </table:table-cell>
          <table:table-cell office:value-type="float" office:value="684.0246316787" calcext:value-type="float">
            <text:p>684,0246316787</text:p>
          </table:table-cell>
          <table:table-cell office:value-type="float" office:value="186.6584052496" calcext:value-type="float">
            <text:p>186,6584052496</text:p>
          </table:table-cell>
          <table:table-cell table:number-columns-repeated="16380"/>
        </table:table-row>
        <table:table-row table:style-name="ro2">
          <table:table-cell office:value-type="date" office:date-value="2008-10-01" calcext:value-type="date">
            <text:p>01/10/08</text:p>
          </table:table-cell>
          <table:table-cell office:value-type="float" office:value="115.1386218791" calcext:value-type="float">
            <text:p>115,1386218791</text:p>
          </table:table-cell>
          <table:table-cell office:value-type="float" office:value="640.839031737" calcext:value-type="float">
            <text:p>640,839031737</text:p>
          </table:table-cell>
          <table:table-cell office:value-type="float" office:value="200.7507394896" calcext:value-type="float">
            <text:p>200,7507394896</text:p>
          </table:table-cell>
          <table:table-cell table:number-columns-repeated="16380"/>
        </table:table-row>
        <table:table-row table:style-name="ro2">
          <table:table-cell office:value-type="date" office:date-value="2008-11-01" calcext:value-type="date">
            <text:p>01/11/08</text:p>
          </table:table-cell>
          <table:table-cell office:value-type="float" office:value="107.3436903537" calcext:value-type="float">
            <text:p>107,3436903537</text:p>
          </table:table-cell>
          <table:table-cell office:value-type="float" office:value="1029.2033570986" calcext:value-type="float">
            <text:p>1029,2033570986</text:p>
          </table:table-cell>
          <table:table-cell office:value-type="float" office:value="165.8083438097" calcext:value-type="float">
            <text:p>165,8083438097</text:p>
          </table:table-cell>
          <table:table-cell table:number-columns-repeated="16380"/>
        </table:table-row>
        <table:table-row table:style-name="ro2">
          <table:table-cell office:value-type="date" office:date-value="2008-12-01" calcext:value-type="date">
            <text:p>01/12/08</text:p>
          </table:table-cell>
          <table:table-cell office:value-type="float" office:value="113.469613139" calcext:value-type="float">
            <text:p>113,469613139</text:p>
          </table:table-cell>
          <table:table-cell office:value-type="float" office:value="1085.8343556047" calcext:value-type="float">
            <text:p>1085,8343556047</text:p>
          </table:table-cell>
          <table:table-cell office:value-type="float" office:value="109.5587404898" calcext:value-type="float">
            <text:p>109,5587404898</text:p>
          </table:table-cell>
          <table:table-cell table:number-columns-repeated="16380"/>
        </table:table-row>
        <table:table-row table:style-name="ro2">
          <table:table-cell office:value-type="date" office:date-value="2009-01-01" calcext:value-type="date">
            <text:p>01/01/09</text:p>
          </table:table-cell>
          <table:table-cell office:value-type="float" office:value="105.3543813133" calcext:value-type="float">
            <text:p>105,3543813133</text:p>
          </table:table-cell>
          <table:table-cell office:value-type="float" office:value="1012.1360815226" calcext:value-type="float">
            <text:p>1012,1360815226</text:p>
          </table:table-cell>
          <table:table-cell office:value-type="float" office:value="136.5430063597" calcext:value-type="float">
            <text:p>136,5430063597</text:p>
          </table:table-cell>
          <table:table-cell table:number-columns-repeated="16380"/>
        </table:table-row>
        <table:table-row table:style-name="ro2">
          <table:table-cell office:value-type="date" office:date-value="2009-02-01" calcext:value-type="date">
            <text:p>01/02/09</text:p>
          </table:table-cell>
          <table:table-cell office:value-type="float" office:value="107.8837482593" calcext:value-type="float">
            <text:p>107,8837482593</text:p>
          </table:table-cell>
          <table:table-cell office:value-type="float" office:value="935.5373908396" calcext:value-type="float">
            <text:p>935,5373908396</text:p>
          </table:table-cell>
          <table:table-cell office:value-type="float" office:value="159.7790447997" calcext:value-type="float">
            <text:p>159,7790447997</text:p>
          </table:table-cell>
          <table:table-cell table:number-columns-repeated="16380"/>
        </table:table-row>
        <table:table-row table:style-name="ro2">
          <table:table-cell office:value-type="date" office:date-value="2009-03-01" calcext:value-type="date">
            <text:p>01/03/09</text:p>
          </table:table-cell>
          <table:table-cell office:value-type="float" office:value="112.0749423244" calcext:value-type="float">
            <text:p>112,0749423244</text:p>
          </table:table-cell>
          <table:table-cell office:value-type="float" office:value="1014.7377114887" calcext:value-type="float">
            <text:p>1014,7377114887</text:p>
          </table:table-cell>
          <table:table-cell office:value-type="float" office:value="170.4919286097" calcext:value-type="float">
            <text:p>170,4919286097</text:p>
          </table:table-cell>
          <table:table-cell table:number-columns-repeated="16380"/>
        </table:table-row>
        <table:table-row table:style-name="ro2">
          <table:table-cell office:value-type="date" office:date-value="2009-04-01" calcext:value-type="date">
            <text:p>01/04/09</text:p>
          </table:table-cell>
          <table:table-cell office:value-type="float" office:value="108.4036976258" calcext:value-type="float">
            <text:p>108,4036976258</text:p>
          </table:table-cell>
          <table:table-cell office:value-type="float" office:value="963.5650346763" calcext:value-type="float">
            <text:p>963,5650346763</text:p>
          </table:table-cell>
          <table:table-cell office:value-type="float" office:value="164.4559026297" calcext:value-type="float">
            <text:p>164,4559026297</text:p>
          </table:table-cell>
          <table:table-cell table:number-columns-repeated="16380"/>
        </table:table-row>
        <table:table-row table:style-name="ro2">
          <table:table-cell office:value-type="date" office:date-value="2009-05-01" calcext:value-type="date">
            <text:p>01/05/09</text:p>
          </table:table-cell>
          <table:table-cell office:value-type="float" office:value="110.8784842516" calcext:value-type="float">
            <text:p>110,8784842516</text:p>
          </table:table-cell>
          <table:table-cell office:value-type="float" office:value="977.6735938202" calcext:value-type="float">
            <text:p>977,6735938202</text:p>
          </table:table-cell>
          <table:table-cell office:value-type="float" office:value="152.0191353097" calcext:value-type="float">
            <text:p>152,0191353097</text:p>
          </table:table-cell>
          <table:table-cell table:number-columns-repeated="16380"/>
        </table:table-row>
        <table:table-row table:style-name="ro2">
          <table:table-cell office:value-type="date" office:date-value="2009-06-01" calcext:value-type="date">
            <text:p>01/06/09</text:p>
          </table:table-cell>
          <table:table-cell office:value-type="float" office:value="110.8784842516" calcext:value-type="float">
            <text:p>110,8784842516</text:p>
          </table:table-cell>
          <table:table-cell office:value-type="float" office:value="910.2279766315" calcext:value-type="float">
            <text:p>910,2279766315</text:p>
          </table:table-cell>
          <table:table-cell office:value-type="float" office:value="166.9757424097" calcext:value-type="float">
            <text:p>166,9757424097</text:p>
          </table:table-cell>
          <table:table-cell table:number-columns-repeated="16380"/>
        </table:table-row>
        <table:table-row table:style-name="ro2">
          <table:table-cell office:value-type="date" office:date-value="2009-07-01" calcext:value-type="date">
            <text:p>01/07/09</text:p>
          </table:table-cell>
          <table:table-cell office:value-type="float" office:value="108.464023243" calcext:value-type="float">
            <text:p>108,464023243</text:p>
          </table:table-cell>
          <table:table-cell office:value-type="float" office:value="958.7115737311" calcext:value-type="float">
            <text:p>958,7115737311</text:p>
          </table:table-cell>
          <table:table-cell office:value-type="float" office:value="178.4188085996" calcext:value-type="float">
            <text:p>178,4188085996</text:p>
          </table:table-cell>
          <table:table-cell table:number-columns-repeated="16380"/>
        </table:table-row>
        <table:table-row table:style-name="ro2">
          <table:table-cell office:value-type="date" office:date-value="2009-08-01" calcext:value-type="date">
            <text:p>01/08/09</text:p>
          </table:table-cell>
          <table:table-cell office:value-type="float" office:value="109.1936759452" calcext:value-type="float">
            <text:p>109,1936759452</text:p>
          </table:table-cell>
          <table:table-cell office:value-type="float" office:value="909.3024668116" calcext:value-type="float">
            <text:p>909,3024668116</text:p>
          </table:table-cell>
          <table:table-cell office:value-type="float" office:value="124.7462082597" calcext:value-type="float">
            <text:p>124,7462082597</text:p>
          </table:table-cell>
          <table:table-cell table:number-columns-repeated="16380"/>
        </table:table-row>
        <table:table-row table:style-name="ro2">
          <table:table-cell office:value-type="date" office:date-value="2009-09-01" calcext:value-type="date">
            <text:p>01/09/09</text:p>
          </table:table-cell>
          <table:table-cell office:value-type="float" office:value="105.0714254425" calcext:value-type="float">
            <text:p>105,0714254425</text:p>
          </table:table-cell>
          <table:table-cell office:value-type="float" office:value="909.4700788262" calcext:value-type="float">
            <text:p>909,4700788262</text:p>
          </table:table-cell>
          <table:table-cell office:value-type="float" office:value="174.0915651196" calcext:value-type="float">
            <text:p>174,0915651196</text:p>
          </table:table-cell>
          <table:table-cell table:number-columns-repeated="16380"/>
        </table:table-row>
        <table:table-row table:style-name="ro2">
          <table:table-cell office:value-type="date" office:date-value="2009-10-01" calcext:value-type="date">
            <text:p>01/10/09</text:p>
          </table:table-cell>
          <table:table-cell office:value-type="float" office:value="109.6116462923" calcext:value-type="float">
            <text:p>109,6116462923</text:p>
          </table:table-cell>
          <table:table-cell office:value-type="float" office:value="943.7430920773" calcext:value-type="float">
            <text:p>943,7430920773</text:p>
          </table:table-cell>
          <table:table-cell office:value-type="float" office:value="164.3101240597" calcext:value-type="float">
            <text:p>164,3101240597</text:p>
          </table:table-cell>
          <table:table-cell table:number-columns-repeated="16380"/>
        </table:table-row>
        <table:table-row table:style-name="ro2">
          <table:table-cell office:value-type="date" office:date-value="2009-11-01" calcext:value-type="date">
            <text:p>01/11/09</text:p>
          </table:table-cell>
          <table:table-cell office:value-type="float" office:value="105.048444255" calcext:value-type="float">
            <text:p>105,048444255</text:p>
          </table:table-cell>
          <table:table-cell office:value-type="float" office:value="866.4666658569" calcext:value-type="float">
            <text:p>866,4666658569</text:p>
          </table:table-cell>
          <table:table-cell office:value-type="float" office:value="145.3176088597" calcext:value-type="float">
            <text:p>145,3176088597</text:p>
          </table:table-cell>
          <table:table-cell table:number-columns-repeated="16380"/>
        </table:table-row>
        <table:table-row table:style-name="ro2">
          <table:table-cell office:value-type="date" office:date-value="2009-12-01" calcext:value-type="date">
            <text:p>01/12/09</text:p>
          </table:table-cell>
          <table:table-cell office:value-type="float" office:value="107.0133357838" calcext:value-type="float">
            <text:p>107,0133357838</text:p>
          </table:table-cell>
          <table:table-cell office:value-type="float" office:value="825.2559726962" calcext:value-type="float">
            <text:p>825,2559726962</text:p>
          </table:table-cell>
          <table:table-cell office:value-type="float" office:value="110.8453869898" calcext:value-type="float">
            <text:p>110,8453869898</text:p>
          </table:table-cell>
          <table:table-cell table:number-columns-repeated="16380"/>
        </table:table-row>
        <table:table-row table:style-name="ro2">
          <table:table-cell office:value-type="date" office:date-value="2010-01-01" calcext:value-type="date">
            <text:p>01/01/10</text:p>
          </table:table-cell>
          <table:table-cell office:value-type="float" office:value="103.8175144011" calcext:value-type="float">
            <text:p>103,8175144011</text:p>
          </table:table-cell>
          <table:table-cell office:value-type="float" office:value="868.6674844837" calcext:value-type="float">
            <text:p>868,6674844837</text:p>
          </table:table-cell>
          <table:table-cell office:value-type="float" office:value="121.9912903998" calcext:value-type="float">
            <text:p>121,9912903998</text:p>
          </table:table-cell>
          <table:table-cell table:number-columns-repeated="16380"/>
        </table:table-row>
        <table:table-row table:style-name="ro2">
          <table:table-cell office:value-type="date" office:date-value="2010-02-01" calcext:value-type="date">
            <text:p>01/02/10</text:p>
          </table:table-cell>
          <table:table-cell office:value-type="float" office:value="90.0316745668" calcext:value-type="float">
            <text:p>90,0316745668</text:p>
          </table:table-cell>
          <table:table-cell office:value-type="float" office:value="785.4736253993" calcext:value-type="float">
            <text:p>785,4736253993</text:p>
          </table:table-cell>
          <table:table-cell office:value-type="float" office:value="153.6666170597" calcext:value-type="float">
            <text:p>153,6666170597</text:p>
          </table:table-cell>
          <table:table-cell table:number-columns-repeated="16380"/>
        </table:table-row>
        <table:table-row table:style-name="ro2">
          <table:table-cell office:value-type="date" office:date-value="2010-03-01" calcext:value-type="date">
            <text:p>01/03/10</text:p>
          </table:table-cell>
          <table:table-cell office:value-type="float" office:value="105.6488277777" calcext:value-type="float">
            <text:p>105,6488277777</text:p>
          </table:table-cell>
          <table:table-cell office:value-type="float" office:value="919.3227502945" calcext:value-type="float">
            <text:p>919,3227502945</text:p>
          </table:table-cell>
          <table:table-cell office:value-type="float" office:value="176.3022996796" calcext:value-type="float">
            <text:p>176,3022996796</text:p>
          </table:table-cell>
          <table:table-cell table:number-columns-repeated="16380"/>
        </table:table-row>
        <table:table-row table:style-name="ro2">
          <table:table-cell office:value-type="date" office:date-value="2010-04-01" calcext:value-type="date">
            <text:p>01/04/10</text:p>
          </table:table-cell>
          <table:table-cell office:value-type="float" office:value="103.4713602648" calcext:value-type="float">
            <text:p>103,4713602648</text:p>
          </table:table-cell>
          <table:table-cell office:value-type="float" office:value="729.6223871352" calcext:value-type="float">
            <text:p>729,6223871352</text:p>
          </table:table-cell>
          <table:table-cell office:value-type="float" office:value="167.5052034797" calcext:value-type="float">
            <text:p>167,5052034797</text:p>
          </table:table-cell>
          <table:table-cell table:number-columns-repeated="16380"/>
        </table:table-row>
        <table:table-row table:style-name="ro2">
          <table:table-cell office:value-type="date" office:date-value="2010-05-01" calcext:value-type="date">
            <text:p>01/05/10</text:p>
          </table:table-cell>
          <table:table-cell office:value-type="float" office:value="100.6992545261" calcext:value-type="float">
            <text:p>100,6992545261</text:p>
          </table:table-cell>
          <table:table-cell office:value-type="float" office:value="842.7386345694" calcext:value-type="float">
            <text:p>842,7386345694</text:p>
          </table:table-cell>
          <table:table-cell office:value-type="float" office:value="154.2776629297" calcext:value-type="float">
            <text:p>154,2776629297</text:p>
          </table:table-cell>
          <table:table-cell table:number-columns-repeated="16380"/>
        </table:table-row>
        <table:table-row table:style-name="ro2">
          <table:table-cell office:value-type="date" office:date-value="2010-06-01" calcext:value-type="date">
            <text:p>01/06/10</text:p>
          </table:table-cell>
          <table:table-cell office:value-type="float" office:value="110.2479379204" calcext:value-type="float">
            <text:p>110,2479379204</text:p>
          </table:table-cell>
          <table:table-cell office:value-type="float" office:value="716.4101878955" calcext:value-type="float">
            <text:p>716,4101878955</text:p>
          </table:table-cell>
          <table:table-cell office:value-type="float" office:value="181.7567170196" calcext:value-type="float">
            <text:p>181,7567170196</text:p>
          </table:table-cell>
          <table:table-cell table:number-columns-repeated="16380"/>
        </table:table-row>
        <table:table-row table:style-name="ro2">
          <table:table-cell office:value-type="date" office:date-value="2010-07-01" calcext:value-type="date">
            <text:p>01/07/10</text:p>
          </table:table-cell>
          <table:table-cell office:value-type="float" office:value="113.2613461276" calcext:value-type="float">
            <text:p>113,2613461276</text:p>
          </table:table-cell>
          <table:table-cell office:value-type="float" office:value="873.8197320637" calcext:value-type="float">
            <text:p>873,8197320637</text:p>
          </table:table-cell>
          <table:table-cell office:value-type="float" office:value="179.7006907396" calcext:value-type="float">
            <text:p>179,7006907396</text:p>
          </table:table-cell>
          <table:table-cell table:number-columns-repeated="16380"/>
        </table:table-row>
        <table:table-row table:style-name="ro2">
          <table:table-cell office:value-type="date" office:date-value="2010-08-01" calcext:value-type="date">
            <text:p>01/08/10</text:p>
          </table:table-cell>
          <table:table-cell office:value-type="float" office:value="111.5521203094" calcext:value-type="float">
            <text:p>111,5521203094</text:p>
          </table:table-cell>
          <table:table-cell office:value-type="float" office:value="854.9815991158" calcext:value-type="float">
            <text:p>854,9815991158</text:p>
          </table:table-cell>
          <table:table-cell office:value-type="float" office:value="145.3214076597" calcext:value-type="float">
            <text:p>145,3214076597</text:p>
          </table:table-cell>
          <table:table-cell table:number-columns-repeated="16380"/>
        </table:table-row>
        <table:table-row table:style-name="ro2">
          <table:table-cell office:value-type="date" office:date-value="2010-09-01" calcext:value-type="date">
            <text:p>01/09/10</text:p>
          </table:table-cell>
          <table:table-cell office:value-type="float" office:value="110.7793778807" calcext:value-type="float">
            <text:p>110,7793778807</text:p>
          </table:table-cell>
          <table:table-cell office:value-type="float" office:value="809.5587431528" calcext:value-type="float">
            <text:p>809,5587431528</text:p>
          </table:table-cell>
          <table:table-cell office:value-type="float" office:value="183.3017619096" calcext:value-type="float">
            <text:p>183,3017619096</text:p>
          </table:table-cell>
          <table:table-cell table:number-columns-repeated="16380"/>
        </table:table-row>
        <table:table-row table:style-name="ro2">
          <table:table-cell office:value-type="date" office:date-value="2010-10-01" calcext:value-type="date">
            <text:p>01/10/10</text:p>
          </table:table-cell>
          <table:table-cell office:value-type="float" office:value="114.263900431" calcext:value-type="float">
            <text:p>114,263900431</text:p>
          </table:table-cell>
          <table:table-cell office:value-type="float" office:value="772.6403750622" calcext:value-type="float">
            <text:p>772,6403750622</text:p>
          </table:table-cell>
          <table:table-cell office:value-type="float" office:value="161.5845697697" calcext:value-type="float">
            <text:p>161,5845697697</text:p>
          </table:table-cell>
          <table:table-cell table:number-columns-repeated="16380"/>
        </table:table-row>
        <table:table-row table:style-name="ro2">
          <table:table-cell office:value-type="date" office:date-value="2010-11-01" calcext:value-type="date">
            <text:p>01/11/10</text:p>
          </table:table-cell>
          <table:table-cell office:value-type="float" office:value="109.821349628" calcext:value-type="float">
            <text:p>109,821349628</text:p>
          </table:table-cell>
          <table:table-cell office:value-type="float" office:value="1035.7548006267" calcext:value-type="float">
            <text:p>1035,7548006267</text:p>
          </table:table-cell>
          <table:table-cell office:value-type="float" office:value="159.6490454397" calcext:value-type="float">
            <text:p>159,6490454397</text:p>
          </table:table-cell>
          <table:table-cell table:number-columns-repeated="16380"/>
        </table:table-row>
        <table:table-row table:style-name="ro2">
          <table:table-cell office:value-type="date" office:date-value="2010-12-01" calcext:value-type="date">
            <text:p>01/12/10</text:p>
          </table:table-cell>
          <table:table-cell office:value-type="float" office:value="112.7184155736" calcext:value-type="float">
            <text:p>112,7184155736</text:p>
          </table:table-cell>
          <table:table-cell office:value-type="float" office:value="848.7508046591" calcext:value-type="float">
            <text:p>848,7508046591</text:p>
          </table:table-cell>
          <table:table-cell office:value-type="float" office:value="118.3563678298" calcext:value-type="float">
            <text:p>118,3563678298</text:p>
          </table:table-cell>
          <table:table-cell table:number-columns-repeated="16380"/>
        </table:table-row>
        <table:table-row table:style-name="ro2">
          <table:table-cell office:value-type="date" office:date-value="2011-01-01" calcext:value-type="date">
            <text:p>01/01/11</text:p>
          </table:table-cell>
          <table:table-cell office:value-type="float" office:value="112.1151594024" calcext:value-type="float">
            <text:p>112,1151594024</text:p>
          </table:table-cell>
          <table:table-cell office:value-type="float" office:value="832.5944639452" calcext:value-type="float">
            <text:p>832,5944639452</text:p>
          </table:table-cell>
          <table:table-cell office:value-type="float" office:value="164.0928675997" calcext:value-type="float">
            <text:p>164,0928675997</text:p>
          </table:table-cell>
          <table:table-cell table:number-columns-repeated="16380"/>
        </table:table-row>
        <table:table-row table:style-name="ro2">
          <table:table-cell office:value-type="date" office:date-value="2011-02-01" calcext:value-type="date">
            <text:p>01/02/11</text:p>
          </table:table-cell>
          <table:table-cell office:value-type="float" office:value="100.3717726047" calcext:value-type="float">
            <text:p>100,3717726047</text:p>
          </table:table-cell>
          <table:table-cell office:value-type="float" office:value="700.3995967595" calcext:value-type="float">
            <text:p>700,3995967595</text:p>
          </table:table-cell>
          <table:table-cell office:value-type="float" office:value="163.2954402797" calcext:value-type="float">
            <text:p>163,2954402797</text:p>
          </table:table-cell>
          <table:table-cell table:number-columns-repeated="16380"/>
        </table:table-row>
        <table:table-row table:style-name="ro2">
          <table:table-cell office:value-type="date" office:date-value="2011-03-01" calcext:value-type="date">
            <text:p>01/03/11</text:p>
          </table:table-cell>
          <table:table-cell office:value-type="float" office:value="112.6710168744" calcext:value-type="float">
            <text:p>112,6710168744</text:p>
          </table:table-cell>
          <table:table-cell office:value-type="float" office:value="548.9657852866" calcext:value-type="float">
            <text:p>548,9657852866</text:p>
          </table:table-cell>
          <table:table-cell office:value-type="float" office:value="198.2634543096" calcext:value-type="float">
            <text:p>198,2634543096</text:p>
          </table:table-cell>
          <table:table-cell table:number-columns-repeated="16380"/>
        </table:table-row>
        <table:table-row table:style-name="ro2">
          <table:table-cell office:value-type="date" office:date-value="2011-04-01" calcext:value-type="date">
            <text:p>01/04/11</text:p>
          </table:table-cell>
          <table:table-cell office:value-type="float" office:value="109.9879632371" calcext:value-type="float">
            <text:p>109,9879632371</text:p>
          </table:table-cell>
          <table:table-cell office:value-type="float" office:value="509.7955862169" calcext:value-type="float">
            <text:p>509,7955862169</text:p>
          </table:table-cell>
          <table:table-cell office:value-type="float" office:value="165.3489979097" calcext:value-type="float">
            <text:p>165,3489979097</text:p>
          </table:table-cell>
          <table:table-cell table:number-columns-repeated="16380"/>
        </table:table-row>
        <table:table-row table:style-name="ro2">
          <table:table-cell office:value-type="date" office:date-value="2011-05-01" calcext:value-type="date">
            <text:p>01/05/11</text:p>
          </table:table-cell>
          <table:table-cell office:value-type="float" office:value="112.5834010972" calcext:value-type="float">
            <text:p>112,5834010972</text:p>
          </table:table-cell>
          <table:table-cell office:value-type="float" office:value="685.197915781" calcext:value-type="float">
            <text:p>685,197915781</text:p>
          </table:table-cell>
          <table:table-cell office:value-type="float" office:value="168.3612615297" calcext:value-type="float">
            <text:p>168,3612615297</text:p>
          </table:table-cell>
          <table:table-cell table:number-columns-repeated="16380"/>
        </table:table-row>
        <table:table-row table:style-name="ro2">
          <table:table-cell office:value-type="date" office:date-value="2011-06-01" calcext:value-type="date">
            <text:p>01/06/11</text:p>
          </table:table-cell>
          <table:table-cell office:value-type="float" office:value="106.4894480163" calcext:value-type="float">
            <text:p>106,4894480163</text:p>
          </table:table-cell>
          <table:table-cell office:value-type="float" office:value="700.1153850825" calcext:value-type="float">
            <text:p>700,1153850825</text:p>
          </table:table-cell>
          <table:table-cell office:value-type="float" office:value="155.8668023297" calcext:value-type="float">
            <text:p>155,8668023297</text:p>
          </table:table-cell>
          <table:table-cell table:number-columns-repeated="16380"/>
        </table:table-row>
        <table:table-row table:style-name="ro2">
          <table:table-cell office:value-type="date" office:date-value="2011-07-01" calcext:value-type="date">
            <text:p>01/07/11</text:p>
          </table:table-cell>
          <table:table-cell office:value-type="float" office:value="107.398270674" calcext:value-type="float">
            <text:p>107,398270674</text:p>
          </table:table-cell>
          <table:table-cell office:value-type="float" office:value="706.8854529775" calcext:value-type="float">
            <text:p>706,8854529775</text:p>
          </table:table-cell>
          <table:table-cell office:value-type="float" office:value="174.7451682596" calcext:value-type="float">
            <text:p>174,7451682596</text:p>
          </table:table-cell>
          <table:table-cell table:number-columns-repeated="16380"/>
        </table:table-row>
        <table:table-row table:style-name="ro2">
          <table:table-cell office:value-type="date" office:date-value="2011-08-01" calcext:value-type="date">
            <text:p>01/08/11</text:p>
          </table:table-cell>
          <table:table-cell office:value-type="float" office:value="109.656172343" calcext:value-type="float">
            <text:p>109,656172343</text:p>
          </table:table-cell>
          <table:table-cell office:value-type="float" office:value="683.1719966478" calcext:value-type="float">
            <text:p>683,1719966478</text:p>
          </table:table-cell>
          <table:table-cell office:value-type="float" office:value="142.8544642397" calcext:value-type="float">
            <text:p>142,8544642397</text:p>
          </table:table-cell>
          <table:table-cell table:number-columns-repeated="16380"/>
        </table:table-row>
        <table:table-row table:style-name="ro2">
          <table:table-cell office:value-type="date" office:date-value="2011-09-01" calcext:value-type="date">
            <text:p>01/09/11</text:p>
          </table:table-cell>
          <table:table-cell office:value-type="float" office:value="107.4083249435" calcext:value-type="float">
            <text:p>107,4083249435</text:p>
          </table:table-cell>
          <table:table-cell office:value-type="float" office:value="449.8925096863" calcext:value-type="float">
            <text:p>449,8925096863</text:p>
          </table:table-cell>
          <table:table-cell office:value-type="float" office:value="169.1853310797" calcext:value-type="float">
            <text:p>169,1853310797</text:p>
          </table:table-cell>
          <table:table-cell table:number-columns-repeated="16380"/>
        </table:table-row>
        <table:table-row table:style-name="ro2">
          <table:table-cell office:value-type="date" office:date-value="2011-10-01" calcext:value-type="date">
            <text:p>01/10/11</text:p>
          </table:table-cell>
          <table:table-cell office:value-type="float" office:value="106.0711070975" calcext:value-type="float">
            <text:p>106,0711070975</text:p>
          </table:table-cell>
          <table:table-cell office:value-type="float" office:value="715.7834647104" calcext:value-type="float">
            <text:p>715,7834647104</text:p>
          </table:table-cell>
          <table:table-cell office:value-type="float" office:value="165.7760028397" calcext:value-type="float">
            <text:p>165,7760028397</text:p>
          </table:table-cell>
          <table:table-cell table:number-columns-repeated="16380"/>
        </table:table-row>
        <table:table-row table:style-name="ro2">
          <table:table-cell office:value-type="date" office:date-value="2011-11-01" calcext:value-type="date">
            <text:p>01/11/11</text:p>
          </table:table-cell>
          <table:table-cell office:value-type="float" office:value="102.0106185362" calcext:value-type="float">
            <text:p>102,0106185362</text:p>
          </table:table-cell>
          <table:table-cell office:value-type="float" office:value="674.9444329734" calcext:value-type="float">
            <text:p>674,9444329734</text:p>
          </table:table-cell>
          <table:table-cell office:value-type="float" office:value="157.9052214397" calcext:value-type="float">
            <text:p>157,9052214397</text:p>
          </table:table-cell>
          <table:table-cell table:number-columns-repeated="16380"/>
        </table:table-row>
        <table:table-row table:style-name="ro2">
          <table:table-cell office:value-type="date" office:date-value="2011-12-01" calcext:value-type="date">
            <text:p>01/12/11</text:p>
          </table:table-cell>
          <table:table-cell office:value-type="float" office:value="102.1628689032" calcext:value-type="float">
            <text:p>102,1628689032</text:p>
          </table:table-cell>
          <table:table-cell office:value-type="float" office:value="698.3226652739" calcext:value-type="float">
            <text:p>698,3226652739</text:p>
          </table:table-cell>
          <table:table-cell office:value-type="float" office:value="106.0551229898" calcext:value-type="float">
            <text:p>106,0551229898</text:p>
          </table:table-cell>
          <table:table-cell table:number-columns-repeated="16380"/>
        </table:table-row>
        <table:table-row table:style-name="ro2">
          <table:table-cell office:value-type="date" office:date-value="2012-01-01" calcext:value-type="date">
            <text:p>01/01/12</text:p>
          </table:table-cell>
          <table:table-cell office:value-type="float" office:value="94.8131978851" calcext:value-type="float">
            <text:p>94,8131978851</text:p>
          </table:table-cell>
          <table:table-cell office:value-type="float" office:value="664.180826643" calcext:value-type="float">
            <text:p>664,180826643</text:p>
          </table:table-cell>
          <table:table-cell office:value-type="float" office:value="164.6425482997" calcext:value-type="float">
            <text:p>164,6425482997</text:p>
          </table:table-cell>
          <table:table-cell table:number-columns-repeated="16380"/>
        </table:table-row>
        <table:table-row table:style-name="ro2">
          <table:table-cell office:value-type="date" office:date-value="2012-02-01" calcext:value-type="date">
            <text:p>01/02/12</text:p>
          </table:table-cell>
          <table:table-cell office:value-type="float" office:value="91.753827303" calcext:value-type="float">
            <text:p>91,753827303</text:p>
          </table:table-cell>
          <table:table-cell office:value-type="float" office:value="601.7271324985" calcext:value-type="float">
            <text:p>601,7271324985</text:p>
          </table:table-cell>
          <table:table-cell office:value-type="float" office:value="107.3154596198" calcext:value-type="float">
            <text:p>107,3154596198</text:p>
          </table:table-cell>
          <table:table-cell table:number-columns-repeated="16380"/>
        </table:table-row>
        <table:table-row table:style-name="ro2">
          <table:table-cell office:value-type="date" office:date-value="2012-03-01" calcext:value-type="date">
            <text:p>01/03/12</text:p>
          </table:table-cell>
          <table:table-cell office:value-type="float" office:value="102.2174492234" calcext:value-type="float">
            <text:p>102,2174492234</text:p>
          </table:table-cell>
          <table:table-cell office:value-type="float" office:value="615.8502666003" calcext:value-type="float">
            <text:p>615,8502666003</text:p>
          </table:table-cell>
          <table:table-cell office:value-type="float" office:value="137.4012407797" calcext:value-type="float">
            <text:p>137,4012407797</text:p>
          </table:table-cell>
          <table:table-cell table:number-columns-repeated="16380"/>
        </table:table-row>
        <table:table-row table:style-name="ro2">
          <table:table-cell office:value-type="date" office:date-value="2012-04-01" calcext:value-type="date">
            <text:p>01/04/12</text:p>
          </table:table-cell>
          <table:table-cell office:value-type="float" office:value="100.2425034251" calcext:value-type="float">
            <text:p>100,2425034251</text:p>
          </table:table-cell>
          <table:table-cell office:value-type="float" office:value="613.5911481423" calcext:value-type="float">
            <text:p>613,5911481423</text:p>
          </table:table-cell>
          <table:table-cell office:value-type="float" office:value="132.0951782797" calcext:value-type="float">
            <text:p>132,0951782797</text:p>
          </table:table-cell>
          <table:table-cell table:number-columns-repeated="16380"/>
        </table:table-row>
        <table:table-row table:style-name="ro2">
          <table:table-cell office:value-type="date" office:date-value="2012-05-01" calcext:value-type="date">
            <text:p>01/05/12</text:p>
          </table:table-cell>
          <table:table-cell office:value-type="float" office:value="101.1531329787" calcext:value-type="float">
            <text:p>101,1531329787</text:p>
          </table:table-cell>
          <table:table-cell office:value-type="float" office:value="638.0260648829" calcext:value-type="float">
            <text:p>638,0260648829</text:p>
          </table:table-cell>
          <table:table-cell office:value-type="float" office:value="120.4420970598" calcext:value-type="float">
            <text:p>120,4420970598</text:p>
          </table:table-cell>
          <table:table-cell table:number-columns-repeated="16380"/>
        </table:table-row>
        <table:table-row table:style-name="ro2">
          <table:table-cell office:value-type="date" office:date-value="2012-06-01" calcext:value-type="date">
            <text:p>01/06/12</text:p>
          </table:table-cell>
          <table:table-cell office:value-type="float" office:value="95.9938563914" calcext:value-type="float">
            <text:p>95,9938563914</text:p>
          </table:table-cell>
          <table:table-cell office:value-type="float" office:value="655.1297778534" calcext:value-type="float">
            <text:p>655,1297778534</text:p>
          </table:table-cell>
          <table:table-cell office:value-type="float" office:value="140.7313497297" calcext:value-type="float">
            <text:p>140,7313497297</text:p>
          </table:table-cell>
          <table:table-cell table:number-columns-repeated="16380"/>
        </table:table-row>
        <table:table-row table:style-name="ro2">
          <table:table-cell office:value-type="date" office:date-value="2012-07-01" calcext:value-type="date">
            <text:p>01/07/12</text:p>
          </table:table-cell>
          <table:table-cell office:value-type="float" office:value="96.878632109" calcext:value-type="float">
            <text:p>96,878632109</text:p>
          </table:table-cell>
          <table:table-cell office:value-type="float" office:value="634.491637618" calcext:value-type="float">
            <text:p>634,491637618</text:p>
          </table:table-cell>
          <table:table-cell office:value-type="float" office:value="127.1551514397" calcext:value-type="float">
            <text:p>127,1551514397</text:p>
          </table:table-cell>
          <table:table-cell table:number-columns-repeated="16380"/>
        </table:table-row>
        <table:table-row table:style-name="ro2">
          <table:table-cell office:value-type="date" office:date-value="2012-08-01" calcext:value-type="date">
            <text:p>01/08/12</text:p>
          </table:table-cell>
          <table:table-cell office:value-type="float" office:value="98.7128181341" calcext:value-type="float">
            <text:p>98,7128181341</text:p>
          </table:table-cell>
          <table:table-cell office:value-type="float" office:value="644.1839845505" calcext:value-type="float">
            <text:p>644,1839845505</text:p>
          </table:table-cell>
          <table:table-cell office:value-type="float" office:value="81.7745603048" calcext:value-type="float">
            <text:p>81,7745603048</text:p>
          </table:table-cell>
          <table:table-cell table:number-columns-repeated="16380"/>
        </table:table-row>
        <table:table-row table:style-name="ro2">
          <table:table-cell office:value-type="date" office:date-value="2012-09-01" calcext:value-type="date">
            <text:p>01/09/12</text:p>
          </table:table-cell>
          <table:table-cell office:value-type="float" office:value="94.2573404131" calcext:value-type="float">
            <text:p>94,2573404131</text:p>
          </table:table-cell>
          <table:table-cell office:value-type="float" office:value="648.1993854226" calcext:value-type="float">
            <text:p>648,1993854226</text:p>
          </table:table-cell>
          <table:table-cell office:value-type="float" office:value="126.3861587797" calcext:value-type="float">
            <text:p>126,3861587797</text:p>
          </table:table-cell>
          <table:table-cell table:number-columns-repeated="16380"/>
        </table:table-row>
        <table:table-row table:style-name="ro2">
          <table:table-cell office:value-type="date" office:date-value="2012-10-01" calcext:value-type="date">
            <text:p>01/10/12</text:p>
          </table:table-cell>
          <table:table-cell office:value-type="float" office:value="96.1389251373" calcext:value-type="float">
            <text:p>96,1389251373</text:p>
          </table:table-cell>
          <table:table-cell office:value-type="float" office:value="642.6973388556" calcext:value-type="float">
            <text:p>642,6973388556</text:p>
          </table:table-cell>
          <table:table-cell office:value-type="float" office:value="136.0984458197" calcext:value-type="float">
            <text:p>136,0984458197</text:p>
          </table:table-cell>
          <table:table-cell table:number-columns-repeated="16380"/>
        </table:table-row>
        <table:table-row table:style-name="ro2">
          <table:table-cell office:value-type="date" office:date-value="2012-11-01" calcext:value-type="date">
            <text:p>01/11/12</text:p>
          </table:table-cell>
          <table:table-cell office:value-type="float" office:value="94.0878541555" calcext:value-type="float">
            <text:p>94,0878541555</text:p>
          </table:table-cell>
          <table:table-cell office:value-type="float" office:value="625.4551637861" calcext:value-type="float">
            <text:p>625,4551637861</text:p>
          </table:table-cell>
          <table:table-cell office:value-type="float" office:value="116.7867523898" calcext:value-type="float">
            <text:p>116,7867523898</text:p>
          </table:table-cell>
          <table:table-cell table:number-columns-repeated="16380"/>
        </table:table-row>
        <table:table-row table:style-name="ro2">
          <table:table-cell office:value-type="date" office:date-value="2012-12-01" calcext:value-type="date">
            <text:p>01/12/12</text:p>
          </table:table-cell>
          <table:table-cell office:value-type="float" office:value="95.3417651969" calcext:value-type="float">
            <text:p>95,3417651969</text:p>
          </table:table-cell>
          <table:table-cell office:value-type="float" office:value="631.7588330317" calcext:value-type="float">
            <text:p>631,7588330317</text:p>
          </table:table-cell>
          <table:table-cell office:value-type="float" office:value="86.8626423878" calcext:value-type="float">
            <text:p>86,8626423878</text:p>
          </table:table-cell>
          <table:table-cell table:number-columns-repeated="16380"/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88.4828064817" calcext:value-type="float">
            <text:p>88,4828064817</text:p>
          </table:table-cell>
          <table:table-cell office:value-type="float" office:value="600.8744974676" calcext:value-type="float">
            <text:p>600,8744974676</text:p>
          </table:table-cell>
          <table:table-cell office:value-type="float" office:value="114.6928076698" calcext:value-type="float">
            <text:p>114,6928076698</text:p>
          </table:table-cell>
          <table:table-cell table:number-columns-repeated="16380"/>
        </table:table-row>
        <table:table-row table:style-name="ro2">
          <table:table-cell office:value-type="date" office:date-value="2013-02-01" calcext:value-type="date">
            <text:p>01/02/13</text:p>
          </table:table-cell>
          <table:table-cell office:value-type="float" office:value="86.4896955711" calcext:value-type="float">
            <text:p>86,4896955711</text:p>
          </table:table-cell>
          <table:table-cell office:value-type="float" office:value="568.0881299115" calcext:value-type="float">
            <text:p>568,0881299115</text:p>
          </table:table-cell>
          <table:table-cell office:value-type="float" office:value="105.6133337398" calcext:value-type="float">
            <text:p>105,6133337398</text:p>
          </table:table-cell>
          <table:table-cell table:number-columns-repeated="16380"/>
        </table:table-row>
        <table:table-row table:style-name="ro2">
          <table:table-cell office:value-type="date" office:date-value="2013-03-01" calcext:value-type="date">
            <text:p>01/03/13</text:p>
          </table:table-cell>
          <table:table-cell office:value-type="float" office:value="96.2759681423" calcext:value-type="float">
            <text:p>96,2759681423</text:p>
          </table:table-cell>
          <table:table-cell office:value-type="float" office:value="581.1181421787" calcext:value-type="float">
            <text:p>581,1181421787</text:p>
          </table:table-cell>
          <table:table-cell office:value-type="float" office:value="106.2014140198" calcext:value-type="float">
            <text:p>106,2014140198</text:p>
          </table:table-cell>
          <table:table-cell table:number-columns-repeated="16380"/>
        </table:table-row>
        <table:table-row table:style-name="ro2">
          <table:table-cell office:value-type="date" office:date-value="2013-04-01" calcext:value-type="date">
            <text:p>01/04/13</text:p>
          </table:table-cell>
          <table:table-cell office:value-type="float" office:value="91.4263417063" calcext:value-type="float">
            <text:p>91,4263417063</text:p>
          </table:table-cell>
          <table:table-cell office:value-type="float" office:value="584.6744318803" calcext:value-type="float">
            <text:p>584,6744318803</text:p>
          </table:table-cell>
          <table:table-cell office:value-type="float" office:value="119.0863576798" calcext:value-type="float">
            <text:p>119,0863576798</text:p>
          </table:table-cell>
          <table:table-cell table:number-columns-repeated="16380"/>
        </table:table-row>
        <table:table-row table:style-name="ro2">
          <table:table-cell office:value-type="date" office:date-value="2013-05-01" calcext:value-type="date">
            <text:p>01/05/13</text:p>
          </table:table-cell>
          <table:table-cell office:value-type="float" office:value="94.6713269002" calcext:value-type="float">
            <text:p>94,6713269002</text:p>
          </table:table-cell>
          <table:table-cell office:value-type="float" office:value="614.4875080466" calcext:value-type="float">
            <text:p>614,4875080466</text:p>
          </table:table-cell>
          <table:table-cell office:value-type="float" office:value="101.8745896098" calcext:value-type="float">
            <text:p>101,8745896098</text:p>
          </table:table-cell>
          <table:table-cell table:number-columns-repeated="16380"/>
        </table:table-row>
        <table:table-row table:style-name="ro2">
          <table:table-cell office:value-type="date" office:date-value="2013-06-01" calcext:value-type="date">
            <text:p>01/06/13</text:p>
          </table:table-cell>
          <table:table-cell office:value-type="float" office:value="93.4174805438" calcext:value-type="float">
            <text:p>93,4174805438</text:p>
          </table:table-cell>
          <table:table-cell office:value-type="float" office:value="586.7732258025" calcext:value-type="float">
            <text:p>586,7732258025</text:p>
          </table:table-cell>
          <table:table-cell office:value-type="float" office:value="104.4665672198" calcext:value-type="float">
            <text:p>104,4665672198</text:p>
          </table:table-cell>
          <table:table-cell table:number-columns-repeated="16380"/>
        </table:table-row>
        <table:table-row table:style-name="ro2">
          <table:table-cell office:value-type="date" office:date-value="2013-07-01" calcext:value-type="date">
            <text:p>01/07/13</text:p>
          </table:table-cell>
          <table:table-cell office:value-type="float" office:value="100.9971757079" calcext:value-type="float">
            <text:p>100,9971757079</text:p>
          </table:table-cell>
          <table:table-cell office:value-type="float" office:value="576.1335066134" calcext:value-type="float">
            <text:p>576,1335066134</text:p>
          </table:table-cell>
          <table:table-cell office:value-type="float" office:value="115.7391654598" calcext:value-type="float">
            <text:p>115,7391654598</text:p>
          </table:table-cell>
          <table:table-cell table:number-columns-repeated="16380"/>
        </table:table-row>
        <table:table-row table:style-name="ro2">
          <table:table-cell office:value-type="date" office:date-value="2013-08-01" calcext:value-type="date">
            <text:p>01/08/13</text:p>
          </table:table-cell>
          <table:table-cell office:value-type="float" office:value="105.8617126251" calcext:value-type="float">
            <text:p>105,8617126251</text:p>
          </table:table-cell>
          <table:table-cell office:value-type="float" office:value="559.1318183474" calcext:value-type="float">
            <text:p>559,1318183474</text:p>
          </table:table-cell>
          <table:table-cell office:value-type="float" office:value="69.0645656439" calcext:value-type="float">
            <text:p>69,0645656439</text:p>
          </table:table-cell>
          <table:table-cell table:number-columns-repeated="16380"/>
        </table:table-row>
        <table:table-row table:style-name="ro2">
          <table:table-cell office:value-type="date" office:date-value="2013-09-01" calcext:value-type="date">
            <text:p>01/09/13</text:p>
          </table:table-cell>
          <table:table-cell office:value-type="float" office:value="96.4900752394" calcext:value-type="float">
            <text:p>96,4900752394</text:p>
          </table:table-cell>
          <table:table-cell office:value-type="float" office:value="465.9978380479" calcext:value-type="float">
            <text:p>465,9978380479</text:p>
          </table:table-cell>
          <table:table-cell office:value-type="float" office:value="109.3908768798" calcext:value-type="float">
            <text:p>109,3908768798</text:p>
          </table:table-cell>
          <table:table-cell table:number-columns-repeated="16380"/>
        </table:table-row>
        <table:table-row table:style-name="ro2">
          <table:table-cell office:value-type="date" office:date-value="2013-10-01" calcext:value-type="date">
            <text:p>01/10/13</text:p>
          </table:table-cell>
          <table:table-cell office:value-type="float" office:value="94.8735196884" calcext:value-type="float">
            <text:p>94,8735196884</text:p>
          </table:table-cell>
          <table:table-cell office:value-type="float" office:value="203.4518358374" calcext:value-type="float">
            <text:p>203,4518358374</text:p>
          </table:table-cell>
          <table:table-cell office:value-type="float" office:value="113.9229932298" calcext:value-type="float">
            <text:p>113,9229932298</text:p>
          </table:table-cell>
          <table:table-cell table:number-columns-repeated="16380"/>
        </table:table-row>
        <table:table-row table:style-name="ro2">
          <table:table-cell office:value-type="date" office:date-value="2013-11-01" calcext:value-type="date">
            <text:p>01/11/13</text:p>
          </table:table-cell>
          <table:table-cell office:value-type="float" office:value="91.1925684588" calcext:value-type="float">
            <text:p>91,1925684588</text:p>
          </table:table-cell>
          <table:table-cell office:value-type="float" office:value="47.6018121531" calcext:value-type="float">
            <text:p>47,6018121531</text:p>
          </table:table-cell>
          <table:table-cell office:value-type="float" office:value="94.3465249008" calcext:value-type="float">
            <text:p>94,3465249008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01/12/13</text:p>
          </table:table-cell>
          <table:table-cell office:value-type="float" office:value="94.6928444724" calcext:value-type="float">
            <text:p>94,6928444724</text:p>
          </table:table-cell>
          <table:table-cell office:value-type="float" office:value="26.7013226774" calcext:value-type="float">
            <text:p>26,7013226774</text:p>
          </table:table-cell>
          <table:table-cell office:value-type="float" office:value="80.9428393578" calcext:value-type="float">
            <text:p>80,9428393578</text:p>
          </table:table-cell>
          <table:table-cell table:number-columns-repeated="16380"/>
        </table:table-row>
        <table:table-row table:style-name="ro2">
          <table:table-cell office:value-type="date" office:date-value="2014-01-01" calcext:value-type="date">
            <text:p>01/01/14</text:p>
          </table:table-cell>
          <table:table-cell office:value-type="float" office:value="91.7519549569" calcext:value-type="float">
            <text:p>91,7519549569</text:p>
          </table:table-cell>
          <table:table-cell office:value-type="float" office:value="14.0211093972" calcext:value-type="float">
            <text:p>14,0211093972</text:p>
          </table:table-cell>
          <table:table-cell office:value-type="float" office:value="107.0595451998" calcext:value-type="float">
            <text:p>107,0595451998</text:p>
          </table:table-cell>
          <table:table-cell table:number-columns-repeated="16380"/>
        </table:table-row>
        <table:table-row table:style-name="ro2">
          <table:table-cell office:value-type="date" office:date-value="2014-02-01" calcext:value-type="date">
            <text:p>01/02/14</text:p>
          </table:table-cell>
          <table:table-cell office:value-type="float" office:value="82.2866017289" calcext:value-type="float">
            <text:p>82,2866017289</text:p>
          </table:table-cell>
          <table:table-cell office:value-type="float" office:value="35.0163360985" calcext:value-type="float">
            <text:p>35,0163360985</text:p>
          </table:table-cell>
          <table:table-cell office:value-type="float" office:value="103.1101447998" calcext:value-type="float">
            <text:p>103,1101447998</text:p>
          </table:table-cell>
          <table:table-cell table:number-columns-repeated="16380"/>
        </table:table-row>
        <table:table-row table:style-name="ro2">
          <table:table-cell office:value-type="date" office:date-value="2014-03-01" calcext:value-type="date">
            <text:p>01/03/14</text:p>
          </table:table-cell>
          <table:table-cell office:value-type="float" office:value="92.8279886913" calcext:value-type="float">
            <text:p>92,8279886913</text:p>
          </table:table-cell>
          <table:table-cell office:value-type="float" office:value="41.2689929919" calcext:value-type="float">
            <text:p>41,2689929919</text:p>
          </table:table-cell>
          <table:table-cell office:value-type="float" office:value="113.5076419798" calcext:value-type="float">
            <text:p>113,5076419798</text:p>
          </table:table-cell>
          <table:table-cell table:number-columns-repeated="16380"/>
        </table:table-row>
        <table:table-row table:style-name="ro2">
          <table:table-cell office:value-type="date" office:date-value="2014-04-01" calcext:value-type="date">
            <text:p>01/04/14</text:p>
          </table:table-cell>
          <table:table-cell office:value-type="float" office:value="90.8280250782" calcext:value-type="float">
            <text:p>90,8280250782</text:p>
          </table:table-cell>
          <table:table-cell office:value-type="float" office:value="42.6098891089" calcext:value-type="float">
            <text:p>42,6098891089</text:p>
          </table:table-cell>
          <table:table-cell office:value-type="float" office:value="116.3381310598" calcext:value-type="float">
            <text:p>116,3381310598</text:p>
          </table:table-cell>
          <table:table-cell table:number-columns-repeated="16380"/>
        </table:table-row>
        <table:table-row table:style-name="ro2">
          <table:table-cell office:value-type="date" office:date-value="2014-05-01" calcext:value-type="date">
            <text:p>01/05/14</text:p>
          </table:table-cell>
          <table:table-cell office:value-type="float" office:value="94.4900383738" calcext:value-type="float">
            <text:p>94,4900383738</text:p>
          </table:table-cell>
          <table:table-cell office:value-type="float" office:value="44.5192085798" calcext:value-type="float">
            <text:p>44,5192085798</text:p>
          </table:table-cell>
          <table:table-cell office:value-type="float" office:value="98.4028853268" calcext:value-type="float">
            <text:p>98,4028853268</text:p>
          </table:table-cell>
          <table:table-cell table:number-columns-repeated="16380"/>
        </table:table-row>
        <table:table-row table:style-name="ro2">
          <table:table-cell office:value-type="date" office:date-value="2014-06-01" calcext:value-type="date">
            <text:p>01/06/14</text:p>
          </table:table-cell>
          <table:table-cell office:value-type="float" office:value="88.9458098833" calcext:value-type="float">
            <text:p>88,9458098833</text:p>
          </table:table-cell>
          <table:table-cell office:value-type="float" office:value="23.1814703703" calcext:value-type="float">
            <text:p>23,1814703703</text:p>
          </table:table-cell>
          <table:table-cell office:value-type="float" office:value="110.3522387498" calcext:value-type="float">
            <text:p>110,3522387498</text:p>
          </table:table-cell>
          <table:table-cell table:number-columns-repeated="16380"/>
        </table:table-row>
        <table:table-row table:style-name="ro2">
          <table:table-cell office:value-type="date" office:date-value="2014-07-01" calcext:value-type="date">
            <text:p>01/07/14</text:p>
          </table:table-cell>
          <table:table-cell office:value-type="float" office:value="95.2843083979" calcext:value-type="float">
            <text:p>95,2843083979</text:p>
          </table:table-cell>
          <table:table-cell office:value-type="float" office:value="17.6065490144" calcext:value-type="float">
            <text:p>17,6065490144</text:p>
          </table:table-cell>
          <table:table-cell office:value-type="float" office:value="114.9771822898" calcext:value-type="float">
            <text:p>114,9771822898</text:p>
          </table:table-cell>
          <table:table-cell table:number-columns-repeated="16380"/>
        </table:table-row>
        <table:table-row table:style-name="ro2">
          <table:table-cell office:value-type="date" office:date-value="2014-08-01" calcext:value-type="date">
            <text:p>01/08/14</text:p>
          </table:table-cell>
          <table:table-cell office:value-type="float" office:value="93.6267903182" calcext:value-type="float">
            <text:p>93,6267903182</text:p>
          </table:table-cell>
          <table:table-cell office:value-type="float" office:value="48.804246171" calcext:value-type="float">
            <text:p>48,804246171</text:p>
          </table:table-cell>
          <table:table-cell office:value-type="float" office:value="62.7335305119" calcext:value-type="float">
            <text:p>62,7335305119</text:p>
          </table:table-cell>
          <table:table-cell table:number-columns-repeated="16380"/>
        </table:table-row>
        <table:table-row table:style-name="ro2">
          <table:table-cell office:value-type="date" office:date-value="2014-09-01" calcext:value-type="date">
            <text:p>01/09/14</text:p>
          </table:table-cell>
          <table:table-cell office:value-type="float" office:value="92.3700066789" calcext:value-type="float">
            <text:p>92,3700066789</text:p>
          </table:table-cell>
          <table:table-cell office:value-type="float" office:value="22.8316713833" calcext:value-type="float">
            <text:p>22,8316713833</text:p>
          </table:table-cell>
          <table:table-cell office:value-type="float" office:value="106.5780106298" calcext:value-type="float">
            <text:p>106,5780106298</text:p>
          </table:table-cell>
          <table:table-cell table:number-columns-repeated="16380"/>
        </table:table-row>
        <table:table-row table:style-name="ro2">
          <table:table-cell office:value-type="date" office:date-value="2014-10-01" calcext:value-type="date">
            <text:p>01/10/14</text:p>
          </table:table-cell>
          <table:table-cell office:value-type="float" office:value="95.2699451564" calcext:value-type="float">
            <text:p>95,2699451564</text:p>
          </table:table-cell>
          <table:table-cell office:value-type="float" office:value="43.7758857323" calcext:value-type="float">
            <text:p>43,7758857323</text:p>
          </table:table-cell>
          <table:table-cell office:value-type="float" office:value="102.1773401398" calcext:value-type="float">
            <text:p>102,1773401398</text:p>
          </table:table-cell>
          <table:table-cell table:number-columns-repeated="16380"/>
        </table:table-row>
        <table:table-row table:style-name="ro2">
          <table:table-cell office:value-type="date" office:date-value="2014-11-01" calcext:value-type="date">
            <text:p>01/11/14</text:p>
          </table:table-cell>
          <table:table-cell office:value-type="float" office:value="89.8751116144" calcext:value-type="float">
            <text:p>89,8751116144</text:p>
          </table:table-cell>
          <table:table-cell office:value-type="float" office:value="21.1045388848" calcext:value-type="float">
            <text:p>21,1045388848</text:p>
          </table:table-cell>
          <table:table-cell office:value-type="float" office:value="84.8753558248" calcext:value-type="float">
            <text:p>84,8753558248</text:p>
          </table:table-cell>
          <table:table-cell table:number-columns-repeated="16380"/>
        </table:table-row>
        <table:table-row table:style-name="ro2">
          <table:table-cell office:value-type="date" office:date-value="2014-12-01" calcext:value-type="date">
            <text:p>01/12/14</text:p>
          </table:table-cell>
          <table:table-cell office:value-type="float" office:value="93.3467071072" calcext:value-type="float">
            <text:p>93,3467071072</text:p>
          </table:table-cell>
          <table:table-cell office:value-type="float" office:value="21.1045388848" calcext:value-type="float">
            <text:p>21,1045388848</text:p>
          </table:table-cell>
          <table:table-cell office:value-type="float" office:value="68.1518263409" calcext:value-type="float">
            <text:p>68,1518263409</text:p>
          </table:table-cell>
          <table:table-cell table:number-columns-repeated="16380"/>
        </table:table-row>
        <table:table-row table:style-name="ro2">
          <table:table-cell office:value-type="date" office:date-value="2015-01-01" calcext:value-type="date">
            <text:p>01/01/15</text:p>
          </table:table-cell>
          <table:table-cell office:value-type="float" office:value="92.9502816392" calcext:value-type="float">
            <text:p>92,9502816392</text:p>
          </table:table-cell>
          <table:table-cell office:value-type="float" office:value="126.2409969271" calcext:value-type="float">
            <text:p>126,2409969271</text:p>
          </table:table-cell>
          <table:table-cell office:value-type="float" office:value="99.5973713498" calcext:value-type="float">
            <text:p>99,5973713498</text:p>
          </table:table-cell>
          <table:table-cell table:number-columns-repeated="16380"/>
        </table:table-row>
        <table:table-row table:style-name="ro2">
          <table:table-cell office:value-type="date" office:date-value="2015-02-01" calcext:value-type="date">
            <text:p>01/02/15</text:p>
          </table:table-cell>
          <table:table-cell office:value-type="float" office:value="87.8786210331" calcext:value-type="float">
            <text:p>87,8786210331</text:p>
          </table:table-cell>
          <table:table-cell office:value-type="float" office:value="100.9607326345" calcext:value-type="float">
            <text:p>100,9607326345</text:p>
          </table:table-cell>
          <table:table-cell office:value-type="float" office:value="92.6018774048" calcext:value-type="float">
            <text:p>92,6018774048</text:p>
          </table:table-cell>
          <table:table-cell table:number-columns-repeated="16380"/>
        </table:table-row>
        <table:table-row table:style-name="ro2">
          <table:table-cell office:value-type="date" office:date-value="2015-03-01" calcext:value-type="date">
            <text:p>01/03/15</text:p>
          </table:table-cell>
          <table:table-cell office:value-type="float" office:value="100.5785992488" calcext:value-type="float">
            <text:p>100,5785992488</text:p>
          </table:table-cell>
          <table:table-cell office:value-type="float" office:value="80.9055907109" calcext:value-type="float">
            <text:p>80,9055907109</text:p>
          </table:table-cell>
          <table:table-cell office:value-type="float" office:value="111.1824483098" calcext:value-type="float">
            <text:p>111,1824483098</text:p>
          </table:table-cell>
          <table:table-cell table:number-columns-repeated="16380"/>
        </table:table-row>
        <table:table-row table:style-name="ro2">
          <table:table-cell office:value-type="date" office:date-value="2015-04-01" calcext:value-type="date">
            <text:p>01/04/15</text:p>
          </table:table-cell>
          <table:table-cell office:value-type="float" office:value="99.5401368817" calcext:value-type="float">
            <text:p>99,5401368817</text:p>
          </table:table-cell>
          <table:table-cell office:value-type="float" office:value="119.0191053405" calcext:value-type="float">
            <text:p>119,0191053405</text:p>
          </table:table-cell>
          <table:table-cell office:value-type="float" office:value="114.3737718898" calcext:value-type="float">
            <text:p>114,3737718898</text:p>
          </table:table-cell>
          <table:table-cell table:number-columns-repeated="16380"/>
        </table:table-row>
        <table:table-row table:style-name="ro2">
          <table:table-cell office:value-type="date" office:date-value="2015-05-01" calcext:value-type="date">
            <text:p>01/05/15</text:p>
          </table:table-cell>
          <table:table-cell office:value-type="float" office:value="106.6011064484" calcext:value-type="float">
            <text:p>106,6011064484</text:p>
          </table:table-cell>
          <table:table-cell office:value-type="float" office:value="118.1081704784" calcext:value-type="float">
            <text:p>118,1081704784</text:p>
          </table:table-cell>
          <table:table-cell office:value-type="float" office:value="97.2860651148" calcext:value-type="float">
            <text:p>97,2860651148</text:p>
          </table:table-cell>
          <table:table-cell table:number-columns-repeated="16380"/>
        </table:table-row>
        <table:table-row table:style-name="ro2">
          <table:table-cell office:value-type="date" office:date-value="2015-06-01" calcext:value-type="date">
            <text:p>01/06/15</text:p>
          </table:table-cell>
          <table:table-cell office:value-type="float" office:value="102.4400753591" calcext:value-type="float">
            <text:p>102,4400753591</text:p>
          </table:table-cell>
          <table:table-cell office:value-type="float" office:value="94.7372256568" calcext:value-type="float">
            <text:p>94,7372256568</text:p>
          </table:table-cell>
          <table:table-cell office:value-type="float" office:value="114.9192368398" calcext:value-type="float">
            <text:p>114,9192368398</text:p>
          </table:table-cell>
          <table:table-cell table:number-columns-repeated="16380"/>
        </table:table-row>
        <table:table-row table:style-name="ro2">
          <table:table-cell office:value-type="date" office:date-value="2015-07-01" calcext:value-type="date">
            <text:p>01/07/15</text:p>
          </table:table-cell>
          <table:table-cell office:value-type="float" office:value="105.839854644" calcext:value-type="float">
            <text:p>105,839854644</text:p>
          </table:table-cell>
          <table:table-cell office:value-type="float" office:value="110.2449807489" calcext:value-type="float">
            <text:p>110,2449807489</text:p>
          </table:table-cell>
          <table:table-cell office:value-type="float" office:value="116.5620211798" calcext:value-type="float">
            <text:p>116,5620211798</text:p>
          </table:table-cell>
          <table:table-cell table:number-columns-repeated="16380"/>
        </table:table-row>
        <table:table-row table:style-name="ro2">
          <table:table-cell office:value-type="date" office:date-value="2015-08-01" calcext:value-type="date">
            <text:p>01/08/15</text:p>
          </table:table-cell>
          <table:table-cell office:value-type="float" office:value="100.995133255" calcext:value-type="float">
            <text:p>100,995133255</text:p>
          </table:table-cell>
          <table:table-cell office:value-type="float" office:value="96.3331835352" calcext:value-type="float">
            <text:p>96,3331835352</text:p>
          </table:table-cell>
          <table:table-cell office:value-type="float" office:value="71.6066140309" calcext:value-type="float">
            <text:p>71,6066140309</text:p>
          </table:table-cell>
          <table:table-cell table:number-columns-repeated="16380"/>
        </table:table-row>
        <table:table-row table:style-name="ro2">
          <table:table-cell office:value-type="date" office:date-value="2015-09-01" calcext:value-type="date">
            <text:p>01/09/15</text:p>
          </table:table-cell>
          <table:table-cell office:value-type="float" office:value="96.5540189547" calcext:value-type="float">
            <text:p>96,5540189547</text:p>
          </table:table-cell>
          <table:table-cell office:value-type="float" office:value="89.5266782457" calcext:value-type="float">
            <text:p>89,5266782457</text:p>
          </table:table-cell>
          <table:table-cell office:value-type="float" office:value="110.6502665598" calcext:value-type="float">
            <text:p>110,6502665598</text:p>
          </table:table-cell>
          <table:table-cell table:number-columns-repeated="16380"/>
        </table:table-row>
        <table:table-row table:style-name="ro2">
          <table:table-cell office:value-type="date" office:date-value="2015-10-01" calcext:value-type="date">
            <text:p>01/10/15</text:p>
          </table:table-cell>
          <table:table-cell office:value-type="float" office:value="101.8957085028" calcext:value-type="float">
            <text:p>101,8957085028</text:p>
          </table:table-cell>
          <table:table-cell office:value-type="float" office:value="88.3315317066" calcext:value-type="float">
            <text:p>88,3315317066</text:p>
          </table:table-cell>
          <table:table-cell office:value-type="float" office:value="101.9717321898" calcext:value-type="float">
            <text:p>101,9717321898</text:p>
          </table:table-cell>
          <table:table-cell table:number-columns-repeated="16380"/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01.4490116893" calcext:value-type="float">
            <text:p>101,4490116893</text:p>
          </table:table-cell>
          <table:table-cell office:value-type="float" office:value="90.984174025" calcext:value-type="float">
            <text:p>90,984174025</text:p>
          </table:table-cell>
          <table:table-cell office:value-type="float" office:value="94.2734887488" calcext:value-type="float">
            <text:p>94,2734887488</text:p>
          </table:table-cell>
          <table:table-cell table:number-columns-repeated="16380"/>
        </table:table-row>
        <table:table-row table:style-name="ro2">
          <table:table-cell office:value-type="date" office:date-value="2015-12-01" calcext:value-type="date">
            <text:p>01/12/15</text:p>
          </table:table-cell>
          <table:table-cell office:value-type="float" office:value="103.277452344" calcext:value-type="float">
            <text:p>103,277452344</text:p>
          </table:table-cell>
          <table:table-cell office:value-type="float" office:value="84.6076299904" calcext:value-type="float">
            <text:p>84,6076299904</text:p>
          </table:table-cell>
          <table:table-cell office:value-type="float" office:value="74.9751063808" calcext:value-type="float">
            <text:p>74,9751063808</text:p>
          </table:table-cell>
          <table:table-cell table:number-columns-repeated="16380"/>
        </table:table-row>
        <table:table-row table:style-name="ro2">
          <table:table-cell office:value-type="date" office:date-value="2016-01-01" calcext:value-type="date">
            <text:p>01/01/16</text:p>
          </table:table-cell>
          <table:table-cell office:value-type="float" office:value="100.6159436769" calcext:value-type="float">
            <text:p>100,6159436769</text:p>
          </table:table-cell>
          <table:table-cell office:value-type="float" office:value="136.9317284685" calcext:value-type="float">
            <text:p>136,9317284685</text:p>
          </table:table-cell>
          <table:table-cell office:value-type="float" office:value="99.0630228738" calcext:value-type="float">
            <text:p>99,0630228738</text:p>
          </table:table-cell>
          <table:table-cell table:number-columns-repeated="16380"/>
        </table:table-row>
        <table:table-row table:style-name="ro2">
          <table:table-cell office:value-type="date" office:date-value="2016-02-01" calcext:value-type="date">
            <text:p>01/02/16</text:p>
          </table:table-cell>
          <table:table-cell office:value-type="float" office:value="97.7002056337" calcext:value-type="float">
            <text:p>97,7002056337</text:p>
          </table:table-cell>
          <table:table-cell office:value-type="float" office:value="151.0694375281" calcext:value-type="float">
            <text:p>151,0694375281</text:p>
          </table:table-cell>
          <table:table-cell office:value-type="float" office:value="99.3482458418" calcext:value-type="float">
            <text:p>99,3482458418</text:p>
          </table:table-cell>
          <table:table-cell table:number-columns-repeated="16380"/>
        </table:table-row>
        <table:table-row table:style-name="ro2">
          <table:table-cell office:value-type="date" office:date-value="2016-03-01" calcext:value-type="date">
            <text:p>01/03/16</text:p>
          </table:table-cell>
          <table:table-cell office:value-type="float" office:value="102.4989646497" calcext:value-type="float">
            <text:p>102,4989646497</text:p>
          </table:table-cell>
          <table:table-cell office:value-type="float" office:value="156.2435475447" calcext:value-type="float">
            <text:p>156,2435475447</text:p>
          </table:table-cell>
          <table:table-cell office:value-type="float" office:value="93.4221805288" calcext:value-type="float">
            <text:p>93,4221805288</text:p>
          </table:table-cell>
          <table:table-cell table:number-columns-repeated="16380"/>
        </table:table-row>
        <table:table-row table:style-name="ro2">
          <table:table-cell office:value-type="date" office:date-value="2016-04-01" calcext:value-type="date">
            <text:p>01/04/16</text:p>
          </table:table-cell>
          <table:table-cell office:value-type="float" office:value="101.5466817321" calcext:value-type="float">
            <text:p>101,5466817321</text:p>
          </table:table-cell>
          <table:table-cell office:value-type="float" office:value="122.3567706752" calcext:value-type="float">
            <text:p>122,3567706752</text:p>
          </table:table-cell>
          <table:table-cell office:value-type="float" office:value="101.7522870098" calcext:value-type="float">
            <text:p>101,7522870098</text:p>
          </table:table-cell>
          <table:table-cell table:number-columns-repeated="16380"/>
        </table:table-row>
        <table:table-row table:style-name="ro2">
          <table:table-cell office:value-type="date" office:date-value="2016-05-01" calcext:value-type="date">
            <text:p>01/05/16</text:p>
          </table:table-cell>
          <table:table-cell office:value-type="float" office:value="100.282716472" calcext:value-type="float">
            <text:p>100,282716472</text:p>
          </table:table-cell>
          <table:table-cell office:value-type="float" office:value="148.7665941967" calcext:value-type="float">
            <text:p>148,7665941967</text:p>
          </table:table-cell>
          <table:table-cell office:value-type="float" office:value="95.5501371638" calcext:value-type="float">
            <text:p>95,5501371638</text:p>
          </table:table-cell>
          <table:table-cell table:number-columns-repeated="16380"/>
        </table:table-row>
        <table:table-row table:style-name="ro2">
          <table:table-cell office:value-type="date" office:date-value="2016-06-01" calcext:value-type="date">
            <text:p>01/06/16</text:p>
          </table:table-cell>
          <table:table-cell office:value-type="float" office:value="95.8674560066" calcext:value-type="float">
            <text:p>95,8674560066</text:p>
          </table:table-cell>
          <table:table-cell office:value-type="float" office:value="135.773019324" calcext:value-type="float">
            <text:p>135,773019324</text:p>
          </table:table-cell>
          <table:table-cell office:value-type="float" office:value="108.2525973598" calcext:value-type="float">
            <text:p>108,2525973598</text:p>
          </table:table-cell>
          <table:table-cell table:number-columns-repeated="16380"/>
        </table:table-row>
        <table:table-row table:style-name="ro2">
          <table:table-cell office:value-type="date" office:date-value="2016-07-01" calcext:value-type="date">
            <text:p>01/07/16</text:p>
          </table:table-cell>
          <table:table-cell office:value-type="float" office:value="99.9552345637" calcext:value-type="float">
            <text:p>99,9552345637</text:p>
          </table:table-cell>
          <table:table-cell office:value-type="float" office:value="149.6848165377" calcext:value-type="float">
            <text:p>149,6848165377</text:p>
          </table:table-cell>
          <table:table-cell office:value-type="float" office:value="89.2149997338" calcext:value-type="float">
            <text:p>89,2149997338</text:p>
          </table:table-cell>
          <table:table-cell table:number-columns-repeated="16380"/>
        </table:table-row>
        <table:table-row table:style-name="ro2">
          <table:table-cell office:value-type="date" office:date-value="2016-08-01" calcext:value-type="date">
            <text:p>01/08/16</text:p>
          </table:table-cell>
          <table:table-cell office:value-type="float" office:value="98.3405476704" calcext:value-type="float">
            <text:p>98,3405476704</text:p>
          </table:table-cell>
          <table:table-cell office:value-type="float" office:value="157.0160203078" calcext:value-type="float">
            <text:p>157,0160203078</text:p>
          </table:table-cell>
          <table:table-cell office:value-type="float" office:value="75.0796776148" calcext:value-type="float">
            <text:p>75,0796776148</text:p>
          </table:table-cell>
          <table:table-cell table:number-columns-repeated="16380"/>
        </table:table-row>
        <table:table-row table:style-name="ro2">
          <table:table-cell office:value-type="date" office:date-value="2016-09-01" calcext:value-type="date">
            <text:p>01/09/16</text:p>
          </table:table-cell>
          <table:table-cell office:value-type="float" office:value="92.4692825321" calcext:value-type="float">
            <text:p>92,4692825321</text:p>
          </table:table-cell>
          <table:table-cell office:value-type="float" office:value="117.853108717" calcext:value-type="float">
            <text:p>117,853108717</text:p>
          </table:table-cell>
          <table:table-cell office:value-type="float" office:value="118.0685267898" calcext:value-type="float">
            <text:p>118,0685267898</text:p>
          </table:table-cell>
          <table:table-cell table:number-columns-repeated="16380"/>
        </table:table-row>
        <table:table-row table:style-name="ro2">
          <table:table-cell office:value-type="date" office:date-value="2016-10-01" calcext:value-type="date">
            <text:p>01/10/16</text:p>
          </table:table-cell>
          <table:table-cell office:value-type="float" office:value="96.65599797" calcext:value-type="float">
            <text:p>96,65599797</text:p>
          </table:table-cell>
          <table:table-cell office:value-type="float" office:value="75.0027328046" calcext:value-type="float">
            <text:p>75,0027328046</text:p>
          </table:table-cell>
          <table:table-cell office:value-type="float" office:value="93.3520979478" calcext:value-type="float">
            <text:p>93,3520979478</text:p>
          </table:table-cell>
          <table:table-cell table:number-columns-repeated="16380"/>
        </table:table-row>
        <table:table-row table:style-name="ro2">
          <table:table-cell office:value-type="date" office:date-value="2016-11-01" calcext:value-type="date">
            <text:p>01/11/16</text:p>
          </table:table-cell>
          <table:table-cell office:value-type="float" office:value="91.0431620198" calcext:value-type="float">
            <text:p>91,0431620198</text:p>
          </table:table-cell>
          <table:table-cell office:value-type="float" office:value="119.689553399" calcext:value-type="float">
            <text:p>119,689553399</text:p>
          </table:table-cell>
          <table:table-cell office:value-type="float" office:value="95.1865781138" calcext:value-type="float">
            <text:p>95,1865781138</text:p>
          </table:table-cell>
          <table:table-cell table:number-columns-repeated="16380"/>
        </table:table-row>
        <table:table-row table:style-name="ro2">
          <table:table-cell office:value-type="date" office:date-value="2016-12-01" calcext:value-type="date">
            <text:p>01/12/16</text:p>
          </table:table-cell>
          <table:table-cell office:value-type="float" office:value="94.7699592802" calcext:value-type="float">
            <text:p>94,7699592802</text:p>
          </table:table-cell>
          <table:table-cell office:value-type="float" office:value="122.6847072255" calcext:value-type="float">
            <text:p>122,6847072255</text:p>
          </table:table-cell>
          <table:table-cell office:value-type="float" office:value="71.3470821809" calcext:value-type="float">
            <text:p>71,3470821809</text:p>
          </table:table-cell>
          <table:table-cell table:number-columns-repeated="16380"/>
        </table:table-row>
        <table:table-row table:style-name="ro2">
          <table:table-cell office:value-type="date" office:date-value="2017-01-01" calcext:value-type="date">
            <text:p>01/01/17</text:p>
          </table:table-cell>
          <table:table-cell office:value-type="float" office:value="91.0721111332" calcext:value-type="float">
            <text:p>91,0721111332</text:p>
          </table:table-cell>
          <table:table-cell office:value-type="float" office:value="88.4116939745" calcext:value-type="float">
            <text:p>88,4116939745</text:p>
          </table:table-cell>
          <table:table-cell office:value-type="float" office:value="94.7936549678" calcext:value-type="float">
            <text:p>94,7936549678</text:p>
          </table:table-cell>
          <table:table-cell table:number-columns-repeated="16380"/>
        </table:table-row>
        <table:table-row table:style-name="ro2">
          <table:table-cell office:value-type="date" office:date-value="2017-02-01" calcext:value-type="date">
            <text:p>01/02/17</text:p>
          </table:table-cell>
          <table:table-cell office:value-type="float" office:value="80.3635346022" calcext:value-type="float">
            <text:p>80,3635346022</text:p>
          </table:table-cell>
          <table:table-cell office:value-type="float" office:value="108.3939611092" calcext:value-type="float">
            <text:p>108,3939611092</text:p>
          </table:table-cell>
          <table:table-cell office:value-type="float" office:value="92.5679840478" calcext:value-type="float">
            <text:p>92,5679840478</text:p>
          </table:table-cell>
          <table:table-cell table:number-columns-repeated="16380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 office:value-type="float" office:value="91.4675857545" calcext:value-type="float">
            <text:p>91,4675857545</text:p>
          </table:table-cell>
          <table:table-cell office:value-type="float" office:value="117.1607982219" calcext:value-type="float">
            <text:p>117,1607982219</text:p>
          </table:table-cell>
          <table:table-cell office:value-type="float" office:value="117.8597953698" calcext:value-type="float">
            <text:p>117,8597953698</text:p>
          </table:table-cell>
          <table:table-cell table:number-columns-repeated="16380"/>
        </table:table-row>
        <table:table-row table:style-name="ro2">
          <table:table-cell office:value-type="date" office:date-value="2017-04-01" calcext:value-type="date">
            <text:p>01/04/17</text:p>
          </table:table-cell>
          <table:table-cell office:value-type="float" office:value="92.9955344682" calcext:value-type="float">
            <text:p>92,9955344682</text:p>
          </table:table-cell>
          <table:table-cell office:value-type="float" office:value="114.0053198596" calcext:value-type="float">
            <text:p>114,0053198596</text:p>
          </table:table-cell>
          <table:table-cell office:value-type="float" office:value="105.3630432698" calcext:value-type="float">
            <text:p>105,3630432698</text:p>
          </table:table-cell>
          <table:table-cell table:number-columns-repeated="16380"/>
        </table:table-row>
        <table:table-row table:style-name="ro2">
          <table:table-cell office:value-type="date" office:date-value="2017-05-01" calcext:value-type="date">
            <text:p>01/05/17</text:p>
          </table:table-cell>
          <table:table-cell office:value-type="float" office:value="94.9352643914" calcext:value-type="float">
            <text:p>94,9352643914</text:p>
          </table:table-cell>
          <table:table-cell office:value-type="float" office:value="104.8449588865" calcext:value-type="float">
            <text:p>104,8449588865</text:p>
          </table:table-cell>
          <table:table-cell office:value-type="float" office:value="107.8621638298" calcext:value-type="float">
            <text:p>107,8621638298</text:p>
          </table:table-cell>
          <table:table-cell table:number-columns-repeated="16380"/>
        </table:table-row>
        <table:table-row table:style-name="ro2">
          <table:table-cell office:value-type="date" office:date-value="2017-06-01" calcext:value-type="date">
            <text:p>01/06/17</text:p>
          </table:table-cell>
          <table:table-cell office:value-type="float" office:value="89.0918768687" calcext:value-type="float">
            <text:p>89,0918768687</text:p>
          </table:table-cell>
          <table:table-cell office:value-type="float" office:value="92.5509819878" calcext:value-type="float">
            <text:p>92,5509819878</text:p>
          </table:table-cell>
          <table:table-cell office:value-type="float" office:value="118.0614224198" calcext:value-type="float">
            <text:p>118,0614224198</text:p>
          </table:table-cell>
          <table:table-cell table:number-columns-repeated="16380"/>
        </table:table-row>
        <table:table-row table:style-name="ro2">
          <table:table-cell office:value-type="date" office:date-value="2017-07-01" calcext:value-type="date">
            <text:p>01/07/17</text:p>
          </table:table-cell>
          <table:table-cell office:value-type="float" office:value="91.1316783687" calcext:value-type="float">
            <text:p>91,1316783687</text:p>
          </table:table-cell>
          <table:table-cell office:value-type="float" office:value="102.1413042158" calcext:value-type="float">
            <text:p>102,1413042158</text:p>
          </table:table-cell>
          <table:table-cell office:value-type="float" office:value="106.7268031898" calcext:value-type="float">
            <text:p>106,7268031898</text:p>
          </table:table-cell>
          <table:table-cell table:number-columns-repeated="16380"/>
        </table:table-row>
        <table:table-row table:style-name="ro2">
          <table:table-cell office:value-type="date" office:date-value="2017-08-01" calcext:value-type="date">
            <text:p>01/08/17</text:p>
          </table:table-cell>
          <table:table-cell office:value-type="float" office:value="90.541604805" calcext:value-type="float">
            <text:p>90,541604805</text:p>
          </table:table-cell>
          <table:table-cell office:value-type="float" office:value="116.7089745303" calcext:value-type="float">
            <text:p>116,7089745303</text:p>
          </table:table-cell>
          <table:table-cell office:value-type="float" office:value="81.5240083008" calcext:value-type="float">
            <text:p>81,5240083008</text:p>
          </table:table-cell>
          <table:table-cell table:number-columns-repeated="16380"/>
        </table:table-row>
        <table:table-row table:style-name="ro2">
          <table:table-cell office:value-type="date" office:date-value="2017-09-01" calcext:value-type="date">
            <text:p>01/09/17</text:p>
          </table:table-cell>
          <table:table-cell office:value-type="float" office:value="90.2145078316" calcext:value-type="float">
            <text:p>90,2145078316</text:p>
          </table:table-cell>
          <table:table-cell office:value-type="float" office:value="98.0676035126" calcext:value-type="float">
            <text:p>98,0676035126</text:p>
          </table:table-cell>
          <table:table-cell office:value-type="float" office:value="102.1025799798" calcext:value-type="float">
            <text:p>102,1025799798</text:p>
          </table:table-cell>
          <table:table-cell table:number-columns-repeated="16380"/>
        </table:table-row>
        <table:table-row table:style-name="ro2">
          <table:table-cell office:value-type="date" office:date-value="2017-10-01" calcext:value-type="date">
            <text:p>01/10/17</text:p>
          </table:table-cell>
          <table:table-cell office:value-type="float" office:value="92.7874513146" calcext:value-type="float">
            <text:p>92,7874513146</text:p>
          </table:table-cell>
          <table:table-cell office:value-type="float" office:value="113.6482333937" calcext:value-type="float">
            <text:p>113,6482333937</text:p>
          </table:table-cell>
          <table:table-cell office:value-type="float" office:value="108.5881844798" calcext:value-type="float">
            <text:p>108,5881844798</text:p>
          </table:table-cell>
          <table:table-cell table:number-columns-repeated="16380"/>
        </table:table-row>
        <table:table-row table:style-name="ro2">
          <table:table-cell office:value-type="date" office:date-value="2017-11-01" calcext:value-type="date">
            <text:p>01/11/17</text:p>
          </table:table-cell>
          <table:table-cell office:value-type="float" office:value="91.1318808904" calcext:value-type="float">
            <text:p>91,1318808904</text:p>
          </table:table-cell>
          <table:table-cell office:value-type="float" office:value="109.5089453803" calcext:value-type="float">
            <text:p>109,5089453803</text:p>
          </table:table-cell>
          <table:table-cell office:value-type="float" office:value="105.3945240998" calcext:value-type="float">
            <text:p>105,3945240998</text:p>
          </table:table-cell>
          <table:table-cell table:number-columns-repeated="16380"/>
        </table:table-row>
        <table:table-row table:style-name="ro2">
          <table:table-cell office:value-type="date" office:date-value="2017-12-01" calcext:value-type="date">
            <text:p>01/12/17</text:p>
          </table:table-cell>
          <table:table-cell office:value-type="float" office:value="92.571902148" calcext:value-type="float">
            <text:p>92,571902148</text:p>
          </table:table-cell>
          <table:table-cell office:value-type="float" office:value="102.0465669901" calcext:value-type="float">
            <text:p>102,0465669901</text:p>
          </table:table-cell>
          <table:table-cell office:value-type="float" office:value="74.8354222858" calcext:value-type="float">
            <text:p>74,8354222858</text:p>
          </table:table-cell>
          <table:table-cell table:number-columns-repeated="16380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90.2788206821" calcext:value-type="float">
            <text:p>90,2788206821</text:p>
          </table:table-cell>
          <table:table-cell office:value-type="float" office:value="97.7323794833" calcext:value-type="float">
            <text:p>97,7323794833</text:p>
          </table:table-cell>
          <table:table-cell office:value-type="float" office:value="87.5548365683" calcext:value-type="float">
            <text:p>87,5548365683</text:p>
          </table:table-cell>
          <table:table-cell table:number-columns-repeated="16380"/>
        </table:table-row>
        <table:table-row table:style-name="ro2">
          <table:table-cell office:value-type="date" office:date-value="2018-02-01" calcext:value-type="date">
            <text:p>01/02/18</text:p>
          </table:table-cell>
          <table:table-cell office:value-type="float" office:value="83.2156377399" calcext:value-type="float">
            <text:p>83,2156377399</text:p>
          </table:table-cell>
          <table:table-cell office:value-type="float" office:value="81.320977008" calcext:value-type="float">
            <text:p>81,320977008</text:p>
          </table:table-cell>
          <table:table-cell office:value-type="float" office:value="86.7017226593" calcext:value-type="float">
            <text:p>86,7017226593</text:p>
          </table:table-cell>
          <table:table-cell table:number-columns-repeated="16380"/>
        </table:table-row>
        <table:table-row table:style-name="ro2">
          <table:table-cell office:value-type="date" office:date-value="2018-03-01" calcext:value-type="date">
            <text:p>01/03/18</text:p>
          </table:table-cell>
          <table:table-cell office:value-type="float" office:value="96.0425712118" calcext:value-type="float">
            <text:p>96,0425712118</text:p>
          </table:table-cell>
          <table:table-cell office:value-type="float" office:value="24.2381548103" calcext:value-type="float">
            <text:p>24,2381548103</text:p>
          </table:table-cell>
          <table:table-cell office:value-type="float" office:value="101.9633128818" calcext:value-type="float">
            <text:p>101,9633128818</text:p>
          </table:table-cell>
          <table:table-cell table:number-columns-repeated="16380"/>
        </table:table-row>
        <table:table-row table:style-name="ro2">
          <table:table-cell office:value-type="date" office:date-value="2018-04-01" calcext:value-type="date">
            <text:p>01/04/18</text:p>
          </table:table-cell>
          <table:table-cell office:value-type="float" office:value="94.1567336074" calcext:value-type="float">
            <text:p>94,1567336074</text:p>
          </table:table-cell>
          <table:table-cell office:value-type="float" office:value="50.6188284163" calcext:value-type="float">
            <text:p>50,6188284163</text:p>
          </table:table-cell>
          <table:table-cell office:value-type="float" office:value="101.263550062" calcext:value-type="float">
            <text:p>101,263550062</text:p>
          </table:table-cell>
          <table:table-cell table:number-columns-repeated="16380"/>
        </table:table-row>
        <table:table-row table:style-name="ro2">
          <table:table-cell office:value-type="date" office:date-value="2018-05-01" calcext:value-type="date">
            <text:p>01/05/18</text:p>
          </table:table-cell>
          <table:table-cell office:value-type="float" office:value="93.8120761348" calcext:value-type="float">
            <text:p>93,8120761348</text:p>
          </table:table-cell>
          <table:table-cell office:value-type="float" office:value="85.2853655278" calcext:value-type="float">
            <text:p>85,2853655278</text:p>
          </table:table-cell>
          <table:table-cell office:value-type="float" office:value="91.6629968143" calcext:value-type="float">
            <text:p>91,6629968143</text:p>
          </table:table-cell>
          <table:table-cell table:number-columns-repeated="16380"/>
        </table:table-row>
        <table:table-row table:style-name="ro2">
          <table:table-cell office:value-type="date" office:date-value="2018-06-01" calcext:value-type="date">
            <text:p>01/06/18</text:p>
          </table:table-cell>
          <table:table-cell office:value-type="float" office:value="93.5808279451" calcext:value-type="float">
            <text:p>93,5808279451</text:p>
          </table:table-cell>
          <table:table-cell office:value-type="float" office:value="98.7016141766" calcext:value-type="float">
            <text:p>98,7016141766</text:p>
          </table:table-cell>
          <table:table-cell office:value-type="float" office:value="104.3251421402" calcext:value-type="float">
            <text:p>104,3251421402</text:p>
          </table:table-cell>
          <table:table-cell table:number-columns-repeated="16380"/>
        </table:table-row>
        <table:table-row table:style-name="ro2">
          <table:table-cell office:value-type="date" office:date-value="2018-07-01" calcext:value-type="date">
            <text:p>01/07/18</text:p>
          </table:table-cell>
          <table:table-cell office:value-type="float" office:value="94.7270146242" calcext:value-type="float">
            <text:p>94,7270146242</text:p>
          </table:table-cell>
          <table:table-cell office:value-type="float" office:value="104.1089235179" calcext:value-type="float">
            <text:p>104,1089235179</text:p>
          </table:table-cell>
          <table:table-cell office:value-type="float" office:value="116.7084690619" calcext:value-type="float">
            <text:p>116,7084690619</text:p>
          </table:table-cell>
          <table:table-cell table:number-columns-repeated="16380"/>
        </table:table-row>
        <table:table-row table:style-name="ro2">
          <table:table-cell office:value-type="date" office:date-value="2018-08-01" calcext:value-type="date">
            <text:p>01/08/18</text:p>
          </table:table-cell>
          <table:table-cell office:value-type="float" office:value="94.2817541348" calcext:value-type="float">
            <text:p>94,2817541348</text:p>
          </table:table-cell>
          <table:table-cell office:value-type="float" office:value="113.1672597865" calcext:value-type="float">
            <text:p>113,1672597865</text:p>
          </table:table-cell>
          <table:table-cell office:value-type="float" office:value="104.6956287653" calcext:value-type="float">
            <text:p>104,6956287653</text:p>
          </table:table-cell>
          <table:table-cell table:number-columns-repeated="16380"/>
        </table:table-row>
        <table:table-row table:style-name="ro2">
          <table:table-cell office:value-type="date" office:date-value="2018-09-01" calcext:value-type="date">
            <text:p>01/09/18</text:p>
          </table:table-cell>
          <table:table-cell office:value-type="float" office:value="91.6389176819" calcext:value-type="float">
            <text:p>91,6389176819</text:p>
          </table:table-cell>
          <table:table-cell office:value-type="float" office:value="88.7833553982" calcext:value-type="float">
            <text:p>88,7833553982</text:p>
          </table:table-cell>
          <table:table-cell office:value-type="float" office:value="93.6084164452" calcext:value-type="float">
            <text:p>93,6084164452</text:p>
          </table:table-cell>
          <table:table-cell table:number-columns-repeated="16380"/>
        </table:table-row>
        <table:table-row table:style-name="ro2">
          <table:table-cell office:value-type="date" office:date-value="2018-10-01" calcext:value-type="date">
            <text:p>01/10/18</text:p>
          </table:table-cell>
          <table:table-cell office:value-type="float" office:value="96.2839900128" calcext:value-type="float">
            <text:p>96,2839900128</text:p>
          </table:table-cell>
          <table:table-cell office:value-type="float" office:value="113.1162474342" calcext:value-type="float">
            <text:p>113,1162474342</text:p>
          </table:table-cell>
          <table:table-cell office:value-type="float" office:value="106.6438311456" calcext:value-type="float">
            <text:p>106,6438311456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01/11/18</text:p>
          </table:table-cell>
          <table:table-cell office:value-type="float" office:value="90.5975826664" calcext:value-type="float">
            <text:p>90,5975826664</text:p>
          </table:table-cell>
          <table:table-cell office:value-type="float" office:value="111.4109773724" calcext:value-type="float">
            <text:p>111,4109773724</text:p>
          </table:table-cell>
          <table:table-cell office:value-type="float" office:value="89.6391688966" calcext:value-type="float">
            <text:p>89,6391688966</text:p>
          </table:table-cell>
          <table:table-cell table:number-columns-repeated="16380"/>
        </table:table-row>
        <table:table-row table:style-name="ro2">
          <table:table-cell office:value-type="date" office:date-value="2018-12-01" calcext:value-type="date">
            <text:p>01/12/18</text:p>
          </table:table-cell>
          <table:table-cell office:value-type="float" office:value="92.6601441591" calcext:value-type="float">
            <text:p>92,6601441591</text:p>
          </table:table-cell>
          <table:table-cell office:value-type="float" office:value="135.8896189863" calcext:value-type="float">
            <text:p>135,8896189863</text:p>
          </table:table-cell>
          <table:table-cell office:value-type="float" office:value="71.0147360064" calcext:value-type="float">
            <text:p>71,0147360064</text:p>
          </table:table-cell>
          <table:table-cell table:number-columns-repeated="16380"/>
        </table:table-row>
        <table:table-row table:style-name="ro2">
          <table:table-cell office:value-type="date" office:date-value="2019-01-01" calcext:value-type="date">
            <text:p>01/01/19</text:p>
          </table:table-cell>
          <table:table-cell office:value-type="float" office:value="92.8310968968" calcext:value-type="float">
            <text:p>92,8310968968</text:p>
          </table:table-cell>
          <table:table-cell office:value-type="float" office:value="134.1697739667" calcext:value-type="float">
            <text:p>134,1697739667</text:p>
          </table:table-cell>
          <table:table-cell office:value-type="float" office:value="91.5185507231" calcext:value-type="float">
            <text:p>91,5185507231</text:p>
          </table:table-cell>
          <table:table-cell table:number-columns-repeated="16380"/>
        </table:table-row>
        <table:table-row table:style-name="ro2">
          <table:table-cell office:value-type="date" office:date-value="2019-02-01" calcext:value-type="date">
            <text:p>01/02/19</text:p>
          </table:table-cell>
          <table:table-cell office:value-type="float" office:value="85.6830171425" calcext:value-type="float">
            <text:p>85,6830171425</text:p>
          </table:table-cell>
          <table:table-cell office:value-type="float" office:value="132.4499289471" calcext:value-type="float">
            <text:p>132,4499289471</text:p>
          </table:table-cell>
          <table:table-cell office:value-type="float" office:value="91.7510214228" calcext:value-type="float">
            <text:p>91,7510214228</text:p>
          </table:table-cell>
          <table:table-cell table:number-columns-repeated="16380"/>
        </table:table-row>
        <table:table-row table:style-name="ro2">
          <table:table-cell office:value-type="date" office:date-value="2019-03-01" calcext:value-type="date">
            <text:p>01/03/19</text:p>
          </table:table-cell>
          <table:table-cell office:value-type="float" office:value="92.7521550847" calcext:value-type="float">
            <text:p>92,7521550847</text:p>
          </table:table-cell>
          <table:table-cell office:value-type="float" office:value="125.9494977712" calcext:value-type="float">
            <text:p>125,9494977712</text:p>
          </table:table-cell>
          <table:table-cell office:value-type="float" office:value="98.7300556742" calcext:value-type="float">
            <text:p>98,730055674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01/04/19</text:p>
          </table:table-cell>
          <table:table-cell office:value-type="float" office:value="89.3483914366" calcext:value-type="float">
            <text:p>89,3483914366</text:p>
          </table:table-cell>
          <table:table-cell office:value-type="float" office:value="110.6457920882" calcext:value-type="float">
            <text:p>110,6457920882</text:p>
          </table:table-cell>
          <table:table-cell office:value-type="float" office:value="98.3876109764" calcext:value-type="float">
            <text:p>98,3876109764</text:p>
          </table:table-cell>
          <table:table-cell table:number-columns-repeated="16380"/>
        </table:table-row>
        <table:table-row table:style-name="ro2">
          <table:table-cell office:value-type="date" office:date-value="2019-05-01" calcext:value-type="date">
            <text:p>01/05/19</text:p>
          </table:table-cell>
          <table:table-cell office:value-type="float" office:value="72.2602403928" calcext:value-type="float">
            <text:p>72,2602403928</text:p>
          </table:table-cell>
          <table:table-cell office:value-type="float" office:value="130.6499216596" calcext:value-type="float">
            <text:p>130,6499216596</text:p>
          </table:table-cell>
          <table:table-cell office:value-type="float" office:value="94.343917986" calcext:value-type="float">
            <text:p>94,343917986</text:p>
          </table:table-cell>
          <table:table-cell table:number-columns-repeated="16380"/>
        </table:table-row>
        <table:table-row table:style-name="ro2">
          <table:table-cell office:value-type="date" office:date-value="2019-06-01" calcext:value-type="date">
            <text:p>01/06/19</text:p>
          </table:table-cell>
          <table:table-cell office:value-type="float" office:value="73.6618155616" calcext:value-type="float">
            <text:p>73,6618155616</text:p>
          </table:table-cell>
          <table:table-cell office:value-type="float" office:value="114.1802193531" calcext:value-type="float">
            <text:p>114,1802193531</text:p>
          </table:table-cell>
          <table:table-cell office:value-type="float" office:value="94.2784085428" calcext:value-type="float">
            <text:p>94,2784085428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01/07/19</text:p>
          </table:table-cell>
          <table:table-cell office:value-type="float" office:value="83.1649498603" calcext:value-type="float">
            <text:p>83,1649498603</text:p>
          </table:table-cell>
          <table:table-cell office:value-type="float" office:value="105.7048813963" calcext:value-type="float">
            <text:p>105,7048813963</text:p>
          </table:table-cell>
          <table:table-cell office:value-type="float" office:value="114.3253154864" calcext:value-type="float">
            <text:p>114,3253154864</text:p>
          </table:table-cell>
          <table:table-cell table:number-columns-repeated="16380"/>
        </table:table-row>
        <table:table-row table:style-name="ro2">
          <table:table-cell office:value-type="date" office:date-value="2019-08-01" calcext:value-type="date">
            <text:p>01/08/19</text:p>
          </table:table-cell>
          <table:table-cell office:value-type="float" office:value="90.7667184541" calcext:value-type="float">
            <text:p>90,7667184541</text:p>
          </table:table-cell>
          <table:table-cell office:value-type="float" office:value="79.5063947627" calcext:value-type="float">
            <text:p>79,5063947627</text:p>
          </table:table-cell>
          <table:table-cell office:value-type="float" office:value="97.902022763" calcext:value-type="float">
            <text:p>97,902022763</text:p>
          </table:table-cell>
          <table:table-cell table:number-columns-repeated="16380"/>
        </table:table-row>
        <table:table-row table:style-name="ro2">
          <table:table-cell office:value-type="date" office:date-value="2019-09-01" calcext:value-type="date">
            <text:p>01/09/19</text:p>
          </table:table-cell>
          <table:table-cell office:value-type="float" office:value="89.0251380667" calcext:value-type="float">
            <text:p>89,0251380667</text:p>
          </table:table-cell>
          <table:table-cell office:value-type="float" office:value="81.3282644869" calcext:value-type="float">
            <text:p>81,3282644869</text:p>
          </table:table-cell>
          <table:table-cell office:value-type="float" office:value="99.9549978126" calcext:value-type="float">
            <text:p>99,9549978126</text:p>
          </table:table-cell>
          <table:table-cell table:number-columns-repeated="16380"/>
        </table:table-row>
        <table:table-row table:style-name="ro2">
          <table:table-cell office:value-type="date" office:date-value="2019-10-01" calcext:value-type="date">
            <text:p>01/10/19</text:p>
          </table:table-cell>
          <table:table-cell office:value-type="float" office:value="94.9108210268" calcext:value-type="float">
            <text:p>94,9108210268</text:p>
          </table:table-cell>
          <table:table-cell office:value-type="float" office:value="79.5063947627" calcext:value-type="float">
            <text:p>79,5063947627</text:p>
          </table:table-cell>
          <table:table-cell office:value-type="float" office:value="110.2670652121" calcext:value-type="float">
            <text:p>110,2670652121</text:p>
          </table:table-cell>
          <table:table-cell table:number-columns-repeated="16380"/>
        </table:table-row>
        <table:table-row table:style-name="ro2">
          <table:table-cell office:value-type="date" office:date-value="2019-11-01" calcext:value-type="date">
            <text:p>01/11/19</text:p>
          </table:table-cell>
          <table:table-cell office:value-type="float" office:value="88.6309245379" calcext:value-type="float">
            <text:p>88,6309245379</text:p>
          </table:table-cell>
          <table:table-cell office:value-type="float" office:value="92.9882307216" calcext:value-type="float">
            <text:p>92,9882307216</text:p>
          </table:table-cell>
          <table:table-cell office:value-type="float" office:value="89.7041444381" calcext:value-type="float">
            <text:p>89,7041444381</text:p>
          </table:table-cell>
          <table:table-cell table:number-columns-repeated="16380"/>
        </table:table-row>
        <table:table-row table:style-name="ro2">
          <table:table-cell office:value-type="date" office:date-value="2019-12-01" calcext:value-type="date">
            <text:p>01/12/19</text:p>
          </table:table-cell>
          <table:table-cell office:value-type="float" office:value="87.8184390508" calcext:value-type="float">
            <text:p>87,8184390508</text:p>
          </table:table-cell>
          <table:table-cell office:value-type="float" office:value="126.3648840684" calcext:value-type="float">
            <text:p>126,3648840684</text:p>
          </table:table-cell>
          <table:table-cell office:value-type="float" office:value="69.9637845838" calcext:value-type="float">
            <text:p>69,9637845838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87.499847989" calcext:value-type="float">
            <text:p>87,499847989</text:p>
          </table:table-cell>
          <table:table-cell office:value-type="float" office:value="109.3121834501" calcext:value-type="float">
            <text:p>109,3121834501</text:p>
          </table:table-cell>
          <table:table-cell office:value-type="float" office:value="94.5408001473" calcext:value-type="float">
            <text:p>94,5408001473</text:p>
          </table:table-cell>
          <table:table-cell table:number-columns-repeated="16380"/>
        </table:table-row>
        <table:table-row table:style-name="ro2">
          <table:table-cell office:value-type="date" office:date-value="2020-02-01" calcext:value-type="date">
            <text:p>01/02/20</text:p>
          </table:table-cell>
          <table:table-cell office:value-type="float" office:value="84.5713841138" calcext:value-type="float">
            <text:p>84,5713841138</text:p>
          </table:table-cell>
          <table:table-cell office:value-type="float" office:value="93.2797298774" calcext:value-type="float">
            <text:p>93,2797298774</text:p>
          </table:table-cell>
          <table:table-cell office:value-type="float" office:value="105.9978833519" calcext:value-type="float">
            <text:p>105,9978833519</text:p>
          </table:table-cell>
          <table:table-cell table:number-columns-repeated="16380"/>
        </table:table-row>
        <table:table-row table:style-name="ro2">
          <table:table-cell office:value-type="date" office:date-value="2020-03-01" calcext:value-type="date">
            <text:p>01/03/20</text:p>
          </table:table-cell>
          <table:table-cell office:value-type="float" office:value="85.9338955744" calcext:value-type="float">
            <text:p>85,9338955744</text:p>
          </table:table-cell>
          <table:table-cell office:value-type="float" office:value="121.3365236297" calcext:value-type="float">
            <text:p>121,3365236297</text:p>
          </table:table-cell>
          <table:table-cell office:value-type="float" office:value="99.5476028035" calcext:value-type="float">
            <text:p>99,5476028035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01/04/20</text:p>
          </table:table-cell>
          <table:table-cell office:value-type="float" office:value="55.9013053793" calcext:value-type="float">
            <text:p>55,9013053793</text:p>
          </table:table-cell>
          <table:table-cell office:value-type="float" office:value="85.409252669" calcext:value-type="float">
            <text:p>85,409252669</text:p>
          </table:table-cell>
          <table:table-cell office:value-type="float" office:value="65.4702959172" calcext:value-type="float">
            <text:p>65,4702959172</text:p>
          </table:table-cell>
          <table:table-cell table:number-columns-repeated="16380"/>
        </table:table-row>
        <table:table-row table:style-name="ro2">
          <table:table-cell office:value-type="date" office:date-value="2020-05-01" calcext:value-type="date">
            <text:p>01/05/20</text:p>
          </table:table-cell>
          <table:table-cell office:value-type="float" office:value="49.5346836376" calcext:value-type="float">
            <text:p>49,5346836376</text:p>
          </table:table-cell>
          <table:table-cell office:value-type="float" office:value="98.599589472" calcext:value-type="float">
            <text:p>98,599589472</text:p>
          </table:table-cell>
          <table:table-cell office:value-type="float" office:value="70.3154636711" calcext:value-type="float">
            <text:p>70,3154636711</text:p>
          </table:table-cell>
          <table:table-cell table:number-columns-repeated="16380"/>
        </table:table-row>
        <table:table-row table:style-name="ro2">
          <table:table-cell office:value-type="date" office:date-value="2020-06-01" calcext:value-type="date">
            <text:p>01/06/20</text:p>
          </table:table-cell>
          <table:table-cell office:value-type="float" office:value="73.811693115" calcext:value-type="float">
            <text:p>73,811693115</text:p>
          </table:table-cell>
          <table:table-cell office:value-type="float" office:value="85.555002247" calcext:value-type="float">
            <text:p>85,555002247</text:p>
          </table:table-cell>
          <table:table-cell office:value-type="float" office:value="106.4704629278" calcext:value-type="float">
            <text:p>106,4704629278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01/07/20</text:p>
          </table:table-cell>
          <table:table-cell office:value-type="float" office:value="81.4055963977" calcext:value-type="float">
            <text:p>81,4055963977</text:p>
          </table:table-cell>
          <table:table-cell office:value-type="float" office:value="105.4498196349" calcext:value-type="float">
            <text:p>105,4498196349</text:p>
          </table:table-cell>
          <table:table-cell office:value-type="float" office:value="116.7709017281" calcext:value-type="float">
            <text:p>116,7709017281</text:p>
          </table:table-cell>
          <table:table-cell table:number-columns-repeated="16380"/>
        </table:table-row>
        <table:table-row table:style-name="ro2">
          <table:table-cell office:value-type="date" office:date-value="2020-08-01" calcext:value-type="date">
            <text:p>01/08/20</text:p>
          </table:table-cell>
          <table:table-cell office:value-type="float" office:value="84.7781429765" calcext:value-type="float">
            <text:p>84,7781429765</text:p>
          </table:table-cell>
          <table:table-cell office:value-type="float" office:value="94.0813525561" calcext:value-type="float">
            <text:p>94,0813525561</text:p>
          </table:table-cell>
          <table:table-cell office:value-type="float" office:value="88.7859471274" calcext:value-type="float">
            <text:p>88,7859471274</text:p>
          </table:table-cell>
          <table:table-cell table:number-columns-repeated="16380"/>
        </table:table-row>
        <table:table-row table:style-name="ro2">
          <table:table-cell office:value-type="date" office:date-value="2020-09-01" calcext:value-type="date">
            <text:p>01/09/20</text:p>
          </table:table-cell>
          <table:table-cell office:value-type="float" office:value="82.8199017076" calcext:value-type="float">
            <text:p>82,8199017076</text:p>
          </table:table-cell>
          <table:table-cell office:value-type="float" office:value="60.4132000534" calcext:value-type="float">
            <text:p>60,4132000534</text:p>
          </table:table-cell>
          <table:table-cell office:value-type="float" office:value="107.5078962235" calcext:value-type="float">
            <text:p>107,5078962235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01/10/20</text:p>
          </table:table-cell>
          <table:table-cell office:value-type="float" office:value="85.7121845772" calcext:value-type="float">
            <text:p>85,7121845772</text:p>
          </table:table-cell>
          <table:table-cell office:value-type="float" office:value="100.0570852514" calcext:value-type="float">
            <text:p>100,0570852514</text:p>
          </table:table-cell>
          <table:table-cell office:value-type="float" office:value="92.4152743112" calcext:value-type="float">
            <text:p>92,4152743112</text:p>
          </table:table-cell>
          <table:table-cell table:number-columns-repeated="16380"/>
        </table:table-row>
        <table:table-row table:style-name="ro2">
          <table:table-cell office:value-type="date" office:date-value="2020-11-01" calcext:value-type="date">
            <text:p>01/11/20</text:p>
          </table:table-cell>
          <table:table-cell office:value-type="float" office:value="79.902181537" calcext:value-type="float">
            <text:p>79,902181537</text:p>
          </table:table-cell>
          <table:table-cell office:value-type="float" office:value="136.7131041016" calcext:value-type="float">
            <text:p>136,7131041016</text:p>
          </table:table-cell>
          <table:table-cell office:value-type="float" office:value="105.5032403079" calcext:value-type="float">
            <text:p>105,5032403079</text:p>
          </table:table-cell>
          <table:table-cell table:number-columns-repeated="16380"/>
        </table:table-row>
        <table:table-row table:style-name="ro2">
          <table:table-cell office:value-type="date" office:date-value="2020-12-01" calcext:value-type="date">
            <text:p>01/12/20</text:p>
          </table:table-cell>
          <table:table-cell office:value-type="float" office:value="81.2738423826" calcext:value-type="float">
            <text:p>81,2738423826</text:p>
          </table:table-cell>
          <table:table-cell office:value-type="float" office:value="134.9641091664" calcext:value-type="float">
            <text:p>134,9641091664</text:p>
          </table:table-cell>
          <table:table-cell office:value-type="float" office:value="86.1880465666" calcext:value-type="float">
            <text:p>86,1880465666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float" office:value="83.1772591584" calcext:value-type="float">
            <text:p>83,1772591584</text:p>
          </table:table-cell>
          <table:table-cell office:value-type="float" office:value="126.4377588573" calcext:value-type="float">
            <text:p>126,4377588573</text:p>
          </table:table-cell>
          <table:table-cell office:value-type="float" office:value="79.8812759471" calcext:value-type="float">
            <text:p>79,8812759471</text:p>
          </table:table-cell>
          <table:table-cell table:number-columns-repeated="16380"/>
        </table:table-row>
        <table:table-row table:style-name="ro2">
          <table:table-cell office:value-type="date" office:date-value="2021-02-01" calcext:value-type="date">
            <text:p>01/02/21</text:p>
          </table:table-cell>
          <table:table-cell office:value-type="float" office:value="74.2246794005" calcext:value-type="float">
            <text:p>74,2246794005</text:p>
          </table:table-cell>
          <table:table-cell office:value-type="float" office:value="123.5956420876" calcext:value-type="float">
            <text:p>123,5956420876</text:p>
          </table:table-cell>
          <table:table-cell office:value-type="float" office:value="108.3915856335" calcext:value-type="float">
            <text:p>108,3915856335</text:p>
          </table:table-cell>
          <table:table-cell table:number-columns-repeated="16380"/>
        </table:table-row>
        <table:table-row table:style-name="ro2">
          <table:table-cell office:value-type="date" office:date-value="2021-03-01" calcext:value-type="date">
            <text:p>01/03/21</text:p>
          </table:table-cell>
          <table:table-cell office:value-type="float" office:value="81.2257973394" calcext:value-type="float">
            <text:p>81,2257973394</text:p>
          </table:table-cell>
          <table:table-cell office:value-type="float" office:value="132.3406167636" calcext:value-type="float">
            <text:p>132,3406167636</text:p>
          </table:table-cell>
          <table:table-cell office:value-type="float" office:value="134.8287324348" calcext:value-type="float">
            <text:p>134,8287324348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01/04/21</text:p>
          </table:table-cell>
          <table:table-cell office:value-type="float" office:value="79.5612556346" calcext:value-type="float">
            <text:p>79,5612556346</text:p>
          </table:table-cell>
          <table:table-cell office:value-type="float" office:value="38.9880120972" calcext:value-type="float">
            <text:p>38,9880120972</text:p>
          </table:table-cell>
          <table:table-cell office:value-type="float" office:value="122.91858106" calcext:value-type="float">
            <text:p>122,91858106</text:p>
          </table:table-cell>
          <table:table-cell table:number-columns-repeated="16380"/>
        </table:table-row>
        <table:table-row table:style-name="ro2">
          <table:table-cell office:value-type="date" office:date-value="2021-05-01" calcext:value-type="date">
            <text:p>01/05/21</text:p>
          </table:table-cell>
          <table:table-cell office:value-type="float" office:value="81.8486592307" calcext:value-type="float">
            <text:p>81,8486592307</text:p>
          </table:table-cell>
          <table:table-cell office:value-type="float" office:value="107.6398655387" calcext:value-type="float">
            <text:p>107,6398655387</text:p>
          </table:table-cell>
          <table:table-cell office:value-type="float" office:value="93.0846482419" calcext:value-type="float">
            <text:p>93,0846482419</text:p>
          </table:table-cell>
          <table:table-cell table:number-columns-repeated="16380"/>
        </table:table-row>
        <table:table-row table:style-name="ro2">
          <table:table-cell office:value-type="date" office:date-value="2021-06-01" calcext:value-type="date">
            <text:p>01/06/21</text:p>
          </table:table-cell>
          <table:table-cell office:value-type="float" office:value="78.9609583155" calcext:value-type="float">
            <text:p>78,9609583155</text:p>
          </table:table-cell>
          <table:table-cell office:value-type="float" office:value="105.4498196349" calcext:value-type="float">
            <text:p>105,4498196349</text:p>
          </table:table-cell>
          <table:table-cell office:value-type="float" office:value="118.9678992796" calcext:value-type="float">
            <text:p>118,967899279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01/07/21</text:p>
          </table:table-cell>
          <table:table-cell office:value-type="float" office:value="79.1184368963" calcext:value-type="float">
            <text:p>79,1184368963</text:p>
          </table:table-cell>
          <table:table-cell office:value-type="float" office:value="110.2595557067" calcext:value-type="float">
            <text:p>110,2595557067</text:p>
          </table:table-cell>
          <table:table-cell office:value-type="float" office:value="110.9488826531" calcext:value-type="float">
            <text:p>110,9488826531</text:p>
          </table:table-cell>
          <table:table-cell table:number-columns-repeated="16380"/>
        </table:table-row>
        <table:table-row table:style-name="ro2">
          <table:table-cell office:value-type="date" office:date-value="2021-08-01" calcext:value-type="date">
            <text:p>01/08/21</text:p>
          </table:table-cell>
          <table:table-cell office:value-type="float" office:value="80.3864525905" calcext:value-type="float">
            <text:p>80,3864525905</text:p>
          </table:table-cell>
          <table:table-cell office:value-type="float" office:value="118.348657282" calcext:value-type="float">
            <text:p>118,348657282</text:p>
          </table:table-cell>
          <table:table-cell office:value-type="float" office:value="101.6957521759" calcext:value-type="float">
            <text:p>101,6957521759</text:p>
          </table:table-cell>
          <table:table-cell table:number-columns-repeated="16380"/>
        </table:table-row>
        <table:table-row table:style-name="ro2">
          <table:table-cell office:value-type="date" office:date-value="2021-09-01" calcext:value-type="date">
            <text:p>01/09/21</text:p>
          </table:table-cell>
          <table:table-cell office:value-type="float" office:value="76.9811290944" calcext:value-type="float">
            <text:p>76,9811290944</text:p>
          </table:table-cell>
          <table:table-cell office:value-type="float" office:value="20.4049409107" calcext:value-type="float">
            <text:p>20,4049409107</text:p>
          </table:table-cell>
          <table:table-cell office:value-type="float" office:value="104.2668298166" calcext:value-type="float">
            <text:p>104,2668298166</text:p>
          </table:table-cell>
          <table:table-cell table:number-columns-repeated="16380"/>
        </table:table-row>
        <table:table-row table:style-name="ro2" table:number-rows-repeated="10481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a" table:style-name="ta1">
        <table:table-column table:style-name="co1" table:default-cell-style-name="ce1"/>
        <table:table-column table:style-name="co1" table:number-columns-repeated="16383" table:default-cell-style-name="ce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India</text:p>
          </table:table-cell>
          <table:table-cell table:number-columns-repeated="16380"/>
        </table:table-row>
        <table:table-row table:style-name="ro1">
          <table:table-cell office:value-type="date" office:date-value="1990-01-01" calcext:value-type="date">
            <text:p>01/01/90</text:p>
          </table:table-cell>
          <table:table-cell office:value-type="float" office:value="72.6214263824" calcext:value-type="float">
            <text:p>72,6214263824</text:p>
          </table:table-cell>
          <table:table-cell office:value-type="float" office:value="181.2182263898" calcext:value-type="float">
            <text:p>181,2182263898</text:p>
          </table:table-cell>
          <table:table-cell office:value-type="float" office:value="81.5353179052" calcext:value-type="float">
            <text:p>81,5353179052</text:p>
          </table:table-cell>
          <table:table-cell table:number-columns-repeated="16380"/>
        </table:table-row>
        <table:table-row table:style-name="ro1">
          <table:table-cell office:value-type="date" office:date-value="1990-02-01" calcext:value-type="date">
            <text:p>01/02/90</text:p>
          </table:table-cell>
          <table:table-cell office:value-type="float" office:value="70.3179801165" calcext:value-type="float">
            <text:p>70,3179801165</text:p>
          </table:table-cell>
          <table:table-cell office:value-type="float" office:value="194.2190604198" calcext:value-type="float">
            <text:p>194,2190604198</text:p>
          </table:table-cell>
          <table:table-cell office:value-type="float" office:value="75.0995597491" calcext:value-type="float">
            <text:p>75,0995597491</text:p>
          </table:table-cell>
          <table:table-cell table:number-columns-repeated="16380"/>
        </table:table-row>
        <table:table-row table:style-name="ro1">
          <table:table-cell office:value-type="date" office:date-value="1990-03-01" calcext:value-type="date">
            <text:p>01/03/90</text:p>
          </table:table-cell>
          <table:table-cell office:value-type="float" office:value="81.8435921544" calcext:value-type="float">
            <text:p>81,8435921544</text:p>
          </table:table-cell>
          <table:table-cell office:value-type="float" office:value="211.9850054297" calcext:value-type="float">
            <text:p>211,9850054297</text:p>
          </table:table-cell>
          <table:table-cell office:value-type="float" office:value="77.4318079794" calcext:value-type="float">
            <text:p>77,4318079794</text:p>
          </table:table-cell>
          <table:table-cell table:number-columns-repeated="16380"/>
        </table:table-row>
        <table:table-row table:style-name="ro1">
          <table:table-cell office:value-type="date" office:date-value="1990-04-01" calcext:value-type="date">
            <text:p>01/04/90</text:p>
          </table:table-cell>
          <table:table-cell office:value-type="float" office:value="71.2535063645" calcext:value-type="float">
            <text:p>71,2535063645</text:p>
          </table:table-cell>
          <table:table-cell office:value-type="float" office:value="208.5327769497" calcext:value-type="float">
            <text:p>208,5327769497</text:p>
          </table:table-cell>
          <table:table-cell office:value-type="float" office:value="74.6004930029" calcext:value-type="float">
            <text:p>74,6004930029</text:p>
          </table:table-cell>
          <table:table-cell table:number-columns-repeated="16380"/>
        </table:table-row>
        <table:table-row table:style-name="ro1">
          <table:table-cell office:value-type="date" office:date-value="1990-05-01" calcext:value-type="date">
            <text:p>01/05/90</text:p>
          </table:table-cell>
          <table:table-cell office:value-type="float" office:value="83.1247079444" calcext:value-type="float">
            <text:p>83,1247079444</text:p>
          </table:table-cell>
          <table:table-cell office:value-type="float" office:value="186.8975375398" calcext:value-type="float">
            <text:p>186,8975375398</text:p>
          </table:table-cell>
          <table:table-cell office:value-type="float" office:value="75.8457561897" calcext:value-type="float">
            <text:p>75,8457561897</text:p>
          </table:table-cell>
          <table:table-cell table:number-columns-repeated="16380"/>
        </table:table-row>
        <table:table-row table:style-name="ro1">
          <table:table-cell office:value-type="date" office:date-value="1990-06-01" calcext:value-type="date">
            <text:p>01/06/90</text:p>
          </table:table-cell>
          <table:table-cell office:value-type="float" office:value="99.0697001522" calcext:value-type="float">
            <text:p>99,0697001522</text:p>
          </table:table-cell>
          <table:table-cell office:value-type="float" office:value="213.9145661097" calcext:value-type="float">
            <text:p>213,9145661097</text:p>
          </table:table-cell>
          <table:table-cell office:value-type="float" office:value="80.3675070486" calcext:value-type="float">
            <text:p>80,3675070486</text:p>
          </table:table-cell>
          <table:table-cell table:number-columns-repeated="16380"/>
        </table:table-row>
        <table:table-row table:style-name="ro1">
          <table:table-cell office:value-type="date" office:date-value="1990-07-01" calcext:value-type="date">
            <text:p>01/07/90</text:p>
          </table:table-cell>
          <table:table-cell office:value-type="float" office:value="102.3060727092" calcext:value-type="float">
            <text:p>102,3060727092</text:p>
          </table:table-cell>
          <table:table-cell office:value-type="float" office:value="192.4358401898" calcext:value-type="float">
            <text:p>192,4358401898</text:p>
          </table:table-cell>
          <table:table-cell office:value-type="float" office:value="93.6163922669" calcext:value-type="float">
            <text:p>93,6163922669</text:p>
          </table:table-cell>
          <table:table-cell table:number-columns-repeated="16380"/>
        </table:table-row>
        <table:table-row table:style-name="ro1">
          <table:table-cell office:value-type="date" office:date-value="1990-08-01" calcext:value-type="date">
            <text:p>01/08/90</text:p>
          </table:table-cell>
          <table:table-cell office:value-type="float" office:value="93.2344239433" calcext:value-type="float">
            <text:p>93,2344239433</text:p>
          </table:table-cell>
          <table:table-cell office:value-type="float" office:value="131.7514650198" calcext:value-type="float">
            <text:p>131,7514650198</text:p>
          </table:table-cell>
          <table:table-cell office:value-type="float" office:value="15.1411995929" calcext:value-type="float">
            <text:p>15,1411995929</text:p>
          </table:table-cell>
          <table:table-cell table:number-columns-repeated="16380"/>
        </table:table-row>
        <table:table-row table:style-name="ro1">
          <table:table-cell office:value-type="date" office:date-value="1990-09-01" calcext:value-type="date">
            <text:p>01/09/90</text:p>
          </table:table-cell>
          <table:table-cell office:value-type="float" office:value="106.2925645892" calcext:value-type="float">
            <text:p>106,2925645892</text:p>
          </table:table-cell>
          <table:table-cell office:value-type="float" office:value="153.6174629498" calcext:value-type="float">
            <text:p>153,6174629498</text:p>
          </table:table-cell>
          <table:table-cell office:value-type="float" office:value="68.1187873327" calcext:value-type="float">
            <text:p>68,1187873327</text:p>
          </table:table-cell>
          <table:table-cell table:number-columns-repeated="16380"/>
        </table:table-row>
        <table:table-row table:style-name="ro1">
          <table:table-cell office:value-type="date" office:date-value="1990-10-01" calcext:value-type="date">
            <text:p>01/10/90</text:p>
          </table:table-cell>
          <table:table-cell office:value-type="float" office:value="97.8403041643" calcext:value-type="float">
            <text:p>97,8403041643</text:p>
          </table:table-cell>
          <table:table-cell office:value-type="float" office:value="183.6922254398" calcext:value-type="float">
            <text:p>183,6922254398</text:p>
          </table:table-cell>
          <table:table-cell office:value-type="float" office:value="90.0964016627" calcext:value-type="float">
            <text:p>90,0964016627</text:p>
          </table:table-cell>
          <table:table-cell table:number-columns-repeated="16380"/>
        </table:table-row>
        <table:table-row table:style-name="ro1">
          <table:table-cell office:value-type="date" office:date-value="1990-11-01" calcext:value-type="date">
            <text:p>01/11/90</text:p>
          </table:table-cell>
          <table:table-cell office:value-type="float" office:value="77.3949151484" calcext:value-type="float">
            <text:p>77,3949151484</text:p>
          </table:table-cell>
          <table:table-cell office:value-type="float" office:value="179.2907125098" calcext:value-type="float">
            <text:p>179,2907125098</text:p>
          </table:table-cell>
          <table:table-cell office:value-type="float" office:value="75.9085513182" calcext:value-type="float">
            <text:p>75,9085513182</text:p>
          </table:table-cell>
          <table:table-cell table:number-columns-repeated="16380"/>
        </table:table-row>
        <table:table-row table:style-name="ro1">
          <table:table-cell office:value-type="date" office:date-value="1990-12-01" calcext:value-type="date">
            <text:p>01/12/90</text:p>
          </table:table-cell>
          <table:table-cell office:value-type="float" office:value="51.8407024726" calcext:value-type="float">
            <text:p>51,8407024726</text:p>
          </table:table-cell>
          <table:table-cell office:value-type="float" office:value="151.0906118098" calcext:value-type="float">
            <text:p>151,0906118098</text:p>
          </table:table-cell>
          <table:table-cell office:value-type="float" office:value="51.3984223434" calcext:value-type="float">
            <text:p>51,3984223434</text:p>
          </table:table-cell>
          <table:table-cell table:number-columns-repeated="16380"/>
        </table:table-row>
        <table:table-row table:style-name="ro1">
          <table:table-cell office:value-type="date" office:date-value="1991-01-01" calcext:value-type="date">
            <text:p>01/01/91</text:p>
          </table:table-cell>
          <table:table-cell office:value-type="float" office:value="74.2103322604" calcext:value-type="float">
            <text:p>74,2103322604</text:p>
          </table:table-cell>
          <table:table-cell office:value-type="float" office:value="180.0275286798" calcext:value-type="float">
            <text:p>180,0275286798</text:p>
          </table:table-cell>
          <table:table-cell office:value-type="float" office:value="82.2132708237" calcext:value-type="float">
            <text:p>82,2132708237</text:p>
          </table:table-cell>
          <table:table-cell table:number-columns-repeated="16380"/>
        </table:table-row>
        <table:table-row table:style-name="ro1">
          <table:table-cell office:value-type="date" office:date-value="1991-02-01" calcext:value-type="date">
            <text:p>01/02/91</text:p>
          </table:table-cell>
          <table:table-cell office:value-type="float" office:value="76.7937416174" calcext:value-type="float">
            <text:p>76,7937416174</text:p>
          </table:table-cell>
          <table:table-cell office:value-type="float" office:value="188.1790079798" calcext:value-type="float">
            <text:p>188,1790079798</text:p>
          </table:table-cell>
          <table:table-cell office:value-type="float" office:value="72.3607437113" calcext:value-type="float">
            <text:p>72,3607437113</text:p>
          </table:table-cell>
          <table:table-cell table:number-columns-repeated="16380"/>
        </table:table-row>
        <table:table-row table:style-name="ro1">
          <table:table-cell office:value-type="date" office:date-value="1991-03-01" calcext:value-type="date">
            <text:p>01/03/91</text:p>
          </table:table-cell>
          <table:table-cell office:value-type="float" office:value="77.7658084354" calcext:value-type="float">
            <text:p>77,7658084354</text:p>
          </table:table-cell>
          <table:table-cell office:value-type="float" office:value="194.9005927098" calcext:value-type="float">
            <text:p>194,9005927098</text:p>
          </table:table-cell>
          <table:table-cell office:value-type="float" office:value="66.9149142817" calcext:value-type="float">
            <text:p>66,9149142817</text:p>
          </table:table-cell>
          <table:table-cell table:number-columns-repeated="16380"/>
        </table:table-row>
        <table:table-row table:style-name="ro1">
          <table:table-cell office:value-type="date" office:date-value="1991-04-01" calcext:value-type="date">
            <text:p>01/04/91</text:p>
          </table:table-cell>
          <table:table-cell office:value-type="float" office:value="88.1353111013" calcext:value-type="float">
            <text:p>88,1353111013</text:p>
          </table:table-cell>
          <table:table-cell office:value-type="float" office:value="220.9123059397" calcext:value-type="float">
            <text:p>220,9123059397</text:p>
          </table:table-cell>
          <table:table-cell office:value-type="float" office:value="75.9728116718" calcext:value-type="float">
            <text:p>75,9728116718</text:p>
          </table:table-cell>
          <table:table-cell table:number-columns-repeated="16380"/>
        </table:table-row>
        <table:table-row table:style-name="ro1">
          <table:table-cell office:value-type="date" office:date-value="1991-05-01" calcext:value-type="date">
            <text:p>01/05/91</text:p>
          </table:table-cell>
          <table:table-cell office:value-type="float" office:value="80.1479521994" calcext:value-type="float">
            <text:p>80,1479521994</text:p>
          </table:table-cell>
          <table:table-cell office:value-type="float" office:value="181.0502729398" calcext:value-type="float">
            <text:p>181,0502729398</text:p>
          </table:table-cell>
          <table:table-cell office:value-type="float" office:value="73.1057034556" calcext:value-type="float">
            <text:p>73,1057034556</text:p>
          </table:table-cell>
          <table:table-cell table:number-columns-repeated="16380"/>
        </table:table-row>
        <table:table-row table:style-name="ro1">
          <table:table-cell office:value-type="date" office:date-value="1991-06-01" calcext:value-type="date">
            <text:p>01/06/91</text:p>
          </table:table-cell>
          <table:table-cell office:value-type="float" office:value="100.4192628992" calcext:value-type="float">
            <text:p>100,4192628992</text:p>
          </table:table-cell>
          <table:table-cell office:value-type="float" office:value="200.8003700098" calcext:value-type="float">
            <text:p>200,8003700098</text:p>
          </table:table-cell>
          <table:table-cell office:value-type="float" office:value="83.8091732826" calcext:value-type="float">
            <text:p>83,8091732826</text:p>
          </table:table-cell>
          <table:table-cell table:number-columns-repeated="16380"/>
        </table:table-row>
        <table:table-row table:style-name="ro1">
          <table:table-cell office:value-type="date" office:date-value="1991-07-01" calcext:value-type="date">
            <text:p>01/07/91</text:p>
          </table:table-cell>
          <table:table-cell office:value-type="float" office:value="103.6862007692" calcext:value-type="float">
            <text:p>103,6862007692</text:p>
          </table:table-cell>
          <table:table-cell office:value-type="float" office:value="191.3008963398" calcext:value-type="float">
            <text:p>191,3008963398</text:p>
          </table:table-cell>
          <table:table-cell office:value-type="float" office:value="89.4599717073" calcext:value-type="float">
            <text:p>89,4599717073</text:p>
          </table:table-cell>
          <table:table-cell table:number-columns-repeated="16380"/>
        </table:table-row>
        <table:table-row table:style-name="ro1">
          <table:table-cell office:value-type="date" office:date-value="1991-08-01" calcext:value-type="date">
            <text:p>01/08/91</text:p>
          </table:table-cell>
          <table:table-cell office:value-type="float" office:value="104.5919836092" calcext:value-type="float">
            <text:p>104,5919836092</text:p>
          </table:table-cell>
          <table:table-cell office:value-type="float" office:value="128.0363773798" calcext:value-type="float">
            <text:p>128,0363773798</text:p>
          </table:table-cell>
          <table:table-cell office:value-type="float" office:value="16.1062714675" calcext:value-type="float">
            <text:p>16,1062714675</text:p>
          </table:table-cell>
          <table:table-cell table:number-columns-repeated="16380"/>
        </table:table-row>
        <table:table-row table:style-name="ro1">
          <table:table-cell office:value-type="date" office:date-value="1991-09-01" calcext:value-type="date">
            <text:p>01/09/91</text:p>
          </table:table-cell>
          <table:table-cell office:value-type="float" office:value="126.053774419" calcext:value-type="float">
            <text:p>126,053774419</text:p>
          </table:table-cell>
          <table:table-cell office:value-type="float" office:value="153.6702197598" calcext:value-type="float">
            <text:p>153,6702197598</text:p>
          </table:table-cell>
          <table:table-cell office:value-type="float" office:value="67.5278404084" calcext:value-type="float">
            <text:p>67,5278404084</text:p>
          </table:table-cell>
          <table:table-cell table:number-columns-repeated="16380"/>
        </table:table-row>
        <table:table-row table:style-name="ro1">
          <table:table-cell office:value-type="date" office:date-value="1991-10-01" calcext:value-type="date">
            <text:p>01/10/91</text:p>
          </table:table-cell>
          <table:table-cell office:value-type="float" office:value="104.4210709992" calcext:value-type="float">
            <text:p>104,4210709992</text:p>
          </table:table-cell>
          <table:table-cell office:value-type="float" office:value="182.5221148098" calcext:value-type="float">
            <text:p>182,5221148098</text:p>
          </table:table-cell>
          <table:table-cell office:value-type="float" office:value="81.088365654" calcext:value-type="float">
            <text:p>81,088365654</text:p>
          </table:table-cell>
          <table:table-cell table:number-columns-repeated="16380"/>
        </table:table-row>
        <table:table-row table:style-name="ro1">
          <table:table-cell office:value-type="date" office:date-value="1991-11-01" calcext:value-type="date">
            <text:p>01/11/91</text:p>
          </table:table-cell>
          <table:table-cell office:value-type="float" office:value="76.4240072184" calcext:value-type="float">
            <text:p>76,4240072184</text:p>
          </table:table-cell>
          <table:table-cell office:value-type="float" office:value="158.8153339798" calcext:value-type="float">
            <text:p>158,8153339798</text:p>
          </table:table-cell>
          <table:table-cell office:value-type="float" office:value="65.8079284198" calcext:value-type="float">
            <text:p>65,8079284198</text:p>
          </table:table-cell>
          <table:table-cell table:number-columns-repeated="16380"/>
        </table:table-row>
        <table:table-row table:style-name="ro1">
          <table:table-cell office:value-type="date" office:date-value="1991-12-01" calcext:value-type="date">
            <text:p>01/12/91</text:p>
          </table:table-cell>
          <table:table-cell office:value-type="float" office:value="56.7779258656" calcext:value-type="float">
            <text:p>56,7779258656</text:p>
          </table:table-cell>
          <table:table-cell office:value-type="float" office:value="125.5115765998" calcext:value-type="float">
            <text:p>125,5115765998</text:p>
          </table:table-cell>
          <table:table-cell office:value-type="float" office:value="50.6786445065" calcext:value-type="float">
            <text:p>50,6786445065</text:p>
          </table:table-cell>
          <table:table-cell table:number-columns-repeated="16380"/>
        </table:table-row>
        <table:table-row table:style-name="ro1">
          <table:table-cell office:value-type="date" office:date-value="1992-01-01" calcext:value-type="date">
            <text:p>01/01/92</text:p>
          </table:table-cell>
          <table:table-cell office:value-type="float" office:value="81.4220283654" calcext:value-type="float">
            <text:p>81,4220283654</text:p>
          </table:table-cell>
          <table:table-cell office:value-type="float" office:value="163.6207565598" calcext:value-type="float">
            <text:p>163,6207565598</text:p>
          </table:table-cell>
          <table:table-cell office:value-type="float" office:value="76.1038362971" calcext:value-type="float">
            <text:p>76,1038362971</text:p>
          </table:table-cell>
          <table:table-cell table:number-columns-repeated="16380"/>
        </table:table-row>
        <table:table-row table:style-name="ro1">
          <table:table-cell office:value-type="date" office:date-value="1992-02-01" calcext:value-type="date">
            <text:p>01/02/92</text:p>
          </table:table-cell>
          <table:table-cell office:value-type="float" office:value="84.1161333874" calcext:value-type="float">
            <text:p>84,1161333874</text:p>
          </table:table-cell>
          <table:table-cell office:value-type="float" office:value="166.5401164598" calcext:value-type="float">
            <text:p>166,5401164598</text:p>
          </table:table-cell>
          <table:table-cell office:value-type="float" office:value="73.0284540789" calcext:value-type="float">
            <text:p>73,0284540789</text:p>
          </table:table-cell>
          <table:table-cell table:number-columns-repeated="16380"/>
        </table:table-row>
        <table:table-row table:style-name="ro1">
          <table:table-cell office:value-type="date" office:date-value="1992-03-01" calcext:value-type="date">
            <text:p>01/03/92</text:p>
          </table:table-cell>
          <table:table-cell office:value-type="float" office:value="88.9064479383" calcext:value-type="float">
            <text:p>88,9064479383</text:p>
          </table:table-cell>
          <table:table-cell office:value-type="float" office:value="184.5827393098" calcext:value-type="float">
            <text:p>184,5827393098</text:p>
          </table:table-cell>
          <table:table-cell office:value-type="float" office:value="70.642194646" calcext:value-type="float">
            <text:p>70,642194646</text:p>
          </table:table-cell>
          <table:table-cell table:number-columns-repeated="16380"/>
        </table:table-row>
        <table:table-row table:style-name="ro1">
          <table:table-cell office:value-type="date" office:date-value="1992-04-01" calcext:value-type="date">
            <text:p>01/04/92</text:p>
          </table:table-cell>
          <table:table-cell office:value-type="float" office:value="82.9104534974" calcext:value-type="float">
            <text:p>82,9104534974</text:p>
          </table:table-cell>
          <table:table-cell office:value-type="float" office:value="178.5920253898" calcext:value-type="float">
            <text:p>178,5920253898</text:p>
          </table:table-cell>
          <table:table-cell office:value-type="float" office:value="71.9299213121" calcext:value-type="float">
            <text:p>71,9299213121</text:p>
          </table:table-cell>
          <table:table-cell table:number-columns-repeated="16380"/>
        </table:table-row>
        <table:table-row table:style-name="ro1">
          <table:table-cell office:value-type="date" office:date-value="1992-05-01" calcext:value-type="date">
            <text:p>01/05/92</text:p>
          </table:table-cell>
          <table:table-cell office:value-type="float" office:value="82.5735816384" calcext:value-type="float">
            <text:p>82,5735816384</text:p>
          </table:table-cell>
          <table:table-cell office:value-type="float" office:value="156.6639824798" calcext:value-type="float">
            <text:p>156,6639824798</text:p>
          </table:table-cell>
          <table:table-cell office:value-type="float" office:value="61.7173596662" calcext:value-type="float">
            <text:p>61,7173596662</text:p>
          </table:table-cell>
          <table:table-cell table:number-columns-repeated="16380"/>
        </table:table-row>
        <table:table-row table:style-name="ro1">
          <table:table-cell office:value-type="date" office:date-value="1992-06-01" calcext:value-type="date">
            <text:p>01/06/92</text:p>
          </table:table-cell>
          <table:table-cell office:value-type="float" office:value="106.4428966692" calcext:value-type="float">
            <text:p>106,4428966692</text:p>
          </table:table-cell>
          <table:table-cell office:value-type="float" office:value="162.6056329298" calcext:value-type="float">
            <text:p>162,6056329298</text:p>
          </table:table-cell>
          <table:table-cell office:value-type="float" office:value="78.3206823704" calcext:value-type="float">
            <text:p>78,3206823704</text:p>
          </table:table-cell>
          <table:table-cell table:number-columns-repeated="16380"/>
        </table:table-row>
        <table:table-row table:style-name="ro1">
          <table:table-cell office:value-type="date" office:date-value="1992-07-01" calcext:value-type="date">
            <text:p>01/07/92</text:p>
          </table:table-cell>
          <table:table-cell office:value-type="float" office:value="106.4797290192" calcext:value-type="float">
            <text:p>106,4797290192</text:p>
          </table:table-cell>
          <table:table-cell office:value-type="float" office:value="156.5473675398" calcext:value-type="float">
            <text:p>156,5473675398</text:p>
          </table:table-cell>
          <table:table-cell office:value-type="float" office:value="82.489508668" calcext:value-type="float">
            <text:p>82,489508668</text:p>
          </table:table-cell>
          <table:table-cell table:number-columns-repeated="16380"/>
        </table:table-row>
        <table:table-row table:style-name="ro1">
          <table:table-cell office:value-type="date" office:date-value="1992-08-01" calcext:value-type="date">
            <text:p>01/08/92</text:p>
          </table:table-cell>
          <table:table-cell office:value-type="float" office:value="99.1415224042" calcext:value-type="float">
            <text:p>99,1415224042</text:p>
          </table:table-cell>
          <table:table-cell office:value-type="float" office:value="97.0134224129" calcext:value-type="float">
            <text:p>97,0134224129</text:p>
          </table:table-cell>
          <table:table-cell office:value-type="float" office:value="9.9028579269" calcext:value-type="float">
            <text:p>9,9028579269</text:p>
          </table:table-cell>
          <table:table-cell table:number-columns-repeated="16380"/>
        </table:table-row>
        <table:table-row table:style-name="ro1">
          <table:table-cell office:value-type="date" office:date-value="1992-09-01" calcext:value-type="date">
            <text:p>01/09/92</text:p>
          </table:table-cell>
          <table:table-cell office:value-type="float" office:value="112.1042671591" calcext:value-type="float">
            <text:p>112,1042671591</text:p>
          </table:table-cell>
          <table:table-cell office:value-type="float" office:value="142.5017249498" calcext:value-type="float">
            <text:p>142,5017249498</text:p>
          </table:table-cell>
          <table:table-cell office:value-type="float" office:value="66.8656988865" calcext:value-type="float">
            <text:p>66,8656988865</text:p>
          </table:table-cell>
          <table:table-cell table:number-columns-repeated="16380"/>
        </table:table-row>
        <table:table-row table:style-name="ro1">
          <table:table-cell office:value-type="date" office:date-value="1992-10-01" calcext:value-type="date">
            <text:p>01/10/92</text:p>
          </table:table-cell>
          <table:table-cell office:value-type="float" office:value="90.4223274693" calcext:value-type="float">
            <text:p>90,4223274693</text:p>
          </table:table-cell>
          <table:table-cell office:value-type="float" office:value="150.2175225198" calcext:value-type="float">
            <text:p>150,2175225198</text:p>
          </table:table-cell>
          <table:table-cell office:value-type="float" office:value="79.0021721246" calcext:value-type="float">
            <text:p>79,0021721246</text:p>
          </table:table-cell>
          <table:table-cell table:number-columns-repeated="16380"/>
        </table:table-row>
        <table:table-row table:style-name="ro1">
          <table:table-cell office:value-type="date" office:date-value="1992-11-01" calcext:value-type="date">
            <text:p>01/11/92</text:p>
          </table:table-cell>
          <table:table-cell office:value-type="float" office:value="74.4932761294" calcext:value-type="float">
            <text:p>74,4932761294</text:p>
          </table:table-cell>
          <table:table-cell office:value-type="float" office:value="127.7870245398" calcext:value-type="float">
            <text:p>127,7870245398</text:p>
          </table:table-cell>
          <table:table-cell office:value-type="float" office:value="64.4367664207" calcext:value-type="float">
            <text:p>64,4367664207</text:p>
          </table:table-cell>
          <table:table-cell table:number-columns-repeated="16380"/>
        </table:table-row>
        <table:table-row table:style-name="ro1">
          <table:table-cell office:value-type="date" office:date-value="1992-12-01" calcext:value-type="date">
            <text:p>01/12/92</text:p>
          </table:table-cell>
          <table:table-cell office:value-type="float" office:value="64.4334128375" calcext:value-type="float">
            <text:p>64,4334128375</text:p>
          </table:table-cell>
          <table:table-cell office:value-type="float" office:value="98.1508807549" calcext:value-type="float">
            <text:p>98,1508807549</text:p>
          </table:table-cell>
          <table:table-cell office:value-type="float" office:value="48.6740976794" calcext:value-type="float">
            <text:p>48,6740976794</text:p>
          </table:table-cell>
          <table:table-cell table:number-columns-repeated="16380"/>
        </table:table-row>
        <table:table-row table:style-name="ro1">
          <table:table-cell office:value-type="date" office:date-value="1993-01-01" calcext:value-type="date">
            <text:p>01/01/93</text:p>
          </table:table-cell>
          <table:table-cell office:value-type="float" office:value="74.5259181244" calcext:value-type="float">
            <text:p>74,5259181244</text:p>
          </table:table-cell>
          <table:table-cell office:value-type="float" office:value="141.4628573198" calcext:value-type="float">
            <text:p>141,4628573198</text:p>
          </table:table-cell>
          <table:table-cell office:value-type="float" office:value="63.8731423158" calcext:value-type="float">
            <text:p>63,8731423158</text:p>
          </table:table-cell>
          <table:table-cell table:number-columns-repeated="16380"/>
        </table:table-row>
        <table:table-row table:style-name="ro1">
          <table:table-cell office:value-type="date" office:date-value="1993-02-01" calcext:value-type="date">
            <text:p>01/02/93</text:p>
          </table:table-cell>
          <table:table-cell office:value-type="float" office:value="88.2103470073" calcext:value-type="float">
            <text:p>88,2103470073</text:p>
          </table:table-cell>
          <table:table-cell office:value-type="float" office:value="136.6254368798" calcext:value-type="float">
            <text:p>136,6254368798</text:p>
          </table:table-cell>
          <table:table-cell office:value-type="float" office:value="64.8080038216" calcext:value-type="float">
            <text:p>64,8080038216</text:p>
          </table:table-cell>
          <table:table-cell table:number-columns-repeated="16380"/>
        </table:table-row>
        <table:table-row table:style-name="ro1">
          <table:table-cell office:value-type="date" office:date-value="1993-03-01" calcext:value-type="date">
            <text:p>01/03/93</text:p>
          </table:table-cell>
          <table:table-cell office:value-type="float" office:value="95.7670121153" calcext:value-type="float">
            <text:p>95,7670121153</text:p>
          </table:table-cell>
          <table:table-cell office:value-type="float" office:value="145.4008798298" calcext:value-type="float">
            <text:p>145,4008798298</text:p>
          </table:table-cell>
          <table:table-cell office:value-type="float" office:value="60.7219511955" calcext:value-type="float">
            <text:p>60,7219511955</text:p>
          </table:table-cell>
          <table:table-cell table:number-columns-repeated="16380"/>
        </table:table-row>
        <table:table-row table:style-name="ro1">
          <table:table-cell office:value-type="date" office:date-value="1993-04-01" calcext:value-type="date">
            <text:p>01/04/93</text:p>
          </table:table-cell>
          <table:table-cell office:value-type="float" office:value="88.1069991813" calcext:value-type="float">
            <text:p>88,1069991813</text:p>
          </table:table-cell>
          <table:table-cell office:value-type="float" office:value="146.7666214598" calcext:value-type="float">
            <text:p>146,7666214598</text:p>
          </table:table-cell>
          <table:table-cell office:value-type="float" office:value="67.2359578205" calcext:value-type="float">
            <text:p>67,2359578205</text:p>
          </table:table-cell>
          <table:table-cell table:number-columns-repeated="16380"/>
        </table:table-row>
        <table:table-row table:style-name="ro1">
          <table:table-cell office:value-type="date" office:date-value="1993-05-01" calcext:value-type="date">
            <text:p>01/05/93</text:p>
          </table:table-cell>
          <table:table-cell office:value-type="float" office:value="83.9860941654" calcext:value-type="float">
            <text:p>83,9860941654</text:p>
          </table:table-cell>
          <table:table-cell office:value-type="float" office:value="124.4748115598" calcext:value-type="float">
            <text:p>124,4748115598</text:p>
          </table:table-cell>
          <table:table-cell office:value-type="float" office:value="53.7112662404" calcext:value-type="float">
            <text:p>53,7112662404</text:p>
          </table:table-cell>
          <table:table-cell table:number-columns-repeated="16380"/>
        </table:table-row>
        <table:table-row table:style-name="ro1">
          <table:table-cell office:value-type="date" office:date-value="1993-06-01" calcext:value-type="date">
            <text:p>01/06/93</text:p>
          </table:table-cell>
          <table:table-cell office:value-type="float" office:value="111.2722572291" calcext:value-type="float">
            <text:p>111,2722572291</text:p>
          </table:table-cell>
          <table:table-cell office:value-type="float" office:value="140.7082135198" calcext:value-type="float">
            <text:p>140,7082135198</text:p>
          </table:table-cell>
          <table:table-cell office:value-type="float" office:value="69.4616455706" calcext:value-type="float">
            <text:p>69,4616455706</text:p>
          </table:table-cell>
          <table:table-cell table:number-columns-repeated="16380"/>
        </table:table-row>
        <table:table-row table:style-name="ro1">
          <table:table-cell office:value-type="date" office:date-value="1993-07-01" calcext:value-type="date">
            <text:p>01/07/93</text:p>
          </table:table-cell>
          <table:table-cell office:value-type="float" office:value="107.1556083192" calcext:value-type="float">
            <text:p>107,1556083192</text:p>
          </table:table-cell>
          <table:table-cell office:value-type="float" office:value="122.5688379598" calcext:value-type="float">
            <text:p>122,5688379598</text:p>
          </table:table-cell>
          <table:table-cell office:value-type="float" office:value="68.6094290342" calcext:value-type="float">
            <text:p>68,6094290342</text:p>
          </table:table-cell>
          <table:table-cell table:number-columns-repeated="16380"/>
        </table:table-row>
        <table:table-row table:style-name="ro1">
          <table:table-cell office:value-type="date" office:date-value="1993-08-01" calcext:value-type="date">
            <text:p>01/08/93</text:p>
          </table:table-cell>
          <table:table-cell office:value-type="float" office:value="98.2491475892" calcext:value-type="float">
            <text:p>98,2491475892</text:p>
          </table:table-cell>
          <table:table-cell office:value-type="float" office:value="78.4248643269" calcext:value-type="float">
            <text:p>78,4248643269</text:p>
          </table:table-cell>
          <table:table-cell office:value-type="float" office:value="12.2416377943" calcext:value-type="float">
            <text:p>12,2416377943</text:p>
          </table:table-cell>
          <table:table-cell table:number-columns-repeated="16380"/>
        </table:table-row>
        <table:table-row table:style-name="ro1">
          <table:table-cell office:value-type="date" office:date-value="1993-09-01" calcext:value-type="date">
            <text:p>01/09/93</text:p>
          </table:table-cell>
          <table:table-cell office:value-type="float" office:value="111.7749390291" calcext:value-type="float">
            <text:p>111,7749390291</text:p>
          </table:table-cell>
          <table:table-cell office:value-type="float" office:value="123.2507908898" calcext:value-type="float">
            <text:p>123,2507908898</text:p>
          </table:table-cell>
          <table:table-cell office:value-type="float" office:value="62.5795737243" calcext:value-type="float">
            <text:p>62,5795737243</text:p>
          </table:table-cell>
          <table:table-cell table:number-columns-repeated="16380"/>
        </table:table-row>
        <table:table-row table:style-name="ro1">
          <table:table-cell office:value-type="date" office:date-value="1993-10-01" calcext:value-type="date">
            <text:p>01/10/93</text:p>
          </table:table-cell>
          <table:table-cell office:value-type="float" office:value="95.5815243773" calcext:value-type="float">
            <text:p>95,5815243773</text:p>
          </table:table-cell>
          <table:table-cell office:value-type="float" office:value="128.4177927398" calcext:value-type="float">
            <text:p>128,4177927398</text:p>
          </table:table-cell>
          <table:table-cell office:value-type="float" office:value="65.1544800721" calcext:value-type="float">
            <text:p>65,1544800721</text:p>
          </table:table-cell>
          <table:table-cell table:number-columns-repeated="16380"/>
        </table:table-row>
        <table:table-row table:style-name="ro1">
          <table:table-cell office:value-type="date" office:date-value="1993-11-01" calcext:value-type="date">
            <text:p>01/11/93</text:p>
          </table:table-cell>
          <table:table-cell office:value-type="float" office:value="76.5714763264" calcext:value-type="float">
            <text:p>76,5714763264</text:p>
          </table:table-cell>
          <table:table-cell office:value-type="float" office:value="108.5803489299" calcext:value-type="float">
            <text:p>108,5803489299</text:p>
          </table:table-cell>
          <table:table-cell office:value-type="float" office:value="59.0962492249" calcext:value-type="float">
            <text:p>59,0962492249</text:p>
          </table:table-cell>
          <table:table-cell table:number-columns-repeated="16380"/>
        </table:table-row>
        <table:table-row table:style-name="ro1">
          <table:table-cell office:value-type="date" office:date-value="1993-12-01" calcext:value-type="date">
            <text:p>01/12/93</text:p>
          </table:table-cell>
          <table:table-cell office:value-type="float" office:value="63.5159246855" calcext:value-type="float">
            <text:p>63,5159246855</text:p>
          </table:table-cell>
          <table:table-cell office:value-type="float" office:value="93.1141066959" calcext:value-type="float">
            <text:p>93,1141066959</text:p>
          </table:table-cell>
          <table:table-cell office:value-type="float" office:value="46.0194297868" calcext:value-type="float">
            <text:p>46,0194297868</text:p>
          </table:table-cell>
          <table:table-cell table:number-columns-repeated="16380"/>
        </table:table-row>
        <table:table-row table:style-name="ro1">
          <table:table-cell office:value-type="date" office:date-value="1994-01-01" calcext:value-type="date">
            <text:p>01/01/94</text:p>
          </table:table-cell>
          <table:table-cell office:value-type="float" office:value="76.2439810444" calcext:value-type="float">
            <text:p>76,2439810444</text:p>
          </table:table-cell>
          <table:table-cell office:value-type="float" office:value="108.6482147799" calcext:value-type="float">
            <text:p>108,6482147799</text:p>
          </table:table-cell>
          <table:table-cell office:value-type="float" office:value="70.8378970821" calcext:value-type="float">
            <text:p>70,8378970821</text:p>
          </table:table-cell>
          <table:table-cell table:number-columns-repeated="16380"/>
        </table:table-row>
        <table:table-row table:style-name="ro1">
          <table:table-cell office:value-type="date" office:date-value="1994-02-01" calcext:value-type="date">
            <text:p>01/02/94</text:p>
          </table:table-cell>
          <table:table-cell office:value-type="float" office:value="82.5640338304" calcext:value-type="float">
            <text:p>82,5640338304</text:p>
          </table:table-cell>
          <table:table-cell office:value-type="float" office:value="115.9854792399" calcext:value-type="float">
            <text:p>115,9854792399</text:p>
          </table:table-cell>
          <table:table-cell office:value-type="float" office:value="67.1749826733" calcext:value-type="float">
            <text:p>67,1749826733</text:p>
          </table:table-cell>
          <table:table-cell table:number-columns-repeated="16380"/>
        </table:table-row>
        <table:table-row table:style-name="ro1">
          <table:table-cell office:value-type="date" office:date-value="1994-03-01" calcext:value-type="date">
            <text:p>01/03/94</text:p>
          </table:table-cell>
          <table:table-cell office:value-type="float" office:value="86.8344038163" calcext:value-type="float">
            <text:p>86,8344038163</text:p>
          </table:table-cell>
          <table:table-cell office:value-type="float" office:value="129.9456242998" calcext:value-type="float">
            <text:p>129,9456242998</text:p>
          </table:table-cell>
          <table:table-cell office:value-type="float" office:value="70.7068881321" calcext:value-type="float">
            <text:p>70,7068881321</text:p>
          </table:table-cell>
          <table:table-cell table:number-columns-repeated="16380"/>
        </table:table-row>
        <table:table-row table:style-name="ro1">
          <table:table-cell office:value-type="date" office:date-value="1994-04-01" calcext:value-type="date">
            <text:p>01/04/94</text:p>
          </table:table-cell>
          <table:table-cell office:value-type="float" office:value="87.0432775193" calcext:value-type="float">
            <text:p>87,0432775193</text:p>
          </table:table-cell>
          <table:table-cell office:value-type="float" office:value="117.6021843199" calcext:value-type="float">
            <text:p>117,6021843199</text:p>
          </table:table-cell>
          <table:table-cell office:value-type="float" office:value="67.6687091028" calcext:value-type="float">
            <text:p>67,6687091028</text:p>
          </table:table-cell>
          <table:table-cell table:number-columns-repeated="16380"/>
        </table:table-row>
        <table:table-row table:style-name="ro1">
          <table:table-cell office:value-type="date" office:date-value="1994-05-01" calcext:value-type="date">
            <text:p>01/05/94</text:p>
          </table:table-cell>
          <table:table-cell office:value-type="float" office:value="86.1682394403" calcext:value-type="float">
            <text:p>86,1682394403</text:p>
          </table:table-cell>
          <table:table-cell office:value-type="float" office:value="110.4980795899" calcext:value-type="float">
            <text:p>110,4980795899</text:p>
          </table:table-cell>
          <table:table-cell office:value-type="float" office:value="71.9536355194" calcext:value-type="float">
            <text:p>71,9536355194</text:p>
          </table:table-cell>
          <table:table-cell table:number-columns-repeated="16380"/>
        </table:table-row>
        <table:table-row table:style-name="ro1">
          <table:table-cell office:value-type="date" office:date-value="1994-06-01" calcext:value-type="date">
            <text:p>01/06/94</text:p>
          </table:table-cell>
          <table:table-cell office:value-type="float" office:value="109.5680434292" calcext:value-type="float">
            <text:p>109,5680434292</text:p>
          </table:table-cell>
          <table:table-cell office:value-type="float" office:value="130.4829792498" calcext:value-type="float">
            <text:p>130,4829792498</text:p>
          </table:table-cell>
          <table:table-cell office:value-type="float" office:value="80.8061101564" calcext:value-type="float">
            <text:p>80,8061101564</text:p>
          </table:table-cell>
          <table:table-cell table:number-columns-repeated="16380"/>
        </table:table-row>
        <table:table-row table:style-name="ro1">
          <table:table-cell office:value-type="date" office:date-value="1994-07-01" calcext:value-type="date">
            <text:p>01/07/94</text:p>
          </table:table-cell>
          <table:table-cell office:value-type="float" office:value="105.1268526192" calcext:value-type="float">
            <text:p>105,1268526192</text:p>
          </table:table-cell>
          <table:table-cell office:value-type="float" office:value="111.7989126799" calcext:value-type="float">
            <text:p>111,7989126799</text:p>
          </table:table-cell>
          <table:table-cell office:value-type="float" office:value="74.1044194081" calcext:value-type="float">
            <text:p>74,1044194081</text:p>
          </table:table-cell>
          <table:table-cell table:number-columns-repeated="16380"/>
        </table:table-row>
        <table:table-row table:style-name="ro1">
          <table:table-cell office:value-type="date" office:date-value="1994-08-01" calcext:value-type="date">
            <text:p>01/08/94</text:p>
          </table:table-cell>
          <table:table-cell office:value-type="float" office:value="118.7342360291" calcext:value-type="float">
            <text:p>118,7342360291</text:p>
          </table:table-cell>
          <table:table-cell office:value-type="float" office:value="68.9621389239" calcext:value-type="float">
            <text:p>68,9621389239</text:p>
          </table:table-cell>
          <table:table-cell office:value-type="float" office:value="12.7241712566" calcext:value-type="float">
            <text:p>12,7241712566</text:p>
          </table:table-cell>
          <table:table-cell table:number-columns-repeated="16380"/>
        </table:table-row>
        <table:table-row table:style-name="ro1">
          <table:table-cell office:value-type="date" office:date-value="1994-09-01" calcext:value-type="date">
            <text:p>01/09/94</text:p>
          </table:table-cell>
          <table:table-cell office:value-type="float" office:value="120.7362318491" calcext:value-type="float">
            <text:p>120,7362318491</text:p>
          </table:table-cell>
          <table:table-cell office:value-type="float" office:value="112.2164025599" calcext:value-type="float">
            <text:p>112,2164025599</text:p>
          </table:table-cell>
          <table:table-cell office:value-type="float" office:value="69.9663776892" calcext:value-type="float">
            <text:p>69,9663776892</text:p>
          </table:table-cell>
          <table:table-cell table:number-columns-repeated="16380"/>
        </table:table-row>
        <table:table-row table:style-name="ro1">
          <table:table-cell office:value-type="date" office:date-value="1994-10-01" calcext:value-type="date">
            <text:p>01/10/94</text:p>
          </table:table-cell>
          <table:table-cell office:value-type="float" office:value="97.2018667863" calcext:value-type="float">
            <text:p>97,2018667863</text:p>
          </table:table-cell>
          <table:table-cell office:value-type="float" office:value="106.8099621399" calcext:value-type="float">
            <text:p>106,8099621399</text:p>
          </table:table-cell>
          <table:table-cell office:value-type="float" office:value="77.1410713361" calcext:value-type="float">
            <text:p>77,1410713361</text:p>
          </table:table-cell>
          <table:table-cell table:number-columns-repeated="16380"/>
        </table:table-row>
        <table:table-row table:style-name="ro1">
          <table:table-cell office:value-type="date" office:date-value="1994-11-01" calcext:value-type="date">
            <text:p>01/11/94</text:p>
          </table:table-cell>
          <table:table-cell office:value-type="float" office:value="83.6682603884" calcext:value-type="float">
            <text:p>83,6682603884</text:p>
          </table:table-cell>
          <table:table-cell office:value-type="float" office:value="106.5364223899" calcext:value-type="float">
            <text:p>106,5364223899</text:p>
          </table:table-cell>
          <table:table-cell office:value-type="float" office:value="75.1879138166" calcext:value-type="float">
            <text:p>75,1879138166</text:p>
          </table:table-cell>
          <table:table-cell table:number-columns-repeated="16380"/>
        </table:table-row>
        <table:table-row table:style-name="ro1">
          <table:table-cell office:value-type="date" office:date-value="1994-12-01" calcext:value-type="date">
            <text:p>01/12/94</text:p>
          </table:table-cell>
          <table:table-cell office:value-type="float" office:value="68.8685790785" calcext:value-type="float">
            <text:p>68,8685790785</text:p>
          </table:table-cell>
          <table:table-cell office:value-type="float" office:value="89.6746735589" calcext:value-type="float">
            <text:p>89,6746735589</text:p>
          </table:table-cell>
          <table:table-cell office:value-type="float" office:value="61.9358341434" calcext:value-type="float">
            <text:p>61,9358341434</text:p>
          </table:table-cell>
          <table:table-cell table:number-columns-repeated="16380"/>
        </table:table-row>
        <table:table-row table:style-name="ro1">
          <table:table-cell office:value-type="date" office:date-value="1995-01-01" calcext:value-type="date">
            <text:p>01/01/95</text:p>
          </table:table-cell>
          <table:table-cell office:value-type="float" office:value="87.6164103583" calcext:value-type="float">
            <text:p>87,6164103583</text:p>
          </table:table-cell>
          <table:table-cell office:value-type="float" office:value="111.1174026599" calcext:value-type="float">
            <text:p>111,1174026599</text:p>
          </table:table-cell>
          <table:table-cell office:value-type="float" office:value="85.5797122657" calcext:value-type="float">
            <text:p>85,5797122657</text:p>
          </table:table-cell>
          <table:table-cell table:number-columns-repeated="16380"/>
        </table:table-row>
        <table:table-row table:style-name="ro1">
          <table:table-cell office:value-type="date" office:date-value="1995-02-01" calcext:value-type="date">
            <text:p>01/02/95</text:p>
          </table:table-cell>
          <table:table-cell office:value-type="float" office:value="80.2339057554" calcext:value-type="float">
            <text:p>80,2339057554</text:p>
          </table:table-cell>
          <table:table-cell office:value-type="float" office:value="110.5551857399" calcext:value-type="float">
            <text:p>110,5551857399</text:p>
          </table:table-cell>
          <table:table-cell office:value-type="float" office:value="77.7667183563" calcext:value-type="float">
            <text:p>77,7667183563</text:p>
          </table:table-cell>
          <table:table-cell table:number-columns-repeated="16380"/>
        </table:table-row>
        <table:table-row table:style-name="ro1">
          <table:table-cell office:value-type="date" office:date-value="1995-03-01" calcext:value-type="date">
            <text:p>01/03/95</text:p>
          </table:table-cell>
          <table:table-cell office:value-type="float" office:value="98.0732473832" calcext:value-type="float">
            <text:p>98,0732473832</text:p>
          </table:table-cell>
          <table:table-cell office:value-type="float" office:value="120.0584128799" calcext:value-type="float">
            <text:p>120,0584128799</text:p>
          </table:table-cell>
          <table:table-cell office:value-type="float" office:value="78.2983451117" calcext:value-type="float">
            <text:p>78,2983451117</text:p>
          </table:table-cell>
          <table:table-cell table:number-columns-repeated="16380"/>
        </table:table-row>
        <table:table-row table:style-name="ro1">
          <table:table-cell office:value-type="date" office:date-value="1995-04-01" calcext:value-type="date">
            <text:p>01/04/95</text:p>
          </table:table-cell>
          <table:table-cell office:value-type="float" office:value="82.0436933814" calcext:value-type="float">
            <text:p>82,0436933814</text:p>
          </table:table-cell>
          <table:table-cell office:value-type="float" office:value="102.0683257499" calcext:value-type="float">
            <text:p>102,0683257499</text:p>
          </table:table-cell>
          <table:table-cell office:value-type="float" office:value="73.591037016" calcext:value-type="float">
            <text:p>73,591037016</text:p>
          </table:table-cell>
          <table:table-cell table:number-columns-repeated="16380"/>
        </table:table-row>
        <table:table-row table:style-name="ro1">
          <table:table-cell office:value-type="date" office:date-value="1995-05-01" calcext:value-type="date">
            <text:p>01/05/95</text:p>
          </table:table-cell>
          <table:table-cell office:value-type="float" office:value="92.9840343993" calcext:value-type="float">
            <text:p>92,9840343993</text:p>
          </table:table-cell>
          <table:table-cell office:value-type="float" office:value="104.5979922499" calcext:value-type="float">
            <text:p>104,5979922499</text:p>
          </table:table-cell>
          <table:table-cell office:value-type="float" office:value="77.5041097461" calcext:value-type="float">
            <text:p>77,5041097461</text:p>
          </table:table-cell>
          <table:table-cell table:number-columns-repeated="16380"/>
        </table:table-row>
        <table:table-row table:style-name="ro1">
          <table:table-cell office:value-type="date" office:date-value="1995-06-01" calcext:value-type="date">
            <text:p>01/06/95</text:p>
          </table:table-cell>
          <table:table-cell office:value-type="float" office:value="114.1038424691" calcext:value-type="float">
            <text:p>114,1038424691</text:p>
          </table:table-cell>
          <table:table-cell office:value-type="float" office:value="113.6758213099" calcext:value-type="float">
            <text:p>113,6758213099</text:p>
          </table:table-cell>
          <table:table-cell office:value-type="float" office:value="87.760924327" calcext:value-type="float">
            <text:p>87,760924327</text:p>
          </table:table-cell>
          <table:table-cell table:number-columns-repeated="16380"/>
        </table:table-row>
        <table:table-row table:style-name="ro1">
          <table:table-cell office:value-type="date" office:date-value="1995-07-01" calcext:value-type="date">
            <text:p>01/07/95</text:p>
          </table:table-cell>
          <table:table-cell office:value-type="float" office:value="108.2835454992" calcext:value-type="float">
            <text:p>108,2835454992</text:p>
          </table:table-cell>
          <table:table-cell office:value-type="float" office:value="100.9942822899" calcext:value-type="float">
            <text:p>100,9942822899</text:p>
          </table:table-cell>
          <table:table-cell office:value-type="float" office:value="82.6305415401" calcext:value-type="float">
            <text:p>82,6305415401</text:p>
          </table:table-cell>
          <table:table-cell table:number-columns-repeated="16380"/>
        </table:table-row>
        <table:table-row table:style-name="ro1">
          <table:table-cell office:value-type="date" office:date-value="1995-08-01" calcext:value-type="date">
            <text:p>01/08/95</text:p>
          </table:table-cell>
          <table:table-cell office:value-type="float" office:value="117.6219931491" calcext:value-type="float">
            <text:p>117,6219931491</text:p>
          </table:table-cell>
          <table:table-cell office:value-type="float" office:value="58.1588796859" calcext:value-type="float">
            <text:p>58,1588796859</text:p>
          </table:table-cell>
          <table:table-cell office:value-type="float" office:value="14.2544339381" calcext:value-type="float">
            <text:p>14,2544339381</text:p>
          </table:table-cell>
          <table:table-cell table:number-columns-repeated="16380"/>
        </table:table-row>
        <table:table-row table:style-name="ro1">
          <table:table-cell office:value-type="date" office:date-value="1995-09-01" calcext:value-type="date">
            <text:p>01/09/95</text:p>
          </table:table-cell>
          <table:table-cell office:value-type="float" office:value="113.9616623191" calcext:value-type="float">
            <text:p>113,9616623191</text:p>
          </table:table-cell>
          <table:table-cell office:value-type="float" office:value="100.7655116999" calcext:value-type="float">
            <text:p>100,7655116999</text:p>
          </table:table-cell>
          <table:table-cell office:value-type="float" office:value="73.7259309577" calcext:value-type="float">
            <text:p>73,7259309577</text:p>
          </table:table-cell>
          <table:table-cell table:number-columns-repeated="16380"/>
        </table:table-row>
        <table:table-row table:style-name="ro1">
          <table:table-cell office:value-type="date" office:date-value="1995-10-01" calcext:value-type="date">
            <text:p>01/10/95</text:p>
          </table:table-cell>
          <table:table-cell office:value-type="float" office:value="98.9527977262" calcext:value-type="float">
            <text:p>98,9527977262</text:p>
          </table:table-cell>
          <table:table-cell office:value-type="float" office:value="102.0051204499" calcext:value-type="float">
            <text:p>102,0051204499</text:p>
          </table:table-cell>
          <table:table-cell office:value-type="float" office:value="84.1396170328" calcext:value-type="float">
            <text:p>84,1396170328</text:p>
          </table:table-cell>
          <table:table-cell table:number-columns-repeated="16380"/>
        </table:table-row>
        <table:table-row table:style-name="ro1">
          <table:table-cell office:value-type="date" office:date-value="1995-11-01" calcext:value-type="date">
            <text:p>01/11/95</text:p>
          </table:table-cell>
          <table:table-cell office:value-type="float" office:value="86.0965952673" calcext:value-type="float">
            <text:p>86,0965952673</text:p>
          </table:table-cell>
          <table:table-cell office:value-type="float" office:value="92.3699303369" calcext:value-type="float">
            <text:p>92,3699303369</text:p>
          </table:table-cell>
          <table:table-cell office:value-type="float" office:value="74.035187519" calcext:value-type="float">
            <text:p>74,035187519</text:p>
          </table:table-cell>
          <table:table-cell table:number-columns-repeated="16380"/>
        </table:table-row>
        <table:table-row table:style-name="ro1">
          <table:table-cell office:value-type="date" office:date-value="1995-12-01" calcext:value-type="date">
            <text:p>01/12/95</text:p>
          </table:table-cell>
          <table:table-cell office:value-type="float" office:value="68.1316417505" calcext:value-type="float">
            <text:p>68,1316417505</text:p>
          </table:table-cell>
          <table:table-cell office:value-type="float" office:value="69.3926697559" calcext:value-type="float">
            <text:p>69,3926697559</text:p>
          </table:table-cell>
          <table:table-cell office:value-type="float" office:value="49.0303123972" calcext:value-type="float">
            <text:p>49,0303123972</text:p>
          </table:table-cell>
          <table:table-cell table:number-columns-repeated="16380"/>
        </table:table-row>
        <table:table-row table:style-name="ro1">
          <table:table-cell office:value-type="date" office:date-value="1996-01-01" calcext:value-type="date">
            <text:p>01/01/96</text:p>
          </table:table-cell>
          <table:table-cell office:value-type="float" office:value="80.6811760234" calcext:value-type="float">
            <text:p>80,6811760234</text:p>
          </table:table-cell>
          <table:table-cell office:value-type="float" office:value="93.7669298209" calcext:value-type="float">
            <text:p>93,7669298209</text:p>
          </table:table-cell>
          <table:table-cell office:value-type="float" office:value="75.3000563426" calcext:value-type="float">
            <text:p>75,3000563426</text:p>
          </table:table-cell>
          <table:table-cell table:number-columns-repeated="16380"/>
        </table:table-row>
        <table:table-row table:style-name="ro1">
          <table:table-cell office:value-type="date" office:date-value="1996-02-01" calcext:value-type="date">
            <text:p>01/02/96</text:p>
          </table:table-cell>
          <table:table-cell office:value-type="float" office:value="78.9715910644" calcext:value-type="float">
            <text:p>78,9715910644</text:p>
          </table:table-cell>
          <table:table-cell office:value-type="float" office:value="87.9454944959" calcext:value-type="float">
            <text:p>87,9454944959</text:p>
          </table:table-cell>
          <table:table-cell office:value-type="float" office:value="75.24779582" calcext:value-type="float">
            <text:p>75,24779582</text:p>
          </table:table-cell>
          <table:table-cell table:number-columns-repeated="16380"/>
        </table:table-row>
        <table:table-row table:style-name="ro1">
          <table:table-cell office:value-type="date" office:date-value="1996-03-01" calcext:value-type="date">
            <text:p>01/03/96</text:p>
          </table:table-cell>
          <table:table-cell office:value-type="float" office:value="91.7952049513" calcext:value-type="float">
            <text:p>91,7952049513</text:p>
          </table:table-cell>
          <table:table-cell office:value-type="float" office:value="102.7842279899" calcext:value-type="float">
            <text:p>102,7842279899</text:p>
          </table:table-cell>
          <table:table-cell office:value-type="float" office:value="66.6456073815" calcext:value-type="float">
            <text:p>66,6456073815</text:p>
          </table:table-cell>
          <table:table-cell table:number-columns-repeated="16380"/>
        </table:table-row>
        <table:table-row table:style-name="ro1">
          <table:table-cell office:value-type="date" office:date-value="1996-04-01" calcext:value-type="date">
            <text:p>01/04/96</text:p>
          </table:table-cell>
          <table:table-cell office:value-type="float" office:value="86.2848898153" calcext:value-type="float">
            <text:p>86,2848898153</text:p>
          </table:table-cell>
          <table:table-cell office:value-type="float" office:value="107.4559622599" calcext:value-type="float">
            <text:p>107,4559622599</text:p>
          </table:table-cell>
          <table:table-cell office:value-type="float" office:value="71.56763449" calcext:value-type="float">
            <text:p>71,56763449</text:p>
          </table:table-cell>
          <table:table-cell table:number-columns-repeated="16380"/>
        </table:table-row>
        <table:table-row table:style-name="ro1">
          <table:table-cell office:value-type="date" office:date-value="1996-05-01" calcext:value-type="date">
            <text:p>01/05/96</text:p>
          </table:table-cell>
          <table:table-cell office:value-type="float" office:value="95.6888844733" calcext:value-type="float">
            <text:p>95,6888844733</text:p>
          </table:table-cell>
          <table:table-cell office:value-type="float" office:value="95.6358699349" calcext:value-type="float">
            <text:p>95,6358699349</text:p>
          </table:table-cell>
          <table:table-cell office:value-type="float" office:value="67.4818590687" calcext:value-type="float">
            <text:p>67,4818590687</text:p>
          </table:table-cell>
          <table:table-cell table:number-columns-repeated="16380"/>
        </table:table-row>
        <table:table-row table:style-name="ro1">
          <table:table-cell office:value-type="date" office:date-value="1996-06-01" calcext:value-type="date">
            <text:p>01/06/96</text:p>
          </table:table-cell>
          <table:table-cell office:value-type="float" office:value="109.6795897692" calcext:value-type="float">
            <text:p>109,6795897692</text:p>
          </table:table-cell>
          <table:table-cell office:value-type="float" office:value="104.9097689899" calcext:value-type="float">
            <text:p>104,9097689899</text:p>
          </table:table-cell>
          <table:table-cell office:value-type="float" office:value="74.1483002617" calcext:value-type="float">
            <text:p>74,1483002617</text:p>
          </table:table-cell>
          <table:table-cell table:number-columns-repeated="16380"/>
        </table:table-row>
        <table:table-row table:style-name="ro1">
          <table:table-cell office:value-type="date" office:date-value="1996-07-01" calcext:value-type="date">
            <text:p>01/07/96</text:p>
          </table:table-cell>
          <table:table-cell office:value-type="float" office:value="118.4843930591" calcext:value-type="float">
            <text:p>118,4843930591</text:p>
          </table:table-cell>
          <table:table-cell office:value-type="float" office:value="116.8200869799" calcext:value-type="float">
            <text:p>116,8200869799</text:p>
          </table:table-cell>
          <table:table-cell office:value-type="float" office:value="75.8654014271" calcext:value-type="float">
            <text:p>75,8654014271</text:p>
          </table:table-cell>
          <table:table-cell table:number-columns-repeated="16380"/>
        </table:table-row>
        <table:table-row table:style-name="ro1">
          <table:table-cell office:value-type="date" office:date-value="1996-08-01" calcext:value-type="date">
            <text:p>01/08/96</text:p>
          </table:table-cell>
          <table:table-cell office:value-type="float" office:value="105.3496261192" calcext:value-type="float">
            <text:p>105,3496261192</text:p>
          </table:table-cell>
          <table:table-cell office:value-type="float" office:value="47.5678190149" calcext:value-type="float">
            <text:p>47,5678190149</text:p>
          </table:table-cell>
          <table:table-cell office:value-type="float" office:value="17.5539502307" calcext:value-type="float">
            <text:p>17,5539502307</text:p>
          </table:table-cell>
          <table:table-cell table:number-columns-repeated="16380"/>
        </table:table-row>
        <table:table-row table:style-name="ro1">
          <table:table-cell office:value-type="date" office:date-value="1996-09-01" calcext:value-type="date">
            <text:p>01/09/96</text:p>
          </table:table-cell>
          <table:table-cell office:value-type="float" office:value="113.9231738391" calcext:value-type="float">
            <text:p>113,9231738391</text:p>
          </table:table-cell>
          <table:table-cell office:value-type="float" office:value="102.2597720299" calcext:value-type="float">
            <text:p>102,2597720299</text:p>
          </table:table-cell>
          <table:table-cell office:value-type="float" office:value="65.4170787821" calcext:value-type="float">
            <text:p>65,4170787821</text:p>
          </table:table-cell>
          <table:table-cell table:number-columns-repeated="16380"/>
        </table:table-row>
        <table:table-row table:style-name="ro1">
          <table:table-cell office:value-type="date" office:date-value="1996-10-01" calcext:value-type="date">
            <text:p>01/10/96</text:p>
          </table:table-cell>
          <table:table-cell office:value-type="float" office:value="108.2815770292" calcext:value-type="float">
            <text:p>108,2815770292</text:p>
          </table:table-cell>
          <table:table-cell office:value-type="float" office:value="113.0519615199" calcext:value-type="float">
            <text:p>113,0519615199</text:p>
          </table:table-cell>
          <table:table-cell office:value-type="float" office:value="80.1923062146" calcext:value-type="float">
            <text:p>80,1923062146</text:p>
          </table:table-cell>
          <table:table-cell table:number-columns-repeated="16380"/>
        </table:table-row>
        <table:table-row table:style-name="ro1">
          <table:table-cell office:value-type="date" office:date-value="1996-11-01" calcext:value-type="date">
            <text:p>01/11/96</text:p>
          </table:table-cell>
          <table:table-cell office:value-type="float" office:value="85.1082355333" calcext:value-type="float">
            <text:p>85,1082355333</text:p>
          </table:table-cell>
          <table:table-cell office:value-type="float" office:value="87.9802296799" calcext:value-type="float">
            <text:p>87,9802296799</text:p>
          </table:table-cell>
          <table:table-cell office:value-type="float" office:value="65.7341779282" calcext:value-type="float">
            <text:p>65,7341779282</text:p>
          </table:table-cell>
          <table:table-cell table:number-columns-repeated="16380"/>
        </table:table-row>
        <table:table-row table:style-name="ro1">
          <table:table-cell office:value-type="date" office:date-value="1996-12-01" calcext:value-type="date">
            <text:p>01/12/96</text:p>
          </table:table-cell>
          <table:table-cell office:value-type="float" office:value="51.3642805686" calcext:value-type="float">
            <text:p>51,3642805686</text:p>
          </table:table-cell>
          <table:table-cell office:value-type="float" office:value="71.6063895649" calcext:value-type="float">
            <text:p>71,6063895649</text:p>
          </table:table-cell>
          <table:table-cell office:value-type="float" office:value="54.1229639861" calcext:value-type="float">
            <text:p>54,1229639861</text:p>
          </table:table-cell>
          <table:table-cell table:number-columns-repeated="16380"/>
        </table:table-row>
        <table:table-row table:style-name="ro1">
          <table:table-cell office:value-type="date" office:date-value="1997-01-01" calcext:value-type="date">
            <text:p>01/01/97</text:p>
          </table:table-cell>
          <table:table-cell office:value-type="float" office:value="77.8177939884" calcext:value-type="float">
            <text:p>77,8177939884</text:p>
          </table:table-cell>
          <table:table-cell office:value-type="float" office:value="86.3131243509" calcext:value-type="float">
            <text:p>86,3131243509</text:p>
          </table:table-cell>
          <table:table-cell office:value-type="float" office:value="70.3770152917" calcext:value-type="float">
            <text:p>70,3770152917</text:p>
          </table:table-cell>
          <table:table-cell table:number-columns-repeated="16380"/>
        </table:table-row>
        <table:table-row table:style-name="ro1">
          <table:table-cell office:value-type="date" office:date-value="1997-02-01" calcext:value-type="date">
            <text:p>01/02/97</text:p>
          </table:table-cell>
          <table:table-cell office:value-type="float" office:value="83.3927684674" calcext:value-type="float">
            <text:p>83,3927684674</text:p>
          </table:table-cell>
          <table:table-cell office:value-type="float" office:value="103.0671655899" calcext:value-type="float">
            <text:p>103,0671655899</text:p>
          </table:table-cell>
          <table:table-cell office:value-type="float" office:value="72.3610316412" calcext:value-type="float">
            <text:p>72,3610316412</text:p>
          </table:table-cell>
          <table:table-cell table:number-columns-repeated="16380"/>
        </table:table-row>
        <table:table-row table:style-name="ro1">
          <table:table-cell office:value-type="date" office:date-value="1997-03-01" calcext:value-type="date">
            <text:p>01/03/97</text:p>
          </table:table-cell>
          <table:table-cell office:value-type="float" office:value="96.7846933453" calcext:value-type="float">
            <text:p>96,7846933453</text:p>
          </table:table-cell>
          <table:table-cell office:value-type="float" office:value="102.3971895299" calcext:value-type="float">
            <text:p>102,3971895299</text:p>
          </table:table-cell>
          <table:table-cell office:value-type="float" office:value="69.9092363828" calcext:value-type="float">
            <text:p>69,9092363828</text:p>
          </table:table-cell>
          <table:table-cell table:number-columns-repeated="16380"/>
        </table:table-row>
        <table:table-row table:style-name="ro1">
          <table:table-cell office:value-type="date" office:date-value="1997-04-01" calcext:value-type="date">
            <text:p>01/04/97</text:p>
          </table:table-cell>
          <table:table-cell office:value-type="float" office:value="103.0372347692" calcext:value-type="float">
            <text:p>103,0372347692</text:p>
          </table:table-cell>
          <table:table-cell office:value-type="float" office:value="121.8467233498" calcext:value-type="float">
            <text:p>121,8467233498</text:p>
          </table:table-cell>
          <table:table-cell office:value-type="float" office:value="75.3961152173" calcext:value-type="float">
            <text:p>75,3961152173</text:p>
          </table:table-cell>
          <table:table-cell table:number-columns-repeated="16380"/>
        </table:table-row>
        <table:table-row table:style-name="ro1">
          <table:table-cell office:value-type="date" office:date-value="1997-05-01" calcext:value-type="date">
            <text:p>01/05/97</text:p>
          </table:table-cell>
          <table:table-cell office:value-type="float" office:value="95.5672656773" calcext:value-type="float">
            <text:p>95,5672656773</text:p>
          </table:table-cell>
          <table:table-cell office:value-type="float" office:value="105.1753278599" calcext:value-type="float">
            <text:p>105,1753278599</text:p>
          </table:table-cell>
          <table:table-cell office:value-type="float" office:value="69.13990902" calcext:value-type="float">
            <text:p>69,13990902</text:p>
          </table:table-cell>
          <table:table-cell table:number-columns-repeated="16380"/>
        </table:table-row>
        <table:table-row table:style-name="ro1">
          <table:table-cell office:value-type="date" office:date-value="1997-06-01" calcext:value-type="date">
            <text:p>01/06/97</text:p>
          </table:table-cell>
          <table:table-cell office:value-type="float" office:value="112.6537222591" calcext:value-type="float">
            <text:p>112,6537222591</text:p>
          </table:table-cell>
          <table:table-cell office:value-type="float" office:value="118.3827346899" calcext:value-type="float">
            <text:p>118,3827346899</text:p>
          </table:table-cell>
          <table:table-cell office:value-type="float" office:value="87.6897990305" calcext:value-type="float">
            <text:p>87,6897990305</text:p>
          </table:table-cell>
          <table:table-cell table:number-columns-repeated="16380"/>
        </table:table-row>
        <table:table-row table:style-name="ro1">
          <table:table-cell office:value-type="date" office:date-value="1997-07-01" calcext:value-type="date">
            <text:p>01/07/97</text:p>
          </table:table-cell>
          <table:table-cell office:value-type="float" office:value="99.1788355652" calcext:value-type="float">
            <text:p>99,1788355652</text:p>
          </table:table-cell>
          <table:table-cell office:value-type="float" office:value="122.1733285998" calcext:value-type="float">
            <text:p>122,1733285998</text:p>
          </table:table-cell>
          <table:table-cell office:value-type="float" office:value="82.1361806747" calcext:value-type="float">
            <text:p>82,1361806747</text:p>
          </table:table-cell>
          <table:table-cell table:number-columns-repeated="16380"/>
        </table:table-row>
        <table:table-row table:style-name="ro1">
          <table:table-cell office:value-type="date" office:date-value="1997-08-01" calcext:value-type="date">
            <text:p>01/08/97</text:p>
          </table:table-cell>
          <table:table-cell office:value-type="float" office:value="99.1734164652" calcext:value-type="float">
            <text:p>99,1734164652</text:p>
          </table:table-cell>
          <table:table-cell office:value-type="float" office:value="60.7070567339" calcext:value-type="float">
            <text:p>60,7070567339</text:p>
          </table:table-cell>
          <table:table-cell office:value-type="float" office:value="18.1973350555" calcext:value-type="float">
            <text:p>18,1973350555</text:p>
          </table:table-cell>
          <table:table-cell table:number-columns-repeated="16380"/>
        </table:table-row>
        <table:table-row table:style-name="ro1">
          <table:table-cell office:value-type="date" office:date-value="1997-09-01" calcext:value-type="date">
            <text:p>01/09/97</text:p>
          </table:table-cell>
          <table:table-cell office:value-type="float" office:value="134.218433509" calcext:value-type="float">
            <text:p>134,218433509</text:p>
          </table:table-cell>
          <table:table-cell office:value-type="float" office:value="122.0896995398" calcext:value-type="float">
            <text:p>122,0896995398</text:p>
          </table:table-cell>
          <table:table-cell office:value-type="float" office:value="75.1748175416" calcext:value-type="float">
            <text:p>75,1748175416</text:p>
          </table:table-cell>
          <table:table-cell table:number-columns-repeated="16380"/>
        </table:table-row>
        <table:table-row table:style-name="ro1">
          <table:table-cell office:value-type="date" office:date-value="1997-10-01" calcext:value-type="date">
            <text:p>01/10/97</text:p>
          </table:table-cell>
          <table:table-cell office:value-type="float" office:value="110.6599537192" calcext:value-type="float">
            <text:p>110,6599537192</text:p>
          </table:table-cell>
          <table:table-cell office:value-type="float" office:value="125.3611279598" calcext:value-type="float">
            <text:p>125,3611279598</text:p>
          </table:table-cell>
          <table:table-cell office:value-type="float" office:value="90.2454874982" calcext:value-type="float">
            <text:p>90,2454874982</text:p>
          </table:table-cell>
          <table:table-cell table:number-columns-repeated="16380"/>
        </table:table-row>
        <table:table-row table:style-name="ro1">
          <table:table-cell office:value-type="date" office:date-value="1997-11-01" calcext:value-type="date">
            <text:p>01/11/97</text:p>
          </table:table-cell>
          <table:table-cell office:value-type="float" office:value="83.9351359954" calcext:value-type="float">
            <text:p>83,9351359954</text:p>
          </table:table-cell>
          <table:table-cell office:value-type="float" office:value="95.6218862579" calcext:value-type="float">
            <text:p>95,6218862579</text:p>
          </table:table-cell>
          <table:table-cell office:value-type="float" office:value="75.4764699474" calcext:value-type="float">
            <text:p>75,4764699474</text:p>
          </table:table-cell>
          <table:table-cell table:number-columns-repeated="16380"/>
        </table:table-row>
        <table:table-row table:style-name="ro1">
          <table:table-cell office:value-type="date" office:date-value="1997-12-01" calcext:value-type="date">
            <text:p>01/12/97</text:p>
          </table:table-cell>
          <table:table-cell office:value-type="float" office:value="79.6157132924" calcext:value-type="float">
            <text:p>79,6157132924</text:p>
          </table:table-cell>
          <table:table-cell office:value-type="float" office:value="76.9317023219" calcext:value-type="float">
            <text:p>76,9317023219</text:p>
          </table:table-cell>
          <table:table-cell office:value-type="float" office:value="62.8648322735" calcext:value-type="float">
            <text:p>62,8648322735</text:p>
          </table:table-cell>
          <table:table-cell table:number-columns-repeated="16380"/>
        </table:table-row>
        <table:table-row table:style-name="ro1">
          <table:table-cell office:value-type="date" office:date-value="1998-01-01" calcext:value-type="date">
            <text:p>01/01/98</text:p>
          </table:table-cell>
          <table:table-cell office:value-type="float" office:value="91.1771645403" calcext:value-type="float">
            <text:p>91,1771645403</text:p>
          </table:table-cell>
          <table:table-cell office:value-type="float" office:value="105.1528221999" calcext:value-type="float">
            <text:p>105,1528221999</text:p>
          </table:table-cell>
          <table:table-cell office:value-type="float" office:value="83.5419124175" calcext:value-type="float">
            <text:p>83,5419124175</text:p>
          </table:table-cell>
          <table:table-cell table:number-columns-repeated="16380"/>
        </table:table-row>
        <table:table-row table:style-name="ro1">
          <table:table-cell office:value-type="date" office:date-value="1998-02-01" calcext:value-type="date">
            <text:p>01/02/98</text:p>
          </table:table-cell>
          <table:table-cell office:value-type="float" office:value="93.2188049903" calcext:value-type="float">
            <text:p>93,2188049903</text:p>
          </table:table-cell>
          <table:table-cell office:value-type="float" office:value="108.1252486999" calcext:value-type="float">
            <text:p>108,1252486999</text:p>
          </table:table-cell>
          <table:table-cell office:value-type="float" office:value="81.3211970278" calcext:value-type="float">
            <text:p>81,3211970278</text:p>
          </table:table-cell>
          <table:table-cell table:number-columns-repeated="16380"/>
        </table:table-row>
        <table:table-row table:style-name="ro1">
          <table:table-cell office:value-type="date" office:date-value="1998-03-01" calcext:value-type="date">
            <text:p>01/03/98</text:p>
          </table:table-cell>
          <table:table-cell office:value-type="float" office:value="101.1260568292" calcext:value-type="float">
            <text:p>101,1260568292</text:p>
          </table:table-cell>
          <table:table-cell office:value-type="float" office:value="118.8935663899" calcext:value-type="float">
            <text:p>118,8935663899</text:p>
          </table:table-cell>
          <table:table-cell office:value-type="float" office:value="86.0872040567" calcext:value-type="float">
            <text:p>86,0872040567</text:p>
          </table:table-cell>
          <table:table-cell table:number-columns-repeated="16380"/>
        </table:table-row>
        <table:table-row table:style-name="ro1">
          <table:table-cell office:value-type="date" office:date-value="1998-04-01" calcext:value-type="date">
            <text:p>01/04/98</text:p>
          </table:table-cell>
          <table:table-cell office:value-type="float" office:value="99.1285595782" calcext:value-type="float">
            <text:p>99,1285595782</text:p>
          </table:table-cell>
          <table:table-cell office:value-type="float" office:value="110.4267386799" calcext:value-type="float">
            <text:p>110,4267386799</text:p>
          </table:table-cell>
          <table:table-cell office:value-type="float" office:value="84.4215045741" calcext:value-type="float">
            <text:p>84,4215045741</text:p>
          </table:table-cell>
          <table:table-cell table:number-columns-repeated="16380"/>
        </table:table-row>
        <table:table-row table:style-name="ro1">
          <table:table-cell office:value-type="date" office:date-value="1998-05-01" calcext:value-type="date">
            <text:p>01/05/98</text:p>
          </table:table-cell>
          <table:table-cell office:value-type="float" office:value="93.8445987143" calcext:value-type="float">
            <text:p>93,8445987143</text:p>
          </table:table-cell>
          <table:table-cell office:value-type="float" office:value="100.8230676299" calcext:value-type="float">
            <text:p>100,8230676299</text:p>
          </table:table-cell>
          <table:table-cell office:value-type="float" office:value="76.3520376848" calcext:value-type="float">
            <text:p>76,3520376848</text:p>
          </table:table-cell>
          <table:table-cell table:number-columns-repeated="16380"/>
        </table:table-row>
        <table:table-row table:style-name="ro1">
          <table:table-cell office:value-type="date" office:date-value="1998-06-01" calcext:value-type="date">
            <text:p>01/06/98</text:p>
          </table:table-cell>
          <table:table-cell office:value-type="float" office:value="115.9003289191" calcext:value-type="float">
            <text:p>115,9003289191</text:p>
          </table:table-cell>
          <table:table-cell office:value-type="float" office:value="121.7509990198" calcext:value-type="float">
            <text:p>121,7509990198</text:p>
          </table:table-cell>
          <table:table-cell office:value-type="float" office:value="93.8382006263" calcext:value-type="float">
            <text:p>93,8382006263</text:p>
          </table:table-cell>
          <table:table-cell table:number-columns-repeated="16380"/>
        </table:table-row>
        <table:table-row table:style-name="ro1">
          <table:table-cell office:value-type="date" office:date-value="1998-07-01" calcext:value-type="date">
            <text:p>01/07/98</text:p>
          </table:table-cell>
          <table:table-cell office:value-type="float" office:value="109.6475587192" calcext:value-type="float">
            <text:p>109,6475587192</text:p>
          </table:table-cell>
          <table:table-cell office:value-type="float" office:value="121.3564036898" calcext:value-type="float">
            <text:p>121,3564036898</text:p>
          </table:table-cell>
          <table:table-cell office:value-type="float" office:value="91.9283316002" calcext:value-type="float">
            <text:p>91,9283316002</text:p>
          </table:table-cell>
          <table:table-cell table:number-columns-repeated="16380"/>
        </table:table-row>
        <table:table-row table:style-name="ro1">
          <table:table-cell office:value-type="date" office:date-value="1998-08-01" calcext:value-type="date">
            <text:p>01/08/98</text:p>
          </table:table-cell>
          <table:table-cell office:value-type="float" office:value="106.9998995992" calcext:value-type="float">
            <text:p>106,9998995992</text:p>
          </table:table-cell>
          <table:table-cell office:value-type="float" office:value="61.0953769479" calcext:value-type="float">
            <text:p>61,0953769479</text:p>
          </table:table-cell>
          <table:table-cell office:value-type="float" office:value="20.3752767607" calcext:value-type="float">
            <text:p>20,3752767607</text:p>
          </table:table-cell>
          <table:table-cell table:number-columns-repeated="16380"/>
        </table:table-row>
        <table:table-row table:style-name="ro1">
          <table:table-cell office:value-type="date" office:date-value="1998-09-01" calcext:value-type="date">
            <text:p>01/09/98</text:p>
          </table:table-cell>
          <table:table-cell office:value-type="float" office:value="121.3404971191" calcext:value-type="float">
            <text:p>121,3404971191</text:p>
          </table:table-cell>
          <table:table-cell office:value-type="float" office:value="116.8038786999" calcext:value-type="float">
            <text:p>116,8038786999</text:p>
          </table:table-cell>
          <table:table-cell office:value-type="float" office:value="81.7713486839" calcext:value-type="float">
            <text:p>81,7713486839</text:p>
          </table:table-cell>
          <table:table-cell table:number-columns-repeated="16380"/>
        </table:table-row>
        <table:table-row table:style-name="ro1">
          <table:table-cell office:value-type="date" office:date-value="1998-10-01" calcext:value-type="date">
            <text:p>01/10/98</text:p>
          </table:table-cell>
          <table:table-cell office:value-type="float" office:value="96.0633393533" calcext:value-type="float">
            <text:p>96,0633393533</text:p>
          </table:table-cell>
          <table:table-cell office:value-type="float" office:value="116.8407403299" calcext:value-type="float">
            <text:p>116,8407403299</text:p>
          </table:table-cell>
          <table:table-cell office:value-type="float" office:value="89.8716587279" calcext:value-type="float">
            <text:p>89,8716587279</text:p>
          </table:table-cell>
          <table:table-cell table:number-columns-repeated="16380"/>
        </table:table-row>
        <table:table-row table:style-name="ro1">
          <table:table-cell office:value-type="date" office:date-value="1998-11-01" calcext:value-type="date">
            <text:p>01/11/98</text:p>
          </table:table-cell>
          <table:table-cell office:value-type="float" office:value="83.3624415064" calcext:value-type="float">
            <text:p>83,3624415064</text:p>
          </table:table-cell>
          <table:table-cell office:value-type="float" office:value="101.6546239399" calcext:value-type="float">
            <text:p>101,6546239399</text:p>
          </table:table-cell>
          <table:table-cell office:value-type="float" office:value="80.0223532957" calcext:value-type="float">
            <text:p>80,0223532957</text:p>
          </table:table-cell>
          <table:table-cell table:number-columns-repeated="16380"/>
        </table:table-row>
        <table:table-row table:style-name="ro1">
          <table:table-cell office:value-type="date" office:date-value="1998-12-01" calcext:value-type="date">
            <text:p>01/12/98</text:p>
          </table:table-cell>
          <table:table-cell office:value-type="float" office:value="67.8437705545" calcext:value-type="float">
            <text:p>67,8437705545</text:p>
          </table:table-cell>
          <table:table-cell office:value-type="float" office:value="81.5986249009" calcext:value-type="float">
            <text:p>81,5986249009</text:p>
          </table:table-cell>
          <table:table-cell office:value-type="float" office:value="61.2898257735" calcext:value-type="float">
            <text:p>61,2898257735</text:p>
          </table:table-cell>
          <table:table-cell table:number-columns-repeated="16380"/>
        </table:table-row>
        <table:table-row table:style-name="ro1">
          <table:table-cell office:value-type="date" office:date-value="1999-01-01" calcext:value-type="date">
            <text:p>01/01/99</text:p>
          </table:table-cell>
          <table:table-cell office:value-type="float" office:value="76.7093880384" calcext:value-type="float">
            <text:p>76,7093880384</text:p>
          </table:table-cell>
          <table:table-cell office:value-type="float" office:value="104.9869422199" calcext:value-type="float">
            <text:p>104,9869422199</text:p>
          </table:table-cell>
          <table:table-cell office:value-type="float" office:value="79.1233947566" calcext:value-type="float">
            <text:p>79,1233947566</text:p>
          </table:table-cell>
          <table:table-cell table:number-columns-repeated="16380"/>
        </table:table-row>
        <table:table-row table:style-name="ro1">
          <table:table-cell office:value-type="date" office:date-value="1999-02-01" calcext:value-type="date">
            <text:p>01/02/99</text:p>
          </table:table-cell>
          <table:table-cell office:value-type="float" office:value="82.1027459554" calcext:value-type="float">
            <text:p>82,1027459554</text:p>
          </table:table-cell>
          <table:table-cell office:value-type="float" office:value="108.8474164399" calcext:value-type="float">
            <text:p>108,8474164399</text:p>
          </table:table-cell>
          <table:table-cell office:value-type="float" office:value="76.3593200849" calcext:value-type="float">
            <text:p>76,3593200849</text:p>
          </table:table-cell>
          <table:table-cell table:number-columns-repeated="16380"/>
        </table:table-row>
        <table:table-row table:style-name="ro1">
          <table:table-cell office:value-type="date" office:date-value="1999-03-01" calcext:value-type="date">
            <text:p>01/03/99</text:p>
          </table:table-cell>
          <table:table-cell office:value-type="float" office:value="98.7552416682" calcext:value-type="float">
            <text:p>98,7552416682</text:p>
          </table:table-cell>
          <table:table-cell office:value-type="float" office:value="132.7360204998" calcext:value-type="float">
            <text:p>132,7360204998</text:p>
          </table:table-cell>
          <table:table-cell office:value-type="float" office:value="78.9632908569" calcext:value-type="float">
            <text:p>78,9632908569</text:p>
          </table:table-cell>
          <table:table-cell table:number-columns-repeated="16380"/>
        </table:table-row>
        <table:table-row table:style-name="ro1">
          <table:table-cell office:value-type="date" office:date-value="1999-04-01" calcext:value-type="date">
            <text:p>01/04/99</text:p>
          </table:table-cell>
          <table:table-cell office:value-type="float" office:value="102.0504448792" calcext:value-type="float">
            <text:p>102,0504448792</text:p>
          </table:table-cell>
          <table:table-cell office:value-type="float" office:value="126.6700101698" calcext:value-type="float">
            <text:p>126,6700101698</text:p>
          </table:table-cell>
          <table:table-cell office:value-type="float" office:value="84.2772541466" calcext:value-type="float">
            <text:p>84,2772541466</text:p>
          </table:table-cell>
          <table:table-cell table:number-columns-repeated="16380"/>
        </table:table-row>
        <table:table-row table:style-name="ro1">
          <table:table-cell office:value-type="date" office:date-value="1999-05-01" calcext:value-type="date">
            <text:p>01/05/99</text:p>
          </table:table-cell>
          <table:table-cell office:value-type="float" office:value="89.6018173733" calcext:value-type="float">
            <text:p>89,6018173733</text:p>
          </table:table-cell>
          <table:table-cell office:value-type="float" office:value="118.9579405399" calcext:value-type="float">
            <text:p>118,9579405399</text:p>
          </table:table-cell>
          <table:table-cell office:value-type="float" office:value="76.8541231579" calcext:value-type="float">
            <text:p>76,8541231579</text:p>
          </table:table-cell>
          <table:table-cell table:number-columns-repeated="16380"/>
        </table:table-row>
        <table:table-row table:style-name="ro1">
          <table:table-cell office:value-type="date" office:date-value="1999-06-01" calcext:value-type="date">
            <text:p>01/06/99</text:p>
          </table:table-cell>
          <table:table-cell office:value-type="float" office:value="108.6682002292" calcext:value-type="float">
            <text:p>108,6682002292</text:p>
          </table:table-cell>
          <table:table-cell office:value-type="float" office:value="143.0922579298" calcext:value-type="float">
            <text:p>143,0922579298</text:p>
          </table:table-cell>
          <table:table-cell office:value-type="float" office:value="92.7397074602" calcext:value-type="float">
            <text:p>92,7397074602</text:p>
          </table:table-cell>
          <table:table-cell table:number-columns-repeated="16380"/>
        </table:table-row>
        <table:table-row table:style-name="ro1">
          <table:table-cell office:value-type="date" office:date-value="1999-07-01" calcext:value-type="date">
            <text:p>01/07/99</text:p>
          </table:table-cell>
          <table:table-cell office:value-type="float" office:value="101.6343673092" calcext:value-type="float">
            <text:p>101,6343673092</text:p>
          </table:table-cell>
          <table:table-cell office:value-type="float" office:value="122.8975424998" calcext:value-type="float">
            <text:p>122,8975424998</text:p>
          </table:table-cell>
          <table:table-cell office:value-type="float" office:value="86.7831744596" calcext:value-type="float">
            <text:p>86,7831744596</text:p>
          </table:table-cell>
          <table:table-cell table:number-columns-repeated="16380"/>
        </table:table-row>
        <table:table-row table:style-name="ro1">
          <table:table-cell office:value-type="date" office:date-value="1999-08-01" calcext:value-type="date">
            <text:p>01/08/99</text:p>
          </table:table-cell>
          <table:table-cell office:value-type="float" office:value="105.8253110492" calcext:value-type="float">
            <text:p>105,8253110492</text:p>
          </table:table-cell>
          <table:table-cell office:value-type="float" office:value="72.9612461249" calcext:value-type="float">
            <text:p>72,9612461249</text:p>
          </table:table-cell>
          <table:table-cell office:value-type="float" office:value="19.1667580549" calcext:value-type="float">
            <text:p>19,1667580549</text:p>
          </table:table-cell>
          <table:table-cell table:number-columns-repeated="16380"/>
        </table:table-row>
        <table:table-row table:style-name="ro1">
          <table:table-cell office:value-type="date" office:date-value="1999-09-01" calcext:value-type="date">
            <text:p>01/09/99</text:p>
          </table:table-cell>
          <table:table-cell office:value-type="float" office:value="118.6833162191" calcext:value-type="float">
            <text:p>118,6833162191</text:p>
          </table:table-cell>
          <table:table-cell office:value-type="float" office:value="125.7466214798" calcext:value-type="float">
            <text:p>125,7466214798</text:p>
          </table:table-cell>
          <table:table-cell office:value-type="float" office:value="79.7243944784" calcext:value-type="float">
            <text:p>79,7243944784</text:p>
          </table:table-cell>
          <table:table-cell table:number-columns-repeated="16380"/>
        </table:table-row>
        <table:table-row table:style-name="ro1">
          <table:table-cell office:value-type="date" office:date-value="1999-10-01" calcext:value-type="date">
            <text:p>01/10/99</text:p>
          </table:table-cell>
          <table:table-cell office:value-type="float" office:value="92.6781922313" calcext:value-type="float">
            <text:p>92,6781922313</text:p>
          </table:table-cell>
          <table:table-cell office:value-type="float" office:value="125.1792585298" calcext:value-type="float">
            <text:p>125,1792585298</text:p>
          </table:table-cell>
          <table:table-cell office:value-type="float" office:value="90.2454874982" calcext:value-type="float">
            <text:p>90,2454874982</text:p>
          </table:table-cell>
          <table:table-cell table:number-columns-repeated="16380"/>
        </table:table-row>
        <table:table-row table:style-name="ro1">
          <table:table-cell office:value-type="date" office:date-value="1999-11-01" calcext:value-type="date">
            <text:p>01/11/99</text:p>
          </table:table-cell>
          <table:table-cell office:value-type="float" office:value="88.2518970933" calcext:value-type="float">
            <text:p>88,2518970933</text:p>
          </table:table-cell>
          <table:table-cell office:value-type="float" office:value="110.7215560499" calcext:value-type="float">
            <text:p>110,7215560499</text:p>
          </table:table-cell>
          <table:table-cell office:value-type="float" office:value="80.1664816211" calcext:value-type="float">
            <text:p>80,1664816211</text:p>
          </table:table-cell>
          <table:table-cell table:number-columns-repeated="16380"/>
        </table:table-row>
        <table:table-row table:style-name="ro1">
          <table:table-cell office:value-type="date" office:date-value="1999-12-01" calcext:value-type="date">
            <text:p>01/12/99</text:p>
          </table:table-cell>
          <table:table-cell office:value-type="float" office:value="58.2885917726" calcext:value-type="float">
            <text:p>58,2885917726</text:p>
          </table:table-cell>
          <table:table-cell office:value-type="float" office:value="94.0727798119" calcext:value-type="float">
            <text:p>94,0727798119</text:p>
          </table:table-cell>
          <table:table-cell office:value-type="float" office:value="71.1810237751" calcext:value-type="float">
            <text:p>71,1810237751</text:p>
          </table:table-cell>
          <table:table-cell table:number-columns-repeated="16380"/>
        </table:table-row>
        <table:table-row table:style-name="ro1">
          <table:table-cell office:value-type="date" office:date-value="2000-01-01" calcext:value-type="date">
            <text:p>01/01/00</text:p>
          </table:table-cell>
          <table:table-cell office:value-type="float" office:value="80.6195974594" calcext:value-type="float">
            <text:p>80,6195974594</text:p>
          </table:table-cell>
          <table:table-cell office:value-type="float" office:value="122.0116868198" calcext:value-type="float">
            <text:p>122,0116868198</text:p>
          </table:table-cell>
          <table:table-cell office:value-type="float" office:value="81.2991501741" calcext:value-type="float">
            <text:p>81,2991501741</text:p>
          </table:table-cell>
          <table:table-cell table:number-columns-repeated="16380"/>
        </table:table-row>
        <table:table-row table:style-name="ro1">
          <table:table-cell office:value-type="date" office:date-value="2000-02-01" calcext:value-type="date">
            <text:p>01/02/00</text:p>
          </table:table-cell>
          <table:table-cell office:value-type="float" office:value="92.2520572743" calcext:value-type="float">
            <text:p>92,2520572743</text:p>
          </table:table-cell>
          <table:table-cell office:value-type="float" office:value="132.3828329798" calcext:value-type="float">
            <text:p>132,3828329798</text:p>
          </table:table-cell>
          <table:table-cell office:value-type="float" office:value="89.2018239488" calcext:value-type="float">
            <text:p>89,2018239488</text:p>
          </table:table-cell>
          <table:table-cell table:number-columns-repeated="16380"/>
        </table:table-row>
        <table:table-row table:style-name="ro1">
          <table:table-cell office:value-type="date" office:date-value="2000-03-01" calcext:value-type="date">
            <text:p>01/03/00</text:p>
          </table:table-cell>
          <table:table-cell office:value-type="float" office:value="97.9500875133" calcext:value-type="float">
            <text:p>97,9500875133</text:p>
          </table:table-cell>
          <table:table-cell office:value-type="float" office:value="140.3589504598" calcext:value-type="float">
            <text:p>140,3589504598</text:p>
          </table:table-cell>
          <table:table-cell office:value-type="float" office:value="88.8799793213" calcext:value-type="float">
            <text:p>88,8799793213</text:p>
          </table:table-cell>
          <table:table-cell table:number-columns-repeated="16380"/>
        </table:table-row>
        <table:table-row table:style-name="ro1">
          <table:table-cell office:value-type="date" office:date-value="2000-04-01" calcext:value-type="date">
            <text:p>01/04/00</text:p>
          </table:table-cell>
          <table:table-cell office:value-type="float" office:value="88.7972796483" calcext:value-type="float">
            <text:p>88,7972796483</text:p>
          </table:table-cell>
          <table:table-cell office:value-type="float" office:value="119.6983092099" calcext:value-type="float">
            <text:p>119,6983092099</text:p>
          </table:table-cell>
          <table:table-cell office:value-type="float" office:value="80.0316173799" calcext:value-type="float">
            <text:p>80,0316173799</text:p>
          </table:table-cell>
          <table:table-cell table:number-columns-repeated="16380"/>
        </table:table-row>
        <table:table-row table:style-name="ro1">
          <table:table-cell office:value-type="date" office:date-value="2000-05-01" calcext:value-type="date">
            <text:p>01/05/00</text:p>
          </table:table-cell>
          <table:table-cell office:value-type="float" office:value="109.8443175292" calcext:value-type="float">
            <text:p>109,8443175292</text:p>
          </table:table-cell>
          <table:table-cell office:value-type="float" office:value="135.0743356598" calcext:value-type="float">
            <text:p>135,0743356598</text:p>
          </table:table-cell>
          <table:table-cell office:value-type="float" office:value="86.6778746012" calcext:value-type="float">
            <text:p>86,6778746012</text:p>
          </table:table-cell>
          <table:table-cell table:number-columns-repeated="16380"/>
        </table:table-row>
        <table:table-row table:style-name="ro1">
          <table:table-cell office:value-type="date" office:date-value="2000-06-01" calcext:value-type="date">
            <text:p>01/06/00</text:p>
          </table:table-cell>
          <table:table-cell office:value-type="float" office:value="115.8279765291" calcext:value-type="float">
            <text:p>115,8279765291</text:p>
          </table:table-cell>
          <table:table-cell office:value-type="float" office:value="130.4083677998" calcext:value-type="float">
            <text:p>130,4083677998</text:p>
          </table:table-cell>
          <table:table-cell office:value-type="float" office:value="92.1469950057" calcext:value-type="float">
            <text:p>92,1469950057</text:p>
          </table:table-cell>
          <table:table-cell table:number-columns-repeated="16380"/>
        </table:table-row>
        <table:table-row table:style-name="ro1">
          <table:table-cell office:value-type="date" office:date-value="2000-07-01" calcext:value-type="date">
            <text:p>01/07/00</text:p>
          </table:table-cell>
          <table:table-cell office:value-type="float" office:value="114.4431567591" calcext:value-type="float">
            <text:p>114,4431567591</text:p>
          </table:table-cell>
          <table:table-cell office:value-type="float" office:value="121.9431344998" calcext:value-type="float">
            <text:p>121,9431344998</text:p>
          </table:table-cell>
          <table:table-cell office:value-type="float" office:value="85.8324801069" calcext:value-type="float">
            <text:p>85,8324801069</text:p>
          </table:table-cell>
          <table:table-cell table:number-columns-repeated="16380"/>
        </table:table-row>
        <table:table-row table:style-name="ro1">
          <table:table-cell office:value-type="date" office:date-value="2000-08-01" calcext:value-type="date">
            <text:p>01/08/00</text:p>
          </table:table-cell>
          <table:table-cell office:value-type="float" office:value="110.0926221692" calcext:value-type="float">
            <text:p>110,0926221692</text:p>
          </table:table-cell>
          <table:table-cell office:value-type="float" office:value="70.3907378049" calcext:value-type="float">
            <text:p>70,3907378049</text:p>
          </table:table-cell>
          <table:table-cell office:value-type="float" office:value="38.5595699922" calcext:value-type="float">
            <text:p>38,5595699922</text:p>
          </table:table-cell>
          <table:table-cell table:number-columns-repeated="16380"/>
        </table:table-row>
        <table:table-row table:style-name="ro1">
          <table:table-cell office:value-type="date" office:date-value="2000-09-01" calcext:value-type="date">
            <text:p>01/09/00</text:p>
          </table:table-cell>
          <table:table-cell office:value-type="float" office:value="114.8422578591" calcext:value-type="float">
            <text:p>114,8422578591</text:p>
          </table:table-cell>
          <table:table-cell office:value-type="float" office:value="121.4797075798" calcext:value-type="float">
            <text:p>121,4797075798</text:p>
          </table:table-cell>
          <table:table-cell office:value-type="float" office:value="82.1522602009" calcext:value-type="float">
            <text:p>82,1522602009</text:p>
          </table:table-cell>
          <table:table-cell table:number-columns-repeated="16380"/>
        </table:table-row>
        <table:table-row table:style-name="ro1">
          <table:table-cell office:value-type="date" office:date-value="2000-10-01" calcext:value-type="date">
            <text:p>01/10/00</text:p>
          </table:table-cell>
          <table:table-cell office:value-type="float" office:value="101.8514929492" calcext:value-type="float">
            <text:p>101,8514929492</text:p>
          </table:table-cell>
          <table:table-cell office:value-type="float" office:value="128.7508242598" calcext:value-type="float">
            <text:p>128,7508242598</text:p>
          </table:table-cell>
          <table:table-cell office:value-type="float" office:value="96.1463543178" calcext:value-type="float">
            <text:p>96,1463543178</text:p>
          </table:table-cell>
          <table:table-cell table:number-columns-repeated="16380"/>
        </table:table-row>
        <table:table-row table:style-name="ro1">
          <table:table-cell office:value-type="date" office:date-value="2000-11-01" calcext:value-type="date">
            <text:p>01/11/00</text:p>
          </table:table-cell>
          <table:table-cell office:value-type="float" office:value="88.0794721803" calcext:value-type="float">
            <text:p>88,0794721803</text:p>
          </table:table-cell>
          <table:table-cell office:value-type="float" office:value="114.6349326499" calcext:value-type="float">
            <text:p>114,6349326499</text:p>
          </table:table-cell>
          <table:table-cell office:value-type="float" office:value="84.3228295794" calcext:value-type="float">
            <text:p>84,3228295794</text:p>
          </table:table-cell>
          <table:table-cell table:number-columns-repeated="16380"/>
        </table:table-row>
        <table:table-row table:style-name="ro1">
          <table:table-cell office:value-type="date" office:date-value="2000-12-01" calcext:value-type="date">
            <text:p>01/12/00</text:p>
          </table:table-cell>
          <table:table-cell office:value-type="float" office:value="74.1292210994" calcext:value-type="float">
            <text:p>74,1292210994</text:p>
          </table:table-cell>
          <table:table-cell office:value-type="float" office:value="85.3011132979" calcext:value-type="float">
            <text:p>85,3011132979</text:p>
          </table:table-cell>
          <table:table-cell office:value-type="float" office:value="64.3663135107" calcext:value-type="float">
            <text:p>64,3663135107</text:p>
          </table:table-cell>
          <table:table-cell table:number-columns-repeated="16380"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float" office:value="81.5525059374" calcext:value-type="float">
            <text:p>81,5525059374</text:p>
          </table:table-cell>
          <table:table-cell office:value-type="float" office:value="133.0256445998" calcext:value-type="float">
            <text:p>133,0256445998</text:p>
          </table:table-cell>
          <table:table-cell office:value-type="float" office:value="90.4318045731" calcext:value-type="float">
            <text:p>90,4318045731</text:p>
          </table:table-cell>
          <table:table-cell table:number-columns-repeated="16380"/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float" office:value="88.5405463593" calcext:value-type="float">
            <text:p>88,5405463593</text:p>
          </table:table-cell>
          <table:table-cell office:value-type="float" office:value="129.3882355998" calcext:value-type="float">
            <text:p>129,3882355998</text:p>
          </table:table-cell>
          <table:table-cell office:value-type="float" office:value="91.1289992971" calcext:value-type="float">
            <text:p>91,1289992971</text:p>
          </table:table-cell>
          <table:table-cell table:number-columns-repeated="16380"/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float" office:value="103.8894416792" calcext:value-type="float">
            <text:p>103,8894416792</text:p>
          </table:table-cell>
          <table:table-cell office:value-type="float" office:value="140.4626696198" calcext:value-type="float">
            <text:p>140,4626696198</text:p>
          </table:table-cell>
          <table:table-cell office:value-type="float" office:value="90.069694304" calcext:value-type="float">
            <text:p>90,069694304</text:p>
          </table:table-cell>
          <table:table-cell table:number-columns-repeated="16380"/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float" office:value="92.1994744703" calcext:value-type="float">
            <text:p>92,1994744703</text:p>
          </table:table-cell>
          <table:table-cell office:value-type="float" office:value="127.0922370298" calcext:value-type="float">
            <text:p>127,0922370298</text:p>
          </table:table-cell>
          <table:table-cell office:value-type="float" office:value="83.6495701665" calcext:value-type="float">
            <text:p>83,6495701665</text:p>
          </table:table-cell>
          <table:table-cell table:number-columns-repeated="16380"/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float" office:value="97.9411301093" calcext:value-type="float">
            <text:p>97,9411301093</text:p>
          </table:table-cell>
          <table:table-cell office:value-type="float" office:value="132.0460430298" calcext:value-type="float">
            <text:p>132,0460430298</text:p>
          </table:table-cell>
          <table:table-cell office:value-type="float" office:value="81.4001376835" calcext:value-type="float">
            <text:p>81,4001376835</text:p>
          </table:table-cell>
          <table:table-cell table:number-columns-repeated="16380"/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float" office:value="106.6223296992" calcext:value-type="float">
            <text:p>106,6223296992</text:p>
          </table:table-cell>
          <table:table-cell office:value-type="float" office:value="135.5830517498" calcext:value-type="float">
            <text:p>135,5830517498</text:p>
          </table:table-cell>
          <table:table-cell office:value-type="float" office:value="95.0236247104" calcext:value-type="float">
            <text:p>95,0236247104</text:p>
          </table:table-cell>
          <table:table-cell table:number-columns-repeated="16380"/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float" office:value="109.0348305592" calcext:value-type="float">
            <text:p>109,0348305592</text:p>
          </table:table-cell>
          <table:table-cell office:value-type="float" office:value="132.9479576198" calcext:value-type="float">
            <text:p>132,9479576198</text:p>
          </table:table-cell>
          <table:table-cell office:value-type="float" office:value="85.7031855363" calcext:value-type="float">
            <text:p>85,7031855363</text:p>
          </table:table-cell>
          <table:table-cell table:number-columns-repeated="16380"/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float" office:value="116.8030145391" calcext:value-type="float">
            <text:p>116,8030145391</text:p>
          </table:table-cell>
          <table:table-cell office:value-type="float" office:value="78.1901120069" calcext:value-type="float">
            <text:p>78,1901120069</text:p>
          </table:table-cell>
          <table:table-cell office:value-type="float" office:value="42.8154682852" calcext:value-type="float">
            <text:p>42,8154682852</text:p>
          </table:table-cell>
          <table:table-cell table:number-columns-repeated="16380"/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float" office:value="113.6645378391" calcext:value-type="float">
            <text:p>113,6645378391</text:p>
          </table:table-cell>
          <table:table-cell office:value-type="float" office:value="130.5475115998" calcext:value-type="float">
            <text:p>130,5475115998</text:p>
          </table:table-cell>
          <table:table-cell office:value-type="float" office:value="77.1042938545" calcext:value-type="float">
            <text:p>77,1042938545</text:p>
          </table:table-cell>
          <table:table-cell table:number-columns-repeated="16380"/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float" office:value="104.8564058292" calcext:value-type="float">
            <text:p>104,8564058292</text:p>
          </table:table-cell>
          <table:table-cell office:value-type="float" office:value="138.6506685298" calcext:value-type="float">
            <text:p>138,6506685298</text:p>
          </table:table-cell>
          <table:table-cell office:value-type="float" office:value="92.4804203571" calcext:value-type="float">
            <text:p>92,4804203571</text:p>
          </table:table-cell>
          <table:table-cell table:number-columns-repeated="16380"/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float" office:value="92.8611635673" calcext:value-type="float">
            <text:p>92,8611635673</text:p>
          </table:table-cell>
          <table:table-cell office:value-type="float" office:value="132.0379386598" calcext:value-type="float">
            <text:p>132,0379386598</text:p>
          </table:table-cell>
          <table:table-cell office:value-type="float" office:value="75.8075753589" calcext:value-type="float">
            <text:p>75,8075753589</text:p>
          </table:table-cell>
          <table:table-cell table:number-columns-repeated="16380"/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float" office:value="71.3844359845" calcext:value-type="float">
            <text:p>71,3844359845</text:p>
          </table:table-cell>
          <table:table-cell office:value-type="float" office:value="89.2777597969" calcext:value-type="float">
            <text:p>89,2777597969</text:p>
          </table:table-cell>
          <table:table-cell office:value-type="float" office:value="54.4131981957" calcext:value-type="float">
            <text:p>54,4131981957</text:p>
          </table:table-cell>
          <table:table-cell table:number-columns-repeated="16380"/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float" office:value="95.6939186483" calcext:value-type="float">
            <text:p>95,6939186483</text:p>
          </table:table-cell>
          <table:table-cell office:value-type="float" office:value="135.1080936098" calcext:value-type="float">
            <text:p>135,1080936098</text:p>
          </table:table-cell>
          <table:table-cell office:value-type="float" office:value="77.3417972835" calcext:value-type="float">
            <text:p>77,3417972835</text:p>
          </table:table-cell>
          <table:table-cell table:number-columns-repeated="16380"/>
        </table:table-row>
        <table:table-row table:style-name="ro1">
          <table:table-cell office:value-type="date" office:date-value="2002-02-01" calcext:value-type="date">
            <text:p>01/02/02</text:p>
          </table:table-cell>
          <table:table-cell office:value-type="float" office:value="90.7111109803" calcext:value-type="float">
            <text:p>90,7111109803</text:p>
          </table:table-cell>
          <table:table-cell office:value-type="float" office:value="133.2310727898" calcext:value-type="float">
            <text:p>133,2310727898</text:p>
          </table:table-cell>
          <table:table-cell office:value-type="float" office:value="81.5291080235" calcext:value-type="float">
            <text:p>81,5291080235</text:p>
          </table:table-cell>
          <table:table-cell table:number-columns-repeated="16380"/>
        </table:table-row>
        <table:table-row table:style-name="ro1">
          <table:table-cell office:value-type="date" office:date-value="2002-03-01" calcext:value-type="date">
            <text:p>01/03/02</text:p>
          </table:table-cell>
          <table:table-cell office:value-type="float" office:value="104.3928563392" calcext:value-type="float">
            <text:p>104,3928563392</text:p>
          </table:table-cell>
          <table:table-cell office:value-type="float" office:value="146.1079705398" calcext:value-type="float">
            <text:p>146,1079705398</text:p>
          </table:table-cell>
          <table:table-cell office:value-type="float" office:value="80.868273324" calcext:value-type="float">
            <text:p>80,868273324</text:p>
          </table:table-cell>
          <table:table-cell table:number-columns-repeated="16380"/>
        </table:table-row>
        <table:table-row table:style-name="ro1">
          <table:table-cell office:value-type="date" office:date-value="2002-04-01" calcext:value-type="date">
            <text:p>01/04/02</text:p>
          </table:table-cell>
          <table:table-cell office:value-type="float" office:value="102.2043906092" calcext:value-type="float">
            <text:p>102,2043906092</text:p>
          </table:table-cell>
          <table:table-cell office:value-type="float" office:value="147.4257275898" calcext:value-type="float">
            <text:p>147,4257275898</text:p>
          </table:table-cell>
          <table:table-cell office:value-type="float" office:value="81.8444927901" calcext:value-type="float">
            <text:p>81,8444927901</text:p>
          </table:table-cell>
          <table:table-cell table:number-columns-repeated="16380"/>
        </table:table-row>
        <table:table-row table:style-name="ro1">
          <table:table-cell office:value-type="date" office:date-value="2002-05-01" calcext:value-type="date">
            <text:p>01/05/02</text:p>
          </table:table-cell>
          <table:table-cell office:value-type="float" office:value="95.9690681083" calcext:value-type="float">
            <text:p>95,9690681083</text:p>
          </table:table-cell>
          <table:table-cell office:value-type="float" office:value="125.4826451998" calcext:value-type="float">
            <text:p>125,4826451998</text:p>
          </table:table-cell>
          <table:table-cell office:value-type="float" office:value="75.4257084756" calcext:value-type="float">
            <text:p>75,4257084756</text:p>
          </table:table-cell>
          <table:table-cell table:number-columns-repeated="16380"/>
        </table:table-row>
        <table:table-row table:style-name="ro1">
          <table:table-cell office:value-type="date" office:date-value="2002-06-01" calcext:value-type="date">
            <text:p>01/06/02</text:p>
          </table:table-cell>
          <table:table-cell office:value-type="float" office:value="117.4905361391" calcext:value-type="float">
            <text:p>117,4905361391</text:p>
          </table:table-cell>
          <table:table-cell office:value-type="float" office:value="142.5299435298" calcext:value-type="float">
            <text:p>142,5299435298</text:p>
          </table:table-cell>
          <table:table-cell office:value-type="float" office:value="93.6485323439" calcext:value-type="float">
            <text:p>93,6485323439</text:p>
          </table:table-cell>
          <table:table-cell table:number-columns-repeated="16380"/>
        </table:table-row>
        <table:table-row table:style-name="ro1">
          <table:table-cell office:value-type="date" office:date-value="2002-07-01" calcext:value-type="date">
            <text:p>01/07/02</text:p>
          </table:table-cell>
          <table:table-cell office:value-type="float" office:value="114.0813701891" calcext:value-type="float">
            <text:p>114,0813701891</text:p>
          </table:table-cell>
          <table:table-cell office:value-type="float" office:value="154.1665735698" calcext:value-type="float">
            <text:p>154,1665735698</text:p>
          </table:table-cell>
          <table:table-cell office:value-type="float" office:value="91.7572071613" calcext:value-type="float">
            <text:p>91,7572071613</text:p>
          </table:table-cell>
          <table:table-cell table:number-columns-repeated="16380"/>
        </table:table-row>
        <table:table-row table:style-name="ro1">
          <table:table-cell office:value-type="date" office:date-value="2002-08-01" calcext:value-type="date">
            <text:p>01/08/02</text:p>
          </table:table-cell>
          <table:table-cell office:value-type="float" office:value="102.0121331092" calcext:value-type="float">
            <text:p>102,0121331092</text:p>
          </table:table-cell>
          <table:table-cell office:value-type="float" office:value="74.5149908309" calcext:value-type="float">
            <text:p>74,5149908309</text:p>
          </table:table-cell>
          <table:table-cell office:value-type="float" office:value="36.7511389333" calcext:value-type="float">
            <text:p>36,7511389333</text:p>
          </table:table-cell>
          <table:table-cell table:number-columns-repeated="16380"/>
        </table:table-row>
        <table:table-row table:style-name="ro1">
          <table:table-cell office:value-type="date" office:date-value="2002-09-01" calcext:value-type="date">
            <text:p>01/09/02</text:p>
          </table:table-cell>
          <table:table-cell office:value-type="float" office:value="124.408725519" calcext:value-type="float">
            <text:p>124,408725519</text:p>
          </table:table-cell>
          <table:table-cell office:value-type="float" office:value="131.3544461398" calcext:value-type="float">
            <text:p>131,3544461398</text:p>
          </table:table-cell>
          <table:table-cell office:value-type="float" office:value="81.0308852668" calcext:value-type="float">
            <text:p>81,0308852668</text:p>
          </table:table-cell>
          <table:table-cell table:number-columns-repeated="16380"/>
        </table:table-row>
        <table:table-row table:style-name="ro1">
          <table:table-cell office:value-type="date" office:date-value="2002-10-01" calcext:value-type="date">
            <text:p>01/10/02</text:p>
          </table:table-cell>
          <table:table-cell office:value-type="float" office:value="117.5487805091" calcext:value-type="float">
            <text:p>117,5487805091</text:p>
          </table:table-cell>
          <table:table-cell office:value-type="float" office:value="149.8225218598" calcext:value-type="float">
            <text:p>149,8225218598</text:p>
          </table:table-cell>
          <table:table-cell office:value-type="float" office:value="92.4120860835" calcext:value-type="float">
            <text:p>92,4120860835</text:p>
          </table:table-cell>
          <table:table-cell table:number-columns-repeated="16380"/>
        </table:table-row>
        <table:table-row table:style-name="ro1">
          <table:table-cell office:value-type="date" office:date-value="2002-11-01" calcext:value-type="date">
            <text:p>01/11/02</text:p>
          </table:table-cell>
          <table:table-cell office:value-type="float" office:value="94.8440404803" calcext:value-type="float">
            <text:p>94,8440404803</text:p>
          </table:table-cell>
          <table:table-cell office:value-type="float" office:value="117.1490305999" calcext:value-type="float">
            <text:p>117,1490305999</text:p>
          </table:table-cell>
          <table:table-cell office:value-type="float" office:value="72.975649872" calcext:value-type="float">
            <text:p>72,975649872</text:p>
          </table:table-cell>
          <table:table-cell table:number-columns-repeated="16380"/>
        </table:table-row>
        <table:table-row table:style-name="ro1">
          <table:table-cell office:value-type="date" office:date-value="2002-12-01" calcext:value-type="date">
            <text:p>01/12/02</text:p>
          </table:table-cell>
          <table:table-cell office:value-type="float" office:value="70.9857252915" calcext:value-type="float">
            <text:p>70,9857252915</text:p>
          </table:table-cell>
          <table:table-cell office:value-type="float" office:value="90.2660714799" calcext:value-type="float">
            <text:p>90,2660714799</text:p>
          </table:table-cell>
          <table:table-cell office:value-type="float" office:value="59.3394485517" calcext:value-type="float">
            <text:p>59,3394485517</text:p>
          </table:table-cell>
          <table:table-cell table:number-columns-repeated="16380"/>
        </table:table-row>
        <table:table-row table:style-name="ro1">
          <table:table-cell office:value-type="date" office:date-value="2003-01-01" calcext:value-type="date">
            <text:p>01/01/03</text:p>
          </table:table-cell>
          <table:table-cell office:value-type="float" office:value="95.9864144343" calcext:value-type="float">
            <text:p>95,9864144343</text:p>
          </table:table-cell>
          <table:table-cell office:value-type="float" office:value="130.1929208998" calcext:value-type="float">
            <text:p>130,1929208998</text:p>
          </table:table-cell>
          <table:table-cell office:value-type="float" office:value="86.6557650464" calcext:value-type="float">
            <text:p>86,6557650464</text:p>
          </table:table-cell>
          <table:table-cell table:number-columns-repeated="16380"/>
        </table:table-row>
        <table:table-row table:style-name="ro1">
          <table:table-cell office:value-type="date" office:date-value="2003-02-01" calcext:value-type="date">
            <text:p>01/02/03</text:p>
          </table:table-cell>
          <table:table-cell office:value-type="float" office:value="93.4143103933" calcext:value-type="float">
            <text:p>93,4143103933</text:p>
          </table:table-cell>
          <table:table-cell office:value-type="float" office:value="138.1746916798" calcext:value-type="float">
            <text:p>138,1746916798</text:p>
          </table:table-cell>
          <table:table-cell office:value-type="float" office:value="85.0516000707" calcext:value-type="float">
            <text:p>85,0516000707</text:p>
          </table:table-cell>
          <table:table-cell table:number-columns-repeated="16380"/>
        </table:table-row>
        <table:table-row table:style-name="ro1">
          <table:table-cell office:value-type="date" office:date-value="2003-03-01" calcext:value-type="date">
            <text:p>01/03/03</text:p>
          </table:table-cell>
          <table:table-cell office:value-type="float" office:value="97.2157501473" calcext:value-type="float">
            <text:p>97,2157501473</text:p>
          </table:table-cell>
          <table:table-cell office:value-type="float" office:value="149.4573926098" calcext:value-type="float">
            <text:p>149,4573926098</text:p>
          </table:table-cell>
          <table:table-cell office:value-type="float" office:value="80.4297675679" calcext:value-type="float">
            <text:p>80,4297675679</text:p>
          </table:table-cell>
          <table:table-cell table:number-columns-repeated="16380"/>
        </table:table-row>
        <table:table-row table:style-name="ro1">
          <table:table-cell office:value-type="date" office:date-value="2003-04-01" calcext:value-type="date">
            <text:p>01/04/03</text:p>
          </table:table-cell>
          <table:table-cell office:value-type="float" office:value="102.4291503792" calcext:value-type="float">
            <text:p>102,4291503792</text:p>
          </table:table-cell>
          <table:table-cell office:value-type="float" office:value="147.7758724098" calcext:value-type="float">
            <text:p>147,7758724098</text:p>
          </table:table-cell>
          <table:table-cell office:value-type="float" office:value="87.2831181959" calcext:value-type="float">
            <text:p>87,2831181959</text:p>
          </table:table-cell>
          <table:table-cell table:number-columns-repeated="16380"/>
        </table:table-row>
        <table:table-row table:style-name="ro1">
          <table:table-cell office:value-type="date" office:date-value="2003-05-01" calcext:value-type="date">
            <text:p>01/05/03</text:p>
          </table:table-cell>
          <table:table-cell office:value-type="float" office:value="96.7311064453" calcext:value-type="float">
            <text:p>96,7311064453</text:p>
          </table:table-cell>
          <table:table-cell office:value-type="float" office:value="126.3749824698" calcext:value-type="float">
            <text:p>126,3749824698</text:p>
          </table:table-cell>
          <table:table-cell office:value-type="float" office:value="74.4137535207" calcext:value-type="float">
            <text:p>74,4137535207</text:p>
          </table:table-cell>
          <table:table-cell table:number-columns-repeated="16380"/>
        </table:table-row>
        <table:table-row table:style-name="ro1">
          <table:table-cell office:value-type="date" office:date-value="2003-06-01" calcext:value-type="date">
            <text:p>01/06/03</text:p>
          </table:table-cell>
          <table:table-cell office:value-type="float" office:value="115.4138770191" calcext:value-type="float">
            <text:p>115,4138770191</text:p>
          </table:table-cell>
          <table:table-cell office:value-type="float" office:value="147.3679832998" calcext:value-type="float">
            <text:p>147,3679832998</text:p>
          </table:table-cell>
          <table:table-cell office:value-type="float" office:value="84.0110319744" calcext:value-type="float">
            <text:p>84,0110319744</text:p>
          </table:table-cell>
          <table:table-cell table:number-columns-repeated="16380"/>
        </table:table-row>
        <table:table-row table:style-name="ro1">
          <table:table-cell office:value-type="date" office:date-value="2003-07-01" calcext:value-type="date">
            <text:p>01/07/03</text:p>
          </table:table-cell>
          <table:table-cell office:value-type="float" office:value="120.2009546291" calcext:value-type="float">
            <text:p>120,2009546291</text:p>
          </table:table-cell>
          <table:table-cell office:value-type="float" office:value="152.3458519898" calcext:value-type="float">
            <text:p>152,3458519898</text:p>
          </table:table-cell>
          <table:table-cell office:value-type="float" office:value="85.0224886207" calcext:value-type="float">
            <text:p>85,0224886207</text:p>
          </table:table-cell>
          <table:table-cell table:number-columns-repeated="16380"/>
        </table:table-row>
        <table:table-row table:style-name="ro1">
          <table:table-cell office:value-type="date" office:date-value="2003-08-01" calcext:value-type="date">
            <text:p>01/08/03</text:p>
          </table:table-cell>
          <table:table-cell office:value-type="float" office:value="102.8865314692" calcext:value-type="float">
            <text:p>102,8865314692</text:p>
          </table:table-cell>
          <table:table-cell office:value-type="float" office:value="65.4456343239" calcext:value-type="float">
            <text:p>65,4456343239</text:p>
          </table:table-cell>
          <table:table-cell office:value-type="float" office:value="37.6683954617" calcext:value-type="float">
            <text:p>37,6683954617</text:p>
          </table:table-cell>
          <table:table-cell table:number-columns-repeated="16380"/>
        </table:table-row>
        <table:table-row table:style-name="ro1">
          <table:table-cell office:value-type="date" office:date-value="2003-09-01" calcext:value-type="date">
            <text:p>01/09/03</text:p>
          </table:table-cell>
          <table:table-cell office:value-type="float" office:value="115.5119413591" calcext:value-type="float">
            <text:p>115,5119413591</text:p>
          </table:table-cell>
          <table:table-cell office:value-type="float" office:value="147.0679714098" calcext:value-type="float">
            <text:p>147,0679714098</text:p>
          </table:table-cell>
          <table:table-cell office:value-type="float" office:value="73.1634635226" calcext:value-type="float">
            <text:p>73,1634635226</text:p>
          </table:table-cell>
          <table:table-cell table:number-columns-repeated="16380"/>
        </table:table-row>
        <table:table-row table:style-name="ro1">
          <table:table-cell office:value-type="date" office:date-value="2003-10-01" calcext:value-type="date">
            <text:p>01/10/03</text:p>
          </table:table-cell>
          <table:table-cell office:value-type="float" office:value="96.7853179933" calcext:value-type="float">
            <text:p>96,7853179933</text:p>
          </table:table-cell>
          <table:table-cell office:value-type="float" office:value="155.1551070898" calcext:value-type="float">
            <text:p>155,1551070898</text:p>
          </table:table-cell>
          <table:table-cell office:value-type="float" office:value="93.6702409417" calcext:value-type="float">
            <text:p>93,6702409417</text:p>
          </table:table-cell>
          <table:table-cell table:number-columns-repeated="16380"/>
        </table:table-row>
        <table:table-row table:style-name="ro1">
          <table:table-cell office:value-type="date" office:date-value="2003-11-01" calcext:value-type="date">
            <text:p>01/11/03</text:p>
          </table:table-cell>
          <table:table-cell office:value-type="float" office:value="76.6363616924" calcext:value-type="float">
            <text:p>76,6363616924</text:p>
          </table:table-cell>
          <table:table-cell office:value-type="float" office:value="118.1455697099" calcext:value-type="float">
            <text:p>118,1455697099</text:p>
          </table:table-cell>
          <table:table-cell office:value-type="float" office:value="75.4453075122" calcext:value-type="float">
            <text:p>75,4453075122</text:p>
          </table:table-cell>
          <table:table-cell table:number-columns-repeated="16380"/>
        </table:table-row>
        <table:table-row table:style-name="ro1">
          <table:table-cell office:value-type="date" office:date-value="2003-12-01" calcext:value-type="date">
            <text:p>01/12/03</text:p>
          </table:table-cell>
          <table:table-cell office:value-type="float" office:value="74.1476934364" calcext:value-type="float">
            <text:p>74,1476934364</text:p>
          </table:table-cell>
          <table:table-cell office:value-type="float" office:value="97.8786674059" calcext:value-type="float">
            <text:p>97,8786674059</text:p>
          </table:table-cell>
          <table:table-cell office:value-type="float" office:value="57.2691076696" calcext:value-type="float">
            <text:p>57,2691076696</text:p>
          </table:table-cell>
          <table:table-cell table:number-columns-repeated="16380"/>
        </table:table-row>
        <table:table-row table:style-name="ro1">
          <table:table-cell office:value-type="date" office:date-value="2004-01-01" calcext:value-type="date">
            <text:p>01/01/04</text:p>
          </table:table-cell>
          <table:table-cell office:value-type="float" office:value="91.3095571533" calcext:value-type="float">
            <text:p>91,3095571533</text:p>
          </table:table-cell>
          <table:table-cell office:value-type="float" office:value="139.3329368098" calcext:value-type="float">
            <text:p>139,3329368098</text:p>
          </table:table-cell>
          <table:table-cell office:value-type="float" office:value="83.9321292693" calcext:value-type="float">
            <text:p>83,9321292693</text:p>
          </table:table-cell>
          <table:table-cell table:number-columns-repeated="16380"/>
        </table:table-row>
        <table:table-row table:style-name="ro1">
          <table:table-cell office:value-type="date" office:date-value="2004-02-01" calcext:value-type="date">
            <text:p>01/02/04</text:p>
          </table:table-cell>
          <table:table-cell office:value-type="float" office:value="97.8247112383" calcext:value-type="float">
            <text:p>97,8247112383</text:p>
          </table:table-cell>
          <table:table-cell office:value-type="float" office:value="145.4807685898" calcext:value-type="float">
            <text:p>145,4807685898</text:p>
          </table:table-cell>
          <table:table-cell office:value-type="float" office:value="92.4804211821" calcext:value-type="float">
            <text:p>92,4804211821</text:p>
          </table:table-cell>
          <table:table-cell table:number-columns-repeated="16380"/>
        </table:table-row>
        <table:table-row table:style-name="ro1">
          <table:table-cell office:value-type="date" office:date-value="2004-03-01" calcext:value-type="date">
            <text:p>01/03/04</text:p>
          </table:table-cell>
          <table:table-cell office:value-type="float" office:value="117.7925811091" calcext:value-type="float">
            <text:p>117,7925811091</text:p>
          </table:table-cell>
          <table:table-cell office:value-type="float" office:value="175.4447221598" calcext:value-type="float">
            <text:p>175,4447221598</text:p>
          </table:table-cell>
          <table:table-cell office:value-type="float" office:value="89.4478794747" calcext:value-type="float">
            <text:p>89,4478794747</text:p>
          </table:table-cell>
          <table:table-cell table:number-columns-repeated="16380"/>
        </table:table-row>
        <table:table-row table:style-name="ro1">
          <table:table-cell office:value-type="date" office:date-value="2004-04-01" calcext:value-type="date">
            <text:p>01/04/04</text:p>
          </table:table-cell>
          <table:table-cell office:value-type="float" office:value="116.1626251391" calcext:value-type="float">
            <text:p>116,1626251391</text:p>
          </table:table-cell>
          <table:table-cell office:value-type="float" office:value="152.8504155998" calcext:value-type="float">
            <text:p>152,8504155998</text:p>
          </table:table-cell>
          <table:table-cell office:value-type="float" office:value="94.0823751199" calcext:value-type="float">
            <text:p>94,0823751199</text:p>
          </table:table-cell>
          <table:table-cell table:number-columns-repeated="16380"/>
        </table:table-row>
        <table:table-row table:style-name="ro1">
          <table:table-cell office:value-type="date" office:date-value="2004-05-01" calcext:value-type="date">
            <text:p>01/05/04</text:p>
          </table:table-cell>
          <table:table-cell office:value-type="float" office:value="110.9404209192" calcext:value-type="float">
            <text:p>110,9404209192</text:p>
          </table:table-cell>
          <table:table-cell office:value-type="float" office:value="134.9923995298" calcext:value-type="float">
            <text:p>134,9923995298</text:p>
          </table:table-cell>
          <table:table-cell office:value-type="float" office:value="83.0036979239" calcext:value-type="float">
            <text:p>83,0036979239</text:p>
          </table:table-cell>
          <table:table-cell table:number-columns-repeated="16380"/>
        </table:table-row>
        <table:table-row table:style-name="ro1">
          <table:table-cell office:value-type="date" office:date-value="2004-06-01" calcext:value-type="date">
            <text:p>01/06/04</text:p>
          </table:table-cell>
          <table:table-cell office:value-type="float" office:value="146.6099371789" calcext:value-type="float">
            <text:p>146,6099371789</text:p>
          </table:table-cell>
          <table:table-cell office:value-type="float" office:value="154.7509524598" calcext:value-type="float">
            <text:p>154,7509524598</text:p>
          </table:table-cell>
          <table:table-cell office:value-type="float" office:value="99.7100030217" calcext:value-type="float">
            <text:p>99,7100030217</text:p>
          </table:table-cell>
          <table:table-cell table:number-columns-repeated="16380"/>
        </table:table-row>
        <table:table-row table:style-name="ro1">
          <table:table-cell office:value-type="date" office:date-value="2004-07-01" calcext:value-type="date">
            <text:p>01/07/04</text:p>
          </table:table-cell>
          <table:table-cell office:value-type="float" office:value="122.4917586091" calcext:value-type="float">
            <text:p>122,4917586091</text:p>
          </table:table-cell>
          <table:table-cell office:value-type="float" office:value="135.8832652198" calcext:value-type="float">
            <text:p>135,8832652198</text:p>
          </table:table-cell>
          <table:table-cell office:value-type="float" office:value="92.7725479743" calcext:value-type="float">
            <text:p>92,7725479743</text:p>
          </table:table-cell>
          <table:table-cell table:number-columns-repeated="16380"/>
        </table:table-row>
        <table:table-row table:style-name="ro1">
          <table:table-cell office:value-type="date" office:date-value="2004-08-01" calcext:value-type="date">
            <text:p>01/08/04</text:p>
          </table:table-cell>
          <table:table-cell office:value-type="float" office:value="133.264182869" calcext:value-type="float">
            <text:p>133,264182869</text:p>
          </table:table-cell>
          <table:table-cell office:value-type="float" office:value="75.5232406149" calcext:value-type="float">
            <text:p>75,5232406149</text:p>
          </table:table-cell>
          <table:table-cell office:value-type="float" office:value="37.8422836982" calcext:value-type="float">
            <text:p>37,8422836982</text:p>
          </table:table-cell>
          <table:table-cell table:number-columns-repeated="16380"/>
        </table:table-row>
        <table:table-row table:style-name="ro1">
          <table:table-cell office:value-type="date" office:date-value="2004-09-01" calcext:value-type="date">
            <text:p>01/09/04</text:p>
          </table:table-cell>
          <table:table-cell office:value-type="float" office:value="138.8646515089" calcext:value-type="float">
            <text:p>138,8646515089</text:p>
          </table:table-cell>
          <table:table-cell office:value-type="float" office:value="144.1515672698" calcext:value-type="float">
            <text:p>144,1515672698</text:p>
          </table:table-cell>
          <table:table-cell office:value-type="float" office:value="79.2402456384" calcext:value-type="float">
            <text:p>79,2402456384</text:p>
          </table:table-cell>
          <table:table-cell table:number-columns-repeated="16380"/>
        </table:table-row>
        <table:table-row table:style-name="ro1">
          <table:table-cell office:value-type="date" office:date-value="2004-10-01" calcext:value-type="date">
            <text:p>01/10/04</text:p>
          </table:table-cell>
          <table:table-cell office:value-type="float" office:value="114.1790276891" calcext:value-type="float">
            <text:p>114,1790276891</text:p>
          </table:table-cell>
          <table:table-cell office:value-type="float" office:value="139.9409755498" calcext:value-type="float">
            <text:p>139,9409755498</text:p>
          </table:table-cell>
          <table:table-cell office:value-type="float" office:value="95.4348736484" calcext:value-type="float">
            <text:p>95,4348736484</text:p>
          </table:table-cell>
          <table:table-cell table:number-columns-repeated="16380"/>
        </table:table-row>
        <table:table-row table:style-name="ro1">
          <table:table-cell office:value-type="date" office:date-value="2004-11-01" calcext:value-type="date">
            <text:p>01/11/04</text:p>
          </table:table-cell>
          <table:table-cell office:value-type="float" office:value="100.6895261292" calcext:value-type="float">
            <text:p>100,6895261292</text:p>
          </table:table-cell>
          <table:table-cell office:value-type="float" office:value="126.4452564198" calcext:value-type="float">
            <text:p>126,4452564198</text:p>
          </table:table-cell>
          <table:table-cell office:value-type="float" office:value="81.4363690058" calcext:value-type="float">
            <text:p>81,4363690058</text:p>
          </table:table-cell>
          <table:table-cell table:number-columns-repeated="16380"/>
        </table:table-row>
        <table:table-row table:style-name="ro1">
          <table:table-cell office:value-type="date" office:date-value="2004-12-01" calcext:value-type="date">
            <text:p>01/12/04</text:p>
          </table:table-cell>
          <table:table-cell office:value-type="float" office:value="91.9510835283" calcext:value-type="float">
            <text:p>91,9510835283</text:p>
          </table:table-cell>
          <table:table-cell office:value-type="float" office:value="107.2993219299" calcext:value-type="float">
            <text:p>107,2993219299</text:p>
          </table:table-cell>
          <table:table-cell office:value-type="float" office:value="61.7928987886" calcext:value-type="float">
            <text:p>61,7928987886</text:p>
          </table:table-cell>
          <table:table-cell table:number-columns-repeated="16380"/>
        </table:table-row>
        <table:table-row table:style-name="ro1">
          <table:table-cell office:value-type="date" office:date-value="2005-01-01" calcext:value-type="date">
            <text:p>01/01/05</text:p>
          </table:table-cell>
          <table:table-cell office:value-type="float" office:value="112.1629827591" calcext:value-type="float">
            <text:p>112,1629827591</text:p>
          </table:table-cell>
          <table:table-cell office:value-type="float" office:value="144.2873885498" calcext:value-type="float">
            <text:p>144,2873885498</text:p>
          </table:table-cell>
          <table:table-cell office:value-type="float" office:value="86.8607274416" calcext:value-type="float">
            <text:p>86,8607274416</text:p>
          </table:table-cell>
          <table:table-cell table:number-columns-repeated="16380"/>
        </table:table-row>
        <table:table-row table:style-name="ro1">
          <table:table-cell office:value-type="date" office:date-value="2005-02-01" calcext:value-type="date">
            <text:p>01/02/05</text:p>
          </table:table-cell>
          <table:table-cell office:value-type="float" office:value="108.2957590192" calcext:value-type="float">
            <text:p>108,2957590192</text:p>
          </table:table-cell>
          <table:table-cell office:value-type="float" office:value="137.4568968198" calcext:value-type="float">
            <text:p>137,4568968198</text:p>
          </table:table-cell>
          <table:table-cell office:value-type="float" office:value="80.449569558" calcext:value-type="float">
            <text:p>80,449569558</text:p>
          </table:table-cell>
          <table:table-cell table:number-columns-repeated="16380"/>
        </table:table-row>
        <table:table-row table:style-name="ro1">
          <table:table-cell office:value-type="date" office:date-value="2005-03-01" calcext:value-type="date">
            <text:p>01/03/05</text:p>
          </table:table-cell>
          <table:table-cell office:value-type="float" office:value="118.0650716991" calcext:value-type="float">
            <text:p>118,0650716991</text:p>
          </table:table-cell>
          <table:table-cell office:value-type="float" office:value="140.7725371998" calcext:value-type="float">
            <text:p>140,7725371998</text:p>
          </table:table-cell>
          <table:table-cell office:value-type="float" office:value="75.6313704827" calcext:value-type="float">
            <text:p>75,6313704827</text:p>
          </table:table-cell>
          <table:table-cell table:number-columns-repeated="16380"/>
        </table:table-row>
        <table:table-row table:style-name="ro1">
          <table:table-cell office:value-type="date" office:date-value="2005-04-01" calcext:value-type="date">
            <text:p>01/04/05</text:p>
          </table:table-cell>
          <table:table-cell office:value-type="float" office:value="109.5368123692" calcext:value-type="float">
            <text:p>109,5368123692</text:p>
          </table:table-cell>
          <table:table-cell office:value-type="float" office:value="144.9981381898" calcext:value-type="float">
            <text:p>144,9981381898</text:p>
          </table:table-cell>
          <table:table-cell office:value-type="float" office:value="84.7528904905" calcext:value-type="float">
            <text:p>84,7528904905</text:p>
          </table:table-cell>
          <table:table-cell table:number-columns-repeated="16380"/>
        </table:table-row>
        <table:table-row table:style-name="ro1">
          <table:table-cell office:value-type="date" office:date-value="2005-05-01" calcext:value-type="date">
            <text:p>01/05/05</text:p>
          </table:table-cell>
          <table:table-cell office:value-type="float" office:value="112.5953518691" calcext:value-type="float">
            <text:p>112,5953518691</text:p>
          </table:table-cell>
          <table:table-cell office:value-type="float" office:value="141.8505420898" calcext:value-type="float">
            <text:p>141,8505420898</text:p>
          </table:table-cell>
          <table:table-cell office:value-type="float" office:value="80.9330814871" calcext:value-type="float">
            <text:p>80,9330814871</text:p>
          </table:table-cell>
          <table:table-cell table:number-columns-repeated="16380"/>
        </table:table-row>
        <table:table-row table:style-name="ro1">
          <table:table-cell office:value-type="date" office:date-value="2005-06-01" calcext:value-type="date">
            <text:p>01/06/05</text:p>
          </table:table-cell>
          <table:table-cell office:value-type="float" office:value="136.295917279" calcext:value-type="float">
            <text:p>136,295917279</text:p>
          </table:table-cell>
          <table:table-cell office:value-type="float" office:value="163.6310432798" calcext:value-type="float">
            <text:p>163,6310432798</text:p>
          </table:table-cell>
          <table:table-cell office:value-type="float" office:value="93.8144921942" calcext:value-type="float">
            <text:p>93,8144921942</text:p>
          </table:table-cell>
          <table:table-cell table:number-columns-repeated="16380"/>
        </table:table-row>
        <table:table-row table:style-name="ro1">
          <table:table-cell office:value-type="date" office:date-value="2005-07-01" calcext:value-type="date">
            <text:p>01/07/05</text:p>
          </table:table-cell>
          <table:table-cell office:value-type="float" office:value="117.2881869991" calcext:value-type="float">
            <text:p>117,2881869991</text:p>
          </table:table-cell>
          <table:table-cell office:value-type="float" office:value="141.0227377998" calcext:value-type="float">
            <text:p>141,0227377998</text:p>
          </table:table-cell>
          <table:table-cell office:value-type="float" office:value="82.543077663" calcext:value-type="float">
            <text:p>82,543077663</text:p>
          </table:table-cell>
          <table:table-cell table:number-columns-repeated="16380"/>
        </table:table-row>
        <table:table-row table:style-name="ro1">
          <table:table-cell office:value-type="date" office:date-value="2005-08-01" calcext:value-type="date">
            <text:p>01/08/05</text:p>
          </table:table-cell>
          <table:table-cell office:value-type="float" office:value="116.1933986691" calcext:value-type="float">
            <text:p>116,1933986691</text:p>
          </table:table-cell>
          <table:table-cell office:value-type="float" office:value="89.3338294849" calcext:value-type="float">
            <text:p>89,3338294849</text:p>
          </table:table-cell>
          <table:table-cell office:value-type="float" office:value="36.5685566975" calcext:value-type="float">
            <text:p>36,5685566975</text:p>
          </table:table-cell>
          <table:table-cell table:number-columns-repeated="16380"/>
        </table:table-row>
        <table:table-row table:style-name="ro1">
          <table:table-cell office:value-type="date" office:date-value="2005-09-01" calcext:value-type="date">
            <text:p>01/09/05</text:p>
          </table:table-cell>
          <table:table-cell office:value-type="float" office:value="130.529786649" calcext:value-type="float">
            <text:p>130,529786649</text:p>
          </table:table-cell>
          <table:table-cell office:value-type="float" office:value="165.8177321698" calcext:value-type="float">
            <text:p>165,8177321698</text:p>
          </table:table-cell>
          <table:table-cell office:value-type="float" office:value="81.0771644366" calcext:value-type="float">
            <text:p>81,0771644366</text:p>
          </table:table-cell>
          <table:table-cell table:number-columns-repeated="16380"/>
        </table:table-row>
        <table:table-row table:style-name="ro1">
          <table:table-cell office:value-type="date" office:date-value="2005-10-01" calcext:value-type="date">
            <text:p>01/10/05</text:p>
          </table:table-cell>
          <table:table-cell office:value-type="float" office:value="107.2270867392" calcext:value-type="float">
            <text:p>107,2270867392</text:p>
          </table:table-cell>
          <table:table-cell office:value-type="float" office:value="154.4379542298" calcext:value-type="float">
            <text:p>154,4379542298</text:p>
          </table:table-cell>
          <table:table-cell office:value-type="float" office:value="85.4178700612" calcext:value-type="float">
            <text:p>85,4178700612</text:p>
          </table:table-cell>
          <table:table-cell table:number-columns-repeated="16380"/>
        </table:table-row>
        <table:table-row table:style-name="ro1">
          <table:table-cell office:value-type="date" office:date-value="2005-11-01" calcext:value-type="date">
            <text:p>01/11/05</text:p>
          </table:table-cell>
          <table:table-cell office:value-type="float" office:value="102.8463662892" calcext:value-type="float">
            <text:p>102,8463662892</text:p>
          </table:table-cell>
          <table:table-cell office:value-type="float" office:value="149.0163074898" calcext:value-type="float">
            <text:p>149,0163074898</text:p>
          </table:table-cell>
          <table:table-cell office:value-type="float" office:value="76.3022860304" calcext:value-type="float">
            <text:p>76,3022860304</text:p>
          </table:table-cell>
          <table:table-cell table:number-columns-repeated="16380"/>
        </table:table-row>
        <table:table-row table:style-name="ro1">
          <table:table-cell office:value-type="date" office:date-value="2005-12-01" calcext:value-type="date">
            <text:p>01/12/05</text:p>
          </table:table-cell>
          <table:table-cell office:value-type="float" office:value="86.7170561923" calcext:value-type="float">
            <text:p>86,7170561923</text:p>
          </table:table-cell>
          <table:table-cell office:value-type="float" office:value="117.9492836099" calcext:value-type="float">
            <text:p>117,9492836099</text:p>
          </table:table-cell>
          <table:table-cell office:value-type="float" office:value="59.819303193" calcext:value-type="float">
            <text:p>59,819303193</text:p>
          </table:table-cell>
          <table:table-cell table:number-columns-repeated="16380"/>
        </table:table-row>
        <table:table-row table:style-name="ro1">
          <table:table-cell office:value-type="date" office:date-value="2006-01-01" calcext:value-type="date">
            <text:p>01/01/06</text:p>
          </table:table-cell>
          <table:table-cell office:value-type="float" office:value="108.1604061692" calcext:value-type="float">
            <text:p>108,1604061692</text:p>
          </table:table-cell>
          <table:table-cell office:value-type="float" office:value="154.4014501198" calcext:value-type="float">
            <text:p>154,4014501198</text:p>
          </table:table-cell>
          <table:table-cell office:value-type="float" office:value="95.9657908917" calcext:value-type="float">
            <text:p>95,9657908917</text:p>
          </table:table-cell>
          <table:table-cell table:number-columns-repeated="16380"/>
        </table:table-row>
        <table:table-row table:style-name="ro1">
          <table:table-cell office:value-type="date" office:date-value="2006-02-01" calcext:value-type="date">
            <text:p>01/02/06</text:p>
          </table:table-cell>
          <table:table-cell office:value-type="float" office:value="104.7936080992" calcext:value-type="float">
            <text:p>104,7936080992</text:p>
          </table:table-cell>
          <table:table-cell office:value-type="float" office:value="154.7879963098" calcext:value-type="float">
            <text:p>154,7879963098</text:p>
          </table:table-cell>
          <table:table-cell office:value-type="float" office:value="82.8725330462" calcext:value-type="float">
            <text:p>82,8725330462</text:p>
          </table:table-cell>
          <table:table-cell table:number-columns-repeated="16380"/>
        </table:table-row>
        <table:table-row table:style-name="ro1">
          <table:table-cell office:value-type="date" office:date-value="2006-03-01" calcext:value-type="date">
            <text:p>01/03/06</text:p>
          </table:table-cell>
          <table:table-cell office:value-type="float" office:value="119.6830757891" calcext:value-type="float">
            <text:p>119,6830757891</text:p>
          </table:table-cell>
          <table:table-cell office:value-type="float" office:value="177.4092637998" calcext:value-type="float">
            <text:p>177,4092637998</text:p>
          </table:table-cell>
          <table:table-cell office:value-type="float" office:value="86.7952823676" calcext:value-type="float">
            <text:p>86,7952823676</text:p>
          </table:table-cell>
          <table:table-cell table:number-columns-repeated="16380"/>
        </table:table-row>
        <table:table-row table:style-name="ro1">
          <table:table-cell office:value-type="date" office:date-value="2006-04-01" calcext:value-type="date">
            <text:p>01/04/06</text:p>
          </table:table-cell>
          <table:table-cell office:value-type="float" office:value="101.6917514192" calcext:value-type="float">
            <text:p>101,6917514192</text:p>
          </table:table-cell>
          <table:table-cell office:value-type="float" office:value="145.7255223898" calcext:value-type="float">
            <text:p>145,7255223898</text:p>
          </table:table-cell>
          <table:table-cell office:value-type="float" office:value="79.9614416746" calcext:value-type="float">
            <text:p>79,9614416746</text:p>
          </table:table-cell>
          <table:table-cell table:number-columns-repeated="16380"/>
        </table:table-row>
        <table:table-row table:style-name="ro1">
          <table:table-cell office:value-type="date" office:date-value="2006-05-01" calcext:value-type="date">
            <text:p>01/05/06</text:p>
          </table:table-cell>
          <table:table-cell office:value-type="float" office:value="115.0585054291" calcext:value-type="float">
            <text:p>115,0585054291</text:p>
          </table:table-cell>
          <table:table-cell office:value-type="float" office:value="156.9779375598" calcext:value-type="float">
            <text:p>156,9779375598</text:p>
          </table:table-cell>
          <table:table-cell office:value-type="float" office:value="83.4512936862" calcext:value-type="float">
            <text:p>83,4512936862</text:p>
          </table:table-cell>
          <table:table-cell table:number-columns-repeated="16380"/>
        </table:table-row>
        <table:table-row table:style-name="ro1">
          <table:table-cell office:value-type="date" office:date-value="2006-06-01" calcext:value-type="date">
            <text:p>01/06/06</text:p>
          </table:table-cell>
          <table:table-cell office:value-type="float" office:value="143.5265076289" calcext:value-type="float">
            <text:p>143,5265076289</text:p>
          </table:table-cell>
          <table:table-cell office:value-type="float" office:value="171.1964019498" calcext:value-type="float">
            <text:p>171,1964019498</text:p>
          </table:table-cell>
          <table:table-cell office:value-type="float" office:value="93.4312046364" calcext:value-type="float">
            <text:p>93,4312046364</text:p>
          </table:table-cell>
          <table:table-cell table:number-columns-repeated="16380"/>
        </table:table-row>
        <table:table-row table:style-name="ro1">
          <table:table-cell office:value-type="date" office:date-value="2006-07-01" calcext:value-type="date">
            <text:p>01/07/06</text:p>
          </table:table-cell>
          <table:table-cell office:value-type="float" office:value="124.605515829" calcext:value-type="float">
            <text:p>124,605515829</text:p>
          </table:table-cell>
          <table:table-cell office:value-type="float" office:value="155.1782688098" calcext:value-type="float">
            <text:p>155,1782688098</text:p>
          </table:table-cell>
          <table:table-cell office:value-type="float" office:value="75.8920213343" calcext:value-type="float">
            <text:p>75,8920213343</text:p>
          </table:table-cell>
          <table:table-cell table:number-columns-repeated="16380"/>
        </table:table-row>
        <table:table-row table:style-name="ro1">
          <table:table-cell office:value-type="date" office:date-value="2006-08-01" calcext:value-type="date">
            <text:p>01/08/06</text:p>
          </table:table-cell>
          <table:table-cell office:value-type="float" office:value="123.4949345691" calcext:value-type="float">
            <text:p>123,4949345691</text:p>
          </table:table-cell>
          <table:table-cell office:value-type="float" office:value="96.4526235739" calcext:value-type="float">
            <text:p>96,4526235739</text:p>
          </table:table-cell>
          <table:table-cell office:value-type="float" office:value="46.1323734015" calcext:value-type="float">
            <text:p>46,1323734015</text:p>
          </table:table-cell>
          <table:table-cell table:number-columns-repeated="16380"/>
        </table:table-row>
        <table:table-row table:style-name="ro2">
          <table:table-cell office:value-type="date" office:date-value="2006-09-01" calcext:value-type="date">
            <text:p>01/09/06</text:p>
          </table:table-cell>
          <table:table-cell office:value-type="float" office:value="132.620430499" calcext:value-type="float">
            <text:p>132,620430499</text:p>
          </table:table-cell>
          <table:table-cell office:value-type="float" office:value="172.4784943498" calcext:value-type="float">
            <text:p>172,4784943498</text:p>
          </table:table-cell>
          <table:table-cell office:value-type="float" office:value="85.2636295372" calcext:value-type="float">
            <text:p>85,2636295372</text:p>
          </table:table-cell>
          <table:table-cell table:number-columns-repeated="16380"/>
        </table:table-row>
        <table:table-row table:style-name="ro2">
          <table:table-cell office:value-type="date" office:date-value="2006-10-01" calcext:value-type="date">
            <text:p>01/10/06</text:p>
          </table:table-cell>
          <table:table-cell office:value-type="float" office:value="123.9373007991" calcext:value-type="float">
            <text:p>123,9373007991</text:p>
          </table:table-cell>
          <table:table-cell office:value-type="float" office:value="178.9709077898" calcext:value-type="float">
            <text:p>178,9709077898</text:p>
          </table:table-cell>
          <table:table-cell office:value-type="float" office:value="94.6831966387" calcext:value-type="float">
            <text:p>94,6831966387</text:p>
          </table:table-cell>
          <table:table-cell table:number-columns-repeated="16380"/>
        </table:table-row>
        <table:table-row table:style-name="ro2">
          <table:table-cell office:value-type="date" office:date-value="2006-11-01" calcext:value-type="date">
            <text:p>01/11/06</text:p>
          </table:table-cell>
          <table:table-cell office:value-type="float" office:value="108.7395772792" calcext:value-type="float">
            <text:p>108,7395772792</text:p>
          </table:table-cell>
          <table:table-cell office:value-type="float" office:value="166.6470346898" calcext:value-type="float">
            <text:p>166,6470346898</text:p>
          </table:table-cell>
          <table:table-cell office:value-type="float" office:value="83.041256694" calcext:value-type="float">
            <text:p>83,041256694</text:p>
          </table:table-cell>
          <table:table-cell table:number-columns-repeated="16380"/>
        </table:table-row>
        <table:table-row table:style-name="ro2">
          <table:table-cell office:value-type="date" office:date-value="2006-12-01" calcext:value-type="date">
            <text:p>01/12/06</text:p>
          </table:table-cell>
          <table:table-cell office:value-type="float" office:value="87.5421854003" calcext:value-type="float">
            <text:p>87,5421854003</text:p>
          </table:table-cell>
          <table:table-cell office:value-type="float" office:value="114.9843595999" calcext:value-type="float">
            <text:p>114,9843595999</text:p>
          </table:table-cell>
          <table:table-cell office:value-type="float" office:value="51.6462945505" calcext:value-type="float">
            <text:p>51,6462945505</text:p>
          </table:table-cell>
          <table:table-cell table:number-columns-repeated="16380"/>
        </table:table-row>
        <table:table-row table:style-name="ro2">
          <table:table-cell office:value-type="date" office:date-value="2007-01-01" calcext:value-type="date">
            <text:p>01/01/07</text:p>
          </table:table-cell>
          <table:table-cell office:value-type="float" office:value="114.2951260091" calcext:value-type="float">
            <text:p>114,2951260091</text:p>
          </table:table-cell>
          <table:table-cell office:value-type="float" office:value="175.0228676698" calcext:value-type="float">
            <text:p>175,0228676698</text:p>
          </table:table-cell>
          <table:table-cell office:value-type="float" office:value="92.79675554" calcext:value-type="float">
            <text:p>92,79675554</text:p>
          </table:table-cell>
          <table:table-cell table:number-columns-repeated="16380"/>
        </table:table-row>
        <table:table-row table:style-name="ro2">
          <table:table-cell office:value-type="date" office:date-value="2007-02-01" calcext:value-type="date">
            <text:p>01/02/07</text:p>
          </table:table-cell>
          <table:table-cell office:value-type="float" office:value="111.0697711092" calcext:value-type="float">
            <text:p>111,0697711092</text:p>
          </table:table-cell>
          <table:table-cell office:value-type="float" office:value="178.0459229998" calcext:value-type="float">
            <text:p>178,0459229998</text:p>
          </table:table-cell>
          <table:table-cell office:value-type="float" office:value="89.4657113309" calcext:value-type="float">
            <text:p>89,4657113309</text:p>
          </table:table-cell>
          <table:table-cell table:number-columns-repeated="16380"/>
        </table:table-row>
        <table:table-row table:style-name="ro2">
          <table:table-cell office:value-type="date" office:date-value="2007-03-01" calcext:value-type="date">
            <text:p>01/03/07</text:p>
          </table:table-cell>
          <table:table-cell office:value-type="float" office:value="122.5650027591" calcext:value-type="float">
            <text:p>122,5650027591</text:p>
          </table:table-cell>
          <table:table-cell office:value-type="float" office:value="192.4037323898" calcext:value-type="float">
            <text:p>192,4037323898</text:p>
          </table:table-cell>
          <table:table-cell office:value-type="float" office:value="91.3420781816" calcext:value-type="float">
            <text:p>91,3420781816</text:p>
          </table:table-cell>
          <table:table-cell table:number-columns-repeated="16380"/>
        </table:table-row>
        <table:table-row table:style-name="ro2">
          <table:table-cell office:value-type="date" office:date-value="2007-04-01" calcext:value-type="date">
            <text:p>01/04/07</text:p>
          </table:table-cell>
          <table:table-cell office:value-type="float" office:value="103.1942599092" calcext:value-type="float">
            <text:p>103,1942599092</text:p>
          </table:table-cell>
          <table:table-cell office:value-type="float" office:value="174.3365289498" calcext:value-type="float">
            <text:p>174,3365289498</text:p>
          </table:table-cell>
          <table:table-cell office:value-type="float" office:value="94.7568423536" calcext:value-type="float">
            <text:p>94,7568423536</text:p>
          </table:table-cell>
          <table:table-cell table:number-columns-repeated="16380"/>
        </table:table-row>
        <table:table-row table:style-name="ro2">
          <table:table-cell office:value-type="date" office:date-value="2007-05-01" calcext:value-type="date">
            <text:p>01/05/07</text:p>
          </table:table-cell>
          <table:table-cell office:value-type="float" office:value="115.6311889591" calcext:value-type="float">
            <text:p>115,6311889591</text:p>
          </table:table-cell>
          <table:table-cell office:value-type="float" office:value="167.7816562498" calcext:value-type="float">
            <text:p>167,7816562498</text:p>
          </table:table-cell>
          <table:table-cell office:value-type="float" office:value="85.194971033" calcext:value-type="float">
            <text:p>85,194971033</text:p>
          </table:table-cell>
          <table:table-cell table:number-columns-repeated="16380"/>
        </table:table-row>
        <table:table-row table:style-name="ro2">
          <table:table-cell office:value-type="date" office:date-value="2007-06-01" calcext:value-type="date">
            <text:p>01/06/07</text:p>
          </table:table-cell>
          <table:table-cell office:value-type="float" office:value="143.3433184889" calcext:value-type="float">
            <text:p>143,3433184889</text:p>
          </table:table-cell>
          <table:table-cell office:value-type="float" office:value="176.5634719198" calcext:value-type="float">
            <text:p>176,5634719198</text:p>
          </table:table-cell>
          <table:table-cell office:value-type="float" office:value="99.761371704" calcext:value-type="float">
            <text:p>99,761371704</text:p>
          </table:table-cell>
          <table:table-cell table:number-columns-repeated="16380"/>
        </table:table-row>
        <table:table-row table:style-name="ro2">
          <table:table-cell office:value-type="date" office:date-value="2007-07-01" calcext:value-type="date">
            <text:p>01/07/07</text:p>
          </table:table-cell>
          <table:table-cell office:value-type="float" office:value="121.0692434891" calcext:value-type="float">
            <text:p>121,0692434891</text:p>
          </table:table-cell>
          <table:table-cell office:value-type="float" office:value="171.0156645698" calcext:value-type="float">
            <text:p>171,0156645698</text:p>
          </table:table-cell>
          <table:table-cell office:value-type="float" office:value="92.7497313824" calcext:value-type="float">
            <text:p>92,7497313824</text:p>
          </table:table-cell>
          <table:table-cell table:number-columns-repeated="16380"/>
        </table:table-row>
        <table:table-row table:style-name="ro2">
          <table:table-cell office:value-type="date" office:date-value="2007-08-01" calcext:value-type="date">
            <text:p>01/08/07</text:p>
          </table:table-cell>
          <table:table-cell office:value-type="float" office:value="116.5120611991" calcext:value-type="float">
            <text:p>116,5120611991</text:p>
          </table:table-cell>
          <table:table-cell office:value-type="float" office:value="100.6304926199" calcext:value-type="float">
            <text:p>100,6304926199</text:p>
          </table:table-cell>
          <table:table-cell office:value-type="float" office:value="48.8580609889" calcext:value-type="float">
            <text:p>48,8580609889</text:p>
          </table:table-cell>
          <table:table-cell table:number-columns-repeated="16380"/>
        </table:table-row>
        <table:table-row table:style-name="ro2">
          <table:table-cell office:value-type="date" office:date-value="2007-09-01" calcext:value-type="date">
            <text:p>01/09/07</text:p>
          </table:table-cell>
          <table:table-cell office:value-type="float" office:value="123.3264548091" calcext:value-type="float">
            <text:p>123,3264548091</text:p>
          </table:table-cell>
          <table:table-cell office:value-type="float" office:value="159.2410557398" calcext:value-type="float">
            <text:p>159,2410557398</text:p>
          </table:table-cell>
          <table:table-cell office:value-type="float" office:value="81.5969126381" calcext:value-type="float">
            <text:p>81,5969126381</text:p>
          </table:table-cell>
          <table:table-cell table:number-columns-repeated="16380"/>
        </table:table-row>
        <table:table-row table:style-name="ro2">
          <table:table-cell office:value-type="date" office:date-value="2007-10-01" calcext:value-type="date">
            <text:p>01/10/07</text:p>
          </table:table-cell>
          <table:table-cell office:value-type="float" office:value="126.785195389" calcext:value-type="float">
            <text:p>126,785195389</text:p>
          </table:table-cell>
          <table:table-cell office:value-type="float" office:value="183.0089689898" calcext:value-type="float">
            <text:p>183,0089689898</text:p>
          </table:table-cell>
          <table:table-cell office:value-type="float" office:value="104.6037288441" calcext:value-type="float">
            <text:p>104,6037288441</text:p>
          </table:table-cell>
          <table:table-cell table:number-columns-repeated="16380"/>
        </table:table-row>
        <table:table-row table:style-name="ro2">
          <table:table-cell office:value-type="date" office:date-value="2007-11-01" calcext:value-type="date">
            <text:p>01/11/07</text:p>
          </table:table-cell>
          <table:table-cell office:value-type="float" office:value="107.1107843092" calcext:value-type="float">
            <text:p>107,1107843092</text:p>
          </table:table-cell>
          <table:table-cell office:value-type="float" office:value="162.9543586498" calcext:value-type="float">
            <text:p>162,9543586498</text:p>
          </table:table-cell>
          <table:table-cell office:value-type="float" office:value="99.7679272666" calcext:value-type="float">
            <text:p>99,7679272666</text:p>
          </table:table-cell>
          <table:table-cell table:number-columns-repeated="16380"/>
        </table:table-row>
        <table:table-row table:style-name="ro2">
          <table:table-cell office:value-type="date" office:date-value="2007-12-01" calcext:value-type="date">
            <text:p>01/12/07</text:p>
          </table:table-cell>
          <table:table-cell office:value-type="float" office:value="80.4531573924" calcext:value-type="float">
            <text:p>80,4531573924</text:p>
          </table:table-cell>
          <table:table-cell office:value-type="float" office:value="110.8759924799" calcext:value-type="float">
            <text:p>110,8759924799</text:p>
          </table:table-cell>
          <table:table-cell office:value-type="float" office:value="61.6381071551" calcext:value-type="float">
            <text:p>61,6381071551</text:p>
          </table:table-cell>
          <table:table-cell table:number-columns-repeated="16380"/>
        </table:table-row>
        <table:table-row table:style-name="ro2">
          <table:table-cell office:value-type="date" office:date-value="2008-01-01" calcext:value-type="date">
            <text:p>01/01/08</text:p>
          </table:table-cell>
          <table:table-cell office:value-type="float" office:value="111.2531670991" calcext:value-type="float">
            <text:p>111,2531670991</text:p>
          </table:table-cell>
          <table:table-cell office:value-type="float" office:value="179.1725782198" calcext:value-type="float">
            <text:p>179,1725782198</text:p>
          </table:table-cell>
          <table:table-cell office:value-type="float" office:value="100.2108839741" calcext:value-type="float">
            <text:p>100,2108839741</text:p>
          </table:table-cell>
          <table:table-cell table:number-columns-repeated="16380"/>
        </table:table-row>
        <table:table-row table:style-name="ro2">
          <table:table-cell office:value-type="date" office:date-value="2008-02-01" calcext:value-type="date">
            <text:p>01/02/08</text:p>
          </table:table-cell>
          <table:table-cell office:value-type="float" office:value="113.8052974491" calcext:value-type="float">
            <text:p>113,8052974491</text:p>
          </table:table-cell>
          <table:table-cell office:value-type="float" office:value="170.9726523198" calcext:value-type="float">
            <text:p>170,9726523198</text:p>
          </table:table-cell>
          <table:table-cell office:value-type="float" office:value="105.1270138813" calcext:value-type="float">
            <text:p>105,1270138813</text:p>
          </table:table-cell>
          <table:table-cell table:number-columns-repeated="16380"/>
        </table:table-row>
        <table:table-row table:style-name="ro2">
          <table:table-cell office:value-type="date" office:date-value="2008-03-01" calcext:value-type="date">
            <text:p>01/03/08</text:p>
          </table:table-cell>
          <table:table-cell office:value-type="float" office:value="106.7328815292" calcext:value-type="float">
            <text:p>106,7328815292</text:p>
          </table:table-cell>
          <table:table-cell office:value-type="float" office:value="170.2997949798" calcext:value-type="float">
            <text:p>170,2997949798</text:p>
          </table:table-cell>
          <table:table-cell office:value-type="float" office:value="83.1039346704" calcext:value-type="float">
            <text:p>83,1039346704</text:p>
          </table:table-cell>
          <table:table-cell table:number-columns-repeated="16380"/>
        </table:table-row>
        <table:table-row table:style-name="ro2">
          <table:table-cell office:value-type="date" office:date-value="2008-04-01" calcext:value-type="date">
            <text:p>01/04/08</text:p>
          </table:table-cell>
          <table:table-cell office:value-type="float" office:value="113.4254741591" calcext:value-type="float">
            <text:p>113,4254741591</text:p>
          </table:table-cell>
          <table:table-cell office:value-type="float" office:value="176.3896359498" calcext:value-type="float">
            <text:p>176,3896359498</text:p>
          </table:table-cell>
          <table:table-cell office:value-type="float" office:value="102.2812545568" calcext:value-type="float">
            <text:p>102,2812545568</text:p>
          </table:table-cell>
          <table:table-cell table:number-columns-repeated="16380"/>
        </table:table-row>
        <table:table-row table:style-name="ro2">
          <table:table-cell office:value-type="date" office:date-value="2008-05-01" calcext:value-type="date">
            <text:p>01/05/08</text:p>
          </table:table-cell>
          <table:table-cell office:value-type="float" office:value="102.3547925492" calcext:value-type="float">
            <text:p>102,3547925492</text:p>
          </table:table-cell>
          <table:table-cell office:value-type="float" office:value="149.1855721898" calcext:value-type="float">
            <text:p>149,1855721898</text:p>
          </table:table-cell>
          <table:table-cell office:value-type="float" office:value="93.3918143349" calcext:value-type="float">
            <text:p>93,3918143349</text:p>
          </table:table-cell>
          <table:table-cell table:number-columns-repeated="16380"/>
        </table:table-row>
        <table:table-row table:style-name="ro2">
          <table:table-cell office:value-type="date" office:date-value="2008-06-01" calcext:value-type="date">
            <text:p>01/06/08</text:p>
          </table:table-cell>
          <table:table-cell office:value-type="float" office:value="134.143827729" calcext:value-type="float">
            <text:p>134,143827729</text:p>
          </table:table-cell>
          <table:table-cell office:value-type="float" office:value="179.9762894198" calcext:value-type="float">
            <text:p>179,9762894198</text:p>
          </table:table-cell>
          <table:table-cell office:value-type="float" office:value="105.155057763" calcext:value-type="float">
            <text:p>105,155057763</text:p>
          </table:table-cell>
          <table:table-cell table:number-columns-repeated="16380"/>
        </table:table-row>
        <table:table-row table:style-name="ro2">
          <table:table-cell office:value-type="date" office:date-value="2008-07-01" calcext:value-type="date">
            <text:p>01/07/08</text:p>
          </table:table-cell>
          <table:table-cell office:value-type="float" office:value="130.681994049" calcext:value-type="float">
            <text:p>130,681994049</text:p>
          </table:table-cell>
          <table:table-cell office:value-type="float" office:value="174.3782613198" calcext:value-type="float">
            <text:p>174,3782613198</text:p>
          </table:table-cell>
          <table:table-cell office:value-type="float" office:value="100.1157161147" calcext:value-type="float">
            <text:p>100,1157161147</text:p>
          </table:table-cell>
          <table:table-cell table:number-columns-repeated="16380"/>
        </table:table-row>
        <table:table-row table:style-name="ro2">
          <table:table-cell office:value-type="date" office:date-value="2008-08-01" calcext:value-type="date">
            <text:p>01/08/08</text:p>
          </table:table-cell>
          <table:table-cell office:value-type="float" office:value="112.0092178491" calcext:value-type="float">
            <text:p>112,0092178491</text:p>
          </table:table-cell>
          <table:table-cell office:value-type="float" office:value="82.2542292609" calcext:value-type="float">
            <text:p>82,2542292609</text:p>
          </table:table-cell>
          <table:table-cell office:value-type="float" office:value="45.8715443469" calcext:value-type="float">
            <text:p>45,8715443469</text:p>
          </table:table-cell>
          <table:table-cell table:number-columns-repeated="16380"/>
        </table:table-row>
        <table:table-row table:style-name="ro2">
          <table:table-cell office:value-type="date" office:date-value="2008-09-01" calcext:value-type="date">
            <text:p>01/09/08</text:p>
          </table:table-cell>
          <table:table-cell office:value-type="float" office:value="122.4443195691" calcext:value-type="float">
            <text:p>122,4443195691</text:p>
          </table:table-cell>
          <table:table-cell office:value-type="float" office:value="156.3515598598" calcext:value-type="float">
            <text:p>156,3515598598</text:p>
          </table:table-cell>
          <table:table-cell office:value-type="float" office:value="86.3173698097" calcext:value-type="float">
            <text:p>86,3173698097</text:p>
          </table:table-cell>
          <table:table-cell table:number-columns-repeated="16380"/>
        </table:table-row>
        <table:table-row table:style-name="ro2">
          <table:table-cell office:value-type="date" office:date-value="2008-10-01" calcext:value-type="date">
            <text:p>01/10/08</text:p>
          </table:table-cell>
          <table:table-cell office:value-type="float" office:value="109.2637163092" calcext:value-type="float">
            <text:p>109,2637163092</text:p>
          </table:table-cell>
          <table:table-cell office:value-type="float" office:value="162.1224639598" calcext:value-type="float">
            <text:p>162,1224639598</text:p>
          </table:table-cell>
          <table:table-cell office:value-type="float" office:value="96.5121491001" calcext:value-type="float">
            <text:p>96,5121491001</text:p>
          </table:table-cell>
          <table:table-cell table:number-columns-repeated="16380"/>
        </table:table-row>
        <table:table-row table:style-name="ro2">
          <table:table-cell office:value-type="date" office:date-value="2008-11-01" calcext:value-type="date">
            <text:p>01/11/08</text:p>
          </table:table-cell>
          <table:table-cell office:value-type="float" office:value="88.8646184033" calcext:value-type="float">
            <text:p>88,8646184033</text:p>
          </table:table-cell>
          <table:table-cell office:value-type="float" office:value="127.6275185198" calcext:value-type="float">
            <text:p>127,6275185198</text:p>
          </table:table-cell>
          <table:table-cell office:value-type="float" office:value="68.4414553243" calcext:value-type="float">
            <text:p>68,4414553243</text:p>
          </table:table-cell>
          <table:table-cell table:number-columns-repeated="16380"/>
        </table:table-row>
        <table:table-row table:style-name="ro2">
          <table:table-cell office:value-type="date" office:date-value="2008-12-01" calcext:value-type="date">
            <text:p>01/12/08</text:p>
          </table:table-cell>
          <table:table-cell office:value-type="float" office:value="91.2829753443" calcext:value-type="float">
            <text:p>91,2829753443</text:p>
          </table:table-cell>
          <table:table-cell office:value-type="float" office:value="100.1478479799" calcext:value-type="float">
            <text:p>100,1478479799</text:p>
          </table:table-cell>
          <table:table-cell office:value-type="float" office:value="40.8766552871" calcext:value-type="float">
            <text:p>40,8766552871</text:p>
          </table:table-cell>
          <table:table-cell table:number-columns-repeated="16380"/>
        </table:table-row>
        <table:table-row table:style-name="ro2">
          <table:table-cell office:value-type="date" office:date-value="2009-01-01" calcext:value-type="date">
            <text:p>01/01/09</text:p>
          </table:table-cell>
          <table:table-cell office:value-type="float" office:value="86.6250999823" calcext:value-type="float">
            <text:p>86,6250999823</text:p>
          </table:table-cell>
          <table:table-cell office:value-type="float" office:value="126.3201184398" calcext:value-type="float">
            <text:p>126,3201184398</text:p>
          </table:table-cell>
          <table:table-cell office:value-type="float" office:value="65.8682188052" calcext:value-type="float">
            <text:p>65,8682188052</text:p>
          </table:table-cell>
          <table:table-cell table:number-columns-repeated="16380"/>
        </table:table-row>
        <table:table-row table:style-name="ro2">
          <table:table-cell office:value-type="date" office:date-value="2009-02-01" calcext:value-type="date">
            <text:p>01/02/09</text:p>
          </table:table-cell>
          <table:table-cell office:value-type="float" office:value="98.5113972362" calcext:value-type="float">
            <text:p>98,5113972362</text:p>
          </table:table-cell>
          <table:table-cell office:value-type="float" office:value="125.6203516498" calcext:value-type="float">
            <text:p>125,6203516498</text:p>
          </table:table-cell>
          <table:table-cell office:value-type="float" office:value="54.2051122969" calcext:value-type="float">
            <text:p>54,2051122969</text:p>
          </table:table-cell>
          <table:table-cell table:number-columns-repeated="16380"/>
        </table:table-row>
        <table:table-row table:style-name="ro2">
          <table:table-cell office:value-type="date" office:date-value="2009-03-01" calcext:value-type="date">
            <text:p>01/03/09</text:p>
          </table:table-cell>
          <table:table-cell office:value-type="float" office:value="109.3716900892" calcext:value-type="float">
            <text:p>109,3716900892</text:p>
          </table:table-cell>
          <table:table-cell office:value-type="float" office:value="142.3031053898" calcext:value-type="float">
            <text:p>142,3031053898</text:p>
          </table:table-cell>
          <table:table-cell office:value-type="float" office:value="53.2607202275" calcext:value-type="float">
            <text:p>53,2607202275</text:p>
          </table:table-cell>
          <table:table-cell table:number-columns-repeated="16380"/>
        </table:table-row>
        <table:table-row table:style-name="ro2">
          <table:table-cell office:value-type="date" office:date-value="2009-04-01" calcext:value-type="date">
            <text:p>01/04/09</text:p>
          </table:table-cell>
          <table:table-cell office:value-type="float" office:value="108.1406475492" calcext:value-type="float">
            <text:p>108,1406475492</text:p>
          </table:table-cell>
          <table:table-cell office:value-type="float" office:value="147.4871342898" calcext:value-type="float">
            <text:p>147,4871342898</text:p>
          </table:table-cell>
          <table:table-cell office:value-type="float" office:value="68.4140137031" calcext:value-type="float">
            <text:p>68,4140137031</text:p>
          </table:table-cell>
          <table:table-cell table:number-columns-repeated="16380"/>
        </table:table-row>
        <table:table-row table:style-name="ro2">
          <table:table-cell office:value-type="date" office:date-value="2009-05-01" calcext:value-type="date">
            <text:p>01/05/09</text:p>
          </table:table-cell>
          <table:table-cell office:value-type="float" office:value="99.2405538542" calcext:value-type="float">
            <text:p>99,2405538542</text:p>
          </table:table-cell>
          <table:table-cell office:value-type="float" office:value="124.7533641798" calcext:value-type="float">
            <text:p>124,7533641798</text:p>
          </table:table-cell>
          <table:table-cell office:value-type="float" office:value="68.0388244844" calcext:value-type="float">
            <text:p>68,0388244844</text:p>
          </table:table-cell>
          <table:table-cell table:number-columns-repeated="16380"/>
        </table:table-row>
        <table:table-row table:style-name="ro2">
          <table:table-cell office:value-type="date" office:date-value="2009-06-01" calcext:value-type="date">
            <text:p>01/06/09</text:p>
          </table:table-cell>
          <table:table-cell office:value-type="float" office:value="130.666455909" calcext:value-type="float">
            <text:p>130,666455909</text:p>
          </table:table-cell>
          <table:table-cell office:value-type="float" office:value="142.7214509598" calcext:value-type="float">
            <text:p>142,7214509598</text:p>
          </table:table-cell>
          <table:table-cell office:value-type="float" office:value="83.7309611143" calcext:value-type="float">
            <text:p>83,7309611143</text:p>
          </table:table-cell>
          <table:table-cell table:number-columns-repeated="16380"/>
        </table:table-row>
        <table:table-row table:style-name="ro2">
          <table:table-cell office:value-type="date" office:date-value="2009-07-01" calcext:value-type="date">
            <text:p>01/07/09</text:p>
          </table:table-cell>
          <table:table-cell office:value-type="float" office:value="117.0219812491" calcext:value-type="float">
            <text:p>117,0219812491</text:p>
          </table:table-cell>
          <table:table-cell office:value-type="float" office:value="137.6278053998" calcext:value-type="float">
            <text:p>137,6278053998</text:p>
          </table:table-cell>
          <table:table-cell office:value-type="float" office:value="87.8902865487" calcext:value-type="float">
            <text:p>87,8902865487</text:p>
          </table:table-cell>
          <table:table-cell table:number-columns-repeated="16380"/>
        </table:table-row>
        <table:table-row table:style-name="ro2">
          <table:table-cell office:value-type="date" office:date-value="2009-08-01" calcext:value-type="date">
            <text:p>01/08/09</text:p>
          </table:table-cell>
          <table:table-cell office:value-type="float" office:value="108.8627357792" calcext:value-type="float">
            <text:p>108,8627357792</text:p>
          </table:table-cell>
          <table:table-cell office:value-type="float" office:value="66.5626826049" calcext:value-type="float">
            <text:p>66,5626826049</text:p>
          </table:table-cell>
          <table:table-cell office:value-type="float" office:value="38.1685413265" calcext:value-type="float">
            <text:p>38,1685413265</text:p>
          </table:table-cell>
          <table:table-cell table:number-columns-repeated="16380"/>
        </table:table-row>
        <table:table-row table:style-name="ro2">
          <table:table-cell office:value-type="date" office:date-value="2009-09-01" calcext:value-type="date">
            <text:p>01/09/09</text:p>
          </table:table-cell>
          <table:table-cell office:value-type="float" office:value="127.660296479" calcext:value-type="float">
            <text:p>127,660296479</text:p>
          </table:table-cell>
          <table:table-cell office:value-type="float" office:value="148.4989881498" calcext:value-type="float">
            <text:p>148,4989881498</text:p>
          </table:table-cell>
          <table:table-cell office:value-type="float" office:value="80.0452466139" calcext:value-type="float">
            <text:p>80,0452466139</text:p>
          </table:table-cell>
          <table:table-cell table:number-columns-repeated="16380"/>
        </table:table-row>
        <table:table-row table:style-name="ro2">
          <table:table-cell office:value-type="date" office:date-value="2009-10-01" calcext:value-type="date">
            <text:p>01/10/09</text:p>
          </table:table-cell>
          <table:table-cell office:value-type="float" office:value="94.2330944873" calcext:value-type="float">
            <text:p>94,2330944873</text:p>
          </table:table-cell>
          <table:table-cell office:value-type="float" office:value="148.7836298498" calcext:value-type="float">
            <text:p>148,7836298498</text:p>
          </table:table-cell>
          <table:table-cell office:value-type="float" office:value="91.1343552891" calcext:value-type="float">
            <text:p>91,1343552891</text:p>
          </table:table-cell>
          <table:table-cell table:number-columns-repeated="16380"/>
        </table:table-row>
        <table:table-row table:style-name="ro2">
          <table:table-cell office:value-type="date" office:date-value="2009-11-01" calcext:value-type="date">
            <text:p>01/11/09</text:p>
          </table:table-cell>
          <table:table-cell office:value-type="float" office:value="92.3516914553" calcext:value-type="float">
            <text:p>92,3516914553</text:p>
          </table:table-cell>
          <table:table-cell office:value-type="float" office:value="137.8592314998" calcext:value-type="float">
            <text:p>137,8592314998</text:p>
          </table:table-cell>
          <table:table-cell office:value-type="float" office:value="78.8152445392" calcext:value-type="float">
            <text:p>78,8152445392</text:p>
          </table:table-cell>
          <table:table-cell table:number-columns-repeated="16380"/>
        </table:table-row>
        <table:table-row table:style-name="ro2">
          <table:table-cell office:value-type="date" office:date-value="2009-12-01" calcext:value-type="date">
            <text:p>01/12/09</text:p>
          </table:table-cell>
          <table:table-cell office:value-type="float" office:value="76.2552452664" calcext:value-type="float">
            <text:p>76,2552452664</text:p>
          </table:table-cell>
          <table:table-cell office:value-type="float" office:value="95.3106484719" calcext:value-type="float">
            <text:p>95,3106484719</text:p>
          </table:table-cell>
          <table:table-cell office:value-type="float" office:value="61.2166503168" calcext:value-type="float">
            <text:p>61,2166503168</text:p>
          </table:table-cell>
          <table:table-cell table:number-columns-repeated="16380"/>
        </table:table-row>
        <table:table-row table:style-name="ro2">
          <table:table-cell office:value-type="date" office:date-value="2010-01-01" calcext:value-type="date">
            <text:p>01/01/10</text:p>
          </table:table-cell>
          <table:table-cell office:value-type="float" office:value="79.2259819204" calcext:value-type="float">
            <text:p>79,2259819204</text:p>
          </table:table-cell>
          <table:table-cell office:value-type="float" office:value="118.4633053899" calcext:value-type="float">
            <text:p>118,4633053899</text:p>
          </table:table-cell>
          <table:table-cell office:value-type="float" office:value="78.4286813454" calcext:value-type="float">
            <text:p>78,4286813454</text:p>
          </table:table-cell>
          <table:table-cell table:number-columns-repeated="16380"/>
        </table:table-row>
        <table:table-row table:style-name="ro2">
          <table:table-cell office:value-type="date" office:date-value="2010-02-01" calcext:value-type="date">
            <text:p>01/02/10</text:p>
          </table:table-cell>
          <table:table-cell office:value-type="float" office:value="86.7164383933" calcext:value-type="float">
            <text:p>86,7164383933</text:p>
          </table:table-cell>
          <table:table-cell office:value-type="float" office:value="123.3848811898" calcext:value-type="float">
            <text:p>123,3848811898</text:p>
          </table:table-cell>
          <table:table-cell office:value-type="float" office:value="79.6143901378" calcext:value-type="float">
            <text:p>79,6143901378</text:p>
          </table:table-cell>
          <table:table-cell table:number-columns-repeated="16380"/>
        </table:table-row>
        <table:table-row table:style-name="ro2">
          <table:table-cell office:value-type="date" office:date-value="2010-03-01" calcext:value-type="date">
            <text:p>01/03/10</text:p>
          </table:table-cell>
          <table:table-cell office:value-type="float" office:value="94.6102274103" calcext:value-type="float">
            <text:p>94,6102274103</text:p>
          </table:table-cell>
          <table:table-cell office:value-type="float" office:value="158.9460083898" calcext:value-type="float">
            <text:p>158,9460083898</text:p>
          </table:table-cell>
          <table:table-cell office:value-type="float" office:value="89.3762858266" calcext:value-type="float">
            <text:p>89,3762858266</text:p>
          </table:table-cell>
          <table:table-cell table:number-columns-repeated="16380"/>
        </table:table-row>
        <table:table-row table:style-name="ro2">
          <table:table-cell office:value-type="date" office:date-value="2010-04-01" calcext:value-type="date">
            <text:p>01/04/10</text:p>
          </table:table-cell>
          <table:table-cell office:value-type="float" office:value="93.1217392663" calcext:value-type="float">
            <text:p>93,1217392663</text:p>
          </table:table-cell>
          <table:table-cell office:value-type="float" office:value="150.6468566598" calcext:value-type="float">
            <text:p>150,6468566598</text:p>
          </table:table-cell>
          <table:table-cell office:value-type="float" office:value="84.4101185641" calcext:value-type="float">
            <text:p>84,4101185641</text:p>
          </table:table-cell>
          <table:table-cell table:number-columns-repeated="16380"/>
        </table:table-row>
        <table:table-row table:style-name="ro2">
          <table:table-cell office:value-type="date" office:date-value="2010-05-01" calcext:value-type="date">
            <text:p>01/05/10</text:p>
          </table:table-cell>
          <table:table-cell office:value-type="float" office:value="90.9994424433" calcext:value-type="float">
            <text:p>90,9994424433</text:p>
          </table:table-cell>
          <table:table-cell office:value-type="float" office:value="137.4758922198" calcext:value-type="float">
            <text:p>137,4758922198</text:p>
          </table:table-cell>
          <table:table-cell office:value-type="float" office:value="77.8703765317" calcext:value-type="float">
            <text:p>77,8703765317</text:p>
          </table:table-cell>
          <table:table-cell table:number-columns-repeated="16380"/>
        </table:table-row>
        <table:table-row table:style-name="ro2">
          <table:table-cell office:value-type="date" office:date-value="2010-06-01" calcext:value-type="date">
            <text:p>01/06/10</text:p>
          </table:table-cell>
          <table:table-cell office:value-type="float" office:value="114.6520003191" calcext:value-type="float">
            <text:p>114,6520003191</text:p>
          </table:table-cell>
          <table:table-cell office:value-type="float" office:value="157.2988145998" calcext:value-type="float">
            <text:p>157,2988145998</text:p>
          </table:table-cell>
          <table:table-cell office:value-type="float" office:value="92.9628195609" calcext:value-type="float">
            <text:p>92,9628195609</text:p>
          </table:table-cell>
          <table:table-cell table:number-columns-repeated="16380"/>
        </table:table-row>
        <table:table-row table:style-name="ro2">
          <table:table-cell office:value-type="date" office:date-value="2010-07-01" calcext:value-type="date">
            <text:p>01/07/10</text:p>
          </table:table-cell>
          <table:table-cell office:value-type="float" office:value="107.1615438492" calcext:value-type="float">
            <text:p>107,1615438492</text:p>
          </table:table-cell>
          <table:table-cell office:value-type="float" office:value="145.4332949798" calcext:value-type="float">
            <text:p>145,4332949798</text:p>
          </table:table-cell>
          <table:table-cell office:value-type="float" office:value="82.5348789638" calcext:value-type="float">
            <text:p>82,5348789638</text:p>
          </table:table-cell>
          <table:table-cell table:number-columns-repeated="16380"/>
        </table:table-row>
        <table:table-row table:style-name="ro2">
          <table:table-cell office:value-type="date" office:date-value="2010-08-01" calcext:value-type="date">
            <text:p>01/08/10</text:p>
          </table:table-cell>
          <table:table-cell office:value-type="float" office:value="101.4284634292" calcext:value-type="float">
            <text:p>101,4284634292</text:p>
          </table:table-cell>
          <table:table-cell office:value-type="float" office:value="80.8795181799" calcext:value-type="float">
            <text:p>80,8795181799</text:p>
          </table:table-cell>
          <table:table-cell office:value-type="float" office:value="47.0135692838" calcext:value-type="float">
            <text:p>47,0135692838</text:p>
          </table:table-cell>
          <table:table-cell table:number-columns-repeated="16380"/>
        </table:table-row>
        <table:table-row table:style-name="ro2">
          <table:table-cell office:value-type="date" office:date-value="2010-09-01" calcext:value-type="date">
            <text:p>01/09/10</text:p>
          </table:table-cell>
          <table:table-cell office:value-type="float" office:value="113.9413667291" calcext:value-type="float">
            <text:p>113,9413667291</text:p>
          </table:table-cell>
          <table:table-cell office:value-type="float" office:value="152.1053237098" calcext:value-type="float">
            <text:p>152,1053237098</text:p>
          </table:table-cell>
          <table:table-cell office:value-type="float" office:value="86.1079049366" calcext:value-type="float">
            <text:p>86,1079049366</text:p>
          </table:table-cell>
          <table:table-cell table:number-columns-repeated="16380"/>
        </table:table-row>
        <table:table-row table:style-name="ro2">
          <table:table-cell office:value-type="date" office:date-value="2010-10-01" calcext:value-type="date">
            <text:p>01/10/10</text:p>
          </table:table-cell>
          <table:table-cell office:value-type="float" office:value="93.7555465723" calcext:value-type="float">
            <text:p>93,7555465723</text:p>
          </table:table-cell>
          <table:table-cell office:value-type="float" office:value="142.4607256098" calcext:value-type="float">
            <text:p>142,4607256098</text:p>
          </table:table-cell>
          <table:table-cell office:value-type="float" office:value="84.8792951592" calcext:value-type="float">
            <text:p>84,8792951592</text:p>
          </table:table-cell>
          <table:table-cell table:number-columns-repeated="16380"/>
        </table:table-row>
        <table:table-row table:style-name="ro2">
          <table:table-cell office:value-type="date" office:date-value="2010-11-01" calcext:value-type="date">
            <text:p>01/11/10</text:p>
          </table:table-cell>
          <table:table-cell office:value-type="float" office:value="94.1108633723" calcext:value-type="float">
            <text:p>94,1108633723</text:p>
          </table:table-cell>
          <table:table-cell office:value-type="float" office:value="142.1205180598" calcext:value-type="float">
            <text:p>142,1205180598</text:p>
          </table:table-cell>
          <table:table-cell office:value-type="float" office:value="82.4085065215" calcext:value-type="float">
            <text:p>82,4085065215</text:p>
          </table:table-cell>
          <table:table-cell table:number-columns-repeated="16380"/>
        </table:table-row>
        <table:table-row table:style-name="ro2">
          <table:table-cell office:value-type="date" office:date-value="2010-12-01" calcext:value-type="date">
            <text:p>01/12/10</text:p>
          </table:table-cell>
          <table:table-cell office:value-type="float" office:value="82.6447025314" calcext:value-type="float">
            <text:p>82,6447025314</text:p>
          </table:table-cell>
          <table:table-cell office:value-type="float" office:value="92.7860225879" calcext:value-type="float">
            <text:p>92,7860225879</text:p>
          </table:table-cell>
          <table:table-cell office:value-type="float" office:value="64.7083771478" calcext:value-type="float">
            <text:p>64,7083771478</text:p>
          </table:table-cell>
          <table:table-cell table:number-columns-repeated="16380"/>
        </table:table-row>
        <table:table-row table:style-name="ro2">
          <table:table-cell office:value-type="date" office:date-value="2011-01-01" calcext:value-type="date">
            <text:p>01/01/11</text:p>
          </table:table-cell>
          <table:table-cell office:value-type="float" office:value="87.3022299353" calcext:value-type="float">
            <text:p>87,3022299353</text:p>
          </table:table-cell>
          <table:table-cell office:value-type="float" office:value="147.5940198498" calcext:value-type="float">
            <text:p>147,5940198498</text:p>
          </table:table-cell>
          <table:table-cell office:value-type="float" office:value="89.077382999" calcext:value-type="float">
            <text:p>89,077382999</text:p>
          </table:table-cell>
          <table:table-cell table:number-columns-repeated="16380"/>
        </table:table-row>
        <table:table-row table:style-name="ro2">
          <table:table-cell office:value-type="date" office:date-value="2011-02-01" calcext:value-type="date">
            <text:p>01/02/11</text:p>
          </table:table-cell>
          <table:table-cell office:value-type="float" office:value="83.7202555204" calcext:value-type="float">
            <text:p>83,7202555204</text:p>
          </table:table-cell>
          <table:table-cell office:value-type="float" office:value="150.4667685298" calcext:value-type="float">
            <text:p>150,4667685298</text:p>
          </table:table-cell>
          <table:table-cell office:value-type="float" office:value="82.0064306611" calcext:value-type="float">
            <text:p>82,0064306611</text:p>
          </table:table-cell>
          <table:table-cell table:number-columns-repeated="16380"/>
        </table:table-row>
        <table:table-row table:style-name="ro2">
          <table:table-cell office:value-type="date" office:date-value="2011-03-01" calcext:value-type="date">
            <text:p>01/03/11</text:p>
          </table:table-cell>
          <table:table-cell office:value-type="float" office:value="101.8606051592" calcext:value-type="float">
            <text:p>101,8606051592</text:p>
          </table:table-cell>
          <table:table-cell office:value-type="float" office:value="167.7128683198" calcext:value-type="float">
            <text:p>167,7128683198</text:p>
          </table:table-cell>
          <table:table-cell office:value-type="float" office:value="99.60623052" calcext:value-type="float">
            <text:p>99,60623052</text:p>
          </table:table-cell>
          <table:table-cell table:number-columns-repeated="16380"/>
        </table:table-row>
        <table:table-row table:style-name="ro2">
          <table:table-cell office:value-type="date" office:date-value="2011-04-01" calcext:value-type="date">
            <text:p>01/04/11</text:p>
          </table:table-cell>
          <table:table-cell office:value-type="float" office:value="100.3337038492" calcext:value-type="float">
            <text:p>100,3337038492</text:p>
          </table:table-cell>
          <table:table-cell office:value-type="float" office:value="137.3721948898" calcext:value-type="float">
            <text:p>137,3721948898</text:p>
          </table:table-cell>
          <table:table-cell office:value-type="float" office:value="89.8377614355" calcext:value-type="float">
            <text:p>89,8377614355</text:p>
          </table:table-cell>
          <table:table-cell table:number-columns-repeated="16380"/>
        </table:table-row>
        <table:table-row table:style-name="ro2">
          <table:table-cell office:value-type="date" office:date-value="2011-05-01" calcext:value-type="date">
            <text:p>01/05/11</text:p>
          </table:table-cell>
          <table:table-cell office:value-type="float" office:value="119.0022266991" calcext:value-type="float">
            <text:p>119,0022266991</text:p>
          </table:table-cell>
          <table:table-cell office:value-type="float" office:value="161.0138734298" calcext:value-type="float">
            <text:p>161,0138734298</text:p>
          </table:table-cell>
          <table:table-cell office:value-type="float" office:value="101.6501998083" calcext:value-type="float">
            <text:p>101,6501998083</text:p>
          </table:table-cell>
          <table:table-cell table:number-columns-repeated="16380"/>
        </table:table-row>
        <table:table-row table:style-name="ro2">
          <table:table-cell office:value-type="date" office:date-value="2011-06-01" calcext:value-type="date">
            <text:p>01/06/11</text:p>
          </table:table-cell>
          <table:table-cell office:value-type="float" office:value="116.3613606391" calcext:value-type="float">
            <text:p>116,3613606391</text:p>
          </table:table-cell>
          <table:table-cell office:value-type="float" office:value="141.3978764498" calcext:value-type="float">
            <text:p>141,3978764498</text:p>
          </table:table-cell>
          <table:table-cell office:value-type="float" office:value="93.1438666649" calcext:value-type="float">
            <text:p>93,1438666649</text:p>
          </table:table-cell>
          <table:table-cell table:number-columns-repeated="16380"/>
        </table:table-row>
        <table:table-row table:style-name="ro2">
          <table:table-cell office:value-type="date" office:date-value="2011-07-01" calcext:value-type="date">
            <text:p>01/07/11</text:p>
          </table:table-cell>
          <table:table-cell office:value-type="float" office:value="105.0968667592" calcext:value-type="float">
            <text:p>105,0968667592</text:p>
          </table:table-cell>
          <table:table-cell office:value-type="float" office:value="138.5107977898" calcext:value-type="float">
            <text:p>138,5107977898</text:p>
          </table:table-cell>
          <table:table-cell office:value-type="float" office:value="87.8122247508" calcext:value-type="float">
            <text:p>87,8122247508</text:p>
          </table:table-cell>
          <table:table-cell table:number-columns-repeated="16380"/>
        </table:table-row>
        <table:table-row table:style-name="ro2">
          <table:table-cell office:value-type="date" office:date-value="2011-08-01" calcext:value-type="date">
            <text:p>01/08/11</text:p>
          </table:table-cell>
          <table:table-cell office:value-type="float" office:value="110.9739930192" calcext:value-type="float">
            <text:p>110,9739930192</text:p>
          </table:table-cell>
          <table:table-cell office:value-type="float" office:value="77.9674500699" calcext:value-type="float">
            <text:p>77,9674500699</text:p>
          </table:table-cell>
          <table:table-cell office:value-type="float" office:value="55.4134953896" calcext:value-type="float">
            <text:p>55,4134953896</text:p>
          </table:table-cell>
          <table:table-cell table:number-columns-repeated="16380"/>
        </table:table-row>
        <table:table-row table:style-name="ro2">
          <table:table-cell office:value-type="date" office:date-value="2011-09-01" calcext:value-type="date">
            <text:p>01/09/11</text:p>
          </table:table-cell>
          <table:table-cell office:value-type="float" office:value="120.9420631491" calcext:value-type="float">
            <text:p>120,9420631491</text:p>
          </table:table-cell>
          <table:table-cell office:value-type="float" office:value="160.4493226498" calcext:value-type="float">
            <text:p>160,4493226498</text:p>
          </table:table-cell>
          <table:table-cell office:value-type="float" office:value="106.0990503182" calcext:value-type="float">
            <text:p>106,0990503182</text:p>
          </table:table-cell>
          <table:table-cell table:number-columns-repeated="16380"/>
        </table:table-row>
        <table:table-row table:style-name="ro2">
          <table:table-cell office:value-type="date" office:date-value="2011-10-01" calcext:value-type="date">
            <text:p>01/10/11</text:p>
          </table:table-cell>
          <table:table-cell office:value-type="float" office:value="97.8849007733" calcext:value-type="float">
            <text:p>97,8849007733</text:p>
          </table:table-cell>
          <table:table-cell office:value-type="float" office:value="147.1786602098" calcext:value-type="float">
            <text:p>147,1786602098</text:p>
          </table:table-cell>
          <table:table-cell office:value-type="float" office:value="96.0130466148" calcext:value-type="float">
            <text:p>96,0130466148</text:p>
          </table:table-cell>
          <table:table-cell table:number-columns-repeated="16380"/>
        </table:table-row>
        <table:table-row table:style-name="ro2">
          <table:table-cell office:value-type="date" office:date-value="2011-11-01" calcext:value-type="date">
            <text:p>01/11/11</text:p>
          </table:table-cell>
          <table:table-cell office:value-type="float" office:value="84.8054111124" calcext:value-type="float">
            <text:p>84,8054111124</text:p>
          </table:table-cell>
          <table:table-cell office:value-type="float" office:value="144.0108417698" calcext:value-type="float">
            <text:p>144,0108417698</text:p>
          </table:table-cell>
          <table:table-cell office:value-type="float" office:value="93.6322685982" calcext:value-type="float">
            <text:p>93,6322685982</text:p>
          </table:table-cell>
          <table:table-cell table:number-columns-repeated="16380"/>
        </table:table-row>
        <table:table-row table:style-name="ro2">
          <table:table-cell office:value-type="date" office:date-value="2011-12-01" calcext:value-type="date">
            <text:p>01/12/11</text:p>
          </table:table-cell>
          <table:table-cell office:value-type="float" office:value="79.2067753384" calcext:value-type="float">
            <text:p>79,2067753384</text:p>
          </table:table-cell>
          <table:table-cell office:value-type="float" office:value="99.3610810679" calcext:value-type="float">
            <text:p>99,3610810679</text:p>
          </table:table-cell>
          <table:table-cell office:value-type="float" office:value="69.9811973182" calcext:value-type="float">
            <text:p>69,9811973182</text:p>
          </table:table-cell>
          <table:table-cell table:number-columns-repeated="16380"/>
        </table:table-row>
        <table:table-row table:style-name="ro2">
          <table:table-cell office:value-type="date" office:date-value="2012-01-01" calcext:value-type="date">
            <text:p>01/01/12</text:p>
          </table:table-cell>
          <table:table-cell office:value-type="float" office:value="87.8402028993" calcext:value-type="float">
            <text:p>87,8402028993</text:p>
          </table:table-cell>
          <table:table-cell office:value-type="float" office:value="147.0699425898" calcext:value-type="float">
            <text:p>147,0699425898</text:p>
          </table:table-cell>
          <table:table-cell office:value-type="float" office:value="101.4158715324" calcext:value-type="float">
            <text:p>101,4158715324</text:p>
          </table:table-cell>
          <table:table-cell table:number-columns-repeated="16380"/>
        </table:table-row>
        <table:table-row table:style-name="ro2">
          <table:table-cell office:value-type="date" office:date-value="2012-02-01" calcext:value-type="date">
            <text:p>01/02/12</text:p>
          </table:table-cell>
          <table:table-cell office:value-type="float" office:value="90.1569981513" calcext:value-type="float">
            <text:p>90,1569981513</text:p>
          </table:table-cell>
          <table:table-cell office:value-type="float" office:value="121.5356353898" calcext:value-type="float">
            <text:p>121,5356353898</text:p>
          </table:table-cell>
          <table:table-cell office:value-type="float" office:value="95.2271159723" calcext:value-type="float">
            <text:p>95,2271159723</text:p>
          </table:table-cell>
          <table:table-cell table:number-columns-repeated="16380"/>
        </table:table-row>
        <table:table-row table:style-name="ro2">
          <table:table-cell office:value-type="date" office:date-value="2012-03-01" calcext:value-type="date">
            <text:p>01/03/12</text:p>
          </table:table-cell>
          <table:table-cell office:value-type="float" office:value="96.4446880593" calcext:value-type="float">
            <text:p>96,4446880593</text:p>
          </table:table-cell>
          <table:table-cell office:value-type="float" office:value="145.2539404998" calcext:value-type="float">
            <text:p>145,2539404998</text:p>
          </table:table-cell>
          <table:table-cell office:value-type="float" office:value="99.7837091483" calcext:value-type="float">
            <text:p>99,7837091483</text:p>
          </table:table-cell>
          <table:table-cell table:number-columns-repeated="16380"/>
        </table:table-row>
        <table:table-row table:style-name="ro2">
          <table:table-cell office:value-type="date" office:date-value="2012-04-01" calcext:value-type="date">
            <text:p>01/04/12</text:p>
          </table:table-cell>
          <table:table-cell office:value-type="float" office:value="91.8308992233" calcext:value-type="float">
            <text:p>91,8308992233</text:p>
          </table:table-cell>
          <table:table-cell office:value-type="float" office:value="136.8596396698" calcext:value-type="float">
            <text:p>136,8596396698</text:p>
          </table:table-cell>
          <table:table-cell office:value-type="float" office:value="94.3277958791" calcext:value-type="float">
            <text:p>94,3277958791</text:p>
          </table:table-cell>
          <table:table-cell table:number-columns-repeated="16380"/>
        </table:table-row>
        <table:table-row table:style-name="ro2">
          <table:table-cell office:value-type="date" office:date-value="2012-05-01" calcext:value-type="date">
            <text:p>01/05/12</text:p>
          </table:table-cell>
          <table:table-cell office:value-type="float" office:value="90.0038652463" calcext:value-type="float">
            <text:p>90,0038652463</text:p>
          </table:table-cell>
          <table:table-cell office:value-type="float" office:value="126.5092550698" calcext:value-type="float">
            <text:p>126,5092550698</text:p>
          </table:table-cell>
          <table:table-cell office:value-type="float" office:value="86.7072304742" calcext:value-type="float">
            <text:p>86,7072304742</text:p>
          </table:table-cell>
          <table:table-cell table:number-columns-repeated="16380"/>
        </table:table-row>
        <table:table-row table:style-name="ro2">
          <table:table-cell office:value-type="date" office:date-value="2012-06-01" calcext:value-type="date">
            <text:p>01/06/12</text:p>
          </table:table-cell>
          <table:table-cell office:value-type="float" office:value="107.5547443792" calcext:value-type="float">
            <text:p>107,5547443792</text:p>
          </table:table-cell>
          <table:table-cell office:value-type="float" office:value="155.8536832298" calcext:value-type="float">
            <text:p>155,8536832298</text:p>
          </table:table-cell>
          <table:table-cell office:value-type="float" office:value="96.799147798" calcext:value-type="float">
            <text:p>96,799147798</text:p>
          </table:table-cell>
          <table:table-cell table:number-columns-repeated="16380"/>
        </table:table-row>
        <table:table-row table:style-name="ro2">
          <table:table-cell office:value-type="date" office:date-value="2012-07-01" calcext:value-type="date">
            <text:p>01/07/12</text:p>
          </table:table-cell>
          <table:table-cell office:value-type="float" office:value="100.0868750092" calcext:value-type="float">
            <text:p>100,0868750092</text:p>
          </table:table-cell>
          <table:table-cell office:value-type="float" office:value="151.1343011798" calcext:value-type="float">
            <text:p>151,1343011798</text:p>
          </table:table-cell>
          <table:table-cell office:value-type="float" office:value="94.7733387284" calcext:value-type="float">
            <text:p>94,7733387284</text:p>
          </table:table-cell>
          <table:table-cell table:number-columns-repeated="16380"/>
        </table:table-row>
        <table:table-row table:style-name="ro2">
          <table:table-cell office:value-type="date" office:date-value="2012-08-01" calcext:value-type="date">
            <text:p>01/08/12</text:p>
          </table:table-cell>
          <table:table-cell office:value-type="float" office:value="99.2248423612" calcext:value-type="float">
            <text:p>99,2248423612</text:p>
          </table:table-cell>
          <table:table-cell office:value-type="float" office:value="72.9125383319" calcext:value-type="float">
            <text:p>72,9125383319</text:p>
          </table:table-cell>
          <table:table-cell office:value-type="float" office:value="60.8331961942" calcext:value-type="float">
            <text:p>60,8331961942</text:p>
          </table:table-cell>
          <table:table-cell table:number-columns-repeated="16380"/>
        </table:table-row>
        <table:table-row table:style-name="ro2">
          <table:table-cell office:value-type="date" office:date-value="2012-09-01" calcext:value-type="date">
            <text:p>01/09/12</text:p>
          </table:table-cell>
          <table:table-cell office:value-type="float" office:value="103.9442400992" calcext:value-type="float">
            <text:p>103,9442400992</text:p>
          </table:table-cell>
          <table:table-cell office:value-type="float" office:value="134.5578411998" calcext:value-type="float">
            <text:p>134,5578411998</text:p>
          </table:table-cell>
          <table:table-cell office:value-type="float" office:value="91.6019805067" calcext:value-type="float">
            <text:p>91,6019805067</text:p>
          </table:table-cell>
          <table:table-cell table:number-columns-repeated="16380"/>
        </table:table-row>
        <table:table-row table:style-name="ro2">
          <table:table-cell office:value-type="date" office:date-value="2012-10-01" calcext:value-type="date">
            <text:p>01/10/12</text:p>
          </table:table-cell>
          <table:table-cell office:value-type="float" office:value="98.5885487372" calcext:value-type="float">
            <text:p>98,5885487372</text:p>
          </table:table-cell>
          <table:table-cell office:value-type="float" office:value="145.3169955498" calcext:value-type="float">
            <text:p>145,3169955498</text:p>
          </table:table-cell>
          <table:table-cell office:value-type="float" office:value="97.0002074799" calcext:value-type="float">
            <text:p>97,0002074799</text:p>
          </table:table-cell>
          <table:table-cell table:number-columns-repeated="16380"/>
        </table:table-row>
        <table:table-row table:style-name="ro2">
          <table:table-cell office:value-type="date" office:date-value="2012-11-01" calcext:value-type="date">
            <text:p>01/11/12</text:p>
          </table:table-cell>
          <table:table-cell office:value-type="float" office:value="82.8792248044" calcext:value-type="float">
            <text:p>82,8792248044</text:p>
          </table:table-cell>
          <table:table-cell office:value-type="float" office:value="125.0191508298" calcext:value-type="float">
            <text:p>125,0191508298</text:p>
          </table:table-cell>
          <table:table-cell office:value-type="float" office:value="90.0753024512" calcext:value-type="float">
            <text:p>90,0753024512</text:p>
          </table:table-cell>
          <table:table-cell table:number-columns-repeated="16380"/>
        </table:table-row>
        <table:table-row table:style-name="ro2">
          <table:table-cell office:value-type="date" office:date-value="2012-12-01" calcext:value-type="date">
            <text:p>01/12/12</text:p>
          </table:table-cell>
          <table:table-cell office:value-type="float" office:value="67.8999223945" calcext:value-type="float">
            <text:p>67,8999223945</text:p>
          </table:table-cell>
          <table:table-cell office:value-type="float" office:value="83.4420279629" calcext:value-type="float">
            <text:p>83,4420279629</text:p>
          </table:table-cell>
          <table:table-cell office:value-type="float" office:value="64.8352753947" calcext:value-type="float">
            <text:p>64,8352753947</text:p>
          </table:table-cell>
          <table:table-cell table:number-columns-repeated="16380"/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81.5197329174" calcext:value-type="float">
            <text:p>81,5197329174</text:p>
          </table:table-cell>
          <table:table-cell office:value-type="float" office:value="121.4199109798" calcext:value-type="float">
            <text:p>121,4199109798</text:p>
          </table:table-cell>
          <table:table-cell office:value-type="float" office:value="99.1670876736" calcext:value-type="float">
            <text:p>99,1670876736</text:p>
          </table:table-cell>
          <table:table-cell table:number-columns-repeated="16380"/>
        </table:table-row>
        <table:table-row table:style-name="ro2">
          <table:table-cell office:value-type="date" office:date-value="2013-02-01" calcext:value-type="date">
            <text:p>01/02/13</text:p>
          </table:table-cell>
          <table:table-cell office:value-type="float" office:value="74.6632219944" calcext:value-type="float">
            <text:p>74,6632219944</text:p>
          </table:table-cell>
          <table:table-cell office:value-type="float" office:value="119.5453065799" calcext:value-type="float">
            <text:p>119,5453065799</text:p>
          </table:table-cell>
          <table:table-cell office:value-type="float" office:value="94.27162175" calcext:value-type="float">
            <text:p>94,27162175</text:p>
          </table:table-cell>
          <table:table-cell table:number-columns-repeated="16380"/>
        </table:table-row>
        <table:table-row table:style-name="ro2">
          <table:table-cell office:value-type="date" office:date-value="2013-03-01" calcext:value-type="date">
            <text:p>01/03/13</text:p>
          </table:table-cell>
          <table:table-cell office:value-type="float" office:value="79.9195666094" calcext:value-type="float">
            <text:p>79,9195666094</text:p>
          </table:table-cell>
          <table:table-cell office:value-type="float" office:value="123.9528306598" calcext:value-type="float">
            <text:p>123,9528306598</text:p>
          </table:table-cell>
          <table:table-cell office:value-type="float" office:value="100.0612199992" calcext:value-type="float">
            <text:p>100,0612199992</text:p>
          </table:table-cell>
          <table:table-cell table:number-columns-repeated="16380"/>
        </table:table-row>
        <table:table-row table:style-name="ro2">
          <table:table-cell office:value-type="date" office:date-value="2013-04-01" calcext:value-type="date">
            <text:p>01/04/13</text:p>
          </table:table-cell>
          <table:table-cell office:value-type="float" office:value="84.3368324224" calcext:value-type="float">
            <text:p>84,3368324224</text:p>
          </table:table-cell>
          <table:table-cell office:value-type="float" office:value="140.5065071698" calcext:value-type="float">
            <text:p>140,5065071698</text:p>
          </table:table-cell>
          <table:table-cell office:value-type="float" office:value="104.3821158384" calcext:value-type="float">
            <text:p>104,3821158384</text:p>
          </table:table-cell>
          <table:table-cell table:number-columns-repeated="16380"/>
        </table:table-row>
        <table:table-row table:style-name="ro2">
          <table:table-cell office:value-type="date" office:date-value="2013-05-01" calcext:value-type="date">
            <text:p>01/05/13</text:p>
          </table:table-cell>
          <table:table-cell office:value-type="float" office:value="79.4717889794" calcext:value-type="float">
            <text:p>79,4717889794</text:p>
          </table:table-cell>
          <table:table-cell office:value-type="float" office:value="131.5915242698" calcext:value-type="float">
            <text:p>131,5915242698</text:p>
          </table:table-cell>
          <table:table-cell office:value-type="float" office:value="95.1456816062" calcext:value-type="float">
            <text:p>95,1456816062</text:p>
          </table:table-cell>
          <table:table-cell table:number-columns-repeated="16380"/>
        </table:table-row>
        <table:table-row table:style-name="ro2">
          <table:table-cell office:value-type="date" office:date-value="2013-06-01" calcext:value-type="date">
            <text:p>01/06/13</text:p>
          </table:table-cell>
          <table:table-cell office:value-type="float" office:value="91.2551985133" calcext:value-type="float">
            <text:p>91,2551985133</text:p>
          </table:table-cell>
          <table:table-cell office:value-type="float" office:value="136.6941606398" calcext:value-type="float">
            <text:p>136,6941606398</text:p>
          </table:table-cell>
          <table:table-cell office:value-type="float" office:value="97.1764998362" calcext:value-type="float">
            <text:p>97,1764998362</text:p>
          </table:table-cell>
          <table:table-cell table:number-columns-repeated="16380"/>
        </table:table-row>
        <table:table-row table:style-name="ro2">
          <table:table-cell office:value-type="date" office:date-value="2013-07-01" calcext:value-type="date">
            <text:p>01/07/13</text:p>
          </table:table-cell>
          <table:table-cell office:value-type="float" office:value="104.8579567992" calcext:value-type="float">
            <text:p>104,8579567992</text:p>
          </table:table-cell>
          <table:table-cell office:value-type="float" office:value="155.2954997698" calcext:value-type="float">
            <text:p>155,2954997698</text:p>
          </table:table-cell>
          <table:table-cell office:value-type="float" office:value="106.1164449687" calcext:value-type="float">
            <text:p>106,1164449687</text:p>
          </table:table-cell>
          <table:table-cell table:number-columns-repeated="16380"/>
        </table:table-row>
        <table:table-row table:style-name="ro2">
          <table:table-cell office:value-type="date" office:date-value="2013-08-01" calcext:value-type="date">
            <text:p>01/08/13</text:p>
          </table:table-cell>
          <table:table-cell office:value-type="float" office:value="97.6867913233" calcext:value-type="float">
            <text:p>97,6867913233</text:p>
          </table:table-cell>
          <table:table-cell office:value-type="float" office:value="62.3559559419" calcext:value-type="float">
            <text:p>62,3559559419</text:p>
          </table:table-cell>
          <table:table-cell office:value-type="float" office:value="59.6047921899" calcext:value-type="float">
            <text:p>59,6047921899</text:p>
          </table:table-cell>
          <table:table-cell table:number-columns-repeated="16380"/>
        </table:table-row>
        <table:table-row table:style-name="ro2">
          <table:table-cell office:value-type="date" office:date-value="2013-09-01" calcext:value-type="date">
            <text:p>01/09/13</text:p>
          </table:table-cell>
          <table:table-cell office:value-type="float" office:value="103.5173132592" calcext:value-type="float">
            <text:p>103,5173132592</text:p>
          </table:table-cell>
          <table:table-cell office:value-type="float" office:value="137.6039146598" calcext:value-type="float">
            <text:p>137,6039146598</text:p>
          </table:table-cell>
          <table:table-cell office:value-type="float" office:value="90.0619874409" calcext:value-type="float">
            <text:p>90,0619874409</text:p>
          </table:table-cell>
          <table:table-cell table:number-columns-repeated="16380"/>
        </table:table-row>
        <table:table-row table:style-name="ro2">
          <table:table-cell office:value-type="date" office:date-value="2013-10-01" calcext:value-type="date">
            <text:p>01/10/13</text:p>
          </table:table-cell>
          <table:table-cell office:value-type="float" office:value="101.9588319592" calcext:value-type="float">
            <text:p>101,9588319592</text:p>
          </table:table-cell>
          <table:table-cell office:value-type="float" office:value="150.3369949998" calcext:value-type="float">
            <text:p>150,3369949998</text:p>
          </table:table-cell>
          <table:table-cell office:value-type="float" office:value="107.6260853486" calcext:value-type="float">
            <text:p>107,6260853486</text:p>
          </table:table-cell>
          <table:table-cell table:number-columns-repeated="16380"/>
        </table:table-row>
        <table:table-row table:style-name="ro2">
          <table:table-cell office:value-type="date" office:date-value="2013-11-01" calcext:value-type="date">
            <text:p>01/11/13</text:p>
          </table:table-cell>
          <table:table-cell office:value-type="float" office:value="76.4368517074" calcext:value-type="float">
            <text:p>76,4368517074</text:p>
          </table:table-cell>
          <table:table-cell office:value-type="float" office:value="121.9912297298" calcext:value-type="float">
            <text:p>121,9912297298</text:p>
          </table:table-cell>
          <table:table-cell office:value-type="float" office:value="90.3934728473" calcext:value-type="float">
            <text:p>90,3934728473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01/12/13</text:p>
          </table:table-cell>
          <table:table-cell office:value-type="float" office:value="66.8331645135" calcext:value-type="float">
            <text:p>66,8331645135</text:p>
          </table:table-cell>
          <table:table-cell office:value-type="float" office:value="87.4998764859" calcext:value-type="float">
            <text:p>87,4998764859</text:p>
          </table:table-cell>
          <table:table-cell office:value-type="float" office:value="70.740674209" calcext:value-type="float">
            <text:p>70,740674209</text:p>
          </table:table-cell>
          <table:table-cell table:number-columns-repeated="16380"/>
        </table:table-row>
        <table:table-row table:style-name="ro2">
          <table:table-cell office:value-type="date" office:date-value="2014-01-01" calcext:value-type="date">
            <text:p>01/01/14</text:p>
          </table:table-cell>
          <table:table-cell office:value-type="float" office:value="83.6063512014" calcext:value-type="float">
            <text:p>83,6063512014</text:p>
          </table:table-cell>
          <table:table-cell office:value-type="float" office:value="120.3851236999" calcext:value-type="float">
            <text:p>120,3851236999</text:p>
          </table:table-cell>
          <table:table-cell office:value-type="float" office:value="104.6809495732" calcext:value-type="float">
            <text:p>104,6809495732</text:p>
          </table:table-cell>
          <table:table-cell table:number-columns-repeated="16380"/>
        </table:table-row>
        <table:table-row table:style-name="ro2">
          <table:table-cell office:value-type="date" office:date-value="2014-02-01" calcext:value-type="date">
            <text:p>01/02/14</text:p>
          </table:table-cell>
          <table:table-cell office:value-type="float" office:value="79.7860000594" calcext:value-type="float">
            <text:p>79,7860000594</text:p>
          </table:table-cell>
          <table:table-cell office:value-type="float" office:value="114.5401629199" calcext:value-type="float">
            <text:p>114,5401629199</text:p>
          </table:table-cell>
          <table:table-cell office:value-type="float" office:value="96.6958549363" calcext:value-type="float">
            <text:p>96,6958549363</text:p>
          </table:table-cell>
          <table:table-cell table:number-columns-repeated="16380"/>
        </table:table-row>
        <table:table-row table:style-name="ro2">
          <table:table-cell office:value-type="date" office:date-value="2014-03-01" calcext:value-type="date">
            <text:p>01/03/14</text:p>
          </table:table-cell>
          <table:table-cell office:value-type="float" office:value="83.7797004674" calcext:value-type="float">
            <text:p>83,7797004674</text:p>
          </table:table-cell>
          <table:table-cell office:value-type="float" office:value="116.2271269799" calcext:value-type="float">
            <text:p>116,2271269799</text:p>
          </table:table-cell>
          <table:table-cell office:value-type="float" office:value="98.6635162408" calcext:value-type="float">
            <text:p>98,6635162408</text:p>
          </table:table-cell>
          <table:table-cell table:number-columns-repeated="16380"/>
        </table:table-row>
        <table:table-row table:style-name="ro2">
          <table:table-cell office:value-type="date" office:date-value="2014-04-01" calcext:value-type="date">
            <text:p>01/04/14</text:p>
          </table:table-cell>
          <table:table-cell office:value-type="float" office:value="87.9014126403" calcext:value-type="float">
            <text:p>87,9014126403</text:p>
          </table:table-cell>
          <table:table-cell office:value-type="float" office:value="127.6417774098" calcext:value-type="float">
            <text:p>127,6417774098</text:p>
          </table:table-cell>
          <table:table-cell office:value-type="float" office:value="100.8175214211" calcext:value-type="float">
            <text:p>100,8175214211</text:p>
          </table:table-cell>
          <table:table-cell table:number-columns-repeated="16380"/>
        </table:table-row>
        <table:table-row table:style-name="ro2">
          <table:table-cell office:value-type="date" office:date-value="2014-05-01" calcext:value-type="date">
            <text:p>01/05/14</text:p>
          </table:table-cell>
          <table:table-cell office:value-type="float" office:value="80.4660625674" calcext:value-type="float">
            <text:p>80,4660625674</text:p>
          </table:table-cell>
          <table:table-cell office:value-type="float" office:value="104.9898637099" calcext:value-type="float">
            <text:p>104,9898637099</text:p>
          </table:table-cell>
          <table:table-cell office:value-type="float" office:value="90.3389219688" calcext:value-type="float">
            <text:p>90,3389219688</text:p>
          </table:table-cell>
          <table:table-cell table:number-columns-repeated="16380"/>
        </table:table-row>
        <table:table-row table:style-name="ro2">
          <table:table-cell office:value-type="date" office:date-value="2014-06-01" calcext:value-type="date">
            <text:p>01/06/14</text:p>
          </table:table-cell>
          <table:table-cell office:value-type="float" office:value="101.8000234392" calcext:value-type="float">
            <text:p>101,8000234392</text:p>
          </table:table-cell>
          <table:table-cell office:value-type="float" office:value="118.3162108199" calcext:value-type="float">
            <text:p>118,3162108199</text:p>
          </table:table-cell>
          <table:table-cell office:value-type="float" office:value="100.9116945194" calcext:value-type="float">
            <text:p>100,9116945194</text:p>
          </table:table-cell>
          <table:table-cell table:number-columns-repeated="16380"/>
        </table:table-row>
        <table:table-row table:style-name="ro2">
          <table:table-cell office:value-type="date" office:date-value="2014-07-01" calcext:value-type="date">
            <text:p>01/07/14</text:p>
          </table:table-cell>
          <table:table-cell office:value-type="float" office:value="109.5407349192" calcext:value-type="float">
            <text:p>109,5407349192</text:p>
          </table:table-cell>
          <table:table-cell office:value-type="float" office:value="124.8692921598" calcext:value-type="float">
            <text:p>124,8692921598</text:p>
          </table:table-cell>
          <table:table-cell office:value-type="float" office:value="101.4368810745" calcext:value-type="float">
            <text:p>101,4368810745</text:p>
          </table:table-cell>
          <table:table-cell table:number-columns-repeated="16380"/>
        </table:table-row>
        <table:table-row table:style-name="ro2">
          <table:table-cell office:value-type="date" office:date-value="2014-08-01" calcext:value-type="date">
            <text:p>01/08/14</text:p>
          </table:table-cell>
          <table:table-cell office:value-type="float" office:value="97.7929884743" calcext:value-type="float">
            <text:p>97,7929884743</text:p>
          </table:table-cell>
          <table:table-cell office:value-type="float" office:value="45.0143975529" calcext:value-type="float">
            <text:p>45,0143975529</text:p>
          </table:table-cell>
          <table:table-cell office:value-type="float" office:value="66.3292672098" calcext:value-type="float">
            <text:p>66,3292672098</text:p>
          </table:table-cell>
          <table:table-cell table:number-columns-repeated="16380"/>
        </table:table-row>
        <table:table-row table:style-name="ro2">
          <table:table-cell office:value-type="date" office:date-value="2014-09-01" calcext:value-type="date">
            <text:p>01/09/14</text:p>
          </table:table-cell>
          <table:table-cell office:value-type="float" office:value="117.5801405091" calcext:value-type="float">
            <text:p>117,5801405091</text:p>
          </table:table-cell>
          <table:table-cell office:value-type="float" office:value="122.2450750998" calcext:value-type="float">
            <text:p>122,2450750998</text:p>
          </table:table-cell>
          <table:table-cell office:value-type="float" office:value="108.4984714529" calcext:value-type="float">
            <text:p>108,4984714529</text:p>
          </table:table-cell>
          <table:table-cell table:number-columns-repeated="16380"/>
        </table:table-row>
        <table:table-row table:style-name="ro2">
          <table:table-cell office:value-type="date" office:date-value="2014-10-01" calcext:value-type="date">
            <text:p>01/10/14</text:p>
          </table:table-cell>
          <table:table-cell office:value-type="float" office:value="108.0045937192" calcext:value-type="float">
            <text:p>108,0045937192</text:p>
          </table:table-cell>
          <table:table-cell office:value-type="float" office:value="121.9059153498" calcext:value-type="float">
            <text:p>121,9059153498</text:p>
          </table:table-cell>
          <table:table-cell office:value-type="float" office:value="113.3767485069" calcext:value-type="float">
            <text:p>113,3767485069</text:p>
          </table:table-cell>
          <table:table-cell table:number-columns-repeated="16380"/>
        </table:table-row>
        <table:table-row table:style-name="ro2">
          <table:table-cell office:value-type="date" office:date-value="2014-11-01" calcext:value-type="date">
            <text:p>01/11/14</text:p>
          </table:table-cell>
          <table:table-cell office:value-type="float" office:value="73.1200540374" calcext:value-type="float">
            <text:p>73,1200540374</text:p>
          </table:table-cell>
          <table:table-cell office:value-type="float" office:value="98.2608795159" calcext:value-type="float">
            <text:p>98,2608795159</text:p>
          </table:table-cell>
          <table:table-cell office:value-type="float" office:value="96.0145626936" calcext:value-type="float">
            <text:p>96,0145626936</text:p>
          </table:table-cell>
          <table:table-cell table:number-columns-repeated="16380"/>
        </table:table-row>
        <table:table-row table:style-name="ro2">
          <table:table-cell office:value-type="date" office:date-value="2014-12-01" calcext:value-type="date">
            <text:p>01/12/14</text:p>
          </table:table-cell>
          <table:table-cell office:value-type="float" office:value="74.3655018434" calcext:value-type="float">
            <text:p>74,3655018434</text:p>
          </table:table-cell>
          <table:table-cell office:value-type="float" office:value="80.6212743389" calcext:value-type="float">
            <text:p>80,6212743389</text:p>
          </table:table-cell>
          <table:table-cell office:value-type="float" office:value="79.6078748024" calcext:value-type="float">
            <text:p>79,6078748024</text:p>
          </table:table-cell>
          <table:table-cell table:number-columns-repeated="16380"/>
        </table:table-row>
        <table:table-row table:style-name="ro2">
          <table:table-cell office:value-type="date" office:date-value="2015-01-01" calcext:value-type="date">
            <text:p>01/01/15</text:p>
          </table:table-cell>
          <table:table-cell office:value-type="float" office:value="82.7241721934" calcext:value-type="float">
            <text:p>82,7241721934</text:p>
          </table:table-cell>
          <table:table-cell office:value-type="float" office:value="97.2065079229" calcext:value-type="float">
            <text:p>97,2065079229</text:p>
          </table:table-cell>
          <table:table-cell office:value-type="float" office:value="106.6469332196" calcext:value-type="float">
            <text:p>106,6469332196</text:p>
          </table:table-cell>
          <table:table-cell table:number-columns-repeated="16380"/>
        </table:table-row>
        <table:table-row table:style-name="ro2">
          <table:table-cell office:value-type="date" office:date-value="2015-02-01" calcext:value-type="date">
            <text:p>01/02/15</text:p>
          </table:table-cell>
          <table:table-cell office:value-type="float" office:value="85.1319156443" calcext:value-type="float">
            <text:p>85,1319156443</text:p>
          </table:table-cell>
          <table:table-cell office:value-type="float" office:value="95.7198151559" calcext:value-type="float">
            <text:p>95,7198151559</text:p>
          </table:table-cell>
          <table:table-cell office:value-type="float" office:value="102.1278699697" calcext:value-type="float">
            <text:p>102,1278699697</text:p>
          </table:table-cell>
          <table:table-cell table:number-columns-repeated="16380"/>
        </table:table-row>
        <table:table-row table:style-name="ro2">
          <table:table-cell office:value-type="date" office:date-value="2015-03-01" calcext:value-type="date">
            <text:p>01/03/15</text:p>
          </table:table-cell>
          <table:table-cell office:value-type="float" office:value="97.2327830603" calcext:value-type="float">
            <text:p>97,2327830603</text:p>
          </table:table-cell>
          <table:table-cell office:value-type="float" office:value="105.9575748499" calcext:value-type="float">
            <text:p>105,9575748499</text:p>
          </table:table-cell>
          <table:table-cell office:value-type="float" office:value="109.3742520557" calcext:value-type="float">
            <text:p>109,3742520557</text:p>
          </table:table-cell>
          <table:table-cell table:number-columns-repeated="16380"/>
        </table:table-row>
        <table:table-row table:style-name="ro2">
          <table:table-cell office:value-type="date" office:date-value="2015-04-01" calcext:value-type="date">
            <text:p>01/04/15</text:p>
          </table:table-cell>
          <table:table-cell office:value-type="float" office:value="92.9121956263" calcext:value-type="float">
            <text:p>92,9121956263</text:p>
          </table:table-cell>
          <table:table-cell office:value-type="float" office:value="106.8757066999" calcext:value-type="float">
            <text:p>106,8757066999</text:p>
          </table:table-cell>
          <table:table-cell office:value-type="float" office:value="105.0095546372" calcext:value-type="float">
            <text:p>105,0095546372</text:p>
          </table:table-cell>
          <table:table-cell table:number-columns-repeated="16380"/>
        </table:table-row>
        <table:table-row table:style-name="ro2">
          <table:table-cell office:value-type="date" office:date-value="2015-05-01" calcext:value-type="date">
            <text:p>01/05/15</text:p>
          </table:table-cell>
          <table:table-cell office:value-type="float" office:value="82.5400235554" calcext:value-type="float">
            <text:p>82,5400235554</text:p>
          </table:table-cell>
          <table:table-cell office:value-type="float" office:value="90.7974425819" calcext:value-type="float">
            <text:p>90,7974425819</text:p>
          </table:table-cell>
          <table:table-cell office:value-type="float" office:value="91.1115002913" calcext:value-type="float">
            <text:p>91,1115002913</text:p>
          </table:table-cell>
          <table:table-cell table:number-columns-repeated="16380"/>
        </table:table-row>
        <table:table-row table:style-name="ro2">
          <table:table-cell office:value-type="date" office:date-value="2015-06-01" calcext:value-type="date">
            <text:p>01/06/15</text:p>
          </table:table-cell>
          <table:table-cell office:value-type="float" office:value="120.1754015791" calcext:value-type="float">
            <text:p>120,1754015791</text:p>
          </table:table-cell>
          <table:table-cell office:value-type="float" office:value="121.5214546098" calcext:value-type="float">
            <text:p>121,5214546098</text:p>
          </table:table-cell>
          <table:table-cell office:value-type="float" office:value="110.5088805236" calcext:value-type="float">
            <text:p>110,5088805236</text:p>
          </table:table-cell>
          <table:table-cell table:number-columns-repeated="16380"/>
        </table:table-row>
        <table:table-row table:style-name="ro2">
          <table:table-cell office:value-type="date" office:date-value="2015-07-01" calcext:value-type="date">
            <text:p>01/07/15</text:p>
          </table:table-cell>
          <table:table-cell office:value-type="float" office:value="123.3703804591" calcext:value-type="float">
            <text:p>123,3703804591</text:p>
          </table:table-cell>
          <table:table-cell office:value-type="float" office:value="114.0353413899" calcext:value-type="float">
            <text:p>114,0353413899</text:p>
          </table:table-cell>
          <table:table-cell office:value-type="float" office:value="101.5579777238" calcext:value-type="float">
            <text:p>101,5579777238</text:p>
          </table:table-cell>
          <table:table-cell table:number-columns-repeated="16380"/>
        </table:table-row>
        <table:table-row table:style-name="ro2">
          <table:table-cell office:value-type="date" office:date-value="2015-08-01" calcext:value-type="date">
            <text:p>01/08/15</text:p>
          </table:table-cell>
          <table:table-cell office:value-type="float" office:value="115.4082536991" calcext:value-type="float">
            <text:p>115,4082536991</text:p>
          </table:table-cell>
          <table:table-cell office:value-type="float" office:value="58.9511928059" calcext:value-type="float">
            <text:p>58,9511928059</text:p>
          </table:table-cell>
          <table:table-cell office:value-type="float" office:value="66.6746573687" calcext:value-type="float">
            <text:p>66,6746573687</text:p>
          </table:table-cell>
          <table:table-cell table:number-columns-repeated="16380"/>
        </table:table-row>
        <table:table-row table:style-name="ro2">
          <table:table-cell office:value-type="date" office:date-value="2015-09-01" calcext:value-type="date">
            <text:p>01/09/15</text:p>
          </table:table-cell>
          <table:table-cell office:value-type="float" office:value="134.700125449" calcext:value-type="float">
            <text:p>134,700125449</text:p>
          </table:table-cell>
          <table:table-cell office:value-type="float" office:value="115.5393730799" calcext:value-type="float">
            <text:p>115,5393730799</text:p>
          </table:table-cell>
          <table:table-cell office:value-type="float" office:value="108.6914132023" calcext:value-type="float">
            <text:p>108,6914132023</text:p>
          </table:table-cell>
          <table:table-cell table:number-columns-repeated="16380"/>
        </table:table-row>
        <table:table-row table:style-name="ro2">
          <table:table-cell office:value-type="date" office:date-value="2015-10-01" calcext:value-type="date">
            <text:p>01/10/15</text:p>
          </table:table-cell>
          <table:table-cell office:value-type="float" office:value="104.8151032592" calcext:value-type="float">
            <text:p>104,8151032592</text:p>
          </table:table-cell>
          <table:table-cell office:value-type="float" office:value="110.2813117399" calcext:value-type="float">
            <text:p>110,2813117399</text:p>
          </table:table-cell>
          <table:table-cell office:value-type="float" office:value="106.478953214" calcext:value-type="float">
            <text:p>106,478953214</text:p>
          </table:table-cell>
          <table:table-cell table:number-columns-repeated="16380"/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90.9855404953" calcext:value-type="float">
            <text:p>90,9855404953</text:p>
          </table:table-cell>
          <table:table-cell office:value-type="float" office:value="101.8396314599" calcext:value-type="float">
            <text:p>101,8396314599</text:p>
          </table:table-cell>
          <table:table-cell office:value-type="float" office:value="106.8628669728" calcext:value-type="float">
            <text:p>106,8628669728</text:p>
          </table:table-cell>
          <table:table-cell table:number-columns-repeated="16380"/>
        </table:table-row>
        <table:table-row table:style-name="ro2">
          <table:table-cell office:value-type="date" office:date-value="2015-12-01" calcext:value-type="date">
            <text:p>01/12/15</text:p>
          </table:table-cell>
          <table:table-cell office:value-type="float" office:value="70.0041049795" calcext:value-type="float">
            <text:p>70,0041049795</text:p>
          </table:table-cell>
          <table:table-cell office:value-type="float" office:value="81.2746477039" calcext:value-type="float">
            <text:p>81,2746477039</text:p>
          </table:table-cell>
          <table:table-cell office:value-type="float" office:value="84.9551408215" calcext:value-type="float">
            <text:p>84,9551408215</text:p>
          </table:table-cell>
          <table:table-cell table:number-columns-repeated="16380"/>
        </table:table-row>
        <table:table-row table:style-name="ro2">
          <table:table-cell office:value-type="date" office:date-value="2016-01-01" calcext:value-type="date">
            <text:p>01/01/16</text:p>
          </table:table-cell>
          <table:table-cell office:value-type="float" office:value="88.9984798813" calcext:value-type="float">
            <text:p>88,9984798813</text:p>
          </table:table-cell>
          <table:table-cell office:value-type="float" office:value="103.9701960699" calcext:value-type="float">
            <text:p>103,9701960699</text:p>
          </table:table-cell>
          <table:table-cell office:value-type="float" office:value="104.8827236624" calcext:value-type="float">
            <text:p>104,8827236624</text:p>
          </table:table-cell>
          <table:table-cell table:number-columns-repeated="16380"/>
        </table:table-row>
        <table:table-row table:style-name="ro2">
          <table:table-cell office:value-type="date" office:date-value="2016-02-01" calcext:value-type="date">
            <text:p>01/02/16</text:p>
          </table:table-cell>
          <table:table-cell office:value-type="float" office:value="95.2396253833" calcext:value-type="float">
            <text:p>95,2396253833</text:p>
          </table:table-cell>
          <table:table-cell office:value-type="float" office:value="103.8601117199" calcext:value-type="float">
            <text:p>103,8601117199</text:p>
          </table:table-cell>
          <table:table-cell office:value-type="float" office:value="107.7508889198" calcext:value-type="float">
            <text:p>107,7508889198</text:p>
          </table:table-cell>
          <table:table-cell table:number-columns-repeated="16380"/>
        </table:table-row>
        <table:table-row table:style-name="ro2">
          <table:table-cell office:value-type="date" office:date-value="2016-03-01" calcext:value-type="date">
            <text:p>01/03/16</text:p>
          </table:table-cell>
          <table:table-cell office:value-type="float" office:value="99.4790143112" calcext:value-type="float">
            <text:p>99,4790143112</text:p>
          </table:table-cell>
          <table:table-cell office:value-type="float" office:value="111.8505648499" calcext:value-type="float">
            <text:p>111,8505648499</text:p>
          </table:table-cell>
          <table:table-cell office:value-type="float" office:value="113.0625275731" calcext:value-type="float">
            <text:p>113,0625275731</text:p>
          </table:table-cell>
          <table:table-cell table:number-columns-repeated="16380"/>
        </table:table-row>
        <table:table-row table:style-name="ro2">
          <table:table-cell office:value-type="date" office:date-value="2016-04-01" calcext:value-type="date">
            <text:p>01/04/16</text:p>
          </table:table-cell>
          <table:table-cell office:value-type="float" office:value="93.6745577423" calcext:value-type="float">
            <text:p>93,6745577423</text:p>
          </table:table-cell>
          <table:table-cell office:value-type="float" office:value="111.8617437499" calcext:value-type="float">
            <text:p>111,8617437499</text:p>
          </table:table-cell>
          <table:table-cell office:value-type="float" office:value="107.658610923" calcext:value-type="float">
            <text:p>107,658610923</text:p>
          </table:table-cell>
          <table:table-cell table:number-columns-repeated="16380"/>
        </table:table-row>
        <table:table-row table:style-name="ro2">
          <table:table-cell office:value-type="date" office:date-value="2016-05-01" calcext:value-type="date">
            <text:p>01/05/16</text:p>
          </table:table-cell>
          <table:table-cell office:value-type="float" office:value="87.8924137463" calcext:value-type="float">
            <text:p>87,8924137463</text:p>
          </table:table-cell>
          <table:table-cell office:value-type="float" office:value="105.5189393099" calcext:value-type="float">
            <text:p>105,5189393099</text:p>
          </table:table-cell>
          <table:table-cell office:value-type="float" office:value="105.6705356926" calcext:value-type="float">
            <text:p>105,6705356926</text:p>
          </table:table-cell>
          <table:table-cell table:number-columns-repeated="16380"/>
        </table:table-row>
        <table:table-row table:style-name="ro2">
          <table:table-cell office:value-type="date" office:date-value="2016-06-01" calcext:value-type="date">
            <text:p>01/06/16</text:p>
          </table:table-cell>
          <table:table-cell office:value-type="float" office:value="113.7399361591" calcext:value-type="float">
            <text:p>113,7399361591</text:p>
          </table:table-cell>
          <table:table-cell office:value-type="float" office:value="106.8186226899" calcext:value-type="float">
            <text:p>106,8186226899</text:p>
          </table:table-cell>
          <table:table-cell office:value-type="float" office:value="113.4802126683" calcext:value-type="float">
            <text:p>113,4802126683</text:p>
          </table:table-cell>
          <table:table-cell table:number-columns-repeated="16380"/>
        </table:table-row>
        <table:table-row table:style-name="ro2">
          <table:table-cell office:value-type="date" office:date-value="2016-07-01" calcext:value-type="date">
            <text:p>01/07/16</text:p>
          </table:table-cell>
          <table:table-cell office:value-type="float" office:value="102.2967735692" calcext:value-type="float">
            <text:p>102,2967735692</text:p>
          </table:table-cell>
          <table:table-cell office:value-type="float" office:value="87.1643688009" calcext:value-type="float">
            <text:p>87,1643688009</text:p>
          </table:table-cell>
          <table:table-cell office:value-type="float" office:value="99.3103224631" calcext:value-type="float">
            <text:p>99,3103224631</text:p>
          </table:table-cell>
          <table:table-cell table:number-columns-repeated="16380"/>
        </table:table-row>
        <table:table-row table:style-name="ro2">
          <table:table-cell office:value-type="date" office:date-value="2016-08-01" calcext:value-type="date">
            <text:p>01/08/16</text:p>
          </table:table-cell>
          <table:table-cell office:value-type="float" office:value="110.6894886392" calcext:value-type="float">
            <text:p>110,6894886392</text:p>
          </table:table-cell>
          <table:table-cell office:value-type="float" office:value="55.9292091059" calcext:value-type="float">
            <text:p>55,9292091059</text:p>
          </table:table-cell>
          <table:table-cell office:value-type="float" office:value="79.5531744302" calcext:value-type="float">
            <text:p>79,5531744302</text:p>
          </table:table-cell>
          <table:table-cell table:number-columns-repeated="16380"/>
        </table:table-row>
        <table:table-row table:style-name="ro2">
          <table:table-cell office:value-type="date" office:date-value="2016-09-01" calcext:value-type="date">
            <text:p>01/09/16</text:p>
          </table:table-cell>
          <table:table-cell office:value-type="float" office:value="131.309493879" calcext:value-type="float">
            <text:p>131,309493879</text:p>
          </table:table-cell>
          <table:table-cell office:value-type="float" office:value="100.7031949999" calcext:value-type="float">
            <text:p>100,7031949999</text:p>
          </table:table-cell>
          <table:table-cell office:value-type="float" office:value="113.9088164187" calcext:value-type="float">
            <text:p>113,9088164187</text:p>
          </table:table-cell>
          <table:table-cell table:number-columns-repeated="16380"/>
        </table:table-row>
        <table:table-row table:style-name="ro2">
          <table:table-cell office:value-type="date" office:date-value="2016-10-01" calcext:value-type="date">
            <text:p>01/10/16</text:p>
          </table:table-cell>
          <table:table-cell office:value-type="float" office:value="92.1413652053" calcext:value-type="float">
            <text:p>92,1413652053</text:p>
          </table:table-cell>
          <table:table-cell office:value-type="float" office:value="97.6119894239" calcext:value-type="float">
            <text:p>97,6119894239</text:p>
          </table:table-cell>
          <table:table-cell office:value-type="float" office:value="111.9562967347" calcext:value-type="float">
            <text:p>111,9562967347</text:p>
          </table:table-cell>
          <table:table-cell table:number-columns-repeated="16380"/>
        </table:table-row>
        <table:table-row table:style-name="ro2">
          <table:table-cell office:value-type="date" office:date-value="2016-11-01" calcext:value-type="date">
            <text:p>01/11/16</text:p>
          </table:table-cell>
          <table:table-cell office:value-type="float" office:value="90.6011304283" calcext:value-type="float">
            <text:p>90,6011304283</text:p>
          </table:table-cell>
          <table:table-cell office:value-type="float" office:value="95.9590375209" calcext:value-type="float">
            <text:p>95,9590375209</text:p>
          </table:table-cell>
          <table:table-cell office:value-type="float" office:value="109.6202691769" calcext:value-type="float">
            <text:p>109,6202691769</text:p>
          </table:table-cell>
          <table:table-cell table:number-columns-repeated="16380"/>
        </table:table-row>
        <table:table-row table:style-name="ro2">
          <table:table-cell office:value-type="date" office:date-value="2016-12-01" calcext:value-type="date">
            <text:p>01/12/16</text:p>
          </table:table-cell>
          <table:table-cell office:value-type="float" office:value="73.9294244184" calcext:value-type="float">
            <text:p>73,9294244184</text:p>
          </table:table-cell>
          <table:table-cell office:value-type="float" office:value="69.7952968599" calcext:value-type="float">
            <text:p>69,7952968599</text:p>
          </table:table-cell>
          <table:table-cell office:value-type="float" office:value="93.4987951755" calcext:value-type="float">
            <text:p>93,4987951755</text:p>
          </table:table-cell>
          <table:table-cell table:number-columns-repeated="16380"/>
        </table:table-row>
        <table:table-row table:style-name="ro2">
          <table:table-cell office:value-type="date" office:date-value="2017-01-01" calcext:value-type="date">
            <text:p>01/01/17</text:p>
          </table:table-cell>
          <table:table-cell office:value-type="float" office:value="90.3754844043" calcext:value-type="float">
            <text:p>90,3754844043</text:p>
          </table:table-cell>
          <table:table-cell office:value-type="float" office:value="103.2582711099" calcext:value-type="float">
            <text:p>103,2582711099</text:p>
          </table:table-cell>
          <table:table-cell office:value-type="float" office:value="118.5156116582" calcext:value-type="float">
            <text:p>118,5156116582</text:p>
          </table:table-cell>
          <table:table-cell table:number-columns-repeated="16380"/>
        </table:table-row>
        <table:table-row table:style-name="ro2">
          <table:table-cell office:value-type="date" office:date-value="2017-02-01" calcext:value-type="date">
            <text:p>01/02/17</text:p>
          </table:table-cell>
          <table:table-cell office:value-type="float" office:value="92.0903604343" calcext:value-type="float">
            <text:p>92,0903604343</text:p>
          </table:table-cell>
          <table:table-cell office:value-type="float" office:value="88.0773860549" calcext:value-type="float">
            <text:p>88,0773860549</text:p>
          </table:table-cell>
          <table:table-cell office:value-type="float" office:value="109.3796033296" calcext:value-type="float">
            <text:p>109,3796033296</text:p>
          </table:table-cell>
          <table:table-cell table:number-columns-repeated="16380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 office:value-type="float" office:value="104.0975278292" calcext:value-type="float">
            <text:p>104,0975278292</text:p>
          </table:table-cell>
          <table:table-cell office:value-type="float" office:value="111.1407414999" calcext:value-type="float">
            <text:p>111,1407414999</text:p>
          </table:table-cell>
          <table:table-cell office:value-type="float" office:value="125.7005061662" calcext:value-type="float">
            <text:p>125,7005061662</text:p>
          </table:table-cell>
          <table:table-cell table:number-columns-repeated="16380"/>
        </table:table-row>
        <table:table-row table:style-name="ro2">
          <table:table-cell office:value-type="date" office:date-value="2017-04-01" calcext:value-type="date">
            <text:p>01/04/17</text:p>
          </table:table-cell>
          <table:table-cell office:value-type="float" office:value="89.3332296823" calcext:value-type="float">
            <text:p>89,3332296823</text:p>
          </table:table-cell>
          <table:table-cell office:value-type="float" office:value="95.6541001669" calcext:value-type="float">
            <text:p>95,6541001669</text:p>
          </table:table-cell>
          <table:table-cell office:value-type="float" office:value="105.048978514" calcext:value-type="float">
            <text:p>105,048978514</text:p>
          </table:table-cell>
          <table:table-cell table:number-columns-repeated="16380"/>
        </table:table-row>
        <table:table-row table:style-name="ro2">
          <table:table-cell office:value-type="date" office:date-value="2017-05-01" calcext:value-type="date">
            <text:p>01/05/17</text:p>
          </table:table-cell>
          <table:table-cell office:value-type="float" office:value="105.2478605992" calcext:value-type="float">
            <text:p>105,2478605992</text:p>
          </table:table-cell>
          <table:table-cell office:value-type="float" office:value="100.3808310099" calcext:value-type="float">
            <text:p>100,3808310099</text:p>
          </table:table-cell>
          <table:table-cell office:value-type="float" office:value="115.149367692" calcext:value-type="float">
            <text:p>115,149367692</text:p>
          </table:table-cell>
          <table:table-cell table:number-columns-repeated="16380"/>
        </table:table-row>
        <table:table-row table:style-name="ro2">
          <table:table-cell office:value-type="date" office:date-value="2017-06-01" calcext:value-type="date">
            <text:p>01/06/17</text:p>
          </table:table-cell>
          <table:table-cell office:value-type="float" office:value="126.220946209" calcext:value-type="float">
            <text:p>126,220946209</text:p>
          </table:table-cell>
          <table:table-cell office:value-type="float" office:value="107.8853479099" calcext:value-type="float">
            <text:p>107,8853479099</text:p>
          </table:table-cell>
          <table:table-cell office:value-type="float" office:value="120.9610541024" calcext:value-type="float">
            <text:p>120,9610541024</text:p>
          </table:table-cell>
          <table:table-cell table:number-columns-repeated="16380"/>
        </table:table-row>
        <table:table-row table:style-name="ro2">
          <table:table-cell office:value-type="date" office:date-value="2017-07-01" calcext:value-type="date">
            <text:p>01/07/17</text:p>
          </table:table-cell>
          <table:table-cell office:value-type="float" office:value="105.8032983192" calcext:value-type="float">
            <text:p>105,8032983192</text:p>
          </table:table-cell>
          <table:table-cell office:value-type="float" office:value="107.0338423999" calcext:value-type="float">
            <text:p>107,0338423999</text:p>
          </table:table-cell>
          <table:table-cell office:value-type="float" office:value="100.72064316" calcext:value-type="float">
            <text:p>100,72064316</text:p>
          </table:table-cell>
          <table:table-cell table:number-columns-repeated="16380"/>
        </table:table-row>
        <table:table-row table:style-name="ro2">
          <table:table-cell office:value-type="date" office:date-value="2017-08-01" calcext:value-type="date">
            <text:p>01/08/17</text:p>
          </table:table-cell>
          <table:table-cell office:value-type="float" office:value="120.9943682891" calcext:value-type="float">
            <text:p>120,9943682891</text:p>
          </table:table-cell>
          <table:table-cell office:value-type="float" office:value="61.6598467819" calcext:value-type="float">
            <text:p>61,6598467819</text:p>
          </table:table-cell>
          <table:table-cell office:value-type="float" office:value="81.1445154568" calcext:value-type="float">
            <text:p>81,1445154568</text:p>
          </table:table-cell>
          <table:table-cell table:number-columns-repeated="16380"/>
        </table:table-row>
        <table:table-row table:style-name="ro2">
          <table:table-cell office:value-type="date" office:date-value="2017-09-01" calcext:value-type="date">
            <text:p>01/09/17</text:p>
          </table:table-cell>
          <table:table-cell office:value-type="float" office:value="129.429130219" calcext:value-type="float">
            <text:p>129,429130219</text:p>
          </table:table-cell>
          <table:table-cell office:value-type="float" office:value="107.5215882099" calcext:value-type="float">
            <text:p>107,5215882099</text:p>
          </table:table-cell>
          <table:table-cell office:value-type="float" office:value="115.8195454576" calcext:value-type="float">
            <text:p>115,8195454576</text:p>
          </table:table-cell>
          <table:table-cell table:number-columns-repeated="16380"/>
        </table:table-row>
        <table:table-row table:style-name="ro2">
          <table:table-cell office:value-type="date" office:date-value="2017-10-01" calcext:value-type="date">
            <text:p>01/10/17</text:p>
          </table:table-cell>
          <table:table-cell office:value-type="float" office:value="110.7445694292" calcext:value-type="float">
            <text:p>110,7445694292</text:p>
          </table:table-cell>
          <table:table-cell office:value-type="float" office:value="115.4851335499" calcext:value-type="float">
            <text:p>115,4851335499</text:p>
          </table:table-cell>
          <table:table-cell office:value-type="float" office:value="120.0825226329" calcext:value-type="float">
            <text:p>120,0825226329</text:p>
          </table:table-cell>
          <table:table-cell table:number-columns-repeated="16380"/>
        </table:table-row>
        <table:table-row table:style-name="ro2">
          <table:table-cell office:value-type="date" office:date-value="2017-11-01" calcext:value-type="date">
            <text:p>01/11/17</text:p>
          </table:table-cell>
          <table:table-cell office:value-type="float" office:value="94.7400715413" calcext:value-type="float">
            <text:p>94,7400715413</text:p>
          </table:table-cell>
          <table:table-cell office:value-type="float" office:value="113.6972440899" calcext:value-type="float">
            <text:p>113,6972440899</text:p>
          </table:table-cell>
          <table:table-cell office:value-type="float" office:value="115.2190786307" calcext:value-type="float">
            <text:p>115,2190786307</text:p>
          </table:table-cell>
          <table:table-cell table:number-columns-repeated="16380"/>
        </table:table-row>
        <table:table-row table:style-name="ro2">
          <table:table-cell office:value-type="date" office:date-value="2017-12-01" calcext:value-type="date">
            <text:p>01/12/17</text:p>
          </table:table-cell>
          <table:table-cell office:value-type="float" office:value="71.0269509335" calcext:value-type="float">
            <text:p>71,0269509335</text:p>
          </table:table-cell>
          <table:table-cell office:value-type="float" office:value="76.3674461979" calcext:value-type="float">
            <text:p>76,3674461979</text:p>
          </table:table-cell>
          <table:table-cell office:value-type="float" office:value="89.8064010839" calcext:value-type="float">
            <text:p>89,8064010839</text:p>
          </table:table-cell>
          <table:table-cell table:number-columns-repeated="16380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92.6539165145" calcext:value-type="float">
            <text:p>92,6539165145</text:p>
          </table:table-cell>
          <table:table-cell office:value-type="float" office:value="111.0448425799" calcext:value-type="float">
            <text:p>111,0448425799</text:p>
          </table:table-cell>
          <table:table-cell office:value-type="float" office:value="112.088319089" calcext:value-type="float">
            <text:p>112,088319089</text:p>
          </table:table-cell>
          <table:table-cell table:number-columns-repeated="16380"/>
        </table:table-row>
        <table:table-row table:style-name="ro2">
          <table:table-cell office:value-type="date" office:date-value="2018-02-01" calcext:value-type="date">
            <text:p>01/02/18</text:p>
          </table:table-cell>
          <table:table-cell office:value-type="float" office:value="96.7209250511" calcext:value-type="float">
            <text:p>96,7209250511</text:p>
          </table:table-cell>
          <table:table-cell office:value-type="float" office:value="95.0576598459" calcext:value-type="float">
            <text:p>95,0576598459</text:p>
          </table:table-cell>
          <table:table-cell office:value-type="float" office:value="105.765597778" calcext:value-type="float">
            <text:p>105,765597778</text:p>
          </table:table-cell>
          <table:table-cell table:number-columns-repeated="16380"/>
        </table:table-row>
        <table:table-row table:style-name="ro2">
          <table:table-cell office:value-type="date" office:date-value="2018-03-01" calcext:value-type="date">
            <text:p>01/03/18</text:p>
          </table:table-cell>
          <table:table-cell office:value-type="float" office:value="105.2443828689" calcext:value-type="float">
            <text:p>105,2443828689</text:p>
          </table:table-cell>
          <table:table-cell office:value-type="float" office:value="104.7536687599" calcext:value-type="float">
            <text:p>104,7536687599</text:p>
          </table:table-cell>
          <table:table-cell office:value-type="float" office:value="112.7573842939" calcext:value-type="float">
            <text:p>112,7573842939</text:p>
          </table:table-cell>
          <table:table-cell table:number-columns-repeated="16380"/>
        </table:table-row>
        <table:table-row table:style-name="ro2">
          <table:table-cell office:value-type="date" office:date-value="2018-04-01" calcext:value-type="date">
            <text:p>01/04/18</text:p>
          </table:table-cell>
          <table:table-cell office:value-type="float" office:value="99.0430139853" calcext:value-type="float">
            <text:p>99,0430139853</text:p>
          </table:table-cell>
          <table:table-cell office:value-type="float" office:value="97.8615670639" calcext:value-type="float">
            <text:p>97,8615670639</text:p>
          </table:table-cell>
          <table:table-cell office:value-type="float" office:value="104.9925988393" calcext:value-type="float">
            <text:p>104,9925988393</text:p>
          </table:table-cell>
          <table:table-cell table:number-columns-repeated="16380"/>
        </table:table-row>
        <table:table-row table:style-name="ro2">
          <table:table-cell office:value-type="date" office:date-value="2018-05-01" calcext:value-type="date">
            <text:p>01/05/18</text:p>
          </table:table-cell>
          <table:table-cell office:value-type="float" office:value="93.4856604266" calcext:value-type="float">
            <text:p>93,4856604266</text:p>
          </table:table-cell>
          <table:table-cell office:value-type="float" office:value="101.8806243999" calcext:value-type="float">
            <text:p>101,8806243999</text:p>
          </table:table-cell>
          <table:table-cell office:value-type="float" office:value="100.0311412242" calcext:value-type="float">
            <text:p>100,0311412242</text:p>
          </table:table-cell>
          <table:table-cell table:number-columns-repeated="16380"/>
        </table:table-row>
        <table:table-row table:style-name="ro2">
          <table:table-cell office:value-type="date" office:date-value="2018-06-01" calcext:value-type="date">
            <text:p>01/06/18</text:p>
          </table:table-cell>
          <table:table-cell office:value-type="float" office:value="119.6442557772" calcext:value-type="float">
            <text:p>119,6442557772</text:p>
          </table:table-cell>
          <table:table-cell office:value-type="float" office:value="107.3806972399" calcext:value-type="float">
            <text:p>107,3806972399</text:p>
          </table:table-cell>
          <table:table-cell office:value-type="float" office:value="110.217085475" calcext:value-type="float">
            <text:p>110,217085475</text:p>
          </table:table-cell>
          <table:table-cell table:number-columns-repeated="16380"/>
        </table:table-row>
        <table:table-row table:style-name="ro2">
          <table:table-cell office:value-type="date" office:date-value="2018-07-01" calcext:value-type="date">
            <text:p>01/07/18</text:p>
          </table:table-cell>
          <table:table-cell office:value-type="float" office:value="108.3360004255" calcext:value-type="float">
            <text:p>108,3360004255</text:p>
          </table:table-cell>
          <table:table-cell office:value-type="float" office:value="112.9491535499" calcext:value-type="float">
            <text:p>112,9491535499</text:p>
          </table:table-cell>
          <table:table-cell office:value-type="float" office:value="93.6424078321" calcext:value-type="float">
            <text:p>93,6424078321</text:p>
          </table:table-cell>
          <table:table-cell table:number-columns-repeated="16380"/>
        </table:table-row>
        <table:table-row table:style-name="ro2">
          <table:table-cell office:value-type="date" office:date-value="2018-08-01" calcext:value-type="date">
            <text:p>01/08/18</text:p>
          </table:table-cell>
          <table:table-cell office:value-type="float" office:value="108.2812275018" calcext:value-type="float">
            <text:p>108,2812275018</text:p>
          </table:table-cell>
          <table:table-cell office:value-type="float" office:value="59.7951387439" calcext:value-type="float">
            <text:p>59,7951387439</text:p>
          </table:table-cell>
          <table:table-cell office:value-type="float" office:value="82.8655032322" calcext:value-type="float">
            <text:p>82,8655032322</text:p>
          </table:table-cell>
          <table:table-cell table:number-columns-repeated="16380"/>
        </table:table-row>
        <table:table-row table:style-name="ro2">
          <table:table-cell office:value-type="date" office:date-value="2018-09-01" calcext:value-type="date">
            <text:p>01/09/18</text:p>
          </table:table-cell>
          <table:table-cell office:value-type="float" office:value="117.148653705" calcext:value-type="float">
            <text:p>117,148653705</text:p>
          </table:table-cell>
          <table:table-cell office:value-type="float" office:value="104.9932537299" calcext:value-type="float">
            <text:p>104,9932537299</text:p>
          </table:table-cell>
          <table:table-cell office:value-type="float" office:value="95.7411569799" calcext:value-type="float">
            <text:p>95,7411569799</text:p>
          </table:table-cell>
          <table:table-cell table:number-columns-repeated="16380"/>
        </table:table-row>
        <table:table-row table:style-name="ro2">
          <table:table-cell office:value-type="date" office:date-value="2018-10-01" calcext:value-type="date">
            <text:p>01/10/18</text:p>
          </table:table-cell>
          <table:table-cell office:value-type="float" office:value="115.2476303505" calcext:value-type="float">
            <text:p>115,2476303505</text:p>
          </table:table-cell>
          <table:table-cell office:value-type="float" office:value="121.7860456698" calcext:value-type="float">
            <text:p>121,7860456698</text:p>
          </table:table-cell>
          <table:table-cell office:value-type="float" office:value="115.4778681972" calcext:value-type="float">
            <text:p>115,4778681972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01/11/18</text:p>
          </table:table-cell>
          <table:table-cell office:value-type="float" office:value="97.1354329284" calcext:value-type="float">
            <text:p>97,1354329284</text:p>
          </table:table-cell>
          <table:table-cell office:value-type="float" office:value="103.9573561999" calcext:value-type="float">
            <text:p>103,9573561999</text:p>
          </table:table-cell>
          <table:table-cell office:value-type="float" office:value="102.7293356091" calcext:value-type="float">
            <text:p>102,7293356091</text:p>
          </table:table-cell>
          <table:table-cell table:number-columns-repeated="16380"/>
        </table:table-row>
        <table:table-row table:style-name="ro2">
          <table:table-cell office:value-type="date" office:date-value="2018-12-01" calcext:value-type="date">
            <text:p>01/12/18</text:p>
          </table:table-cell>
          <table:table-cell office:value-type="float" office:value="80.3383002556" calcext:value-type="float">
            <text:p>80,3383002556</text:p>
          </table:table-cell>
          <table:table-cell office:value-type="float" office:value="72.3266347879" calcext:value-type="float">
            <text:p>72,3266347879</text:p>
          </table:table-cell>
          <table:table-cell office:value-type="float" office:value="78.5849679353" calcext:value-type="float">
            <text:p>78,5849679353</text:p>
          </table:table-cell>
          <table:table-cell table:number-columns-repeated="16380"/>
        </table:table-row>
        <table:table-row table:style-name="ro2">
          <table:table-cell office:value-type="date" office:date-value="2019-01-01" calcext:value-type="date">
            <text:p>01/01/19</text:p>
          </table:table-cell>
          <table:table-cell office:value-type="float" office:value="96.8871768408" calcext:value-type="float">
            <text:p>96,8871768408</text:p>
          </table:table-cell>
          <table:table-cell office:value-type="float" office:value="114.737632484" calcext:value-type="float">
            <text:p>114,737632484</text:p>
          </table:table-cell>
          <table:table-cell office:value-type="float" office:value="113.2769982422" calcext:value-type="float">
            <text:p>113,2769982422</text:p>
          </table:table-cell>
          <table:table-cell table:number-columns-repeated="16380"/>
        </table:table-row>
        <table:table-row table:style-name="ro2">
          <table:table-cell office:value-type="date" office:date-value="2019-02-01" calcext:value-type="date">
            <text:p>01/02/19</text:p>
          </table:table-cell>
          <table:table-cell office:value-type="float" office:value="101.6613211759" calcext:value-type="float">
            <text:p>101,6613211759</text:p>
          </table:table-cell>
          <table:table-cell office:value-type="float" office:value="102.8252077978" calcext:value-type="float">
            <text:p>102,8252077978</text:p>
          </table:table-cell>
          <table:table-cell office:value-type="float" office:value="100.7501062099" calcext:value-type="float">
            <text:p>100,7501062099</text:p>
          </table:table-cell>
          <table:table-cell table:number-columns-repeated="16380"/>
        </table:table-row>
        <table:table-row table:style-name="ro2">
          <table:table-cell office:value-type="date" office:date-value="2019-03-01" calcext:value-type="date">
            <text:p>01/03/19</text:p>
          </table:table-cell>
          <table:table-cell office:value-type="float" office:value="107.0687272478" calcext:value-type="float">
            <text:p>107,0687272478</text:p>
          </table:table-cell>
          <table:table-cell office:value-type="float" office:value="120.4157321672" calcext:value-type="float">
            <text:p>120,4157321672</text:p>
          </table:table-cell>
          <table:table-cell office:value-type="float" office:value="104.9743386121" calcext:value-type="float">
            <text:p>104,9743386121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01/04/19</text:p>
          </table:table-cell>
          <table:table-cell office:value-type="float" office:value="105.1770166123" calcext:value-type="float">
            <text:p>105,1770166123</text:p>
          </table:table-cell>
          <table:table-cell office:value-type="float" office:value="113.644526238" calcext:value-type="float">
            <text:p>113,644526238</text:p>
          </table:table-cell>
          <table:table-cell office:value-type="float" office:value="102.5641433549" calcext:value-type="float">
            <text:p>102,5641433549</text:p>
          </table:table-cell>
          <table:table-cell table:number-columns-repeated="16380"/>
        </table:table-row>
        <table:table-row table:style-name="ro2">
          <table:table-cell office:value-type="date" office:date-value="2019-05-01" calcext:value-type="date">
            <text:p>01/05/19</text:p>
          </table:table-cell>
          <table:table-cell office:value-type="float" office:value="99.6586992834" calcext:value-type="float">
            <text:p>99,6586992834</text:p>
          </table:table-cell>
          <table:table-cell office:value-type="float" office:value="110.6739937623" calcext:value-type="float">
            <text:p>110,6739937623</text:p>
          </table:table-cell>
          <table:table-cell office:value-type="float" office:value="100.0203709724" calcext:value-type="float">
            <text:p>100,0203709724</text:p>
          </table:table-cell>
          <table:table-cell table:number-columns-repeated="16380"/>
        </table:table-row>
        <table:table-row table:style-name="ro2">
          <table:table-cell office:value-type="date" office:date-value="2019-06-01" calcext:value-type="date">
            <text:p>01/06/19</text:p>
          </table:table-cell>
          <table:table-cell office:value-type="float" office:value="110.4461303513" calcext:value-type="float">
            <text:p>110,4461303513</text:p>
          </table:table-cell>
          <table:table-cell office:value-type="float" office:value="98.359314188" calcext:value-type="float">
            <text:p>98,359314188</text:p>
          </table:table-cell>
          <table:table-cell office:value-type="float" office:value="94.255075654" calcext:value-type="float">
            <text:p>94,255075654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01/07/19</text:p>
          </table:table-cell>
          <table:table-cell office:value-type="float" office:value="120.0265695792" calcext:value-type="float">
            <text:p>120,0265695792</text:p>
          </table:table-cell>
          <table:table-cell office:value-type="float" office:value="125.2399990585" calcext:value-type="float">
            <text:p>125,2399990585</text:p>
          </table:table-cell>
          <table:table-cell office:value-type="float" office:value="90.0691106483" calcext:value-type="float">
            <text:p>90,0691106483</text:p>
          </table:table-cell>
          <table:table-cell table:number-columns-repeated="16380"/>
        </table:table-row>
        <table:table-row table:style-name="ro2">
          <table:table-cell office:value-type="date" office:date-value="2019-08-01" calcext:value-type="date">
            <text:p>01/08/19</text:p>
          </table:table-cell>
          <table:table-cell office:value-type="float" office:value="100.0655943865" calcext:value-type="float">
            <text:p>100,0655943865</text:p>
          </table:table-cell>
          <table:table-cell office:value-type="float" office:value="52.1084950618" calcext:value-type="float">
            <text:p>52,1084950618</text:p>
          </table:table-cell>
          <table:table-cell office:value-type="float" office:value="81.7154196516" calcext:value-type="float">
            <text:p>81,7154196516</text:p>
          </table:table-cell>
          <table:table-cell table:number-columns-repeated="16380"/>
        </table:table-row>
        <table:table-row table:style-name="ro2">
          <table:table-cell office:value-type="date" office:date-value="2019-09-01" calcext:value-type="date">
            <text:p>01/09/19</text:p>
          </table:table-cell>
          <table:table-cell office:value-type="float" office:value="116.7253284027" calcext:value-type="float">
            <text:p>116,7253284027</text:p>
          </table:table-cell>
          <table:table-cell office:value-type="float" office:value="109.2191418844" calcext:value-type="float">
            <text:p>109,2191418844</text:p>
          </table:table-cell>
          <table:table-cell office:value-type="float" office:value="106.3535434659" calcext:value-type="float">
            <text:p>106,3535434659</text:p>
          </table:table-cell>
          <table:table-cell table:number-columns-repeated="16380"/>
        </table:table-row>
        <table:table-row table:style-name="ro2">
          <table:table-cell office:value-type="date" office:date-value="2019-10-01" calcext:value-type="date">
            <text:p>01/10/19</text:p>
          </table:table-cell>
          <table:table-cell office:value-type="float" office:value="123.1545586853" calcext:value-type="float">
            <text:p>123,1545586853</text:p>
          </table:table-cell>
          <table:table-cell office:value-type="float" office:value="104.5877278386" calcext:value-type="float">
            <text:p>104,5877278386</text:p>
          </table:table-cell>
          <table:table-cell office:value-type="float" office:value="114.0947547368" calcext:value-type="float">
            <text:p>114,0947547368</text:p>
          </table:table-cell>
          <table:table-cell table:number-columns-repeated="16380"/>
        </table:table-row>
        <table:table-row table:style-name="ro2">
          <table:table-cell office:value-type="date" office:date-value="2019-11-01" calcext:value-type="date">
            <text:p>01/11/19</text:p>
          </table:table-cell>
          <table:table-cell office:value-type="float" office:value="91.9176652846" calcext:value-type="float">
            <text:p>91,9176652846</text:p>
          </table:table-cell>
          <table:table-cell office:value-type="float" office:value="80.6849329277" calcext:value-type="float">
            <text:p>80,6849329277</text:p>
          </table:table-cell>
          <table:table-cell office:value-type="float" office:value="102.2144022058" calcext:value-type="float">
            <text:p>102,2144022058</text:p>
          </table:table-cell>
          <table:table-cell table:number-columns-repeated="16380"/>
        </table:table-row>
        <table:table-row table:style-name="ro2">
          <table:table-cell office:value-type="date" office:date-value="2019-12-01" calcext:value-type="date">
            <text:p>01/12/19</text:p>
          </table:table-cell>
          <table:table-cell office:value-type="float" office:value="75.6510938424" calcext:value-type="float">
            <text:p>75,6510938424</text:p>
          </table:table-cell>
          <table:table-cell office:value-type="float" office:value="60.5610995386" calcext:value-type="float">
            <text:p>60,5610995386</text:p>
          </table:table-cell>
          <table:table-cell office:value-type="float" office:value="86.3128257144" calcext:value-type="float">
            <text:p>86,3128257144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99.0219492491" calcext:value-type="float">
            <text:p>99,0219492491</text:p>
          </table:table-cell>
          <table:table-cell office:value-type="float" office:value="87.9776870909" calcext:value-type="float">
            <text:p>87,9776870909</text:p>
          </table:table-cell>
          <table:table-cell office:value-type="float" office:value="113.3161170404" calcext:value-type="float">
            <text:p>113,3161170404</text:p>
          </table:table-cell>
          <table:table-cell table:number-columns-repeated="16380"/>
        </table:table-row>
        <table:table-row table:style-name="ro2">
          <table:table-cell office:value-type="date" office:date-value="2020-02-01" calcext:value-type="date">
            <text:p>01/02/20</text:p>
          </table:table-cell>
          <table:table-cell office:value-type="float" office:value="98.5700930975" calcext:value-type="float">
            <text:p>98,5700930975</text:p>
          </table:table-cell>
          <table:table-cell office:value-type="float" office:value="100.014992186" calcext:value-type="float">
            <text:p>100,014992186</text:p>
          </table:table-cell>
          <table:table-cell office:value-type="float" office:value="104.7716027673" calcext:value-type="float">
            <text:p>104,7716027673</text:p>
          </table:table-cell>
          <table:table-cell table:number-columns-repeated="16380"/>
        </table:table-row>
        <table:table-row table:style-name="ro2">
          <table:table-cell office:value-type="date" office:date-value="2020-03-01" calcext:value-type="date">
            <text:p>01/03/20</text:p>
          </table:table-cell>
          <table:table-cell office:value-type="float" office:value="103.4030982796" calcext:value-type="float">
            <text:p>103,4030982796</text:p>
          </table:table-cell>
          <table:table-cell office:value-type="float" office:value="65.295076137" calcext:value-type="float">
            <text:p>65,295076137</text:p>
          </table:table-cell>
          <table:table-cell office:value-type="float" office:value="75.8530723948" calcext:value-type="float">
            <text:p>75,8530723948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01/04/20</text:p>
          </table:table-cell>
          <table:table-cell office:value-type="float" office:value="105.4186069296" calcext:value-type="float">
            <text:p>105,4186069296</text:p>
          </table:table-cell>
          <table:table-cell office:value-type="float" office:value="40.1036499278" calcext:value-type="float">
            <text:p>40,1036499278</text:p>
          </table:table-cell>
          <table:table-cell office:value-type="float" office:value="50.0400516284" calcext:value-type="float">
            <text:p>50,0400516284</text:p>
          </table:table-cell>
          <table:table-cell table:number-columns-repeated="16380"/>
        </table:table-row>
        <table:table-row table:style-name="ro2">
          <table:table-cell office:value-type="date" office:date-value="2020-05-01" calcext:value-type="date">
            <text:p>01/05/20</text:p>
          </table:table-cell>
          <table:table-cell office:value-type="float" office:value="100.6638927658" calcext:value-type="float">
            <text:p>100,6638927658</text:p>
          </table:table-cell>
          <table:table-cell office:value-type="float" office:value="64.3514994905" calcext:value-type="float">
            <text:p>64,3514994905</text:p>
          </table:table-cell>
          <table:table-cell office:value-type="float" office:value="49.3141622255" calcext:value-type="float">
            <text:p>49,3141622255</text:p>
          </table:table-cell>
          <table:table-cell table:number-columns-repeated="16380"/>
        </table:table-row>
        <table:table-row table:style-name="ro2">
          <table:table-cell office:value-type="date" office:date-value="2020-06-01" calcext:value-type="date">
            <text:p>01/06/20</text:p>
          </table:table-cell>
          <table:table-cell office:value-type="float" office:value="119.4196904682" calcext:value-type="float">
            <text:p>119,4196904682</text:p>
          </table:table-cell>
          <table:table-cell office:value-type="float" office:value="100.4900206764" calcext:value-type="float">
            <text:p>100,4900206764</text:p>
          </table:table-cell>
          <table:table-cell office:value-type="float" office:value="84.1878825836" calcext:value-type="float">
            <text:p>84,1878825836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01/07/20</text:p>
          </table:table-cell>
          <table:table-cell office:value-type="float" office:value="114.4606349705" calcext:value-type="float">
            <text:p>114,4606349705</text:p>
          </table:table-cell>
          <table:table-cell office:value-type="float" office:value="114.1953639307" calcext:value-type="float">
            <text:p>114,1953639307</text:p>
          </table:table-cell>
          <table:table-cell office:value-type="float" office:value="76.3935586039" calcext:value-type="float">
            <text:p>76,3935586039</text:p>
          </table:table-cell>
          <table:table-cell table:number-columns-repeated="16380"/>
        </table:table-row>
        <table:table-row table:style-name="ro2">
          <table:table-cell office:value-type="date" office:date-value="2020-08-01" calcext:value-type="date">
            <text:p>01/08/20</text:p>
          </table:table-cell>
          <table:table-cell office:value-type="float" office:value="106.3831631819" calcext:value-type="float">
            <text:p>106,3831631819</text:p>
          </table:table-cell>
          <table:table-cell office:value-type="float" office:value="59.9055235556" calcext:value-type="float">
            <text:p>59,9055235556</text:p>
          </table:table-cell>
          <table:table-cell office:value-type="float" office:value="63.0689471116" calcext:value-type="float">
            <text:p>63,0689471116</text:p>
          </table:table-cell>
          <table:table-cell table:number-columns-repeated="16380"/>
        </table:table-row>
        <table:table-row table:style-name="ro2">
          <table:table-cell office:value-type="date" office:date-value="2020-09-01" calcext:value-type="date">
            <text:p>01/09/20</text:p>
          </table:table-cell>
          <table:table-cell office:value-type="float" office:value="125.1460488469" calcext:value-type="float">
            <text:p>125,1460488469</text:p>
          </table:table-cell>
          <table:table-cell office:value-type="float" office:value="111.3228424507" calcext:value-type="float">
            <text:p>111,3228424507</text:p>
          </table:table-cell>
          <table:table-cell office:value-type="float" office:value="94.8565628468" calcext:value-type="float">
            <text:p>94,8565628468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01/10/20</text:p>
          </table:table-cell>
          <table:table-cell office:value-type="float" office:value="115.0649699727" calcext:value-type="float">
            <text:p>115,0649699727</text:p>
          </table:table-cell>
          <table:table-cell office:value-type="float" office:value="105.3438487871" calcext:value-type="float">
            <text:p>105,3438487871</text:p>
          </table:table-cell>
          <table:table-cell office:value-type="float" office:value="93.7965036514" calcext:value-type="float">
            <text:p>93,7965036514</text:p>
          </table:table-cell>
          <table:table-cell table:number-columns-repeated="16380"/>
        </table:table-row>
        <table:table-row table:style-name="ro2">
          <table:table-cell office:value-type="date" office:date-value="2020-11-01" calcext:value-type="date">
            <text:p>01/11/20</text:p>
          </table:table-cell>
          <table:table-cell office:value-type="float" office:value="92.1909713841" calcext:value-type="float">
            <text:p>92,1909713841</text:p>
          </table:table-cell>
          <table:table-cell office:value-type="float" office:value="91.4995599788" calcext:value-type="float">
            <text:p>91,4995599788</text:p>
          </table:table-cell>
          <table:table-cell office:value-type="float" office:value="87.2586652772" calcext:value-type="float">
            <text:p>87,2586652772</text:p>
          </table:table-cell>
          <table:table-cell table:number-columns-repeated="16380"/>
        </table:table-row>
        <table:table-row table:style-name="ro2">
          <table:table-cell office:value-type="date" office:date-value="2020-12-01" calcext:value-type="date">
            <text:p>01/12/20</text:p>
          </table:table-cell>
          <table:table-cell office:value-type="float" office:value="79.8854714814" calcext:value-type="float">
            <text:p>79,8854714814</text:p>
          </table:table-cell>
          <table:table-cell office:value-type="float" office:value="76.3909116921" calcext:value-type="float">
            <text:p>76,3909116921</text:p>
          </table:table-cell>
          <table:table-cell office:value-type="float" office:value="67.5925465023" calcext:value-type="float">
            <text:p>67,5925465023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float" office:value="96.7500414562" calcext:value-type="float">
            <text:p>96,7500414562</text:p>
          </table:table-cell>
          <table:table-cell office:value-type="float" office:value="92.7812679696" calcext:value-type="float">
            <text:p>92,7812679696</text:p>
          </table:table-cell>
          <table:table-cell office:value-type="float" office:value="83.3374558405" calcext:value-type="float">
            <text:p>83,3374558405</text:p>
          </table:table-cell>
          <table:table-cell table:number-columns-repeated="16380"/>
        </table:table-row>
        <table:table-row table:style-name="ro2">
          <table:table-cell office:value-type="date" office:date-value="2021-02-01" calcext:value-type="date">
            <text:p>01/02/21</text:p>
          </table:table-cell>
          <table:table-cell office:value-type="float" office:value="98.6659968077" calcext:value-type="float">
            <text:p>98,6659968077</text:p>
          </table:table-cell>
          <table:table-cell office:value-type="float" office:value="98.069285611" calcext:value-type="float">
            <text:p>98,069285611</text:p>
          </table:table-cell>
          <table:table-cell office:value-type="float" office:value="76.3249786242" calcext:value-type="float">
            <text:p>76,3249786242</text:p>
          </table:table-cell>
          <table:table-cell table:number-columns-repeated="16380"/>
        </table:table-row>
        <table:table-row table:style-name="ro2">
          <table:table-cell office:value-type="date" office:date-value="2021-03-01" calcext:value-type="date">
            <text:p>01/03/21</text:p>
          </table:table-cell>
          <table:table-cell office:value-type="float" office:value="113.0058127303" calcext:value-type="float">
            <text:p>113,0058127303</text:p>
          </table:table-cell>
          <table:table-cell office:value-type="float" office:value="113.4058773854" calcext:value-type="float">
            <text:p>113,4058773854</text:p>
          </table:table-cell>
          <table:table-cell office:value-type="float" office:value="77.7972631464" calcext:value-type="float">
            <text:p>77,7972631464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01/04/21</text:p>
          </table:table-cell>
          <table:table-cell office:value-type="float" office:value="105.6960656986" calcext:value-type="float">
            <text:p>105,6960656986</text:p>
          </table:table-cell>
          <table:table-cell office:value-type="float" office:value="107.6012976732" calcext:value-type="float">
            <text:p>107,6012976732</text:p>
          </table:table-cell>
          <table:table-cell office:value-type="float" office:value="76.7540925949" calcext:value-type="float">
            <text:p>76,7540925949</text:p>
          </table:table-cell>
          <table:table-cell table:number-columns-repeated="16380"/>
        </table:table-row>
        <table:table-row table:style-name="ro2">
          <table:table-cell office:value-type="date" office:date-value="2021-05-01" calcext:value-type="date">
            <text:p>01/05/21</text:p>
          </table:table-cell>
          <table:table-cell office:value-type="float" office:value="99.3371810461" calcext:value-type="float">
            <text:p>99,3371810461</text:p>
          </table:table-cell>
          <table:table-cell office:value-type="float" office:value="100.3102584552" calcext:value-type="float">
            <text:p>100,3102584552</text:p>
          </table:table-cell>
          <table:table-cell office:value-type="float" office:value="66.2345374975" calcext:value-type="float">
            <text:p>66,2345374975</text:p>
          </table:table-cell>
          <table:table-cell table:number-columns-repeated="16380"/>
        </table:table-row>
        <table:table-row table:style-name="ro2">
          <table:table-cell office:value-type="date" office:date-value="2021-06-01" calcext:value-type="date">
            <text:p>01/06/21</text:p>
          </table:table-cell>
          <table:table-cell office:value-type="float" office:value="110.8553788027" calcext:value-type="float">
            <text:p>110,8553788027</text:p>
          </table:table-cell>
          <table:table-cell office:value-type="float" office:value="115.2983523142" calcext:value-type="float">
            <text:p>115,2983523142</text:p>
          </table:table-cell>
          <table:table-cell office:value-type="float" office:value="71.3105328385" calcext:value-type="float">
            <text:p>71,3105328385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01/07/21</text:p>
          </table:table-cell>
          <table:table-cell office:value-type="float" office:value="97.9340564107" calcext:value-type="float">
            <text:p>97,9340564107</text:p>
          </table:table-cell>
          <table:table-cell office:value-type="float" office:value="113.9372816569" calcext:value-type="float">
            <text:p>113,9372816569</text:p>
          </table:table-cell>
          <table:table-cell office:value-type="float" office:value="57.6012925823" calcext:value-type="float">
            <text:p>57,6012925823</text:p>
          </table:table-cell>
          <table:table-cell table:number-columns-repeated="16380"/>
        </table:table-row>
        <table:table-row table:style-name="ro2">
          <table:table-cell office:value-type="date" office:date-value="2021-08-01" calcext:value-type="date">
            <text:p>01/08/21</text:p>
          </table:table-cell>
          <table:table-cell office:value-type="float" office:value="100.2396730033" calcext:value-type="float">
            <text:p>100,2396730033</text:p>
          </table:table-cell>
          <table:table-cell office:value-type="float" office:value="56.5326065247" calcext:value-type="float">
            <text:p>56,5326065247</text:p>
          </table:table-cell>
          <table:table-cell office:value-type="float" office:value="48.4206623601" calcext:value-type="float">
            <text:p>48,4206623601</text:p>
          </table:table-cell>
          <table:table-cell table:number-columns-repeated="16380"/>
        </table:table-row>
        <table:table-row table:style-name="ro2">
          <table:table-cell office:value-type="date" office:date-value="2021-09-01" calcext:value-type="date">
            <text:p>01/09/21</text:p>
          </table:table-cell>
          <table:table-cell office:value-type="float" office:value="121.8830318683" calcext:value-type="float">
            <text:p>121,8830318683</text:p>
          </table:table-cell>
          <table:table-cell office:value-type="float" office:value="101.3846589907" calcext:value-type="float">
            <text:p>101,3846589907</text:p>
          </table:table-cell>
          <table:table-cell office:value-type="float" office:value="67.4443683766" calcext:value-type="float">
            <text:p>67,4443683766</text:p>
          </table:table-cell>
          <table:table-cell table:number-columns-repeated="16380"/>
        </table:table-row>
        <table:table-row table:style-name="ro2" table:number-rows-repeated="10481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frica" table:style-name="ta1">
        <table:table-column table:style-name="co1" table:default-cell-style-name="ce1"/>
        <table:table-column table:style-name="co1" table:number-columns-repeated="16383" table:default-cell-style-name="ce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Guinée equatoriale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Ethiopie</text:p>
          </table:table-cell>
          <table:table-cell table:number-columns-repeated="16378"/>
        </table:table-row>
        <table:table-row table:style-name="ro1">
          <table:table-cell office:value-type="date" office:date-value="1990-01-01" calcext:value-type="date">
            <text:p>01/01/90</text:p>
          </table:table-cell>
          <table:table-cell office:value-type="float" office:value="26.9873040132" calcext:value-type="float">
            <text:p>26,9873040132</text:p>
          </table:table-cell>
          <table:table-cell office:value-type="float" office:value="67.8642743009" calcext:value-type="float">
            <text:p>67,8642743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7486561962" calcext:value-type="float">
            <text:p>19,7486561962</text:p>
          </table:table-cell>
          <table:table-cell office:value-type="float" office:value="59.4761906745" calcext:value-type="float">
            <text:p>59,4761906745</text:p>
          </table:table-cell>
          <table:table-cell table:number-columns-repeated="16378"/>
        </table:table-row>
        <table:table-row table:style-name="ro1">
          <table:table-cell office:value-type="date" office:date-value="1990-02-01" calcext:value-type="date">
            <text:p>01/02/90</text:p>
          </table:table-cell>
          <table:table-cell office:value-type="float" office:value="25.6960360369" calcext:value-type="float">
            <text:p>25,6960360369</text:p>
          </table:table-cell>
          <table:table-cell office:value-type="float" office:value="69.6574950219" calcext:value-type="float">
            <text:p>69,65749502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.3644442382" calcext:value-type="float">
            <text:p>12,3644442382</text:p>
          </table:table-cell>
          <table:table-cell office:value-type="float" office:value="35.3339538871" calcext:value-type="float">
            <text:p>35,3339538871</text:p>
          </table:table-cell>
          <table:table-cell table:number-columns-repeated="16378"/>
        </table:table-row>
        <table:table-row table:style-name="ro1">
          <table:table-cell office:value-type="date" office:date-value="1990-03-01" calcext:value-type="date">
            <text:p>01/03/90</text:p>
          </table:table-cell>
          <table:table-cell office:value-type="float" office:value="29.9099789683" calcext:value-type="float">
            <text:p>29,9099789683</text:p>
          </table:table-cell>
          <table:table-cell office:value-type="float" office:value="75.2557091349" calcext:value-type="float">
            <text:p>75,25570913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6699462924" calcext:value-type="float">
            <text:p>17,6699462924</text:p>
          </table:table-cell>
          <table:table-cell office:value-type="float" office:value="40.5407367386" calcext:value-type="float">
            <text:p>40,5407367386</text:p>
          </table:table-cell>
          <table:table-cell table:number-columns-repeated="16378"/>
        </table:table-row>
        <table:table-row table:style-name="ro1">
          <table:table-cell office:value-type="date" office:date-value="1990-04-01" calcext:value-type="date">
            <text:p>01/04/90</text:p>
          </table:table-cell>
          <table:table-cell office:value-type="float" office:value="30.2264377312" calcext:value-type="float">
            <text:p>30,2264377312</text:p>
          </table:table-cell>
          <table:table-cell office:value-type="float" office:value="71.4266597879" calcext:value-type="float">
            <text:p>71,42665978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3612028377" calcext:value-type="float">
            <text:p>23,3612028377</text:p>
          </table:table-cell>
          <table:table-cell office:value-type="float" office:value="29.0434949085" calcext:value-type="float">
            <text:p>29,0434949085</text:p>
          </table:table-cell>
          <table:table-cell table:number-columns-repeated="16378"/>
        </table:table-row>
        <table:table-row table:style-name="ro1">
          <table:table-cell office:value-type="date" office:date-value="1990-05-01" calcext:value-type="date">
            <text:p>01/05/90</text:p>
          </table:table-cell>
          <table:table-cell office:value-type="float" office:value="32.3063670296" calcext:value-type="float">
            <text:p>32,3063670296</text:p>
          </table:table-cell>
          <table:table-cell office:value-type="float" office:value="65.1656289709" calcext:value-type="float">
            <text:p>65,1656289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539263061" calcext:value-type="float">
            <text:p>18,4539263061</text:p>
          </table:table-cell>
          <table:table-cell office:value-type="float" office:value="55.0100738728" calcext:value-type="float">
            <text:p>55,0100738728</text:p>
          </table:table-cell>
          <table:table-cell table:number-columns-repeated="16378"/>
        </table:table-row>
        <table:table-row table:style-name="ro1">
          <table:table-cell office:value-type="date" office:date-value="1990-06-01" calcext:value-type="date">
            <text:p>01/06/90</text:p>
          </table:table-cell>
          <table:table-cell office:value-type="float" office:value="33.3781452283" calcext:value-type="float">
            <text:p>33,3781452283</text:p>
          </table:table-cell>
          <table:table-cell office:value-type="float" office:value="72.6689013829" calcext:value-type="float">
            <text:p>72,66890138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4707584054" calcext:value-type="float">
            <text:p>20,4707584054</text:p>
          </table:table-cell>
          <table:table-cell office:value-type="float" office:value="25.3230227589" calcext:value-type="float">
            <text:p>25,3230227589</text:p>
          </table:table-cell>
          <table:table-cell table:number-columns-repeated="16378"/>
        </table:table-row>
        <table:table-row table:style-name="ro1">
          <table:table-cell office:value-type="date" office:date-value="1990-07-01" calcext:value-type="date">
            <text:p>01/07/90</text:p>
          </table:table-cell>
          <table:table-cell office:value-type="float" office:value="25.4014412593" calcext:value-type="float">
            <text:p>25,4014412593</text:p>
          </table:table-cell>
          <table:table-cell office:value-type="float" office:value="59.2602036479" calcext:value-type="float">
            <text:p>59,26020364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9214993939" calcext:value-type="float">
            <text:p>11,9214993939</text:p>
          </table:table-cell>
          <table:table-cell office:value-type="float" office:value="16.1557663617" calcext:value-type="float">
            <text:p>16,1557663617</text:p>
          </table:table-cell>
          <table:table-cell table:number-columns-repeated="16378"/>
        </table:table-row>
        <table:table-row table:style-name="ro1">
          <table:table-cell office:value-type="date" office:date-value="1990-08-01" calcext:value-type="date">
            <text:p>01/08/90</text:p>
          </table:table-cell>
          <table:table-cell office:value-type="float" office:value="21.0588183701" calcext:value-type="float">
            <text:p>21,0588183701</text:p>
          </table:table-cell>
          <table:table-cell office:value-type="float" office:value="33.605229934" calcext:value-type="float">
            <text:p>33,605229934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.8479909002" calcext:value-type="float">
            <text:p>2,8479909002</text:p>
          </table:table-cell>
          <table:table-cell office:value-type="float" office:value="24.4618706399" calcext:value-type="float">
            <text:p>24,4618706399</text:p>
          </table:table-cell>
          <table:table-cell table:number-columns-repeated="16378"/>
        </table:table-row>
        <table:table-row table:style-name="ro1">
          <table:table-cell office:value-type="date" office:date-value="1990-09-01" calcext:value-type="date">
            <text:p>01/09/90</text:p>
          </table:table-cell>
          <table:table-cell office:value-type="float" office:value="30.2355644084" calcext:value-type="float">
            <text:p>30,2355644084</text:p>
          </table:table-cell>
          <table:table-cell office:value-type="float" office:value="65.3423771949" calcext:value-type="float">
            <text:p>65,34237719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.426721747" calcext:value-type="float">
            <text:p>14,426721747</text:p>
          </table:table-cell>
          <table:table-cell office:value-type="float" office:value="39.4921177029" calcext:value-type="float">
            <text:p>39,4921177029</text:p>
          </table:table-cell>
          <table:table-cell table:number-columns-repeated="16378"/>
        </table:table-row>
        <table:table-row table:style-name="ro1">
          <table:table-cell office:value-type="date" office:date-value="1990-10-01" calcext:value-type="date">
            <text:p>01/10/90</text:p>
          </table:table-cell>
          <table:table-cell office:value-type="float" office:value="30.5830695599" calcext:value-type="float">
            <text:p>30,5830695599</text:p>
          </table:table-cell>
          <table:table-cell office:value-type="float" office:value="70.8113721699" calcext:value-type="float">
            <text:p>70,811372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6440004026" calcext:value-type="float">
            <text:p>20,6440004026</text:p>
          </table:table-cell>
          <table:table-cell office:value-type="float" office:value="36.2069062668" calcext:value-type="float">
            <text:p>36,2069062668</text:p>
          </table:table-cell>
          <table:table-cell table:number-columns-repeated="16378"/>
        </table:table-row>
        <table:table-row table:style-name="ro1">
          <table:table-cell office:value-type="date" office:date-value="1990-11-01" calcext:value-type="date">
            <text:p>01/11/90</text:p>
          </table:table-cell>
          <table:table-cell office:value-type="float" office:value="30.9805254165" calcext:value-type="float">
            <text:p>30,9805254165</text:p>
          </table:table-cell>
          <table:table-cell office:value-type="float" office:value="62.0594254939" calcext:value-type="float">
            <text:p>62,05942549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2414810211" calcext:value-type="float">
            <text:p>20,2414810211</text:p>
          </table:table-cell>
          <table:table-cell office:value-type="float" office:value="43.0755470017" calcext:value-type="float">
            <text:p>43,0755470017</text:p>
          </table:table-cell>
          <table:table-cell table:number-columns-repeated="16378"/>
        </table:table-row>
        <table:table-row table:style-name="ro1">
          <table:table-cell office:value-type="date" office:date-value="1990-12-01" calcext:value-type="date">
            <text:p>01/12/90</text:p>
          </table:table-cell>
          <table:table-cell office:value-type="float" office:value="20.4869001539" calcext:value-type="float">
            <text:p>20,4869001539</text:p>
          </table:table-cell>
          <table:table-cell office:value-type="float" office:value="50.813579842" calcext:value-type="float">
            <text:p>50,813579842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2.8379162897" calcext:value-type="float">
            <text:p>32,8379162897</text:p>
          </table:table-cell>
          <table:table-cell office:value-type="float" office:value="43.5053291022" calcext:value-type="float">
            <text:p>43,5053291022</text:p>
          </table:table-cell>
          <table:table-cell table:number-columns-repeated="16378"/>
        </table:table-row>
        <table:table-row table:style-name="ro1">
          <table:table-cell office:value-type="date" office:date-value="1991-01-01" calcext:value-type="date">
            <text:p>01/01/91</text:p>
          </table:table-cell>
          <table:table-cell office:value-type="float" office:value="24.9323061058" calcext:value-type="float">
            <text:p>24,9323061058</text:p>
          </table:table-cell>
          <table:table-cell office:value-type="float" office:value="59.8530317709" calcext:value-type="float">
            <text:p>59,8530317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5.4468523361" calcext:value-type="float">
            <text:p>25,4468523361</text:p>
          </table:table-cell>
          <table:table-cell office:value-type="float" office:value="66.9645529962" calcext:value-type="float">
            <text:p>66,9645529962</text:p>
          </table:table-cell>
          <table:table-cell table:number-columns-repeated="16378"/>
        </table:table-row>
        <table:table-row table:style-name="ro1">
          <table:table-cell office:value-type="date" office:date-value="1991-02-01" calcext:value-type="date">
            <text:p>01/02/91</text:p>
          </table:table-cell>
          <table:table-cell office:value-type="float" office:value="23.7394485601" calcext:value-type="float">
            <text:p>23,7394485601</text:p>
          </table:table-cell>
          <table:table-cell office:value-type="float" office:value="61.4479580059" calcext:value-type="float">
            <text:p>61,44795800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973196562" calcext:value-type="float">
            <text:p>15,973196562</text:p>
          </table:table-cell>
          <table:table-cell office:value-type="float" office:value="33.6225180174" calcext:value-type="float">
            <text:p>33,6225180174</text:p>
          </table:table-cell>
          <table:table-cell table:number-columns-repeated="16378"/>
        </table:table-row>
        <table:table-row table:style-name="ro1">
          <table:table-cell office:value-type="date" office:date-value="1991-03-01" calcext:value-type="date">
            <text:p>01/03/91</text:p>
          </table:table-cell>
          <table:table-cell office:value-type="float" office:value="27.6324907488" calcext:value-type="float">
            <text:p>27,6324907488</text:p>
          </table:table-cell>
          <table:table-cell office:value-type="float" office:value="66.3739487109" calcext:value-type="float">
            <text:p>66,37394871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2.8795756724" calcext:value-type="float">
            <text:p>22,8795756724</text:p>
          </table:table-cell>
          <table:table-cell office:value-type="float" office:value="41.0944830439" calcext:value-type="float">
            <text:p>41,0944830439</text:p>
          </table:table-cell>
          <table:table-cell table:number-columns-repeated="16378"/>
        </table:table-row>
        <table:table-row table:style-name="ro1">
          <table:table-cell office:value-type="date" office:date-value="1991-04-01" calcext:value-type="date">
            <text:p>01/04/91</text:p>
          </table:table-cell>
          <table:table-cell office:value-type="float" office:value="29.4627408228" calcext:value-type="float">
            <text:p>29,4627408228</text:p>
          </table:table-cell>
          <table:table-cell office:value-type="float" office:value="68.0372523219" calcext:value-type="float">
            <text:p>68,03725232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9547134809" calcext:value-type="float">
            <text:p>23,9547134809</text:p>
          </table:table-cell>
          <table:table-cell office:value-type="float" office:value="36.1029711042" calcext:value-type="float">
            <text:p>36,1029711042</text:p>
          </table:table-cell>
          <table:table-cell table:number-columns-repeated="16378"/>
        </table:table-row>
        <table:table-row table:style-name="ro1">
          <table:table-cell office:value-type="date" office:date-value="1991-05-01" calcext:value-type="date">
            <text:p>01/05/91</text:p>
          </table:table-cell>
          <table:table-cell office:value-type="float" office:value="31.4900016394" calcext:value-type="float">
            <text:p>31,4900016394</text:p>
          </table:table-cell>
          <table:table-cell office:value-type="float" office:value="62.0627088319" calcext:value-type="float">
            <text:p>62,06270883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9559539709" calcext:value-type="float">
            <text:p>18,9559539709</text:p>
          </table:table-cell>
          <table:table-cell office:value-type="float" office:value="85.4415907265" calcext:value-type="float">
            <text:p>85,4415907265</text:p>
          </table:table-cell>
          <table:table-cell table:number-columns-repeated="16378"/>
        </table:table-row>
        <table:table-row table:style-name="ro1">
          <table:table-cell office:value-type="date" office:date-value="1991-06-01" calcext:value-type="date">
            <text:p>01/06/91</text:p>
          </table:table-cell>
          <table:table-cell office:value-type="float" office:value="32.5348604745" calcext:value-type="float">
            <text:p>32,5348604745</text:p>
          </table:table-cell>
          <table:table-cell office:value-type="float" office:value="69.2115539029" calcext:value-type="float">
            <text:p>69,21155390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0588734918" calcext:value-type="float">
            <text:p>21,0588734918</text:p>
          </table:table-cell>
          <table:table-cell office:value-type="float" office:value="29.2792753825" calcext:value-type="float">
            <text:p>29,2792753825</text:p>
          </table:table-cell>
          <table:table-cell table:number-columns-repeated="16378"/>
        </table:table-row>
        <table:table-row table:style-name="ro1">
          <table:table-cell office:value-type="date" office:date-value="1991-07-01" calcext:value-type="date">
            <text:p>01/07/91</text:p>
          </table:table-cell>
          <table:table-cell office:value-type="float" office:value="26.6026861842" calcext:value-type="float">
            <text:p>26,6026861842</text:p>
          </table:table-cell>
          <table:table-cell office:value-type="float" office:value="62.8152582019" calcext:value-type="float">
            <text:p>62,81525820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3159122012" calcext:value-type="float">
            <text:p>15,3159122012</text:p>
          </table:table-cell>
          <table:table-cell office:value-type="float" office:value="30.295391956" calcext:value-type="float">
            <text:p>30,295391956</text:p>
          </table:table-cell>
          <table:table-cell table:number-columns-repeated="16378"/>
        </table:table-row>
        <table:table-row table:style-name="ro1">
          <table:table-cell office:value-type="date" office:date-value="1991-08-01" calcext:value-type="date">
            <text:p>01/08/91</text:p>
          </table:table-cell>
          <table:table-cell office:value-type="float" office:value="22.0547510325" calcext:value-type="float">
            <text:p>22,0547510325</text:p>
          </table:table-cell>
          <table:table-cell office:value-type="float" office:value="35.628823912" calcext:value-type="float">
            <text:p>35,628823912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.6623159024" calcext:value-type="float">
            <text:p>3,6623159024</text:p>
          </table:table-cell>
          <table:table-cell office:value-type="float" office:value="19.4272694174" calcext:value-type="float">
            <text:p>19,4272694174</text:p>
          </table:table-cell>
          <table:table-cell table:number-columns-repeated="16378"/>
        </table:table-row>
        <table:table-row table:style-name="ro1">
          <table:table-cell office:value-type="date" office:date-value="1991-09-01" calcext:value-type="date">
            <text:p>01/09/91</text:p>
          </table:table-cell>
          <table:table-cell office:value-type="float" office:value="31.6655013278" calcext:value-type="float">
            <text:p>31,6655013278</text:p>
          </table:table-cell>
          <table:table-cell office:value-type="float" office:value="69.2710969709" calcext:value-type="float">
            <text:p>69,2710969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5641466781" calcext:value-type="float">
            <text:p>18,5641466781</text:p>
          </table:table-cell>
          <table:table-cell office:value-type="float" office:value="37.8173688645" calcext:value-type="float">
            <text:p>37,8173688645</text:p>
          </table:table-cell>
          <table:table-cell table:number-columns-repeated="16378"/>
        </table:table-row>
        <table:table-row table:style-name="ro1">
          <table:table-cell office:value-type="date" office:date-value="1991-10-01" calcext:value-type="date">
            <text:p>01/10/91</text:p>
          </table:table-cell>
          <table:table-cell office:value-type="float" office:value="31.6404205087" calcext:value-type="float">
            <text:p>31,6404205087</text:p>
          </table:table-cell>
          <table:table-cell office:value-type="float" office:value="75.6287080749" calcext:value-type="float">
            <text:p>75,62870807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705080316" calcext:value-type="float">
            <text:p>19,705080316</text:p>
          </table:table-cell>
          <table:table-cell office:value-type="float" office:value="31.0304701469" calcext:value-type="float">
            <text:p>31,0304701469</text:p>
          </table:table-cell>
          <table:table-cell table:number-columns-repeated="16378"/>
        </table:table-row>
        <table:table-row table:style-name="ro1">
          <table:table-cell office:value-type="date" office:date-value="1991-11-01" calcext:value-type="date">
            <text:p>01/11/91</text:p>
          </table:table-cell>
          <table:table-cell office:value-type="float" office:value="32.0515416141" calcext:value-type="float">
            <text:p>32,0515416141</text:p>
          </table:table-cell>
          <table:table-cell office:value-type="float" office:value="66.2893637469" calcext:value-type="float">
            <text:p>66,28936374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3233047285" calcext:value-type="float">
            <text:p>19,3233047285</text:p>
          </table:table-cell>
          <table:table-cell office:value-type="float" office:value="38.4319614189" calcext:value-type="float">
            <text:p>38,4319614189</text:p>
          </table:table-cell>
          <table:table-cell table:number-columns-repeated="16378"/>
        </table:table-row>
        <table:table-row table:style-name="ro1">
          <table:table-cell office:value-type="date" office:date-value="1991-12-01" calcext:value-type="date">
            <text:p>01/12/91</text:p>
          </table:table-cell>
          <table:table-cell office:value-type="float" office:value="21.1951604439" calcext:value-type="float">
            <text:p>21,1951604439</text:p>
          </table:table-cell>
          <table:table-cell office:value-type="float" office:value="54.272991363" calcext:value-type="float">
            <text:p>54,272991363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1.3441796269" calcext:value-type="float">
            <text:p>31,3441796269</text:p>
          </table:table-cell>
          <table:table-cell office:value-type="float" office:value="55.0810296958" calcext:value-type="float">
            <text:p>55,0810296958</text:p>
          </table:table-cell>
          <table:table-cell table:number-columns-repeated="16378"/>
        </table:table-row>
        <table:table-row table:style-name="ro1">
          <table:table-cell office:value-type="date" office:date-value="1992-01-01" calcext:value-type="date">
            <text:p>01/01/92</text:p>
          </table:table-cell>
          <table:table-cell office:value-type="float" office:value="28.8588214463" calcext:value-type="float">
            <text:p>28,8588214463</text:p>
          </table:table-cell>
          <table:table-cell office:value-type="float" office:value="67.4633529329" calcext:value-type="float">
            <text:p>67,46335293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8788348186" calcext:value-type="float">
            <text:p>21,8788348186</text:p>
          </table:table-cell>
          <table:table-cell office:value-type="float" office:value="78.2828455315" calcext:value-type="float">
            <text:p>78,2828455315</text:p>
          </table:table-cell>
          <table:table-cell table:number-columns-repeated="16378"/>
        </table:table-row>
        <table:table-row table:style-name="ro1">
          <table:table-cell office:value-type="date" office:date-value="1992-02-01" calcext:value-type="date">
            <text:p>01/02/92</text:p>
          </table:table-cell>
          <table:table-cell office:value-type="float" office:value="27.4778416584" calcext:value-type="float">
            <text:p>27,4778416584</text:p>
          </table:table-cell>
          <table:table-cell office:value-type="float" office:value="69.2381012929" calcext:value-type="float">
            <text:p>69,23810129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.7293374234" calcext:value-type="float">
            <text:p>13,7293374234</text:p>
          </table:table-cell>
          <table:table-cell office:value-type="float" office:value="49.6318498116" calcext:value-type="float">
            <text:p>49,6318498116</text:p>
          </table:table-cell>
          <table:table-cell table:number-columns-repeated="16378"/>
        </table:table-row>
        <table:table-row table:style-name="ro1">
          <table:table-cell office:value-type="date" office:date-value="1992-03-01" calcext:value-type="date">
            <text:p>01/03/92</text:p>
          </table:table-cell>
          <table:table-cell office:value-type="float" office:value="31.9840054406" calcext:value-type="float">
            <text:p>31,9840054406</text:p>
          </table:table-cell>
          <table:table-cell office:value-type="float" office:value="74.8099974309" calcext:value-type="float">
            <text:p>74,80999743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6612271719" calcext:value-type="float">
            <text:p>19,6612271719</text:p>
          </table:table-cell>
          <table:table-cell office:value-type="float" office:value="37.1254749986" calcext:value-type="float">
            <text:p>37,1254749986</text:p>
          </table:table-cell>
          <table:table-cell table:number-columns-repeated="16378"/>
        </table:table-row>
        <table:table-row table:style-name="ro1">
          <table:table-cell office:value-type="date" office:date-value="1992-04-01" calcext:value-type="date">
            <text:p>01/04/92</text:p>
          </table:table-cell>
          <table:table-cell office:value-type="float" office:value="31.3536707108" calcext:value-type="float">
            <text:p>31,3536707108</text:p>
          </table:table-cell>
          <table:table-cell office:value-type="float" office:value="70.8448477419" calcext:value-type="float">
            <text:p>70,84484774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0142287823" calcext:value-type="float">
            <text:p>21,0142287823</text:p>
          </table:table-cell>
          <table:table-cell office:value-type="float" office:value="38.3232645186" calcext:value-type="float">
            <text:p>38,3232645186</text:p>
          </table:table-cell>
          <table:table-cell table:number-columns-repeated="16378"/>
        </table:table-row>
        <table:table-row table:style-name="ro1">
          <table:table-cell office:value-type="date" office:date-value="1992-05-01" calcext:value-type="date">
            <text:p>01/05/92</text:p>
          </table:table-cell>
          <table:table-cell office:value-type="float" office:value="33.5111924519" calcext:value-type="float">
            <text:p>33,5111924519</text:p>
          </table:table-cell>
          <table:table-cell office:value-type="float" office:value="64.6177244219" calcext:value-type="float">
            <text:p>64,61772442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6.628248537" calcext:value-type="float">
            <text:p>16,628248537</text:p>
          </table:table-cell>
          <table:table-cell office:value-type="float" office:value="47.058197006" calcext:value-type="float">
            <text:p>47,058197006</text:p>
          </table:table-cell>
          <table:table-cell table:number-columns-repeated="16378"/>
        </table:table-row>
        <table:table-row table:style-name="ro1">
          <table:table-cell office:value-type="date" office:date-value="1992-06-01" calcext:value-type="date">
            <text:p>01/06/92</text:p>
          </table:table-cell>
          <table:table-cell office:value-type="float" office:value="34.6228184419" calcext:value-type="float">
            <text:p>34,6228184419</text:p>
          </table:table-cell>
          <table:table-cell office:value-type="float" office:value="72.0626751299" calcext:value-type="float">
            <text:p>72,0626751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735585651" calcext:value-type="float">
            <text:p>18,4735585651</text:p>
          </table:table-cell>
          <table:table-cell office:value-type="float" office:value="37.3419944424" calcext:value-type="float">
            <text:p>37,3419944424</text:p>
          </table:table-cell>
          <table:table-cell table:number-columns-repeated="16378"/>
        </table:table-row>
        <table:table-row table:style-name="ro1">
          <table:table-cell office:value-type="date" office:date-value="1992-07-01" calcext:value-type="date">
            <text:p>01/07/92</text:p>
          </table:table-cell>
          <table:table-cell office:value-type="float" office:value="28.9655276179" calcext:value-type="float">
            <text:p>28,9655276179</text:p>
          </table:table-cell>
          <table:table-cell office:value-type="float" office:value="63.6476601729" calcext:value-type="float">
            <text:p>63,64766017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19934573" calcext:value-type="float">
            <text:p>15,19934573</text:p>
          </table:table-cell>
          <table:table-cell office:value-type="float" office:value="33.0682648533" calcext:value-type="float">
            <text:p>33,0682648533</text:p>
          </table:table-cell>
          <table:table-cell table:number-columns-repeated="16378"/>
        </table:table-row>
        <table:table-row table:style-name="ro1">
          <table:table-cell office:value-type="date" office:date-value="1992-08-01" calcext:value-type="date">
            <text:p>01/08/92</text:p>
          </table:table-cell>
          <table:table-cell office:value-type="float" office:value="24.0138610387" calcext:value-type="float">
            <text:p>24,0138610387</text:p>
          </table:table-cell>
          <table:table-cell office:value-type="float" office:value="36.106209511" calcext:value-type="float">
            <text:p>36,106209511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.6352262458" calcext:value-type="float">
            <text:p>3,6352262458</text:p>
          </table:table-cell>
          <table:table-cell office:value-type="float" office:value="21.7933513843" calcext:value-type="float">
            <text:p>21,7933513843</text:p>
          </table:table-cell>
          <table:table-cell table:number-columns-repeated="16378"/>
        </table:table-row>
        <table:table-row table:style-name="ro1">
          <table:table-cell office:value-type="date" office:date-value="1992-09-01" calcext:value-type="date">
            <text:p>01/09/92</text:p>
          </table:table-cell>
          <table:table-cell office:value-type="float" office:value="34.4780378035" calcext:value-type="float">
            <text:p>34,4780378035</text:p>
          </table:table-cell>
          <table:table-cell office:value-type="float" office:value="70.1948626359" calcext:value-type="float">
            <text:p>70,19486263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3229842" calcext:value-type="float">
            <text:p>18,43229842</text:p>
          </table:table-cell>
          <table:table-cell office:value-type="float" office:value="32.4291054438" calcext:value-type="float">
            <text:p>32,4291054438</text:p>
          </table:table-cell>
          <table:table-cell table:number-columns-repeated="16378"/>
        </table:table-row>
        <table:table-row table:style-name="ro1">
          <table:table-cell office:value-type="date" office:date-value="1992-10-01" calcext:value-type="date">
            <text:p>01/10/92</text:p>
          </table:table-cell>
          <table:table-cell office:value-type="float" office:value="33.2428607099" calcext:value-type="float">
            <text:p>33,2428607099</text:p>
          </table:table-cell>
          <table:table-cell office:value-type="float" office:value="73.0794649669" calcext:value-type="float">
            <text:p>73,07946496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3517191147" calcext:value-type="float">
            <text:p>17,3517191147</text:p>
          </table:table-cell>
          <table:table-cell office:value-type="float" office:value="38.4376886616" calcext:value-type="float">
            <text:p>38,4376886616</text:p>
          </table:table-cell>
          <table:table-cell table:number-columns-repeated="16378"/>
        </table:table-row>
        <table:table-row table:style-name="ro1">
          <table:table-cell office:value-type="date" office:date-value="1992-11-01" calcext:value-type="date">
            <text:p>01/11/92</text:p>
          </table:table-cell>
          <table:table-cell office:value-type="float" office:value="33.6745917596" calcext:value-type="float">
            <text:p>33,6745917596</text:p>
          </table:table-cell>
          <table:table-cell office:value-type="float" office:value="64.1175813769" calcext:value-type="float">
            <text:p>64,11758137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0233262959" calcext:value-type="float">
            <text:p>17,0233262959</text:p>
          </table:table-cell>
          <table:table-cell office:value-type="float" office:value="73.1401284403" calcext:value-type="float">
            <text:p>73,1401284403</text:p>
          </table:table-cell>
          <table:table-cell table:number-columns-repeated="16378"/>
        </table:table-row>
        <table:table-row table:style-name="ro1">
          <table:table-cell office:value-type="date" office:date-value="1992-12-01" calcext:value-type="date">
            <text:p>01/12/92</text:p>
          </table:table-cell>
          <table:table-cell office:value-type="float" office:value="22.2682546014" calcext:value-type="float">
            <text:p>22,2682546014</text:p>
          </table:table-cell>
          <table:table-cell office:value-type="float" office:value="52.46348133" calcext:value-type="float">
            <text:p>52,46348133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7.6282420843" calcext:value-type="float">
            <text:p>27,6282420843</text:p>
          </table:table-cell>
          <table:table-cell office:value-type="float" office:value="55.8832761255" calcext:value-type="float">
            <text:p>55,8832761255</text:p>
          </table:table-cell>
          <table:table-cell table:number-columns-repeated="16378"/>
        </table:table-row>
        <table:table-row table:style-name="ro1">
          <table:table-cell office:value-type="date" office:date-value="1993-01-01" calcext:value-type="date">
            <text:p>01/01/93</text:p>
          </table:table-cell>
          <table:table-cell office:value-type="float" office:value="27.7390136439" calcext:value-type="float">
            <text:p>27,7390136439</text:p>
          </table:table-cell>
          <table:table-cell office:value-type="float" office:value="63.9328866179" calcext:value-type="float">
            <text:p>63,93288661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0905249057" calcext:value-type="float">
            <text:p>19,0905249057</text:p>
          </table:table-cell>
          <table:table-cell office:value-type="float" office:value="79.9031221485" calcext:value-type="float">
            <text:p>79,9031221485</text:p>
          </table:table-cell>
          <table:table-cell table:number-columns-repeated="16378"/>
        </table:table-row>
        <table:table-row table:style-name="ro1">
          <table:table-cell office:value-type="date" office:date-value="1993-02-01" calcext:value-type="date">
            <text:p>01/02/93</text:p>
          </table:table-cell>
          <table:table-cell office:value-type="float" office:value="26.5685183152" calcext:value-type="float">
            <text:p>26,5685183152</text:p>
          </table:table-cell>
          <table:table-cell office:value-type="float" office:value="65.5227661639" calcext:value-type="float">
            <text:p>65,52276616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9871292575" calcext:value-type="float">
            <text:p>11,9871292575</text:p>
          </table:table-cell>
          <table:table-cell office:value-type="float" office:value="43.6922560241" calcext:value-type="float">
            <text:p>43,6922560241</text:p>
          </table:table-cell>
          <table:table-cell table:number-columns-repeated="16378"/>
        </table:table-row>
        <table:table-row table:style-name="ro1">
          <table:table-cell office:value-type="date" office:date-value="1993-03-01" calcext:value-type="date">
            <text:p>01/03/93</text:p>
          </table:table-cell>
          <table:table-cell office:value-type="float" office:value="30.9257447136" calcext:value-type="float">
            <text:p>30,9257447136</text:p>
          </table:table-cell>
          <table:table-cell office:value-type="float" office:value="70.8814826829" calcext:value-type="float">
            <text:p>70,88148268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1772190874" calcext:value-type="float">
            <text:p>17,1772190874</text:p>
          </table:table-cell>
          <table:table-cell office:value-type="float" office:value="44.5533773211" calcext:value-type="float">
            <text:p>44,5533773211</text:p>
          </table:table-cell>
          <table:table-cell table:number-columns-repeated="16378"/>
        </table:table-row>
        <table:table-row table:style-name="ro1">
          <table:table-cell office:value-type="date" office:date-value="1993-04-01" calcext:value-type="date">
            <text:p>01/04/93</text:p>
          </table:table-cell>
          <table:table-cell office:value-type="float" office:value="30.3480900236" calcext:value-type="float">
            <text:p>30,3480900236</text:p>
          </table:table-cell>
          <table:table-cell office:value-type="float" office:value="68.6410455919" calcext:value-type="float">
            <text:p>68,64104559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5514444796" calcext:value-type="float">
            <text:p>20,5514444796</text:p>
          </table:table-cell>
          <table:table-cell office:value-type="float" office:value="60.8278235626" calcext:value-type="float">
            <text:p>60,8278235626</text:p>
          </table:table-cell>
          <table:table-cell table:number-columns-repeated="16378"/>
        </table:table-row>
        <table:table-row table:style-name="ro1">
          <table:table-cell office:value-type="date" office:date-value="1993-05-01" calcext:value-type="date">
            <text:p>01/05/93</text:p>
          </table:table-cell>
          <table:table-cell office:value-type="float" office:value="32.4364950373" calcext:value-type="float">
            <text:p>32,4364950373</text:p>
          </table:table-cell>
          <table:table-cell office:value-type="float" office:value="62.5642965889" calcext:value-type="float">
            <text:p>62,56429658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6.2730078034" calcext:value-type="float">
            <text:p>16,2730078034</text:p>
          </table:table-cell>
          <table:table-cell office:value-type="float" office:value="72.6432455285" calcext:value-type="float">
            <text:p>72,6432455285</text:p>
          </table:table-cell>
          <table:table-cell table:number-columns-repeated="16378"/>
        </table:table-row>
        <table:table-row table:style-name="ro1">
          <table:table-cell office:value-type="date" office:date-value="1993-06-01" calcext:value-type="date">
            <text:p>01/06/93</text:p>
          </table:table-cell>
          <table:table-cell office:value-type="float" office:value="33.5127271867" calcext:value-type="float">
            <text:p>33,5127271867</text:p>
          </table:table-cell>
          <table:table-cell office:value-type="float" office:value="69.7843374089" calcext:value-type="float">
            <text:p>69,78433740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0909567593" calcext:value-type="float">
            <text:p>18,0909567593</text:p>
          </table:table-cell>
          <table:table-cell office:value-type="float" office:value="47.9339631258" calcext:value-type="float">
            <text:p>47,9339631258</text:p>
          </table:table-cell>
          <table:table-cell table:number-columns-repeated="16378"/>
        </table:table-row>
        <table:table-row table:style-name="ro1">
          <table:table-cell office:value-type="date" office:date-value="1993-07-01" calcext:value-type="date">
            <text:p>01/07/93</text:p>
          </table:table-cell>
          <table:table-cell office:value-type="float" office:value="25.8061769929" calcext:value-type="float">
            <text:p>25,8061769929</text:p>
          </table:table-cell>
          <table:table-cell office:value-type="float" office:value="58.055203174" calcext:value-type="float">
            <text:p>58,055203174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5195630726" calcext:value-type="float">
            <text:p>15,5195630726</text:p>
          </table:table-cell>
          <table:table-cell office:value-type="float" office:value="23.784078518" calcext:value-type="float">
            <text:p>23,784078518</text:p>
          </table:table-cell>
          <table:table-cell table:number-columns-repeated="16378"/>
        </table:table-row>
        <table:table-row table:style-name="ro1">
          <table:table-cell office:value-type="date" office:date-value="1993-08-01" calcext:value-type="date">
            <text:p>01/08/93</text:p>
          </table:table-cell>
          <table:table-cell office:value-type="float" office:value="21.352185525" calcext:value-type="float">
            <text:p>21,352185525</text:p>
          </table:table-cell>
          <table:table-cell office:value-type="float" office:value="32.96373057" calcext:value-type="float">
            <text:p>32,96373057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.7144186712" calcext:value-type="float">
            <text:p>3,7144186712</text:p>
          </table:table-cell>
          <table:table-cell office:value-type="float" office:value="36.8943656645" calcext:value-type="float">
            <text:p>36,8943656645</text:p>
          </table:table-cell>
          <table:table-cell table:number-columns-repeated="16378"/>
        </table:table-row>
        <table:table-row table:style-name="ro1">
          <table:table-cell office:value-type="date" office:date-value="1993-09-01" calcext:value-type="date">
            <text:p>01/09/93</text:p>
          </table:table-cell>
          <table:table-cell office:value-type="float" office:value="30.7483870797" calcext:value-type="float">
            <text:p>30,7483870797</text:p>
          </table:table-cell>
          <table:table-cell office:value-type="float" office:value="64.0614694079" calcext:value-type="float">
            <text:p>64,06146940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846637898" calcext:value-type="float">
            <text:p>18,846637898</text:p>
          </table:table-cell>
          <table:table-cell office:value-type="float" office:value="51.3210820683" calcext:value-type="float">
            <text:p>51,3210820683</text:p>
          </table:table-cell>
          <table:table-cell table:number-columns-repeated="16378"/>
        </table:table-row>
        <table:table-row table:style-name="ro1">
          <table:table-cell office:value-type="date" office:date-value="1993-10-01" calcext:value-type="date">
            <text:p>01/10/93</text:p>
          </table:table-cell>
          <table:table-cell office:value-type="float" office:value="30.4140869217" calcext:value-type="float">
            <text:p>30,4140869217</text:p>
          </table:table-cell>
          <table:table-cell office:value-type="float" office:value="67.8583030719" calcext:value-type="float">
            <text:p>67,85830307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8524638216" calcext:value-type="float">
            <text:p>21,8524638216</text:p>
          </table:table-cell>
          <table:table-cell office:value-type="float" office:value="35.128121078" calcext:value-type="float">
            <text:p>35,128121078</text:p>
          </table:table-cell>
          <table:table-cell table:number-columns-repeated="16378"/>
        </table:table-row>
        <table:table-row table:style-name="ro1">
          <table:table-cell office:value-type="date" office:date-value="1993-11-01" calcext:value-type="date">
            <text:p>01/11/93</text:p>
          </table:table-cell>
          <table:table-cell office:value-type="float" office:value="30.8092807163" calcext:value-type="float">
            <text:p>30,8092807163</text:p>
          </table:table-cell>
          <table:table-cell office:value-type="float" office:value="59.5718475349" calcext:value-type="float">
            <text:p>59,57184753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4541777267" calcext:value-type="float">
            <text:p>21,4541777267</text:p>
          </table:table-cell>
          <table:table-cell office:value-type="float" office:value="65.6823023628" calcext:value-type="float">
            <text:p>65,6823023628</text:p>
          </table:table-cell>
          <table:table-cell table:number-columns-repeated="16378"/>
        </table:table-row>
        <table:table-row table:style-name="ro1">
          <table:table-cell office:value-type="date" office:date-value="1993-12-01" calcext:value-type="date">
            <text:p>01/12/93</text:p>
          </table:table-cell>
          <table:table-cell office:value-type="float" office:value="20.373494481" calcext:value-type="float">
            <text:p>20,373494481</text:p>
          </table:table-cell>
          <table:table-cell office:value-type="float" office:value="48.726174129" calcext:value-type="float">
            <text:p>48,7261741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8444895063" calcext:value-type="float">
            <text:p>34,8444895063</text:p>
          </table:table-cell>
          <table:table-cell office:value-type="float" office:value="77.9501186582" calcext:value-type="float">
            <text:p>77,9501186582</text:p>
          </table:table-cell>
          <table:table-cell table:number-columns-repeated="16378"/>
        </table:table-row>
        <table:table-row table:style-name="ro1">
          <table:table-cell office:value-type="date" office:date-value="1994-01-01" calcext:value-type="date">
            <text:p>01/01/94</text:p>
          </table:table-cell>
          <table:table-cell office:value-type="float" office:value="28.1683666391" calcext:value-type="float">
            <text:p>28,1683666391</text:p>
          </table:table-cell>
          <table:table-cell office:value-type="float" office:value="63.0042473789" calcext:value-type="float">
            <text:p>63,0042473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6.7992206296" calcext:value-type="float">
            <text:p>26,7992206296</text:p>
          </table:table-cell>
          <table:table-cell office:value-type="float" office:value="88.728306698" calcext:value-type="float">
            <text:p>88,728306698</text:p>
          </table:table-cell>
          <table:table-cell table:number-columns-repeated="16378"/>
        </table:table-row>
        <table:table-row table:style-name="ro1">
          <table:table-cell office:value-type="date" office:date-value="1994-02-01" calcext:value-type="date">
            <text:p>01/02/94</text:p>
          </table:table-cell>
          <table:table-cell office:value-type="float" office:value="26.9280371625" calcext:value-type="float">
            <text:p>26,9280371625</text:p>
          </table:table-cell>
          <table:table-cell office:value-type="float" office:value="64.5615868599" calcext:value-type="float">
            <text:p>64,5615868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6.839117784" calcext:value-type="float">
            <text:p>16,839117784</text:p>
          </table:table-cell>
          <table:table-cell office:value-type="float" office:value="71.2404051056" calcext:value-type="float">
            <text:p>71,2404051056</text:p>
          </table:table-cell>
          <table:table-cell table:number-columns-repeated="16378"/>
        </table:table-row>
        <table:table-row table:style-name="ro1">
          <table:table-cell office:value-type="date" office:date-value="1994-03-01" calcext:value-type="date">
            <text:p>01/03/94</text:p>
          </table:table-cell>
          <table:table-cell office:value-type="float" office:value="31.3441803699" calcext:value-type="float">
            <text:p>31,3441803699</text:p>
          </table:table-cell>
          <table:table-cell office:value-type="float" office:value="69.8504558889" calcext:value-type="float">
            <text:p>69,85045588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4.1460956406" calcext:value-type="float">
            <text:p>24,1460956406</text:p>
          </table:table-cell>
          <table:table-cell office:value-type="float" office:value="37.761191094" calcext:value-type="float">
            <text:p>37,761191094</text:p>
          </table:table-cell>
          <table:table-cell table:number-columns-repeated="16378"/>
        </table:table-row>
        <table:table-row table:style-name="ro1">
          <table:table-cell office:value-type="date" office:date-value="1994-04-01" calcext:value-type="date">
            <text:p>01/04/94</text:p>
          </table:table-cell>
          <table:table-cell office:value-type="float" office:value="35.038385655" calcext:value-type="float">
            <text:p>35,038385655</text:p>
          </table:table-cell>
          <table:table-cell office:value-type="float" office:value="83.4460334269" calcext:value-type="float">
            <text:p>83,44603342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7.2474852732" calcext:value-type="float">
            <text:p>27,2474852732</text:p>
          </table:table-cell>
          <table:table-cell office:value-type="float" office:value="75.4434371776" calcext:value-type="float">
            <text:p>75,4434371776</text:p>
          </table:table-cell>
          <table:table-cell table:number-columns-repeated="16378"/>
        </table:table-row>
        <table:table-row table:style-name="ro1">
          <table:table-cell office:value-type="date" office:date-value="1994-05-01" calcext:value-type="date">
            <text:p>01/05/94</text:p>
          </table:table-cell>
          <table:table-cell office:value-type="float" office:value="37.5249329868" calcext:value-type="float">
            <text:p>37,5249329868</text:p>
          </table:table-cell>
          <table:table-cell office:value-type="float" office:value="76.0747637789" calcext:value-type="float">
            <text:p>76,0747637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5874653878" calcext:value-type="float">
            <text:p>21,5874653878</text:p>
          </table:table-cell>
          <table:table-cell office:value-type="float" office:value="67.4836284934" calcext:value-type="float">
            <text:p>67,4836284934</text:p>
          </table:table-cell>
          <table:table-cell table:number-columns-repeated="16378"/>
        </table:table-row>
        <table:table-row table:style-name="ro1">
          <table:table-cell office:value-type="date" office:date-value="1994-06-01" calcext:value-type="date">
            <text:p>01/06/94</text:p>
          </table:table-cell>
          <table:table-cell office:value-type="float" office:value="38.6140407272" calcext:value-type="float">
            <text:p>38,6140407272</text:p>
          </table:table-cell>
          <table:table-cell office:value-type="float" office:value="84.8496910259" calcext:value-type="float">
            <text:p>84,84969102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4.012395001" calcext:value-type="float">
            <text:p>24,012395001</text:p>
          </table:table-cell>
          <table:table-cell office:value-type="float" office:value="43.6381685027" calcext:value-type="float">
            <text:p>43,6381685027</text:p>
          </table:table-cell>
          <table:table-cell table:number-columns-repeated="16378"/>
        </table:table-row>
        <table:table-row table:style-name="ro1">
          <table:table-cell office:value-type="date" office:date-value="1994-07-01" calcext:value-type="date">
            <text:p>01/07/94</text:p>
          </table:table-cell>
          <table:table-cell office:value-type="float" office:value="31.0648962023" calcext:value-type="float">
            <text:p>31,0648962023</text:p>
          </table:table-cell>
          <table:table-cell office:value-type="float" office:value="70.2545634939" calcext:value-type="float">
            <text:p>70,25456349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0724186775" calcext:value-type="float">
            <text:p>23,0724186775</text:p>
          </table:table-cell>
          <table:table-cell office:value-type="float" office:value="38.9277687501" calcext:value-type="float">
            <text:p>38,9277687501</text:p>
          </table:table-cell>
          <table:table-cell table:number-columns-repeated="16378"/>
        </table:table-row>
        <table:table-row table:style-name="ro1">
          <table:table-cell office:value-type="date" office:date-value="1994-08-01" calcext:value-type="date">
            <text:p>01/08/94</text:p>
          </table:table-cell>
          <table:table-cell office:value-type="float" office:value="25.7802074476" calcext:value-type="float">
            <text:p>25,7802074476</text:p>
          </table:table-cell>
          <table:table-cell office:value-type="float" office:value="39.873703759" calcext:value-type="float">
            <text:p>39,8737037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.5246567954" calcext:value-type="float">
            <text:p>5,5246567954</text:p>
          </table:table-cell>
          <table:table-cell office:value-type="float" office:value="23.5143284389" calcext:value-type="float">
            <text:p>23,5143284389</text:p>
          </table:table-cell>
          <table:table-cell table:number-columns-repeated="16378"/>
        </table:table-row>
        <table:table-row table:style-name="ro1">
          <table:table-cell office:value-type="date" office:date-value="1994-09-01" calcext:value-type="date">
            <text:p>01/09/94</text:p>
          </table:table-cell>
          <table:table-cell office:value-type="float" office:value="37.0141424563" calcext:value-type="float">
            <text:p>37,0141424563</text:p>
          </table:table-cell>
          <table:table-cell office:value-type="float" office:value="77.5037911859" calcext:value-type="float">
            <text:p>77,50379118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8.0444361545" calcext:value-type="float">
            <text:p>28,0444361545</text:p>
          </table:table-cell>
          <table:table-cell office:value-type="float" office:value="54.1514476057" calcext:value-type="float">
            <text:p>54,1514476057</text:p>
          </table:table-cell>
          <table:table-cell table:number-columns-repeated="16378"/>
        </table:table-row>
        <table:table-row table:style-name="ro1">
          <table:table-cell office:value-type="date" office:date-value="1994-10-01" calcext:value-type="date">
            <text:p>01/10/94</text:p>
          </table:table-cell>
          <table:table-cell office:value-type="float" office:value="41.948753996" calcext:value-type="float">
            <text:p>41,948753996</text:p>
          </table:table-cell>
          <table:table-cell office:value-type="float" office:value="83.9737663419" calcext:value-type="float">
            <text:p>83,97376634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3457223007" calcext:value-type="float">
            <text:p>34,3457223007</text:p>
          </table:table-cell>
          <table:table-cell office:value-type="float" office:value="40.1942474563" calcext:value-type="float">
            <text:p>40,1942474563</text:p>
          </table:table-cell>
          <table:table-cell table:number-columns-repeated="16378"/>
        </table:table-row>
        <table:table-row table:style-name="ro1">
          <table:table-cell office:value-type="date" office:date-value="1994-11-01" calcext:value-type="date">
            <text:p>01/11/94</text:p>
          </table:table-cell>
          <table:table-cell office:value-type="float" office:value="42.5371216962" calcext:value-type="float">
            <text:p>42,5371216962</text:p>
          </table:table-cell>
          <table:table-cell office:value-type="float" office:value="73.7374088129" calcext:value-type="float">
            <text:p>73,73740881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3.732658609" calcext:value-type="float">
            <text:p>33,732658609</text:p>
          </table:table-cell>
          <table:table-cell office:value-type="float" office:value="25.6070546415" calcext:value-type="float">
            <text:p>25,6070546415</text:p>
          </table:table-cell>
          <table:table-cell table:number-columns-repeated="16378"/>
        </table:table-row>
        <table:table-row table:style-name="ro1">
          <table:table-cell office:value-type="date" office:date-value="1994-12-01" calcext:value-type="date">
            <text:p>01/12/94</text:p>
          </table:table-cell>
          <table:table-cell office:value-type="float" office:value="28.1002818743" calcext:value-type="float">
            <text:p>28,1002818743</text:p>
          </table:table-cell>
          <table:table-cell office:value-type="float" office:value="60.3036762099" calcext:value-type="float">
            <text:p>60,3036762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4.8062726225" calcext:value-type="float">
            <text:p>54,8062726225</text:p>
          </table:table-cell>
          <table:table-cell office:value-type="float" office:value="60.4172263291" calcext:value-type="float">
            <text:p>60,4172263291</text:p>
          </table:table-cell>
          <table:table-cell table:number-columns-repeated="16378"/>
        </table:table-row>
        <table:table-row table:style-name="ro1">
          <table:table-cell office:value-type="date" office:date-value="1995-01-01" calcext:value-type="date">
            <text:p>01/01/95</text:p>
          </table:table-cell>
          <table:table-cell office:value-type="float" office:value="36.6153363799" calcext:value-type="float">
            <text:p>36,6153363799</text:p>
          </table:table-cell>
          <table:table-cell office:value-type="float" office:value="88.0645004639" calcext:value-type="float">
            <text:p>88,06450046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0.7685119421" calcext:value-type="float">
            <text:p>40,7685119421</text:p>
          </table:table-cell>
          <table:table-cell office:value-type="float" office:value="62.3980899959" calcext:value-type="float">
            <text:p>62,3980899959</text:p>
          </table:table-cell>
          <table:table-cell table:number-columns-repeated="16378"/>
        </table:table-row>
        <table:table-row table:style-name="ro1">
          <table:table-cell office:value-type="date" office:date-value="1995-02-01" calcext:value-type="date">
            <text:p>01/02/95</text:p>
          </table:table-cell>
          <table:table-cell office:value-type="float" office:value="35.036857112" calcext:value-type="float">
            <text:p>35,036857112</text:p>
          </table:table-cell>
          <table:table-cell office:value-type="float" office:value="90.1772041929" calcext:value-type="float">
            <text:p>90,17720419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5.6252558677" calcext:value-type="float">
            <text:p>25,6252558677</text:p>
          </table:table-cell>
          <table:table-cell office:value-type="float" office:value="48.8363744114" calcext:value-type="float">
            <text:p>48,8363744114</text:p>
          </table:table-cell>
          <table:table-cell table:number-columns-repeated="16378"/>
        </table:table-row>
        <table:table-row table:style-name="ro1">
          <table:table-cell office:value-type="date" office:date-value="1995-03-01" calcext:value-type="date">
            <text:p>01/03/95</text:p>
          </table:table-cell>
          <table:table-cell office:value-type="float" office:value="40.8228105569" calcext:value-type="float">
            <text:p>40,8228105569</text:p>
          </table:table-cell>
          <table:table-cell office:value-type="float" office:value="97.6245037239" calcext:value-type="float">
            <text:p>97,62450372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7569826323" calcext:value-type="float">
            <text:p>36,7569826323</text:p>
          </table:table-cell>
          <table:table-cell office:value-type="float" office:value="36.9769514262" calcext:value-type="float">
            <text:p>36,9769514262</text:p>
          </table:table-cell>
          <table:table-cell table:number-columns-repeated="16378"/>
        </table:table-row>
        <table:table-row table:style-name="ro1">
          <table:table-cell office:value-type="date" office:date-value="1995-04-01" calcext:value-type="date">
            <text:p>01/04/95</text:p>
          </table:table-cell>
          <table:table-cell office:value-type="float" office:value="35.7018315241" calcext:value-type="float">
            <text:p>35,7018315241</text:p>
          </table:table-cell>
          <table:table-cell office:value-type="float" office:value="91.7143859789" calcext:value-type="float">
            <text:p>91,7143859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1241280466" calcext:value-type="float">
            <text:p>36,1241280466</text:p>
          </table:table-cell>
          <table:table-cell office:value-type="float" office:value="28.1197728592" calcext:value-type="float">
            <text:p>28,1197728592</text:p>
          </table:table-cell>
          <table:table-cell table:number-columns-repeated="16378"/>
        </table:table-row>
        <table:table-row table:style-name="ro1">
          <table:table-cell office:value-type="date" office:date-value="1995-05-01" calcext:value-type="date">
            <text:p>01/05/95</text:p>
          </table:table-cell>
          <table:table-cell office:value-type="float" office:value="38.1968582863" calcext:value-type="float">
            <text:p>38,1968582863</text:p>
          </table:table-cell>
          <table:table-cell office:value-type="float" office:value="83.5542666289" calcext:value-type="float">
            <text:p>83,55426662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8.6306781418" calcext:value-type="float">
            <text:p>28,6306781418</text:p>
          </table:table-cell>
          <table:table-cell office:value-type="float" office:value="44.4799593321" calcext:value-type="float">
            <text:p>44,4799593321</text:p>
          </table:table-cell>
          <table:table-cell table:number-columns-repeated="16378"/>
        </table:table-row>
        <table:table-row table:style-name="ro1">
          <table:table-cell office:value-type="date" office:date-value="1995-06-01" calcext:value-type="date">
            <text:p>01/06/95</text:p>
          </table:table-cell>
          <table:table-cell office:value-type="float" office:value="39.4242168185" calcext:value-type="float">
            <text:p>39,4242168185</text:p>
          </table:table-cell>
          <table:table-cell office:value-type="float" office:value="93.2077668589" calcext:value-type="float">
            <text:p>93,20776685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1.8591959592" calcext:value-type="float">
            <text:p>31,8591959592</text:p>
          </table:table-cell>
          <table:table-cell office:value-type="float" office:value="35.9045362211" calcext:value-type="float">
            <text:p>35,9045362211</text:p>
          </table:table-cell>
          <table:table-cell table:number-columns-repeated="16378"/>
        </table:table-row>
        <table:table-row table:style-name="ro1">
          <table:table-cell office:value-type="date" office:date-value="1995-07-01" calcext:value-type="date">
            <text:p>01/07/95</text:p>
          </table:table-cell>
          <table:table-cell office:value-type="float" office:value="32.178635239" calcext:value-type="float">
            <text:p>32,178635239</text:p>
          </table:table-cell>
          <table:table-cell office:value-type="float" office:value="78.7242217699" calcext:value-type="float">
            <text:p>78,7242217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8.7534047885" calcext:value-type="float">
            <text:p>28,7534047885</text:p>
          </table:table-cell>
          <table:table-cell office:value-type="float" office:value="28.738871829" calcext:value-type="float">
            <text:p>28,738871829</text:p>
          </table:table-cell>
          <table:table-cell table:number-columns-repeated="16378"/>
        </table:table-row>
        <table:table-row table:style-name="ro1">
          <table:table-cell office:value-type="date" office:date-value="1995-08-01" calcext:value-type="date">
            <text:p>01/08/95</text:p>
          </table:table-cell>
          <table:table-cell office:value-type="float" office:value="26.6242769058" calcext:value-type="float">
            <text:p>26,6242769058</text:p>
          </table:table-cell>
          <table:table-cell office:value-type="float" office:value="44.705046418" calcext:value-type="float">
            <text:p>44,705046418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.8878726246" calcext:value-type="float">
            <text:p>6,8878726246</text:p>
          </table:table-cell>
          <table:table-cell office:value-type="float" office:value="19.0606042913" calcext:value-type="float">
            <text:p>19,0606042913</text:p>
          </table:table-cell>
          <table:table-cell table:number-columns-repeated="16378"/>
        </table:table-row>
        <table:table-row table:style-name="ro1">
          <table:table-cell office:value-type="date" office:date-value="1995-09-01" calcext:value-type="date">
            <text:p>01/09/95</text:p>
          </table:table-cell>
          <table:table-cell office:value-type="float" office:value="38.1875210886" calcext:value-type="float">
            <text:p>38,1875210886</text:p>
          </table:table-cell>
          <table:table-cell office:value-type="float" office:value="86.8750025509" calcext:value-type="float">
            <text:p>86,87500255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9790235287" calcext:value-type="float">
            <text:p>34,9790235287</text:p>
          </table:table-cell>
          <table:table-cell office:value-type="float" office:value="32.3715462157" calcext:value-type="float">
            <text:p>32,3715462157</text:p>
          </table:table-cell>
          <table:table-cell table:number-columns-repeated="16378"/>
        </table:table-row>
        <table:table-row table:style-name="ro1">
          <table:table-cell office:value-type="date" office:date-value="1995-10-01" calcext:value-type="date">
            <text:p>01/10/95</text:p>
          </table:table-cell>
          <table:table-cell office:value-type="float" office:value="38.5568266565" calcext:value-type="float">
            <text:p>38,5568266565</text:p>
          </table:table-cell>
          <table:table-cell office:value-type="float" office:value="97.1070658009" calcext:value-type="float">
            <text:p>97,1070658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7.0070689798" calcext:value-type="float">
            <text:p>37,0070689798</text:p>
          </table:table-cell>
          <table:table-cell office:value-type="float" office:value="47.6840280192" calcext:value-type="float">
            <text:p>47,6840280192</text:p>
          </table:table-cell>
          <table:table-cell table:number-columns-repeated="16378"/>
        </table:table-row>
        <table:table-row table:style-name="ro1">
          <table:table-cell office:value-type="date" office:date-value="1995-11-01" calcext:value-type="date">
            <text:p>01/11/95</text:p>
          </table:table-cell>
          <table:table-cell office:value-type="float" office:value="39.0577710254" calcext:value-type="float">
            <text:p>39,0577710254</text:p>
          </table:table-cell>
          <table:table-cell office:value-type="float" office:value="85.2728090639" calcext:value-type="float">
            <text:p>85,27280906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3627872134" calcext:value-type="float">
            <text:p>36,3627872134</text:p>
          </table:table-cell>
          <table:table-cell office:value-type="float" office:value="44.7766968608" calcext:value-type="float">
            <text:p>44,7766968608</text:p>
          </table:table-cell>
          <table:table-cell table:number-columns-repeated="16378"/>
        </table:table-row>
        <table:table-row table:style-name="ro1">
          <table:table-cell office:value-type="date" office:date-value="1995-12-01" calcext:value-type="date">
            <text:p>01/12/95</text:p>
          </table:table-cell>
          <table:table-cell office:value-type="float" office:value="25.8543333215" calcext:value-type="float">
            <text:p>25,8543333215</text:p>
          </table:table-cell>
          <table:table-cell office:value-type="float" office:value="69.7360281109" calcext:value-type="float">
            <text:p>69,73602811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1064519437" calcext:value-type="float">
            <text:p>59,1064519437</text:p>
          </table:table-cell>
          <table:table-cell office:value-type="float" office:value="59.0355472758" calcext:value-type="float">
            <text:p>59,0355472758</text:p>
          </table:table-cell>
          <table:table-cell table:number-columns-repeated="16378"/>
        </table:table-row>
        <table:table-row table:style-name="ro1">
          <table:table-cell office:value-type="date" office:date-value="1996-01-01" calcext:value-type="date">
            <text:p>01/01/96</text:p>
          </table:table-cell>
          <table:table-cell office:value-type="float" office:value="42.4982674785" calcext:value-type="float">
            <text:p>42,4982674785</text:p>
          </table:table-cell>
          <table:table-cell office:value-type="float" office:value="86.4328117919" calcext:value-type="float">
            <text:p>86,43281179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630972119" calcext:value-type="float">
            <text:p>42,630972119</text:p>
          </table:table-cell>
          <table:table-cell office:value-type="float" office:value="59.2008140713" calcext:value-type="float">
            <text:p>59,2008140713</text:p>
          </table:table-cell>
          <table:table-cell table:number-columns-repeated="16378"/>
        </table:table-row>
        <table:table-row table:style-name="ro1">
          <table:table-cell office:value-type="date" office:date-value="1996-02-01" calcext:value-type="date">
            <text:p>01/02/96</text:p>
          </table:table-cell>
          <table:table-cell office:value-type="float" office:value="46.3557502997" calcext:value-type="float">
            <text:p>46,3557502997</text:p>
          </table:table-cell>
          <table:table-cell office:value-type="float" office:value="88.4980935449" calcext:value-type="float">
            <text:p>88,49809354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6.6611435124" calcext:value-type="float">
            <text:p>26,6611435124</text:p>
          </table:table-cell>
          <table:table-cell office:value-type="float" office:value="48.0727403138" calcext:value-type="float">
            <text:p>48,0727403138</text:p>
          </table:table-cell>
          <table:table-cell table:number-columns-repeated="16378"/>
        </table:table-row>
        <table:table-row table:style-name="ro1">
          <table:table-cell office:value-type="date" office:date-value="1996-03-01" calcext:value-type="date">
            <text:p>01/03/96</text:p>
          </table:table-cell>
          <table:table-cell office:value-type="float" office:value="45.2049349106" calcext:value-type="float">
            <text:p>45,2049349106</text:p>
          </table:table-cell>
          <table:table-cell office:value-type="float" office:value="95.8144553709" calcext:value-type="float">
            <text:p>95,8144553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5.1363484168" calcext:value-type="float">
            <text:p>35,1363484168</text:p>
          </table:table-cell>
          <table:table-cell office:value-type="float" office:value="45.0970592136" calcext:value-type="float">
            <text:p>45,0970592136</text:p>
          </table:table-cell>
          <table:table-cell table:number-columns-repeated="16378"/>
        </table:table-row>
        <table:table-row table:style-name="ro1">
          <table:table-cell office:value-type="date" office:date-value="1996-04-01" calcext:value-type="date">
            <text:p>01/04/96</text:p>
          </table:table-cell>
          <table:table-cell office:value-type="float" office:value="49.5524703546" calcext:value-type="float">
            <text:p>49,5524703546</text:p>
          </table:table-cell>
          <table:table-cell office:value-type="float" office:value="97.3178548399" calcext:value-type="float">
            <text:p>97,317854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7.144364623" calcext:value-type="float">
            <text:p>37,144364623</text:p>
          </table:table-cell>
          <table:table-cell office:value-type="float" office:value="35.6052689782" calcext:value-type="float">
            <text:p>35,6052689782</text:p>
          </table:table-cell>
          <table:table-cell table:number-columns-repeated="16378"/>
        </table:table-row>
        <table:table-row table:style-name="ro1">
          <table:table-cell office:value-type="date" office:date-value="1996-05-01" calcext:value-type="date">
            <text:p>01/05/96</text:p>
          </table:table-cell>
          <table:table-cell office:value-type="float" office:value="45.4744917987" calcext:value-type="float">
            <text:p>45,4744917987</text:p>
          </table:table-cell>
          <table:table-cell office:value-type="float" office:value="88.6549024729" calcext:value-type="float">
            <text:p>88,65490247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0.2300108951" calcext:value-type="float">
            <text:p>30,2300108951</text:p>
          </table:table-cell>
          <table:table-cell office:value-type="float" office:value="37.8460167737" calcext:value-type="float">
            <text:p>37,8460167737</text:p>
          </table:table-cell>
          <table:table-cell table:number-columns-repeated="16378"/>
        </table:table-row>
        <table:table-row table:style-name="ro1">
          <table:table-cell office:value-type="date" office:date-value="1996-06-01" calcext:value-type="date">
            <text:p>01/06/96</text:p>
          </table:table-cell>
          <table:table-cell office:value-type="float" office:value="44.6807168955" calcext:value-type="float">
            <text:p>44,6807168955</text:p>
          </table:table-cell>
          <table:table-cell office:value-type="float" office:value="98.8989598259" calcext:value-type="float">
            <text:p>98,89895982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6473786087" calcext:value-type="float">
            <text:p>34,6473786087</text:p>
          </table:table-cell>
          <table:table-cell office:value-type="float" office:value="33.8402138224" calcext:value-type="float">
            <text:p>33,8402138224</text:p>
          </table:table-cell>
          <table:table-cell table:number-columns-repeated="16378"/>
        </table:table-row>
        <table:table-row table:style-name="ro1">
          <table:table-cell office:value-type="date" office:date-value="1996-07-01" calcext:value-type="date">
            <text:p>01/07/96</text:p>
          </table:table-cell>
          <table:table-cell office:value-type="float" office:value="40.9549071365" calcext:value-type="float">
            <text:p>40,9549071365</text:p>
          </table:table-cell>
          <table:table-cell office:value-type="float" office:value="83.6696389039" calcext:value-type="float">
            <text:p>83,66963890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1.5959195152" calcext:value-type="float">
            <text:p>31,5959195152</text:p>
          </table:table-cell>
          <table:table-cell office:value-type="float" office:value="22.6499173467" calcext:value-type="float">
            <text:p>22,6499173467</text:p>
          </table:table-cell>
          <table:table-cell table:number-columns-repeated="16378"/>
        </table:table-row>
        <table:table-row table:style-name="ro1">
          <table:table-cell office:value-type="date" office:date-value="1996-08-01" calcext:value-type="date">
            <text:p>01/08/96</text:p>
          </table:table-cell>
          <table:table-cell office:value-type="float" office:value="40.2916585786" calcext:value-type="float">
            <text:p>40,2916585786</text:p>
          </table:table-cell>
          <table:table-cell office:value-type="float" office:value="47.539830286" calcext:value-type="float">
            <text:p>47,539830286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.7704490571" calcext:value-type="float">
            <text:p>5,7704490571</text:p>
          </table:table-cell>
          <table:table-cell office:value-type="float" office:value="19.9770996693" calcext:value-type="float">
            <text:p>19,9770996693</text:p>
          </table:table-cell>
          <table:table-cell table:number-columns-repeated="16378"/>
        </table:table-row>
        <table:table-row table:style-name="ro1">
          <table:table-cell office:value-type="date" office:date-value="1996-09-01" calcext:value-type="date">
            <text:p>01/09/96</text:p>
          </table:table-cell>
          <table:table-cell office:value-type="float" office:value="43.8368864398" calcext:value-type="float">
            <text:p>43,8368864398</text:p>
          </table:table-cell>
          <table:table-cell office:value-type="float" office:value="92.4891372649" calcext:value-type="float">
            <text:p>92,48913726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5.7081146739" calcext:value-type="float">
            <text:p>35,7081146739</text:p>
          </table:table-cell>
          <table:table-cell office:value-type="float" office:value="36.0888883439" calcext:value-type="float">
            <text:p>36,0888883439</text:p>
          </table:table-cell>
          <table:table-cell table:number-columns-repeated="16378"/>
        </table:table-row>
        <table:table-row table:style-name="ro1">
          <table:table-cell office:value-type="date" office:date-value="1996-10-01" calcext:value-type="date">
            <text:p>01/10/96</text:p>
          </table:table-cell>
          <table:table-cell office:value-type="float" office:value="45.6326549282" calcext:value-type="float">
            <text:p>45,6326549282</text:p>
          </table:table-cell>
          <table:table-cell office:value-type="float" office:value="99.7744989689" calcext:value-type="float">
            <text:p>99,77449896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1862411802" calcext:value-type="float">
            <text:p>42,1862411802</text:p>
          </table:table-cell>
          <table:table-cell office:value-type="float" office:value="59.621424645" calcext:value-type="float">
            <text:p>59,621424645</text:p>
          </table:table-cell>
          <table:table-cell table:number-columns-repeated="16378"/>
        </table:table-row>
        <table:table-row table:style-name="ro1">
          <table:table-cell office:value-type="date" office:date-value="1996-11-01" calcext:value-type="date">
            <text:p>01/11/96</text:p>
          </table:table-cell>
          <table:table-cell office:value-type="float" office:value="44.6656209338" calcext:value-type="float">
            <text:p>44,6656209338</text:p>
          </table:table-cell>
          <table:table-cell office:value-type="float" office:value="87.5601714559" calcext:value-type="float">
            <text:p>87,56017145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3559700526" calcext:value-type="float">
            <text:p>36,3559700526</text:p>
          </table:table-cell>
          <table:table-cell office:value-type="float" office:value="44.9360825296" calcext:value-type="float">
            <text:p>44,9360825296</text:p>
          </table:table-cell>
          <table:table-cell table:number-columns-repeated="16378"/>
        </table:table-row>
        <table:table-row table:style-name="ro1">
          <table:table-cell office:value-type="date" office:date-value="1996-12-01" calcext:value-type="date">
            <text:p>01/12/96</text:p>
          </table:table-cell>
          <table:table-cell office:value-type="float" office:value="28.6646469498" calcext:value-type="float">
            <text:p>28,6646469498</text:p>
          </table:table-cell>
          <table:table-cell office:value-type="float" office:value="71.6719427869" calcext:value-type="float">
            <text:p>71,67194278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4.0504224548" calcext:value-type="float">
            <text:p>54,0504224548</text:p>
          </table:table-cell>
          <table:table-cell office:value-type="float" office:value="53.2927786164" calcext:value-type="float">
            <text:p>53,2927786164</text:p>
          </table:table-cell>
          <table:table-cell table:number-columns-repeated="16378"/>
        </table:table-row>
        <table:table-row table:style-name="ro1">
          <table:table-cell office:value-type="date" office:date-value="1997-01-01" calcext:value-type="date">
            <text:p>01/01/97</text:p>
          </table:table-cell>
          <table:table-cell office:value-type="float" office:value="46.0227252348" calcext:value-type="float">
            <text:p>46,0227252348</text:p>
          </table:table-cell>
          <table:table-cell office:value-type="float" office:value="87.0287371779" calcext:value-type="float">
            <text:p>87,02873717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6.1256164917" calcext:value-type="float">
            <text:p>46,1256164917</text:p>
          </table:table-cell>
          <table:table-cell office:value-type="float" office:value="55.3373610002" calcext:value-type="float">
            <text:p>55,3373610002</text:p>
          </table:table-cell>
          <table:table-cell table:number-columns-repeated="16378"/>
        </table:table-row>
        <table:table-row table:style-name="ro1">
          <table:table-cell office:value-type="date" office:date-value="1997-02-01" calcext:value-type="date">
            <text:p>01/02/97</text:p>
          </table:table-cell>
          <table:table-cell office:value-type="float" office:value="47.4373321433" calcext:value-type="float">
            <text:p>47,4373321433</text:p>
          </table:table-cell>
          <table:table-cell office:value-type="float" office:value="89.4907102479" calcext:value-type="float">
            <text:p>89,49071024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2.0547865121" calcext:value-type="float">
            <text:p>32,0547865121</text:p>
          </table:table-cell>
          <table:table-cell office:value-type="float" office:value="98.5825915958" calcext:value-type="float">
            <text:p>98,5825915958</text:p>
          </table:table-cell>
          <table:table-cell table:number-columns-repeated="16378"/>
        </table:table-row>
        <table:table-row table:style-name="ro1">
          <table:table-cell office:value-type="date" office:date-value="1997-03-01" calcext:value-type="date">
            <text:p>01/03/97</text:p>
          </table:table-cell>
          <table:table-cell office:value-type="float" office:value="46.1859969919" calcext:value-type="float">
            <text:p>46,1859969919</text:p>
          </table:table-cell>
          <table:table-cell office:value-type="float" office:value="97.3018440889" calcext:value-type="float">
            <text:p>97,30184408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8.4278110549" calcext:value-type="float">
            <text:p>38,4278110549</text:p>
          </table:table-cell>
          <table:table-cell office:value-type="float" office:value="60.3186894092" calcext:value-type="float">
            <text:p>60,3186894092</text:p>
          </table:table-cell>
          <table:table-cell table:number-columns-repeated="16378"/>
        </table:table-row>
        <table:table-row table:style-name="ro1">
          <table:table-cell office:value-type="date" office:date-value="1997-04-01" calcext:value-type="date">
            <text:p>01/04/97</text:p>
          </table:table-cell>
          <table:table-cell office:value-type="float" office:value="57.5970287544" calcext:value-type="float">
            <text:p>57,5970287544</text:p>
          </table:table-cell>
          <table:table-cell office:value-type="float" office:value="104.3760142299" calcext:value-type="float">
            <text:p>104,3760142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5.410625354" calcext:value-type="float">
            <text:p>45,410625354</text:p>
          </table:table-cell>
          <table:table-cell office:value-type="float" office:value="54.5059185584" calcext:value-type="float">
            <text:p>54,5059185584</text:p>
          </table:table-cell>
          <table:table-cell table:number-columns-repeated="16378"/>
        </table:table-row>
        <table:table-row table:style-name="ro1">
          <table:table-cell office:value-type="date" office:date-value="1997-05-01" calcext:value-type="date">
            <text:p>01/05/97</text:p>
          </table:table-cell>
          <table:table-cell office:value-type="float" office:value="44.4000069684" calcext:value-type="float">
            <text:p>44,4000069684</text:p>
          </table:table-cell>
          <table:table-cell office:value-type="float" office:value="95.3460867919" calcext:value-type="float">
            <text:p>95,34608679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5.1108936621" calcext:value-type="float">
            <text:p>35,1108936621</text:p>
          </table:table-cell>
          <table:table-cell office:value-type="float" office:value="41.4126719252" calcext:value-type="float">
            <text:p>41,4126719252</text:p>
          </table:table-cell>
          <table:table-cell table:number-columns-repeated="16378"/>
        </table:table-row>
        <table:table-row table:style-name="ro1">
          <table:table-cell office:value-type="date" office:date-value="1997-06-01" calcext:value-type="date">
            <text:p>01/06/97</text:p>
          </table:table-cell>
          <table:table-cell office:value-type="float" office:value="51.5761341623" calcext:value-type="float">
            <text:p>51,5761341623</text:p>
          </table:table-cell>
          <table:table-cell office:value-type="float" office:value="106.4676084499" calcext:value-type="float">
            <text:p>106,4676084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3.6789839338" calcext:value-type="float">
            <text:p>43,6789839338</text:p>
          </table:table-cell>
          <table:table-cell office:value-type="float" office:value="58.4990316562" calcext:value-type="float">
            <text:p>58,4990316562</text:p>
          </table:table-cell>
          <table:table-cell table:number-columns-repeated="16378"/>
        </table:table-row>
        <table:table-row table:style-name="ro1">
          <table:table-cell office:value-type="date" office:date-value="1997-07-01" calcext:value-type="date">
            <text:p>01/07/97</text:p>
          </table:table-cell>
          <table:table-cell office:value-type="float" office:value="48.3119382006" calcext:value-type="float">
            <text:p>48,3119382006</text:p>
          </table:table-cell>
          <table:table-cell office:value-type="float" office:value="96.1487263199" calcext:value-type="float">
            <text:p>96,1487263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9.0481661531" calcext:value-type="float">
            <text:p>39,0481661531</text:p>
          </table:table-cell>
          <table:table-cell office:value-type="float" office:value="53.5674326333" calcext:value-type="float">
            <text:p>53,5674326333</text:p>
          </table:table-cell>
          <table:table-cell table:number-columns-repeated="16378"/>
        </table:table-row>
        <table:table-row table:style-name="ro1">
          <table:table-cell office:value-type="date" office:date-value="1997-08-01" calcext:value-type="date">
            <text:p>01/08/97</text:p>
          </table:table-cell>
          <table:table-cell office:value-type="float" office:value="36.5786364874" calcext:value-type="float">
            <text:p>36,5786364874</text:p>
          </table:table-cell>
          <table:table-cell office:value-type="float" office:value="54.636898367" calcext:value-type="float">
            <text:p>54,636898367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.6138037881" calcext:value-type="float">
            <text:p>6,6138037881</text:p>
          </table:table-cell>
          <table:table-cell office:value-type="float" office:value="31.9830617389" calcext:value-type="float">
            <text:p>31,9830617389</text:p>
          </table:table-cell>
          <table:table-cell table:number-columns-repeated="16378"/>
        </table:table-row>
        <table:table-row table:style-name="ro1">
          <table:table-cell office:value-type="date" office:date-value="1997-09-01" calcext:value-type="date">
            <text:p>01/09/97</text:p>
          </table:table-cell>
          <table:table-cell office:value-type="float" office:value="52.6007033742" calcext:value-type="float">
            <text:p>52,6007033742</text:p>
          </table:table-cell>
          <table:table-cell office:value-type="float" office:value="106.3251853699" calcext:value-type="float">
            <text:p>106,3251853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6.7249043173" calcext:value-type="float">
            <text:p>46,7249043173</text:p>
          </table:table-cell>
          <table:table-cell office:value-type="float" office:value="49.2845675205" calcext:value-type="float">
            <text:p>49,2845675205</text:p>
          </table:table-cell>
          <table:table-cell table:number-columns-repeated="16378"/>
        </table:table-row>
        <table:table-row table:style-name="ro1">
          <table:table-cell office:value-type="date" office:date-value="1997-10-01" calcext:value-type="date">
            <text:p>01/10/97</text:p>
          </table:table-cell>
          <table:table-cell office:value-type="float" office:value="54.6919388549" calcext:value-type="float">
            <text:p>54,6919388549</text:p>
          </table:table-cell>
          <table:table-cell office:value-type="float" office:value="115.3674383299" calcext:value-type="float">
            <text:p>115,3674383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7.0746311889" calcext:value-type="float">
            <text:p>47,0746311889</text:p>
          </table:table-cell>
          <table:table-cell office:value-type="float" office:value="58.0576393802" calcext:value-type="float">
            <text:p>58,0576393802</text:p>
          </table:table-cell>
          <table:table-cell table:number-columns-repeated="16378"/>
        </table:table-row>
        <table:table-row table:style-name="ro1">
          <table:table-cell office:value-type="date" office:date-value="1997-11-01" calcext:value-type="date">
            <text:p>01/11/97</text:p>
          </table:table-cell>
          <table:table-cell office:value-type="float" office:value="44.8427300711" calcext:value-type="float">
            <text:p>44,8427300711</text:p>
          </table:table-cell>
          <table:table-cell office:value-type="float" office:value="101.5033303399" calcext:value-type="float">
            <text:p>101,503330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2742612462" calcext:value-type="float">
            <text:p>42,2742612462</text:p>
          </table:table-cell>
          <table:table-cell office:value-type="float" office:value="45.8587706599" calcext:value-type="float">
            <text:p>45,8587706599</text:p>
          </table:table-cell>
          <table:table-cell table:number-columns-repeated="16378"/>
        </table:table-row>
        <table:table-row table:style-name="ro1">
          <table:table-cell office:value-type="date" office:date-value="1997-12-01" calcext:value-type="date">
            <text:p>01/12/97</text:p>
          </table:table-cell>
          <table:table-cell office:value-type="float" office:value="44.0246062166" calcext:value-type="float">
            <text:p>44,0246062166</text:p>
          </table:table-cell>
          <table:table-cell office:value-type="float" office:value="83.0494858149" calcext:value-type="float">
            <text:p>83,04948581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1024176335" calcext:value-type="float">
            <text:p>59,1024176335</text:p>
          </table:table-cell>
          <table:table-cell office:value-type="float" office:value="57.61785677" calcext:value-type="float">
            <text:p>57,61785677</text:p>
          </table:table-cell>
          <table:table-cell table:number-columns-repeated="16378"/>
        </table:table-row>
        <table:table-row table:style-name="ro1">
          <table:table-cell office:value-type="date" office:date-value="1998-01-01" calcext:value-type="date">
            <text:p>01/01/98</text:p>
          </table:table-cell>
          <table:table-cell office:value-type="float" office:value="50.729952483" calcext:value-type="float">
            <text:p>50,729952483</text:p>
          </table:table-cell>
          <table:table-cell office:value-type="float" office:value="100.0662128099" calcext:value-type="float">
            <text:p>100,0662128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7.4507185105" calcext:value-type="float">
            <text:p>57,4507185105</text:p>
          </table:table-cell>
          <table:table-cell office:value-type="float" office:value="93.3404965073" calcext:value-type="float">
            <text:p>93,3404965073</text:p>
          </table:table-cell>
          <table:table-cell table:number-columns-repeated="16378"/>
        </table:table-row>
        <table:table-row table:style-name="ro1">
          <table:table-cell office:value-type="date" office:date-value="1998-02-01" calcext:value-type="date">
            <text:p>01/02/98</text:p>
          </table:table-cell>
          <table:table-cell office:value-type="float" office:value="55.5696168585" calcext:value-type="float">
            <text:p>55,5696168585</text:p>
          </table:table-cell>
          <table:table-cell office:value-type="float" office:value="102.5402279199" calcext:value-type="float">
            <text:p>102,5402279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3.9591312367" calcext:value-type="float">
            <text:p>43,9591312367</text:p>
          </table:table-cell>
          <table:table-cell office:value-type="float" office:value="83.2684293821" calcext:value-type="float">
            <text:p>83,2684293821</text:p>
          </table:table-cell>
          <table:table-cell table:number-columns-repeated="16378"/>
        </table:table-row>
        <table:table-row table:style-name="ro1">
          <table:table-cell office:value-type="date" office:date-value="1998-03-01" calcext:value-type="date">
            <text:p>01/03/98</text:p>
          </table:table-cell>
          <table:table-cell office:value-type="float" office:value="60.6808665478" calcext:value-type="float">
            <text:p>60,6808665478</text:p>
          </table:table-cell>
          <table:table-cell office:value-type="float" office:value="111.3306474699" calcext:value-type="float">
            <text:p>111,3306474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3.3165422484" calcext:value-type="float">
            <text:p>63,3165422484</text:p>
          </table:table-cell>
          <table:table-cell office:value-type="float" office:value="66.1227359282" calcext:value-type="float">
            <text:p>66,1227359282</text:p>
          </table:table-cell>
          <table:table-cell table:number-columns-repeated="16378"/>
        </table:table-row>
        <table:table-row table:style-name="ro1">
          <table:table-cell office:value-type="date" office:date-value="1998-04-01" calcext:value-type="date">
            <text:p>01/04/98</text:p>
          </table:table-cell>
          <table:table-cell office:value-type="float" office:value="59.8972494589" calcext:value-type="float">
            <text:p>59,8972494589</text:p>
          </table:table-cell>
          <table:table-cell office:value-type="float" office:value="117.9068475599" calcext:value-type="float">
            <text:p>117,9068475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4.5029699694" calcext:value-type="float">
            <text:p>54,5029699694</text:p>
          </table:table-cell>
          <table:table-cell office:value-type="float" office:value="52.1372656689" calcext:value-type="float">
            <text:p>52,1372656689</text:p>
          </table:table-cell>
          <table:table-cell table:number-columns-repeated="16378"/>
        </table:table-row>
        <table:table-row table:style-name="ro1">
          <table:table-cell office:value-type="date" office:date-value="1998-05-01" calcext:value-type="date">
            <text:p>01/05/98</text:p>
          </table:table-cell>
          <table:table-cell office:value-type="float" office:value="53.9612886915" calcext:value-type="float">
            <text:p>53,9612886915</text:p>
          </table:table-cell>
          <table:table-cell office:value-type="float" office:value="107.6080812599" calcext:value-type="float">
            <text:p>107,6080812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3742831882" calcext:value-type="float">
            <text:p>42,3742831882</text:p>
          </table:table-cell>
          <table:table-cell office:value-type="float" office:value="53.1124766578" calcext:value-type="float">
            <text:p>53,1124766578</text:p>
          </table:table-cell>
          <table:table-cell table:number-columns-repeated="16378"/>
        </table:table-row>
        <table:table-row table:style-name="ro1">
          <table:table-cell office:value-type="date" office:date-value="1998-06-01" calcext:value-type="date">
            <text:p>01/06/98</text:p>
          </table:table-cell>
          <table:table-cell office:value-type="float" office:value="65.2463269012" calcext:value-type="float">
            <text:p>65,2463269012</text:p>
          </table:table-cell>
          <table:table-cell office:value-type="float" office:value="120.1457105999" calcext:value-type="float">
            <text:p>120,1457105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3.300144199" calcext:value-type="float">
            <text:p>63,300144199</text:p>
          </table:table-cell>
          <table:table-cell office:value-type="float" office:value="65.639181369" calcext:value-type="float">
            <text:p>65,639181369</text:p>
          </table:table-cell>
          <table:table-cell table:number-columns-repeated="16378"/>
        </table:table-row>
        <table:table-row table:style-name="ro1">
          <table:table-cell office:value-type="date" office:date-value="1998-07-01" calcext:value-type="date">
            <text:p>01/07/98</text:p>
          </table:table-cell>
          <table:table-cell office:value-type="float" office:value="55.725974879" calcext:value-type="float">
            <text:p>55,725974879</text:p>
          </table:table-cell>
          <table:table-cell office:value-type="float" office:value="106.4755171699" calcext:value-type="float">
            <text:p>106,475517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8.6514320267" calcext:value-type="float">
            <text:p>58,6514320267</text:p>
          </table:table-cell>
          <table:table-cell office:value-type="float" office:value="43.0720404517" calcext:value-type="float">
            <text:p>43,0720404517</text:p>
          </table:table-cell>
          <table:table-cell table:number-columns-repeated="16378"/>
        </table:table-row>
        <table:table-row table:style-name="ro1">
          <table:table-cell office:value-type="date" office:date-value="1998-08-01" calcext:value-type="date">
            <text:p>01/08/98</text:p>
          </table:table-cell>
          <table:table-cell office:value-type="float" office:value="43.3497794511" calcext:value-type="float">
            <text:p>43,3497794511</text:p>
          </table:table-cell>
          <table:table-cell office:value-type="float" office:value="60.4659082959" calcext:value-type="float">
            <text:p>60,46590829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.3149373844" calcext:value-type="float">
            <text:p>8,3149373844</text:p>
          </table:table-cell>
          <table:table-cell office:value-type="float" office:value="31.3174829312" calcext:value-type="float">
            <text:p>31,3174829312</text:p>
          </table:table-cell>
          <table:table-cell table:number-columns-repeated="16378"/>
        </table:table-row>
        <table:table-row table:style-name="ro1">
          <table:table-cell office:value-type="date" office:date-value="1998-09-01" calcext:value-type="date">
            <text:p>01/09/98</text:p>
          </table:table-cell>
          <table:table-cell office:value-type="float" office:value="63.341886146" calcext:value-type="float">
            <text:p>63,341886146</text:p>
          </table:table-cell>
          <table:table-cell office:value-type="float" office:value="117.7570116599" calcext:value-type="float">
            <text:p>117,7570116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9.7994929302" calcext:value-type="float">
            <text:p>69,7994929302</text:p>
          </table:table-cell>
          <table:table-cell office:value-type="float" office:value="44.2956279679" calcext:value-type="float">
            <text:p>44,2956279679</text:p>
          </table:table-cell>
          <table:table-cell table:number-columns-repeated="16378"/>
        </table:table-row>
        <table:table-row table:style-name="ro1">
          <table:table-cell office:value-type="date" office:date-value="1998-10-01" calcext:value-type="date">
            <text:p>01/10/98</text:p>
          </table:table-cell>
          <table:table-cell office:value-type="float" office:value="62.5235336087" calcext:value-type="float">
            <text:p>62,5235336087</text:p>
          </table:table-cell>
          <table:table-cell office:value-type="float" office:value="128.3579314699" calcext:value-type="float">
            <text:p>128,3579314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008307566" calcext:value-type="float">
            <text:p>66,008307566</text:p>
          </table:table-cell>
          <table:table-cell office:value-type="float" office:value="68.8030106814" calcext:value-type="float">
            <text:p>68,8030106814</text:p>
          </table:table-cell>
          <table:table-cell table:number-columns-repeated="16378"/>
        </table:table-row>
        <table:table-row table:style-name="ro1">
          <table:table-cell office:value-type="date" office:date-value="1998-11-01" calcext:value-type="date">
            <text:p>01/11/98</text:p>
          </table:table-cell>
          <table:table-cell office:value-type="float" office:value="63.5662620601" calcext:value-type="float">
            <text:p>63,5662620601</text:p>
          </table:table-cell>
          <table:table-cell office:value-type="float" office:value="113.0935200099" calcext:value-type="float">
            <text:p>113,0935200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0.0332825773" calcext:value-type="float">
            <text:p>60,0332825773</text:p>
          </table:table-cell>
          <table:table-cell office:value-type="float" office:value="66.6727594068" calcext:value-type="float">
            <text:p>66,6727594068</text:p>
          </table:table-cell>
          <table:table-cell table:number-columns-repeated="16378"/>
        </table:table-row>
        <table:table-row table:style-name="ro1">
          <table:table-cell office:value-type="date" office:date-value="1998-12-01" calcext:value-type="date">
            <text:p>01/12/98</text:p>
          </table:table-cell>
          <table:table-cell office:value-type="float" office:value="47.1414820864" calcext:value-type="float">
            <text:p>47,1414820864</text:p>
          </table:table-cell>
          <table:table-cell office:value-type="float" office:value="92.5648235539" calcext:value-type="float">
            <text:p>92,56482355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4609730174" calcext:value-type="float">
            <text:p>73,4609730174</text:p>
          </table:table-cell>
          <table:table-cell office:value-type="float" office:value="88.926506254" calcext:value-type="float">
            <text:p>88,926506254</text:p>
          </table:table-cell>
          <table:table-cell table:number-columns-repeated="16378"/>
        </table:table-row>
        <table:table-row table:style-name="ro1">
          <table:table-cell office:value-type="date" office:date-value="1999-01-01" calcext:value-type="date">
            <text:p>01/01/99</text:p>
          </table:table-cell>
          <table:table-cell office:value-type="float" office:value="60.0307429031" calcext:value-type="float">
            <text:p>60,0307429031</text:p>
          </table:table-cell>
          <table:table-cell office:value-type="float" office:value="113.0998957599" calcext:value-type="float">
            <text:p>113,0998957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7891113514" calcext:value-type="float">
            <text:p>66,7891113514</text:p>
          </table:table-cell>
          <table:table-cell office:value-type="float" office:value="98.2122911829" calcext:value-type="float">
            <text:p>98,2122911829</text:p>
          </table:table-cell>
          <table:table-cell table:number-columns-repeated="16378"/>
        </table:table-row>
        <table:table-row table:style-name="ro1">
          <table:table-cell office:value-type="date" office:date-value="1999-02-01" calcext:value-type="date">
            <text:p>01/02/99</text:p>
          </table:table-cell>
          <table:table-cell office:value-type="float" office:value="66.3499737564" calcext:value-type="float">
            <text:p>66,3499737564</text:p>
          </table:table-cell>
          <table:table-cell office:value-type="float" office:value="115.9369436499" calcext:value-type="float">
            <text:p>115,9369436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0.7150114674" calcext:value-type="float">
            <text:p>60,7150114674</text:p>
          </table:table-cell>
          <table:table-cell office:value-type="float" office:value="85.930694183" calcext:value-type="float">
            <text:p>85,930694183</text:p>
          </table:table-cell>
          <table:table-cell table:number-columns-repeated="16378"/>
        </table:table-row>
        <table:table-row table:style-name="ro1">
          <table:table-cell office:value-type="date" office:date-value="1999-03-01" calcext:value-type="date">
            <text:p>01/03/99</text:p>
          </table:table-cell>
          <table:table-cell office:value-type="float" office:value="77.0609852439" calcext:value-type="float">
            <text:p>77,0609852439</text:p>
          </table:table-cell>
          <table:table-cell office:value-type="float" office:value="125.7574536499" calcext:value-type="float">
            <text:p>125,7574536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5079730753" calcext:value-type="float">
            <text:p>88,5079730753</text:p>
          </table:table-cell>
          <table:table-cell office:value-type="float" office:value="74.3425164896" calcext:value-type="float">
            <text:p>74,3425164896</text:p>
          </table:table-cell>
          <table:table-cell table:number-columns-repeated="16378"/>
        </table:table-row>
        <table:table-row table:style-name="ro1">
          <table:table-cell office:value-type="date" office:date-value="1999-04-01" calcext:value-type="date">
            <text:p>01/04/99</text:p>
          </table:table-cell>
          <table:table-cell office:value-type="float" office:value="69.5039556992" calcext:value-type="float">
            <text:p>69,5039556992</text:p>
          </table:table-cell>
          <table:table-cell office:value-type="float" office:value="139.6125400499" calcext:value-type="float">
            <text:p>139,6125400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6.4485076717" calcext:value-type="float">
            <text:p>76,4485076717</text:p>
          </table:table-cell>
          <table:table-cell office:value-type="float" office:value="88.0824240016" calcext:value-type="float">
            <text:p>88,0824240016</text:p>
          </table:table-cell>
          <table:table-cell table:number-columns-repeated="16378"/>
        </table:table-row>
        <table:table-row table:style-name="ro1">
          <table:table-cell office:value-type="date" office:date-value="1999-05-01" calcext:value-type="date">
            <text:p>01/05/99</text:p>
          </table:table-cell>
          <table:table-cell office:value-type="float" office:value="67.6129345857" calcext:value-type="float">
            <text:p>67,6129345857</text:p>
          </table:table-cell>
          <table:table-cell office:value-type="float" office:value="127.3723658399" calcext:value-type="float">
            <text:p>127,372365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1.419174971" calcext:value-type="float">
            <text:p>51,419174971</text:p>
          </table:table-cell>
          <table:table-cell office:value-type="float" office:value="50.7824474099" calcext:value-type="float">
            <text:p>50,7824474099</text:p>
          </table:table-cell>
          <table:table-cell table:number-columns-repeated="16378"/>
        </table:table-row>
        <table:table-row table:style-name="ro1">
          <table:table-cell office:value-type="date" office:date-value="1999-06-01" calcext:value-type="date">
            <text:p>01/06/99</text:p>
          </table:table-cell>
          <table:table-cell office:value-type="float" office:value="76.7596373031" calcext:value-type="float">
            <text:p>76,7596373031</text:p>
          </table:table-cell>
          <table:table-cell office:value-type="float" office:value="142.1512658699" calcext:value-type="float">
            <text:p>142,1512658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8.4034158899" calcext:value-type="float">
            <text:p>78,4034158899</text:p>
          </table:table-cell>
          <table:table-cell office:value-type="float" office:value="88.5600489831" calcext:value-type="float">
            <text:p>88,5600489831</text:p>
          </table:table-cell>
          <table:table-cell table:number-columns-repeated="16378"/>
        </table:table-row>
        <table:table-row table:style-name="ro1">
          <table:table-cell office:value-type="date" office:date-value="1999-07-01" calcext:value-type="date">
            <text:p>01/07/99</text:p>
          </table:table-cell>
          <table:table-cell office:value-type="float" office:value="67.5106856669" calcext:value-type="float">
            <text:p>67,5106856669</text:p>
          </table:table-cell>
          <table:table-cell office:value-type="float" office:value="118.5020176099" calcext:value-type="float">
            <text:p>118,5020176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7871174513" calcext:value-type="float">
            <text:p>59,7871174513</text:p>
          </table:table-cell>
          <table:table-cell office:value-type="float" office:value="49.8300401372" calcext:value-type="float">
            <text:p>49,8300401372</text:p>
          </table:table-cell>
          <table:table-cell table:number-columns-repeated="16378"/>
        </table:table-row>
        <table:table-row table:style-name="ro1">
          <table:table-cell office:value-type="date" office:date-value="1999-08-01" calcext:value-type="date">
            <text:p>01/08/99</text:p>
          </table:table-cell>
          <table:table-cell office:value-type="float" office:value="49.9164790648" calcext:value-type="float">
            <text:p>49,9164790648</text:p>
          </table:table-cell>
          <table:table-cell office:value-type="float" office:value="67.2922979169" calcext:value-type="float">
            <text:p>67,29229791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5282953187" calcext:value-type="float">
            <text:p>11,5282953187</text:p>
          </table:table-cell>
          <table:table-cell office:value-type="float" office:value="33.2131717498" calcext:value-type="float">
            <text:p>33,2131717498</text:p>
          </table:table-cell>
          <table:table-cell table:number-columns-repeated="16378"/>
        </table:table-row>
        <table:table-row table:style-name="ro1">
          <table:table-cell office:value-type="date" office:date-value="1999-09-01" calcext:value-type="date">
            <text:p>01/09/99</text:p>
          </table:table-cell>
          <table:table-cell office:value-type="float" office:value="70.9442716856" calcext:value-type="float">
            <text:p>70,9442716856</text:p>
          </table:table-cell>
          <table:table-cell office:value-type="float" office:value="131.2271617399" calcext:value-type="float">
            <text:p>131,2271617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9.4159345523" calcext:value-type="float">
            <text:p>79,4159345523</text:p>
          </table:table-cell>
          <table:table-cell office:value-type="float" office:value="44.8531798359" calcext:value-type="float">
            <text:p>44,8531798359</text:p>
          </table:table-cell>
          <table:table-cell table:number-columns-repeated="16378"/>
        </table:table-row>
        <table:table-row table:style-name="ro1">
          <table:table-cell office:value-type="date" office:date-value="1999-10-01" calcext:value-type="date">
            <text:p>01/10/99</text:p>
          </table:table-cell>
          <table:table-cell office:value-type="float" office:value="73.6300984266" calcext:value-type="float">
            <text:p>73,6300984266</text:p>
          </table:table-cell>
          <table:table-cell office:value-type="float" office:value="147.3643992599" calcext:value-type="float">
            <text:p>147,3643992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1.4392731836" calcext:value-type="float">
            <text:p>71,4392731836</text:p>
          </table:table-cell>
          <table:table-cell office:value-type="float" office:value="80.2994901358" calcext:value-type="float">
            <text:p>80,2994901358</text:p>
          </table:table-cell>
          <table:table-cell table:number-columns-repeated="16378"/>
        </table:table-row>
        <table:table-row table:style-name="ro1">
          <table:table-cell office:value-type="date" office:date-value="1999-11-01" calcext:value-type="date">
            <text:p>01/11/99</text:p>
          </table:table-cell>
          <table:table-cell office:value-type="float" office:value="71.9531835481" calcext:value-type="float">
            <text:p>71,9531835481</text:p>
          </table:table-cell>
          <table:table-cell office:value-type="float" office:value="130.0031521699" calcext:value-type="float">
            <text:p>130,003152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9449367515" calcext:value-type="float">
            <text:p>73,9449367515</text:p>
          </table:table-cell>
          <table:table-cell office:value-type="float" office:value="53.7135256444" calcext:value-type="float">
            <text:p>53,7135256444</text:p>
          </table:table-cell>
          <table:table-cell table:number-columns-repeated="16378"/>
        </table:table-row>
        <table:table-row table:style-name="ro1">
          <table:table-cell office:value-type="date" office:date-value="1999-12-01" calcext:value-type="date">
            <text:p>01/12/99</text:p>
          </table:table-cell>
          <table:table-cell office:value-type="float" office:value="53.9949145738" calcext:value-type="float">
            <text:p>53,9949145738</text:p>
          </table:table-cell>
          <table:table-cell office:value-type="float" office:value="106.1882496999" calcext:value-type="float">
            <text:p>106,188249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2.3567458157" calcext:value-type="float">
            <text:p>62,3567458157</text:p>
          </table:table-cell>
          <table:table-cell office:value-type="float" office:value="89.1745273521" calcext:value-type="float">
            <text:p>89,1745273521</text:p>
          </table:table-cell>
          <table:table-cell table:number-columns-repeated="16378"/>
        </table:table-row>
        <table:table-row table:style-name="ro1">
          <table:table-cell office:value-type="date" office:date-value="2000-01-01" calcext:value-type="date">
            <text:p>01/01/00</text:p>
          </table:table-cell>
          <table:table-cell office:value-type="float" office:value="70.6124337905" calcext:value-type="float">
            <text:p>70,6124337905</text:p>
          </table:table-cell>
          <table:table-cell office:value-type="float" office:value="129.0895370799" calcext:value-type="float">
            <text:p>129,0895370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2.6037298633" calcext:value-type="float">
            <text:p>82,6037298633</text:p>
          </table:table-cell>
          <table:table-cell office:value-type="float" office:value="75.8001035264" calcext:value-type="float">
            <text:p>75,8001035264</text:p>
          </table:table-cell>
          <table:table-cell table:number-columns-repeated="16378"/>
        </table:table-row>
        <table:table-row table:style-name="ro1">
          <table:table-cell office:value-type="date" office:date-value="2000-02-01" calcext:value-type="date">
            <text:p>01/02/00</text:p>
          </table:table-cell>
          <table:table-cell office:value-type="float" office:value="76.5950772438" calcext:value-type="float">
            <text:p>76,5950772438</text:p>
          </table:table-cell>
          <table:table-cell office:value-type="float" office:value="132.3238749499" calcext:value-type="float">
            <text:p>132,323874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6804973817" calcext:value-type="float">
            <text:p>59,6804973817</text:p>
          </table:table-cell>
          <table:table-cell office:value-type="float" office:value="96.1680826465" calcext:value-type="float">
            <text:p>96,1680826465</text:p>
          </table:table-cell>
          <table:table-cell table:number-columns-repeated="16378"/>
        </table:table-row>
        <table:table-row table:style-name="ro1">
          <table:table-cell office:value-type="date" office:date-value="2000-03-01" calcext:value-type="date">
            <text:p>01/03/00</text:p>
          </table:table-cell>
          <table:table-cell office:value-type="float" office:value="89.6036416062" calcext:value-type="float">
            <text:p>89,6036416062</text:p>
          </table:table-cell>
          <table:table-cell office:value-type="float" office:value="143.5567744999" calcext:value-type="float">
            <text:p>143,556774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1312838489" calcext:value-type="float">
            <text:p>88,1312838489</text:p>
          </table:table-cell>
          <table:table-cell office:value-type="float" office:value="77.3017451532" calcext:value-type="float">
            <text:p>77,3017451532</text:p>
          </table:table-cell>
          <table:table-cell table:number-columns-repeated="16378"/>
        </table:table-row>
        <table:table-row table:style-name="ro1">
          <table:table-cell office:value-type="date" office:date-value="2000-04-01" calcext:value-type="date">
            <text:p>01/04/00</text:p>
          </table:table-cell>
          <table:table-cell office:value-type="float" office:value="72.5889476395" calcext:value-type="float">
            <text:p>72,5889476395</text:p>
          </table:table-cell>
          <table:table-cell office:value-type="float" office:value="138.4274248899" calcext:value-type="float">
            <text:p>138,4274248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5.5355457974" calcext:value-type="float">
            <text:p>85,5355457974</text:p>
          </table:table-cell>
          <table:table-cell office:value-type="float" office:value="46.7624870687" calcext:value-type="float">
            <text:p>46,7624870687</text:p>
          </table:table-cell>
          <table:table-cell table:number-columns-repeated="16378"/>
        </table:table-row>
        <table:table-row table:style-name="ro1">
          <table:table-cell office:value-type="date" office:date-value="2000-05-01" calcext:value-type="date">
            <text:p>01/05/00</text:p>
          </table:table-cell>
          <table:table-cell office:value-type="float" office:value="81.4360035032" calcext:value-type="float">
            <text:p>81,4360035032</text:p>
          </table:table-cell>
          <table:table-cell office:value-type="float" office:value="125.9228401199" calcext:value-type="float">
            <text:p>125,9228401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8.4825695176" calcext:value-type="float">
            <text:p>68,4825695176</text:p>
          </table:table-cell>
          <table:table-cell office:value-type="float" office:value="32.5436005901" calcext:value-type="float">
            <text:p>32,5436005901</text:p>
          </table:table-cell>
          <table:table-cell table:number-columns-repeated="16378"/>
        </table:table-row>
        <table:table-row table:style-name="ro1">
          <table:table-cell office:value-type="date" office:date-value="2000-06-01" calcext:value-type="date">
            <text:p>01/06/00</text:p>
          </table:table-cell>
          <table:table-cell office:value-type="float" office:value="75.7101874728" calcext:value-type="float">
            <text:p>75,7101874728</text:p>
          </table:table-cell>
          <table:table-cell office:value-type="float" office:value="140.8259186699" calcext:value-type="float">
            <text:p>140,8259186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4.0875443708" calcext:value-type="float">
            <text:p>84,0875443708</text:p>
          </table:table-cell>
          <table:table-cell office:value-type="float" office:value="52.0514686157" calcext:value-type="float">
            <text:p>52,0514686157</text:p>
          </table:table-cell>
          <table:table-cell table:number-columns-repeated="16378"/>
        </table:table-row>
        <table:table-row table:style-name="ro1">
          <table:table-cell office:value-type="date" office:date-value="2000-07-01" calcext:value-type="date">
            <text:p>01/07/00</text:p>
          </table:table-cell>
          <table:table-cell office:value-type="float" office:value="66.9959134119" calcext:value-type="float">
            <text:p>66,9959134119</text:p>
          </table:table-cell>
          <table:table-cell office:value-type="float" office:value="124.3783010999" calcext:value-type="float">
            <text:p>124,3783010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3210563924" calcext:value-type="float">
            <text:p>66,3210563924</text:p>
          </table:table-cell>
          <table:table-cell office:value-type="float" office:value="35.9058973186" calcext:value-type="float">
            <text:p>35,9058973186</text:p>
          </table:table-cell>
          <table:table-cell table:number-columns-repeated="16378"/>
        </table:table-row>
        <table:table-row table:style-name="ro1">
          <table:table-cell office:value-type="date" office:date-value="2000-08-01" calcext:value-type="date">
            <text:p>01/08/00</text:p>
          </table:table-cell>
          <table:table-cell office:value-type="float" office:value="54.9206902905" calcext:value-type="float">
            <text:p>54,9206902905</text:p>
          </table:table-cell>
          <table:table-cell office:value-type="float" office:value="70.7117842909" calcext:value-type="float">
            <text:p>70,71178429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.3523978068" calcext:value-type="float">
            <text:p>9,3523978068</text:p>
          </table:table-cell>
          <table:table-cell office:value-type="float" office:value="25.1665557358" calcext:value-type="float">
            <text:p>25,1665557358</text:p>
          </table:table-cell>
          <table:table-cell table:number-columns-repeated="16378"/>
        </table:table-row>
        <table:table-row table:style-name="ro1">
          <table:table-cell office:value-type="date" office:date-value="2000-09-01" calcext:value-type="date">
            <text:p>01/09/00</text:p>
          </table:table-cell>
          <table:table-cell office:value-type="float" office:value="86.7729669429" calcext:value-type="float">
            <text:p>86,7729669429</text:p>
          </table:table-cell>
          <table:table-cell office:value-type="float" office:value="137.2712510599" calcext:value-type="float">
            <text:p>137,2712510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5.7600104989" calcext:value-type="float">
            <text:p>75,7600104989</text:p>
          </table:table-cell>
          <table:table-cell office:value-type="float" office:value="38.3302304596" calcext:value-type="float">
            <text:p>38,3302304596</text:p>
          </table:table-cell>
          <table:table-cell table:number-columns-repeated="16378"/>
        </table:table-row>
        <table:table-row table:style-name="ro1">
          <table:table-cell office:value-type="date" office:date-value="2000-10-01" calcext:value-type="date">
            <text:p>01/10/00</text:p>
          </table:table-cell>
          <table:table-cell office:value-type="float" office:value="80.7837218183" calcext:value-type="float">
            <text:p>80,7837218183</text:p>
          </table:table-cell>
          <table:table-cell office:value-type="float" office:value="153.4391035899" calcext:value-type="float">
            <text:p>153,4391035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8402948463" calcext:value-type="float">
            <text:p>83,8402948463</text:p>
          </table:table-cell>
          <table:table-cell office:value-type="float" office:value="64.118518754" calcext:value-type="float">
            <text:p>64,118518754</text:p>
          </table:table-cell>
          <table:table-cell table:number-columns-repeated="16378"/>
        </table:table-row>
        <table:table-row table:style-name="ro1">
          <table:table-cell office:value-type="date" office:date-value="2000-11-01" calcext:value-type="date">
            <text:p>01/11/00</text:p>
          </table:table-cell>
          <table:table-cell office:value-type="float" office:value="76.8556812371" calcext:value-type="float">
            <text:p>76,8556812371</text:p>
          </table:table-cell>
          <table:table-cell office:value-type="float" office:value="134.7863476499" calcext:value-type="float">
            <text:p>134,7863476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2.0071421391" calcext:value-type="float">
            <text:p>82,0071421391</text:p>
          </table:table-cell>
          <table:table-cell office:value-type="float" office:value="55.8131841491" calcext:value-type="float">
            <text:p>55,8131841491</text:p>
          </table:table-cell>
          <table:table-cell table:number-columns-repeated="16378"/>
        </table:table-row>
        <table:table-row table:style-name="ro1">
          <table:table-cell office:value-type="date" office:date-value="2000-12-01" calcext:value-type="date">
            <text:p>01/12/00</text:p>
          </table:table-cell>
          <table:table-cell office:value-type="float" office:value="57.1138374446" calcext:value-type="float">
            <text:p>57,1138374446</text:p>
          </table:table-cell>
          <table:table-cell office:value-type="float" office:value="109.9708202399" calcext:value-type="float">
            <text:p>109,9708202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4.2459753066" calcext:value-type="float">
            <text:p>74,2459753066</text:p>
          </table:table-cell>
          <table:table-cell office:value-type="float" office:value="69.1630026048" calcext:value-type="float">
            <text:p>69,1630026048</text:p>
          </table:table-cell>
          <table:table-cell table:number-columns-repeated="16378"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float" office:value="78.8032947671" calcext:value-type="float">
            <text:p>78,8032947671</text:p>
          </table:table-cell>
          <table:table-cell office:value-type="float" office:value="140.8393576399" calcext:value-type="float">
            <text:p>140,8393576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9080219102" calcext:value-type="float">
            <text:p>96,9080219102</text:p>
          </table:table-cell>
          <table:table-cell office:value-type="float" office:value="90.5805618611" calcext:value-type="float">
            <text:p>90,5805618611</text:p>
          </table:table-cell>
          <table:table-cell table:number-columns-repeated="16378"/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float" office:value="80.4661894016" calcext:value-type="float">
            <text:p>80,4661894016</text:p>
          </table:table-cell>
          <table:table-cell office:value-type="float" office:value="144.0547038299" calcext:value-type="float">
            <text:p>144,0547038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8260704055" calcext:value-type="float">
            <text:p>83,8260704055</text:p>
          </table:table-cell>
          <table:table-cell office:value-type="float" office:value="60.7480180681" calcext:value-type="float">
            <text:p>60,7480180681</text:p>
          </table:table-cell>
          <table:table-cell table:number-columns-repeated="16378"/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float" office:value="93.5667746949" calcext:value-type="float">
            <text:p>93,5667746949</text:p>
          </table:table-cell>
          <table:table-cell office:value-type="float" office:value="156.2500973499" calcext:value-type="float">
            <text:p>156,2500973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6.1791504091" calcext:value-type="float">
            <text:p>116,1791504091</text:p>
          </table:table-cell>
          <table:table-cell office:value-type="float" office:value="66.7041736726" calcext:value-type="float">
            <text:p>66,7041736726</text:p>
          </table:table-cell>
          <table:table-cell table:number-columns-repeated="16378"/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float" office:value="80.6991619769" calcext:value-type="float">
            <text:p>80,6991619769</text:p>
          </table:table-cell>
          <table:table-cell office:value-type="float" office:value="143.9948838999" calcext:value-type="float">
            <text:p>143,9948838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4751195343" calcext:value-type="float">
            <text:p>89,4751195343</text:p>
          </table:table-cell>
          <table:table-cell office:value-type="float" office:value="41.4448481423" calcext:value-type="float">
            <text:p>41,4448481423</text:p>
          </table:table-cell>
          <table:table-cell table:number-columns-repeated="16378"/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float" office:value="85.305590833" calcext:value-type="float">
            <text:p>85,305590833</text:p>
          </table:table-cell>
          <table:table-cell office:value-type="float" office:value="130.5493440699" calcext:value-type="float">
            <text:p>130,5493440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0.8909638324" calcext:value-type="float">
            <text:p>70,8909638324</text:p>
          </table:table-cell>
          <table:table-cell office:value-type="float" office:value="45.9379932308" calcext:value-type="float">
            <text:p>45,9379932308</text:p>
          </table:table-cell>
          <table:table-cell table:number-columns-repeated="16378"/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float" office:value="86.9726653288" calcext:value-type="float">
            <text:p>86,9726653288</text:p>
          </table:table-cell>
          <table:table-cell office:value-type="float" office:value="145.7527358199" calcext:value-type="float">
            <text:p>145,7527358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2.7938789154" calcext:value-type="float">
            <text:p>92,7938789154</text:p>
          </table:table-cell>
          <table:table-cell office:value-type="float" office:value="57.0589563464" calcext:value-type="float">
            <text:p>57,0589563464</text:p>
          </table:table-cell>
          <table:table-cell table:number-columns-repeated="16378"/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float" office:value="78.5644536268" calcext:value-type="float">
            <text:p>78,5644536268</text:p>
          </table:table-cell>
          <table:table-cell office:value-type="float" office:value="132.1772879499" calcext:value-type="float">
            <text:p>132,177287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0.6414550208" calcext:value-type="float">
            <text:p>90,6414550208</text:p>
          </table:table-cell>
          <table:table-cell office:value-type="float" office:value="56.1080796418" calcext:value-type="float">
            <text:p>56,1080796418</text:p>
          </table:table-cell>
          <table:table-cell table:number-columns-repeated="16378"/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float" office:value="53.3872272954" calcext:value-type="float">
            <text:p>53,3872272954</text:p>
          </table:table-cell>
          <table:table-cell office:value-type="float" office:value="75.3141761269" calcext:value-type="float">
            <text:p>75,31417612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9280695075" calcext:value-type="float">
            <text:p>11,9280695075</text:p>
          </table:table-cell>
          <table:table-cell office:value-type="float" office:value="43.7301517066" calcext:value-type="float">
            <text:p>43,7301517066</text:p>
          </table:table-cell>
          <table:table-cell table:number-columns-repeated="16378"/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float" office:value="83.4753580959" calcext:value-type="float">
            <text:p>83,4753580959</text:p>
          </table:table-cell>
          <table:table-cell office:value-type="float" office:value="146.0679989499" calcext:value-type="float">
            <text:p>146,067998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0.3808449571" calcext:value-type="float">
            <text:p>80,3808449571</text:p>
          </table:table-cell>
          <table:table-cell office:value-type="float" office:value="53.6203274965" calcext:value-type="float">
            <text:p>53,6203274965</text:p>
          </table:table-cell>
          <table:table-cell table:number-columns-repeated="16378"/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float" office:value="88.7876757919" calcext:value-type="float">
            <text:p>88,7876757919</text:p>
          </table:table-cell>
          <table:table-cell office:value-type="float" office:value="149.9875818399" calcext:value-type="float">
            <text:p>149,987581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2.3892792147" calcext:value-type="float">
            <text:p>102,3892792147</text:p>
          </table:table-cell>
          <table:table-cell office:value-type="float" office:value="73.7676746002" calcext:value-type="float">
            <text:p>73,7676746002</text:p>
          </table:table-cell>
          <table:table-cell table:number-columns-repeated="16378"/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float" office:value="79.2809332925" calcext:value-type="float">
            <text:p>79,2809332925</text:p>
          </table:table-cell>
          <table:table-cell office:value-type="float" office:value="132.0778763199" calcext:value-type="float">
            <text:p>132,0778763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5.4855933562" calcext:value-type="float">
            <text:p>95,4855933562</text:p>
          </table:table-cell>
          <table:table-cell office:value-type="float" office:value="96.2082094252" calcext:value-type="float">
            <text:p>96,2082094252</text:p>
          </table:table-cell>
          <table:table-cell table:number-columns-repeated="16378"/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float" office:value="52.082668879" calcext:value-type="float">
            <text:p>52,082668879</text:p>
          </table:table-cell>
          <table:table-cell office:value-type="float" office:value="108.0946086199" calcext:value-type="float">
            <text:p>108,0946086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5.4397521857" calcext:value-type="float">
            <text:p>75,4397521857</text:p>
          </table:table-cell>
          <table:table-cell office:value-type="float" office:value="62.2417112682" calcext:value-type="float">
            <text:p>62,2417112682</text:p>
          </table:table-cell>
          <table:table-cell table:number-columns-repeated="16378"/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float" office:value="80.1466582796" calcext:value-type="float">
            <text:p>80,1466582796</text:p>
          </table:table-cell>
          <table:table-cell office:value-type="float" office:value="134.5373928399" calcext:value-type="float">
            <text:p>134,537392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1.5228522678" calcext:value-type="float">
            <text:p>111,5228522678</text:p>
          </table:table-cell>
          <table:table-cell office:value-type="float" office:value="116.3957007105" calcext:value-type="float">
            <text:p>116,3957007105</text:p>
          </table:table-cell>
          <table:table-cell table:number-columns-repeated="16378"/>
        </table:table-row>
        <table:table-row table:style-name="ro1">
          <table:table-cell office:value-type="date" office:date-value="2002-02-01" calcext:value-type="date">
            <text:p>01/02/02</text:p>
          </table:table-cell>
          <table:table-cell office:value-type="float" office:value="82.9737553349" calcext:value-type="float">
            <text:p>82,9737553349</text:p>
          </table:table-cell>
          <table:table-cell office:value-type="float" office:value="138.7499233899" calcext:value-type="float">
            <text:p>138,7499233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629245324" calcext:value-type="float">
            <text:p>108,629245324</text:p>
          </table:table-cell>
          <table:table-cell office:value-type="float" office:value="78.6565361142" calcext:value-type="float">
            <text:p>78,6565361142</text:p>
          </table:table-cell>
          <table:table-cell table:number-columns-repeated="16378"/>
        </table:table-row>
        <table:table-row table:style-name="ro1">
          <table:table-cell office:value-type="date" office:date-value="2002-03-01" calcext:value-type="date">
            <text:p>01/03/02</text:p>
          </table:table-cell>
          <table:table-cell office:value-type="float" office:value="84.1889387723" calcext:value-type="float">
            <text:p>84,1889387723</text:p>
          </table:table-cell>
          <table:table-cell office:value-type="float" office:value="148.7335167899" calcext:value-type="float">
            <text:p>148,7335167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9814174853" calcext:value-type="float">
            <text:p>120,9814174853</text:p>
          </table:table-cell>
          <table:table-cell office:value-type="float" office:value="100.6264807185" calcext:value-type="float">
            <text:p>100,6264807185</text:p>
          </table:table-cell>
          <table:table-cell table:number-columns-repeated="16378"/>
        </table:table-row>
        <table:table-row table:style-name="ro1">
          <table:table-cell office:value-type="date" office:date-value="2002-04-01" calcext:value-type="date">
            <text:p>01/04/02</text:p>
          </table:table-cell>
          <table:table-cell office:value-type="float" office:value="88.0235202794" calcext:value-type="float">
            <text:p>88,0235202794</text:p>
          </table:table-cell>
          <table:table-cell office:value-type="float" office:value="151.7298195999" calcext:value-type="float">
            <text:p>151,7298195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7.0338979776" calcext:value-type="float">
            <text:p>97,0338979776</text:p>
          </table:table-cell>
          <table:table-cell office:value-type="float" office:value="66.70110972" calcext:value-type="float">
            <text:p>66,70110972</text:p>
          </table:table-cell>
          <table:table-cell table:number-columns-repeated="16378"/>
        </table:table-row>
        <table:table-row table:style-name="ro1">
          <table:table-cell office:value-type="date" office:date-value="2002-05-01" calcext:value-type="date">
            <text:p>01/05/02</text:p>
          </table:table-cell>
          <table:table-cell office:value-type="float" office:value="80.8696937974" calcext:value-type="float">
            <text:p>80,8696937974</text:p>
          </table:table-cell>
          <table:table-cell office:value-type="float" office:value="137.0995329499" calcext:value-type="float">
            <text:p>137,099532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1.0953879852" calcext:value-type="float">
            <text:p>81,0953879852</text:p>
          </table:table-cell>
          <table:table-cell office:value-type="float" office:value="73.65149999" calcext:value-type="float">
            <text:p>73,65149999</text:p>
          </table:table-cell>
          <table:table-cell table:number-columns-repeated="16378"/>
        </table:table-row>
        <table:table-row table:style-name="ro1">
          <table:table-cell office:value-type="date" office:date-value="2002-06-01" calcext:value-type="date">
            <text:p>01/06/02</text:p>
          </table:table-cell>
          <table:table-cell office:value-type="float" office:value="86.7634212888" calcext:value-type="float">
            <text:p>86,7634212888</text:p>
          </table:table-cell>
          <table:table-cell office:value-type="float" office:value="152.3510227599" calcext:value-type="float">
            <text:p>152,3510227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7980746394" calcext:value-type="float">
            <text:p>96,7980746394</text:p>
          </table:table-cell>
          <table:table-cell office:value-type="float" office:value="79.5748136599" calcext:value-type="float">
            <text:p>79,5748136599</text:p>
          </table:table-cell>
          <table:table-cell table:number-columns-repeated="16378"/>
        </table:table-row>
        <table:table-row table:style-name="ro1">
          <table:table-cell office:value-type="date" office:date-value="2002-07-01" calcext:value-type="date">
            <text:p>01/07/02</text:p>
          </table:table-cell>
          <table:table-cell office:value-type="float" office:value="86.5166876985" calcext:value-type="float">
            <text:p>86,5166876985</text:p>
          </table:table-cell>
          <table:table-cell office:value-type="float" office:value="136.0233286199" calcext:value-type="float">
            <text:p>136,0233286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5.5150371979" calcext:value-type="float">
            <text:p>95,5150371979</text:p>
          </table:table-cell>
          <table:table-cell office:value-type="float" office:value="74.9271013945" calcext:value-type="float">
            <text:p>74,9271013945</text:p>
          </table:table-cell>
          <table:table-cell table:number-columns-repeated="16378"/>
        </table:table-row>
        <table:table-row table:style-name="ro1">
          <table:table-cell office:value-type="date" office:date-value="2002-08-01" calcext:value-type="date">
            <text:p>01/08/02</text:p>
          </table:table-cell>
          <table:table-cell office:value-type="float" office:value="52.5133271005" calcext:value-type="float">
            <text:p>52,5133271005</text:p>
          </table:table-cell>
          <table:table-cell office:value-type="float" office:value="82.3456098509" calcext:value-type="float">
            <text:p>82,34560985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.8879376609" calcext:value-type="float">
            <text:p>10,8879376609</text:p>
          </table:table-cell>
          <table:table-cell office:value-type="float" office:value="48.0829615243" calcext:value-type="float">
            <text:p>48,0829615243</text:p>
          </table:table-cell>
          <table:table-cell table:number-columns-repeated="16378"/>
        </table:table-row>
        <table:table-row table:style-name="ro1">
          <table:table-cell office:value-type="date" office:date-value="2002-09-01" calcext:value-type="date">
            <text:p>01/09/02</text:p>
          </table:table-cell>
          <table:table-cell office:value-type="float" office:value="88.4617700306" calcext:value-type="float">
            <text:p>88,4617700306</text:p>
          </table:table-cell>
          <table:table-cell office:value-type="float" office:value="148.8814534099" calcext:value-type="float">
            <text:p>148,8814534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7298282548" calcext:value-type="float">
            <text:p>83,7298282548</text:p>
          </table:table-cell>
          <table:table-cell office:value-type="float" office:value="80.3046268557" calcext:value-type="float">
            <text:p>80,3046268557</text:p>
          </table:table-cell>
          <table:table-cell table:number-columns-repeated="16378"/>
        </table:table-row>
        <table:table-row table:style-name="ro1">
          <table:table-cell office:value-type="date" office:date-value="2002-10-01" calcext:value-type="date">
            <text:p>01/10/02</text:p>
          </table:table-cell>
          <table:table-cell office:value-type="float" office:value="87.4490481622" calcext:value-type="float">
            <text:p>87,4490481622</text:p>
          </table:table-cell>
          <table:table-cell office:value-type="float" office:value="154.6477560399" calcext:value-type="float">
            <text:p>154,6477560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2515916591" calcext:value-type="float">
            <text:p>93,2515916591</text:p>
          </table:table-cell>
          <table:table-cell office:value-type="float" office:value="90.4119256341" calcext:value-type="float">
            <text:p>90,4119256341</text:p>
          </table:table-cell>
          <table:table-cell table:number-columns-repeated="16378"/>
        </table:table-row>
        <table:table-row table:style-name="ro1">
          <table:table-cell office:value-type="date" office:date-value="2002-11-01" calcext:value-type="date">
            <text:p>01/11/02</text:p>
          </table:table-cell>
          <table:table-cell office:value-type="float" office:value="80.4538500183" calcext:value-type="float">
            <text:p>80,4538500183</text:p>
          </table:table-cell>
          <table:table-cell office:value-type="float" office:value="135.9342546799" calcext:value-type="float">
            <text:p>135,934254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2.5042594121" calcext:value-type="float">
            <text:p>82,5042594121</text:p>
          </table:table-cell>
          <table:table-cell office:value-type="float" office:value="93.0675397218" calcext:value-type="float">
            <text:p>93,0675397218</text:p>
          </table:table-cell>
          <table:table-cell table:number-columns-repeated="16378"/>
        </table:table-row>
        <table:table-row table:style-name="ro1">
          <table:table-cell office:value-type="date" office:date-value="2002-12-01" calcext:value-type="date">
            <text:p>01/12/02</text:p>
          </table:table-cell>
          <table:table-cell office:value-type="float" office:value="60.1257396015" calcext:value-type="float">
            <text:p>60,1257396015</text:p>
          </table:table-cell>
          <table:table-cell office:value-type="float" office:value="111.2387621899" calcext:value-type="float">
            <text:p>111,238762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9.3778114433" calcext:value-type="float">
            <text:p>79,3778114433</text:p>
          </table:table-cell>
          <table:table-cell office:value-type="float" office:value="82.4733906601" calcext:value-type="float">
            <text:p>82,4733906601</text:p>
          </table:table-cell>
          <table:table-cell table:number-columns-repeated="16378"/>
        </table:table-row>
        <table:table-row table:style-name="ro1">
          <table:table-cell office:value-type="date" office:date-value="2003-01-01" calcext:value-type="date">
            <text:p>01/01/03</text:p>
          </table:table-cell>
          <table:table-cell office:value-type="float" office:value="81.543082007" calcext:value-type="float">
            <text:p>81,543082007</text:p>
          </table:table-cell>
          <table:table-cell office:value-type="float" office:value="133.9920685299" calcext:value-type="float">
            <text:p>133,9920685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2.070496532" calcext:value-type="float">
            <text:p>112,070496532</text:p>
          </table:table-cell>
          <table:table-cell office:value-type="float" office:value="107.3862593551" calcext:value-type="float">
            <text:p>107,3862593551</text:p>
          </table:table-cell>
          <table:table-cell table:number-columns-repeated="16378"/>
        </table:table-row>
        <table:table-row table:style-name="ro1">
          <table:table-cell office:value-type="date" office:date-value="2003-02-01" calcext:value-type="date">
            <text:p>01/02/03</text:p>
          </table:table-cell>
          <table:table-cell office:value-type="float" office:value="83.8702835802" calcext:value-type="float">
            <text:p>83,8702835802</text:p>
          </table:table-cell>
          <table:table-cell office:value-type="float" office:value="136.1298567299" calcext:value-type="float">
            <text:p>136,1298567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0725264466" calcext:value-type="float">
            <text:p>108,0725264466</text:p>
          </table:table-cell>
          <table:table-cell office:value-type="float" office:value="83.6355319595" calcext:value-type="float">
            <text:p>83,6355319595</text:p>
          </table:table-cell>
          <table:table-cell table:number-columns-repeated="16378"/>
        </table:table-row>
        <table:table-row table:style-name="ro1">
          <table:table-cell office:value-type="date" office:date-value="2003-03-01" calcext:value-type="date">
            <text:p>01/03/03</text:p>
          </table:table-cell>
          <table:table-cell office:value-type="float" office:value="93.6230599993" calcext:value-type="float">
            <text:p>93,6230599993</text:p>
          </table:table-cell>
          <table:table-cell office:value-type="float" office:value="148.3571171599" calcext:value-type="float">
            <text:p>148,357117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9940694229" calcext:value-type="float">
            <text:p>114,9940694229</text:p>
          </table:table-cell>
          <table:table-cell office:value-type="float" office:value="100.5671883903" calcext:value-type="float">
            <text:p>100,5671883903</text:p>
          </table:table-cell>
          <table:table-cell table:number-columns-repeated="16378"/>
        </table:table-row>
        <table:table-row table:style-name="ro1">
          <table:table-cell office:value-type="date" office:date-value="2003-04-01" calcext:value-type="date">
            <text:p>01/04/03</text:p>
          </table:table-cell>
          <table:table-cell office:value-type="float" office:value="93.082836657" calcext:value-type="float">
            <text:p>93,082836657</text:p>
          </table:table-cell>
          <table:table-cell office:value-type="float" office:value="144.9306303399" calcext:value-type="float">
            <text:p>144,930630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0290368925" calcext:value-type="float">
            <text:p>117,0290368925</text:p>
          </table:table-cell>
          <table:table-cell office:value-type="float" office:value="69.271262053" calcext:value-type="float">
            <text:p>69,271262053</text:p>
          </table:table-cell>
          <table:table-cell table:number-columns-repeated="16378"/>
        </table:table-row>
        <table:table-row table:style-name="ro1">
          <table:table-cell office:value-type="date" office:date-value="2003-05-01" calcext:value-type="date">
            <text:p>01/05/03</text:p>
          </table:table-cell>
          <table:table-cell office:value-type="float" office:value="82.3704881587" calcext:value-type="float">
            <text:p>82,3704881587</text:p>
          </table:table-cell>
          <table:table-cell office:value-type="float" office:value="133.2439571599" calcext:value-type="float">
            <text:p>133,243957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7.8398227987" calcext:value-type="float">
            <text:p>87,8398227987</text:p>
          </table:table-cell>
          <table:table-cell office:value-type="float" office:value="73.1155634199" calcext:value-type="float">
            <text:p>73,1155634199</text:p>
          </table:table-cell>
          <table:table-cell table:number-columns-repeated="16378"/>
        </table:table-row>
        <table:table-row table:style-name="ro1">
          <table:table-cell office:value-type="date" office:date-value="2003-06-01" calcext:value-type="date">
            <text:p>01/06/03</text:p>
          </table:table-cell>
          <table:table-cell office:value-type="float" office:value="85.5844787269" calcext:value-type="float">
            <text:p>85,5844787269</text:p>
          </table:table-cell>
          <table:table-cell office:value-type="float" office:value="149.3368677299" calcext:value-type="float">
            <text:p>149,3368677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5.3356896146" calcext:value-type="float">
            <text:p>105,3356896146</text:p>
          </table:table-cell>
          <table:table-cell office:value-type="float" office:value="71.081548492" calcext:value-type="float">
            <text:p>71,081548492</text:p>
          </table:table-cell>
          <table:table-cell table:number-columns-repeated="16378"/>
        </table:table-row>
        <table:table-row table:style-name="ro1">
          <table:table-cell office:value-type="date" office:date-value="2003-07-01" calcext:value-type="date">
            <text:p>01/07/03</text:p>
          </table:table-cell>
          <table:table-cell office:value-type="float" office:value="83.5593825551" calcext:value-type="float">
            <text:p>83,5593825551</text:p>
          </table:table-cell>
          <table:table-cell office:value-type="float" office:value="135.3177501699" calcext:value-type="float">
            <text:p>135,317750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5.1159249496" calcext:value-type="float">
            <text:p>95,1159249496</text:p>
          </table:table-cell>
          <table:table-cell office:value-type="float" office:value="79.5320427491" calcext:value-type="float">
            <text:p>79,5320427491</text:p>
          </table:table-cell>
          <table:table-cell table:number-columns-repeated="16378"/>
        </table:table-row>
        <table:table-row table:style-name="ro1">
          <table:table-cell office:value-type="date" office:date-value="2003-08-01" calcext:value-type="date">
            <text:p>01/08/03</text:p>
          </table:table-cell>
          <table:table-cell office:value-type="float" office:value="49.3358622295" calcext:value-type="float">
            <text:p>49,3358622295</text:p>
          </table:table-cell>
          <table:table-cell office:value-type="float" office:value="70.6957639909" calcext:value-type="float">
            <text:p>70,69576399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.7252630094" calcext:value-type="float">
            <text:p>10,7252630094</text:p>
          </table:table-cell>
          <table:table-cell office:value-type="float" office:value="49.8849243208" calcext:value-type="float">
            <text:p>49,8849243208</text:p>
          </table:table-cell>
          <table:table-cell table:number-columns-repeated="16378"/>
        </table:table-row>
        <table:table-row table:style-name="ro1">
          <table:table-cell office:value-type="date" office:date-value="2003-09-01" calcext:value-type="date">
            <text:p>01/09/03</text:p>
          </table:table-cell>
          <table:table-cell office:value-type="float" office:value="96.7970294066" calcext:value-type="float">
            <text:p>96,7970294066</text:p>
          </table:table-cell>
          <table:table-cell office:value-type="float" office:value="149.9217036699" calcext:value-type="float">
            <text:p>149,9217036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8795496347" calcext:value-type="float">
            <text:p>96,8795496347</text:p>
          </table:table-cell>
          <table:table-cell office:value-type="float" office:value="83.3886247846" calcext:value-type="float">
            <text:p>83,3886247846</text:p>
          </table:table-cell>
          <table:table-cell table:number-columns-repeated="16378"/>
        </table:table-row>
        <table:table-row table:style-name="ro1">
          <table:table-cell office:value-type="date" office:date-value="2003-10-01" calcext:value-type="date">
            <text:p>01/10/03</text:p>
          </table:table-cell>
          <table:table-cell office:value-type="float" office:value="95.8429424151" calcext:value-type="float">
            <text:p>95,8429424151</text:p>
          </table:table-cell>
          <table:table-cell office:value-type="float" office:value="155.2601229999" calcext:value-type="float">
            <text:p>155,2601229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0.3765074678" calcext:value-type="float">
            <text:p>110,3765074678</text:p>
          </table:table-cell>
          <table:table-cell office:value-type="float" office:value="92.9489725255" calcext:value-type="float">
            <text:p>92,9489725255</text:p>
          </table:table-cell>
          <table:table-cell table:number-columns-repeated="16378"/>
        </table:table-row>
        <table:table-row table:style-name="ro1">
          <table:table-cell office:value-type="date" office:date-value="2003-11-01" calcext:value-type="date">
            <text:p>01/11/03</text:p>
          </table:table-cell>
          <table:table-cell office:value-type="float" office:value="78.97863801" calcext:value-type="float">
            <text:p>78,97863801</text:p>
          </table:table-cell>
          <table:table-cell office:value-type="float" office:value="137.3262897499" calcext:value-type="float">
            <text:p>137,3262897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1157332944" calcext:value-type="float">
            <text:p>93,1157332944</text:p>
          </table:table-cell>
          <table:table-cell office:value-type="float" office:value="92.1560397115" calcext:value-type="float">
            <text:p>92,1560397115</text:p>
          </table:table-cell>
          <table:table-cell table:number-columns-repeated="16378"/>
        </table:table-row>
        <table:table-row table:style-name="ro1">
          <table:table-cell office:value-type="date" office:date-value="2003-12-01" calcext:value-type="date">
            <text:p>01/12/03</text:p>
          </table:table-cell>
          <table:table-cell office:value-type="float" office:value="70.3109661419" calcext:value-type="float">
            <text:p>70,3109661419</text:p>
          </table:table-cell>
          <table:table-cell office:value-type="float" office:value="114.8482849699" calcext:value-type="float">
            <text:p>114,8482849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8712364583" calcext:value-type="float">
            <text:p>88,8712364583</text:p>
          </table:table-cell>
          <table:table-cell office:value-type="float" office:value="79.8931677964" calcext:value-type="float">
            <text:p>79,8931677964</text:p>
          </table:table-cell>
          <table:table-cell table:number-columns-repeated="16378"/>
        </table:table-row>
        <table:table-row table:style-name="ro1">
          <table:table-cell office:value-type="date" office:date-value="2004-01-01" calcext:value-type="date">
            <text:p>01/01/04</text:p>
          </table:table-cell>
          <table:table-cell office:value-type="float" office:value="84.2325870754" calcext:value-type="float">
            <text:p>84,2325870754</text:p>
          </table:table-cell>
          <table:table-cell office:value-type="float" office:value="137.2465437299" calcext:value-type="float">
            <text:p>137,2465437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2.7834645487" calcext:value-type="float">
            <text:p>112,7834645487</text:p>
          </table:table-cell>
          <table:table-cell office:value-type="float" office:value="91.4230354229" calcext:value-type="float">
            <text:p>91,4230354229</text:p>
          </table:table-cell>
          <table:table-cell table:number-columns-repeated="16378"/>
        </table:table-row>
        <table:table-row table:style-name="ro1">
          <table:table-cell office:value-type="date" office:date-value="2004-02-01" calcext:value-type="date">
            <text:p>01/02/04</text:p>
          </table:table-cell>
          <table:table-cell office:value-type="float" office:value="84.2057069263" calcext:value-type="float">
            <text:p>84,2057069263</text:p>
          </table:table-cell>
          <table:table-cell office:value-type="float" office:value="142.5632979299" calcext:value-type="float">
            <text:p>142,5632979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9648604408" calcext:value-type="float">
            <text:p>114,9648604408</text:p>
          </table:table-cell>
          <table:table-cell office:value-type="float" office:value="86.6143014165" calcext:value-type="float">
            <text:p>86,6143014165</text:p>
          </table:table-cell>
          <table:table-cell table:number-columns-repeated="16378"/>
        </table:table-row>
        <table:table-row table:style-name="ro1">
          <table:table-cell office:value-type="date" office:date-value="2004-03-01" calcext:value-type="date">
            <text:p>01/03/04</text:p>
          </table:table-cell>
          <table:table-cell office:value-type="float" office:value="97.0756328917" calcext:value-type="float">
            <text:p>97,0756328917</text:p>
          </table:table-cell>
          <table:table-cell office:value-type="float" office:value="162.7027643399" calcext:value-type="float">
            <text:p>162,702764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4.0592930227" calcext:value-type="float">
            <text:p>134,0592930227</text:p>
          </table:table-cell>
          <table:table-cell office:value-type="float" office:value="93.2142529474" calcext:value-type="float">
            <text:p>93,2142529474</text:p>
          </table:table-cell>
          <table:table-cell table:number-columns-repeated="16378"/>
        </table:table-row>
        <table:table-row table:style-name="ro1">
          <table:table-cell office:value-type="date" office:date-value="2004-04-01" calcext:value-type="date">
            <text:p>01/04/04</text:p>
          </table:table-cell>
          <table:table-cell office:value-type="float" office:value="94.7348647253" calcext:value-type="float">
            <text:p>94,7348647253</text:p>
          </table:table-cell>
          <table:table-cell office:value-type="float" office:value="154.1647604999" calcext:value-type="float">
            <text:p>154,164760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0353229323" calcext:value-type="float">
            <text:p>120,0353229323</text:p>
          </table:table-cell>
          <table:table-cell office:value-type="float" office:value="84.7217507171" calcext:value-type="float">
            <text:p>84,7217507171</text:p>
          </table:table-cell>
          <table:table-cell table:number-columns-repeated="16378"/>
        </table:table-row>
        <table:table-row table:style-name="ro1">
          <table:table-cell office:value-type="date" office:date-value="2004-05-01" calcext:value-type="date">
            <text:p>01/05/04</text:p>
          </table:table-cell>
          <table:table-cell office:value-type="float" office:value="81.4569296409" calcext:value-type="float">
            <text:p>81,4569296409</text:p>
          </table:table-cell>
          <table:table-cell office:value-type="float" office:value="140.3652817999" calcext:value-type="float">
            <text:p>140,3652817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6384555782" calcext:value-type="float">
            <text:p>93,6384555782</text:p>
          </table:table-cell>
          <table:table-cell office:value-type="float" office:value="74.5750131296" calcext:value-type="float">
            <text:p>74,5750131296</text:p>
          </table:table-cell>
          <table:table-cell table:number-columns-repeated="16378"/>
        </table:table-row>
        <table:table-row table:style-name="ro1">
          <table:table-cell office:value-type="date" office:date-value="2004-06-01" calcext:value-type="date">
            <text:p>01/06/04</text:p>
          </table:table-cell>
          <table:table-cell office:value-type="float" office:value="96.3908501637" calcext:value-type="float">
            <text:p>96,3908501637</text:p>
          </table:table-cell>
          <table:table-cell office:value-type="float" office:value="169.6803629899" calcext:value-type="float">
            <text:p>169,6803629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6.2825842391" calcext:value-type="float">
            <text:p>126,2825842391</text:p>
          </table:table-cell>
          <table:table-cell office:value-type="float" office:value="86.2700786582" calcext:value-type="float">
            <text:p>86,2700786582</text:p>
          </table:table-cell>
          <table:table-cell table:number-columns-repeated="16378"/>
        </table:table-row>
        <table:table-row table:style-name="ro1">
          <table:table-cell office:value-type="date" office:date-value="2004-07-01" calcext:value-type="date">
            <text:p>01/07/04</text:p>
          </table:table-cell>
          <table:table-cell office:value-type="float" office:value="88.9312155985" calcext:value-type="float">
            <text:p>88,9312155985</text:p>
          </table:table-cell>
          <table:table-cell office:value-type="float" office:value="149.6942572599" calcext:value-type="float">
            <text:p>149,6942572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9.7497670783" calcext:value-type="float">
            <text:p>109,7497670783</text:p>
          </table:table-cell>
          <table:table-cell office:value-type="float" office:value="65.3466897057" calcext:value-type="float">
            <text:p>65,3466897057</text:p>
          </table:table-cell>
          <table:table-cell table:number-columns-repeated="16378"/>
        </table:table-row>
        <table:table-row table:style-name="ro1">
          <table:table-cell office:value-type="date" office:date-value="2004-08-01" calcext:value-type="date">
            <text:p>01/08/04</text:p>
          </table:table-cell>
          <table:table-cell office:value-type="float" office:value="47.4392619133" calcext:value-type="float">
            <text:p>47,4392619133</text:p>
          </table:table-cell>
          <table:table-cell office:value-type="float" office:value="71.9184414609" calcext:value-type="float">
            <text:p>71,91844146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3483637229" calcext:value-type="float">
            <text:p>21,3483637229</text:p>
          </table:table-cell>
          <table:table-cell office:value-type="float" office:value="53.7879993362" calcext:value-type="float">
            <text:p>53,7879993362</text:p>
          </table:table-cell>
          <table:table-cell table:number-columns-repeated="16378"/>
        </table:table-row>
        <table:table-row table:style-name="ro1">
          <table:table-cell office:value-type="date" office:date-value="2004-09-01" calcext:value-type="date">
            <text:p>01/09/04</text:p>
          </table:table-cell>
          <table:table-cell office:value-type="float" office:value="100.5584142189" calcext:value-type="float">
            <text:p>100,5584142189</text:p>
          </table:table-cell>
          <table:table-cell office:value-type="float" office:value="166.3375646999" calcext:value-type="float">
            <text:p>166,337564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6.5715267695" calcext:value-type="float">
            <text:p>116,5715267695</text:p>
          </table:table-cell>
          <table:table-cell office:value-type="float" office:value="78.8134417348" calcext:value-type="float">
            <text:p>78,8134417348</text:p>
          </table:table-cell>
          <table:table-cell table:number-columns-repeated="16378"/>
        </table:table-row>
        <table:table-row table:style-name="ro1">
          <table:table-cell office:value-type="date" office:date-value="2004-10-01" calcext:value-type="date">
            <text:p>01/10/04</text:p>
          </table:table-cell>
          <table:table-cell office:value-type="float" office:value="96.2810497554" calcext:value-type="float">
            <text:p>96,2810497554</text:p>
          </table:table-cell>
          <table:table-cell office:value-type="float" office:value="162.3771662299" calcext:value-type="float">
            <text:p>162,3771662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8.0220946715" calcext:value-type="float">
            <text:p>118,0220946715</text:p>
          </table:table-cell>
          <table:table-cell office:value-type="float" office:value="85.5611805889" calcext:value-type="float">
            <text:p>85,5611805889</text:p>
          </table:table-cell>
          <table:table-cell table:number-columns-repeated="16378"/>
        </table:table-row>
        <table:table-row table:style-name="ro1">
          <table:table-cell office:value-type="date" office:date-value="2004-11-01" calcext:value-type="date">
            <text:p>01/11/04</text:p>
          </table:table-cell>
          <table:table-cell office:value-type="float" office:value="88.3159471099" calcext:value-type="float">
            <text:p>88,3159471099</text:p>
          </table:table-cell>
          <table:table-cell office:value-type="float" office:value="147.9202039099" calcext:value-type="float">
            <text:p>147,9202039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649680883" calcext:value-type="float">
            <text:p>117,649680883</text:p>
          </table:table-cell>
          <table:table-cell office:value-type="float" office:value="81.1443982003" calcext:value-type="float">
            <text:p>81,1443982003</text:p>
          </table:table-cell>
          <table:table-cell table:number-columns-repeated="16378"/>
        </table:table-row>
        <table:table-row table:style-name="ro1">
          <table:table-cell office:value-type="date" office:date-value="2004-12-01" calcext:value-type="date">
            <text:p>01/12/04</text:p>
          </table:table-cell>
          <table:table-cell office:value-type="float" office:value="73.1020171562" calcext:value-type="float">
            <text:p>73,1020171562</text:p>
          </table:table-cell>
          <table:table-cell office:value-type="float" office:value="124.8234179899" calcext:value-type="float">
            <text:p>124,8234179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9.8248830004" calcext:value-type="float">
            <text:p>99,8248830004</text:p>
          </table:table-cell>
          <table:table-cell office:value-type="float" office:value="75.5434994857" calcext:value-type="float">
            <text:p>75,5434994857</text:p>
          </table:table-cell>
          <table:table-cell table:number-columns-repeated="16378"/>
        </table:table-row>
        <table:table-row table:style-name="ro1">
          <table:table-cell office:value-type="date" office:date-value="2005-01-01" calcext:value-type="date">
            <text:p>01/01/05</text:p>
          </table:table-cell>
          <table:table-cell office:value-type="float" office:value="82.7861808585" calcext:value-type="float">
            <text:p>82,7861808585</text:p>
          </table:table-cell>
          <table:table-cell office:value-type="float" office:value="146.4631760899" calcext:value-type="float">
            <text:p>146,4631760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2.80146941" calcext:value-type="float">
            <text:p>132,80146941</text:p>
          </table:table-cell>
          <table:table-cell office:value-type="float" office:value="83.2414725942" calcext:value-type="float">
            <text:p>83,2414725942</text:p>
          </table:table-cell>
          <table:table-cell table:number-columns-repeated="16378"/>
        </table:table-row>
        <table:table-row table:style-name="ro1">
          <table:table-cell office:value-type="date" office:date-value="2005-02-01" calcext:value-type="date">
            <text:p>01/02/05</text:p>
          </table:table-cell>
          <table:table-cell office:value-type="float" office:value="82.7606472141" calcext:value-type="float">
            <text:p>82,7606472141</text:p>
          </table:table-cell>
          <table:table-cell office:value-type="float" office:value="148.0391518799" calcext:value-type="float">
            <text:p>148,039151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6.0567242746" calcext:value-type="float">
            <text:p>126,0567242746</text:p>
          </table:table-cell>
          <table:table-cell office:value-type="float" office:value="81.7779880263" calcext:value-type="float">
            <text:p>81,7779880263</text:p>
          </table:table-cell>
          <table:table-cell table:number-columns-repeated="16378"/>
        </table:table-row>
        <table:table-row table:style-name="ro1">
          <table:table-cell office:value-type="date" office:date-value="2005-03-01" calcext:value-type="date">
            <text:p>01/03/05</text:p>
          </table:table-cell>
          <table:table-cell office:value-type="float" office:value="88.195643799" calcext:value-type="float">
            <text:p>88,195643799</text:p>
          </table:table-cell>
          <table:table-cell office:value-type="float" office:value="158.6609392899" calcext:value-type="float">
            <text:p>158,6609392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9.6156583662" calcext:value-type="float">
            <text:p>139,6156583662</text:p>
          </table:table-cell>
          <table:table-cell office:value-type="float" office:value="86.7313759198" calcext:value-type="float">
            <text:p>86,7313759198</text:p>
          </table:table-cell>
          <table:table-cell table:number-columns-repeated="16378"/>
        </table:table-row>
        <table:table-row table:style-name="ro1">
          <table:table-cell office:value-type="date" office:date-value="2005-04-01" calcext:value-type="date">
            <text:p>01/04/05</text:p>
          </table:table-cell>
          <table:table-cell office:value-type="float" office:value="93.1582194613" calcext:value-type="float">
            <text:p>93,1582194613</text:p>
          </table:table-cell>
          <table:table-cell office:value-type="float" office:value="161.3229014599" calcext:value-type="float">
            <text:p>161,3229014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6953514968" calcext:value-type="float">
            <text:p>120,6953514968</text:p>
          </table:table-cell>
          <table:table-cell office:value-type="float" office:value="81.82260628" calcext:value-type="float">
            <text:p>81,82260628</text:p>
          </table:table-cell>
          <table:table-cell table:number-columns-repeated="16378"/>
        </table:table-row>
        <table:table-row table:style-name="ro1">
          <table:table-cell office:value-type="date" office:date-value="2005-05-01" calcext:value-type="date">
            <text:p>01/05/05</text:p>
          </table:table-cell>
          <table:table-cell office:value-type="float" office:value="88.3121598072" calcext:value-type="float">
            <text:p>88,3121598072</text:p>
          </table:table-cell>
          <table:table-cell office:value-type="float" office:value="151.0269381899" calcext:value-type="float">
            <text:p>151,026938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9697829475" calcext:value-type="float">
            <text:p>117,9697829475</text:p>
          </table:table-cell>
          <table:table-cell office:value-type="float" office:value="73.982110233" calcext:value-type="float">
            <text:p>73,982110233</text:p>
          </table:table-cell>
          <table:table-cell table:number-columns-repeated="16378"/>
        </table:table-row>
        <table:table-row table:style-name="ro1">
          <table:table-cell office:value-type="date" office:date-value="2005-06-01" calcext:value-type="date">
            <text:p>01/06/05</text:p>
          </table:table-cell>
          <table:table-cell office:value-type="float" office:value="95.4023868467" calcext:value-type="float">
            <text:p>95,4023868467</text:p>
          </table:table-cell>
          <table:table-cell office:value-type="float" office:value="166.6887150099" calcext:value-type="float">
            <text:p>166,6887150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6.6002689209" calcext:value-type="float">
            <text:p>136,6002689209</text:p>
          </table:table-cell>
          <table:table-cell office:value-type="float" office:value="81.3721546497" calcext:value-type="float">
            <text:p>81,3721546497</text:p>
          </table:table-cell>
          <table:table-cell table:number-columns-repeated="16378"/>
        </table:table-row>
        <table:table-row table:style-name="ro1">
          <table:table-cell office:value-type="date" office:date-value="2005-07-01" calcext:value-type="date">
            <text:p>01/07/05</text:p>
          </table:table-cell>
          <table:table-cell office:value-type="float" office:value="76.9184794639" calcext:value-type="float">
            <text:p>76,9184794639</text:p>
          </table:table-cell>
          <table:table-cell office:value-type="float" office:value="133.3680100999" calcext:value-type="float">
            <text:p>133,3680100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6376338923" calcext:value-type="float">
            <text:p>117,6376338923</text:p>
          </table:table-cell>
          <table:table-cell office:value-type="float" office:value="68.3011495813" calcext:value-type="float">
            <text:p>68,3011495813</text:p>
          </table:table-cell>
          <table:table-cell table:number-columns-repeated="16378"/>
        </table:table-row>
        <table:table-row table:style-name="ro1">
          <table:table-cell office:value-type="date" office:date-value="2005-08-01" calcext:value-type="date">
            <text:p>01/08/05</text:p>
          </table:table-cell>
          <table:table-cell office:value-type="float" office:value="51.4352180175" calcext:value-type="float">
            <text:p>51,4352180175</text:p>
          </table:table-cell>
          <table:table-cell office:value-type="float" office:value="68.9357087339" calcext:value-type="float">
            <text:p>68,93570873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2130879876" calcext:value-type="float">
            <text:p>23,2130879876</text:p>
          </table:table-cell>
          <table:table-cell office:value-type="float" office:value="37.5269911545" calcext:value-type="float">
            <text:p>37,5269911545</text:p>
          </table:table-cell>
          <table:table-cell table:number-columns-repeated="16378"/>
        </table:table-row>
        <table:table-row table:style-name="ro1">
          <table:table-cell office:value-type="date" office:date-value="2005-09-01" calcext:value-type="date">
            <text:p>01/09/05</text:p>
          </table:table-cell>
          <table:table-cell office:value-type="float" office:value="100.3543072888" calcext:value-type="float">
            <text:p>100,3543072888</text:p>
          </table:table-cell>
          <table:table-cell office:value-type="float" office:value="164.2476718799" calcext:value-type="float">
            <text:p>164,247671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5.7193098303" calcext:value-type="float">
            <text:p>125,7193098303</text:p>
          </table:table-cell>
          <table:table-cell office:value-type="float" office:value="68.3934430874" calcext:value-type="float">
            <text:p>68,3934430874</text:p>
          </table:table-cell>
          <table:table-cell table:number-columns-repeated="16378"/>
        </table:table-row>
        <table:table-row table:style-name="ro1">
          <table:table-cell office:value-type="date" office:date-value="2005-10-01" calcext:value-type="date">
            <text:p>01/10/05</text:p>
          </table:table-cell>
          <table:table-cell office:value-type="float" office:value="82.4989910317" calcext:value-type="float">
            <text:p>82,4989910317</text:p>
          </table:table-cell>
          <table:table-cell office:value-type="float" office:value="141.5716717099" calcext:value-type="float">
            <text:p>141,5716717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1.9291781485" calcext:value-type="float">
            <text:p>121,9291781485</text:p>
          </table:table-cell>
          <table:table-cell office:value-type="float" office:value="73.3366839784" calcext:value-type="float">
            <text:p>73,3366839784</text:p>
          </table:table-cell>
          <table:table-cell table:number-columns-repeated="16378"/>
        </table:table-row>
        <table:table-row table:style-name="ro1">
          <table:table-cell office:value-type="date" office:date-value="2005-11-01" calcext:value-type="date">
            <text:p>01/11/05</text:p>
          </table:table-cell>
          <table:table-cell office:value-type="float" office:value="86.1354266375" calcext:value-type="float">
            <text:p>86,1354266375</text:p>
          </table:table-cell>
          <table:table-cell office:value-type="float" office:value="142.6463061599" calcext:value-type="float">
            <text:p>142,646306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9.3532730967" calcext:value-type="float">
            <text:p>129,3532730967</text:p>
          </table:table-cell>
          <table:table-cell office:value-type="float" office:value="73.7963693555" calcext:value-type="float">
            <text:p>73,7963693555</text:p>
          </table:table-cell>
          <table:table-cell table:number-columns-repeated="16378"/>
        </table:table-row>
        <table:table-row table:style-name="ro1">
          <table:table-cell office:value-type="date" office:date-value="2005-12-01" calcext:value-type="date">
            <text:p>01/12/05</text:p>
          </table:table-cell>
          <table:table-cell office:value-type="float" office:value="66.8973935931" calcext:value-type="float">
            <text:p>66,8973935931</text:p>
          </table:table-cell>
          <table:table-cell office:value-type="float" office:value="108.7984769599" calcext:value-type="float">
            <text:p>108,7984769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6.8869159589" calcext:value-type="float">
            <text:p>106,8869159589</text:p>
          </table:table-cell>
          <table:table-cell office:value-type="float" office:value="61.6101090985" calcext:value-type="float">
            <text:p>61,6101090985</text:p>
          </table:table-cell>
          <table:table-cell table:number-columns-repeated="16378"/>
        </table:table-row>
        <table:table-row table:style-name="ro1">
          <table:table-cell office:value-type="date" office:date-value="2006-01-01" calcext:value-type="date">
            <text:p>01/01/06</text:p>
          </table:table-cell>
          <table:table-cell office:value-type="float" office:value="80.8808394063" calcext:value-type="float">
            <text:p>80,8808394063</text:p>
          </table:table-cell>
          <table:table-cell office:value-type="float" office:value="136.8814528799" calcext:value-type="float">
            <text:p>136,881452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8.812144564" calcext:value-type="float">
            <text:p>138,812144564</text:p>
          </table:table-cell>
          <table:table-cell office:value-type="float" office:value="68.234622568" calcext:value-type="float">
            <text:p>68,234622568</text:p>
          </table:table-cell>
          <table:table-cell table:number-columns-repeated="16378"/>
        </table:table-row>
        <table:table-row table:style-name="ro1">
          <table:table-cell office:value-type="date" office:date-value="2006-02-01" calcext:value-type="date">
            <text:p>01/02/06</text:p>
          </table:table-cell>
          <table:table-cell office:value-type="float" office:value="71.4073496315" calcext:value-type="float">
            <text:p>71,4073496315</text:p>
          </table:table-cell>
          <table:table-cell office:value-type="float" office:value="130.1685623099" calcext:value-type="float">
            <text:p>130,168562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1.4677651793" calcext:value-type="float">
            <text:p>131,4677651793</text:p>
          </table:table-cell>
          <table:table-cell office:value-type="float" office:value="65.2796779003" calcext:value-type="float">
            <text:p>65,2796779003</text:p>
          </table:table-cell>
          <table:table-cell table:number-columns-repeated="16378"/>
        </table:table-row>
        <table:table-row table:style-name="ro1">
          <table:table-cell office:value-type="date" office:date-value="2006-03-01" calcext:value-type="date">
            <text:p>01/03/06</text:p>
          </table:table-cell>
          <table:table-cell office:value-type="float" office:value="85.0158541226" calcext:value-type="float">
            <text:p>85,0158541226</text:p>
          </table:table-cell>
          <table:table-cell office:value-type="float" office:value="150.7186885199" calcext:value-type="float">
            <text:p>150,7186885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1.0521288024" calcext:value-type="float">
            <text:p>151,0521288024</text:p>
          </table:table-cell>
          <table:table-cell office:value-type="float" office:value="81.9018131702" calcext:value-type="float">
            <text:p>81,9018131702</text:p>
          </table:table-cell>
          <table:table-cell table:number-columns-repeated="16378"/>
        </table:table-row>
        <table:table-row table:style-name="ro1">
          <table:table-cell office:value-type="date" office:date-value="2006-04-01" calcext:value-type="date">
            <text:p>01/04/06</text:p>
          </table:table-cell>
          <table:table-cell office:value-type="float" office:value="74.2097299441" calcext:value-type="float">
            <text:p>74,2097299441</text:p>
          </table:table-cell>
          <table:table-cell office:value-type="float" office:value="134.7023021899" calcext:value-type="float">
            <text:p>134,702302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5.4263544131" calcext:value-type="float">
            <text:p>125,4263544131</text:p>
          </table:table-cell>
          <table:table-cell office:value-type="float" office:value="65.0809940829" calcext:value-type="float">
            <text:p>65,0809940829</text:p>
          </table:table-cell>
          <table:table-cell table:number-columns-repeated="16378"/>
        </table:table-row>
        <table:table-row table:style-name="ro1">
          <table:table-cell office:value-type="date" office:date-value="2006-05-01" calcext:value-type="date">
            <text:p>01/05/06</text:p>
          </table:table-cell>
          <table:table-cell office:value-type="float" office:value="77.6615016206" calcext:value-type="float">
            <text:p>77,6615016206</text:p>
          </table:table-cell>
          <table:table-cell office:value-type="float" office:value="141.1007876899" calcext:value-type="float">
            <text:p>141,1007876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3.5585745961" calcext:value-type="float">
            <text:p>113,5585745961</text:p>
          </table:table-cell>
          <table:table-cell office:value-type="float" office:value="70.559889444" calcext:value-type="float">
            <text:p>70,559889444</text:p>
          </table:table-cell>
          <table:table-cell table:number-columns-repeated="16378"/>
        </table:table-row>
        <table:table-row table:style-name="ro1">
          <table:table-cell office:value-type="date" office:date-value="2006-06-01" calcext:value-type="date">
            <text:p>01/06/06</text:p>
          </table:table-cell>
          <table:table-cell office:value-type="float" office:value="84.1326530551" calcext:value-type="float">
            <text:p>84,1326530551</text:p>
          </table:table-cell>
          <table:table-cell office:value-type="float" office:value="151.7527343499" calcext:value-type="float">
            <text:p>151,7527343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1.5267328341" calcext:value-type="float">
            <text:p>131,5267328341</text:p>
          </table:table-cell>
          <table:table-cell office:value-type="float" office:value="78.9048878375" calcext:value-type="float">
            <text:p>78,9048878375</text:p>
          </table:table-cell>
          <table:table-cell table:number-columns-repeated="16378"/>
        </table:table-row>
        <table:table-row table:style-name="ro1">
          <table:table-cell office:value-type="date" office:date-value="2006-07-01" calcext:value-type="date">
            <text:p>01/07/06</text:p>
          </table:table-cell>
          <table:table-cell office:value-type="float" office:value="65.0776365149" calcext:value-type="float">
            <text:p>65,0776365149</text:p>
          </table:table-cell>
          <table:table-cell office:value-type="float" office:value="121.1795151899" calcext:value-type="float">
            <text:p>121,179515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9102084963" calcext:value-type="float">
            <text:p>120,9102084963</text:p>
          </table:table-cell>
          <table:table-cell office:value-type="float" office:value="69.1938391485" calcext:value-type="float">
            <text:p>69,1938391485</text:p>
          </table:table-cell>
          <table:table-cell table:number-columns-repeated="16378"/>
        </table:table-row>
        <table:table-row table:style-name="ro1">
          <table:table-cell office:value-type="date" office:date-value="2006-08-01" calcext:value-type="date">
            <text:p>01/08/06</text:p>
          </table:table-cell>
          <table:table-cell office:value-type="float" office:value="46.4205530107" calcext:value-type="float">
            <text:p>46,4205530107</text:p>
          </table:table-cell>
          <table:table-cell office:value-type="float" office:value="68.4382393099" calcext:value-type="float">
            <text:p>68,438239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5413060881" calcext:value-type="float">
            <text:p>23,5413060881</text:p>
          </table:table-cell>
          <table:table-cell office:value-type="float" office:value="38.3374545807" calcext:value-type="float">
            <text:p>38,3374545807</text:p>
          </table:table-cell>
          <table:table-cell table:number-columns-repeated="16378"/>
        </table:table-row>
        <table:table-row table:style-name="ro2">
          <table:table-cell office:value-type="date" office:date-value="2006-09-01" calcext:value-type="date">
            <text:p>01/09/06</text:p>
          </table:table-cell>
          <table:table-cell office:value-type="float" office:value="79.329416134" calcext:value-type="float">
            <text:p>79,329416134</text:p>
          </table:table-cell>
          <table:table-cell office:value-type="float" office:value="145.5445208399" calcext:value-type="float">
            <text:p>145,544520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1.6073097211" calcext:value-type="float">
            <text:p>121,6073097211</text:p>
          </table:table-cell>
          <table:table-cell office:value-type="float" office:value="75.5007216986" calcext:value-type="float">
            <text:p>75,5007216986</text:p>
          </table:table-cell>
          <table:table-cell table:number-columns-repeated="16378"/>
        </table:table-row>
        <table:table-row table:style-name="ro2">
          <table:table-cell office:value-type="date" office:date-value="2006-10-01" calcext:value-type="date">
            <text:p>01/10/06</text:p>
          </table:table-cell>
          <table:table-cell office:value-type="float" office:value="78.1777722853" calcext:value-type="float">
            <text:p>78,1777722853</text:p>
          </table:table-cell>
          <table:table-cell office:value-type="float" office:value="137.5903635799" calcext:value-type="float">
            <text:p>137,5903635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7.3461422476" calcext:value-type="float">
            <text:p>137,3461422476</text:p>
          </table:table-cell>
          <table:table-cell office:value-type="float" office:value="84.1932060441" calcext:value-type="float">
            <text:p>84,1932060441</text:p>
          </table:table-cell>
          <table:table-cell table:number-columns-repeated="16378"/>
        </table:table-row>
        <table:table-row table:style-name="ro2">
          <table:table-cell office:value-type="date" office:date-value="2006-11-01" calcext:value-type="date">
            <text:p>01/11/06</text:p>
          </table:table-cell>
          <table:table-cell office:value-type="float" office:value="74.462013842" calcext:value-type="float">
            <text:p>74,462013842</text:p>
          </table:table-cell>
          <table:table-cell office:value-type="float" office:value="132.3312617099" calcext:value-type="float">
            <text:p>132,3312617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9.6876848362" calcext:value-type="float">
            <text:p>129,6876848362</text:p>
          </table:table-cell>
          <table:table-cell office:value-type="float" office:value="79.9390047679" calcext:value-type="float">
            <text:p>79,9390047679</text:p>
          </table:table-cell>
          <table:table-cell table:number-columns-repeated="16378"/>
        </table:table-row>
        <table:table-row table:style-name="ro2">
          <table:table-cell office:value-type="date" office:date-value="2006-12-01" calcext:value-type="date">
            <text:p>01/12/06</text:p>
          </table:table-cell>
          <table:table-cell office:value-type="float" office:value="55.33030762" calcext:value-type="float">
            <text:p>55,33030762</text:p>
          </table:table-cell>
          <table:table-cell office:value-type="float" office:value="97.4506019589" calcext:value-type="float">
            <text:p>97,45060195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4.6733422042" calcext:value-type="float">
            <text:p>104,6733422042</text:p>
          </table:table-cell>
          <table:table-cell office:value-type="float" office:value="67.9573750036" calcext:value-type="float">
            <text:p>67,9573750036</text:p>
          </table:table-cell>
          <table:table-cell table:number-columns-repeated="16378"/>
        </table:table-row>
        <table:table-row table:style-name="ro2">
          <table:table-cell office:value-type="date" office:date-value="2007-01-01" calcext:value-type="date">
            <text:p>01/01/07</text:p>
          </table:table-cell>
          <table:table-cell office:value-type="float" office:value="65.8518037158" calcext:value-type="float">
            <text:p>65,8518037158</text:p>
          </table:table-cell>
          <table:table-cell office:value-type="float" office:value="134.0413267699" calcext:value-type="float">
            <text:p>134,0413267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1.3583186102" calcext:value-type="float">
            <text:p>141,3583186102</text:p>
          </table:table-cell>
          <table:table-cell office:value-type="float" office:value="86.9263933968" calcext:value-type="float">
            <text:p>86,9263933968</text:p>
          </table:table-cell>
          <table:table-cell table:number-columns-repeated="16378"/>
        </table:table-row>
        <table:table-row table:style-name="ro2">
          <table:table-cell office:value-type="date" office:date-value="2007-02-01" calcext:value-type="date">
            <text:p>01/02/07</text:p>
          </table:table-cell>
          <table:table-cell office:value-type="float" office:value="69.710261948" calcext:value-type="float">
            <text:p>69,710261948</text:p>
          </table:table-cell>
          <table:table-cell office:value-type="float" office:value="137.8843918699" calcext:value-type="float">
            <text:p>137,8843918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9.9198529544" calcext:value-type="float">
            <text:p>139,9198529544</text:p>
          </table:table-cell>
          <table:table-cell office:value-type="float" office:value="86.127352988" calcext:value-type="float">
            <text:p>86,127352988</text:p>
          </table:table-cell>
          <table:table-cell table:number-columns-repeated="16378"/>
        </table:table-row>
        <table:table-row table:style-name="ro2">
          <table:table-cell office:value-type="date" office:date-value="2007-03-01" calcext:value-type="date">
            <text:p>01/03/07</text:p>
          </table:table-cell>
          <table:table-cell office:value-type="float" office:value="84.800896312" calcext:value-type="float">
            <text:p>84,800896312</text:p>
          </table:table-cell>
          <table:table-cell office:value-type="float" office:value="153.3001108499" calcext:value-type="float">
            <text:p>153,3001108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8.7018049317" calcext:value-type="float">
            <text:p>158,7018049317</text:p>
          </table:table-cell>
          <table:table-cell office:value-type="float" office:value="93.5685250095" calcext:value-type="float">
            <text:p>93,5685250095</text:p>
          </table:table-cell>
          <table:table-cell table:number-columns-repeated="16378"/>
        </table:table-row>
        <table:table-row table:style-name="ro2">
          <table:table-cell office:value-type="date" office:date-value="2007-04-01" calcext:value-type="date">
            <text:p>01/04/07</text:p>
          </table:table-cell>
          <table:table-cell office:value-type="float" office:value="76.9019701262" calcext:value-type="float">
            <text:p>76,9019701262</text:p>
          </table:table-cell>
          <table:table-cell office:value-type="float" office:value="140.1677740399" calcext:value-type="float">
            <text:p>140,1677740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4.7831454371" calcext:value-type="float">
            <text:p>124,7831454371</text:p>
          </table:table-cell>
          <table:table-cell office:value-type="float" office:value="76.1904464633" calcext:value-type="float">
            <text:p>76,1904464633</text:p>
          </table:table-cell>
          <table:table-cell table:number-columns-repeated="16378"/>
        </table:table-row>
        <table:table-row table:style-name="ro2">
          <table:table-cell office:value-type="date" office:date-value="2007-05-01" calcext:value-type="date">
            <text:p>01/05/07</text:p>
          </table:table-cell>
          <table:table-cell office:value-type="float" office:value="76.2134190836" calcext:value-type="float">
            <text:p>76,2134190836</text:p>
          </table:table-cell>
          <table:table-cell office:value-type="float" office:value="136.6182898799" calcext:value-type="float">
            <text:p>136,618289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4.8027919679" calcext:value-type="float">
            <text:p>124,8027919679</text:p>
          </table:table-cell>
          <table:table-cell office:value-type="float" office:value="82.3101738089" calcext:value-type="float">
            <text:p>82,3101738089</text:p>
          </table:table-cell>
          <table:table-cell table:number-columns-repeated="16378"/>
        </table:table-row>
        <table:table-row table:style-name="ro2">
          <table:table-cell office:value-type="date" office:date-value="2007-06-01" calcext:value-type="date">
            <text:p>01/06/07</text:p>
          </table:table-cell>
          <table:table-cell office:value-type="float" office:value="82.9990693776" calcext:value-type="float">
            <text:p>82,9990693776</text:p>
          </table:table-cell>
          <table:table-cell office:value-type="float" office:value="147.0732190899" calcext:value-type="float">
            <text:p>147,0732190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1.0581177786" calcext:value-type="float">
            <text:p>151,0581177786</text:p>
          </table:table-cell>
          <table:table-cell office:value-type="float" office:value="87.8209970413" calcext:value-type="float">
            <text:p>87,8209970413</text:p>
          </table:table-cell>
          <table:table-cell table:number-columns-repeated="16378"/>
        </table:table-row>
        <table:table-row table:style-name="ro2">
          <table:table-cell office:value-type="date" office:date-value="2007-07-01" calcext:value-type="date">
            <text:p>01/07/07</text:p>
          </table:table-cell>
          <table:table-cell office:value-type="float" office:value="72.9428286687" calcext:value-type="float">
            <text:p>72,9428286687</text:p>
          </table:table-cell>
          <table:table-cell office:value-type="float" office:value="130.5738828299" calcext:value-type="float">
            <text:p>130,5738828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1.4540457402" calcext:value-type="float">
            <text:p>141,4540457402</text:p>
          </table:table-cell>
          <table:table-cell office:value-type="float" office:value="75.8788129228" calcext:value-type="float">
            <text:p>75,8788129228</text:p>
          </table:table-cell>
          <table:table-cell table:number-columns-repeated="16378"/>
        </table:table-row>
        <table:table-row table:style-name="ro2">
          <table:table-cell office:value-type="date" office:date-value="2007-08-01" calcext:value-type="date">
            <text:p>01/08/07</text:p>
          </table:table-cell>
          <table:table-cell office:value-type="float" office:value="47.3893112082" calcext:value-type="float">
            <text:p>47,3893112082</text:p>
          </table:table-cell>
          <table:table-cell office:value-type="float" office:value="72.0900171409" calcext:value-type="float">
            <text:p>72,09001714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0.9078055056" calcext:value-type="float">
            <text:p>40,9078055056</text:p>
          </table:table-cell>
          <table:table-cell office:value-type="float" office:value="47.9931922796" calcext:value-type="float">
            <text:p>47,9931922796</text:p>
          </table:table-cell>
          <table:table-cell table:number-columns-repeated="16378"/>
        </table:table-row>
        <table:table-row table:style-name="ro2">
          <table:table-cell office:value-type="date" office:date-value="2007-09-01" calcext:value-type="date">
            <text:p>01/09/07</text:p>
          </table:table-cell>
          <table:table-cell office:value-type="float" office:value="80.1021191864" calcext:value-type="float">
            <text:p>80,1021191864</text:p>
          </table:table-cell>
          <table:table-cell office:value-type="float" office:value="137.6737990999" calcext:value-type="float">
            <text:p>137,6737990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3.9989244654" calcext:value-type="float">
            <text:p>133,9989244654</text:p>
          </table:table-cell>
          <table:table-cell office:value-type="float" office:value="87.7997309078" calcext:value-type="float">
            <text:p>87,7997309078</text:p>
          </table:table-cell>
          <table:table-cell table:number-columns-repeated="16378"/>
        </table:table-row>
        <table:table-row table:style-name="ro2">
          <table:table-cell office:value-type="date" office:date-value="2007-10-01" calcext:value-type="date">
            <text:p>01/10/07</text:p>
          </table:table-cell>
          <table:table-cell office:value-type="float" office:value="87.4813168072" calcext:value-type="float">
            <text:p>87,4813168072</text:p>
          </table:table-cell>
          <table:table-cell office:value-type="float" office:value="148.6308573199" calcext:value-type="float">
            <text:p>148,6308573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9.1273623749" calcext:value-type="float">
            <text:p>159,1273623749</text:p>
          </table:table-cell>
          <table:table-cell office:value-type="float" office:value="95.744627621" calcext:value-type="float">
            <text:p>95,744627621</text:p>
          </table:table-cell>
          <table:table-cell table:number-columns-repeated="16378"/>
        </table:table-row>
        <table:table-row table:style-name="ro2">
          <table:table-cell office:value-type="date" office:date-value="2007-11-01" calcext:value-type="date">
            <text:p>01/11/07</text:p>
          </table:table-cell>
          <table:table-cell office:value-type="float" office:value="79.2881685887" calcext:value-type="float">
            <text:p>79,2881685887</text:p>
          </table:table-cell>
          <table:table-cell office:value-type="float" office:value="137.1757279399" calcext:value-type="float">
            <text:p>137,1757279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7.0806288735" calcext:value-type="float">
            <text:p>147,0806288735</text:p>
          </table:table-cell>
          <table:table-cell office:value-type="float" office:value="83.5710577179" calcext:value-type="float">
            <text:p>83,5710577179</text:p>
          </table:table-cell>
          <table:table-cell table:number-columns-repeated="16378"/>
        </table:table-row>
        <table:table-row table:style-name="ro2">
          <table:table-cell office:value-type="date" office:date-value="2007-12-01" calcext:value-type="date">
            <text:p>01/12/07</text:p>
          </table:table-cell>
          <table:table-cell office:value-type="float" office:value="62.0874472639" calcext:value-type="float">
            <text:p>62,0874472639</text:p>
          </table:table-cell>
          <table:table-cell office:value-type="float" office:value="104.1041200799" calcext:value-type="float">
            <text:p>104,1041200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9874406529" calcext:value-type="float">
            <text:p>114,9874406529</text:p>
          </table:table-cell>
          <table:table-cell office:value-type="float" office:value="79.804928864" calcext:value-type="float">
            <text:p>79,804928864</text:p>
          </table:table-cell>
          <table:table-cell table:number-columns-repeated="16378"/>
        </table:table-row>
        <table:table-row table:style-name="ro2">
          <table:table-cell office:value-type="date" office:date-value="2008-01-01" calcext:value-type="date">
            <text:p>01/01/08</text:p>
          </table:table-cell>
          <table:table-cell office:value-type="float" office:value="72.0200534865" calcext:value-type="float">
            <text:p>72,0200534865</text:p>
          </table:table-cell>
          <table:table-cell office:value-type="float" office:value="137.0604636699" calcext:value-type="float">
            <text:p>137,0604636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1.9824756353" calcext:value-type="float">
            <text:p>151,9824756353</text:p>
          </table:table-cell>
          <table:table-cell office:value-type="float" office:value="93.6678707095" calcext:value-type="float">
            <text:p>93,6678707095</text:p>
          </table:table-cell>
          <table:table-cell table:number-columns-repeated="16378"/>
        </table:table-row>
        <table:table-row table:style-name="ro2">
          <table:table-cell office:value-type="date" office:date-value="2008-02-01" calcext:value-type="date">
            <text:p>01/02/08</text:p>
          </table:table-cell>
          <table:table-cell office:value-type="float" office:value="75.3050567039" calcext:value-type="float">
            <text:p>75,3050567039</text:p>
          </table:table-cell>
          <table:table-cell office:value-type="float" office:value="141.0515499499" calcext:value-type="float">
            <text:p>141,051549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3.9471882247" calcext:value-type="float">
            <text:p>153,9471882247</text:p>
          </table:table-cell>
          <table:table-cell office:value-type="float" office:value="99.2461981954" calcext:value-type="float">
            <text:p>99,2461981954</text:p>
          </table:table-cell>
          <table:table-cell table:number-columns-repeated="16378"/>
        </table:table-row>
        <table:table-row table:style-name="ro2">
          <table:table-cell office:value-type="date" office:date-value="2008-03-01" calcext:value-type="date">
            <text:p>01/03/08</text:p>
          </table:table-cell>
          <table:table-cell office:value-type="float" office:value="74.1766035317" calcext:value-type="float">
            <text:p>74,1766035317</text:p>
          </table:table-cell>
          <table:table-cell office:value-type="float" office:value="134.6780160799" calcext:value-type="float">
            <text:p>134,6780160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0.887972656" calcext:value-type="float">
            <text:p>150,887972656</text:p>
          </table:table-cell>
          <table:table-cell office:value-type="float" office:value="102.0673025985" calcext:value-type="float">
            <text:p>102,0673025985</text:p>
          </table:table-cell>
          <table:table-cell table:number-columns-repeated="16378"/>
        </table:table-row>
        <table:table-row table:style-name="ro2">
          <table:table-cell office:value-type="date" office:date-value="2008-04-01" calcext:value-type="date">
            <text:p>01/04/08</text:p>
          </table:table-cell>
          <table:table-cell office:value-type="float" office:value="84.8684209275" calcext:value-type="float">
            <text:p>84,8684209275</text:p>
          </table:table-cell>
          <table:table-cell office:value-type="float" office:value="151.3585965799" calcext:value-type="float">
            <text:p>151,3585965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3.23722664" calcext:value-type="float">
            <text:p>153,23722664</text:p>
          </table:table-cell>
          <table:table-cell office:value-type="float" office:value="92.8555535083" calcext:value-type="float">
            <text:p>92,8555535083</text:p>
          </table:table-cell>
          <table:table-cell table:number-columns-repeated="16378"/>
        </table:table-row>
        <table:table-row table:style-name="ro2">
          <table:table-cell office:value-type="date" office:date-value="2008-05-01" calcext:value-type="date">
            <text:p>01/05/08</text:p>
          </table:table-cell>
          <table:table-cell office:value-type="float" office:value="72.3449338899" calcext:value-type="float">
            <text:p>72,3449338899</text:p>
          </table:table-cell>
          <table:table-cell office:value-type="float" office:value="122.8033522299" calcext:value-type="float">
            <text:p>122,8033522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6.9343399155" calcext:value-type="float">
            <text:p>126,9343399155</text:p>
          </table:table-cell>
          <table:table-cell office:value-type="float" office:value="79.9722417828" calcext:value-type="float">
            <text:p>79,9722417828</text:p>
          </table:table-cell>
          <table:table-cell table:number-columns-repeated="16378"/>
        </table:table-row>
        <table:table-row table:style-name="ro2">
          <table:table-cell office:value-type="date" office:date-value="2008-06-01" calcext:value-type="date">
            <text:p>01/06/08</text:p>
          </table:table-cell>
          <table:table-cell office:value-type="float" office:value="77.946134244" calcext:value-type="float">
            <text:p>77,946134244</text:p>
          </table:table-cell>
          <table:table-cell office:value-type="float" office:value="136.1868860699" calcext:value-type="float">
            <text:p>136,1868860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3.8071176156" calcext:value-type="float">
            <text:p>143,8071176156</text:p>
          </table:table-cell>
          <table:table-cell office:value-type="float" office:value="96.0444085576" calcext:value-type="float">
            <text:p>96,0444085576</text:p>
          </table:table-cell>
          <table:table-cell table:number-columns-repeated="16378"/>
        </table:table-row>
        <table:table-row table:style-name="ro2">
          <table:table-cell office:value-type="date" office:date-value="2008-07-01" calcext:value-type="date">
            <text:p>01/07/08</text:p>
          </table:table-cell>
          <table:table-cell office:value-type="float" office:value="76.9306471286" calcext:value-type="float">
            <text:p>76,9306471286</text:p>
          </table:table-cell>
          <table:table-cell office:value-type="float" office:value="131.0858626099" calcext:value-type="float">
            <text:p>131,0858626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2.2292485059" calcext:value-type="float">
            <text:p>142,2292485059</text:p>
          </table:table-cell>
          <table:table-cell office:value-type="float" office:value="76.1787295157" calcext:value-type="float">
            <text:p>76,1787295157</text:p>
          </table:table-cell>
          <table:table-cell table:number-columns-repeated="16378"/>
        </table:table-row>
        <table:table-row table:style-name="ro2">
          <table:table-cell office:value-type="date" office:date-value="2008-08-01" calcext:value-type="date">
            <text:p>01/08/08</text:p>
          </table:table-cell>
          <table:table-cell office:value-type="float" office:value="37.3188797752" calcext:value-type="float">
            <text:p>37,3188797752</text:p>
          </table:table-cell>
          <table:table-cell office:value-type="float" office:value="57.823693423" calcext:value-type="float">
            <text:p>57,823693423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9.4369629325" calcext:value-type="float">
            <text:p>39,4369629325</text:p>
          </table:table-cell>
          <table:table-cell office:value-type="float" office:value="51.4091401788" calcext:value-type="float">
            <text:p>51,4091401788</text:p>
          </table:table-cell>
          <table:table-cell table:number-columns-repeated="16378"/>
        </table:table-row>
        <table:table-row table:style-name="ro2">
          <table:table-cell office:value-type="date" office:date-value="2008-09-01" calcext:value-type="date">
            <text:p>01/09/08</text:p>
          </table:table-cell>
          <table:table-cell office:value-type="float" office:value="75.5676193622" calcext:value-type="float">
            <text:p>75,5676193622</text:p>
          </table:table-cell>
          <table:table-cell office:value-type="float" office:value="127.3521089099" calcext:value-type="float">
            <text:p>127,3521089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3.3391560755" calcext:value-type="float">
            <text:p>143,3391560755</text:p>
          </table:table-cell>
          <table:table-cell office:value-type="float" office:value="95.5285459004" calcext:value-type="float">
            <text:p>95,5285459004</text:p>
          </table:table-cell>
          <table:table-cell table:number-columns-repeated="16378"/>
        </table:table-row>
        <table:table-row table:style-name="ro2">
          <table:table-cell office:value-type="date" office:date-value="2008-10-01" calcext:value-type="date">
            <text:p>01/10/08</text:p>
          </table:table-cell>
          <table:table-cell office:value-type="float" office:value="66.3548565907" calcext:value-type="float">
            <text:p>66,3548565907</text:p>
          </table:table-cell>
          <table:table-cell office:value-type="float" office:value="113.2616417499" calcext:value-type="float">
            <text:p>113,2616417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1.0901542682" calcext:value-type="float">
            <text:p>131,0901542682</text:p>
          </table:table-cell>
          <table:table-cell office:value-type="float" office:value="101.9593100326" calcext:value-type="float">
            <text:p>101,9593100326</text:p>
          </table:table-cell>
          <table:table-cell table:number-columns-repeated="16378"/>
        </table:table-row>
        <table:table-row table:style-name="ro2">
          <table:table-cell office:value-type="date" office:date-value="2008-11-01" calcext:value-type="date">
            <text:p>01/11/08</text:p>
          </table:table-cell>
          <table:table-cell office:value-type="float" office:value="48.4625787354" calcext:value-type="float">
            <text:p>48,4625787354</text:p>
          </table:table-cell>
          <table:table-cell office:value-type="float" office:value="80.0431218779" calcext:value-type="float">
            <text:p>80,04312187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4211668018" calcext:value-type="float">
            <text:p>96,4211668018</text:p>
          </table:table-cell>
          <table:table-cell office:value-type="float" office:value="97.3827969894" calcext:value-type="float">
            <text:p>97,3827969894</text:p>
          </table:table-cell>
          <table:table-cell table:number-columns-repeated="16378"/>
        </table:table-row>
        <table:table-row table:style-name="ro2">
          <table:table-cell office:value-type="date" office:date-value="2008-12-01" calcext:value-type="date">
            <text:p>01/12/08</text:p>
          </table:table-cell>
          <table:table-cell office:value-type="float" office:value="26.7251458842" calcext:value-type="float">
            <text:p>26,7251458842</text:p>
          </table:table-cell>
          <table:table-cell office:value-type="float" office:value="48.694792819" calcext:value-type="float">
            <text:p>48,6947928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1.6458901177" calcext:value-type="float">
            <text:p>81,6458901177</text:p>
          </table:table-cell>
          <table:table-cell office:value-type="float" office:value="99.0496181544" calcext:value-type="float">
            <text:p>99,0496181544</text:p>
          </table:table-cell>
          <table:table-cell table:number-columns-repeated="16378"/>
        </table:table-row>
        <table:table-row table:style-name="ro2">
          <table:table-cell office:value-type="date" office:date-value="2009-01-01" calcext:value-type="date">
            <text:p>01/01/09</text:p>
          </table:table-cell>
          <table:table-cell office:value-type="float" office:value="51.4457985237" calcext:value-type="float">
            <text:p>51,4457985237</text:p>
          </table:table-cell>
          <table:table-cell office:value-type="float" office:value="80.3505091009" calcext:value-type="float">
            <text:p>80,3505091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0681344426" calcext:value-type="float">
            <text:p>42,0681344426</text:p>
          </table:table-cell>
          <table:table-cell office:value-type="float" office:value="93.0100814533" calcext:value-type="float">
            <text:p>93,0100814533</text:p>
          </table:table-cell>
          <table:table-cell table:number-columns-repeated="16378"/>
        </table:table-row>
        <table:table-row table:style-name="ro2">
          <table:table-cell office:value-type="date" office:date-value="2009-02-01" calcext:value-type="date">
            <text:p>01/02/09</text:p>
          </table:table-cell>
          <table:table-cell office:value-type="float" office:value="50.01665539" calcext:value-type="float">
            <text:p>50,01665539</text:p>
          </table:table-cell>
          <table:table-cell office:value-type="float" office:value="79.5877508849" calcext:value-type="float">
            <text:p>79,58775088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6101477498" calcext:value-type="float">
            <text:p>89,6101477498</text:p>
          </table:table-cell>
          <table:table-cell office:value-type="float" office:value="106.8149040256" calcext:value-type="float">
            <text:p>106,8149040256</text:p>
          </table:table-cell>
          <table:table-cell table:number-columns-repeated="16378"/>
        </table:table-row>
        <table:table-row table:style-name="ro2">
          <table:table-cell office:value-type="date" office:date-value="2009-03-01" calcext:value-type="date">
            <text:p>01/03/09</text:p>
          </table:table-cell>
          <table:table-cell office:value-type="float" office:value="62.8859043879" calcext:value-type="float">
            <text:p>62,8859043879</text:p>
          </table:table-cell>
          <table:table-cell office:value-type="float" office:value="93.0188566789" calcext:value-type="float">
            <text:p>93,0188566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9.5369456036" calcext:value-type="float">
            <text:p>109,5369456036</text:p>
          </table:table-cell>
          <table:table-cell office:value-type="float" office:value="110.9290765794" calcext:value-type="float">
            <text:p>110,9290765794</text:p>
          </table:table-cell>
          <table:table-cell table:number-columns-repeated="16378"/>
        </table:table-row>
        <table:table-row table:style-name="ro2">
          <table:table-cell office:value-type="date" office:date-value="2009-04-01" calcext:value-type="date">
            <text:p>01/04/09</text:p>
          </table:table-cell>
          <table:table-cell office:value-type="float" office:value="63.6048459036" calcext:value-type="float">
            <text:p>63,6048459036</text:p>
          </table:table-cell>
          <table:table-cell office:value-type="float" office:value="98.2111237839" calcext:value-type="float">
            <text:p>98,21112378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2907040782" calcext:value-type="float">
            <text:p>89,2907040782</text:p>
          </table:table-cell>
          <table:table-cell office:value-type="float" office:value="104.8512848606" calcext:value-type="float">
            <text:p>104,8512848606</text:p>
          </table:table-cell>
          <table:table-cell table:number-columns-repeated="16378"/>
        </table:table-row>
        <table:table-row table:style-name="ro2">
          <table:table-cell office:value-type="date" office:date-value="2009-05-01" calcext:value-type="date">
            <text:p>01/05/09</text:p>
          </table:table-cell>
          <table:table-cell office:value-type="float" office:value="60.7274022823" calcext:value-type="float">
            <text:p>60,7274022823</text:p>
          </table:table-cell>
          <table:table-cell office:value-type="float" office:value="95.5156576009" calcext:value-type="float">
            <text:p>95,5156576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5.2181008357" calcext:value-type="float">
            <text:p>55,2181008357</text:p>
          </table:table-cell>
          <table:table-cell office:value-type="float" office:value="102.6742679747" calcext:value-type="float">
            <text:p>102,6742679747</text:p>
          </table:table-cell>
          <table:table-cell table:number-columns-repeated="16378"/>
        </table:table-row>
        <table:table-row table:style-name="ro2">
          <table:table-cell office:value-type="date" office:date-value="2009-06-01" calcext:value-type="date">
            <text:p>01/06/09</text:p>
          </table:table-cell>
          <table:table-cell office:value-type="float" office:value="74.835605357" calcext:value-type="float">
            <text:p>74,835605357</text:p>
          </table:table-cell>
          <table:table-cell office:value-type="float" office:value="110.0123735099" calcext:value-type="float">
            <text:p>110,0123735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7.3984570726" calcext:value-type="float">
            <text:p>67,3984570726</text:p>
          </table:table-cell>
          <table:table-cell office:value-type="float" office:value="112.112252198" calcext:value-type="float">
            <text:p>112,112252198</text:p>
          </table:table-cell>
          <table:table-cell table:number-columns-repeated="16378"/>
        </table:table-row>
        <table:table-row table:style-name="ro2">
          <table:table-cell office:value-type="date" office:date-value="2009-07-01" calcext:value-type="date">
            <text:p>01/07/09</text:p>
          </table:table-cell>
          <table:table-cell office:value-type="float" office:value="64.0137771843" calcext:value-type="float">
            <text:p>64,0137771843</text:p>
          </table:table-cell>
          <table:table-cell office:value-type="float" office:value="110.0116663099" calcext:value-type="float">
            <text:p>110,011666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8357202148" calcext:value-type="float">
            <text:p>66,8357202148</text:p>
          </table:table-cell>
          <table:table-cell office:value-type="float" office:value="105.769642983" calcext:value-type="float">
            <text:p>105,769642983</text:p>
          </table:table-cell>
          <table:table-cell table:number-columns-repeated="16378"/>
        </table:table-row>
        <table:table-row table:style-name="ro2">
          <table:table-cell office:value-type="date" office:date-value="2009-08-01" calcext:value-type="date">
            <text:p>01/08/09</text:p>
          </table:table-cell>
          <table:table-cell office:value-type="float" office:value="43.5831070216" calcext:value-type="float">
            <text:p>43,5831070216</text:p>
          </table:table-cell>
          <table:table-cell office:value-type="float" office:value="56.56985658" calcext:value-type="float">
            <text:p>56,56985658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.9699208935" calcext:value-type="float">
            <text:p>13,9699208935</text:p>
          </table:table-cell>
          <table:table-cell office:value-type="float" office:value="49.5077943066" calcext:value-type="float">
            <text:p>49,5077943066</text:p>
          </table:table-cell>
          <table:table-cell table:number-columns-repeated="16378"/>
        </table:table-row>
        <table:table-row table:style-name="ro2">
          <table:table-cell office:value-type="date" office:date-value="2009-09-01" calcext:value-type="date">
            <text:p>01/09/09</text:p>
          </table:table-cell>
          <table:table-cell office:value-type="float" office:value="78.5724071689" calcext:value-type="float">
            <text:p>78,5724071689</text:p>
          </table:table-cell>
          <table:table-cell office:value-type="float" office:value="130.2783704499" calcext:value-type="float">
            <text:p>130,2783704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7.1458869723" calcext:value-type="float">
            <text:p>87,1458869723</text:p>
          </table:table-cell>
          <table:table-cell office:value-type="float" office:value="112.421275387" calcext:value-type="float">
            <text:p>112,421275387</text:p>
          </table:table-cell>
          <table:table-cell table:number-columns-repeated="16378"/>
        </table:table-row>
        <table:table-row table:style-name="ro2">
          <table:table-cell office:value-type="date" office:date-value="2009-10-01" calcext:value-type="date">
            <text:p>01/10/09</text:p>
          </table:table-cell>
          <table:table-cell office:value-type="float" office:value="78.1236747417" calcext:value-type="float">
            <text:p>78,1236747417</text:p>
          </table:table-cell>
          <table:table-cell office:value-type="float" office:value="123.9143425699" calcext:value-type="float">
            <text:p>123,9143425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0417928455" calcext:value-type="float">
            <text:p>83,0417928455</text:p>
          </table:table-cell>
          <table:table-cell office:value-type="float" office:value="111.6826860739" calcext:value-type="float">
            <text:p>111,6826860739</text:p>
          </table:table-cell>
          <table:table-cell table:number-columns-repeated="16378"/>
        </table:table-row>
        <table:table-row table:style-name="ro2">
          <table:table-cell office:value-type="date" office:date-value="2009-11-01" calcext:value-type="date">
            <text:p>01/11/09</text:p>
          </table:table-cell>
          <table:table-cell office:value-type="float" office:value="73.1570896982" calcext:value-type="float">
            <text:p>73,1570896982</text:p>
          </table:table-cell>
          <table:table-cell office:value-type="float" office:value="114.5604596799" calcext:value-type="float">
            <text:p>114,560459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5.642755116" calcext:value-type="float">
            <text:p>75,642755116</text:p>
          </table:table-cell>
          <table:table-cell office:value-type="float" office:value="114.6051268928" calcext:value-type="float">
            <text:p>114,6051268928</text:p>
          </table:table-cell>
          <table:table-cell table:number-columns-repeated="16378"/>
        </table:table-row>
        <table:table-row table:style-name="ro2">
          <table:table-cell office:value-type="date" office:date-value="2009-12-01" calcext:value-type="date">
            <text:p>01/12/09</text:p>
          </table:table-cell>
          <table:table-cell office:value-type="float" office:value="57.4075220312" calcext:value-type="float">
            <text:p>57,4075220312</text:p>
          </table:table-cell>
          <table:table-cell office:value-type="float" office:value="87.0294413019" calcext:value-type="float">
            <text:p>87,02944130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4416657833" calcext:value-type="float">
            <text:p>73,4416657833</text:p>
          </table:table-cell>
          <table:table-cell office:value-type="float" office:value="109.3966106365" calcext:value-type="float">
            <text:p>109,3966106365</text:p>
          </table:table-cell>
          <table:table-cell table:number-columns-repeated="16378"/>
        </table:table-row>
        <table:table-row table:style-name="ro2">
          <table:table-cell office:value-type="date" office:date-value="2010-01-01" calcext:value-type="date">
            <text:p>01/01/10</text:p>
          </table:table-cell>
          <table:table-cell office:value-type="float" office:value="76.401101689" calcext:value-type="float">
            <text:p>76,401101689</text:p>
          </table:table-cell>
          <table:table-cell office:value-type="float" office:value="105.8347931599" calcext:value-type="float">
            <text:p>105,834793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3254006958" calcext:value-type="float">
            <text:p>88,3254006958</text:p>
          </table:table-cell>
          <table:table-cell office:value-type="float" office:value="117.10908577" calcext:value-type="float">
            <text:p>117,10908577</text:p>
          </table:table-cell>
          <table:table-cell table:number-columns-repeated="16378"/>
        </table:table-row>
        <table:table-row table:style-name="ro2">
          <table:table-cell office:value-type="date" office:date-value="2010-02-01" calcext:value-type="date">
            <text:p>01/02/10</text:p>
          </table:table-cell>
          <table:table-cell office:value-type="float" office:value="78.3675540336" calcext:value-type="float">
            <text:p>78,3675540336</text:p>
          </table:table-cell>
          <table:table-cell office:value-type="float" office:value="106.3962788199" calcext:value-type="float">
            <text:p>106,3962788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1.9351998498" calcext:value-type="float">
            <text:p>91,9351998498</text:p>
          </table:table-cell>
          <table:table-cell office:value-type="float" office:value="115.1398460895" calcext:value-type="float">
            <text:p>115,1398460895</text:p>
          </table:table-cell>
          <table:table-cell table:number-columns-repeated="16378"/>
        </table:table-row>
        <table:table-row table:style-name="ro2">
          <table:table-cell office:value-type="date" office:date-value="2010-03-01" calcext:value-type="date">
            <text:p>01/03/10</text:p>
          </table:table-cell>
          <table:table-cell office:value-type="float" office:value="93.847053138" calcext:value-type="float">
            <text:p>93,847053138</text:p>
          </table:table-cell>
          <table:table-cell office:value-type="float" office:value="124.1944933399" calcext:value-type="float">
            <text:p>124,194493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3633732359" calcext:value-type="float">
            <text:p>114,3633732359</text:p>
          </table:table-cell>
          <table:table-cell office:value-type="float" office:value="122.5321084873" calcext:value-type="float">
            <text:p>122,5321084873</text:p>
          </table:table-cell>
          <table:table-cell table:number-columns-repeated="16378"/>
        </table:table-row>
        <table:table-row table:style-name="ro2">
          <table:table-cell office:value-type="date" office:date-value="2010-04-01" calcext:value-type="date">
            <text:p>01/04/10</text:p>
          </table:table-cell>
          <table:table-cell office:value-type="float" office:value="82.2116820572" calcext:value-type="float">
            <text:p>82,2116820572</text:p>
          </table:table-cell>
          <table:table-cell office:value-type="float" office:value="113.8578175599" calcext:value-type="float">
            <text:p>113,8578175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3.9746254256" calcext:value-type="float">
            <text:p>103,9746254256</text:p>
          </table:table-cell>
          <table:table-cell office:value-type="float" office:value="114.0409866866" calcext:value-type="float">
            <text:p>114,0409866866</text:p>
          </table:table-cell>
          <table:table-cell table:number-columns-repeated="16378"/>
        </table:table-row>
        <table:table-row table:style-name="ro2">
          <table:table-cell office:value-type="date" office:date-value="2010-05-01" calcext:value-type="date">
            <text:p>01/05/10</text:p>
          </table:table-cell>
          <table:table-cell office:value-type="float" office:value="76.2126776656" calcext:value-type="float">
            <text:p>76,2126776656</text:p>
          </table:table-cell>
          <table:table-cell office:value-type="float" office:value="104.7013531799" calcext:value-type="float">
            <text:p>104,7013531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4.8667023097" calcext:value-type="float">
            <text:p>94,8667023097</text:p>
          </table:table-cell>
          <table:table-cell office:value-type="float" office:value="96.7483020709" calcext:value-type="float">
            <text:p>96,7483020709</text:p>
          </table:table-cell>
          <table:table-cell table:number-columns-repeated="16378"/>
        </table:table-row>
        <table:table-row table:style-name="ro2">
          <table:table-cell office:value-type="date" office:date-value="2010-06-01" calcext:value-type="date">
            <text:p>01/06/10</text:p>
          </table:table-cell>
          <table:table-cell office:value-type="float" office:value="89.0618366075" calcext:value-type="float">
            <text:p>89,0618366075</text:p>
          </table:table-cell>
          <table:table-cell office:value-type="float" office:value="120.1345293099" calcext:value-type="float">
            <text:p>120,134529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5.610040878" calcext:value-type="float">
            <text:p>115,610040878</text:p>
          </table:table-cell>
          <table:table-cell office:value-type="float" office:value="119.582189816" calcext:value-type="float">
            <text:p>119,582189816</text:p>
          </table:table-cell>
          <table:table-cell table:number-columns-repeated="16378"/>
        </table:table-row>
        <table:table-row table:style-name="ro2">
          <table:table-cell office:value-type="date" office:date-value="2010-07-01" calcext:value-type="date">
            <text:p>01/07/10</text:p>
          </table:table-cell>
          <table:table-cell office:value-type="float" office:value="77.8191064898" calcext:value-type="float">
            <text:p>77,8191064898</text:p>
          </table:table-cell>
          <table:table-cell office:value-type="float" office:value="105.2442866799" calcext:value-type="float">
            <text:p>105,244286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5412002277" calcext:value-type="float">
            <text:p>108,5412002277</text:p>
          </table:table-cell>
          <table:table-cell office:value-type="float" office:value="102.1105445207" calcext:value-type="float">
            <text:p>102,1105445207</text:p>
          </table:table-cell>
          <table:table-cell table:number-columns-repeated="16378"/>
        </table:table-row>
        <table:table-row table:style-name="ro2">
          <table:table-cell office:value-type="date" office:date-value="2010-08-01" calcext:value-type="date">
            <text:p>01/08/10</text:p>
          </table:table-cell>
          <table:table-cell office:value-type="float" office:value="50.6823252487" calcext:value-type="float">
            <text:p>50,6823252487</text:p>
          </table:table-cell>
          <table:table-cell office:value-type="float" office:value="56.220974711" calcext:value-type="float">
            <text:p>56,220974711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9704942211" calcext:value-type="float">
            <text:p>17,9704942211</text:p>
          </table:table-cell>
          <table:table-cell office:value-type="float" office:value="54.5655359396" calcext:value-type="float">
            <text:p>54,5655359396</text:p>
          </table:table-cell>
          <table:table-cell table:number-columns-repeated="16378"/>
        </table:table-row>
        <table:table-row table:style-name="ro2">
          <table:table-cell office:value-type="date" office:date-value="2010-09-01" calcext:value-type="date">
            <text:p>01/09/10</text:p>
          </table:table-cell>
          <table:table-cell office:value-type="float" office:value="98.1780693718" calcext:value-type="float">
            <text:p>98,1780693718</text:p>
          </table:table-cell>
          <table:table-cell office:value-type="float" office:value="126.8261951299" calcext:value-type="float">
            <text:p>126,8261951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1.1332729002" calcext:value-type="float">
            <text:p>101,1332729002</text:p>
          </table:table-cell>
          <table:table-cell office:value-type="float" office:value="112.8910712936" calcext:value-type="float">
            <text:p>112,8910712936</text:p>
          </table:table-cell>
          <table:table-cell table:number-columns-repeated="16378"/>
        </table:table-row>
        <table:table-row table:style-name="ro2">
          <table:table-cell office:value-type="date" office:date-value="2010-10-01" calcext:value-type="date">
            <text:p>01/10/10</text:p>
          </table:table-cell>
          <table:table-cell office:value-type="float" office:value="94.9631665981" calcext:value-type="float">
            <text:p>94,9631665981</text:p>
          </table:table-cell>
          <table:table-cell office:value-type="float" office:value="117.6334213999" calcext:value-type="float">
            <text:p>117,6334213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2.7752989618" calcext:value-type="float">
            <text:p>102,7752989618</text:p>
          </table:table-cell>
          <table:table-cell office:value-type="float" office:value="117.0149364492" calcext:value-type="float">
            <text:p>117,0149364492</text:p>
          </table:table-cell>
          <table:table-cell table:number-columns-repeated="16378"/>
        </table:table-row>
        <table:table-row table:style-name="ro2">
          <table:table-cell office:value-type="date" office:date-value="2010-11-01" calcext:value-type="date">
            <text:p>01/11/10</text:p>
          </table:table-cell>
          <table:table-cell office:value-type="float" office:value="94.4773144941" calcext:value-type="float">
            <text:p>94,4773144941</text:p>
          </table:table-cell>
          <table:table-cell office:value-type="float" office:value="118.2175577599" calcext:value-type="float">
            <text:p>118,2175577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2.1581297861" calcext:value-type="float">
            <text:p>102,1581297861</text:p>
          </table:table-cell>
          <table:table-cell office:value-type="float" office:value="98.1843085849" calcext:value-type="float">
            <text:p>98,1843085849</text:p>
          </table:table-cell>
          <table:table-cell table:number-columns-repeated="16378"/>
        </table:table-row>
        <table:table-row table:style-name="ro2">
          <table:table-cell office:value-type="date" office:date-value="2010-12-01" calcext:value-type="date">
            <text:p>01/12/10</text:p>
          </table:table-cell>
          <table:table-cell office:value-type="float" office:value="79.1833099057" calcext:value-type="float">
            <text:p>79,1833099057</text:p>
          </table:table-cell>
          <table:table-cell office:value-type="float" office:value="89.6977767979" calcext:value-type="float">
            <text:p>89,69777679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0784906955" calcext:value-type="float">
            <text:p>89,0784906955</text:p>
          </table:table-cell>
          <table:table-cell office:value-type="float" office:value="103.3630602763" calcext:value-type="float">
            <text:p>103,3630602763</text:p>
          </table:table-cell>
          <table:table-cell table:number-columns-repeated="16378"/>
        </table:table-row>
        <table:table-row table:style-name="ro2">
          <table:table-cell office:value-type="date" office:date-value="2011-01-01" calcext:value-type="date">
            <text:p>01/01/11</text:p>
          </table:table-cell>
          <table:table-cell office:value-type="float" office:value="100.7930037706" calcext:value-type="float">
            <text:p>100,7930037706</text:p>
          </table:table-cell>
          <table:table-cell office:value-type="float" office:value="115.0323222999" calcext:value-type="float">
            <text:p>115,0323222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8.7236084322" calcext:value-type="float">
            <text:p>118,7236084322</text:p>
          </table:table-cell>
          <table:table-cell office:value-type="float" office:value="110.2677028092" calcext:value-type="float">
            <text:p>110,2677028092</text:p>
          </table:table-cell>
          <table:table-cell table:number-columns-repeated="16378"/>
        </table:table-row>
        <table:table-row table:style-name="ro2">
          <table:table-cell office:value-type="date" office:date-value="2011-02-01" calcext:value-type="date">
            <text:p>01/02/11</text:p>
          </table:table-cell>
          <table:table-cell office:value-type="float" office:value="100.3545578571" calcext:value-type="float">
            <text:p>100,3545578571</text:p>
          </table:table-cell>
          <table:table-cell office:value-type="float" office:value="118.1034536799" calcext:value-type="float">
            <text:p>118,103453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5.3525927337" calcext:value-type="float">
            <text:p>115,3525927337</text:p>
          </table:table-cell>
          <table:table-cell office:value-type="float" office:value="111.8977680309" calcext:value-type="float">
            <text:p>111,8977680309</text:p>
          </table:table-cell>
          <table:table-cell table:number-columns-repeated="16378"/>
        </table:table-row>
        <table:table-row table:style-name="ro2">
          <table:table-cell office:value-type="date" office:date-value="2011-03-01" calcext:value-type="date">
            <text:p>01/03/11</text:p>
          </table:table-cell>
          <table:table-cell office:value-type="float" office:value="112.8090001534" calcext:value-type="float">
            <text:p>112,8090001534</text:p>
          </table:table-cell>
          <table:table-cell office:value-type="float" office:value="125.0769231599" calcext:value-type="float">
            <text:p>125,076923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7.3799271018" calcext:value-type="float">
            <text:p>137,3799271018</text:p>
          </table:table-cell>
          <table:table-cell office:value-type="float" office:value="124.2831024716" calcext:value-type="float">
            <text:p>124,2831024716</text:p>
          </table:table-cell>
          <table:table-cell table:number-columns-repeated="16378"/>
        </table:table-row>
        <table:table-row table:style-name="ro2">
          <table:table-cell office:value-type="date" office:date-value="2011-04-01" calcext:value-type="date">
            <text:p>01/04/11</text:p>
          </table:table-cell>
          <table:table-cell office:value-type="float" office:value="94.3848435186" calcext:value-type="float">
            <text:p>94,3848435186</text:p>
          </table:table-cell>
          <table:table-cell office:value-type="float" office:value="110.0006227199" calcext:value-type="float">
            <text:p>110,0006227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0.5714413981" calcext:value-type="float">
            <text:p>110,5714413981</text:p>
          </table:table-cell>
          <table:table-cell office:value-type="float" office:value="104.5043861249" calcext:value-type="float">
            <text:p>104,5043861249</text:p>
          </table:table-cell>
          <table:table-cell table:number-columns-repeated="16378"/>
        </table:table-row>
        <table:table-row table:style-name="ro2">
          <table:table-cell office:value-type="date" office:date-value="2011-05-01" calcext:value-type="date">
            <text:p>01/05/11</text:p>
          </table:table-cell>
          <table:table-cell office:value-type="float" office:value="111.994797217" calcext:value-type="float">
            <text:p>111,994797217</text:p>
          </table:table-cell>
          <table:table-cell office:value-type="float" office:value="123.8179943099" calcext:value-type="float">
            <text:p>123,817994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2.4815328006" calcext:value-type="float">
            <text:p>132,4815328006</text:p>
          </table:table-cell>
          <table:table-cell office:value-type="float" office:value="103.6698319755" calcext:value-type="float">
            <text:p>103,6698319755</text:p>
          </table:table-cell>
          <table:table-cell table:number-columns-repeated="16378"/>
        </table:table-row>
        <table:table-row table:style-name="ro2">
          <table:table-cell office:value-type="date" office:date-value="2011-06-01" calcext:value-type="date">
            <text:p>01/06/11</text:p>
          </table:table-cell>
          <table:table-cell office:value-type="float" office:value="101.9765978999" calcext:value-type="float">
            <text:p>101,9765978999</text:p>
          </table:table-cell>
          <table:table-cell office:value-type="float" office:value="111.5101752999" calcext:value-type="float">
            <text:p>111,5101752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6.5582210709" calcext:value-type="float">
            <text:p>116,5582210709</text:p>
          </table:table-cell>
          <table:table-cell office:value-type="float" office:value="110.6137640317" calcext:value-type="float">
            <text:p>110,6137640317</text:p>
          </table:table-cell>
          <table:table-cell table:number-columns-repeated="16378"/>
        </table:table-row>
        <table:table-row table:style-name="ro2">
          <table:table-cell office:value-type="date" office:date-value="2011-07-01" calcext:value-type="date">
            <text:p>01/07/11</text:p>
          </table:table-cell>
          <table:table-cell office:value-type="float" office:value="87.6846170687" calcext:value-type="float">
            <text:p>87,6846170687</text:p>
          </table:table-cell>
          <table:table-cell office:value-type="float" office:value="101.2342276799" calcext:value-type="float">
            <text:p>101,234227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2727683845" calcext:value-type="float">
            <text:p>108,2727683845</text:p>
          </table:table-cell>
          <table:table-cell office:value-type="float" office:value="96.7614829577" calcext:value-type="float">
            <text:p>96,7614829577</text:p>
          </table:table-cell>
          <table:table-cell table:number-columns-repeated="16378"/>
        </table:table-row>
        <table:table-row table:style-name="ro2">
          <table:table-cell office:value-type="date" office:date-value="2011-08-01" calcext:value-type="date">
            <text:p>01/08/11</text:p>
          </table:table-cell>
          <table:table-cell office:value-type="float" office:value="65.1917859412" calcext:value-type="float">
            <text:p>65,1917859412</text:p>
          </table:table-cell>
          <table:table-cell office:value-type="float" office:value="58.9440057079" calcext:value-type="float">
            <text:p>58,94400570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3564146819" calcext:value-type="float">
            <text:p>17,3564146819</text:p>
          </table:table-cell>
          <table:table-cell office:value-type="float" office:value="52.8899976597" calcext:value-type="float">
            <text:p>52,8899976597</text:p>
          </table:table-cell>
          <table:table-cell table:number-columns-repeated="16378"/>
        </table:table-row>
        <table:table-row table:style-name="ro2">
          <table:table-cell office:value-type="date" office:date-value="2011-09-01" calcext:value-type="date">
            <text:p>01/09/11</text:p>
          </table:table-cell>
          <table:table-cell office:value-type="float" office:value="103.5450722535" calcext:value-type="float">
            <text:p>103,5450722535</text:p>
          </table:table-cell>
          <table:table-cell office:value-type="float" office:value="114.7251386999" calcext:value-type="float">
            <text:p>114,725138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3.7751914176" calcext:value-type="float">
            <text:p>113,7751914176</text:p>
          </table:table-cell>
          <table:table-cell office:value-type="float" office:value="111.7762668204" calcext:value-type="float">
            <text:p>111,7762668204</text:p>
          </table:table-cell>
          <table:table-cell table:number-columns-repeated="16378"/>
        </table:table-row>
        <table:table-row table:style-name="ro2">
          <table:table-cell office:value-type="date" office:date-value="2011-10-01" calcext:value-type="date">
            <text:p>01/10/11</text:p>
          </table:table-cell>
          <table:table-cell office:value-type="float" office:value="96.8457360763" calcext:value-type="float">
            <text:p>96,8457360763</text:p>
          </table:table-cell>
          <table:table-cell office:value-type="float" office:value="103.3485593699" calcext:value-type="float">
            <text:p>103,3485593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6.8215083962" calcext:value-type="float">
            <text:p>106,8215083962</text:p>
          </table:table-cell>
          <table:table-cell office:value-type="float" office:value="103.6663283595" calcext:value-type="float">
            <text:p>103,6663283595</text:p>
          </table:table-cell>
          <table:table-cell table:number-columns-repeated="16378"/>
        </table:table-row>
        <table:table-row table:style-name="ro2">
          <table:table-cell office:value-type="date" office:date-value="2011-11-01" calcext:value-type="date">
            <text:p>01/11/11</text:p>
          </table:table-cell>
          <table:table-cell office:value-type="float" office:value="100.6232142715" calcext:value-type="float">
            <text:p>100,6232142715</text:p>
          </table:table-cell>
          <table:table-cell office:value-type="float" office:value="103.0107784999" calcext:value-type="float">
            <text:p>103,010778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3.7723704167" calcext:value-type="float">
            <text:p>113,7723704167</text:p>
          </table:table-cell>
          <table:table-cell office:value-type="float" office:value="105.2470097114" calcext:value-type="float">
            <text:p>105,2470097114</text:p>
          </table:table-cell>
          <table:table-cell table:number-columns-repeated="16378"/>
        </table:table-row>
        <table:table-row table:style-name="ro2">
          <table:table-cell office:value-type="date" office:date-value="2011-12-01" calcext:value-type="date">
            <text:p>01/12/11</text:p>
          </table:table-cell>
          <table:table-cell office:value-type="float" office:value="89.4816524067" calcext:value-type="float">
            <text:p>89,4816524067</text:p>
          </table:table-cell>
          <table:table-cell office:value-type="float" office:value="75.8711155669" calcext:value-type="float">
            <text:p>75,87111556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1374901741" calcext:value-type="float">
            <text:p>83,1374901741</text:p>
          </table:table-cell>
          <table:table-cell office:value-type="float" office:value="96.6803407651" calcext:value-type="float">
            <text:p>96,6803407651</text:p>
          </table:table-cell>
          <table:table-cell table:number-columns-repeated="16378"/>
        </table:table-row>
        <table:table-row table:style-name="ro2">
          <table:table-cell office:value-type="date" office:date-value="2012-01-01" calcext:value-type="date">
            <text:p>01/01/12</text:p>
          </table:table-cell>
          <table:table-cell office:value-type="float" office:value="118.0994532584" calcext:value-type="float">
            <text:p>118,0994532584</text:p>
          </table:table-cell>
          <table:table-cell office:value-type="float" office:value="100.5343397499" calcext:value-type="float">
            <text:p>100,5343397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5.1194635204" calcext:value-type="float">
            <text:p>115,1194635204</text:p>
          </table:table-cell>
          <table:table-cell office:value-type="float" office:value="112.0395960545" calcext:value-type="float">
            <text:p>112,0395960545</text:p>
          </table:table-cell>
          <table:table-cell table:number-columns-repeated="16378"/>
        </table:table-row>
        <table:table-row table:style-name="ro2">
          <table:table-cell office:value-type="date" office:date-value="2012-02-01" calcext:value-type="date">
            <text:p>01/02/12</text:p>
          </table:table-cell>
          <table:table-cell office:value-type="float" office:value="109.2732178181" calcext:value-type="float">
            <text:p>109,2732178181</text:p>
          </table:table-cell>
          <table:table-cell office:value-type="float" office:value="99.1352757029" calcext:value-type="float">
            <text:p>99,13527570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3260866471" calcext:value-type="float">
            <text:p>114,3260866471</text:p>
          </table:table-cell>
          <table:table-cell office:value-type="float" office:value="114.0749967569" calcext:value-type="float">
            <text:p>114,0749967569</text:p>
          </table:table-cell>
          <table:table-cell table:number-columns-repeated="16378"/>
        </table:table-row>
        <table:table-row table:style-name="ro2">
          <table:table-cell office:value-type="date" office:date-value="2012-03-01" calcext:value-type="date">
            <text:p>01/03/12</text:p>
          </table:table-cell>
          <table:table-cell office:value-type="float" office:value="111.6394613466" calcext:value-type="float">
            <text:p>111,6394613466</text:p>
          </table:table-cell>
          <table:table-cell office:value-type="float" office:value="104.0187086999" calcext:value-type="float">
            <text:p>104,018708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8.3959244089" calcext:value-type="float">
            <text:p>118,3959244089</text:p>
          </table:table-cell>
          <table:table-cell office:value-type="float" office:value="114.1451020718" calcext:value-type="float">
            <text:p>114,1451020718</text:p>
          </table:table-cell>
          <table:table-cell table:number-columns-repeated="16378"/>
        </table:table-row>
        <table:table-row table:style-name="ro2">
          <table:table-cell office:value-type="date" office:date-value="2012-04-01" calcext:value-type="date">
            <text:p>01/04/12</text:p>
          </table:table-cell>
          <table:table-cell office:value-type="float" office:value="101.4003864671" calcext:value-type="float">
            <text:p>101,4003864671</text:p>
          </table:table-cell>
          <table:table-cell office:value-type="float" office:value="92.9506149419" calcext:value-type="float">
            <text:p>92,95061494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1.8361763263" calcext:value-type="float">
            <text:p>101,8361763263</text:p>
          </table:table-cell>
          <table:table-cell office:value-type="float" office:value="97.9517270916" calcext:value-type="float">
            <text:p>97,9517270916</text:p>
          </table:table-cell>
          <table:table-cell table:number-columns-repeated="16378"/>
        </table:table-row>
        <table:table-row table:style-name="ro2">
          <table:table-cell office:value-type="date" office:date-value="2012-05-01" calcext:value-type="date">
            <text:p>01/05/12</text:p>
          </table:table-cell>
          <table:table-cell office:value-type="float" office:value="94.5057755704" calcext:value-type="float">
            <text:p>94,5057755704</text:p>
          </table:table-cell>
          <table:table-cell office:value-type="float" office:value="95.5661685189" calcext:value-type="float">
            <text:p>95,56616851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1.7698692043" calcext:value-type="float">
            <text:p>91,7698692043</text:p>
          </table:table-cell>
          <table:table-cell office:value-type="float" office:value="85.8165219957" calcext:value-type="float">
            <text:p>85,8165219957</text:p>
          </table:table-cell>
          <table:table-cell table:number-columns-repeated="16378"/>
        </table:table-row>
        <table:table-row table:style-name="ro2">
          <table:table-cell office:value-type="date" office:date-value="2012-06-01" calcext:value-type="date">
            <text:p>01/06/12</text:p>
          </table:table-cell>
          <table:table-cell office:value-type="float" office:value="109.1304223898" calcext:value-type="float">
            <text:p>109,1304223898</text:p>
          </table:table-cell>
          <table:table-cell office:value-type="float" office:value="102.3090853799" calcext:value-type="float">
            <text:p>102,3090853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9087078871" calcext:value-type="float">
            <text:p>108,9087078871</text:p>
          </table:table-cell>
          <table:table-cell office:value-type="float" office:value="111.1441670831" calcext:value-type="float">
            <text:p>111,1441670831</text:p>
          </table:table-cell>
          <table:table-cell table:number-columns-repeated="16378"/>
        </table:table-row>
        <table:table-row table:style-name="ro2">
          <table:table-cell office:value-type="date" office:date-value="2012-07-01" calcext:value-type="date">
            <text:p>01/07/12</text:p>
          </table:table-cell>
          <table:table-cell office:value-type="float" office:value="98.3393055529" calcext:value-type="float">
            <text:p>98,3393055529</text:p>
          </table:table-cell>
          <table:table-cell office:value-type="float" office:value="94.6273469379" calcext:value-type="float">
            <text:p>94,62734693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1.7956454842" calcext:value-type="float">
            <text:p>101,7956454842</text:p>
          </table:table-cell>
          <table:table-cell office:value-type="float" office:value="106.4323078727" calcext:value-type="float">
            <text:p>106,4323078727</text:p>
          </table:table-cell>
          <table:table-cell table:number-columns-repeated="16378"/>
        </table:table-row>
        <table:table-row table:style-name="ro2">
          <table:table-cell office:value-type="date" office:date-value="2012-08-01" calcext:value-type="date">
            <text:p>01/08/12</text:p>
          </table:table-cell>
          <table:table-cell office:value-type="float" office:value="68.3027115972" calcext:value-type="float">
            <text:p>68,3027115972</text:p>
          </table:table-cell>
          <table:table-cell office:value-type="float" office:value="56.778934999" calcext:value-type="float">
            <text:p>56,77893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807825487" calcext:value-type="float">
            <text:p>18,4807825487</text:p>
          </table:table-cell>
          <table:table-cell office:value-type="float" office:value="58.6426164115" calcext:value-type="float">
            <text:p>58,6426164115</text:p>
          </table:table-cell>
          <table:table-cell table:number-columns-repeated="16378"/>
        </table:table-row>
        <table:table-row table:style-name="ro2">
          <table:table-cell office:value-type="date" office:date-value="2012-09-01" calcext:value-type="date">
            <text:p>01/09/12</text:p>
          </table:table-cell>
          <table:table-cell office:value-type="float" office:value="105.1323695577" calcext:value-type="float">
            <text:p>105,1323695577</text:p>
          </table:table-cell>
          <table:table-cell office:value-type="float" office:value="95.4640656749" calcext:value-type="float">
            <text:p>95,46406567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5.0972135155" calcext:value-type="float">
            <text:p>85,0972135155</text:p>
          </table:table-cell>
          <table:table-cell office:value-type="float" office:value="107.2311685636" calcext:value-type="float">
            <text:p>107,2311685636</text:p>
          </table:table-cell>
          <table:table-cell table:number-columns-repeated="16378"/>
        </table:table-row>
        <table:table-row table:style-name="ro2">
          <table:table-cell office:value-type="date" office:date-value="2012-10-01" calcext:value-type="date">
            <text:p>01/10/12</text:p>
          </table:table-cell>
          <table:table-cell office:value-type="float" office:value="113.6001459671" calcext:value-type="float">
            <text:p>113,6001459671</text:p>
          </table:table-cell>
          <table:table-cell office:value-type="float" office:value="96.2646140179" calcext:value-type="float">
            <text:p>96,26461401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7.5098688584" calcext:value-type="float">
            <text:p>97,5098688584</text:p>
          </table:table-cell>
          <table:table-cell office:value-type="float" office:value="117.4273993009" calcext:value-type="float">
            <text:p>117,4273993009</text:p>
          </table:table-cell>
          <table:table-cell table:number-columns-repeated="16378"/>
        </table:table-row>
        <table:table-row table:style-name="ro2">
          <table:table-cell office:value-type="date" office:date-value="2012-11-01" calcext:value-type="date">
            <text:p>01/11/12</text:p>
          </table:table-cell>
          <table:table-cell office:value-type="float" office:value="106.1032130017" calcext:value-type="float">
            <text:p>106,1032130017</text:p>
          </table:table-cell>
          <table:table-cell office:value-type="float" office:value="91.6654895579" calcext:value-type="float">
            <text:p>91,66548955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2886637757" calcext:value-type="float">
            <text:p>93,2886637757</text:p>
          </table:table-cell>
          <table:table-cell office:value-type="float" office:value="109.3802176698" calcext:value-type="float">
            <text:p>109,3802176698</text:p>
          </table:table-cell>
          <table:table-cell table:number-columns-repeated="16378"/>
        </table:table-row>
        <table:table-row table:style-name="ro2">
          <table:table-cell office:value-type="date" office:date-value="2012-12-01" calcext:value-type="date">
            <text:p>01/12/12</text:p>
          </table:table-cell>
          <table:table-cell office:value-type="float" office:value="62.1559388497" calcext:value-type="float">
            <text:p>62,1559388497</text:p>
          </table:table-cell>
          <table:table-cell office:value-type="float" office:value="66.1390748039" calcext:value-type="float">
            <text:p>66,13907480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5774982932" calcext:value-type="float">
            <text:p>73,5774982932</text:p>
          </table:table-cell>
          <table:table-cell office:value-type="float" office:value="86.4421775384" calcext:value-type="float">
            <text:p>86,4421775384</text:p>
          </table:table-cell>
          <table:table-cell table:number-columns-repeated="16378"/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106.0966651593" calcext:value-type="float">
            <text:p>106,0966651593</text:p>
          </table:table-cell>
          <table:table-cell office:value-type="float" office:value="90.4012123559" calcext:value-type="float">
            <text:p>90,40121235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7.6494943697" calcext:value-type="float">
            <text:p>107,6494943697</text:p>
          </table:table-cell>
          <table:table-cell office:value-type="float" office:value="113.3075417734" calcext:value-type="float">
            <text:p>113,3075417734</text:p>
          </table:table-cell>
          <table:table-cell table:number-columns-repeated="16378"/>
        </table:table-row>
        <table:table-row table:style-name="ro2">
          <table:table-cell office:value-type="date" office:date-value="2013-02-01" calcext:value-type="date">
            <text:p>01/02/13</text:p>
          </table:table-cell>
          <table:table-cell office:value-type="float" office:value="101.1069539911" calcext:value-type="float">
            <text:p>101,1069539911</text:p>
          </table:table-cell>
          <table:table-cell office:value-type="float" office:value="90.9402246439" calcext:value-type="float">
            <text:p>90,9402246439</text:p>
          </table:table-cell>
          <table:table-cell office:value-type="float" office:value="91.7103685114" calcext:value-type="float">
            <text:p>91,7103685114</text:p>
          </table:table-cell>
          <table:table-cell office:value-type="float" office:value="101.5213427858" calcext:value-type="float">
            <text:p>101,5213427858</text:p>
          </table:table-cell>
          <table:table-cell office:value-type="float" office:value="108.065057461" calcext:value-type="float">
            <text:p>108,065057461</text:p>
          </table:table-cell>
          <table:table-cell table:number-columns-repeated="16378"/>
        </table:table-row>
        <table:table-row table:style-name="ro2">
          <table:table-cell office:value-type="date" office:date-value="2013-03-01" calcext:value-type="date">
            <text:p>01/03/13</text:p>
          </table:table-cell>
          <table:table-cell office:value-type="float" office:value="103.3321707518" calcext:value-type="float">
            <text:p>103,3321707518</text:p>
          </table:table-cell>
          <table:table-cell office:value-type="float" office:value="95.9588837969" calcext:value-type="float">
            <text:p>95,9588837969</text:p>
          </table:table-cell>
          <table:table-cell office:value-type="float" office:value="94.0374224806" calcext:value-type="float">
            <text:p>94,0374224806</text:p>
          </table:table-cell>
          <table:table-cell office:value-type="float" office:value="105.5179989185" calcext:value-type="float">
            <text:p>105,5179989185</text:p>
          </table:table-cell>
          <table:table-cell office:value-type="float" office:value="115.7073847612" calcext:value-type="float">
            <text:p>115,7073847612</text:p>
          </table:table-cell>
          <table:table-cell table:number-columns-repeated="16378"/>
        </table:table-row>
        <table:table-row table:style-name="ro2">
          <table:table-cell office:value-type="date" office:date-value="2013-04-01" calcext:value-type="date">
            <text:p>01/04/13</text:p>
          </table:table-cell>
          <table:table-cell office:value-type="float" office:value="109.1597417422" calcext:value-type="float">
            <text:p>109,1597417422</text:p>
          </table:table-cell>
          <table:table-cell office:value-type="float" office:value="103.3315289499" calcext:value-type="float">
            <text:p>103,3315289499</text:p>
          </table:table-cell>
          <table:table-cell office:value-type="float" office:value="105.5380059797" calcext:value-type="float">
            <text:p>105,5380059797</text:p>
          </table:table-cell>
          <table:table-cell office:value-type="float" office:value="109.467612203" calcext:value-type="float">
            <text:p>109,467612203</text:p>
          </table:table-cell>
          <table:table-cell office:value-type="float" office:value="97.5014520638" calcext:value-type="float">
            <text:p>97,5014520638</text:p>
          </table:table-cell>
          <table:table-cell table:number-columns-repeated="16378"/>
        </table:table-row>
        <table:table-row table:style-name="ro2">
          <table:table-cell office:value-type="date" office:date-value="2013-05-01" calcext:value-type="date">
            <text:p>01/05/13</text:p>
          </table:table-cell>
          <table:table-cell office:value-type="float" office:value="104.3874519929" calcext:value-type="float">
            <text:p>104,3874519929</text:p>
          </table:table-cell>
          <table:table-cell office:value-type="float" office:value="96.4955310629" calcext:value-type="float">
            <text:p>96,4955310629</text:p>
          </table:table-cell>
          <table:table-cell office:value-type="float" office:value="72.5007629235" calcext:value-type="float">
            <text:p>72,5007629235</text:p>
          </table:table-cell>
          <table:table-cell office:value-type="float" office:value="89.6241533648" calcext:value-type="float">
            <text:p>89,6241533648</text:p>
          </table:table-cell>
          <table:table-cell office:value-type="float" office:value="86.703543693" calcext:value-type="float">
            <text:p>86,703543693</text:p>
          </table:table-cell>
          <table:table-cell table:number-columns-repeated="16378"/>
        </table:table-row>
        <table:table-row table:style-name="ro2">
          <table:table-cell office:value-type="date" office:date-value="2013-06-01" calcext:value-type="date">
            <text:p>01/06/13</text:p>
          </table:table-cell>
          <table:table-cell office:value-type="float" office:value="107.321900108" calcext:value-type="float">
            <text:p>107,321900108</text:p>
          </table:table-cell>
          <table:table-cell office:value-type="float" office:value="96.9789905709" calcext:value-type="float">
            <text:p>96,9789905709</text:p>
          </table:table-cell>
          <table:table-cell office:value-type="float" office:value="95.3813196288" calcext:value-type="float">
            <text:p>95,3813196288</text:p>
          </table:table-cell>
          <table:table-cell office:value-type="float" office:value="97.7964600721" calcext:value-type="float">
            <text:p>97,7964600721</text:p>
          </table:table-cell>
          <table:table-cell office:value-type="float" office:value="101.1174855001" calcext:value-type="float">
            <text:p>101,1174855001</text:p>
          </table:table-cell>
          <table:table-cell table:number-columns-repeated="16378"/>
        </table:table-row>
        <table:table-row table:style-name="ro2">
          <table:table-cell office:value-type="date" office:date-value="2013-07-01" calcext:value-type="date">
            <text:p>01/07/13</text:p>
          </table:table-cell>
          <table:table-cell office:value-type="float" office:value="94.0904959696" calcext:value-type="float">
            <text:p>94,0904959696</text:p>
          </table:table-cell>
          <table:table-cell office:value-type="float" office:value="91.2674102049" calcext:value-type="float">
            <text:p>91,2674102049</text:p>
          </table:table-cell>
          <table:table-cell office:value-type="float" office:value="96.4770952866" calcext:value-type="float">
            <text:p>96,4770952866</text:p>
          </table:table-cell>
          <table:table-cell office:value-type="float" office:value="97.353673851" calcext:value-type="float">
            <text:p>97,353673851</text:p>
          </table:table-cell>
          <table:table-cell office:value-type="float" office:value="102.81390331" calcext:value-type="float">
            <text:p>102,81390331</text:p>
          </table:table-cell>
          <table:table-cell table:number-columns-repeated="16378"/>
        </table:table-row>
        <table:table-row table:style-name="ro2">
          <table:table-cell office:value-type="date" office:date-value="2013-08-01" calcext:value-type="date">
            <text:p>01/08/13</text:p>
          </table:table-cell>
          <table:table-cell office:value-type="float" office:value="71.3553276021" calcext:value-type="float">
            <text:p>71,3553276021</text:p>
          </table:table-cell>
          <table:table-cell office:value-type="float" office:value="50.817744166" calcext:value-type="float">
            <text:p>50,817744166</text:p>
          </table:table-cell>
          <table:table-cell office:value-type="float" office:value="38.423619832" calcext:value-type="float">
            <text:p>38,423619832</text:p>
          </table:table-cell>
          <table:table-cell office:value-type="float" office:value="14.2895795761" calcext:value-type="float">
            <text:p>14,2895795761</text:p>
          </table:table-cell>
          <table:table-cell office:value-type="float" office:value="52.8343583865" calcext:value-type="float">
            <text:p>52,8343583865</text:p>
          </table:table-cell>
          <table:table-cell table:number-columns-repeated="16378"/>
        </table:table-row>
        <table:table-row table:style-name="ro2">
          <table:table-cell office:value-type="date" office:date-value="2013-09-01" calcext:value-type="date">
            <text:p>01/09/13</text:p>
          </table:table-cell>
          <table:table-cell office:value-type="float" office:value="107.0950208969" calcext:value-type="float">
            <text:p>107,0950208969</text:p>
          </table:table-cell>
          <table:table-cell office:value-type="float" office:value="97.7734925699" calcext:value-type="float">
            <text:p>97,7734925699</text:p>
          </table:table-cell>
          <table:table-cell office:value-type="float" office:value="90.8591751425" calcext:value-type="float">
            <text:p>90,8591751425</text:p>
          </table:table-cell>
          <table:table-cell office:value-type="float" office:value="91.4564811197" calcext:value-type="float">
            <text:p>91,4564811197</text:p>
          </table:table-cell>
          <table:table-cell office:value-type="float" office:value="106.1086440289" calcext:value-type="float">
            <text:p>106,1086440289</text:p>
          </table:table-cell>
          <table:table-cell table:number-columns-repeated="16378"/>
        </table:table-row>
        <table:table-row table:style-name="ro2">
          <table:table-cell office:value-type="date" office:date-value="2013-10-01" calcext:value-type="date">
            <text:p>01/10/13</text:p>
          </table:table-cell>
          <table:table-cell office:value-type="float" office:value="112.3956715074" calcext:value-type="float">
            <text:p>112,3956715074</text:p>
          </table:table-cell>
          <table:table-cell office:value-type="float" office:value="99.7733476529" calcext:value-type="float">
            <text:p>99,7733476529</text:p>
          </table:table-cell>
          <table:table-cell office:value-type="float" office:value="118.7154731524" calcext:value-type="float">
            <text:p>118,7154731524</text:p>
          </table:table-cell>
          <table:table-cell office:value-type="float" office:value="99.1508019558" calcext:value-type="float">
            <text:p>99,1508019558</text:p>
          </table:table-cell>
          <table:table-cell office:value-type="float" office:value="120.3034464094" calcext:value-type="float">
            <text:p>120,3034464094</text:p>
          </table:table-cell>
          <table:table-cell table:number-columns-repeated="16378"/>
        </table:table-row>
        <table:table-row table:style-name="ro2">
          <table:table-cell office:value-type="date" office:date-value="2013-11-01" calcext:value-type="date">
            <text:p>01/11/13</text:p>
          </table:table-cell>
          <table:table-cell office:value-type="float" office:value="106.6521386973" calcext:value-type="float">
            <text:p>106,6521386973</text:p>
          </table:table-cell>
          <table:table-cell office:value-type="float" office:value="90.9885012549" calcext:value-type="float">
            <text:p>90,9885012549</text:p>
          </table:table-cell>
          <table:table-cell office:value-type="float" office:value="104.9283895774" calcext:value-type="float">
            <text:p>104,9283895774</text:p>
          </table:table-cell>
          <table:table-cell office:value-type="float" office:value="89.4402688254" calcext:value-type="float">
            <text:p>89,4402688254</text:p>
          </table:table-cell>
          <table:table-cell office:value-type="float" office:value="101.6104339" calcext:value-type="float">
            <text:p>101,6104339</text:p>
          </table:table-cell>
          <table:table-cell table:number-columns-repeated="16378"/>
        </table:table-row>
        <table:table-row table:style-name="ro2">
          <table:table-cell office:value-type="date" office:date-value="2013-12-01" calcext:value-type="date">
            <text:p>01/12/13</text:p>
          </table:table-cell>
          <table:table-cell office:value-type="float" office:value="92.2509644646" calcext:value-type="float">
            <text:p>92,2509644646</text:p>
          </table:table-cell>
          <table:table-cell office:value-type="float" office:value="70.4015362599" calcext:value-type="float">
            <text:p>70,4015362599</text:p>
          </table:table-cell>
          <table:table-cell office:value-type="float" office:value="83.5947503619" calcext:value-type="float">
            <text:p>83,5947503619</text:p>
          </table:table-cell>
          <table:table-cell office:value-type="float" office:value="68.4151238394" calcext:value-type="float">
            <text:p>68,4151238394</text:p>
          </table:table-cell>
          <table:table-cell office:value-type="float" office:value="88.3074921229" calcext:value-type="float">
            <text:p>88,3074921229</text:p>
          </table:table-cell>
          <table:table-cell table:number-columns-repeated="16378"/>
        </table:table-row>
        <table:table-row table:style-name="ro2">
          <table:table-cell office:value-type="date" office:date-value="2014-01-01" calcext:value-type="date">
            <text:p>01/01/14</text:p>
          </table:table-cell>
          <table:table-cell office:value-type="float" office:value="109.1234044333" calcext:value-type="float">
            <text:p>109,1234044333</text:p>
          </table:table-cell>
          <table:table-cell office:value-type="float" office:value="100.4421758099" calcext:value-type="float">
            <text:p>100,4421758099</text:p>
          </table:table-cell>
          <table:table-cell office:value-type="float" office:value="97.0967993802" calcext:value-type="float">
            <text:p>97,0967993802</text:p>
          </table:table-cell>
          <table:table-cell office:value-type="float" office:value="102.5364751513" calcext:value-type="float">
            <text:p>102,5364751513</text:p>
          </table:table-cell>
          <table:table-cell office:value-type="float" office:value="113.2032403642" calcext:value-type="float">
            <text:p>113,2032403642</text:p>
          </table:table-cell>
          <table:table-cell table:number-columns-repeated="16378"/>
        </table:table-row>
        <table:table-row table:style-name="ro2">
          <table:table-cell office:value-type="date" office:date-value="2014-02-01" calcext:value-type="date">
            <text:p>01/02/14</text:p>
          </table:table-cell>
          <table:table-cell office:value-type="float" office:value="104.5443541212" calcext:value-type="float">
            <text:p>104,5443541212</text:p>
          </table:table-cell>
          <table:table-cell office:value-type="float" office:value="98.2325598659" calcext:value-type="float">
            <text:p>98,2325598659</text:p>
          </table:table-cell>
          <table:table-cell office:value-type="float" office:value="87.6421095582" calcext:value-type="float">
            <text:p>87,6421095582</text:p>
          </table:table-cell>
          <table:table-cell office:value-type="float" office:value="100.0902125709" calcext:value-type="float">
            <text:p>100,0902125709</text:p>
          </table:table-cell>
          <table:table-cell office:value-type="float" office:value="108.4748362733" calcext:value-type="float">
            <text:p>108,4748362733</text:p>
          </table:table-cell>
          <table:table-cell table:number-columns-repeated="16378"/>
        </table:table-row>
        <table:table-row table:style-name="ro2">
          <table:table-cell office:value-type="date" office:date-value="2014-03-01" calcext:value-type="date">
            <text:p>01/03/14</text:p>
          </table:table-cell>
          <table:table-cell office:value-type="float" office:value="110.0727715529" calcext:value-type="float">
            <text:p>110,0727715529</text:p>
          </table:table-cell>
          <table:table-cell office:value-type="float" office:value="100.8909856199" calcext:value-type="float">
            <text:p>100,8909856199</text:p>
          </table:table-cell>
          <table:table-cell office:value-type="float" office:value="97.350866789" calcext:value-type="float">
            <text:p>97,350866789</text:p>
          </table:table-cell>
          <table:table-cell office:value-type="float" office:value="106.9045157972" calcext:value-type="float">
            <text:p>106,9045157972</text:p>
          </table:table-cell>
          <table:table-cell office:value-type="float" office:value="113.0587983465" calcext:value-type="float">
            <text:p>113,0587983465</text:p>
          </table:table-cell>
          <table:table-cell table:number-columns-repeated="16378"/>
        </table:table-row>
        <table:table-row table:style-name="ro2">
          <table:table-cell office:value-type="date" office:date-value="2014-04-01" calcext:value-type="date">
            <text:p>01/04/14</text:p>
          </table:table-cell>
          <table:table-cell office:value-type="float" office:value="103.9217384193" calcext:value-type="float">
            <text:p>103,9217384193</text:p>
          </table:table-cell>
          <table:table-cell office:value-type="float" office:value="98.7538559409" calcext:value-type="float">
            <text:p>98,7538559409</text:p>
          </table:table-cell>
          <table:table-cell office:value-type="float" office:value="119.789922654" calcext:value-type="float">
            <text:p>119,789922654</text:p>
          </table:table-cell>
          <table:table-cell office:value-type="float" office:value="105.7772694251" calcext:value-type="float">
            <text:p>105,7772694251</text:p>
          </table:table-cell>
          <table:table-cell office:value-type="float" office:value="100.6273290721" calcext:value-type="float">
            <text:p>100,6273290721</text:p>
          </table:table-cell>
          <table:table-cell table:number-columns-repeated="16378"/>
        </table:table-row>
        <table:table-row table:style-name="ro2">
          <table:table-cell office:value-type="date" office:date-value="2014-05-01" calcext:value-type="date">
            <text:p>01/05/14</text:p>
          </table:table-cell>
          <table:table-cell office:value-type="float" office:value="105.2148745942" calcext:value-type="float">
            <text:p>105,2148745942</text:p>
          </table:table-cell>
          <table:table-cell office:value-type="float" office:value="96.0706304159" calcext:value-type="float">
            <text:p>96,0706304159</text:p>
          </table:table-cell>
          <table:table-cell office:value-type="float" office:value="79.1912468068" calcext:value-type="float">
            <text:p>79,1912468068</text:p>
          </table:table-cell>
          <table:table-cell office:value-type="float" office:value="79.0111710825" calcext:value-type="float">
            <text:p>79,0111710825</text:p>
          </table:table-cell>
          <table:table-cell office:value-type="float" office:value="82.603923352" calcext:value-type="float">
            <text:p>82,603923352</text:p>
          </table:table-cell>
          <table:table-cell table:number-columns-repeated="16378"/>
        </table:table-row>
        <table:table-row table:style-name="ro2">
          <table:table-cell office:value-type="date" office:date-value="2014-06-01" calcext:value-type="date">
            <text:p>01/06/14</text:p>
          </table:table-cell>
          <table:table-cell office:value-type="float" office:value="110.8571545566" calcext:value-type="float">
            <text:p>110,8571545566</text:p>
          </table:table-cell>
          <table:table-cell office:value-type="float" office:value="102.7597586199" calcext:value-type="float">
            <text:p>102,7597586199</text:p>
          </table:table-cell>
          <table:table-cell office:value-type="float" office:value="97.2072187151" calcext:value-type="float">
            <text:p>97,2072187151</text:p>
          </table:table-cell>
          <table:table-cell office:value-type="float" office:value="92.7064399423" calcext:value-type="float">
            <text:p>92,7064399423</text:p>
          </table:table-cell>
          <table:table-cell office:value-type="float" office:value="101.790857936" calcext:value-type="float">
            <text:p>101,790857936</text:p>
          </table:table-cell>
          <table:table-cell table:number-columns-repeated="16378"/>
        </table:table-row>
        <table:table-row table:style-name="ro2">
          <table:table-cell office:value-type="date" office:date-value="2014-07-01" calcext:value-type="date">
            <text:p>01/07/14</text:p>
          </table:table-cell>
          <table:table-cell office:value-type="float" office:value="96.2326353091" calcext:value-type="float">
            <text:p>96,2326353091</text:p>
          </table:table-cell>
          <table:table-cell office:value-type="float" office:value="100.2511073899" calcext:value-type="float">
            <text:p>100,2511073899</text:p>
          </table:table-cell>
          <table:table-cell office:value-type="float" office:value="98.0720415942" calcext:value-type="float">
            <text:p>98,0720415942</text:p>
          </table:table-cell>
          <table:table-cell office:value-type="float" office:value="83.6679582821" calcext:value-type="float">
            <text:p>83,6679582821</text:p>
          </table:table-cell>
          <table:table-cell office:value-type="float" office:value="101.2540261902" calcext:value-type="float">
            <text:p>101,2540261902</text:p>
          </table:table-cell>
          <table:table-cell table:number-columns-repeated="16378"/>
        </table:table-row>
        <table:table-row table:style-name="ro2">
          <table:table-cell office:value-type="date" office:date-value="2014-08-01" calcext:value-type="date">
            <text:p>01/08/14</text:p>
          </table:table-cell>
          <table:table-cell office:value-type="float" office:value="60.8697891741" calcext:value-type="float">
            <text:p>60,8697891741</text:p>
          </table:table-cell>
          <table:table-cell office:value-type="float" office:value="56.445375872" calcext:value-type="float">
            <text:p>56,445375872</text:p>
          </table:table-cell>
          <table:table-cell office:value-type="float" office:value="45.6426786621" calcext:value-type="float">
            <text:p>45,6426786621</text:p>
          </table:table-cell>
          <table:table-cell office:value-type="float" office:value="9.1421370554" calcext:value-type="float">
            <text:p>9,1421370554</text:p>
          </table:table-cell>
          <table:table-cell office:value-type="float" office:value="49.2710060118" calcext:value-type="float">
            <text:p>49,2710060118</text:p>
          </table:table-cell>
          <table:table-cell table:number-columns-repeated="16378"/>
        </table:table-row>
        <table:table-row table:style-name="ro2">
          <table:table-cell office:value-type="date" office:date-value="2014-09-01" calcext:value-type="date">
            <text:p>01/09/14</text:p>
          </table:table-cell>
          <table:table-cell office:value-type="float" office:value="105.8805083868" calcext:value-type="float">
            <text:p>105,8805083868</text:p>
          </table:table-cell>
          <table:table-cell office:value-type="float" office:value="104.6343961599" calcext:value-type="float">
            <text:p>104,6343961599</text:p>
          </table:table-cell>
          <table:table-cell office:value-type="float" office:value="103.152386895" calcext:value-type="float">
            <text:p>103,152386895</text:p>
          </table:table-cell>
          <table:table-cell office:value-type="float" office:value="93.0281995682" calcext:value-type="float">
            <text:p>93,0281995682</text:p>
          </table:table-cell>
          <table:table-cell office:value-type="float" office:value="110.7810264379" calcext:value-type="float">
            <text:p>110,7810264379</text:p>
          </table:table-cell>
          <table:table-cell table:number-columns-repeated="16378"/>
        </table:table-row>
        <table:table-row table:style-name="ro2">
          <table:table-cell office:value-type="date" office:date-value="2014-10-01" calcext:value-type="date">
            <text:p>01/10/14</text:p>
          </table:table-cell>
          <table:table-cell office:value-type="float" office:value="105.6125832015" calcext:value-type="float">
            <text:p>105,6125832015</text:p>
          </table:table-cell>
          <table:table-cell office:value-type="float" office:value="102.0952346999" calcext:value-type="float">
            <text:p>102,0952346999</text:p>
          </table:table-cell>
          <table:table-cell office:value-type="float" office:value="124.5864256745" calcext:value-type="float">
            <text:p>124,5864256745</text:p>
          </table:table-cell>
          <table:table-cell office:value-type="float" office:value="101.0446054812" calcext:value-type="float">
            <text:p>101,0446054812</text:p>
          </table:table-cell>
          <table:table-cell office:value-type="float" office:value="120.581521144" calcext:value-type="float">
            <text:p>120,581521144</text:p>
          </table:table-cell>
          <table:table-cell table:number-columns-repeated="16378"/>
        </table:table-row>
        <table:table-row table:style-name="ro2">
          <table:table-cell office:value-type="date" office:date-value="2014-11-01" calcext:value-type="date">
            <text:p>01/11/14</text:p>
          </table:table-cell>
          <table:table-cell office:value-type="float" office:value="96.0223105264" calcext:value-type="float">
            <text:p>96,0223105264</text:p>
          </table:table-cell>
          <table:table-cell office:value-type="float" office:value="90.7223126809" calcext:value-type="float">
            <text:p>90,7223126809</text:p>
          </table:table-cell>
          <table:table-cell office:value-type="float" office:value="94.2380934201" calcext:value-type="float">
            <text:p>94,2380934201</text:p>
          </table:table-cell>
          <table:table-cell office:value-type="float" office:value="84.8630770582" calcext:value-type="float">
            <text:p>84,8630770582</text:p>
          </table:table-cell>
          <table:table-cell office:value-type="float" office:value="96.8973607907" calcext:value-type="float">
            <text:p>96,8973607907</text:p>
          </table:table-cell>
          <table:table-cell table:number-columns-repeated="16378"/>
        </table:table-row>
        <table:table-row table:style-name="ro2">
          <table:table-cell office:value-type="date" office:date-value="2014-12-01" calcext:value-type="date">
            <text:p>01/12/14</text:p>
          </table:table-cell>
          <table:table-cell office:value-type="float" office:value="79.0045916866" calcext:value-type="float">
            <text:p>79,0045916866</text:p>
          </table:table-cell>
          <table:table-cell office:value-type="float" office:value="74.1698306309" calcext:value-type="float">
            <text:p>74,1698306309</text:p>
          </table:table-cell>
          <table:table-cell office:value-type="float" office:value="84.8135273865" calcext:value-type="float">
            <text:p>84,8135273865</text:p>
          </table:table-cell>
          <table:table-cell office:value-type="float" office:value="75.0249901878" calcext:value-type="float">
            <text:p>75,0249901878</text:p>
          </table:table-cell>
          <table:table-cell office:value-type="float" office:value="92.9155536365" calcext:value-type="float">
            <text:p>92,9155536365</text:p>
          </table:table-cell>
          <table:table-cell table:number-columns-repeated="16378"/>
        </table:table-row>
        <table:table-row table:style-name="ro2">
          <table:table-cell office:value-type="date" office:date-value="2015-01-01" calcext:value-type="date">
            <text:p>01/01/15</text:p>
          </table:table-cell>
          <table:table-cell office:value-type="float" office:value="103.9548965212" calcext:value-type="float">
            <text:p>103,9548965212</text:p>
          </table:table-cell>
          <table:table-cell office:value-type="float" office:value="96.2248184667" calcext:value-type="float">
            <text:p>96,2248184667</text:p>
          </table:table-cell>
          <table:table-cell office:value-type="float" office:value="97.9749350078" calcext:value-type="float">
            <text:p>97,9749350078</text:p>
          </table:table-cell>
          <table:table-cell office:value-type="float" office:value="103.8651331701" calcext:value-type="float">
            <text:p>103,8651331701</text:p>
          </table:table-cell>
          <table:table-cell office:value-type="float" office:value="105.471448059" calcext:value-type="float">
            <text:p>105,471448059</text:p>
          </table:table-cell>
          <table:table-cell table:number-columns-repeated="16378"/>
        </table:table-row>
        <table:table-row table:style-name="ro2">
          <table:table-cell office:value-type="date" office:date-value="2015-02-01" calcext:value-type="date">
            <text:p>01/02/15</text:p>
          </table:table-cell>
          <table:table-cell office:value-type="float" office:value="100.1688287754" calcext:value-type="float">
            <text:p>100,1688287754</text:p>
          </table:table-cell>
          <table:table-cell office:value-type="float" office:value="103.4119253495" calcext:value-type="float">
            <text:p>103,4119253495</text:p>
          </table:table-cell>
          <table:table-cell office:value-type="float" office:value="103.9425118453" calcext:value-type="float">
            <text:p>103,9425118453</text:p>
          </table:table-cell>
          <table:table-cell office:value-type="float" office:value="103.4038782549" calcext:value-type="float">
            <text:p>103,4038782549</text:p>
          </table:table-cell>
          <table:table-cell office:value-type="float" office:value="108.8249495486" calcext:value-type="float">
            <text:p>108,8249495486</text:p>
          </table:table-cell>
          <table:table-cell table:number-columns-repeated="16378"/>
        </table:table-row>
        <table:table-row table:style-name="ro2">
          <table:table-cell office:value-type="date" office:date-value="2015-03-01" calcext:value-type="date">
            <text:p>01/03/15</text:p>
          </table:table-cell>
          <table:table-cell office:value-type="float" office:value="103.4466966198" calcext:value-type="float">
            <text:p>103,4466966198</text:p>
          </table:table-cell>
          <table:table-cell office:value-type="float" office:value="109.5681994971" calcext:value-type="float">
            <text:p>109,5681994971</text:p>
          </table:table-cell>
          <table:table-cell office:value-type="float" office:value="107.8923635132" calcext:value-type="float">
            <text:p>107,8923635132</text:p>
          </table:table-cell>
          <table:table-cell office:value-type="float" office:value="120.1602241274" calcext:value-type="float">
            <text:p>120,1602241274</text:p>
          </table:table-cell>
          <table:table-cell office:value-type="float" office:value="116.3921801605" calcext:value-type="float">
            <text:p>116,3921801605</text:p>
          </table:table-cell>
          <table:table-cell table:number-columns-repeated="16378"/>
        </table:table-row>
        <table:table-row table:style-name="ro2">
          <table:table-cell office:value-type="date" office:date-value="2015-04-01" calcext:value-type="date">
            <text:p>01/04/15</text:p>
          </table:table-cell>
          <table:table-cell office:value-type="float" office:value="112.7378356778" calcext:value-type="float">
            <text:p>112,7378356778</text:p>
          </table:table-cell>
          <table:table-cell office:value-type="float" office:value="107.092823771" calcext:value-type="float">
            <text:p>107,092823771</text:p>
          </table:table-cell>
          <table:table-cell office:value-type="float" office:value="115.2137085482" calcext:value-type="float">
            <text:p>115,2137085482</text:p>
          </table:table-cell>
          <table:table-cell office:value-type="float" office:value="119.1101840471" calcext:value-type="float">
            <text:p>119,1101840471</text:p>
          </table:table-cell>
          <table:table-cell office:value-type="float" office:value="100.4682793226" calcext:value-type="float">
            <text:p>100,4682793226</text:p>
          </table:table-cell>
          <table:table-cell table:number-columns-repeated="16378"/>
        </table:table-row>
        <table:table-row table:style-name="ro2">
          <table:table-cell office:value-type="date" office:date-value="2015-05-01" calcext:value-type="date">
            <text:p>01/05/15</text:p>
          </table:table-cell>
          <table:table-cell office:value-type="float" office:value="95.0227224985" calcext:value-type="float">
            <text:p>95,0227224985</text:p>
          </table:table-cell>
          <table:table-cell office:value-type="float" office:value="94.8346321842" calcext:value-type="float">
            <text:p>94,8346321842</text:p>
          </table:table-cell>
          <table:table-cell office:value-type="float" office:value="85.3887641073" calcext:value-type="float">
            <text:p>85,3887641073</text:p>
          </table:table-cell>
          <table:table-cell office:value-type="float" office:value="95.2201694108" calcext:value-type="float">
            <text:p>95,2201694108</text:p>
          </table:table-cell>
          <table:table-cell office:value-type="float" office:value="79.7925124565" calcext:value-type="float">
            <text:p>79,7925124565</text:p>
          </table:table-cell>
          <table:table-cell table:number-columns-repeated="16378"/>
        </table:table-row>
        <table:table-row table:style-name="ro2">
          <table:table-cell office:value-type="date" office:date-value="2015-06-01" calcext:value-type="date">
            <text:p>01/06/15</text:p>
          </table:table-cell>
          <table:table-cell office:value-type="float" office:value="109.283857161" calcext:value-type="float">
            <text:p>109,283857161</text:p>
          </table:table-cell>
          <table:table-cell office:value-type="float" office:value="115.241544529" calcext:value-type="float">
            <text:p>115,241544529</text:p>
          </table:table-cell>
          <table:table-cell office:value-type="float" office:value="109.6720826347" calcext:value-type="float">
            <text:p>109,6720826347</text:p>
          </table:table-cell>
          <table:table-cell office:value-type="float" office:value="125.7916723778" calcext:value-type="float">
            <text:p>125,7916723778</text:p>
          </table:table-cell>
          <table:table-cell office:value-type="float" office:value="113.2909107686" calcext:value-type="float">
            <text:p>113,2909107686</text:p>
          </table:table-cell>
          <table:table-cell table:number-columns-repeated="16378"/>
        </table:table-row>
        <table:table-row table:style-name="ro2">
          <table:table-cell office:value-type="date" office:date-value="2015-07-01" calcext:value-type="date">
            <text:p>01/07/15</text:p>
          </table:table-cell>
          <table:table-cell office:value-type="float" office:value="98.102348617" calcext:value-type="float">
            <text:p>98,102348617</text:p>
          </table:table-cell>
          <table:table-cell office:value-type="float" office:value="98.3129348443" calcext:value-type="float">
            <text:p>98,3129348443</text:p>
          </table:table-cell>
          <table:table-cell office:value-type="float" office:value="102.9251767922" calcext:value-type="float">
            <text:p>102,9251767922</text:p>
          </table:table-cell>
          <table:table-cell office:value-type="float" office:value="100.8882754843" calcext:value-type="float">
            <text:p>100,8882754843</text:p>
          </table:table-cell>
          <table:table-cell office:value-type="float" office:value="93.612246114" calcext:value-type="float">
            <text:p>93,612246114</text:p>
          </table:table-cell>
          <table:table-cell table:number-columns-repeated="16378"/>
        </table:table-row>
        <table:table-row table:style-name="ro2">
          <table:table-cell office:value-type="date" office:date-value="2015-08-01" calcext:value-type="date">
            <text:p>01/08/15</text:p>
          </table:table-cell>
          <table:table-cell office:value-type="float" office:value="65.3820685148" calcext:value-type="float">
            <text:p>65,3820685148</text:p>
          </table:table-cell>
          <table:table-cell office:value-type="float" office:value="65.153958437" calcext:value-type="float">
            <text:p>65,153958437</text:p>
          </table:table-cell>
          <table:table-cell office:value-type="float" office:value="56.269159586" calcext:value-type="float">
            <text:p>56,269159586</text:p>
          </table:table-cell>
          <table:table-cell office:value-type="float" office:value="10.2916279043" calcext:value-type="float">
            <text:p>10,2916279043</text:p>
          </table:table-cell>
          <table:table-cell office:value-type="float" office:value="49.4651501292" calcext:value-type="float">
            <text:p>49,4651501292</text:p>
          </table:table-cell>
          <table:table-cell table:number-columns-repeated="16378"/>
        </table:table-row>
        <table:table-row table:style-name="ro2">
          <table:table-cell office:value-type="date" office:date-value="2015-09-01" calcext:value-type="date">
            <text:p>01/09/15</text:p>
          </table:table-cell>
          <table:table-cell office:value-type="float" office:value="112.9849750496" calcext:value-type="float">
            <text:p>112,9849750496</text:p>
          </table:table-cell>
          <table:table-cell office:value-type="float" office:value="113.2339646351" calcext:value-type="float">
            <text:p>113,2339646351</text:p>
          </table:table-cell>
          <table:table-cell office:value-type="float" office:value="91.0151800696" calcext:value-type="float">
            <text:p>91,0151800696</text:p>
          </table:table-cell>
          <table:table-cell office:value-type="float" office:value="112.8200840164" calcext:value-type="float">
            <text:p>112,8200840164</text:p>
          </table:table-cell>
          <table:table-cell office:value-type="float" office:value="116.135214395" calcext:value-type="float">
            <text:p>116,135214395</text:p>
          </table:table-cell>
          <table:table-cell table:number-columns-repeated="16378"/>
        </table:table-row>
        <table:table-row table:style-name="ro2">
          <table:table-cell office:value-type="date" office:date-value="2015-10-01" calcext:value-type="date">
            <text:p>01/10/15</text:p>
          </table:table-cell>
          <table:table-cell office:value-type="float" office:value="117.5562236106" calcext:value-type="float">
            <text:p>117,5562236106</text:p>
          </table:table-cell>
          <table:table-cell office:value-type="float" office:value="109.9719048841" calcext:value-type="float">
            <text:p>109,9719048841</text:p>
          </table:table-cell>
          <table:table-cell office:value-type="float" office:value="142.0422312769" calcext:value-type="float">
            <text:p>142,0422312769</text:p>
          </table:table-cell>
          <table:table-cell office:value-type="float" office:value="116.0888904055" calcext:value-type="float">
            <text:p>116,0888904055</text:p>
          </table:table-cell>
          <table:table-cell office:value-type="float" office:value="116.1956826005" calcext:value-type="float">
            <text:p>116,1956826005</text:p>
          </table:table-cell>
          <table:table-cell table:number-columns-repeated="16378"/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05.957985635" calcext:value-type="float">
            <text:p>105,957985635</text:p>
          </table:table-cell>
          <table:table-cell office:value-type="float" office:value="106.052020623" calcext:value-type="float">
            <text:p>106,052020623</text:p>
          </table:table-cell>
          <table:table-cell office:value-type="float" office:value="99.9206314403" calcext:value-type="float">
            <text:p>99,9206314403</text:p>
          </table:table-cell>
          <table:table-cell office:value-type="float" office:value="108.1097968966" calcext:value-type="float">
            <text:p>108,1097968966</text:p>
          </table:table-cell>
          <table:table-cell office:value-type="float" office:value="103.5170863307" calcext:value-type="float">
            <text:p>103,5170863307</text:p>
          </table:table-cell>
          <table:table-cell table:number-columns-repeated="16378"/>
        </table:table-row>
        <table:table-row table:style-name="ro2">
          <table:table-cell office:value-type="date" office:date-value="2015-12-01" calcext:value-type="date">
            <text:p>01/12/15</text:p>
          </table:table-cell>
          <table:table-cell office:value-type="float" office:value="75.4015613192" calcext:value-type="float">
            <text:p>75,4015613192</text:p>
          </table:table-cell>
          <table:table-cell office:value-type="float" office:value="80.901272779" calcext:value-type="float">
            <text:p>80,901272779</text:p>
          </table:table-cell>
          <table:table-cell office:value-type="float" office:value="87.7432551786" calcext:value-type="float">
            <text:p>87,7432551786</text:p>
          </table:table-cell>
          <table:table-cell office:value-type="float" office:value="84.2500639048" calcext:value-type="float">
            <text:p>84,2500639048</text:p>
          </table:table-cell>
          <table:table-cell office:value-type="float" office:value="96.8343401148" calcext:value-type="float">
            <text:p>96,8343401148</text:p>
          </table:table-cell>
          <table:table-cell table:number-columns-repeated="16378"/>
        </table:table-row>
        <table:table-row table:style-name="ro2">
          <table:table-cell office:value-type="date" office:date-value="2016-01-01" calcext:value-type="date">
            <text:p>01/01/16</text:p>
          </table:table-cell>
          <table:table-cell office:value-type="float" office:value="109.2937409495" calcext:value-type="float">
            <text:p>109,2937409495</text:p>
          </table:table-cell>
          <table:table-cell office:value-type="float" office:value="99.1338992822" calcext:value-type="float">
            <text:p>99,1338992822</text:p>
          </table:table-cell>
          <table:table-cell office:value-type="float" office:value="98.672817622" calcext:value-type="float">
            <text:p>98,672817622</text:p>
          </table:table-cell>
          <table:table-cell office:value-type="float" office:value="118.3816319727" calcext:value-type="float">
            <text:p>118,3816319727</text:p>
          </table:table-cell>
          <table:table-cell office:value-type="float" office:value="103.9316121271" calcext:value-type="float">
            <text:p>103,9316121271</text:p>
          </table:table-cell>
          <table:table-cell table:number-columns-repeated="16378"/>
        </table:table-row>
        <table:table-row table:style-name="ro2">
          <table:table-cell office:value-type="date" office:date-value="2016-02-01" calcext:value-type="date">
            <text:p>01/02/16</text:p>
          </table:table-cell>
          <table:table-cell office:value-type="float" office:value="111.8275580705" calcext:value-type="float">
            <text:p>111,8275580705</text:p>
          </table:table-cell>
          <table:table-cell office:value-type="float" office:value="111.1446942972" calcext:value-type="float">
            <text:p>111,1446942972</text:p>
          </table:table-cell>
          <table:table-cell office:value-type="float" office:value="110.2884169368" calcext:value-type="float">
            <text:p>110,2884169368</text:p>
          </table:table-cell>
          <table:table-cell office:value-type="float" office:value="121.7425195581" calcext:value-type="float">
            <text:p>121,7425195581</text:p>
          </table:table-cell>
          <table:table-cell office:value-type="float" office:value="105.5011139024" calcext:value-type="float">
            <text:p>105,5011139024</text:p>
          </table:table-cell>
          <table:table-cell table:number-columns-repeated="16378"/>
        </table:table-row>
        <table:table-row table:style-name="ro2">
          <table:table-cell office:value-type="date" office:date-value="2016-03-01" calcext:value-type="date">
            <text:p>01/03/16</text:p>
          </table:table-cell>
          <table:table-cell office:value-type="float" office:value="114.7987386724" calcext:value-type="float">
            <text:p>114,7987386724</text:p>
          </table:table-cell>
          <table:table-cell office:value-type="float" office:value="113.1415115593" calcext:value-type="float">
            <text:p>113,1415115593</text:p>
          </table:table-cell>
          <table:table-cell office:value-type="float" office:value="109.9752096335" calcext:value-type="float">
            <text:p>109,9752096335</text:p>
          </table:table-cell>
          <table:table-cell office:value-type="float" office:value="136.8013407868" calcext:value-type="float">
            <text:p>136,8013407868</text:p>
          </table:table-cell>
          <table:table-cell office:value-type="float" office:value="119.1546489482" calcext:value-type="float">
            <text:p>119,1546489482</text:p>
          </table:table-cell>
          <table:table-cell table:number-columns-repeated="16378"/>
        </table:table-row>
        <table:table-row table:style-name="ro2">
          <table:table-cell office:value-type="date" office:date-value="2016-04-01" calcext:value-type="date">
            <text:p>01/04/16</text:p>
          </table:table-cell>
          <table:table-cell office:value-type="float" office:value="117.4580132035" calcext:value-type="float">
            <text:p>117,4580132035</text:p>
          </table:table-cell>
          <table:table-cell office:value-type="float" office:value="111.36124421" calcext:value-type="float">
            <text:p>111,36124421</text:p>
          </table:table-cell>
          <table:table-cell office:value-type="float" office:value="119.1540205658" calcext:value-type="float">
            <text:p>119,1540205658</text:p>
          </table:table-cell>
          <table:table-cell office:value-type="float" office:value="127.7146603619" calcext:value-type="float">
            <text:p>127,7146603619</text:p>
          </table:table-cell>
          <table:table-cell office:value-type="float" office:value="104.5889135447" calcext:value-type="float">
            <text:p>104,5889135447</text:p>
          </table:table-cell>
          <table:table-cell table:number-columns-repeated="16378"/>
        </table:table-row>
        <table:table-row table:style-name="ro2">
          <table:table-cell office:value-type="date" office:date-value="2016-05-01" calcext:value-type="date">
            <text:p>01/05/16</text:p>
          </table:table-cell>
          <table:table-cell office:value-type="float" office:value="125.3730945978" calcext:value-type="float">
            <text:p>125,3730945978</text:p>
          </table:table-cell>
          <table:table-cell office:value-type="float" office:value="105.5948767486" calcext:value-type="float">
            <text:p>105,5948767486</text:p>
          </table:table-cell>
          <table:table-cell office:value-type="float" office:value="91.1540281583" calcext:value-type="float">
            <text:p>91,1540281583</text:p>
          </table:table-cell>
          <table:table-cell office:value-type="float" office:value="120.2026065421" calcext:value-type="float">
            <text:p>120,2026065421</text:p>
          </table:table-cell>
          <table:table-cell office:value-type="float" office:value="96.3040270426" calcext:value-type="float">
            <text:p>96,3040270426</text:p>
          </table:table-cell>
          <table:table-cell table:number-columns-repeated="16378"/>
        </table:table-row>
        <table:table-row table:style-name="ro2">
          <table:table-cell office:value-type="date" office:date-value="2016-06-01" calcext:value-type="date">
            <text:p>01/06/16</text:p>
          </table:table-cell>
          <table:table-cell office:value-type="float" office:value="132.8150558081" calcext:value-type="float">
            <text:p>132,8150558081</text:p>
          </table:table-cell>
          <table:table-cell office:value-type="float" office:value="115.4070453922" calcext:value-type="float">
            <text:p>115,4070453922</text:p>
          </table:table-cell>
          <table:table-cell office:value-type="float" office:value="108.7441838079" calcext:value-type="float">
            <text:p>108,7441838079</text:p>
          </table:table-cell>
          <table:table-cell office:value-type="float" office:value="136.2687062916" calcext:value-type="float">
            <text:p>136,2687062916</text:p>
          </table:table-cell>
          <table:table-cell office:value-type="float" office:value="115.7658669601" calcext:value-type="float">
            <text:p>115,7658669601</text:p>
          </table:table-cell>
          <table:table-cell table:number-columns-repeated="16378"/>
        </table:table-row>
        <table:table-row table:style-name="ro2">
          <table:table-cell office:value-type="date" office:date-value="2016-07-01" calcext:value-type="date">
            <text:p>01/07/16</text:p>
          </table:table-cell>
          <table:table-cell office:value-type="float" office:value="98.2557353764" calcext:value-type="float">
            <text:p>98,2557353764</text:p>
          </table:table-cell>
          <table:table-cell office:value-type="float" office:value="88.7522981735" calcext:value-type="float">
            <text:p>88,7522981735</text:p>
          </table:table-cell>
          <table:table-cell office:value-type="float" office:value="97.3291848636" calcext:value-type="float">
            <text:p>97,3291848636</text:p>
          </table:table-cell>
          <table:table-cell office:value-type="float" office:value="106.4107358696" calcext:value-type="float">
            <text:p>106,4107358696</text:p>
          </table:table-cell>
          <table:table-cell office:value-type="float" office:value="87.3805884468" calcext:value-type="float">
            <text:p>87,3805884468</text:p>
          </table:table-cell>
          <table:table-cell table:number-columns-repeated="16378"/>
        </table:table-row>
        <table:table-row table:style-name="ro2">
          <table:table-cell office:value-type="date" office:date-value="2016-08-01" calcext:value-type="date">
            <text:p>01/08/16</text:p>
          </table:table-cell>
          <table:table-cell office:value-type="float" office:value="91.8222850382" calcext:value-type="float">
            <text:p>91,8222850382</text:p>
          </table:table-cell>
          <table:table-cell office:value-type="float" office:value="68.9600591066" calcext:value-type="float">
            <text:p>68,9600591066</text:p>
          </table:table-cell>
          <table:table-cell office:value-type="float" office:value="59.6464605894" calcext:value-type="float">
            <text:p>59,6464605894</text:p>
          </table:table-cell>
          <table:table-cell office:value-type="float" office:value="14.9552497844" calcext:value-type="float">
            <text:p>14,9552497844</text:p>
          </table:table-cell>
          <table:table-cell office:value-type="float" office:value="54.7240000505" calcext:value-type="float">
            <text:p>54,7240000505</text:p>
          </table:table-cell>
          <table:table-cell table:number-columns-repeated="16378"/>
        </table:table-row>
        <table:table-row table:style-name="ro2">
          <table:table-cell office:value-type="date" office:date-value="2016-09-01" calcext:value-type="date">
            <text:p>01/09/16</text:p>
          </table:table-cell>
          <table:table-cell office:value-type="float" office:value="128.4314160025" calcext:value-type="float">
            <text:p>128,4314160025</text:p>
          </table:table-cell>
          <table:table-cell office:value-type="float" office:value="115.244778592" calcext:value-type="float">
            <text:p>115,244778592</text:p>
          </table:table-cell>
          <table:table-cell office:value-type="float" office:value="100.87354432" calcext:value-type="float">
            <text:p>100,87354432</text:p>
          </table:table-cell>
          <table:table-cell office:value-type="float" office:value="123.553267542" calcext:value-type="float">
            <text:p>123,553267542</text:p>
          </table:table-cell>
          <table:table-cell office:value-type="float" office:value="115.6669920768" calcext:value-type="float">
            <text:p>115,6669920768</text:p>
          </table:table-cell>
          <table:table-cell table:number-columns-repeated="16378"/>
        </table:table-row>
        <table:table-row table:style-name="ro2">
          <table:table-cell office:value-type="date" office:date-value="2016-10-01" calcext:value-type="date">
            <text:p>01/10/16</text:p>
          </table:table-cell>
          <table:table-cell office:value-type="float" office:value="126.8820381658" calcext:value-type="float">
            <text:p>126,8820381658</text:p>
          </table:table-cell>
          <table:table-cell office:value-type="float" office:value="103.0614277291" calcext:value-type="float">
            <text:p>103,0614277291</text:p>
          </table:table-cell>
          <table:table-cell office:value-type="float" office:value="127.7255852364" calcext:value-type="float">
            <text:p>127,7255852364</text:p>
          </table:table-cell>
          <table:table-cell office:value-type="float" office:value="117.9259549307" calcext:value-type="float">
            <text:p>117,9259549307</text:p>
          </table:table-cell>
          <table:table-cell office:value-type="float" office:value="101.4938465206" calcext:value-type="float">
            <text:p>101,4938465206</text:p>
          </table:table-cell>
          <table:table-cell table:number-columns-repeated="16378"/>
        </table:table-row>
        <table:table-row table:style-name="ro2">
          <table:table-cell office:value-type="date" office:date-value="2016-11-01" calcext:value-type="date">
            <text:p>01/11/16</text:p>
          </table:table-cell>
          <table:table-cell office:value-type="float" office:value="127.8784086246" calcext:value-type="float">
            <text:p>127,8784086246</text:p>
          </table:table-cell>
          <table:table-cell office:value-type="float" office:value="110.6237692331" calcext:value-type="float">
            <text:p>110,6237692331</text:p>
          </table:table-cell>
          <table:table-cell office:value-type="float" office:value="99.4644290516" calcext:value-type="float">
            <text:p>99,4644290516</text:p>
          </table:table-cell>
          <table:table-cell office:value-type="float" office:value="125.221085556" calcext:value-type="float">
            <text:p>125,221085556</text:p>
          </table:table-cell>
          <table:table-cell office:value-type="float" office:value="98.6454355635" calcext:value-type="float">
            <text:p>98,6454355635</text:p>
          </table:table-cell>
          <table:table-cell table:number-columns-repeated="16378"/>
        </table:table-row>
        <table:table-row table:style-name="ro2">
          <table:table-cell office:value-type="date" office:date-value="2016-12-01" calcext:value-type="date">
            <text:p>01/12/16</text:p>
          </table:table-cell>
          <table:table-cell office:value-type="float" office:value="95.8859284223" calcext:value-type="float">
            <text:p>95,8859284223</text:p>
          </table:table-cell>
          <table:table-cell office:value-type="float" office:value="87.0530033709" calcext:value-type="float">
            <text:p>87,0530033709</text:p>
          </table:table-cell>
          <table:table-cell office:value-type="float" office:value="87.1476431119" calcext:value-type="float">
            <text:p>87,1476431119</text:p>
          </table:table-cell>
          <table:table-cell office:value-type="float" office:value="89.7187478068" calcext:value-type="float">
            <text:p>89,7187478068</text:p>
          </table:table-cell>
          <table:table-cell office:value-type="float" office:value="85.0099890961" calcext:value-type="float">
            <text:p>85,0099890961</text:p>
          </table:table-cell>
          <table:table-cell table:number-columns-repeated="16378"/>
        </table:table-row>
        <table:table-row table:style-name="ro2">
          <table:table-cell office:value-type="date" office:date-value="2017-01-01" calcext:value-type="date">
            <text:p>01/01/17</text:p>
          </table:table-cell>
          <table:table-cell office:value-type="float" office:value="122.1269489787" calcext:value-type="float">
            <text:p>122,1269489787</text:p>
          </table:table-cell>
          <table:table-cell office:value-type="float" office:value="109.4707885143" calcext:value-type="float">
            <text:p>109,4707885143</text:p>
          </table:table-cell>
          <table:table-cell office:value-type="float" office:value="107.7319398863" calcext:value-type="float">
            <text:p>107,7319398863</text:p>
          </table:table-cell>
          <table:table-cell office:value-type="float" office:value="126.7544822784" calcext:value-type="float">
            <text:p>126,7544822784</text:p>
          </table:table-cell>
          <table:table-cell office:value-type="float" office:value="100.6101951442" calcext:value-type="float">
            <text:p>100,6101951442</text:p>
          </table:table-cell>
          <table:table-cell table:number-columns-repeated="16378"/>
        </table:table-row>
        <table:table-row table:style-name="ro2">
          <table:table-cell office:value-type="date" office:date-value="2017-02-01" calcext:value-type="date">
            <text:p>01/02/17</text:p>
          </table:table-cell>
          <table:table-cell office:value-type="float" office:value="116.5162775327" calcext:value-type="float">
            <text:p>116,5162775327</text:p>
          </table:table-cell>
          <table:table-cell office:value-type="float" office:value="107.4727199389" calcext:value-type="float">
            <text:p>107,4727199389</text:p>
          </table:table-cell>
          <table:table-cell office:value-type="float" office:value="110.3479944917" calcext:value-type="float">
            <text:p>110,3479944917</text:p>
          </table:table-cell>
          <table:table-cell office:value-type="float" office:value="119.6513362415" calcext:value-type="float">
            <text:p>119,6513362415</text:p>
          </table:table-cell>
          <table:table-cell office:value-type="float" office:value="94.8665282258" calcext:value-type="float">
            <text:p>94,8665282258</text:p>
          </table:table-cell>
          <table:table-cell table:number-columns-repeated="16378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 office:value-type="float" office:value="136.9020115156" calcext:value-type="float">
            <text:p>136,9020115156</text:p>
          </table:table-cell>
          <table:table-cell office:value-type="float" office:value="121.5487693051" calcext:value-type="float">
            <text:p>121,5487693051</text:p>
          </table:table-cell>
          <table:table-cell office:value-type="float" office:value="128.9184442052" calcext:value-type="float">
            <text:p>128,9184442052</text:p>
          </table:table-cell>
          <table:table-cell office:value-type="float" office:value="140.2621471339" calcext:value-type="float">
            <text:p>140,2621471339</text:p>
          </table:table-cell>
          <table:table-cell office:value-type="float" office:value="118.2884721201" calcext:value-type="float">
            <text:p>118,2884721201</text:p>
          </table:table-cell>
          <table:table-cell table:number-columns-repeated="16378"/>
        </table:table-row>
        <table:table-row table:style-name="ro2">
          <table:table-cell office:value-type="date" office:date-value="2017-04-01" calcext:value-type="date">
            <text:p>01/04/17</text:p>
          </table:table-cell>
          <table:table-cell office:value-type="float" office:value="105.9568984849" calcext:value-type="float">
            <text:p>105,9568984849</text:p>
          </table:table-cell>
          <table:table-cell office:value-type="float" office:value="99.5349838477" calcext:value-type="float">
            <text:p>99,5349838477</text:p>
          </table:table-cell>
          <table:table-cell office:value-type="float" office:value="99.0876502428" calcext:value-type="float">
            <text:p>99,0876502428</text:p>
          </table:table-cell>
          <table:table-cell office:value-type="float" office:value="112.6656917176" calcext:value-type="float">
            <text:p>112,6656917176</text:p>
          </table:table-cell>
          <table:table-cell office:value-type="float" office:value="84.5918958145" calcext:value-type="float">
            <text:p>84,5918958145</text:p>
          </table:table-cell>
          <table:table-cell table:number-columns-repeated="16378"/>
        </table:table-row>
        <table:table-row table:style-name="ro2">
          <table:table-cell office:value-type="date" office:date-value="2017-05-01" calcext:value-type="date">
            <text:p>01/05/17</text:p>
          </table:table-cell>
          <table:table-cell office:value-type="float" office:value="119.9789819433" calcext:value-type="float">
            <text:p>119,9789819433</text:p>
          </table:table-cell>
          <table:table-cell office:value-type="float" office:value="114.9990629255" calcext:value-type="float">
            <text:p>114,9990629255</text:p>
          </table:table-cell>
          <table:table-cell office:value-type="float" office:value="76.1673577312" calcext:value-type="float">
            <text:p>76,1673577312</text:p>
          </table:table-cell>
          <table:table-cell office:value-type="float" office:value="118.8086703929" calcext:value-type="float">
            <text:p>118,8086703929</text:p>
          </table:table-cell>
          <table:table-cell office:value-type="float" office:value="89.0038653891" calcext:value-type="float">
            <text:p>89,0038653891</text:p>
          </table:table-cell>
          <table:table-cell table:number-columns-repeated="16378"/>
        </table:table-row>
        <table:table-row table:style-name="ro2">
          <table:table-cell office:value-type="date" office:date-value="2017-06-01" calcext:value-type="date">
            <text:p>01/06/17</text:p>
          </table:table-cell>
          <table:table-cell office:value-type="float" office:value="122.0648221812" calcext:value-type="float">
            <text:p>122,0648221812</text:p>
          </table:table-cell>
          <table:table-cell office:value-type="float" office:value="116.1946057877" calcext:value-type="float">
            <text:p>116,1946057877</text:p>
          </table:table-cell>
          <table:table-cell office:value-type="float" office:value="107.9609560844" calcext:value-type="float">
            <text:p>107,9609560844</text:p>
          </table:table-cell>
          <table:table-cell office:value-type="float" office:value="123.7071982938" calcext:value-type="float">
            <text:p>123,7071982938</text:p>
          </table:table-cell>
          <table:table-cell office:value-type="float" office:value="116.2595256757" calcext:value-type="float">
            <text:p>116,2595256757</text:p>
          </table:table-cell>
          <table:table-cell table:number-columns-repeated="16378"/>
        </table:table-row>
        <table:table-row table:style-name="ro2">
          <table:table-cell office:value-type="date" office:date-value="2017-07-01" calcext:value-type="date">
            <text:p>01/07/17</text:p>
          </table:table-cell>
          <table:table-cell office:value-type="float" office:value="99.4163762139" calcext:value-type="float">
            <text:p>99,4163762139</text:p>
          </table:table-cell>
          <table:table-cell office:value-type="float" office:value="99.99527254" calcext:value-type="float">
            <text:p>99,99527254</text:p>
          </table:table-cell>
          <table:table-cell office:value-type="float" office:value="101.5338236078" calcext:value-type="float">
            <text:p>101,5338236078</text:p>
          </table:table-cell>
          <table:table-cell office:value-type="float" office:value="109.3785443282" calcext:value-type="float">
            <text:p>109,3785443282</text:p>
          </table:table-cell>
          <table:table-cell office:value-type="float" office:value="82.8992924473" calcext:value-type="float">
            <text:p>82,8992924473</text:p>
          </table:table-cell>
          <table:table-cell table:number-columns-repeated="16378"/>
        </table:table-row>
        <table:table-row table:style-name="ro2">
          <table:table-cell office:value-type="date" office:date-value="2017-08-01" calcext:value-type="date">
            <text:p>01/08/17</text:p>
          </table:table-cell>
          <table:table-cell office:value-type="float" office:value="88.6143584113" calcext:value-type="float">
            <text:p>88,6143584113</text:p>
          </table:table-cell>
          <table:table-cell office:value-type="float" office:value="71.2774242423" calcext:value-type="float">
            <text:p>71,2774242423</text:p>
          </table:table-cell>
          <table:table-cell office:value-type="float" office:value="57.6379284048" calcext:value-type="float">
            <text:p>57,6379284048</text:p>
          </table:table-cell>
          <table:table-cell office:value-type="float" office:value="15.8693458732" calcext:value-type="float">
            <text:p>15,8693458732</text:p>
          </table:table-cell>
          <table:table-cell office:value-type="float" office:value="54.0541564061" calcext:value-type="float">
            <text:p>54,0541564061</text:p>
          </table:table-cell>
          <table:table-cell table:number-columns-repeated="16378"/>
        </table:table-row>
        <table:table-row table:style-name="ro2">
          <table:table-cell office:value-type="date" office:date-value="2017-09-01" calcext:value-type="date">
            <text:p>01/09/17</text:p>
          </table:table-cell>
          <table:table-cell office:value-type="float" office:value="123.7078660717" calcext:value-type="float">
            <text:p>123,7078660717</text:p>
          </table:table-cell>
          <table:table-cell office:value-type="float" office:value="121.562907499" calcext:value-type="float">
            <text:p>121,562907499</text:p>
          </table:table-cell>
          <table:table-cell office:value-type="float" office:value="126.9754091687" calcext:value-type="float">
            <text:p>126,9754091687</text:p>
          </table:table-cell>
          <table:table-cell office:value-type="float" office:value="117.0428623955" calcext:value-type="float">
            <text:p>117,0428623955</text:p>
          </table:table-cell>
          <table:table-cell office:value-type="float" office:value="110.0576679426" calcext:value-type="float">
            <text:p>110,0576679426</text:p>
          </table:table-cell>
          <table:table-cell table:number-columns-repeated="16378"/>
        </table:table-row>
        <table:table-row table:style-name="ro2">
          <table:table-cell office:value-type="date" office:date-value="2017-10-01" calcext:value-type="date">
            <text:p>01/10/17</text:p>
          </table:table-cell>
          <table:table-cell office:value-type="float" office:value="124.2202260325" calcext:value-type="float">
            <text:p>124,2202260325</text:p>
          </table:table-cell>
          <table:table-cell office:value-type="float" office:value="123.7315494483" calcext:value-type="float">
            <text:p>123,7315494483</text:p>
          </table:table-cell>
          <table:table-cell office:value-type="float" office:value="144.7199259525" calcext:value-type="float">
            <text:p>144,7199259525</text:p>
          </table:table-cell>
          <table:table-cell office:value-type="float" office:value="136.0226564937" calcext:value-type="float">
            <text:p>136,0226564937</text:p>
          </table:table-cell>
          <table:table-cell office:value-type="float" office:value="109.9916757361" calcext:value-type="float">
            <text:p>109,9916757361</text:p>
          </table:table-cell>
          <table:table-cell table:number-columns-repeated="16378"/>
        </table:table-row>
        <table:table-row table:style-name="ro2">
          <table:table-cell office:value-type="date" office:date-value="2017-11-01" calcext:value-type="date">
            <text:p>01/11/17</text:p>
          </table:table-cell>
          <table:table-cell office:value-type="float" office:value="117.3818871276" calcext:value-type="float">
            <text:p>117,3818871276</text:p>
          </table:table-cell>
          <table:table-cell office:value-type="float" office:value="119.8735150386" calcext:value-type="float">
            <text:p>119,8735150386</text:p>
          </table:table-cell>
          <table:table-cell office:value-type="float" office:value="120.111650365" calcext:value-type="float">
            <text:p>120,111650365</text:p>
          </table:table-cell>
          <table:table-cell office:value-type="float" office:value="135.2839501012" calcext:value-type="float">
            <text:p>135,2839501012</text:p>
          </table:table-cell>
          <table:table-cell office:value-type="float" office:value="108.0939378868" calcext:value-type="float">
            <text:p>108,0939378868</text:p>
          </table:table-cell>
          <table:table-cell table:number-columns-repeated="16378"/>
        </table:table-row>
        <table:table-row table:style-name="ro2">
          <table:table-cell office:value-type="date" office:date-value="2017-12-01" calcext:value-type="date">
            <text:p>01/12/17</text:p>
          </table:table-cell>
          <table:table-cell office:value-type="float" office:value="80.696311286" calcext:value-type="float">
            <text:p>80,696311286</text:p>
          </table:table-cell>
          <table:table-cell office:value-type="float" office:value="86.3745197898" calcext:value-type="float">
            <text:p>86,3745197898</text:p>
          </table:table-cell>
          <table:table-cell office:value-type="float" office:value="106.2994574518" calcext:value-type="float">
            <text:p>106,2994574518</text:p>
          </table:table-cell>
          <table:table-cell office:value-type="float" office:value="101.0872291283" calcext:value-type="float">
            <text:p>101,0872291283</text:p>
          </table:table-cell>
          <table:table-cell office:value-type="float" office:value="82.9746441336" calcext:value-type="float">
            <text:p>82,9746441336</text:p>
          </table:table-cell>
          <table:table-cell table:number-columns-repeated="16378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120.0376789621" calcext:value-type="float">
            <text:p>120,0376789621</text:p>
          </table:table-cell>
          <table:table-cell office:value-type="float" office:value="110.2389538148" calcext:value-type="float">
            <text:p>110,2389538148</text:p>
          </table:table-cell>
          <table:table-cell office:value-type="float" office:value="135.8199935757" calcext:value-type="float">
            <text:p>135,8199935757</text:p>
          </table:table-cell>
          <table:table-cell office:value-type="float" office:value="142.2668148602" calcext:value-type="float">
            <text:p>142,2668148602</text:p>
          </table:table-cell>
          <table:table-cell office:value-type="float" office:value="108.0772021698" calcext:value-type="float">
            <text:p>108,0772021698</text:p>
          </table:table-cell>
          <table:table-cell table:number-columns-repeated="16378"/>
        </table:table-row>
        <table:table-row table:style-name="ro2">
          <table:table-cell office:value-type="date" office:date-value="2018-02-01" calcext:value-type="date">
            <text:p>01/02/18</text:p>
          </table:table-cell>
          <table:table-cell office:value-type="float" office:value="112.8516662483" calcext:value-type="float">
            <text:p>112,8516662483</text:p>
          </table:table-cell>
          <table:table-cell office:value-type="float" office:value="109.57211314" calcext:value-type="float">
            <text:p>109,57211314</text:p>
          </table:table-cell>
          <table:table-cell office:value-type="float" office:value="120.0374296935" calcext:value-type="float">
            <text:p>120,0374296935</text:p>
          </table:table-cell>
          <table:table-cell office:value-type="float" office:value="136.3241953104" calcext:value-type="float">
            <text:p>136,3241953104</text:p>
          </table:table-cell>
          <table:table-cell office:value-type="float" office:value="108.1552842181" calcext:value-type="float">
            <text:p>108,1552842181</text:p>
          </table:table-cell>
          <table:table-cell table:number-columns-repeated="16378"/>
        </table:table-row>
        <table:table-row table:style-name="ro2">
          <table:table-cell office:value-type="date" office:date-value="2018-03-01" calcext:value-type="date">
            <text:p>01/03/18</text:p>
          </table:table-cell>
          <table:table-cell office:value-type="float" office:value="128.8516664415" calcext:value-type="float">
            <text:p>128,8516664415</text:p>
          </table:table-cell>
          <table:table-cell office:value-type="float" office:value="118.6706499142" calcext:value-type="float">
            <text:p>118,6706499142</text:p>
          </table:table-cell>
          <table:table-cell office:value-type="float" office:value="162.1824541214" calcext:value-type="float">
            <text:p>162,1824541214</text:p>
          </table:table-cell>
          <table:table-cell office:value-type="float" office:value="151.1721004192" calcext:value-type="float">
            <text:p>151,1721004192</text:p>
          </table:table-cell>
          <table:table-cell office:value-type="float" office:value="119.3731932898" calcext:value-type="float">
            <text:p>119,3731932898</text:p>
          </table:table-cell>
          <table:table-cell table:number-columns-repeated="16378"/>
        </table:table-row>
        <table:table-row table:style-name="ro2">
          <table:table-cell office:value-type="date" office:date-value="2018-04-01" calcext:value-type="date">
            <text:p>01/04/18</text:p>
          </table:table-cell>
          <table:table-cell office:value-type="float" office:value="117.6411804236" calcext:value-type="float">
            <text:p>117,6411804236</text:p>
          </table:table-cell>
          <table:table-cell office:value-type="float" office:value="108.0872041546" calcext:value-type="float">
            <text:p>108,0872041546</text:p>
          </table:table-cell>
          <table:table-cell office:value-type="float" office:value="132.9095560827" calcext:value-type="float">
            <text:p>132,9095560827</text:p>
          </table:table-cell>
          <table:table-cell office:value-type="float" office:value="139.1588429336" calcext:value-type="float">
            <text:p>139,1588429336</text:p>
          </table:table-cell>
          <table:table-cell office:value-type="float" office:value="108.6209362692" calcext:value-type="float">
            <text:p>108,6209362692</text:p>
          </table:table-cell>
          <table:table-cell table:number-columns-repeated="16378"/>
        </table:table-row>
        <table:table-row table:style-name="ro2">
          <table:table-cell office:value-type="date" office:date-value="2018-05-01" calcext:value-type="date">
            <text:p>01/05/18</text:p>
          </table:table-cell>
          <table:table-cell office:value-type="float" office:value="115.2713792138" calcext:value-type="float">
            <text:p>115,2713792138</text:p>
          </table:table-cell>
          <table:table-cell office:value-type="float" office:value="104.1158632395" calcext:value-type="float">
            <text:p>104,1158632395</text:p>
          </table:table-cell>
          <table:table-cell office:value-type="float" office:value="96.0556769868" calcext:value-type="float">
            <text:p>96,0556769868</text:p>
          </table:table-cell>
          <table:table-cell office:value-type="float" office:value="119.542394763" calcext:value-type="float">
            <text:p>119,542394763</text:p>
          </table:table-cell>
          <table:table-cell office:value-type="float" office:value="75.8766668265" calcext:value-type="float">
            <text:p>75,8766668265</text:p>
          </table:table-cell>
          <table:table-cell table:number-columns-repeated="16378"/>
        </table:table-row>
        <table:table-row table:style-name="ro2">
          <table:table-cell office:value-type="date" office:date-value="2018-06-01" calcext:value-type="date">
            <text:p>01/06/18</text:p>
          </table:table-cell>
          <table:table-cell office:value-type="float" office:value="123.5951847431" calcext:value-type="float">
            <text:p>123,5951847431</text:p>
          </table:table-cell>
          <table:table-cell office:value-type="float" office:value="113.3617904789" calcext:value-type="float">
            <text:p>113,3617904789</text:p>
          </table:table-cell>
          <table:table-cell office:value-type="float" office:value="168.1011812097" calcext:value-type="float">
            <text:p>168,1011812097</text:p>
          </table:table-cell>
          <table:table-cell office:value-type="float" office:value="148.8977880963" calcext:value-type="float">
            <text:p>148,8977880963</text:p>
          </table:table-cell>
          <table:table-cell office:value-type="float" office:value="118.139349327" calcext:value-type="float">
            <text:p>118,139349327</text:p>
          </table:table-cell>
          <table:table-cell table:number-columns-repeated="16378"/>
        </table:table-row>
        <table:table-row table:style-name="ro2">
          <table:table-cell office:value-type="date" office:date-value="2018-07-01" calcext:value-type="date">
            <text:p>01/07/18</text:p>
          </table:table-cell>
          <table:table-cell office:value-type="float" office:value="105.3300559158" calcext:value-type="float">
            <text:p>105,3300559158</text:p>
          </table:table-cell>
          <table:table-cell office:value-type="float" office:value="102.5288825449" calcext:value-type="float">
            <text:p>102,5288825449</text:p>
          </table:table-cell>
          <table:table-cell office:value-type="float" office:value="134.826665653" calcext:value-type="float">
            <text:p>134,826665653</text:p>
          </table:table-cell>
          <table:table-cell office:value-type="float" office:value="142.2525707983" calcext:value-type="float">
            <text:p>142,2525707983</text:p>
          </table:table-cell>
          <table:table-cell office:value-type="float" office:value="104.2488806465" calcext:value-type="float">
            <text:p>104,2488806465</text:p>
          </table:table-cell>
          <table:table-cell table:number-columns-repeated="16378"/>
        </table:table-row>
        <table:table-row table:style-name="ro2">
          <table:table-cell office:value-type="date" office:date-value="2018-08-01" calcext:value-type="date">
            <text:p>01/08/18</text:p>
          </table:table-cell>
          <table:table-cell office:value-type="float" office:value="80.3888332446" calcext:value-type="float">
            <text:p>80,3888332446</text:p>
          </table:table-cell>
          <table:table-cell office:value-type="float" office:value="63.8747587093" calcext:value-type="float">
            <text:p>63,8747587093</text:p>
          </table:table-cell>
          <table:table-cell office:value-type="float" office:value="69.0471892019" calcext:value-type="float">
            <text:p>69,0471892019</text:p>
          </table:table-cell>
          <table:table-cell office:value-type="float" office:value="23.6157139617" calcext:value-type="float">
            <text:p>23,6157139617</text:p>
          </table:table-cell>
          <table:table-cell office:value-type="float" office:value="58.1211360318" calcext:value-type="float">
            <text:p>58,1211360318</text:p>
          </table:table-cell>
          <table:table-cell table:number-columns-repeated="16378"/>
        </table:table-row>
        <table:table-row table:style-name="ro2">
          <table:table-cell office:value-type="date" office:date-value="2018-09-01" calcext:value-type="date">
            <text:p>01/09/18</text:p>
          </table:table-cell>
          <table:table-cell office:value-type="float" office:value="107.0820247389" calcext:value-type="float">
            <text:p>107,0820247389</text:p>
          </table:table-cell>
          <table:table-cell office:value-type="float" office:value="102.4776900949" calcext:value-type="float">
            <text:p>102,4776900949</text:p>
          </table:table-cell>
          <table:table-cell office:value-type="float" office:value="143.3932606522" calcext:value-type="float">
            <text:p>143,3932606522</text:p>
          </table:table-cell>
          <table:table-cell office:value-type="float" office:value="133.817346213" calcext:value-type="float">
            <text:p>133,817346213</text:p>
          </table:table-cell>
          <table:table-cell office:value-type="float" office:value="110.5199956722" calcext:value-type="float">
            <text:p>110,5199956722</text:p>
          </table:table-cell>
          <table:table-cell table:number-columns-repeated="16378"/>
        </table:table-row>
        <table:table-row table:style-name="ro2">
          <table:table-cell office:value-type="date" office:date-value="2018-10-01" calcext:value-type="date">
            <text:p>01/10/18</text:p>
          </table:table-cell>
          <table:table-cell office:value-type="float" office:value="124.7011454822" calcext:value-type="float">
            <text:p>124,7011454822</text:p>
          </table:table-cell>
          <table:table-cell office:value-type="float" office:value="112.2389059477" calcext:value-type="float">
            <text:p>112,2389059477</text:p>
          </table:table-cell>
          <table:table-cell office:value-type="float" office:value="167.3627552559" calcext:value-type="float">
            <text:p>167,3627552559</text:p>
          </table:table-cell>
          <table:table-cell office:value-type="float" office:value="170.4882959954" calcext:value-type="float">
            <text:p>170,4882959954</text:p>
          </table:table-cell>
          <table:table-cell office:value-type="float" office:value="118.640417662" calcext:value-type="float">
            <text:p>118,640417662</text:p>
          </table:table-cell>
          <table:table-cell table:number-columns-repeated="16378"/>
        </table:table-row>
        <table:table-row table:style-name="ro2">
          <table:table-cell office:value-type="date" office:date-value="2018-11-01" calcext:value-type="date">
            <text:p>01/11/18</text:p>
          </table:table-cell>
          <table:table-cell office:value-type="float" office:value="110.2971884235" calcext:value-type="float">
            <text:p>110,2971884235</text:p>
          </table:table-cell>
          <table:table-cell office:value-type="float" office:value="104.0897221582" calcext:value-type="float">
            <text:p>104,0897221582</text:p>
          </table:table-cell>
          <table:table-cell office:value-type="float" office:value="148.8223584445" calcext:value-type="float">
            <text:p>148,8223584445</text:p>
          </table:table-cell>
          <table:table-cell office:value-type="float" office:value="150.3879492393" calcext:value-type="float">
            <text:p>150,3879492393</text:p>
          </table:table-cell>
          <table:table-cell office:value-type="float" office:value="120.1503096579" calcext:value-type="float">
            <text:p>120,1503096579</text:p>
          </table:table-cell>
          <table:table-cell table:number-columns-repeated="16378"/>
        </table:table-row>
        <table:table-row table:style-name="ro2">
          <table:table-cell office:value-type="date" office:date-value="2018-12-01" calcext:value-type="date">
            <text:p>01/12/18</text:p>
          </table:table-cell>
          <table:table-cell office:value-type="float" office:value="86.7437002494" calcext:value-type="float">
            <text:p>86,7437002494</text:p>
          </table:table-cell>
          <table:table-cell office:value-type="float" office:value="77.3870007046" calcext:value-type="float">
            <text:p>77,3870007046</text:p>
          </table:table-cell>
          <table:table-cell office:value-type="float" office:value="108.0806144776" calcext:value-type="float">
            <text:p>108,0806144776</text:p>
          </table:table-cell>
          <table:table-cell office:value-type="float" office:value="113.5604125566" calcext:value-type="float">
            <text:p>113,5604125566</text:p>
          </table:table-cell>
          <table:table-cell office:value-type="float" office:value="90.1158443921" calcext:value-type="float">
            <text:p>90,1158443921</text:p>
          </table:table-cell>
          <table:table-cell table:number-columns-repeated="16378"/>
        </table:table-row>
        <table:table-row table:style-name="ro2">
          <table:table-cell office:value-type="date" office:date-value="2019-01-01" calcext:value-type="date">
            <text:p>01/01/19</text:p>
          </table:table-cell>
          <table:table-cell office:value-type="float" office:value="115.5419580222" calcext:value-type="float">
            <text:p>115,5419580222</text:p>
          </table:table-cell>
          <table:table-cell office:value-type="float" office:value="108.733899679" calcext:value-type="float">
            <text:p>108,733899679</text:p>
          </table:table-cell>
          <table:table-cell office:value-type="float" office:value="141.83342732" calcext:value-type="float">
            <text:p>141,83342732</text:p>
          </table:table-cell>
          <table:table-cell office:value-type="float" office:value="162.1528629507" calcext:value-type="float">
            <text:p>162,1528629507</text:p>
          </table:table-cell>
          <table:table-cell office:value-type="float" office:value="110.4848663893" calcext:value-type="float">
            <text:p>110,4848663893</text:p>
          </table:table-cell>
          <table:table-cell table:number-columns-repeated="16378"/>
        </table:table-row>
        <table:table-row table:style-name="ro2">
          <table:table-cell office:value-type="date" office:date-value="2019-02-01" calcext:value-type="date">
            <text:p>01/02/19</text:p>
          </table:table-cell>
          <table:table-cell office:value-type="float" office:value="111.850588927" calcext:value-type="float">
            <text:p>111,850588927</text:p>
          </table:table-cell>
          <table:table-cell office:value-type="float" office:value="104.7981587616" calcext:value-type="float">
            <text:p>104,7981587616</text:p>
          </table:table-cell>
          <table:table-cell office:value-type="float" office:value="150.6444495492" calcext:value-type="float">
            <text:p>150,6444495492</text:p>
          </table:table-cell>
          <table:table-cell office:value-type="float" office:value="148.6687249407" calcext:value-type="float">
            <text:p>148,6687249407</text:p>
          </table:table-cell>
          <table:table-cell office:value-type="float" office:value="112.6781677476" calcext:value-type="float">
            <text:p>112,6781677476</text:p>
          </table:table-cell>
          <table:table-cell table:number-columns-repeated="16378"/>
        </table:table-row>
        <table:table-row table:style-name="ro2">
          <table:table-cell office:value-type="date" office:date-value="2019-03-01" calcext:value-type="date">
            <text:p>01/03/19</text:p>
          </table:table-cell>
          <table:table-cell office:value-type="float" office:value="119.9133982478" calcext:value-type="float">
            <text:p>119,9133982478</text:p>
          </table:table-cell>
          <table:table-cell office:value-type="float" office:value="110.9223553928" calcext:value-type="float">
            <text:p>110,9223553928</text:p>
          </table:table-cell>
          <table:table-cell office:value-type="float" office:value="187.3398541425" calcext:value-type="float">
            <text:p>187,3398541425</text:p>
          </table:table-cell>
          <table:table-cell office:value-type="float" office:value="158.6565977922" calcext:value-type="float">
            <text:p>158,6565977922</text:p>
          </table:table-cell>
          <table:table-cell office:value-type="float" office:value="122.974515651" calcext:value-type="float">
            <text:p>122,974515651</text:p>
          </table:table-cell>
          <table:table-cell table:number-columns-repeated="16378"/>
        </table:table-row>
        <table:table-row table:style-name="ro2">
          <table:table-cell office:value-type="date" office:date-value="2019-04-01" calcext:value-type="date">
            <text:p>01/04/19</text:p>
          </table:table-cell>
          <table:table-cell office:value-type="float" office:value="103.4654537643" calcext:value-type="float">
            <text:p>103,4654537643</text:p>
          </table:table-cell>
          <table:table-cell office:value-type="float" office:value="107.8694637229" calcext:value-type="float">
            <text:p>107,8694637229</text:p>
          </table:table-cell>
          <table:table-cell office:value-type="float" office:value="147.3815752959" calcext:value-type="float">
            <text:p>147,3815752959</text:p>
          </table:table-cell>
          <table:table-cell office:value-type="float" office:value="154.9146723932" calcext:value-type="float">
            <text:p>154,9146723932</text:p>
          </table:table-cell>
          <table:table-cell office:value-type="float" office:value="109.8559951915" calcext:value-type="float">
            <text:p>109,8559951915</text:p>
          </table:table-cell>
          <table:table-cell table:number-columns-repeated="16378"/>
        </table:table-row>
        <table:table-row table:style-name="ro2">
          <table:table-cell office:value-type="date" office:date-value="2019-05-01" calcext:value-type="date">
            <text:p>01/05/19</text:p>
          </table:table-cell>
          <table:table-cell office:value-type="float" office:value="117.0586733918" calcext:value-type="float">
            <text:p>117,0586733918</text:p>
          </table:table-cell>
          <table:table-cell office:value-type="float" office:value="106.2247026634" calcext:value-type="float">
            <text:p>106,2247026634</text:p>
          </table:table-cell>
          <table:table-cell office:value-type="float" office:value="155.2675953037" calcext:value-type="float">
            <text:p>155,2675953037</text:p>
          </table:table-cell>
          <table:table-cell office:value-type="float" office:value="143.831769869" calcext:value-type="float">
            <text:p>143,831769869</text:p>
          </table:table-cell>
          <table:table-cell office:value-type="float" office:value="103.0857323114" calcext:value-type="float">
            <text:p>103,0857323114</text:p>
          </table:table-cell>
          <table:table-cell table:number-columns-repeated="16378"/>
        </table:table-row>
        <table:table-row table:style-name="ro2">
          <table:table-cell office:value-type="date" office:date-value="2019-06-01" calcext:value-type="date">
            <text:p>01/06/19</text:p>
          </table:table-cell>
          <table:table-cell office:value-type="float" office:value="119.1422102294" calcext:value-type="float">
            <text:p>119,1422102294</text:p>
          </table:table-cell>
          <table:table-cell office:value-type="float" office:value="101.0029558499" calcext:value-type="float">
            <text:p>101,0029558499</text:p>
          </table:table-cell>
          <table:table-cell office:value-type="float" office:value="152.3605085934" calcext:value-type="float">
            <text:p>152,3605085934</text:p>
          </table:table-cell>
          <table:table-cell office:value-type="float" office:value="148.9441363217" calcext:value-type="float">
            <text:p>148,9441363217</text:p>
          </table:table-cell>
          <table:table-cell office:value-type="float" office:value="116.9794669856" calcext:value-type="float">
            <text:p>116,9794669856</text:p>
          </table:table-cell>
          <table:table-cell table:number-columns-repeated="16378"/>
        </table:table-row>
        <table:table-row table:style-name="ro2">
          <table:table-cell office:value-type="date" office:date-value="2019-07-01" calcext:value-type="date">
            <text:p>01/07/19</text:p>
          </table:table-cell>
          <table:table-cell office:value-type="float" office:value="108.5411269542" calcext:value-type="float">
            <text:p>108,5411269542</text:p>
          </table:table-cell>
          <table:table-cell office:value-type="float" office:value="100.9596768557" calcext:value-type="float">
            <text:p>100,9596768557</text:p>
          </table:table-cell>
          <table:table-cell office:value-type="float" office:value="137.1711112169" calcext:value-type="float">
            <text:p>137,1711112169</text:p>
          </table:table-cell>
          <table:table-cell office:value-type="float" office:value="167.3178311849" calcext:value-type="float">
            <text:p>167,3178311849</text:p>
          </table:table-cell>
          <table:table-cell office:value-type="float" office:value="121.3452750406" calcext:value-type="float">
            <text:p>121,3452750406</text:p>
          </table:table-cell>
          <table:table-cell table:number-columns-repeated="16378"/>
        </table:table-row>
        <table:table-row table:style-name="ro2">
          <table:table-cell office:value-type="date" office:date-value="2019-08-01" calcext:value-type="date">
            <text:p>01/08/19</text:p>
          </table:table-cell>
          <table:table-cell office:value-type="float" office:value="85.1829861082" calcext:value-type="float">
            <text:p>85,1829861082</text:p>
          </table:table-cell>
          <table:table-cell office:value-type="float" office:value="59.2529735251" calcext:value-type="float">
            <text:p>59,2529735251</text:p>
          </table:table-cell>
          <table:table-cell office:value-type="float" office:value="91.6209027733" calcext:value-type="float">
            <text:p>91,6209027733</text:p>
          </table:table-cell>
          <table:table-cell office:value-type="float" office:value="21.616118973" calcext:value-type="float">
            <text:p>21,616118973</text:p>
          </table:table-cell>
          <table:table-cell office:value-type="float" office:value="61.2126245866" calcext:value-type="float">
            <text:p>61,2126245866</text:p>
          </table:table-cell>
          <table:table-cell table:number-columns-repeated="16378"/>
        </table:table-row>
        <table:table-row table:style-name="ro2">
          <table:table-cell office:value-type="date" office:date-value="2019-09-01" calcext:value-type="date">
            <text:p>01/09/19</text:p>
          </table:table-cell>
          <table:table-cell office:value-type="float" office:value="123.6483437095" calcext:value-type="float">
            <text:p>123,6483437095</text:p>
          </table:table-cell>
          <table:table-cell office:value-type="float" office:value="104.7408095903" calcext:value-type="float">
            <text:p>104,7408095903</text:p>
          </table:table-cell>
          <table:table-cell office:value-type="float" office:value="164.3648266556" calcext:value-type="float">
            <text:p>164,3648266556</text:p>
          </table:table-cell>
          <table:table-cell office:value-type="float" office:value="153.969752306" calcext:value-type="float">
            <text:p>153,969752306</text:p>
          </table:table-cell>
          <table:table-cell office:value-type="float" office:value="128.1610469895" calcext:value-type="float">
            <text:p>128,1610469895</text:p>
          </table:table-cell>
          <table:table-cell table:number-columns-repeated="16378"/>
        </table:table-row>
        <table:table-row table:style-name="ro2">
          <table:table-cell office:value-type="date" office:date-value="2019-10-01" calcext:value-type="date">
            <text:p>01/10/19</text:p>
          </table:table-cell>
          <table:table-cell office:value-type="float" office:value="137.2749579661" calcext:value-type="float">
            <text:p>137,2749579661</text:p>
          </table:table-cell>
          <table:table-cell office:value-type="float" office:value="114.2313710121" calcext:value-type="float">
            <text:p>114,2313710121</text:p>
          </table:table-cell>
          <table:table-cell office:value-type="float" office:value="186.2564130005" calcext:value-type="float">
            <text:p>186,2564130005</text:p>
          </table:table-cell>
          <table:table-cell office:value-type="float" office:value="175.3446496826" calcext:value-type="float">
            <text:p>175,3446496826</text:p>
          </table:table-cell>
          <table:table-cell office:value-type="float" office:value="138.4793060139" calcext:value-type="float">
            <text:p>138,4793060139</text:p>
          </table:table-cell>
          <table:table-cell table:number-columns-repeated="16378"/>
        </table:table-row>
        <table:table-row table:style-name="ro2">
          <table:table-cell office:value-type="date" office:date-value="2019-11-01" calcext:value-type="date">
            <text:p>01/11/19</text:p>
          </table:table-cell>
          <table:table-cell office:value-type="float" office:value="126.7333523947" calcext:value-type="float">
            <text:p>126,7333523947</text:p>
          </table:table-cell>
          <table:table-cell office:value-type="float" office:value="102.3549992895" calcext:value-type="float">
            <text:p>102,3549992895</text:p>
          </table:table-cell>
          <table:table-cell office:value-type="float" office:value="159.2738345523" calcext:value-type="float">
            <text:p>159,2738345523</text:p>
          </table:table-cell>
          <table:table-cell office:value-type="float" office:value="148.3382347921" calcext:value-type="float">
            <text:p>148,3382347921</text:p>
          </table:table-cell>
          <table:table-cell office:value-type="float" office:value="121.707716615" calcext:value-type="float">
            <text:p>121,707716615</text:p>
          </table:table-cell>
          <table:table-cell table:number-columns-repeated="16378"/>
        </table:table-row>
        <table:table-row table:style-name="ro2">
          <table:table-cell office:value-type="date" office:date-value="2019-12-01" calcext:value-type="date">
            <text:p>01/12/19</text:p>
          </table:table-cell>
          <table:table-cell office:value-type="float" office:value="100.0523064076" calcext:value-type="float">
            <text:p>100,0523064076</text:p>
          </table:table-cell>
          <table:table-cell office:value-type="float" office:value="76.9889243532" calcext:value-type="float">
            <text:p>76,9889243532</text:p>
          </table:table-cell>
          <table:table-cell office:value-type="float" office:value="118.2752798675" calcext:value-type="float">
            <text:p>118,2752798675</text:p>
          </table:table-cell>
          <table:table-cell office:value-type="float" office:value="117.4018326001" calcext:value-type="float">
            <text:p>117,4018326001</text:p>
          </table:table-cell>
          <table:table-cell office:value-type="float" office:value="95.7989908761" calcext:value-type="float">
            <text:p>95,7989908761</text:p>
          </table:table-cell>
          <table:table-cell table:number-columns-repeated="16378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128.2304340733" calcext:value-type="float">
            <text:p>128,2304340733</text:p>
          </table:table-cell>
          <table:table-cell office:value-type="float" office:value="99.2589066421" calcext:value-type="float">
            <text:p>99,2589066421</text:p>
          </table:table-cell>
          <table:table-cell office:value-type="float" office:value="178.1677288506" calcext:value-type="float">
            <text:p>178,1677288506</text:p>
          </table:table-cell>
          <table:table-cell office:value-type="float" office:value="154.22475974" calcext:value-type="float">
            <text:p>154,22475974</text:p>
          </table:table-cell>
          <table:table-cell office:value-type="float" office:value="125.2139149381" calcext:value-type="float">
            <text:p>125,2139149381</text:p>
          </table:table-cell>
          <table:table-cell table:number-columns-repeated="16378"/>
        </table:table-row>
        <table:table-row table:style-name="ro2">
          <table:table-cell office:value-type="date" office:date-value="2020-02-01" calcext:value-type="date">
            <text:p>01/02/20</text:p>
          </table:table-cell>
          <table:table-cell office:value-type="float" office:value="130.5388643365" calcext:value-type="float">
            <text:p>130,5388643365</text:p>
          </table:table-cell>
          <table:table-cell office:value-type="float" office:value="98.663650508" calcext:value-type="float">
            <text:p>98,663650508</text:p>
          </table:table-cell>
          <table:table-cell office:value-type="float" office:value="151.5321043782" calcext:value-type="float">
            <text:p>151,5321043782</text:p>
          </table:table-cell>
          <table:table-cell office:value-type="float" office:value="149.1291466444" calcext:value-type="float">
            <text:p>149,1291466444</text:p>
          </table:table-cell>
          <table:table-cell office:value-type="float" office:value="124.7370194651" calcext:value-type="float">
            <text:p>124,7370194651</text:p>
          </table:table-cell>
          <table:table-cell table:number-columns-repeated="16378"/>
        </table:table-row>
        <table:table-row table:style-name="ro2">
          <table:table-cell office:value-type="date" office:date-value="2020-03-01" calcext:value-type="date">
            <text:p>01/03/20</text:p>
          </table:table-cell>
          <table:table-cell office:value-type="float" office:value="95.5526106104" calcext:value-type="float">
            <text:p>95,5526106104</text:p>
          </table:table-cell>
          <table:table-cell office:value-type="float" office:value="67.2162398359" calcext:value-type="float">
            <text:p>67,2162398359</text:p>
          </table:table-cell>
          <table:table-cell office:value-type="float" office:value="136.2411092986" calcext:value-type="float">
            <text:p>136,2411092986</text:p>
          </table:table-cell>
          <table:table-cell office:value-type="float" office:value="86.391625284" calcext:value-type="float">
            <text:p>86,391625284</text:p>
          </table:table-cell>
          <table:table-cell office:value-type="float" office:value="104.6398727246" calcext:value-type="float">
            <text:p>104,6398727246</text:p>
          </table:table-cell>
          <table:table-cell table:number-columns-repeated="16378"/>
        </table:table-row>
        <table:table-row table:style-name="ro2">
          <table:table-cell office:value-type="date" office:date-value="2020-04-01" calcext:value-type="date">
            <text:p>01/04/20</text:p>
          </table:table-cell>
          <table:table-cell office:value-type="float" office:value="29.0950037432" calcext:value-type="float">
            <text:p>29,0950037432</text:p>
          </table:table-cell>
          <table:table-cell office:value-type="float" office:value="10.7418674459" calcext:value-type="float">
            <text:p>10,7418674459</text:p>
          </table:table-cell>
          <table:table-cell office:value-type="float" office:value="80.518209145" calcext:value-type="float">
            <text:p>80,518209145</text:p>
          </table:table-cell>
          <table:table-cell office:value-type="float" office:value="22.7440632978" calcext:value-type="float">
            <text:p>22,7440632978</text:p>
          </table:table-cell>
          <table:table-cell office:value-type="float" office:value="75.8155838416" calcext:value-type="float">
            <text:p>75,8155838416</text:p>
          </table:table-cell>
          <table:table-cell table:number-columns-repeated="16378"/>
        </table:table-row>
        <table:table-row table:style-name="ro2">
          <table:table-cell office:value-type="date" office:date-value="2020-05-01" calcext:value-type="date">
            <text:p>01/05/20</text:p>
          </table:table-cell>
          <table:table-cell office:value-type="float" office:value="51.1291178579" calcext:value-type="float">
            <text:p>51,1291178579</text:p>
          </table:table-cell>
          <table:table-cell office:value-type="float" office:value="34.729295115" calcext:value-type="float">
            <text:p>34,729295115</text:p>
          </table:table-cell>
          <table:table-cell office:value-type="float" office:value="122.9010272117" calcext:value-type="float">
            <text:p>122,9010272117</text:p>
          </table:table-cell>
          <table:table-cell office:value-type="float" office:value="96.2006519599" calcext:value-type="float">
            <text:p>96,2006519599</text:p>
          </table:table-cell>
          <table:table-cell office:value-type="float" office:value="55.5527461404" calcext:value-type="float">
            <text:p>55,5527461404</text:p>
          </table:table-cell>
          <table:table-cell table:number-columns-repeated="16378"/>
        </table:table-row>
        <table:table-row table:style-name="ro2">
          <table:table-cell office:value-type="date" office:date-value="2020-06-01" calcext:value-type="date">
            <text:p>01/06/20</text:p>
          </table:table-cell>
          <table:table-cell office:value-type="float" office:value="100.905870665" calcext:value-type="float">
            <text:p>100,905870665</text:p>
          </table:table-cell>
          <table:table-cell office:value-type="float" office:value="71.1710270997" calcext:value-type="float">
            <text:p>71,1710270997</text:p>
          </table:table-cell>
          <table:table-cell office:value-type="float" office:value="162.5236995465" calcext:value-type="float">
            <text:p>162,5236995465</text:p>
          </table:table-cell>
          <table:table-cell office:value-type="float" office:value="123.8545468877" calcext:value-type="float">
            <text:p>123,8545468877</text:p>
          </table:table-cell>
          <table:table-cell office:value-type="float" office:value="124.1631246487" calcext:value-type="float">
            <text:p>124,1631246487</text:p>
          </table:table-cell>
          <table:table-cell table:number-columns-repeated="16378"/>
        </table:table-row>
        <table:table-row table:style-name="ro2">
          <table:table-cell office:value-type="date" office:date-value="2020-07-01" calcext:value-type="date">
            <text:p>01/07/20</text:p>
          </table:table-cell>
          <table:table-cell office:value-type="float" office:value="106.8902804814" calcext:value-type="float">
            <text:p>106,8902804814</text:p>
          </table:table-cell>
          <table:table-cell office:value-type="float" office:value="76.2070367531" calcext:value-type="float">
            <text:p>76,2070367531</text:p>
          </table:table-cell>
          <table:table-cell office:value-type="float" office:value="154.0005515111" calcext:value-type="float">
            <text:p>154,0005515111</text:p>
          </table:table-cell>
          <table:table-cell office:value-type="float" office:value="112.5625850773" calcext:value-type="float">
            <text:p>112,5625850773</text:p>
          </table:table-cell>
          <table:table-cell office:value-type="float" office:value="113.9731295289" calcext:value-type="float">
            <text:p>113,9731295289</text:p>
          </table:table-cell>
          <table:table-cell table:number-columns-repeated="16378"/>
        </table:table-row>
        <table:table-row table:style-name="ro2">
          <table:table-cell office:value-type="date" office:date-value="2020-08-01" calcext:value-type="date">
            <text:p>01/08/20</text:p>
          </table:table-cell>
          <table:table-cell office:value-type="float" office:value="85.7237567915" calcext:value-type="float">
            <text:p>85,7237567915</text:p>
          </table:table-cell>
          <table:table-cell office:value-type="float" office:value="50.8657644344" calcext:value-type="float">
            <text:p>50,8657644344</text:p>
          </table:table-cell>
          <table:table-cell office:value-type="float" office:value="96.0136222432" calcext:value-type="float">
            <text:p>96,0136222432</text:p>
          </table:table-cell>
          <table:table-cell office:value-type="float" office:value="27.7513637528" calcext:value-type="float">
            <text:p>27,7513637528</text:p>
          </table:table-cell>
          <table:table-cell office:value-type="float" office:value="67.8425888235" calcext:value-type="float">
            <text:p>67,8425888235</text:p>
          </table:table-cell>
          <table:table-cell table:number-columns-repeated="16378"/>
        </table:table-row>
        <table:table-row table:style-name="ro2">
          <table:table-cell office:value-type="date" office:date-value="2020-09-01" calcext:value-type="date">
            <text:p>01/09/20</text:p>
          </table:table-cell>
          <table:table-cell office:value-type="float" office:value="119.4837423903" calcext:value-type="float">
            <text:p>119,4837423903</text:p>
          </table:table-cell>
          <table:table-cell office:value-type="float" office:value="100.8411750621" calcext:value-type="float">
            <text:p>100,8411750621</text:p>
          </table:table-cell>
          <table:table-cell office:value-type="float" office:value="173.6630747119" calcext:value-type="float">
            <text:p>173,6630747119</text:p>
          </table:table-cell>
          <table:table-cell office:value-type="float" office:value="89.1573145402" calcext:value-type="float">
            <text:p>89,1573145402</text:p>
          </table:table-cell>
          <table:table-cell office:value-type="float" office:value="139.2019803631" calcext:value-type="float">
            <text:p>139,2019803631</text:p>
          </table:table-cell>
          <table:table-cell table:number-columns-repeated="16378"/>
        </table:table-row>
        <table:table-row table:style-name="ro2">
          <table:table-cell office:value-type="date" office:date-value="2020-10-01" calcext:value-type="date">
            <text:p>01/10/20</text:p>
          </table:table-cell>
          <table:table-cell office:value-type="float" office:value="146.4963375066" calcext:value-type="float">
            <text:p>146,4963375066</text:p>
          </table:table-cell>
          <table:table-cell office:value-type="float" office:value="106.356023863" calcext:value-type="float">
            <text:p>106,356023863</text:p>
          </table:table-cell>
          <table:table-cell office:value-type="float" office:value="195.3760511721" calcext:value-type="float">
            <text:p>195,3760511721</text:p>
          </table:table-cell>
          <table:table-cell office:value-type="float" office:value="107.4736244073" calcext:value-type="float">
            <text:p>107,4736244073</text:p>
          </table:table-cell>
          <table:table-cell office:value-type="float" office:value="145.7645233503" calcext:value-type="float">
            <text:p>145,7645233503</text:p>
          </table:table-cell>
          <table:table-cell table:number-columns-repeated="16378"/>
        </table:table-row>
        <table:table-row table:style-name="ro2">
          <table:table-cell office:value-type="date" office:date-value="2020-11-01" calcext:value-type="date">
            <text:p>01/11/20</text:p>
          </table:table-cell>
          <table:table-cell office:value-type="float" office:value="140.634555862" calcext:value-type="float">
            <text:p>140,634555862</text:p>
          </table:table-cell>
          <table:table-cell office:value-type="float" office:value="94.9584426259" calcext:value-type="float">
            <text:p>94,9584426259</text:p>
          </table:table-cell>
          <table:table-cell office:value-type="float" office:value="171.7204219239" calcext:value-type="float">
            <text:p>171,7204219239</text:p>
          </table:table-cell>
          <table:table-cell office:value-type="float" office:value="106.9417873098" calcext:value-type="float">
            <text:p>106,9417873098</text:p>
          </table:table-cell>
          <table:table-cell office:value-type="float" office:value="130.4262446942" calcext:value-type="float">
            <text:p>130,4262446942</text:p>
          </table:table-cell>
          <table:table-cell table:number-columns-repeated="16378"/>
        </table:table-row>
        <table:table-row table:style-name="ro2">
          <table:table-cell office:value-type="date" office:date-value="2020-12-01" calcext:value-type="date">
            <text:p>01/12/20</text:p>
          </table:table-cell>
          <table:table-cell office:value-type="float" office:value="100.0449719816" calcext:value-type="float">
            <text:p>100,0449719816</text:p>
          </table:table-cell>
          <table:table-cell office:value-type="float" office:value="78.486406128" calcext:value-type="float">
            <text:p>78,486406128</text:p>
          </table:table-cell>
          <table:table-cell office:value-type="float" office:value="149.7272261043" calcext:value-type="float">
            <text:p>149,7272261043</text:p>
          </table:table-cell>
          <table:table-cell office:value-type="float" office:value="84.0333589382" calcext:value-type="float">
            <text:p>84,0333589382</text:p>
          </table:table-cell>
          <table:table-cell office:value-type="float" office:value="117.4467938599" calcext:value-type="float">
            <text:p>117,4467938599</text:p>
          </table:table-cell>
          <table:table-cell table:number-columns-repeated="16378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float" office:value="122.0791759386" calcext:value-type="float">
            <text:p>122,0791759386</text:p>
          </table:table-cell>
          <table:table-cell office:value-type="float" office:value="86.8005394328" calcext:value-type="float">
            <text:p>86,8005394328</text:p>
          </table:table-cell>
          <table:table-cell office:value-type="float" office:value="188.6341804006" calcext:value-type="float">
            <text:p>188,6341804006</text:p>
          </table:table-cell>
          <table:table-cell office:value-type="float" office:value="121.0576019095" calcext:value-type="float">
            <text:p>121,0576019095</text:p>
          </table:table-cell>
          <table:table-cell office:value-type="float" office:value="125.8114052694" calcext:value-type="float">
            <text:p>125,8114052694</text:p>
          </table:table-cell>
          <table:table-cell table:number-columns-repeated="16378"/>
        </table:table-row>
        <table:table-row table:style-name="ro2">
          <table:table-cell office:value-type="date" office:date-value="2021-02-01" calcext:value-type="date">
            <text:p>01/02/21</text:p>
          </table:table-cell>
          <table:table-cell office:value-type="float" office:value="116.7330663141" calcext:value-type="float">
            <text:p>116,7330663141</text:p>
          </table:table-cell>
          <table:table-cell office:value-type="float" office:value="84.7007059947" calcext:value-type="float">
            <text:p>84,7007059947</text:p>
          </table:table-cell>
          <table:table-cell office:value-type="float" office:value="160.2359984898" calcext:value-type="float">
            <text:p>160,2359984898</text:p>
          </table:table-cell>
          <table:table-cell office:value-type="float" office:value="111.3621919414" calcext:value-type="float">
            <text:p>111,3621919414</text:p>
          </table:table-cell>
          <table:table-cell office:value-type="float" office:value="129.3302901001" calcext:value-type="float">
            <text:p>129,3302901001</text:p>
          </table:table-cell>
          <table:table-cell table:number-columns-repeated="16378"/>
        </table:table-row>
        <table:table-row table:style-name="ro2">
          <table:table-cell office:value-type="date" office:date-value="2021-03-01" calcext:value-type="date">
            <text:p>01/03/21</text:p>
          </table:table-cell>
          <table:table-cell office:value-type="float" office:value="130.1203451095" calcext:value-type="float">
            <text:p>130,1203451095</text:p>
          </table:table-cell>
          <table:table-cell office:value-type="float" office:value="92.5258698791" calcext:value-type="float">
            <text:p>92,5258698791</text:p>
          </table:table-cell>
          <table:table-cell office:value-type="float" office:value="185.1430722471" calcext:value-type="float">
            <text:p>185,1430722471</text:p>
          </table:table-cell>
          <table:table-cell office:value-type="float" office:value="118.7242816818" calcext:value-type="float">
            <text:p>118,7242816818</text:p>
          </table:table-cell>
          <table:table-cell office:value-type="float" office:value="149.0718899538" calcext:value-type="float">
            <text:p>149,0718899538</text:p>
          </table:table-cell>
          <table:table-cell table:number-columns-repeated="16378"/>
        </table:table-row>
        <table:table-row table:style-name="ro2">
          <table:table-cell office:value-type="date" office:date-value="2021-04-01" calcext:value-type="date">
            <text:p>01/04/21</text:p>
          </table:table-cell>
          <table:table-cell office:value-type="float" office:value="118.7590572546" calcext:value-type="float">
            <text:p>118,7590572546</text:p>
          </table:table-cell>
          <table:table-cell office:value-type="float" office:value="78.7403371567" calcext:value-type="float">
            <text:p>78,7403371567</text:p>
          </table:table-cell>
          <table:table-cell office:value-type="float" office:value="195.2884493399" calcext:value-type="float">
            <text:p>195,2884493399</text:p>
          </table:table-cell>
          <table:table-cell office:value-type="float" office:value="131.1275522127" calcext:value-type="float">
            <text:p>131,1275522127</text:p>
          </table:table-cell>
          <table:table-cell office:value-type="float" office:value="130.2164325715" calcext:value-type="float">
            <text:p>130,2164325715</text:p>
          </table:table-cell>
          <table:table-cell table:number-columns-repeated="16378"/>
        </table:table-row>
        <table:table-row table:style-name="ro2">
          <table:table-cell office:value-type="date" office:date-value="2021-05-01" calcext:value-type="date">
            <text:p>01/05/21</text:p>
          </table:table-cell>
          <table:table-cell office:value-type="float" office:value="99.1894003164" calcext:value-type="float">
            <text:p>99,1894003164</text:p>
          </table:table-cell>
          <table:table-cell office:value-type="float" office:value="66.3367073924" calcext:value-type="float">
            <text:p>66,3367073924</text:p>
          </table:table-cell>
          <table:table-cell office:value-type="float" office:value="148.9960331393" calcext:value-type="float">
            <text:p>148,9960331393</text:p>
          </table:table-cell>
          <table:table-cell office:value-type="float" office:value="119.2543633533" calcext:value-type="float">
            <text:p>119,2543633533</text:p>
          </table:table-cell>
          <table:table-cell office:value-type="float" office:value="100.9563799881" calcext:value-type="float">
            <text:p>100,9563799881</text:p>
          </table:table-cell>
          <table:table-cell table:number-columns-repeated="16378"/>
        </table:table-row>
        <table:table-row table:style-name="ro2">
          <table:table-cell office:value-type="date" office:date-value="2021-06-01" calcext:value-type="date">
            <text:p>01/06/21</text:p>
          </table:table-cell>
          <table:table-cell office:value-type="float" office:value="101.7362677114" calcext:value-type="float">
            <text:p>101,7362677114</text:p>
          </table:table-cell>
          <table:table-cell office:value-type="float" office:value="75.5628249642" calcext:value-type="float">
            <text:p>75,5628249642</text:p>
          </table:table-cell>
          <table:table-cell office:value-type="float" office:value="166.690579112" calcext:value-type="float">
            <text:p>166,690579112</text:p>
          </table:table-cell>
          <table:table-cell office:value-type="float" office:value="148.9963891623" calcext:value-type="float">
            <text:p>148,9963891623</text:p>
          </table:table-cell>
          <table:table-cell office:value-type="float" office:value="144.3194529035" calcext:value-type="float">
            <text:p>144,3194529035</text:p>
          </table:table-cell>
          <table:table-cell table:number-columns-repeated="16378"/>
        </table:table-row>
        <table:table-row table:style-name="ro2">
          <table:table-cell office:value-type="date" office:date-value="2021-07-01" calcext:value-type="date">
            <text:p>01/07/21</text:p>
          </table:table-cell>
          <table:table-cell office:value-type="float" office:value="92.5338252929" calcext:value-type="float">
            <text:p>92,5338252929</text:p>
          </table:table-cell>
          <table:table-cell office:value-type="float" office:value="65.7822511026" calcext:value-type="float">
            <text:p>65,7822511026</text:p>
          </table:table-cell>
          <table:table-cell office:value-type="float" office:value="144.4265726673" calcext:value-type="float">
            <text:p>144,4265726673</text:p>
          </table:table-cell>
          <table:table-cell office:value-type="float" office:value="131.4058050539" calcext:value-type="float">
            <text:p>131,4058050539</text:p>
          </table:table-cell>
          <table:table-cell office:value-type="float" office:value="113.4552316058" calcext:value-type="float">
            <text:p>113,4552316058</text:p>
          </table:table-cell>
          <table:table-cell table:number-columns-repeated="16378"/>
        </table:table-row>
        <table:table-row table:style-name="ro2">
          <table:table-cell office:value-type="date" office:date-value="2021-08-01" calcext:value-type="date">
            <text:p>01/08/21</text:p>
          </table:table-cell>
          <table:table-cell office:value-type="float" office:value="69.7767547201" calcext:value-type="float">
            <text:p>69,7767547201</text:p>
          </table:table-cell>
          <table:table-cell office:value-type="float" office:value="44.9205724034" calcext:value-type="float">
            <text:p>44,9205724034</text:p>
          </table:table-cell>
          <table:table-cell office:value-type="float" office:value="91.1719027656" calcext:value-type="float">
            <text:p>91,1719027656</text:p>
          </table:table-cell>
          <table:table-cell office:value-type="float" office:value="20.1473073367" calcext:value-type="float">
            <text:p>20,1473073367</text:p>
          </table:table-cell>
          <table:table-cell office:value-type="float" office:value="60.6669470293" calcext:value-type="float">
            <text:p>60,6669470293</text:p>
          </table:table-cell>
          <table:table-cell table:number-columns-repeated="16378"/>
        </table:table-row>
        <table:table-row table:style-name="ro2">
          <table:table-cell office:value-type="date" office:date-value="2021-09-01" calcext:value-type="date">
            <text:p>01/09/21</text:p>
          </table:table-cell>
          <table:table-cell office:value-type="float" office:value="93.6394948311" calcext:value-type="float">
            <text:p>93,6394948311</text:p>
          </table:table-cell>
          <table:table-cell office:value-type="float" office:value="70.2865389774" calcext:value-type="float">
            <text:p>70,2865389774</text:p>
          </table:table-cell>
          <table:table-cell office:value-type="float" office:value="173.8654900538" calcext:value-type="float">
            <text:p>173,8654900538</text:p>
          </table:table-cell>
          <table:table-cell office:value-type="float" office:value="133.5895894022" calcext:value-type="float">
            <text:p>133,5895894022</text:p>
          </table:table-cell>
          <table:table-cell office:value-type="float" office:value="137.3397558692" calcext:value-type="float">
            <text:p>137,3397558692</text:p>
          </table:table-cell>
          <table:table-cell table:number-columns-repeated="16378"/>
        </table:table-row>
        <table:table-row table:style-name="ro2" table:number-rows-repeated="10481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orth_America" table:style-name="ta1">
        <table:table-column table:style-name="co1" table:default-cell-style-name="ce1"/>
        <table:table-column table:style-name="co1" table:number-columns-repeated="16383" table:default-cell-style-name="ce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date" office:date-value="1990-01-01" calcext:value-type="date">
            <text:p>01/01/90</text:p>
          </table:table-cell>
          <table:table-cell office:value-type="float" office:value="50.8939199022" calcext:value-type="float">
            <text:p>50,8939199022</text:p>
          </table:table-cell>
          <table:table-cell office:value-type="float" office:value="96.5223384403" calcext:value-type="float">
            <text:p>96,5223384403</text:p>
          </table:table-cell>
          <table:table-cell table:number-columns-repeated="16381"/>
        </table:table-row>
        <table:table-row table:style-name="ro1">
          <table:table-cell office:value-type="date" office:date-value="1990-02-01" calcext:value-type="date">
            <text:p>01/02/90</text:p>
          </table:table-cell>
          <table:table-cell office:value-type="float" office:value="61.2126020572" calcext:value-type="float">
            <text:p>61,2126020572</text:p>
          </table:table-cell>
          <table:table-cell office:value-type="float" office:value="93.3926958339" calcext:value-type="float">
            <text:p>93,3926958339</text:p>
          </table:table-cell>
          <table:table-cell table:number-columns-repeated="16381"/>
        </table:table-row>
        <table:table-row table:style-name="ro1">
          <table:table-cell office:value-type="date" office:date-value="1990-03-01" calcext:value-type="date">
            <text:p>01/03/90</text:p>
          </table:table-cell>
          <table:table-cell office:value-type="float" office:value="81.1957116653" calcext:value-type="float">
            <text:p>81,1957116653</text:p>
          </table:table-cell>
          <table:table-cell office:value-type="float" office:value="103.9576035083" calcext:value-type="float">
            <text:p>103,9576035083</text:p>
          </table:table-cell>
          <table:table-cell table:number-columns-repeated="16381"/>
        </table:table-row>
        <table:table-row table:style-name="ro1">
          <table:table-cell office:value-type="date" office:date-value="1990-04-01" calcext:value-type="date">
            <text:p>01/04/90</text:p>
          </table:table-cell>
          <table:table-cell office:value-type="float" office:value="54.7164300802" calcext:value-type="float">
            <text:p>54,7164300802</text:p>
          </table:table-cell>
          <table:table-cell office:value-type="float" office:value="182.8241570544" calcext:value-type="float">
            <text:p>182,8241570544</text:p>
          </table:table-cell>
          <table:table-cell table:number-columns-repeated="16381"/>
        </table:table-row>
        <table:table-row table:style-name="ro1">
          <table:table-cell office:value-type="date" office:date-value="1990-05-01" calcext:value-type="date">
            <text:p>01/05/90</text:p>
          </table:table-cell>
          <table:table-cell office:value-type="float" office:value="76.4861974552" calcext:value-type="float">
            <text:p>76,4861974552</text:p>
          </table:table-cell>
          <table:table-cell office:value-type="float" office:value="111.1852704678" calcext:value-type="float">
            <text:p>111,1852704678</text:p>
          </table:table-cell>
          <table:table-cell table:number-columns-repeated="16381"/>
        </table:table-row>
        <table:table-row table:style-name="ro1">
          <table:table-cell office:value-type="date" office:date-value="1990-06-01" calcext:value-type="date">
            <text:p>01/06/90</text:p>
          </table:table-cell>
          <table:table-cell office:value-type="float" office:value="124.8090059104" calcext:value-type="float">
            <text:p>124,8090059104</text:p>
          </table:table-cell>
          <table:table-cell office:value-type="float" office:value="125.0420880287" calcext:value-type="float">
            <text:p>125,0420880287</text:p>
          </table:table-cell>
          <table:table-cell table:number-columns-repeated="16381"/>
        </table:table-row>
        <table:table-row table:style-name="ro1">
          <table:table-cell office:value-type="date" office:date-value="1990-07-01" calcext:value-type="date">
            <text:p>01/07/90</text:p>
          </table:table-cell>
          <table:table-cell office:value-type="float" office:value="67.9058983132" calcext:value-type="float">
            <text:p>67,9058983132</text:p>
          </table:table-cell>
          <table:table-cell office:value-type="float" office:value="130.6547091028" calcext:value-type="float">
            <text:p>130,6547091028</text:p>
          </table:table-cell>
          <table:table-cell table:number-columns-repeated="16381"/>
        </table:table-row>
        <table:table-row table:style-name="ro1">
          <table:table-cell office:value-type="date" office:date-value="1990-08-01" calcext:value-type="date">
            <text:p>01/08/90</text:p>
          </table:table-cell>
          <table:table-cell office:value-type="float" office:value="88.3114213583" calcext:value-type="float">
            <text:p>88,3114213583</text:p>
          </table:table-cell>
          <table:table-cell office:value-type="float" office:value="111.0583669493" calcext:value-type="float">
            <text:p>111,0583669493</text:p>
          </table:table-cell>
          <table:table-cell table:number-columns-repeated="16381"/>
        </table:table-row>
        <table:table-row table:style-name="ro1">
          <table:table-cell office:value-type="date" office:date-value="1990-09-01" calcext:value-type="date">
            <text:p>01/09/90</text:p>
          </table:table-cell>
          <table:table-cell office:value-type="float" office:value="116.9414992904" calcext:value-type="float">
            <text:p>116,9414992904</text:p>
          </table:table-cell>
          <table:table-cell office:value-type="float" office:value="110.3336185885" calcext:value-type="float">
            <text:p>110,3336185885</text:p>
          </table:table-cell>
          <table:table-cell table:number-columns-repeated="16381"/>
        </table:table-row>
        <table:table-row table:style-name="ro1">
          <table:table-cell office:value-type="date" office:date-value="1990-10-01" calcext:value-type="date">
            <text:p>01/10/90</text:p>
          </table:table-cell>
          <table:table-cell office:value-type="float" office:value="66.4717013562" calcext:value-type="float">
            <text:p>66,4717013562</text:p>
          </table:table-cell>
          <table:table-cell office:value-type="float" office:value="118.4959180873" calcext:value-type="float">
            <text:p>118,4959180873</text:p>
          </table:table-cell>
          <table:table-cell table:number-columns-repeated="16381"/>
        </table:table-row>
        <table:table-row table:style-name="ro1">
          <table:table-cell office:value-type="date" office:date-value="1990-11-01" calcext:value-type="date">
            <text:p>01/11/90</text:p>
          </table:table-cell>
          <table:table-cell office:value-type="float" office:value="87.1447121333" calcext:value-type="float">
            <text:p>87,1447121333</text:p>
          </table:table-cell>
          <table:table-cell office:value-type="float" office:value="104.4501659693" calcext:value-type="float">
            <text:p>104,4501659693</text:p>
          </table:table-cell>
          <table:table-cell table:number-columns-repeated="16381"/>
        </table:table-row>
        <table:table-row table:style-name="ro1">
          <table:table-cell office:value-type="date" office:date-value="1990-12-01" calcext:value-type="date">
            <text:p>01/12/90</text:p>
          </table:table-cell>
          <table:table-cell office:value-type="float" office:value="93.4159344413" calcext:value-type="float">
            <text:p>93,4159344413</text:p>
          </table:table-cell>
          <table:table-cell office:value-type="float" office:value="98.8687671445" calcext:value-type="float">
            <text:p>98,8687671445</text:p>
          </table:table-cell>
          <table:table-cell table:number-columns-repeated="16381"/>
        </table:table-row>
        <table:table-row table:style-name="ro1">
          <table:table-cell office:value-type="date" office:date-value="1991-01-01" calcext:value-type="date">
            <text:p>01/01/91</text:p>
          </table:table-cell>
          <table:table-cell office:value-type="float" office:value="64.6205542822" calcext:value-type="float">
            <text:p>64,6205542822</text:p>
          </table:table-cell>
          <table:table-cell office:value-type="float" office:value="99.2074678681" calcext:value-type="float">
            <text:p>99,2074678681</text:p>
          </table:table-cell>
          <table:table-cell table:number-columns-repeated="16381"/>
        </table:table-row>
        <table:table-row table:style-name="ro1">
          <table:table-cell office:value-type="date" office:date-value="1991-02-01" calcext:value-type="date">
            <text:p>01/02/91</text:p>
          </table:table-cell>
          <table:table-cell office:value-type="float" office:value="71.5737714572" calcext:value-type="float">
            <text:p>71,5737714572</text:p>
          </table:table-cell>
          <table:table-cell office:value-type="float" office:value="96.5458976942" calcext:value-type="float">
            <text:p>96,5458976942</text:p>
          </table:table-cell>
          <table:table-cell table:number-columns-repeated="16381"/>
        </table:table-row>
        <table:table-row table:style-name="ro1">
          <table:table-cell office:value-type="date" office:date-value="1991-03-01" calcext:value-type="date">
            <text:p>01/03/91</text:p>
          </table:table-cell>
          <table:table-cell office:value-type="float" office:value="110.7858108104" calcext:value-type="float">
            <text:p>110,7858108104</text:p>
          </table:table-cell>
          <table:table-cell office:value-type="float" office:value="109.2737284011" calcext:value-type="float">
            <text:p>109,2737284011</text:p>
          </table:table-cell>
          <table:table-cell table:number-columns-repeated="16381"/>
        </table:table-row>
        <table:table-row table:style-name="ro1">
          <table:table-cell office:value-type="date" office:date-value="1991-04-01" calcext:value-type="date">
            <text:p>01/04/91</text:p>
          </table:table-cell>
          <table:table-cell office:value-type="float" office:value="55.9789726782" calcext:value-type="float">
            <text:p>55,9789726782</text:p>
          </table:table-cell>
          <table:table-cell office:value-type="float" office:value="197.5398035352" calcext:value-type="float">
            <text:p>197,5398035352</text:p>
          </table:table-cell>
          <table:table-cell table:number-columns-repeated="16381"/>
        </table:table-row>
        <table:table-row table:style-name="ro1">
          <table:table-cell office:value-type="date" office:date-value="1991-05-01" calcext:value-type="date">
            <text:p>01/05/91</text:p>
          </table:table-cell>
          <table:table-cell office:value-type="float" office:value="65.9639468532" calcext:value-type="float">
            <text:p>65,9639468532</text:p>
          </table:table-cell>
          <table:table-cell office:value-type="float" office:value="121.0835067662" calcext:value-type="float">
            <text:p>121,0835067662</text:p>
          </table:table-cell>
          <table:table-cell table:number-columns-repeated="16381"/>
        </table:table-row>
        <table:table-row table:style-name="ro1">
          <table:table-cell office:value-type="date" office:date-value="1991-06-01" calcext:value-type="date">
            <text:p>01/06/91</text:p>
          </table:table-cell>
          <table:table-cell office:value-type="float" office:value="150.3269084205" calcext:value-type="float">
            <text:p>150,3269084205</text:p>
          </table:table-cell>
          <table:table-cell office:value-type="float" office:value="138.1831537829" calcext:value-type="float">
            <text:p>138,1831537829</text:p>
          </table:table-cell>
          <table:table-cell table:number-columns-repeated="16381"/>
        </table:table-row>
        <table:table-row table:style-name="ro1">
          <table:table-cell office:value-type="date" office:date-value="1991-07-01" calcext:value-type="date">
            <text:p>01/07/91</text:p>
          </table:table-cell>
          <table:table-cell office:value-type="float" office:value="65.1054034302" calcext:value-type="float">
            <text:p>65,1054034302</text:p>
          </table:table-cell>
          <table:table-cell office:value-type="float" office:value="137.8700949709" calcext:value-type="float">
            <text:p>137,8700949709</text:p>
          </table:table-cell>
          <table:table-cell table:number-columns-repeated="16381"/>
        </table:table-row>
        <table:table-row table:style-name="ro1">
          <table:table-cell office:value-type="date" office:date-value="1991-08-01" calcext:value-type="date">
            <text:p>01/08/91</text:p>
          </table:table-cell>
          <table:table-cell office:value-type="float" office:value="84.4762975143" calcext:value-type="float">
            <text:p>84,4762975143</text:p>
          </table:table-cell>
          <table:table-cell office:value-type="float" office:value="114.1172339261" calcext:value-type="float">
            <text:p>114,1172339261</text:p>
          </table:table-cell>
          <table:table-cell table:number-columns-repeated="16381"/>
        </table:table-row>
        <table:table-row table:style-name="ro1">
          <table:table-cell office:value-type="date" office:date-value="1991-09-01" calcext:value-type="date">
            <text:p>01/09/91</text:p>
          </table:table-cell>
          <table:table-cell office:value-type="float" office:value="134.0530104404" calcext:value-type="float">
            <text:p>134,0530104404</text:p>
          </table:table-cell>
          <table:table-cell office:value-type="float" office:value="116.6037648979" calcext:value-type="float">
            <text:p>116,6037648979</text:p>
          </table:table-cell>
          <table:table-cell table:number-columns-repeated="16381"/>
        </table:table-row>
        <table:table-row table:style-name="ro1">
          <table:table-cell office:value-type="date" office:date-value="1991-10-01" calcext:value-type="date">
            <text:p>01/10/91</text:p>
          </table:table-cell>
          <table:table-cell office:value-type="float" office:value="70.3605718892" calcext:value-type="float">
            <text:p>70,3605718892</text:p>
          </table:table-cell>
          <table:table-cell office:value-type="float" office:value="128.4777128729" calcext:value-type="float">
            <text:p>128,4777128729</text:p>
          </table:table-cell>
          <table:table-cell table:number-columns-repeated="16381"/>
        </table:table-row>
        <table:table-row table:style-name="ro1">
          <table:table-cell office:value-type="date" office:date-value="1991-11-01" calcext:value-type="date">
            <text:p>01/11/91</text:p>
          </table:table-cell>
          <table:table-cell office:value-type="float" office:value="72.6643203502" calcext:value-type="float">
            <text:p>72,6643203502</text:p>
          </table:table-cell>
          <table:table-cell office:value-type="float" office:value="112.5353268275" calcext:value-type="float">
            <text:p>112,5353268275</text:p>
          </table:table-cell>
          <table:table-cell table:number-columns-repeated="16381"/>
        </table:table-row>
        <table:table-row table:style-name="ro1">
          <table:table-cell office:value-type="date" office:date-value="1991-12-01" calcext:value-type="date">
            <text:p>01/12/91</text:p>
          </table:table-cell>
          <table:table-cell office:value-type="float" office:value="131.8721302404" calcext:value-type="float">
            <text:p>131,8721302404</text:p>
          </table:table-cell>
          <table:table-cell office:value-type="float" office:value="108.1111212539" calcext:value-type="float">
            <text:p>108,1111212539</text:p>
          </table:table-cell>
          <table:table-cell table:number-columns-repeated="16381"/>
        </table:table-row>
        <table:table-row table:style-name="ro1">
          <table:table-cell office:value-type="date" office:date-value="1992-01-01" calcext:value-type="date">
            <text:p>01/01/92</text:p>
          </table:table-cell>
          <table:table-cell office:value-type="float" office:value="66.3429913952" calcext:value-type="float">
            <text:p>66,3429913952</text:p>
          </table:table-cell>
          <table:table-cell office:value-type="float" office:value="101.6748413633" calcext:value-type="float">
            <text:p>101,6748413633</text:p>
          </table:table-cell>
          <table:table-cell table:number-columns-repeated="16381"/>
        </table:table-row>
        <table:table-row table:style-name="ro1">
          <table:table-cell office:value-type="date" office:date-value="1992-02-01" calcext:value-type="date">
            <text:p>01/02/92</text:p>
          </table:table-cell>
          <table:table-cell office:value-type="float" office:value="90.2688979133" calcext:value-type="float">
            <text:p>90,2688979133</text:p>
          </table:table-cell>
          <table:table-cell office:value-type="float" office:value="100.073817598" calcext:value-type="float">
            <text:p>100,073817598</text:p>
          </table:table-cell>
          <table:table-cell table:number-columns-repeated="16381"/>
        </table:table-row>
        <table:table-row table:style-name="ro1">
          <table:table-cell office:value-type="date" office:date-value="1992-03-01" calcext:value-type="date">
            <text:p>01/03/92</text:p>
          </table:table-cell>
          <table:table-cell office:value-type="float" office:value="83.6225344193" calcext:value-type="float">
            <text:p>83,6225344193</text:p>
          </table:table-cell>
          <table:table-cell office:value-type="float" office:value="111.0177310118" calcext:value-type="float">
            <text:p>111,0177310118</text:p>
          </table:table-cell>
          <table:table-cell table:number-columns-repeated="16381"/>
        </table:table-row>
        <table:table-row table:style-name="ro1">
          <table:table-cell office:value-type="date" office:date-value="1992-04-01" calcext:value-type="date">
            <text:p>01/04/92</text:p>
          </table:table-cell>
          <table:table-cell office:value-type="float" office:value="72.9967376652" calcext:value-type="float">
            <text:p>72,9967376652</text:p>
          </table:table-cell>
          <table:table-cell office:value-type="float" office:value="187.1448587189" calcext:value-type="float">
            <text:p>187,1448587189</text:p>
          </table:table-cell>
          <table:table-cell table:number-columns-repeated="16381"/>
        </table:table-row>
        <table:table-row table:style-name="ro1">
          <table:table-cell office:value-type="date" office:date-value="1992-05-01" calcext:value-type="date">
            <text:p>01/05/92</text:p>
          </table:table-cell>
          <table:table-cell office:value-type="float" office:value="62.5552918512" calcext:value-type="float">
            <text:p>62,5552918512</text:p>
          </table:table-cell>
          <table:table-cell office:value-type="float" office:value="116.426709429" calcext:value-type="float">
            <text:p>116,426709429</text:p>
          </table:table-cell>
          <table:table-cell table:number-columns-repeated="16381"/>
        </table:table-row>
        <table:table-row table:style-name="ro1">
          <table:table-cell office:value-type="date" office:date-value="1992-06-01" calcext:value-type="date">
            <text:p>01/06/92</text:p>
          </table:table-cell>
          <table:table-cell office:value-type="float" office:value="124.2470812104" calcext:value-type="float">
            <text:p>124,2470812104</text:p>
          </table:table-cell>
          <table:table-cell office:value-type="float" office:value="131.9311567039" calcext:value-type="float">
            <text:p>131,9311567039</text:p>
          </table:table-cell>
          <table:table-cell table:number-columns-repeated="16381"/>
        </table:table-row>
        <table:table-row table:style-name="ro1">
          <table:table-cell office:value-type="date" office:date-value="1992-07-01" calcext:value-type="date">
            <text:p>01/07/92</text:p>
          </table:table-cell>
          <table:table-cell office:value-type="float" office:value="72.0923363052" calcext:value-type="float">
            <text:p>72,0923363052</text:p>
          </table:table-cell>
          <table:table-cell office:value-type="float" office:value="128.5459870856" calcext:value-type="float">
            <text:p>128,5459870856</text:p>
          </table:table-cell>
          <table:table-cell table:number-columns-repeated="16381"/>
        </table:table-row>
        <table:table-row table:style-name="ro1">
          <table:table-cell office:value-type="date" office:date-value="1992-08-01" calcext:value-type="date">
            <text:p>01/08/92</text:p>
          </table:table-cell>
          <table:table-cell office:value-type="float" office:value="94.9645017813" calcext:value-type="float">
            <text:p>94,9645017813</text:p>
          </table:table-cell>
          <table:table-cell office:value-type="float" office:value="106.4650681333" calcext:value-type="float">
            <text:p>106,4650681333</text:p>
          </table:table-cell>
          <table:table-cell table:number-columns-repeated="16381"/>
        </table:table-row>
        <table:table-row table:style-name="ro1">
          <table:table-cell office:value-type="date" office:date-value="1992-09-01" calcext:value-type="date">
            <text:p>01/09/92</text:p>
          </table:table-cell>
          <table:table-cell office:value-type="float" office:value="137.8162443604" calcext:value-type="float">
            <text:p>137,8162443604</text:p>
          </table:table-cell>
          <table:table-cell office:value-type="float" office:value="109.1393246928" calcext:value-type="float">
            <text:p>109,1393246928</text:p>
          </table:table-cell>
          <table:table-cell table:number-columns-repeated="16381"/>
        </table:table-row>
        <table:table-row table:style-name="ro1">
          <table:table-cell office:value-type="date" office:date-value="1992-10-01" calcext:value-type="date">
            <text:p>01/10/92</text:p>
          </table:table-cell>
          <table:table-cell office:value-type="float" office:value="83.4557723103" calcext:value-type="float">
            <text:p>83,4557723103</text:p>
          </table:table-cell>
          <table:table-cell office:value-type="float" office:value="118.7768661547" calcext:value-type="float">
            <text:p>118,7768661547</text:p>
          </table:table-cell>
          <table:table-cell table:number-columns-repeated="16381"/>
        </table:table-row>
        <table:table-row table:style-name="ro1">
          <table:table-cell office:value-type="date" office:date-value="1992-11-01" calcext:value-type="date">
            <text:p>01/11/92</text:p>
          </table:table-cell>
          <table:table-cell office:value-type="float" office:value="82.2364601243" calcext:value-type="float">
            <text:p>82,2364601243</text:p>
          </table:table-cell>
          <table:table-cell office:value-type="float" office:value="103.9882445587" calcext:value-type="float">
            <text:p>103,9882445587</text:p>
          </table:table-cell>
          <table:table-cell table:number-columns-repeated="16381"/>
        </table:table-row>
        <table:table-row table:style-name="ro1">
          <table:table-cell office:value-type="date" office:date-value="1992-12-01" calcext:value-type="date">
            <text:p>01/12/92</text:p>
          </table:table-cell>
          <table:table-cell office:value-type="float" office:value="104.3071881103" calcext:value-type="float">
            <text:p>104,3071881103</text:p>
          </table:table-cell>
          <table:table-cell office:value-type="float" office:value="98.7962079304" calcext:value-type="float">
            <text:p>98,7962079304</text:p>
          </table:table-cell>
          <table:table-cell table:number-columns-repeated="16381"/>
        </table:table-row>
        <table:table-row table:style-name="ro1">
          <table:table-cell office:value-type="date" office:date-value="1993-01-01" calcext:value-type="date">
            <text:p>01/01/93</text:p>
          </table:table-cell>
          <table:table-cell office:value-type="float" office:value="52.8100265822" calcext:value-type="float">
            <text:p>52,8100265822</text:p>
          </table:table-cell>
          <table:table-cell office:value-type="float" office:value="92.8372006762" calcext:value-type="float">
            <text:p>92,8372006762</text:p>
          </table:table-cell>
          <table:table-cell table:number-columns-repeated="16381"/>
        </table:table-row>
        <table:table-row table:style-name="ro1">
          <table:table-cell office:value-type="date" office:date-value="1993-02-01" calcext:value-type="date">
            <text:p>01/02/93</text:p>
          </table:table-cell>
          <table:table-cell office:value-type="float" office:value="68.3074268652" calcext:value-type="float">
            <text:p>68,3074268652</text:p>
          </table:table-cell>
          <table:table-cell office:value-type="float" office:value="90.9212008985" calcext:value-type="float">
            <text:p>90,9212008985</text:p>
          </table:table-cell>
          <table:table-cell table:number-columns-repeated="16381"/>
        </table:table-row>
        <table:table-row table:style-name="ro1">
          <table:table-cell office:value-type="date" office:date-value="1993-03-01" calcext:value-type="date">
            <text:p>01/03/93</text:p>
          </table:table-cell>
          <table:table-cell office:value-type="float" office:value="101.0846638103" calcext:value-type="float">
            <text:p>101,0846638103</text:p>
          </table:table-cell>
          <table:table-cell office:value-type="float" office:value="103.0057713986" calcext:value-type="float">
            <text:p>103,0057713986</text:p>
          </table:table-cell>
          <table:table-cell table:number-columns-repeated="16381"/>
        </table:table-row>
        <table:table-row table:style-name="ro1">
          <table:table-cell office:value-type="date" office:date-value="1993-04-01" calcext:value-type="date">
            <text:p>01/04/93</text:p>
          </table:table-cell>
          <table:table-cell office:value-type="float" office:value="75.2747492292" calcext:value-type="float">
            <text:p>75,2747492292</text:p>
          </table:table-cell>
          <table:table-cell office:value-type="float" office:value="193.67762315" calcext:value-type="float">
            <text:p>193,67762315</text:p>
          </table:table-cell>
          <table:table-cell table:number-columns-repeated="16381"/>
        </table:table-row>
        <table:table-row table:style-name="ro1">
          <table:table-cell office:value-type="date" office:date-value="1993-05-01" calcext:value-type="date">
            <text:p>01/05/93</text:p>
          </table:table-cell>
          <table:table-cell office:value-type="float" office:value="65.6061100792" calcext:value-type="float">
            <text:p>65,6061100792</text:p>
          </table:table-cell>
          <table:table-cell office:value-type="float" office:value="118.2378627001" calcext:value-type="float">
            <text:p>118,2378627001</text:p>
          </table:table-cell>
          <table:table-cell table:number-columns-repeated="16381"/>
        </table:table-row>
        <table:table-row table:style-name="ro1">
          <table:table-cell office:value-type="date" office:date-value="1993-06-01" calcext:value-type="date">
            <text:p>01/06/93</text:p>
          </table:table-cell>
          <table:table-cell office:value-type="float" office:value="137.9633085104" calcext:value-type="float">
            <text:p>137,9633085104</text:p>
          </table:table-cell>
          <table:table-cell office:value-type="float" office:value="135.0840274747" calcext:value-type="float">
            <text:p>135,0840274747</text:p>
          </table:table-cell>
          <table:table-cell table:number-columns-repeated="16381"/>
        </table:table-row>
        <table:table-row table:style-name="ro1">
          <table:table-cell office:value-type="date" office:date-value="1993-07-01" calcext:value-type="date">
            <text:p>01/07/93</text:p>
          </table:table-cell>
          <table:table-cell office:value-type="float" office:value="78.2618874922" calcext:value-type="float">
            <text:p>78,2618874922</text:p>
          </table:table-cell>
          <table:table-cell office:value-type="float" office:value="137.852525965" calcext:value-type="float">
            <text:p>137,852525965</text:p>
          </table:table-cell>
          <table:table-cell table:number-columns-repeated="16381"/>
        </table:table-row>
        <table:table-row table:style-name="ro1">
          <table:table-cell office:value-type="date" office:date-value="1993-08-01" calcext:value-type="date">
            <text:p>01/08/93</text:p>
          </table:table-cell>
          <table:table-cell office:value-type="float" office:value="104.7601804103" calcext:value-type="float">
            <text:p>104,7601804103</text:p>
          </table:table-cell>
          <table:table-cell office:value-type="float" office:value="115.5091340019" calcext:value-type="float">
            <text:p>115,5091340019</text:p>
          </table:table-cell>
          <table:table-cell table:number-columns-repeated="16381"/>
        </table:table-row>
        <table:table-row table:style-name="ro1">
          <table:table-cell office:value-type="date" office:date-value="1993-09-01" calcext:value-type="date">
            <text:p>01/09/93</text:p>
          </table:table-cell>
          <table:table-cell office:value-type="float" office:value="116.1060790004" calcext:value-type="float">
            <text:p>116,1060790004</text:p>
          </table:table-cell>
          <table:table-cell office:value-type="float" office:value="116.3051700029" calcext:value-type="float">
            <text:p>116,3051700029</text:p>
          </table:table-cell>
          <table:table-cell table:number-columns-repeated="16381"/>
        </table:table-row>
        <table:table-row table:style-name="ro1">
          <table:table-cell office:value-type="date" office:date-value="1993-10-01" calcext:value-type="date">
            <text:p>01/10/93</text:p>
          </table:table-cell>
          <table:table-cell office:value-type="float" office:value="78.1383402932" calcext:value-type="float">
            <text:p>78,1383402932</text:p>
          </table:table-cell>
          <table:table-cell office:value-type="float" office:value="125.4386103374" calcext:value-type="float">
            <text:p>125,4386103374</text:p>
          </table:table-cell>
          <table:table-cell table:number-columns-repeated="16381"/>
        </table:table-row>
        <table:table-row table:style-name="ro1">
          <table:table-cell office:value-type="date" office:date-value="1993-11-01" calcext:value-type="date">
            <text:p>01/11/93</text:p>
          </table:table-cell>
          <table:table-cell office:value-type="float" office:value="80.2799592053" calcext:value-type="float">
            <text:p>80,2799592053</text:p>
          </table:table-cell>
          <table:table-cell office:value-type="float" office:value="110.334618119" calcext:value-type="float">
            <text:p>110,334618119</text:p>
          </table:table-cell>
          <table:table-cell table:number-columns-repeated="16381"/>
        </table:table-row>
        <table:table-row table:style-name="ro1">
          <table:table-cell office:value-type="date" office:date-value="1993-12-01" calcext:value-type="date">
            <text:p>01/12/93</text:p>
          </table:table-cell>
          <table:table-cell office:value-type="float" office:value="134.7557478004" calcext:value-type="float">
            <text:p>134,7557478004</text:p>
          </table:table-cell>
          <table:table-cell office:value-type="float" office:value="106.8842867004" calcext:value-type="float">
            <text:p>106,8842867004</text:p>
          </table:table-cell>
          <table:table-cell table:number-columns-repeated="16381"/>
        </table:table-row>
        <table:table-row table:style-name="ro1">
          <table:table-cell office:value-type="date" office:date-value="1994-01-01" calcext:value-type="date">
            <text:p>01/01/94</text:p>
          </table:table-cell>
          <table:table-cell office:value-type="float" office:value="80.0369033873" calcext:value-type="float">
            <text:p>80,0369033873</text:p>
          </table:table-cell>
          <table:table-cell office:value-type="float" office:value="102.028047606" calcext:value-type="float">
            <text:p>102,028047606</text:p>
          </table:table-cell>
          <table:table-cell table:number-columns-repeated="16381"/>
        </table:table-row>
        <table:table-row table:style-name="ro1">
          <table:table-cell office:value-type="date" office:date-value="1994-02-01" calcext:value-type="date">
            <text:p>01/02/94</text:p>
          </table:table-cell>
          <table:table-cell office:value-type="float" office:value="55.5718074072" calcext:value-type="float">
            <text:p>55,5718074072</text:p>
          </table:table-cell>
          <table:table-cell office:value-type="float" office:value="99.5699998551" calcext:value-type="float">
            <text:p>99,5699998551</text:p>
          </table:table-cell>
          <table:table-cell table:number-columns-repeated="16381"/>
        </table:table-row>
        <table:table-row table:style-name="ro1">
          <table:table-cell office:value-type="date" office:date-value="1994-03-01" calcext:value-type="date">
            <text:p>01/03/94</text:p>
          </table:table-cell>
          <table:table-cell office:value-type="float" office:value="109.7877942503" calcext:value-type="float">
            <text:p>109,7877942503</text:p>
          </table:table-cell>
          <table:table-cell office:value-type="float" office:value="113.3692377724" calcext:value-type="float">
            <text:p>113,3692377724</text:p>
          </table:table-cell>
          <table:table-cell table:number-columns-repeated="16381"/>
        </table:table-row>
        <table:table-row table:style-name="ro1">
          <table:table-cell office:value-type="date" office:date-value="1994-04-01" calcext:value-type="date">
            <text:p>01/04/94</text:p>
          </table:table-cell>
          <table:table-cell office:value-type="float" office:value="45.2203209501" calcext:value-type="float">
            <text:p>45,2203209501</text:p>
          </table:table-cell>
          <table:table-cell office:value-type="float" office:value="200.0878900101" calcext:value-type="float">
            <text:p>200,0878900101</text:p>
          </table:table-cell>
          <table:table-cell table:number-columns-repeated="16381"/>
        </table:table-row>
        <table:table-row table:style-name="ro1">
          <table:table-cell office:value-type="date" office:date-value="1994-05-01" calcext:value-type="date">
            <text:p>01/05/94</text:p>
          </table:table-cell>
          <table:table-cell office:value-type="float" office:value="80.7848838763" calcext:value-type="float">
            <text:p>80,7848838763</text:p>
          </table:table-cell>
          <table:table-cell office:value-type="float" office:value="124.2189068701" calcext:value-type="float">
            <text:p>124,2189068701</text:p>
          </table:table-cell>
          <table:table-cell table:number-columns-repeated="16381"/>
        </table:table-row>
        <table:table-row table:style-name="ro1">
          <table:table-cell office:value-type="date" office:date-value="1994-06-01" calcext:value-type="date">
            <text:p>01/06/94</text:p>
          </table:table-cell>
          <table:table-cell office:value-type="float" office:value="167.6205564105" calcext:value-type="float">
            <text:p>167,6205564105</text:p>
          </table:table-cell>
          <table:table-cell office:value-type="float" office:value="142.3823556068" calcext:value-type="float">
            <text:p>142,3823556068</text:p>
          </table:table-cell>
          <table:table-cell table:number-columns-repeated="16381"/>
        </table:table-row>
        <table:table-row table:style-name="ro1">
          <table:table-cell office:value-type="date" office:date-value="1994-07-01" calcext:value-type="date">
            <text:p>01/07/94</text:p>
          </table:table-cell>
          <table:table-cell office:value-type="float" office:value="72.4010124812" calcext:value-type="float">
            <text:p>72,4010124812</text:p>
          </table:table-cell>
          <table:table-cell office:value-type="float" office:value="137.0853161548" calcext:value-type="float">
            <text:p>137,0853161548</text:p>
          </table:table-cell>
          <table:table-cell table:number-columns-repeated="16381"/>
        </table:table-row>
        <table:table-row table:style-name="ro1">
          <table:table-cell office:value-type="date" office:date-value="1994-08-01" calcext:value-type="date">
            <text:p>01/08/94</text:p>
          </table:table-cell>
          <table:table-cell office:value-type="float" office:value="95.9685291503" calcext:value-type="float">
            <text:p>95,9685291503</text:p>
          </table:table-cell>
          <table:table-cell office:value-type="float" office:value="114.9663962997" calcext:value-type="float">
            <text:p>114,9663962997</text:p>
          </table:table-cell>
          <table:table-cell table:number-columns-repeated="16381"/>
        </table:table-row>
        <table:table-row table:style-name="ro1">
          <table:table-cell office:value-type="date" office:date-value="1994-09-01" calcext:value-type="date">
            <text:p>01/09/94</text:p>
          </table:table-cell>
          <table:table-cell office:value-type="float" office:value="122.7210894404" calcext:value-type="float">
            <text:p>122,7210894404</text:p>
          </table:table-cell>
          <table:table-cell office:value-type="float" office:value="118.3465354677" calcext:value-type="float">
            <text:p>118,3465354677</text:p>
          </table:table-cell>
          <table:table-cell table:number-columns-repeated="16381"/>
        </table:table-row>
        <table:table-row table:style-name="ro1">
          <table:table-cell office:value-type="date" office:date-value="1994-10-01" calcext:value-type="date">
            <text:p>01/10/94</text:p>
          </table:table-cell>
          <table:table-cell office:value-type="float" office:value="100.3234163703" calcext:value-type="float">
            <text:p>100,3234163703</text:p>
          </table:table-cell>
          <table:table-cell office:value-type="float" office:value="124.8390980194" calcext:value-type="float">
            <text:p>124,8390980194</text:p>
          </table:table-cell>
          <table:table-cell table:number-columns-repeated="16381"/>
        </table:table-row>
        <table:table-row table:style-name="ro1">
          <table:table-cell office:value-type="date" office:date-value="1994-11-01" calcext:value-type="date">
            <text:p>01/11/94</text:p>
          </table:table-cell>
          <table:table-cell office:value-type="float" office:value="90.2971987023" calcext:value-type="float">
            <text:p>90,2971987023</text:p>
          </table:table-cell>
          <table:table-cell office:value-type="float" office:value="110.0798267048" calcext:value-type="float">
            <text:p>110,0798267048</text:p>
          </table:table-cell>
          <table:table-cell table:number-columns-repeated="16381"/>
        </table:table-row>
        <table:table-row table:style-name="ro1">
          <table:table-cell office:value-type="date" office:date-value="1994-12-01" calcext:value-type="date">
            <text:p>01/12/94</text:p>
          </table:table-cell>
          <table:table-cell office:value-type="float" office:value="159.2576483905" calcext:value-type="float">
            <text:p>159,2576483905</text:p>
          </table:table-cell>
          <table:table-cell office:value-type="float" office:value="108.1860720428" calcext:value-type="float">
            <text:p>108,1860720428</text:p>
          </table:table-cell>
          <table:table-cell table:number-columns-repeated="16381"/>
        </table:table-row>
        <table:table-row table:style-name="ro1">
          <table:table-cell office:value-type="date" office:date-value="1995-01-01" calcext:value-type="date">
            <text:p>01/01/95</text:p>
          </table:table-cell>
          <table:table-cell office:value-type="float" office:value="73.0573534712" calcext:value-type="float">
            <text:p>73,0573534712</text:p>
          </table:table-cell>
          <table:table-cell office:value-type="float" office:value="111.6304180622" calcext:value-type="float">
            <text:p>111,6304180622</text:p>
          </table:table-cell>
          <table:table-cell table:number-columns-repeated="16381"/>
        </table:table-row>
        <table:table-row table:style-name="ro1">
          <table:table-cell office:value-type="date" office:date-value="1995-02-01" calcext:value-type="date">
            <text:p>01/02/95</text:p>
          </table:table-cell>
          <table:table-cell office:value-type="float" office:value="65.4555894772" calcext:value-type="float">
            <text:p>65,4555894772</text:p>
          </table:table-cell>
          <table:table-cell office:value-type="float" office:value="101.8191678074" calcext:value-type="float">
            <text:p>101,8191678074</text:p>
          </table:table-cell>
          <table:table-cell table:number-columns-repeated="16381"/>
        </table:table-row>
        <table:table-row table:style-name="ro1">
          <table:table-cell office:value-type="date" office:date-value="1995-03-01" calcext:value-type="date">
            <text:p>01/03/95</text:p>
          </table:table-cell>
          <table:table-cell office:value-type="float" office:value="84.7842102343" calcext:value-type="float">
            <text:p>84,7842102343</text:p>
          </table:table-cell>
          <table:table-cell office:value-type="float" office:value="119.7216399445" calcext:value-type="float">
            <text:p>119,7216399445</text:p>
          </table:table-cell>
          <table:table-cell table:number-columns-repeated="16381"/>
        </table:table-row>
        <table:table-row table:style-name="ro1">
          <table:table-cell office:value-type="date" office:date-value="1995-04-01" calcext:value-type="date">
            <text:p>01/04/95</text:p>
          </table:table-cell>
          <table:table-cell office:value-type="float" office:value="52.6085208172" calcext:value-type="float">
            <text:p>52,6085208172</text:p>
          </table:table-cell>
          <table:table-cell office:value-type="float" office:value="176.4377867105" calcext:value-type="float">
            <text:p>176,4377867105</text:p>
          </table:table-cell>
          <table:table-cell table:number-columns-repeated="16381"/>
        </table:table-row>
        <table:table-row table:style-name="ro1">
          <table:table-cell office:value-type="date" office:date-value="1995-05-01" calcext:value-type="date">
            <text:p>01/05/95</text:p>
          </table:table-cell>
          <table:table-cell office:value-type="float" office:value="80.1102964323" calcext:value-type="float">
            <text:p>80,1102964323</text:p>
          </table:table-cell>
          <table:table-cell office:value-type="float" office:value="134.3766146057" calcext:value-type="float">
            <text:p>134,3766146057</text:p>
          </table:table-cell>
          <table:table-cell table:number-columns-repeated="16381"/>
        </table:table-row>
        <table:table-row table:style-name="ro1">
          <table:table-cell office:value-type="date" office:date-value="1995-06-01" calcext:value-type="date">
            <text:p>01/06/95</text:p>
          </table:table-cell>
          <table:table-cell office:value-type="float" office:value="134.9899377404" calcext:value-type="float">
            <text:p>134,9899377404</text:p>
          </table:table-cell>
          <table:table-cell office:value-type="float" office:value="138.2679876573" calcext:value-type="float">
            <text:p>138,2679876573</text:p>
          </table:table-cell>
          <table:table-cell table:number-columns-repeated="16381"/>
        </table:table-row>
        <table:table-row table:style-name="ro1">
          <table:table-cell office:value-type="date" office:date-value="1995-07-01" calcext:value-type="date">
            <text:p>01/07/95</text:p>
          </table:table-cell>
          <table:table-cell office:value-type="float" office:value="79.7112023563" calcext:value-type="float">
            <text:p>79,7112023563</text:p>
          </table:table-cell>
          <table:table-cell office:value-type="float" office:value="127.829064313" calcext:value-type="float">
            <text:p>127,829064313</text:p>
          </table:table-cell>
          <table:table-cell table:number-columns-repeated="16381"/>
        </table:table-row>
        <table:table-row table:style-name="ro1">
          <table:table-cell office:value-type="date" office:date-value="1995-08-01" calcext:value-type="date">
            <text:p>01/08/95</text:p>
          </table:table-cell>
          <table:table-cell office:value-type="float" office:value="105.8286663003" calcext:value-type="float">
            <text:p>105,8286663003</text:p>
          </table:table-cell>
          <table:table-cell office:value-type="float" office:value="143.9099825831" calcext:value-type="float">
            <text:p>143,9099825831</text:p>
          </table:table-cell>
          <table:table-cell table:number-columns-repeated="16381"/>
        </table:table-row>
        <table:table-row table:style-name="ro1">
          <table:table-cell office:value-type="date" office:date-value="1995-09-01" calcext:value-type="date">
            <text:p>01/09/95</text:p>
          </table:table-cell>
          <table:table-cell office:value-type="float" office:value="110.3788974804" calcext:value-type="float">
            <text:p>110,3788974804</text:p>
          </table:table-cell>
          <table:table-cell office:value-type="float" office:value="102.1766836847" calcext:value-type="float">
            <text:p>102,1766836847</text:p>
          </table:table-cell>
          <table:table-cell table:number-columns-repeated="16381"/>
        </table:table-row>
        <table:table-row table:style-name="ro1">
          <table:table-cell office:value-type="date" office:date-value="1995-10-01" calcext:value-type="date">
            <text:p>01/10/95</text:p>
          </table:table-cell>
          <table:table-cell office:value-type="float" office:value="80.8016774303" calcext:value-type="float">
            <text:p>80,8016774303</text:p>
          </table:table-cell>
          <table:table-cell office:value-type="float" office:value="128.4002529721" calcext:value-type="float">
            <text:p>128,4002529721</text:p>
          </table:table-cell>
          <table:table-cell table:number-columns-repeated="16381"/>
        </table:table-row>
        <table:table-row table:style-name="ro1">
          <table:table-cell office:value-type="date" office:date-value="1995-11-01" calcext:value-type="date">
            <text:p>01/11/95</text:p>
          </table:table-cell>
          <table:table-cell office:value-type="float" office:value="92.7113775733" calcext:value-type="float">
            <text:p>92,7113775733</text:p>
          </table:table-cell>
          <table:table-cell office:value-type="float" office:value="121.0737268295" calcext:value-type="float">
            <text:p>121,0737268295</text:p>
          </table:table-cell>
          <table:table-cell table:number-columns-repeated="16381"/>
        </table:table-row>
        <table:table-row table:style-name="ro1">
          <table:table-cell office:value-type="date" office:date-value="1995-12-01" calcext:value-type="date">
            <text:p>01/12/95</text:p>
          </table:table-cell>
          <table:table-cell office:value-type="float" office:value="88.1660121853" calcext:value-type="float">
            <text:p>88,1660121853</text:p>
          </table:table-cell>
          <table:table-cell office:value-type="float" office:value="81.6732827878" calcext:value-type="float">
            <text:p>81,6732827878</text:p>
          </table:table-cell>
          <table:table-cell table:number-columns-repeated="16381"/>
        </table:table-row>
        <table:table-row table:style-name="ro1">
          <table:table-cell office:value-type="date" office:date-value="1996-01-01" calcext:value-type="date">
            <text:p>01/01/96</text:p>
          </table:table-cell>
          <table:table-cell office:value-type="float" office:value="66.7082689792" calcext:value-type="float">
            <text:p>66,7082689792</text:p>
          </table:table-cell>
          <table:table-cell office:value-type="float" office:value="107.8481823477" calcext:value-type="float">
            <text:p>107,8481823477</text:p>
          </table:table-cell>
          <table:table-cell table:number-columns-repeated="16381"/>
        </table:table-row>
        <table:table-row table:style-name="ro1">
          <table:table-cell office:value-type="date" office:date-value="1996-02-01" calcext:value-type="date">
            <text:p>01/02/96</text:p>
          </table:table-cell>
          <table:table-cell office:value-type="float" office:value="63.1394811772" calcext:value-type="float">
            <text:p>63,1394811772</text:p>
          </table:table-cell>
          <table:table-cell office:value-type="float" office:value="104.9985524491" calcext:value-type="float">
            <text:p>104,9985524491</text:p>
          </table:table-cell>
          <table:table-cell table:number-columns-repeated="16381"/>
        </table:table-row>
        <table:table-row table:style-name="ro1">
          <table:table-cell office:value-type="date" office:date-value="1996-03-01" calcext:value-type="date">
            <text:p>01/03/96</text:p>
          </table:table-cell>
          <table:table-cell office:value-type="float" office:value="80.6892428263" calcext:value-type="float">
            <text:p>80,6892428263</text:p>
          </table:table-cell>
          <table:table-cell office:value-type="float" office:value="107.8715024721" calcext:value-type="float">
            <text:p>107,8715024721</text:p>
          </table:table-cell>
          <table:table-cell table:number-columns-repeated="16381"/>
        </table:table-row>
        <table:table-row table:style-name="ro1">
          <table:table-cell office:value-type="date" office:date-value="1996-04-01" calcext:value-type="date">
            <text:p>01/04/96</text:p>
          </table:table-cell>
          <table:table-cell office:value-type="float" office:value="50.7908116492" calcext:value-type="float">
            <text:p>50,7908116492</text:p>
          </table:table-cell>
          <table:table-cell office:value-type="float" office:value="186.8248807018" calcext:value-type="float">
            <text:p>186,8248807018</text:p>
          </table:table-cell>
          <table:table-cell table:number-columns-repeated="16381"/>
        </table:table-row>
        <table:table-row table:style-name="ro1">
          <table:table-cell office:value-type="date" office:date-value="1996-05-01" calcext:value-type="date">
            <text:p>01/05/96</text:p>
          </table:table-cell>
          <table:table-cell office:value-type="float" office:value="76.8562355252" calcext:value-type="float">
            <text:p>76,8562355252</text:p>
          </table:table-cell>
          <table:table-cell office:value-type="float" office:value="133.4296461297" calcext:value-type="float">
            <text:p>133,4296461297</text:p>
          </table:table-cell>
          <table:table-cell table:number-columns-repeated="16381"/>
        </table:table-row>
        <table:table-row table:style-name="ro1">
          <table:table-cell office:value-type="date" office:date-value="1996-06-01" calcext:value-type="date">
            <text:p>01/06/96</text:p>
          </table:table-cell>
          <table:table-cell office:value-type="float" office:value="127.9896654604" calcext:value-type="float">
            <text:p>127,9896654604</text:p>
          </table:table-cell>
          <table:table-cell office:value-type="float" office:value="135.2632291815" calcext:value-type="float">
            <text:p>135,2632291815</text:p>
          </table:table-cell>
          <table:table-cell table:number-columns-repeated="16381"/>
        </table:table-row>
        <table:table-row table:style-name="ro1">
          <table:table-cell office:value-type="date" office:date-value="1996-07-01" calcext:value-type="date">
            <text:p>01/07/96</text:p>
          </table:table-cell>
          <table:table-cell office:value-type="float" office:value="76.5547276572" calcext:value-type="float">
            <text:p>76,5547276572</text:p>
          </table:table-cell>
          <table:table-cell office:value-type="float" office:value="139.1190895034" calcext:value-type="float">
            <text:p>139,1190895034</text:p>
          </table:table-cell>
          <table:table-cell table:number-columns-repeated="16381"/>
        </table:table-row>
        <table:table-row table:style-name="ro1">
          <table:table-cell office:value-type="date" office:date-value="1996-08-01" calcext:value-type="date">
            <text:p>01/08/96</text:p>
          </table:table-cell>
          <table:table-cell office:value-type="float" office:value="103.6129971203" calcext:value-type="float">
            <text:p>103,6129971203</text:p>
          </table:table-cell>
          <table:table-cell office:value-type="float" office:value="130.4048462884" calcext:value-type="float">
            <text:p>130,4048462884</text:p>
          </table:table-cell>
          <table:table-cell table:number-columns-repeated="16381"/>
        </table:table-row>
        <table:table-row table:style-name="ro1">
          <table:table-cell office:value-type="date" office:date-value="1996-09-01" calcext:value-type="date">
            <text:p>01/09/96</text:p>
          </table:table-cell>
          <table:table-cell office:value-type="float" office:value="102.0332232903" calcext:value-type="float">
            <text:p>102,0332232903</text:p>
          </table:table-cell>
          <table:table-cell office:value-type="float" office:value="115.1874650751" calcext:value-type="float">
            <text:p>115,1874650751</text:p>
          </table:table-cell>
          <table:table-cell table:number-columns-repeated="16381"/>
        </table:table-row>
        <table:table-row table:style-name="ro1">
          <table:table-cell office:value-type="date" office:date-value="1996-10-01" calcext:value-type="date">
            <text:p>01/10/96</text:p>
          </table:table-cell>
          <table:table-cell office:value-type="float" office:value="85.0307287733" calcext:value-type="float">
            <text:p>85,0307287733</text:p>
          </table:table-cell>
          <table:table-cell office:value-type="float" office:value="126.9315299356" calcext:value-type="float">
            <text:p>126,9315299356</text:p>
          </table:table-cell>
          <table:table-cell table:number-columns-repeated="16381"/>
        </table:table-row>
        <table:table-row table:style-name="ro1">
          <table:table-cell office:value-type="date" office:date-value="1996-11-01" calcext:value-type="date">
            <text:p>01/11/96</text:p>
          </table:table-cell>
          <table:table-cell office:value-type="float" office:value="91.0074643283" calcext:value-type="float">
            <text:p>91,0074643283</text:p>
          </table:table-cell>
          <table:table-cell office:value-type="float" office:value="107.8472360365" calcext:value-type="float">
            <text:p>107,8472360365</text:p>
          </table:table-cell>
          <table:table-cell table:number-columns-repeated="16381"/>
        </table:table-row>
        <table:table-row table:style-name="ro1">
          <table:table-cell office:value-type="date" office:date-value="1996-12-01" calcext:value-type="date">
            <text:p>01/12/96</text:p>
          </table:table-cell>
          <table:table-cell office:value-type="float" office:value="83.6937487883" calcext:value-type="float">
            <text:p>83,6937487883</text:p>
          </table:table-cell>
          <table:table-cell office:value-type="float" office:value="102.879775866" calcext:value-type="float">
            <text:p>102,879775866</text:p>
          </table:table-cell>
          <table:table-cell table:number-columns-repeated="16381"/>
        </table:table-row>
        <table:table-row table:style-name="ro1">
          <table:table-cell office:value-type="date" office:date-value="1997-01-01" calcext:value-type="date">
            <text:p>01/01/97</text:p>
          </table:table-cell>
          <table:table-cell office:value-type="float" office:value="68.8726477372" calcext:value-type="float">
            <text:p>68,8726477372</text:p>
          </table:table-cell>
          <table:table-cell office:value-type="float" office:value="107.1069910324" calcext:value-type="float">
            <text:p>107,1069910324</text:p>
          </table:table-cell>
          <table:table-cell table:number-columns-repeated="16381"/>
        </table:table-row>
        <table:table-row table:style-name="ro1">
          <table:table-cell office:value-type="date" office:date-value="1997-02-01" calcext:value-type="date">
            <text:p>01/02/97</text:p>
          </table:table-cell>
          <table:table-cell office:value-type="float" office:value="69.4458136372" calcext:value-type="float">
            <text:p>69,4458136372</text:p>
          </table:table-cell>
          <table:table-cell office:value-type="float" office:value="106.575287019" calcext:value-type="float">
            <text:p>106,575287019</text:p>
          </table:table-cell>
          <table:table-cell table:number-columns-repeated="16381"/>
        </table:table-row>
        <table:table-row table:style-name="ro1">
          <table:table-cell office:value-type="date" office:date-value="1997-03-01" calcext:value-type="date">
            <text:p>01/03/97</text:p>
          </table:table-cell>
          <table:table-cell office:value-type="float" office:value="79.2330473903" calcext:value-type="float">
            <text:p>79,2330473903</text:p>
          </table:table-cell>
          <table:table-cell office:value-type="float" office:value="113.5407590932" calcext:value-type="float">
            <text:p>113,5407590932</text:p>
          </table:table-cell>
          <table:table-cell table:number-columns-repeated="16381"/>
        </table:table-row>
        <table:table-row table:style-name="ro1">
          <table:table-cell office:value-type="date" office:date-value="1997-04-01" calcext:value-type="date">
            <text:p>01/04/97</text:p>
          </table:table-cell>
          <table:table-cell office:value-type="float" office:value="58.3311658392" calcext:value-type="float">
            <text:p>58,3311658392</text:p>
          </table:table-cell>
          <table:table-cell office:value-type="float" office:value="220.2949831946" calcext:value-type="float">
            <text:p>220,2949831946</text:p>
          </table:table-cell>
          <table:table-cell table:number-columns-repeated="16381"/>
        </table:table-row>
        <table:table-row table:style-name="ro1">
          <table:table-cell office:value-type="date" office:date-value="1997-05-01" calcext:value-type="date">
            <text:p>01/05/97</text:p>
          </table:table-cell>
          <table:table-cell office:value-type="float" office:value="75.8648881442" calcext:value-type="float">
            <text:p>75,8648881442</text:p>
          </table:table-cell>
          <table:table-cell office:value-type="float" office:value="127.9181708928" calcext:value-type="float">
            <text:p>127,9181708928</text:p>
          </table:table-cell>
          <table:table-cell table:number-columns-repeated="16381"/>
        </table:table-row>
        <table:table-row table:style-name="ro1">
          <table:table-cell office:value-type="date" office:date-value="1997-06-01" calcext:value-type="date">
            <text:p>01/06/97</text:p>
          </table:table-cell>
          <table:table-cell office:value-type="float" office:value="129.4260817404" calcext:value-type="float">
            <text:p>129,4260817404</text:p>
          </table:table-cell>
          <table:table-cell office:value-type="float" office:value="153.0346989084" calcext:value-type="float">
            <text:p>153,0346989084</text:p>
          </table:table-cell>
          <table:table-cell table:number-columns-repeated="16381"/>
        </table:table-row>
        <table:table-row table:style-name="ro1">
          <table:table-cell office:value-type="date" office:date-value="1997-07-01" calcext:value-type="date">
            <text:p>01/07/97</text:p>
          </table:table-cell>
          <table:table-cell office:value-type="float" office:value="80.7129757043" calcext:value-type="float">
            <text:p>80,7129757043</text:p>
          </table:table-cell>
          <table:table-cell office:value-type="float" office:value="155.82338966" calcext:value-type="float">
            <text:p>155,82338966</text:p>
          </table:table-cell>
          <table:table-cell table:number-columns-repeated="16381"/>
        </table:table-row>
        <table:table-row table:style-name="ro1">
          <table:table-cell office:value-type="date" office:date-value="1997-08-01" calcext:value-type="date">
            <text:p>01/08/97</text:p>
          </table:table-cell>
          <table:table-cell office:value-type="float" office:value="105.6008580403" calcext:value-type="float">
            <text:p>105,6008580403</text:p>
          </table:table-cell>
          <table:table-cell office:value-type="float" office:value="125.4342230745" calcext:value-type="float">
            <text:p>125,4342230745</text:p>
          </table:table-cell>
          <table:table-cell table:number-columns-repeated="16381"/>
        </table:table-row>
        <table:table-row table:style-name="ro1">
          <table:table-cell office:value-type="date" office:date-value="1997-09-01" calcext:value-type="date">
            <text:p>01/09/97</text:p>
          </table:table-cell>
          <table:table-cell office:value-type="float" office:value="108.7534467903" calcext:value-type="float">
            <text:p>108,7534467903</text:p>
          </table:table-cell>
          <table:table-cell office:value-type="float" office:value="130.1846012951" calcext:value-type="float">
            <text:p>130,1846012951</text:p>
          </table:table-cell>
          <table:table-cell table:number-columns-repeated="16381"/>
        </table:table-row>
        <table:table-row table:style-name="ro1">
          <table:table-cell office:value-type="date" office:date-value="1997-10-01" calcext:value-type="date">
            <text:p>01/10/97</text:p>
          </table:table-cell>
          <table:table-cell office:value-type="float" office:value="85.1317944563" calcext:value-type="float">
            <text:p>85,1317944563</text:p>
          </table:table-cell>
          <table:table-cell office:value-type="float" office:value="140.214832147" calcext:value-type="float">
            <text:p>140,214832147</text:p>
          </table:table-cell>
          <table:table-cell table:number-columns-repeated="16381"/>
        </table:table-row>
        <table:table-row table:style-name="ro1">
          <table:table-cell office:value-type="date" office:date-value="1997-11-01" calcext:value-type="date">
            <text:p>01/11/97</text:p>
          </table:table-cell>
          <table:table-cell office:value-type="float" office:value="79.4490697483" calcext:value-type="float">
            <text:p>79,4490697483</text:p>
          </table:table-cell>
          <table:table-cell office:value-type="float" office:value="113.897968684" calcext:value-type="float">
            <text:p>113,897968684</text:p>
          </table:table-cell>
          <table:table-cell table:number-columns-repeated="16381"/>
        </table:table-row>
        <table:table-row table:style-name="ro1">
          <table:table-cell office:value-type="date" office:date-value="1997-12-01" calcext:value-type="date">
            <text:p>01/12/97</text:p>
          </table:table-cell>
          <table:table-cell office:value-type="float" office:value="100.3312971203" calcext:value-type="float">
            <text:p>100,3312971203</text:p>
          </table:table-cell>
          <table:table-cell office:value-type="float" office:value="112.6642244372" calcext:value-type="float">
            <text:p>112,6642244372</text:p>
          </table:table-cell>
          <table:table-cell table:number-columns-repeated="16381"/>
        </table:table-row>
        <table:table-row table:style-name="ro1">
          <table:table-cell office:value-type="date" office:date-value="1998-01-01" calcext:value-type="date">
            <text:p>01/01/98</text:p>
          </table:table-cell>
          <table:table-cell office:value-type="float" office:value="67.8399348022" calcext:value-type="float">
            <text:p>67,8399348022</text:p>
          </table:table-cell>
          <table:table-cell office:value-type="float" office:value="103.6029031758" calcext:value-type="float">
            <text:p>103,6029031758</text:p>
          </table:table-cell>
          <table:table-cell table:number-columns-repeated="16381"/>
        </table:table-row>
        <table:table-row table:style-name="ro1">
          <table:table-cell office:value-type="date" office:date-value="1998-02-01" calcext:value-type="date">
            <text:p>01/02/98</text:p>
          </table:table-cell>
          <table:table-cell office:value-type="float" office:value="69.3477293042" calcext:value-type="float">
            <text:p>69,3477293042</text:p>
          </table:table-cell>
          <table:table-cell office:value-type="float" office:value="104.5602718655" calcext:value-type="float">
            <text:p>104,5602718655</text:p>
          </table:table-cell>
          <table:table-cell table:number-columns-repeated="16381"/>
        </table:table-row>
        <table:table-row table:style-name="ro1">
          <table:table-cell office:value-type="date" office:date-value="1998-03-01" calcext:value-type="date">
            <text:p>01/03/98</text:p>
          </table:table-cell>
          <table:table-cell office:value-type="float" office:value="88.7543500593" calcext:value-type="float">
            <text:p>88,7543500593</text:p>
          </table:table-cell>
          <table:table-cell office:value-type="float" office:value="113.5598421589" calcext:value-type="float">
            <text:p>113,5598421589</text:p>
          </table:table-cell>
          <table:table-cell table:number-columns-repeated="16381"/>
        </table:table-row>
        <table:table-row table:style-name="ro1">
          <table:table-cell office:value-type="date" office:date-value="1998-04-01" calcext:value-type="date">
            <text:p>01/04/98</text:p>
          </table:table-cell>
          <table:table-cell office:value-type="float" office:value="56.0713618162" calcext:value-type="float">
            <text:p>56,0713618162</text:p>
          </table:table-cell>
          <table:table-cell office:value-type="float" office:value="165.5998286051" calcext:value-type="float">
            <text:p>165,5998286051</text:p>
          </table:table-cell>
          <table:table-cell table:number-columns-repeated="16381"/>
        </table:table-row>
        <table:table-row table:style-name="ro1">
          <table:table-cell office:value-type="date" office:date-value="1998-05-01" calcext:value-type="date">
            <text:p>01/05/98</text:p>
          </table:table-cell>
          <table:table-cell office:value-type="float" office:value="76.2352676092" calcext:value-type="float">
            <text:p>76,2352676092</text:p>
          </table:table-cell>
          <table:table-cell office:value-type="float" office:value="102.5425536538" calcext:value-type="float">
            <text:p>102,5425536538</text:p>
          </table:table-cell>
          <table:table-cell table:number-columns-repeated="16381"/>
        </table:table-row>
        <table:table-row table:style-name="ro1">
          <table:table-cell office:value-type="date" office:date-value="1998-06-01" calcext:value-type="date">
            <text:p>01/06/98</text:p>
          </table:table-cell>
          <table:table-cell office:value-type="float" office:value="136.6191589704" calcext:value-type="float">
            <text:p>136,6191589704</text:p>
          </table:table-cell>
          <table:table-cell office:value-type="float" office:value="123.2398255423" calcext:value-type="float">
            <text:p>123,2398255423</text:p>
          </table:table-cell>
          <table:table-cell table:number-columns-repeated="16381"/>
        </table:table-row>
        <table:table-row table:style-name="ro1">
          <table:table-cell office:value-type="date" office:date-value="1998-07-01" calcext:value-type="date">
            <text:p>01/07/98</text:p>
          </table:table-cell>
          <table:table-cell office:value-type="float" office:value="83.7649206293" calcext:value-type="float">
            <text:p>83,7649206293</text:p>
          </table:table-cell>
          <table:table-cell office:value-type="float" office:value="115.5244854922" calcext:value-type="float">
            <text:p>115,5244854922</text:p>
          </table:table-cell>
          <table:table-cell table:number-columns-repeated="16381"/>
        </table:table-row>
        <table:table-row table:style-name="ro1">
          <table:table-cell office:value-type="date" office:date-value="1998-08-01" calcext:value-type="date">
            <text:p>01/08/98</text:p>
          </table:table-cell>
          <table:table-cell office:value-type="float" office:value="110.7913836604" calcext:value-type="float">
            <text:p>110,7913836604</text:p>
          </table:table-cell>
          <table:table-cell office:value-type="float" office:value="104.4136744895" calcext:value-type="float">
            <text:p>104,4136744895</text:p>
          </table:table-cell>
          <table:table-cell table:number-columns-repeated="16381"/>
        </table:table-row>
        <table:table-row table:style-name="ro1">
          <table:table-cell office:value-type="date" office:date-value="1998-09-01" calcext:value-type="date">
            <text:p>01/09/98</text:p>
          </table:table-cell>
          <table:table-cell office:value-type="float" office:value="119.3364906004" calcext:value-type="float">
            <text:p>119,3364906004</text:p>
          </table:table-cell>
          <table:table-cell office:value-type="float" office:value="99.9739332164" calcext:value-type="float">
            <text:p>99,9739332164</text:p>
          </table:table-cell>
          <table:table-cell table:number-columns-repeated="16381"/>
        </table:table-row>
        <table:table-row table:style-name="ro1">
          <table:table-cell office:value-type="date" office:date-value="1998-10-01" calcext:value-type="date">
            <text:p>01/10/98</text:p>
          </table:table-cell>
          <table:table-cell office:value-type="float" office:value="82.4168070463" calcext:value-type="float">
            <text:p>82,4168070463</text:p>
          </table:table-cell>
          <table:table-cell office:value-type="float" office:value="98.3605068854" calcext:value-type="float">
            <text:p>98,3605068854</text:p>
          </table:table-cell>
          <table:table-cell table:number-columns-repeated="16381"/>
        </table:table-row>
        <table:table-row table:style-name="ro1">
          <table:table-cell office:value-type="date" office:date-value="1998-11-01" calcext:value-type="date">
            <text:p>01/11/98</text:p>
          </table:table-cell>
          <table:table-cell office:value-type="float" office:value="84.2974619693" calcext:value-type="float">
            <text:p>84,2974619693</text:p>
          </table:table-cell>
          <table:table-cell office:value-type="float" office:value="95.2657161146" calcext:value-type="float">
            <text:p>95,2657161146</text:p>
          </table:table-cell>
          <table:table-cell table:number-columns-repeated="16381"/>
        </table:table-row>
        <table:table-row table:style-name="ro1">
          <table:table-cell office:value-type="date" office:date-value="1998-12-01" calcext:value-type="date">
            <text:p>01/12/98</text:p>
          </table:table-cell>
          <table:table-cell office:value-type="float" office:value="100.4455339903" calcext:value-type="float">
            <text:p>100,4455339903</text:p>
          </table:table-cell>
          <table:table-cell office:value-type="float" office:value="91.7318822049" calcext:value-type="float">
            <text:p>91,7318822049</text:p>
          </table:table-cell>
          <table:table-cell table:number-columns-repeated="16381"/>
        </table:table-row>
        <table:table-row table:style-name="ro1">
          <table:table-cell office:value-type="date" office:date-value="1999-01-01" calcext:value-type="date">
            <text:p>01/01/99</text:p>
          </table:table-cell>
          <table:table-cell office:value-type="float" office:value="67.8931314742" calcext:value-type="float">
            <text:p>67,8931314742</text:p>
          </table:table-cell>
          <table:table-cell office:value-type="float" office:value="100.5600939086" calcext:value-type="float">
            <text:p>100,5600939086</text:p>
          </table:table-cell>
          <table:table-cell table:number-columns-repeated="16381"/>
        </table:table-row>
        <table:table-row table:style-name="ro1">
          <table:table-cell office:value-type="date" office:date-value="1999-02-01" calcext:value-type="date">
            <text:p>01/02/99</text:p>
          </table:table-cell>
          <table:table-cell office:value-type="float" office:value="66.2422768712" calcext:value-type="float">
            <text:p>66,2422768712</text:p>
          </table:table-cell>
          <table:table-cell office:value-type="float" office:value="100.5448375642" calcext:value-type="float">
            <text:p>100,5448375642</text:p>
          </table:table-cell>
          <table:table-cell table:number-columns-repeated="16381"/>
        </table:table-row>
        <table:table-row table:style-name="ro1">
          <table:table-cell office:value-type="date" office:date-value="1999-03-01" calcext:value-type="date">
            <text:p>01/03/99</text:p>
          </table:table-cell>
          <table:table-cell office:value-type="float" office:value="89.9942841113" calcext:value-type="float">
            <text:p>89,9942841113</text:p>
          </table:table-cell>
          <table:table-cell office:value-type="float" office:value="121.1204328503" calcext:value-type="float">
            <text:p>121,1204328503</text:p>
          </table:table-cell>
          <table:table-cell table:number-columns-repeated="16381"/>
        </table:table-row>
        <table:table-row table:style-name="ro1">
          <table:table-cell office:value-type="date" office:date-value="1999-04-01" calcext:value-type="date">
            <text:p>01/04/99</text:p>
          </table:table-cell>
          <table:table-cell office:value-type="float" office:value="61.6749003102" calcext:value-type="float">
            <text:p>61,6749003102</text:p>
          </table:table-cell>
          <table:table-cell office:value-type="float" office:value="186.5971972524" calcext:value-type="float">
            <text:p>186,5971972524</text:p>
          </table:table-cell>
          <table:table-cell table:number-columns-repeated="16381"/>
        </table:table-row>
        <table:table-row table:style-name="ro1">
          <table:table-cell office:value-type="date" office:date-value="1999-05-01" calcext:value-type="date">
            <text:p>01/05/99</text:p>
          </table:table-cell>
          <table:table-cell office:value-type="float" office:value="74.6230161672" calcext:value-type="float">
            <text:p>74,6230161672</text:p>
          </table:table-cell>
          <table:table-cell office:value-type="float" office:value="124.3588412807" calcext:value-type="float">
            <text:p>124,3588412807</text:p>
          </table:table-cell>
          <table:table-cell table:number-columns-repeated="16381"/>
        </table:table-row>
        <table:table-row table:style-name="ro1">
          <table:table-cell office:value-type="date" office:date-value="1999-06-01" calcext:value-type="date">
            <text:p>01/06/99</text:p>
          </table:table-cell>
          <table:table-cell office:value-type="float" office:value="130.5750209104" calcext:value-type="float">
            <text:p>130,5750209104</text:p>
          </table:table-cell>
          <table:table-cell office:value-type="float" office:value="132.8859984831" calcext:value-type="float">
            <text:p>132,8859984831</text:p>
          </table:table-cell>
          <table:table-cell table:number-columns-repeated="16381"/>
        </table:table-row>
        <table:table-row table:style-name="ro1">
          <table:table-cell office:value-type="date" office:date-value="1999-07-01" calcext:value-type="date">
            <text:p>01/07/99</text:p>
          </table:table-cell>
          <table:table-cell office:value-type="float" office:value="73.6501437742" calcext:value-type="float">
            <text:p>73,6501437742</text:p>
          </table:table-cell>
          <table:table-cell office:value-type="float" office:value="130.2284540953" calcext:value-type="float">
            <text:p>130,2284540953</text:p>
          </table:table-cell>
          <table:table-cell table:number-columns-repeated="16381"/>
        </table:table-row>
        <table:table-row table:style-name="ro1">
          <table:table-cell office:value-type="date" office:date-value="1999-08-01" calcext:value-type="date">
            <text:p>01/08/99</text:p>
          </table:table-cell>
          <table:table-cell office:value-type="float" office:value="104.1321380903" calcext:value-type="float">
            <text:p>104,1321380903</text:p>
          </table:table-cell>
          <table:table-cell office:value-type="float" office:value="122.2066972802" calcext:value-type="float">
            <text:p>122,2066972802</text:p>
          </table:table-cell>
          <table:table-cell table:number-columns-repeated="16381"/>
        </table:table-row>
        <table:table-row table:style-name="ro1">
          <table:table-cell office:value-type="date" office:date-value="1999-09-01" calcext:value-type="date">
            <text:p>01/09/99</text:p>
          </table:table-cell>
          <table:table-cell office:value-type="float" office:value="102.1563790703" calcext:value-type="float">
            <text:p>102,1563790703</text:p>
          </table:table-cell>
          <table:table-cell office:value-type="float" office:value="121.1855333503" calcext:value-type="float">
            <text:p>121,1855333503</text:p>
          </table:table-cell>
          <table:table-cell table:number-columns-repeated="16381"/>
        </table:table-row>
        <table:table-row table:style-name="ro1">
          <table:table-cell office:value-type="date" office:date-value="1999-10-01" calcext:value-type="date">
            <text:p>01/10/99</text:p>
          </table:table-cell>
          <table:table-cell office:value-type="float" office:value="77.9916136732" calcext:value-type="float">
            <text:p>77,9916136732</text:p>
          </table:table-cell>
          <table:table-cell office:value-type="float" office:value="131.1507728291" calcext:value-type="float">
            <text:p>131,1507728291</text:p>
          </table:table-cell>
          <table:table-cell table:number-columns-repeated="16381"/>
        </table:table-row>
        <table:table-row table:style-name="ro1">
          <table:table-cell office:value-type="date" office:date-value="1999-11-01" calcext:value-type="date">
            <text:p>01/11/99</text:p>
          </table:table-cell>
          <table:table-cell office:value-type="float" office:value="89.6919712633" calcext:value-type="float">
            <text:p>89,6919712633</text:p>
          </table:table-cell>
          <table:table-cell office:value-type="float" office:value="126.3091324467" calcext:value-type="float">
            <text:p>126,3091324467</text:p>
          </table:table-cell>
          <table:table-cell table:number-columns-repeated="16381"/>
        </table:table-row>
        <table:table-row table:style-name="ro1">
          <table:table-cell office:value-type="date" office:date-value="1999-12-01" calcext:value-type="date">
            <text:p>01/12/99</text:p>
          </table:table-cell>
          <table:table-cell office:value-type="float" office:value="94.2480297243" calcext:value-type="float">
            <text:p>94,2480297243</text:p>
          </table:table-cell>
          <table:table-cell office:value-type="float" office:value="121.9061320757" calcext:value-type="float">
            <text:p>121,9061320757</text:p>
          </table:table-cell>
          <table:table-cell table:number-columns-repeated="16381"/>
        </table:table-row>
        <table:table-row table:style-name="ro1">
          <table:table-cell office:value-type="date" office:date-value="2000-01-01" calcext:value-type="date">
            <text:p>01/01/00</text:p>
          </table:table-cell>
          <table:table-cell office:value-type="float" office:value="71.7134426592" calcext:value-type="float">
            <text:p>71,7134426592</text:p>
          </table:table-cell>
          <table:table-cell office:value-type="float" office:value="91.1175046254" calcext:value-type="float">
            <text:p>91,1175046254</text:p>
          </table:table-cell>
          <table:table-cell table:number-columns-repeated="16381"/>
        </table:table-row>
        <table:table-row table:style-name="ro1">
          <table:table-cell office:value-type="date" office:date-value="2000-02-01" calcext:value-type="date">
            <text:p>01/02/00</text:p>
          </table:table-cell>
          <table:table-cell office:value-type="float" office:value="70.9184166222" calcext:value-type="float">
            <text:p>70,9184166222</text:p>
          </table:table-cell>
          <table:table-cell office:value-type="float" office:value="94.6121508803" calcext:value-type="float">
            <text:p>94,6121508803</text:p>
          </table:table-cell>
          <table:table-cell table:number-columns-repeated="16381"/>
        </table:table-row>
        <table:table-row table:style-name="ro1">
          <table:table-cell office:value-type="date" office:date-value="2000-03-01" calcext:value-type="date">
            <text:p>01/03/00</text:p>
          </table:table-cell>
          <table:table-cell office:value-type="float" office:value="94.6537378263" calcext:value-type="float">
            <text:p>94,6537378263</text:p>
          </table:table-cell>
          <table:table-cell office:value-type="float" office:value="108.080728486" calcext:value-type="float">
            <text:p>108,080728486</text:p>
          </table:table-cell>
          <table:table-cell table:number-columns-repeated="16381"/>
        </table:table-row>
        <table:table-row table:style-name="ro1">
          <table:table-cell office:value-type="date" office:date-value="2000-04-01" calcext:value-type="date">
            <text:p>01/04/00</text:p>
          </table:table-cell>
          <table:table-cell office:value-type="float" office:value="56.7303538122" calcext:value-type="float">
            <text:p>56,7303538122</text:p>
          </table:table-cell>
          <table:table-cell office:value-type="float" office:value="137.9905702686" calcext:value-type="float">
            <text:p>137,9905702686</text:p>
          </table:table-cell>
          <table:table-cell table:number-columns-repeated="16381"/>
        </table:table-row>
        <table:table-row table:style-name="ro1">
          <table:table-cell office:value-type="date" office:date-value="2000-05-01" calcext:value-type="date">
            <text:p>01/05/00</text:p>
          </table:table-cell>
          <table:table-cell office:value-type="float" office:value="86.5758528233" calcext:value-type="float">
            <text:p>86,5758528233</text:p>
          </table:table-cell>
          <table:table-cell office:value-type="float" office:value="118.6202633098" calcext:value-type="float">
            <text:p>118,6202633098</text:p>
          </table:table-cell>
          <table:table-cell table:number-columns-repeated="16381"/>
        </table:table-row>
        <table:table-row table:style-name="ro1">
          <table:table-cell office:value-type="date" office:date-value="2000-06-01" calcext:value-type="date">
            <text:p>01/06/00</text:p>
          </table:table-cell>
          <table:table-cell office:value-type="float" office:value="141.2998512404" calcext:value-type="float">
            <text:p>141,2998512404</text:p>
          </table:table-cell>
          <table:table-cell office:value-type="float" office:value="108.2974263061" calcext:value-type="float">
            <text:p>108,2974263061</text:p>
          </table:table-cell>
          <table:table-cell table:number-columns-repeated="16381"/>
        </table:table-row>
        <table:table-row table:style-name="ro1">
          <table:table-cell office:value-type="date" office:date-value="2000-07-01" calcext:value-type="date">
            <text:p>01/07/00</text:p>
          </table:table-cell>
          <table:table-cell office:value-type="float" office:value="80.7641897973" calcext:value-type="float">
            <text:p>80,7641897973</text:p>
          </table:table-cell>
          <table:table-cell office:value-type="float" office:value="92.8489859583" calcext:value-type="float">
            <text:p>92,8489859583</text:p>
          </table:table-cell>
          <table:table-cell table:number-columns-repeated="16381"/>
        </table:table-row>
        <table:table-row table:style-name="ro1">
          <table:table-cell office:value-type="date" office:date-value="2000-08-01" calcext:value-type="date">
            <text:p>01/08/00</text:p>
          </table:table-cell>
          <table:table-cell office:value-type="float" office:value="113.0582566204" calcext:value-type="float">
            <text:p>113,0582566204</text:p>
          </table:table-cell>
          <table:table-cell office:value-type="float" office:value="79.9599717621" calcext:value-type="float">
            <text:p>79,9599717621</text:p>
          </table:table-cell>
          <table:table-cell table:number-columns-repeated="16381"/>
        </table:table-row>
        <table:table-row table:style-name="ro1">
          <table:table-cell office:value-type="date" office:date-value="2000-09-01" calcext:value-type="date">
            <text:p>01/09/00</text:p>
          </table:table-cell>
          <table:table-cell office:value-type="float" office:value="110.6884669604" calcext:value-type="float">
            <text:p>110,6884669604</text:p>
          </table:table-cell>
          <table:table-cell office:value-type="float" office:value="92.7475189386" calcext:value-type="float">
            <text:p>92,7475189386</text:p>
          </table:table-cell>
          <table:table-cell table:number-columns-repeated="16381"/>
        </table:table-row>
        <table:table-row table:style-name="ro1">
          <table:table-cell office:value-type="date" office:date-value="2000-10-01" calcext:value-type="date">
            <text:p>01/10/00</text:p>
          </table:table-cell>
          <table:table-cell office:value-type="float" office:value="90.9314924283" calcext:value-type="float">
            <text:p>90,9314924283</text:p>
          </table:table-cell>
          <table:table-cell office:value-type="float" office:value="105.4600849924" calcext:value-type="float">
            <text:p>105,4600849924</text:p>
          </table:table-cell>
          <table:table-cell table:number-columns-repeated="16381"/>
        </table:table-row>
        <table:table-row table:style-name="ro1">
          <table:table-cell office:value-type="date" office:date-value="2000-11-01" calcext:value-type="date">
            <text:p>01/11/00</text:p>
          </table:table-cell>
          <table:table-cell office:value-type="float" office:value="102.6553452103" calcext:value-type="float">
            <text:p>102,6553452103</text:p>
          </table:table-cell>
          <table:table-cell office:value-type="float" office:value="96.0657328543" calcext:value-type="float">
            <text:p>96,0657328543</text:p>
          </table:table-cell>
          <table:table-cell table:number-columns-repeated="16381"/>
        </table:table-row>
        <table:table-row table:style-name="ro1">
          <table:table-cell office:value-type="date" office:date-value="2000-12-01" calcext:value-type="date">
            <text:p>01/12/00</text:p>
          </table:table-cell>
          <table:table-cell office:value-type="float" office:value="113.0545882504" calcext:value-type="float">
            <text:p>113,0545882504</text:p>
          </table:table-cell>
          <table:table-cell office:value-type="float" office:value="81.4664184712" calcext:value-type="float">
            <text:p>81,4664184712</text:p>
          </table:table-cell>
          <table:table-cell table:number-columns-repeated="16381"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float" office:value="78.9309463673" calcext:value-type="float">
            <text:p>78,9309463673</text:p>
          </table:table-cell>
          <table:table-cell office:value-type="float" office:value="93.9230160459" calcext:value-type="float">
            <text:p>93,9230160459</text:p>
          </table:table-cell>
          <table:table-cell table:number-columns-repeated="16381"/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float" office:value="74.6516649602" calcext:value-type="float">
            <text:p>74,6516649602</text:p>
          </table:table-cell>
          <table:table-cell office:value-type="float" office:value="95.6786427736" calcext:value-type="float">
            <text:p>95,6786427736</text:p>
          </table:table-cell>
          <table:table-cell table:number-columns-repeated="16381"/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float" office:value="96.6973283473" calcext:value-type="float">
            <text:p>96,6973283473</text:p>
          </table:table-cell>
          <table:table-cell office:value-type="float" office:value="110.2913086913" calcext:value-type="float">
            <text:p>110,2913086913</text:p>
          </table:table-cell>
          <table:table-cell table:number-columns-repeated="16381"/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float" office:value="61.7105330112" calcext:value-type="float">
            <text:p>61,7105330112</text:p>
          </table:table-cell>
          <table:table-cell office:value-type="float" office:value="140.6259765232" calcext:value-type="float">
            <text:p>140,6259765232</text:p>
          </table:table-cell>
          <table:table-cell table:number-columns-repeated="16381"/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float" office:value="85.8019389733" calcext:value-type="float">
            <text:p>85,8019389733</text:p>
          </table:table-cell>
          <table:table-cell office:value-type="float" office:value="94.3654969125" calcext:value-type="float">
            <text:p>94,3654969125</text:p>
          </table:table-cell>
          <table:table-cell table:number-columns-repeated="16381"/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float" office:value="142.9150141505" calcext:value-type="float">
            <text:p>142,9150141505</text:p>
          </table:table-cell>
          <table:table-cell office:value-type="float" office:value="106.8321482083" calcext:value-type="float">
            <text:p>106,8321482083</text:p>
          </table:table-cell>
          <table:table-cell table:number-columns-repeated="16381"/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float" office:value="88.9042096973" calcext:value-type="float">
            <text:p>88,9042096973</text:p>
          </table:table-cell>
          <table:table-cell office:value-type="float" office:value="103.880846177" calcext:value-type="float">
            <text:p>103,880846177</text:p>
          </table:table-cell>
          <table:table-cell table:number-columns-repeated="16381"/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float" office:value="115.3645309304" calcext:value-type="float">
            <text:p>115,3645309304</text:p>
          </table:table-cell>
          <table:table-cell office:value-type="float" office:value="84.2093799821" calcext:value-type="float">
            <text:p>84,2093799821</text:p>
          </table:table-cell>
          <table:table-cell table:number-columns-repeated="16381"/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float" office:value="111.0438137204" calcext:value-type="float">
            <text:p>111,0438137204</text:p>
          </table:table-cell>
          <table:table-cell office:value-type="float" office:value="98.5960188991" calcext:value-type="float">
            <text:p>98,5960188991</text:p>
          </table:table-cell>
          <table:table-cell table:number-columns-repeated="16381"/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float" office:value="92.5566611003" calcext:value-type="float">
            <text:p>92,5566611003</text:p>
          </table:table-cell>
          <table:table-cell office:value-type="float" office:value="111.785345689" calcext:value-type="float">
            <text:p>111,785345689</text:p>
          </table:table-cell>
          <table:table-cell table:number-columns-repeated="16381"/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float" office:value="92.9267694553" calcext:value-type="float">
            <text:p>92,9267694553</text:p>
          </table:table-cell>
          <table:table-cell office:value-type="float" office:value="100.9792089033" calcext:value-type="float">
            <text:p>100,9792089033</text:p>
          </table:table-cell>
          <table:table-cell table:number-columns-repeated="16381"/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float" office:value="85.5823385223" calcext:value-type="float">
            <text:p>85,5823385223</text:p>
          </table:table-cell>
          <table:table-cell office:value-type="float" office:value="78.3644405898" calcext:value-type="float">
            <text:p>78,3644405898</text:p>
          </table:table-cell>
          <table:table-cell table:number-columns-repeated="16381"/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float" office:value="81.1527254813" calcext:value-type="float">
            <text:p>81,1527254813</text:p>
          </table:table-cell>
          <table:table-cell office:value-type="float" office:value="103.4991257109" calcext:value-type="float">
            <text:p>103,4991257109</text:p>
          </table:table-cell>
          <table:table-cell table:number-columns-repeated="16381"/>
        </table:table-row>
        <table:table-row table:style-name="ro1">
          <table:table-cell office:value-type="date" office:date-value="2002-02-01" calcext:value-type="date">
            <text:p>01/02/02</text:p>
          </table:table-cell>
          <table:table-cell office:value-type="float" office:value="71.3338568912" calcext:value-type="float">
            <text:p>71,3338568912</text:p>
          </table:table-cell>
          <table:table-cell office:value-type="float" office:value="100.1801880339" calcext:value-type="float">
            <text:p>100,1801880339</text:p>
          </table:table-cell>
          <table:table-cell table:number-columns-repeated="16381"/>
        </table:table-row>
        <table:table-row table:style-name="ro1">
          <table:table-cell office:value-type="date" office:date-value="2002-03-01" calcext:value-type="date">
            <text:p>01/03/02</text:p>
          </table:table-cell>
          <table:table-cell office:value-type="float" office:value="85.8835504383" calcext:value-type="float">
            <text:p>85,8835504383</text:p>
          </table:table-cell>
          <table:table-cell office:value-type="float" office:value="115.6311194094" calcext:value-type="float">
            <text:p>115,6311194094</text:p>
          </table:table-cell>
          <table:table-cell table:number-columns-repeated="16381"/>
        </table:table-row>
        <table:table-row table:style-name="ro1">
          <table:table-cell office:value-type="date" office:date-value="2002-04-01" calcext:value-type="date">
            <text:p>01/04/02</text:p>
          </table:table-cell>
          <table:table-cell office:value-type="float" office:value="63.7639643332" calcext:value-type="float">
            <text:p>63,7639643332</text:p>
          </table:table-cell>
          <table:table-cell office:value-type="float" office:value="164.9819188822" calcext:value-type="float">
            <text:p>164,9819188822</text:p>
          </table:table-cell>
          <table:table-cell table:number-columns-repeated="16381"/>
        </table:table-row>
        <table:table-row table:style-name="ro1">
          <table:table-cell office:value-type="date" office:date-value="2002-05-01" calcext:value-type="date">
            <text:p>01/05/02</text:p>
          </table:table-cell>
          <table:table-cell office:value-type="float" office:value="83.5299691213" calcext:value-type="float">
            <text:p>83,5299691213</text:p>
          </table:table-cell>
          <table:table-cell office:value-type="float" office:value="112.8416683339" calcext:value-type="float">
            <text:p>112,8416683339</text:p>
          </table:table-cell>
          <table:table-cell table:number-columns-repeated="16381"/>
        </table:table-row>
        <table:table-row table:style-name="ro1">
          <table:table-cell office:value-type="date" office:date-value="2002-06-01" calcext:value-type="date">
            <text:p>01/06/02</text:p>
          </table:table-cell>
          <table:table-cell office:value-type="float" office:value="134.5116127604" calcext:value-type="float">
            <text:p>134,5116127604</text:p>
          </table:table-cell>
          <table:table-cell office:value-type="float" office:value="131.1596315217" calcext:value-type="float">
            <text:p>131,1596315217</text:p>
          </table:table-cell>
          <table:table-cell table:number-columns-repeated="16381"/>
        </table:table-row>
        <table:table-row table:style-name="ro1">
          <table:table-cell office:value-type="date" office:date-value="2002-07-01" calcext:value-type="date">
            <text:p>01/07/02</text:p>
          </table:table-cell>
          <table:table-cell office:value-type="float" office:value="87.2548758983" calcext:value-type="float">
            <text:p>87,2548758983</text:p>
          </table:table-cell>
          <table:table-cell office:value-type="float" office:value="123.5578318343" calcext:value-type="float">
            <text:p>123,5578318343</text:p>
          </table:table-cell>
          <table:table-cell table:number-columns-repeated="16381"/>
        </table:table-row>
        <table:table-row table:style-name="ro1">
          <table:table-cell office:value-type="date" office:date-value="2002-08-01" calcext:value-type="date">
            <text:p>01/08/02</text:p>
          </table:table-cell>
          <table:table-cell office:value-type="float" office:value="103.9256912403" calcext:value-type="float">
            <text:p>103,9256912403</text:p>
          </table:table-cell>
          <table:table-cell office:value-type="float" office:value="81.0665496396" calcext:value-type="float">
            <text:p>81,0665496396</text:p>
          </table:table-cell>
          <table:table-cell table:number-columns-repeated="16381"/>
        </table:table-row>
        <table:table-row table:style-name="ro1">
          <table:table-cell office:value-type="date" office:date-value="2002-09-01" calcext:value-type="date">
            <text:p>01/09/02</text:p>
          </table:table-cell>
          <table:table-cell office:value-type="float" office:value="109.1440094103" calcext:value-type="float">
            <text:p>109,1440094103</text:p>
          </table:table-cell>
          <table:table-cell office:value-type="float" office:value="115.7988868646" calcext:value-type="float">
            <text:p>115,7988868646</text:p>
          </table:table-cell>
          <table:table-cell table:number-columns-repeated="16381"/>
        </table:table-row>
        <table:table-row table:style-name="ro1">
          <table:table-cell office:value-type="date" office:date-value="2002-10-01" calcext:value-type="date">
            <text:p>01/10/02</text:p>
          </table:table-cell>
          <table:table-cell office:value-type="float" office:value="89.3712978303" calcext:value-type="float">
            <text:p>89,3712978303</text:p>
          </table:table-cell>
          <table:table-cell office:value-type="float" office:value="114.16070406" calcext:value-type="float">
            <text:p>114,16070406</text:p>
          </table:table-cell>
          <table:table-cell table:number-columns-repeated="16381"/>
        </table:table-row>
        <table:table-row table:style-name="ro1">
          <table:table-cell office:value-type="date" office:date-value="2002-11-01" calcext:value-type="date">
            <text:p>01/11/02</text:p>
          </table:table-cell>
          <table:table-cell office:value-type="float" office:value="89.7312969353" calcext:value-type="float">
            <text:p>89,7312969353</text:p>
          </table:table-cell>
          <table:table-cell office:value-type="float" office:value="96.6068857682" calcext:value-type="float">
            <text:p>96,6068857682</text:p>
          </table:table-cell>
          <table:table-cell table:number-columns-repeated="16381"/>
        </table:table-row>
        <table:table-row table:style-name="ro1">
          <table:table-cell office:value-type="date" office:date-value="2002-12-01" calcext:value-type="date">
            <text:p>01/12/02</text:p>
          </table:table-cell>
          <table:table-cell office:value-type="float" office:value="86.1574732063" calcext:value-type="float">
            <text:p>86,1574732063</text:p>
          </table:table-cell>
          <table:table-cell office:value-type="float" office:value="79.63117255" calcext:value-type="float">
            <text:p>79,63117255</text:p>
          </table:table-cell>
          <table:table-cell table:number-columns-repeated="16381"/>
        </table:table-row>
        <table:table-row table:style-name="ro1">
          <table:table-cell office:value-type="date" office:date-value="2003-01-01" calcext:value-type="date">
            <text:p>01/01/03</text:p>
          </table:table-cell>
          <table:table-cell office:value-type="float" office:value="75.5921360042" calcext:value-type="float">
            <text:p>75,5921360042</text:p>
          </table:table-cell>
          <table:table-cell office:value-type="float" office:value="104.6392214643" calcext:value-type="float">
            <text:p>104,6392214643</text:p>
          </table:table-cell>
          <table:table-cell table:number-columns-repeated="16381"/>
        </table:table-row>
        <table:table-row table:style-name="ro1">
          <table:table-cell office:value-type="date" office:date-value="2003-02-01" calcext:value-type="date">
            <text:p>01/02/03</text:p>
          </table:table-cell>
          <table:table-cell office:value-type="float" office:value="74.1003034602" calcext:value-type="float">
            <text:p>74,1003034602</text:p>
          </table:table-cell>
          <table:table-cell office:value-type="float" office:value="106.7381689365" calcext:value-type="float">
            <text:p>106,7381689365</text:p>
          </table:table-cell>
          <table:table-cell table:number-columns-repeated="16381"/>
        </table:table-row>
        <table:table-row table:style-name="ro1">
          <table:table-cell office:value-type="date" office:date-value="2003-03-01" calcext:value-type="date">
            <text:p>01/03/03</text:p>
          </table:table-cell>
          <table:table-cell office:value-type="float" office:value="77.1050035732" calcext:value-type="float">
            <text:p>77,1050035732</text:p>
          </table:table-cell>
          <table:table-cell office:value-type="float" office:value="111.9368435031" calcext:value-type="float">
            <text:p>111,9368435031</text:p>
          </table:table-cell>
          <table:table-cell table:number-columns-repeated="16381"/>
        </table:table-row>
        <table:table-row table:style-name="ro1">
          <table:table-cell office:value-type="date" office:date-value="2003-04-01" calcext:value-type="date">
            <text:p>01/04/03</text:p>
          </table:table-cell>
          <table:table-cell office:value-type="float" office:value="72.1758631232" calcext:value-type="float">
            <text:p>72,1758631232</text:p>
          </table:table-cell>
          <table:table-cell office:value-type="float" office:value="165.6589108855" calcext:value-type="float">
            <text:p>165,6589108855</text:p>
          </table:table-cell>
          <table:table-cell table:number-columns-repeated="16381"/>
        </table:table-row>
        <table:table-row table:style-name="ro1">
          <table:table-cell office:value-type="date" office:date-value="2003-05-01" calcext:value-type="date">
            <text:p>01/05/03</text:p>
          </table:table-cell>
          <table:table-cell office:value-type="float" office:value="71.0611086532" calcext:value-type="float">
            <text:p>71,0611086532</text:p>
          </table:table-cell>
          <table:table-cell office:value-type="float" office:value="93.4053909637" calcext:value-type="float">
            <text:p>93,4053909637</text:p>
          </table:table-cell>
          <table:table-cell table:number-columns-repeated="16381"/>
        </table:table-row>
        <table:table-row table:style-name="ro1">
          <table:table-cell office:value-type="date" office:date-value="2003-06-01" calcext:value-type="date">
            <text:p>01/06/03</text:p>
          </table:table-cell>
          <table:table-cell office:value-type="float" office:value="84.5551021353" calcext:value-type="float">
            <text:p>84,5551021353</text:p>
          </table:table-cell>
          <table:table-cell office:value-type="float" office:value="121.6588363192" calcext:value-type="float">
            <text:p>121,6588363192</text:p>
          </table:table-cell>
          <table:table-cell table:number-columns-repeated="16381"/>
        </table:table-row>
        <table:table-row table:style-name="ro1">
          <table:table-cell office:value-type="date" office:date-value="2003-07-01" calcext:value-type="date">
            <text:p>01/07/03</text:p>
          </table:table-cell>
          <table:table-cell office:value-type="float" office:value="92.6902702633" calcext:value-type="float">
            <text:p>92,6902702633</text:p>
          </table:table-cell>
          <table:table-cell office:value-type="float" office:value="131.3305330077" calcext:value-type="float">
            <text:p>131,3305330077</text:p>
          </table:table-cell>
          <table:table-cell table:number-columns-repeated="16381"/>
        </table:table-row>
        <table:table-row table:style-name="ro1">
          <table:table-cell office:value-type="date" office:date-value="2003-08-01" calcext:value-type="date">
            <text:p>01/08/03</text:p>
          </table:table-cell>
          <table:table-cell office:value-type="float" office:value="71.6585417552" calcext:value-type="float">
            <text:p>71,6585417552</text:p>
          </table:table-cell>
          <table:table-cell office:value-type="float" office:value="93.8315898967" calcext:value-type="float">
            <text:p>93,8315898967</text:p>
          </table:table-cell>
          <table:table-cell table:number-columns-repeated="16381"/>
        </table:table-row>
        <table:table-row table:style-name="ro1">
          <table:table-cell office:value-type="date" office:date-value="2003-09-01" calcext:value-type="date">
            <text:p>01/09/03</text:p>
          </table:table-cell>
          <table:table-cell office:value-type="float" office:value="84.1947479263" calcext:value-type="float">
            <text:p>84,1947479263</text:p>
          </table:table-cell>
          <table:table-cell office:value-type="float" office:value="116.444034923" calcext:value-type="float">
            <text:p>116,444034923</text:p>
          </table:table-cell>
          <table:table-cell table:number-columns-repeated="16381"/>
        </table:table-row>
        <table:table-row table:style-name="ro1">
          <table:table-cell office:value-type="date" office:date-value="2003-10-01" calcext:value-type="date">
            <text:p>01/10/03</text:p>
          </table:table-cell>
          <table:table-cell office:value-type="float" office:value="98.4794969363" calcext:value-type="float">
            <text:p>98,4794969363</text:p>
          </table:table-cell>
          <table:table-cell office:value-type="float" office:value="123.9513348019" calcext:value-type="float">
            <text:p>123,9513348019</text:p>
          </table:table-cell>
          <table:table-cell table:number-columns-repeated="16381"/>
        </table:table-row>
        <table:table-row table:style-name="ro1">
          <table:table-cell office:value-type="date" office:date-value="2003-11-01" calcext:value-type="date">
            <text:p>01/11/03</text:p>
          </table:table-cell>
          <table:table-cell office:value-type="float" office:value="83.0694952863" calcext:value-type="float">
            <text:p>83,0694952863</text:p>
          </table:table-cell>
          <table:table-cell office:value-type="float" office:value="104.9620940482" calcext:value-type="float">
            <text:p>104,9620940482</text:p>
          </table:table-cell>
          <table:table-cell table:number-columns-repeated="16381"/>
        </table:table-row>
        <table:table-row table:style-name="ro1">
          <table:table-cell office:value-type="date" office:date-value="2003-12-01" calcext:value-type="date">
            <text:p>01/12/03</text:p>
          </table:table-cell>
          <table:table-cell office:value-type="float" office:value="110.9108238604" calcext:value-type="float">
            <text:p>110,9108238604</text:p>
          </table:table-cell>
          <table:table-cell office:value-type="float" office:value="97.3601448904" calcext:value-type="float">
            <text:p>97,3601448904</text:p>
          </table:table-cell>
          <table:table-cell table:number-columns-repeated="16381"/>
        </table:table-row>
        <table:table-row table:style-name="ro1">
          <table:table-cell office:value-type="date" office:date-value="2004-01-01" calcext:value-type="date">
            <text:p>01/01/04</text:p>
          </table:table-cell>
          <table:table-cell office:value-type="float" office:value="66.9244946402" calcext:value-type="float">
            <text:p>66,9244946402</text:p>
          </table:table-cell>
          <table:table-cell office:value-type="float" office:value="108.3578653217" calcext:value-type="float">
            <text:p>108,3578653217</text:p>
          </table:table-cell>
          <table:table-cell table:number-columns-repeated="16381"/>
        </table:table-row>
        <table:table-row table:style-name="ro1">
          <table:table-cell office:value-type="date" office:date-value="2004-02-01" calcext:value-type="date">
            <text:p>01/02/04</text:p>
          </table:table-cell>
          <table:table-cell office:value-type="float" office:value="68.2562861852" calcext:value-type="float">
            <text:p>68,2562861852</text:p>
          </table:table-cell>
          <table:table-cell office:value-type="float" office:value="106.519638599" calcext:value-type="float">
            <text:p>106,519638599</text:p>
          </table:table-cell>
          <table:table-cell table:number-columns-repeated="16381"/>
        </table:table-row>
        <table:table-row table:style-name="ro1">
          <table:table-cell office:value-type="date" office:date-value="2004-03-01" calcext:value-type="date">
            <text:p>01/03/04</text:p>
          </table:table-cell>
          <table:table-cell office:value-type="float" office:value="88.2345363543" calcext:value-type="float">
            <text:p>88,2345363543</text:p>
          </table:table-cell>
          <table:table-cell office:value-type="float" office:value="126.2258819716" calcext:value-type="float">
            <text:p>126,2258819716</text:p>
          </table:table-cell>
          <table:table-cell table:number-columns-repeated="16381"/>
        </table:table-row>
        <table:table-row table:style-name="ro1">
          <table:table-cell office:value-type="date" office:date-value="2004-04-01" calcext:value-type="date">
            <text:p>01/04/04</text:p>
          </table:table-cell>
          <table:table-cell office:value-type="float" office:value="85.8970013713" calcext:value-type="float">
            <text:p>85,8970013713</text:p>
          </table:table-cell>
          <table:table-cell office:value-type="float" office:value="176.0846278705" calcext:value-type="float">
            <text:p>176,0846278705</text:p>
          </table:table-cell>
          <table:table-cell table:number-columns-repeated="16381"/>
        </table:table-row>
        <table:table-row table:style-name="ro1">
          <table:table-cell office:value-type="date" office:date-value="2004-05-01" calcext:value-type="date">
            <text:p>01/05/04</text:p>
          </table:table-cell>
          <table:table-cell office:value-type="float" office:value="92.0888332793" calcext:value-type="float">
            <text:p>92,0888332793</text:p>
          </table:table-cell>
          <table:table-cell office:value-type="float" office:value="117.7432074654" calcext:value-type="float">
            <text:p>117,7432074654</text:p>
          </table:table-cell>
          <table:table-cell table:number-columns-repeated="16381"/>
        </table:table-row>
        <table:table-row table:style-name="ro1">
          <table:table-cell office:value-type="date" office:date-value="2004-06-01" calcext:value-type="date">
            <text:p>01/06/04</text:p>
          </table:table-cell>
          <table:table-cell office:value-type="float" office:value="117.7920354504" calcext:value-type="float">
            <text:p>117,7920354504</text:p>
          </table:table-cell>
          <table:table-cell office:value-type="float" office:value="134.783236689" calcext:value-type="float">
            <text:p>134,783236689</text:p>
          </table:table-cell>
          <table:table-cell table:number-columns-repeated="16381"/>
        </table:table-row>
        <table:table-row table:style-name="ro1">
          <table:table-cell office:value-type="date" office:date-value="2004-07-01" calcext:value-type="date">
            <text:p>01/07/04</text:p>
          </table:table-cell>
          <table:table-cell office:value-type="float" office:value="89.0588606143" calcext:value-type="float">
            <text:p>89,0588606143</text:p>
          </table:table-cell>
          <table:table-cell office:value-type="float" office:value="130.0190414959" calcext:value-type="float">
            <text:p>130,0190414959</text:p>
          </table:table-cell>
          <table:table-cell table:number-columns-repeated="16381"/>
        </table:table-row>
        <table:table-row table:style-name="ro1">
          <table:table-cell office:value-type="date" office:date-value="2004-08-01" calcext:value-type="date">
            <text:p>01/08/04</text:p>
          </table:table-cell>
          <table:table-cell office:value-type="float" office:value="94.1193334833" calcext:value-type="float">
            <text:p>94,1193334833</text:p>
          </table:table-cell>
          <table:table-cell office:value-type="float" office:value="79.2046660971" calcext:value-type="float">
            <text:p>79,2046660971</text:p>
          </table:table-cell>
          <table:table-cell table:number-columns-repeated="16381"/>
        </table:table-row>
        <table:table-row table:style-name="ro1">
          <table:table-cell office:value-type="date" office:date-value="2004-09-01" calcext:value-type="date">
            <text:p>01/09/04</text:p>
          </table:table-cell>
          <table:table-cell office:value-type="float" office:value="143.7745845205" calcext:value-type="float">
            <text:p>143,7745845205</text:p>
          </table:table-cell>
          <table:table-cell office:value-type="float" office:value="121.1714790776" calcext:value-type="float">
            <text:p>121,1714790776</text:p>
          </table:table-cell>
          <table:table-cell table:number-columns-repeated="16381"/>
        </table:table-row>
        <table:table-row table:style-name="ro1">
          <table:table-cell office:value-type="date" office:date-value="2004-10-01" calcext:value-type="date">
            <text:p>01/10/04</text:p>
          </table:table-cell>
          <table:table-cell office:value-type="float" office:value="95.1589387793" calcext:value-type="float">
            <text:p>95,1589387793</text:p>
          </table:table-cell>
          <table:table-cell office:value-type="float" office:value="115.7989352639" calcext:value-type="float">
            <text:p>115,7989352639</text:p>
          </table:table-cell>
          <table:table-cell table:number-columns-repeated="16381"/>
        </table:table-row>
        <table:table-row table:style-name="ro1">
          <table:table-cell office:value-type="date" office:date-value="2004-11-01" calcext:value-type="date">
            <text:p>01/11/04</text:p>
          </table:table-cell>
          <table:table-cell office:value-type="float" office:value="122.8157745804" calcext:value-type="float">
            <text:p>122,8157745804</text:p>
          </table:table-cell>
          <table:table-cell office:value-type="float" office:value="101.3018134393" calcext:value-type="float">
            <text:p>101,3018134393</text:p>
          </table:table-cell>
          <table:table-cell table:number-columns-repeated="16381"/>
        </table:table-row>
        <table:table-row table:style-name="ro1">
          <table:table-cell office:value-type="date" office:date-value="2004-12-01" calcext:value-type="date">
            <text:p>01/12/04</text:p>
          </table:table-cell>
          <table:table-cell office:value-type="float" office:value="121.2503701404" calcext:value-type="float">
            <text:p>121,2503701404</text:p>
          </table:table-cell>
          <table:table-cell office:value-type="float" office:value="88.6348039551" calcext:value-type="float">
            <text:p>88,6348039551</text:p>
          </table:table-cell>
          <table:table-cell table:number-columns-repeated="16381"/>
        </table:table-row>
        <table:table-row table:style-name="ro1">
          <table:table-cell office:value-type="date" office:date-value="2005-01-01" calcext:value-type="date">
            <text:p>01/01/05</text:p>
          </table:table-cell>
          <table:table-cell office:value-type="float" office:value="77.2431948862" calcext:value-type="float">
            <text:p>77,2431948862</text:p>
          </table:table-cell>
          <table:table-cell office:value-type="float" office:value="113.126869625" calcext:value-type="float">
            <text:p>113,126869625</text:p>
          </table:table-cell>
          <table:table-cell table:number-columns-repeated="16381"/>
        </table:table-row>
        <table:table-row table:style-name="ro1">
          <table:table-cell office:value-type="date" office:date-value="2005-02-01" calcext:value-type="date">
            <text:p>01/02/05</text:p>
          </table:table-cell>
          <table:table-cell office:value-type="float" office:value="89.7135432293" calcext:value-type="float">
            <text:p>89,7135432293</text:p>
          </table:table-cell>
          <table:table-cell office:value-type="float" office:value="100.4968373655" calcext:value-type="float">
            <text:p>100,4968373655</text:p>
          </table:table-cell>
          <table:table-cell table:number-columns-repeated="16381"/>
        </table:table-row>
        <table:table-row table:style-name="ro1">
          <table:table-cell office:value-type="date" office:date-value="2005-03-01" calcext:value-type="date">
            <text:p>01/03/05</text:p>
          </table:table-cell>
          <table:table-cell office:value-type="float" office:value="80.4906728843" calcext:value-type="float">
            <text:p>80,4906728843</text:p>
          </table:table-cell>
          <table:table-cell office:value-type="float" office:value="115.0349723249" calcext:value-type="float">
            <text:p>115,0349723249</text:p>
          </table:table-cell>
          <table:table-cell table:number-columns-repeated="16381"/>
        </table:table-row>
        <table:table-row table:style-name="ro1">
          <table:table-cell office:value-type="date" office:date-value="2005-04-01" calcext:value-type="date">
            <text:p>01/04/05</text:p>
          </table:table-cell>
          <table:table-cell office:value-type="float" office:value="77.0367467512" calcext:value-type="float">
            <text:p>77,0367467512</text:p>
          </table:table-cell>
          <table:table-cell office:value-type="float" office:value="150.1778906461" calcext:value-type="float">
            <text:p>150,1778906461</text:p>
          </table:table-cell>
          <table:table-cell table:number-columns-repeated="16381"/>
        </table:table-row>
        <table:table-row table:style-name="ro1">
          <table:table-cell office:value-type="date" office:date-value="2005-05-01" calcext:value-type="date">
            <text:p>01/05/05</text:p>
          </table:table-cell>
          <table:table-cell office:value-type="float" office:value="95.8610245713" calcext:value-type="float">
            <text:p>95,8610245713</text:p>
          </table:table-cell>
          <table:table-cell office:value-type="float" office:value="132.1894748762" calcext:value-type="float">
            <text:p>132,1894748762</text:p>
          </table:table-cell>
          <table:table-cell table:number-columns-repeated="16381"/>
        </table:table-row>
        <table:table-row table:style-name="ro1">
          <table:table-cell office:value-type="date" office:date-value="2005-06-01" calcext:value-type="date">
            <text:p>01/06/05</text:p>
          </table:table-cell>
          <table:table-cell office:value-type="float" office:value="101.2886716803" calcext:value-type="float">
            <text:p>101,2886716803</text:p>
          </table:table-cell>
          <table:table-cell office:value-type="float" office:value="128.0190026425" calcext:value-type="float">
            <text:p>128,0190026425</text:p>
          </table:table-cell>
          <table:table-cell table:number-columns-repeated="16381"/>
        </table:table-row>
        <table:table-row table:style-name="ro1">
          <table:table-cell office:value-type="date" office:date-value="2005-07-01" calcext:value-type="date">
            <text:p>01/07/05</text:p>
          </table:table-cell>
          <table:table-cell office:value-type="float" office:value="98.4431981133" calcext:value-type="float">
            <text:p>98,4431981133</text:p>
          </table:table-cell>
          <table:table-cell office:value-type="float" office:value="97.3638115209" calcext:value-type="float">
            <text:p>97,3638115209</text:p>
          </table:table-cell>
          <table:table-cell table:number-columns-repeated="16381"/>
        </table:table-row>
        <table:table-row table:style-name="ro1">
          <table:table-cell office:value-type="date" office:date-value="2005-08-01" calcext:value-type="date">
            <text:p>01/08/05</text:p>
          </table:table-cell>
          <table:table-cell office:value-type="float" office:value="101.8737385803" calcext:value-type="float">
            <text:p>101,8737385803</text:p>
          </table:table-cell>
          <table:table-cell office:value-type="float" office:value="70.8631108369" calcext:value-type="float">
            <text:p>70,8631108369</text:p>
          </table:table-cell>
          <table:table-cell table:number-columns-repeated="16381"/>
        </table:table-row>
        <table:table-row table:style-name="ro1">
          <table:table-cell office:value-type="date" office:date-value="2005-09-01" calcext:value-type="date">
            <text:p>01/09/05</text:p>
          </table:table-cell>
          <table:table-cell office:value-type="float" office:value="120.2895170104" calcext:value-type="float">
            <text:p>120,2895170104</text:p>
          </table:table-cell>
          <table:table-cell office:value-type="float" office:value="114.0672981437" calcext:value-type="float">
            <text:p>114,0672981437</text:p>
          </table:table-cell>
          <table:table-cell table:number-columns-repeated="16381"/>
        </table:table-row>
        <table:table-row table:style-name="ro1">
          <table:table-cell office:value-type="date" office:date-value="2005-10-01" calcext:value-type="date">
            <text:p>01/10/05</text:p>
          </table:table-cell>
          <table:table-cell office:value-type="float" office:value="104.7684842403" calcext:value-type="float">
            <text:p>104,7684842403</text:p>
          </table:table-cell>
          <table:table-cell office:value-type="float" office:value="95.5843474474" calcext:value-type="float">
            <text:p>95,5843474474</text:p>
          </table:table-cell>
          <table:table-cell table:number-columns-repeated="16381"/>
        </table:table-row>
        <table:table-row table:style-name="ro1">
          <table:table-cell office:value-type="date" office:date-value="2005-11-01" calcext:value-type="date">
            <text:p>01/11/05</text:p>
          </table:table-cell>
          <table:table-cell office:value-type="float" office:value="105.3860392803" calcext:value-type="float">
            <text:p>105,3860392803</text:p>
          </table:table-cell>
          <table:table-cell office:value-type="float" office:value="99.9527420939" calcext:value-type="float">
            <text:p>99,9527420939</text:p>
          </table:table-cell>
          <table:table-cell table:number-columns-repeated="16381"/>
        </table:table-row>
        <table:table-row table:style-name="ro1">
          <table:table-cell office:value-type="date" office:date-value="2005-12-01" calcext:value-type="date">
            <text:p>01/12/05</text:p>
          </table:table-cell>
          <table:table-cell office:value-type="float" office:value="130.9124893004" calcext:value-type="float">
            <text:p>130,9124893004</text:p>
          </table:table-cell>
          <table:table-cell office:value-type="float" office:value="77.7024905783" calcext:value-type="float">
            <text:p>77,7024905783</text:p>
          </table:table-cell>
          <table:table-cell table:number-columns-repeated="16381"/>
        </table:table-row>
        <table:table-row table:style-name="ro1">
          <table:table-cell office:value-type="date" office:date-value="2006-01-01" calcext:value-type="date">
            <text:p>01/01/06</text:p>
          </table:table-cell>
          <table:table-cell office:value-type="float" office:value="108.5612325303" calcext:value-type="float">
            <text:p>108,5612325303</text:p>
          </table:table-cell>
          <table:table-cell office:value-type="float" office:value="94.5382184631" calcext:value-type="float">
            <text:p>94,5382184631</text:p>
          </table:table-cell>
          <table:table-cell table:number-columns-repeated="16381"/>
        </table:table-row>
        <table:table-row table:style-name="ro1">
          <table:table-cell office:value-type="date" office:date-value="2006-02-01" calcext:value-type="date">
            <text:p>01/02/06</text:p>
          </table:table-cell>
          <table:table-cell office:value-type="float" office:value="119.6184476804" calcext:value-type="float">
            <text:p>119,6184476804</text:p>
          </table:table-cell>
          <table:table-cell office:value-type="float" office:value="111.4394426431" calcext:value-type="float">
            <text:p>111,4394426431</text:p>
          </table:table-cell>
          <table:table-cell table:number-columns-repeated="16381"/>
        </table:table-row>
        <table:table-row table:style-name="ro1">
          <table:table-cell office:value-type="date" office:date-value="2006-03-01" calcext:value-type="date">
            <text:p>01/03/06</text:p>
          </table:table-cell>
          <table:table-cell office:value-type="float" office:value="141.0995225304" calcext:value-type="float">
            <text:p>141,0995225304</text:p>
          </table:table-cell>
          <table:table-cell office:value-type="float" office:value="101.5037284815" calcext:value-type="float">
            <text:p>101,5037284815</text:p>
          </table:table-cell>
          <table:table-cell table:number-columns-repeated="16381"/>
        </table:table-row>
        <table:table-row table:style-name="ro1">
          <table:table-cell office:value-type="date" office:date-value="2006-04-01" calcext:value-type="date">
            <text:p>01/04/06</text:p>
          </table:table-cell>
          <table:table-cell office:value-type="float" office:value="119.2870732504" calcext:value-type="float">
            <text:p>119,2870732504</text:p>
          </table:table-cell>
          <table:table-cell office:value-type="float" office:value="153.4618734302" calcext:value-type="float">
            <text:p>153,4618734302</text:p>
          </table:table-cell>
          <table:table-cell table:number-columns-repeated="16381"/>
        </table:table-row>
        <table:table-row table:style-name="ro1">
          <table:table-cell office:value-type="date" office:date-value="2006-05-01" calcext:value-type="date">
            <text:p>01/05/06</text:p>
          </table:table-cell>
          <table:table-cell office:value-type="float" office:value="139.7645486304" calcext:value-type="float">
            <text:p>139,7645486304</text:p>
          </table:table-cell>
          <table:table-cell office:value-type="float" office:value="108.8869534941" calcext:value-type="float">
            <text:p>108,8869534941</text:p>
          </table:table-cell>
          <table:table-cell table:number-columns-repeated="16381"/>
        </table:table-row>
        <table:table-row table:style-name="ro1">
          <table:table-cell office:value-type="date" office:date-value="2006-06-01" calcext:value-type="date">
            <text:p>01/06/06</text:p>
          </table:table-cell>
          <table:table-cell office:value-type="float" office:value="185.7049754906" calcext:value-type="float">
            <text:p>185,7049754906</text:p>
          </table:table-cell>
          <table:table-cell office:value-type="float" office:value="123.339714694" calcext:value-type="float">
            <text:p>123,339714694</text:p>
          </table:table-cell>
          <table:table-cell table:number-columns-repeated="16381"/>
        </table:table-row>
        <table:table-row table:style-name="ro1">
          <table:table-cell office:value-type="date" office:date-value="2006-07-01" calcext:value-type="date">
            <text:p>01/07/06</text:p>
          </table:table-cell>
          <table:table-cell office:value-type="float" office:value="107.1786862403" calcext:value-type="float">
            <text:p>107,1786862403</text:p>
          </table:table-cell>
          <table:table-cell office:value-type="float" office:value="92.6784412277" calcext:value-type="float">
            <text:p>92,6784412277</text:p>
          </table:table-cell>
          <table:table-cell table:number-columns-repeated="16381"/>
        </table:table-row>
        <table:table-row table:style-name="ro1">
          <table:table-cell office:value-type="date" office:date-value="2006-08-01" calcext:value-type="date">
            <text:p>01/08/06</text:p>
          </table:table-cell>
          <table:table-cell office:value-type="float" office:value="135.3957775104" calcext:value-type="float">
            <text:p>135,3957775104</text:p>
          </table:table-cell>
          <table:table-cell office:value-type="float" office:value="77.7798017957" calcext:value-type="float">
            <text:p>77,7798017957</text:p>
          </table:table-cell>
          <table:table-cell table:number-columns-repeated="16381"/>
        </table:table-row>
        <table:table-row table:style-name="ro2">
          <table:table-cell office:value-type="date" office:date-value="2006-09-01" calcext:value-type="date">
            <text:p>01/09/06</text:p>
          </table:table-cell>
          <table:table-cell office:value-type="float" office:value="153.1258709305" calcext:value-type="float">
            <text:p>153,1258709305</text:p>
          </table:table-cell>
          <table:table-cell office:value-type="float" office:value="104.0719940025" calcext:value-type="float">
            <text:p>104,0719940025</text:p>
          </table:table-cell>
          <table:table-cell table:number-columns-repeated="16381"/>
        </table:table-row>
        <table:table-row table:style-name="ro2">
          <table:table-cell office:value-type="date" office:date-value="2006-10-01" calcext:value-type="date">
            <text:p>01/10/06</text:p>
          </table:table-cell>
          <table:table-cell office:value-type="float" office:value="158.0470571405" calcext:value-type="float">
            <text:p>158,0470571405</text:p>
          </table:table-cell>
          <table:table-cell office:value-type="float" office:value="111.2369166312" calcext:value-type="float">
            <text:p>111,2369166312</text:p>
          </table:table-cell>
          <table:table-cell table:number-columns-repeated="16381"/>
        </table:table-row>
        <table:table-row table:style-name="ro2">
          <table:table-cell office:value-type="date" office:date-value="2006-11-01" calcext:value-type="date">
            <text:p>01/11/06</text:p>
          </table:table-cell>
          <table:table-cell office:value-type="float" office:value="143.0192803605" calcext:value-type="float">
            <text:p>143,0192803605</text:p>
          </table:table-cell>
          <table:table-cell office:value-type="float" office:value="109.6352894285" calcext:value-type="float">
            <text:p>109,6352894285</text:p>
          </table:table-cell>
          <table:table-cell table:number-columns-repeated="16381"/>
        </table:table-row>
        <table:table-row table:style-name="ro2">
          <table:table-cell office:value-type="date" office:date-value="2006-12-01" calcext:value-type="date">
            <text:p>01/12/06</text:p>
          </table:table-cell>
          <table:table-cell office:value-type="float" office:value="179.8149439906" calcext:value-type="float">
            <text:p>179,8149439906</text:p>
          </table:table-cell>
          <table:table-cell office:value-type="float" office:value="81.9944840756" calcext:value-type="float">
            <text:p>81,9944840756</text:p>
          </table:table-cell>
          <table:table-cell table:number-columns-repeated="16381"/>
        </table:table-row>
        <table:table-row table:style-name="ro2">
          <table:table-cell office:value-type="date" office:date-value="2007-01-01" calcext:value-type="date">
            <text:p>01/01/07</text:p>
          </table:table-cell>
          <table:table-cell office:value-type="float" office:value="132.0595458304" calcext:value-type="float">
            <text:p>132,0595458304</text:p>
          </table:table-cell>
          <table:table-cell office:value-type="float" office:value="108.9445064331" calcext:value-type="float">
            <text:p>108,9445064331</text:p>
          </table:table-cell>
          <table:table-cell table:number-columns-repeated="16381"/>
        </table:table-row>
        <table:table-row table:style-name="ro2">
          <table:table-cell office:value-type="date" office:date-value="2007-02-01" calcext:value-type="date">
            <text:p>01/02/07</text:p>
          </table:table-cell>
          <table:table-cell office:value-type="float" office:value="103.8697989303" calcext:value-type="float">
            <text:p>103,8697989303</text:p>
          </table:table-cell>
          <table:table-cell office:value-type="float" office:value="101.2748903575" calcext:value-type="float">
            <text:p>101,2748903575</text:p>
          </table:table-cell>
          <table:table-cell table:number-columns-repeated="16381"/>
        </table:table-row>
        <table:table-row table:style-name="ro2">
          <table:table-cell office:value-type="date" office:date-value="2007-03-01" calcext:value-type="date">
            <text:p>01/03/07</text:p>
          </table:table-cell>
          <table:table-cell office:value-type="float" office:value="128.5832974104" calcext:value-type="float">
            <text:p>128,5832974104</text:p>
          </table:table-cell>
          <table:table-cell office:value-type="float" office:value="108.6929025505" calcext:value-type="float">
            <text:p>108,6929025505</text:p>
          </table:table-cell>
          <table:table-cell table:number-columns-repeated="16381"/>
        </table:table-row>
        <table:table-row table:style-name="ro2">
          <table:table-cell office:value-type="date" office:date-value="2007-04-01" calcext:value-type="date">
            <text:p>01/04/07</text:p>
          </table:table-cell>
          <table:table-cell office:value-type="float" office:value="123.0710687104" calcext:value-type="float">
            <text:p>123,0710687104</text:p>
          </table:table-cell>
          <table:table-cell office:value-type="float" office:value="134.223915733" calcext:value-type="float">
            <text:p>134,223915733</text:p>
          </table:table-cell>
          <table:table-cell table:number-columns-repeated="16381"/>
        </table:table-row>
        <table:table-row table:style-name="ro2">
          <table:table-cell office:value-type="date" office:date-value="2007-05-01" calcext:value-type="date">
            <text:p>01/05/07</text:p>
          </table:table-cell>
          <table:table-cell office:value-type="float" office:value="162.1895905105" calcext:value-type="float">
            <text:p>162,1895905105</text:p>
          </table:table-cell>
          <table:table-cell office:value-type="float" office:value="116.2435460674" calcext:value-type="float">
            <text:p>116,2435460674</text:p>
          </table:table-cell>
          <table:table-cell table:number-columns-repeated="16381"/>
        </table:table-row>
        <table:table-row table:style-name="ro2">
          <table:table-cell office:value-type="date" office:date-value="2007-06-01" calcext:value-type="date">
            <text:p>01/06/07</text:p>
          </table:table-cell>
          <table:table-cell office:value-type="float" office:value="172.0219029505" calcext:value-type="float">
            <text:p>172,0219029505</text:p>
          </table:table-cell>
          <table:table-cell office:value-type="float" office:value="135.8754140699" calcext:value-type="float">
            <text:p>135,8754140699</text:p>
          </table:table-cell>
          <table:table-cell table:number-columns-repeated="16381"/>
        </table:table-row>
        <table:table-row table:style-name="ro2">
          <table:table-cell office:value-type="date" office:date-value="2007-07-01" calcext:value-type="date">
            <text:p>01/07/07</text:p>
          </table:table-cell>
          <table:table-cell office:value-type="float" office:value="189.0249743606" calcext:value-type="float">
            <text:p>189,0249743606</text:p>
          </table:table-cell>
          <table:table-cell office:value-type="float" office:value="113.5160803625" calcext:value-type="float">
            <text:p>113,5160803625</text:p>
          </table:table-cell>
          <table:table-cell table:number-columns-repeated="16381"/>
        </table:table-row>
        <table:table-row table:style-name="ro2">
          <table:table-cell office:value-type="date" office:date-value="2007-08-01" calcext:value-type="date">
            <text:p>01/08/07</text:p>
          </table:table-cell>
          <table:table-cell office:value-type="float" office:value="117.2238780004" calcext:value-type="float">
            <text:p>117,2238780004</text:p>
          </table:table-cell>
          <table:table-cell office:value-type="float" office:value="93.3826298422" calcext:value-type="float">
            <text:p>93,3826298422</text:p>
          </table:table-cell>
          <table:table-cell table:number-columns-repeated="16381"/>
        </table:table-row>
        <table:table-row table:style-name="ro2">
          <table:table-cell office:value-type="date" office:date-value="2007-09-01" calcext:value-type="date">
            <text:p>01/09/07</text:p>
          </table:table-cell>
          <table:table-cell office:value-type="float" office:value="162.3612866105" calcext:value-type="float">
            <text:p>162,3612866105</text:p>
          </table:table-cell>
          <table:table-cell office:value-type="float" office:value="123.1877741483" calcext:value-type="float">
            <text:p>123,1877741483</text:p>
          </table:table-cell>
          <table:table-cell table:number-columns-repeated="16381"/>
        </table:table-row>
        <table:table-row table:style-name="ro2">
          <table:table-cell office:value-type="date" office:date-value="2007-10-01" calcext:value-type="date">
            <text:p>01/10/07</text:p>
          </table:table-cell>
          <table:table-cell office:value-type="float" office:value="128.2857869304" calcext:value-type="float">
            <text:p>128,2857869304</text:p>
          </table:table-cell>
          <table:table-cell office:value-type="float" office:value="136.2578683703" calcext:value-type="float">
            <text:p>136,2578683703</text:p>
          </table:table-cell>
          <table:table-cell table:number-columns-repeated="16381"/>
        </table:table-row>
        <table:table-row table:style-name="ro2">
          <table:table-cell office:value-type="date" office:date-value="2007-11-01" calcext:value-type="date">
            <text:p>01/11/07</text:p>
          </table:table-cell>
          <table:table-cell office:value-type="float" office:value="165.1820164505" calcext:value-type="float">
            <text:p>165,1820164505</text:p>
          </table:table-cell>
          <table:table-cell office:value-type="float" office:value="119.8878175816" calcext:value-type="float">
            <text:p>119,8878175816</text:p>
          </table:table-cell>
          <table:table-cell table:number-columns-repeated="16381"/>
        </table:table-row>
        <table:table-row table:style-name="ro2">
          <table:table-cell office:value-type="date" office:date-value="2007-12-01" calcext:value-type="date">
            <text:p>01/12/07</text:p>
          </table:table-cell>
          <table:table-cell office:value-type="float" office:value="186.6261387006" calcext:value-type="float">
            <text:p>186,6261387006</text:p>
          </table:table-cell>
          <table:table-cell office:value-type="float" office:value="89.191765945" calcext:value-type="float">
            <text:p>89,191765945</text:p>
          </table:table-cell>
          <table:table-cell table:number-columns-repeated="16381"/>
        </table:table-row>
        <table:table-row table:style-name="ro2">
          <table:table-cell office:value-type="date" office:date-value="2008-01-01" calcext:value-type="date">
            <text:p>01/01/08</text:p>
          </table:table-cell>
          <table:table-cell office:value-type="float" office:value="99.6168704613" calcext:value-type="float">
            <text:p>99,6168704613</text:p>
          </table:table-cell>
          <table:table-cell office:value-type="float" office:value="103.7054151499" calcext:value-type="float">
            <text:p>103,7054151499</text:p>
          </table:table-cell>
          <table:table-cell table:number-columns-repeated="16381"/>
        </table:table-row>
        <table:table-row table:style-name="ro2">
          <table:table-cell office:value-type="date" office:date-value="2008-02-01" calcext:value-type="date">
            <text:p>01/02/08</text:p>
          </table:table-cell>
          <table:table-cell office:value-type="float" office:value="122.0275568704" calcext:value-type="float">
            <text:p>122,0275568704</text:p>
          </table:table-cell>
          <table:table-cell office:value-type="float" office:value="104.1082888331" calcext:value-type="float">
            <text:p>104,1082888331</text:p>
          </table:table-cell>
          <table:table-cell table:number-columns-repeated="16381"/>
        </table:table-row>
        <table:table-row table:style-name="ro2">
          <table:table-cell office:value-type="date" office:date-value="2008-03-01" calcext:value-type="date">
            <text:p>01/03/08</text:p>
          </table:table-cell>
          <table:table-cell office:value-type="float" office:value="116.5245575404" calcext:value-type="float">
            <text:p>116,5245575404</text:p>
          </table:table-cell>
          <table:table-cell office:value-type="float" office:value="129.6397136245" calcext:value-type="float">
            <text:p>129,6397136245</text:p>
          </table:table-cell>
          <table:table-cell table:number-columns-repeated="16381"/>
        </table:table-row>
        <table:table-row table:style-name="ro2">
          <table:table-cell office:value-type="date" office:date-value="2008-04-01" calcext:value-type="date">
            <text:p>01/04/08</text:p>
          </table:table-cell>
          <table:table-cell office:value-type="float" office:value="147.0588667505" calcext:value-type="float">
            <text:p>147,0588667505</text:p>
          </table:table-cell>
          <table:table-cell office:value-type="float" office:value="109.1601664266" calcext:value-type="float">
            <text:p>109,1601664266</text:p>
          </table:table-cell>
          <table:table-cell table:number-columns-repeated="16381"/>
        </table:table-row>
        <table:table-row table:style-name="ro2">
          <table:table-cell office:value-type="date" office:date-value="2008-05-01" calcext:value-type="date">
            <text:p>01/05/08</text:p>
          </table:table-cell>
          <table:table-cell office:value-type="float" office:value="118.0463969604" calcext:value-type="float">
            <text:p>118,0463969604</text:p>
          </table:table-cell>
          <table:table-cell office:value-type="float" office:value="110.3474520396" calcext:value-type="float">
            <text:p>110,3474520396</text:p>
          </table:table-cell>
          <table:table-cell table:number-columns-repeated="16381"/>
        </table:table-row>
        <table:table-row table:style-name="ro2">
          <table:table-cell office:value-type="date" office:date-value="2008-06-01" calcext:value-type="date">
            <text:p>01/06/08</text:p>
          </table:table-cell>
          <table:table-cell office:value-type="float" office:value="125.6271902004" calcext:value-type="float">
            <text:p>125,6271902004</text:p>
          </table:table-cell>
          <table:table-cell office:value-type="float" office:value="131.6875350285" calcext:value-type="float">
            <text:p>131,6875350285</text:p>
          </table:table-cell>
          <table:table-cell table:number-columns-repeated="16381"/>
        </table:table-row>
        <table:table-row table:style-name="ro2">
          <table:table-cell office:value-type="date" office:date-value="2008-07-01" calcext:value-type="date">
            <text:p>01/07/08</text:p>
          </table:table-cell>
          <table:table-cell office:value-type="float" office:value="119.4093056604" calcext:value-type="float">
            <text:p>119,4093056604</text:p>
          </table:table-cell>
          <table:table-cell office:value-type="float" office:value="127.1064487376" calcext:value-type="float">
            <text:p>127,1064487376</text:p>
          </table:table-cell>
          <table:table-cell table:number-columns-repeated="16381"/>
        </table:table-row>
        <table:table-row table:style-name="ro2">
          <table:table-cell office:value-type="date" office:date-value="2008-08-01" calcext:value-type="date">
            <text:p>01/08/08</text:p>
          </table:table-cell>
          <table:table-cell office:value-type="float" office:value="119.7267950004" calcext:value-type="float">
            <text:p>119,7267950004</text:p>
          </table:table-cell>
          <table:table-cell office:value-type="float" office:value="73.600278147" calcext:value-type="float">
            <text:p>73,600278147</text:p>
          </table:table-cell>
          <table:table-cell table:number-columns-repeated="16381"/>
        </table:table-row>
        <table:table-row table:style-name="ro2">
          <table:table-cell office:value-type="date" office:date-value="2008-09-01" calcext:value-type="date">
            <text:p>01/09/08</text:p>
          </table:table-cell>
          <table:table-cell office:value-type="float" office:value="170.2340803405" calcext:value-type="float">
            <text:p>170,2340803405</text:p>
          </table:table-cell>
          <table:table-cell office:value-type="float" office:value="122.3337693143" calcext:value-type="float">
            <text:p>122,3337693143</text:p>
          </table:table-cell>
          <table:table-cell table:number-columns-repeated="16381"/>
        </table:table-row>
        <table:table-row table:style-name="ro2">
          <table:table-cell office:value-type="date" office:date-value="2008-10-01" calcext:value-type="date">
            <text:p>01/10/08</text:p>
          </table:table-cell>
          <table:table-cell office:value-type="float" office:value="140.4761051404" calcext:value-type="float">
            <text:p>140,4761051404</text:p>
          </table:table-cell>
          <table:table-cell office:value-type="float" office:value="112.3127928681" calcext:value-type="float">
            <text:p>112,3127928681</text:p>
          </table:table-cell>
          <table:table-cell table:number-columns-repeated="16381"/>
        </table:table-row>
        <table:table-row table:style-name="ro2">
          <table:table-cell office:value-type="date" office:date-value="2008-11-01" calcext:value-type="date">
            <text:p>01/11/08</text:p>
          </table:table-cell>
          <table:table-cell office:value-type="float" office:value="143.7541245805" calcext:value-type="float">
            <text:p>143,7541245805</text:p>
          </table:table-cell>
          <table:table-cell office:value-type="float" office:value="95.0075328966" calcext:value-type="float">
            <text:p>95,0075328966</text:p>
          </table:table-cell>
          <table:table-cell table:number-columns-repeated="16381"/>
        </table:table-row>
        <table:table-row table:style-name="ro2">
          <table:table-cell office:value-type="date" office:date-value="2008-12-01" calcext:value-type="date">
            <text:p>01/12/08</text:p>
          </table:table-cell>
          <table:table-cell office:value-type="float" office:value="211.3111801807" calcext:value-type="float">
            <text:p>211,3111801807</text:p>
          </table:table-cell>
          <table:table-cell office:value-type="float" office:value="109.2637916694" calcext:value-type="float">
            <text:p>109,2637916694</text:p>
          </table:table-cell>
          <table:table-cell table:number-columns-repeated="16381"/>
        </table:table-row>
        <table:table-row table:style-name="ro2">
          <table:table-cell office:value-type="date" office:date-value="2009-01-01" calcext:value-type="date">
            <text:p>01/01/09</text:p>
          </table:table-cell>
          <table:table-cell office:value-type="float" office:value="140.0576203604" calcext:value-type="float">
            <text:p>140,0576203604</text:p>
          </table:table-cell>
          <table:table-cell office:value-type="float" office:value="106.4134697082" calcext:value-type="float">
            <text:p>106,4134697082</text:p>
          </table:table-cell>
          <table:table-cell table:number-columns-repeated="16381"/>
        </table:table-row>
        <table:table-row table:style-name="ro2">
          <table:table-cell office:value-type="date" office:date-value="2009-02-01" calcext:value-type="date">
            <text:p>01/02/09</text:p>
          </table:table-cell>
          <table:table-cell office:value-type="float" office:value="131.2424210904" calcext:value-type="float">
            <text:p>131,2424210904</text:p>
          </table:table-cell>
          <table:table-cell office:value-type="float" office:value="100.4174017363" calcext:value-type="float">
            <text:p>100,4174017363</text:p>
          </table:table-cell>
          <table:table-cell table:number-columns-repeated="16381"/>
        </table:table-row>
        <table:table-row table:style-name="ro2">
          <table:table-cell office:value-type="date" office:date-value="2009-03-01" calcext:value-type="date">
            <text:p>01/03/09</text:p>
          </table:table-cell>
          <table:table-cell office:value-type="float" office:value="129.2218356504" calcext:value-type="float">
            <text:p>129,2218356504</text:p>
          </table:table-cell>
          <table:table-cell office:value-type="float" office:value="110.5120977898" calcext:value-type="float">
            <text:p>110,5120977898</text:p>
          </table:table-cell>
          <table:table-cell table:number-columns-repeated="16381"/>
        </table:table-row>
        <table:table-row table:style-name="ro2">
          <table:table-cell office:value-type="date" office:date-value="2009-04-01" calcext:value-type="date">
            <text:p>01/04/09</text:p>
          </table:table-cell>
          <table:table-cell office:value-type="float" office:value="132.5426458304" calcext:value-type="float">
            <text:p>132,5426458304</text:p>
          </table:table-cell>
          <table:table-cell office:value-type="float" office:value="111.7012777242" calcext:value-type="float">
            <text:p>111,7012777242</text:p>
          </table:table-cell>
          <table:table-cell table:number-columns-repeated="16381"/>
        </table:table-row>
        <table:table-row table:style-name="ro2">
          <table:table-cell office:value-type="date" office:date-value="2009-05-01" calcext:value-type="date">
            <text:p>01/05/09</text:p>
          </table:table-cell>
          <table:table-cell office:value-type="float" office:value="155.9700064305" calcext:value-type="float">
            <text:p>155,9700064305</text:p>
          </table:table-cell>
          <table:table-cell office:value-type="float" office:value="106.6715698274" calcext:value-type="float">
            <text:p>106,6715698274</text:p>
          </table:table-cell>
          <table:table-cell table:number-columns-repeated="16381"/>
        </table:table-row>
        <table:table-row table:style-name="ro2">
          <table:table-cell office:value-type="date" office:date-value="2009-06-01" calcext:value-type="date">
            <text:p>01/06/09</text:p>
          </table:table-cell>
          <table:table-cell office:value-type="float" office:value="216.9849527407" calcext:value-type="float">
            <text:p>216,9849527407</text:p>
          </table:table-cell>
          <table:table-cell office:value-type="float" office:value="105.5518963165" calcext:value-type="float">
            <text:p>105,5518963165</text:p>
          </table:table-cell>
          <table:table-cell table:number-columns-repeated="16381"/>
        </table:table-row>
        <table:table-row table:style-name="ro2">
          <table:table-cell office:value-type="date" office:date-value="2009-07-01" calcext:value-type="date">
            <text:p>01/07/09</text:p>
          </table:table-cell>
          <table:table-cell office:value-type="float" office:value="141.5695047505" calcext:value-type="float">
            <text:p>141,5695047505</text:p>
          </table:table-cell>
          <table:table-cell office:value-type="float" office:value="100.951886998" calcext:value-type="float">
            <text:p>100,951886998</text:p>
          </table:table-cell>
          <table:table-cell table:number-columns-repeated="16381"/>
        </table:table-row>
        <table:table-row table:style-name="ro2">
          <table:table-cell office:value-type="date" office:date-value="2009-08-01" calcext:value-type="date">
            <text:p>01/08/09</text:p>
          </table:table-cell>
          <table:table-cell office:value-type="float" office:value="116.9586187504" calcext:value-type="float">
            <text:p>116,9586187504</text:p>
          </table:table-cell>
          <table:table-cell office:value-type="float" office:value="78.036670861" calcext:value-type="float">
            <text:p>78,036670861</text:p>
          </table:table-cell>
          <table:table-cell table:number-columns-repeated="16381"/>
        </table:table-row>
        <table:table-row table:style-name="ro2">
          <table:table-cell office:value-type="date" office:date-value="2009-09-01" calcext:value-type="date">
            <text:p>01/09/09</text:p>
          </table:table-cell>
          <table:table-cell office:value-type="float" office:value="124.0564771104" calcext:value-type="float">
            <text:p>124,0564771104</text:p>
          </table:table-cell>
          <table:table-cell office:value-type="float" office:value="98.526665533" calcext:value-type="float">
            <text:p>98,526665533</text:p>
          </table:table-cell>
          <table:table-cell table:number-columns-repeated="16381"/>
        </table:table-row>
        <table:table-row table:style-name="ro2">
          <table:table-cell office:value-type="date" office:date-value="2009-10-01" calcext:value-type="date">
            <text:p>01/10/09</text:p>
          </table:table-cell>
          <table:table-cell office:value-type="float" office:value="155.4527431105" calcext:value-type="float">
            <text:p>155,4527431105</text:p>
          </table:table-cell>
          <table:table-cell office:value-type="float" office:value="100.7833810973" calcext:value-type="float">
            <text:p>100,7833810973</text:p>
          </table:table-cell>
          <table:table-cell table:number-columns-repeated="16381"/>
        </table:table-row>
        <table:table-row table:style-name="ro2">
          <table:table-cell office:value-type="date" office:date-value="2009-11-01" calcext:value-type="date">
            <text:p>01/11/09</text:p>
          </table:table-cell>
          <table:table-cell office:value-type="float" office:value="156.2693602505" calcext:value-type="float">
            <text:p>156,2693602505</text:p>
          </table:table-cell>
          <table:table-cell office:value-type="float" office:value="99.3791368103" calcext:value-type="float">
            <text:p>99,3791368103</text:p>
          </table:table-cell>
          <table:table-cell table:number-columns-repeated="16381"/>
        </table:table-row>
        <table:table-row table:style-name="ro2">
          <table:table-cell office:value-type="date" office:date-value="2009-12-01" calcext:value-type="date">
            <text:p>01/12/09</text:p>
          </table:table-cell>
          <table:table-cell office:value-type="float" office:value="231.5204592407" calcext:value-type="float">
            <text:p>231,5204592407</text:p>
          </table:table-cell>
          <table:table-cell office:value-type="float" office:value="95.139976261" calcext:value-type="float">
            <text:p>95,139976261</text:p>
          </table:table-cell>
          <table:table-cell table:number-columns-repeated="16381"/>
        </table:table-row>
        <table:table-row table:style-name="ro2">
          <table:table-cell office:value-type="date" office:date-value="2010-01-01" calcext:value-type="date">
            <text:p>01/01/10</text:p>
          </table:table-cell>
          <table:table-cell office:value-type="float" office:value="118.5435505904" calcext:value-type="float">
            <text:p>118,5435505904</text:p>
          </table:table-cell>
          <table:table-cell office:value-type="float" office:value="105.9274065719" calcext:value-type="float">
            <text:p>105,9274065719</text:p>
          </table:table-cell>
          <table:table-cell table:number-columns-repeated="16381"/>
        </table:table-row>
        <table:table-row table:style-name="ro2">
          <table:table-cell office:value-type="date" office:date-value="2010-02-01" calcext:value-type="date">
            <text:p>01/02/10</text:p>
          </table:table-cell>
          <table:table-cell office:value-type="float" office:value="104.9957953903" calcext:value-type="float">
            <text:p>104,9957953903</text:p>
          </table:table-cell>
          <table:table-cell office:value-type="float" office:value="110.4947335503" calcext:value-type="float">
            <text:p>110,4947335503</text:p>
          </table:table-cell>
          <table:table-cell table:number-columns-repeated="16381"/>
        </table:table-row>
        <table:table-row table:style-name="ro2">
          <table:table-cell office:value-type="date" office:date-value="2010-03-01" calcext:value-type="date">
            <text:p>01/03/10</text:p>
          </table:table-cell>
          <table:table-cell office:value-type="float" office:value="222.6038476807" calcext:value-type="float">
            <text:p>222,6038476807</text:p>
          </table:table-cell>
          <table:table-cell office:value-type="float" office:value="121.6646337679" calcext:value-type="float">
            <text:p>121,6646337679</text:p>
          </table:table-cell>
          <table:table-cell table:number-columns-repeated="16381"/>
        </table:table-row>
        <table:table-row table:style-name="ro2">
          <table:table-cell office:value-type="date" office:date-value="2010-04-01" calcext:value-type="date">
            <text:p>01/04/10</text:p>
          </table:table-cell>
          <table:table-cell office:value-type="float" office:value="164.4911183205" calcext:value-type="float">
            <text:p>164,4911183205</text:p>
          </table:table-cell>
          <table:table-cell office:value-type="float" office:value="114.1896541839" calcext:value-type="float">
            <text:p>114,1896541839</text:p>
          </table:table-cell>
          <table:table-cell table:number-columns-repeated="16381"/>
        </table:table-row>
        <table:table-row table:style-name="ro2">
          <table:table-cell office:value-type="date" office:date-value="2010-05-01" calcext:value-type="date">
            <text:p>01/05/10</text:p>
          </table:table-cell>
          <table:table-cell office:value-type="float" office:value="154.7134793405" calcext:value-type="float">
            <text:p>154,7134793405</text:p>
          </table:table-cell>
          <table:table-cell office:value-type="float" office:value="119.8989112072" calcext:value-type="float">
            <text:p>119,8989112072</text:p>
          </table:table-cell>
          <table:table-cell table:number-columns-repeated="16381"/>
        </table:table-row>
        <table:table-row table:style-name="ro2">
          <table:table-cell office:value-type="date" office:date-value="2010-06-01" calcext:value-type="date">
            <text:p>01/06/10</text:p>
          </table:table-cell>
          <table:table-cell office:value-type="float" office:value="152.1921138405" calcext:value-type="float">
            <text:p>152,1921138405</text:p>
          </table:table-cell>
          <table:table-cell office:value-type="float" office:value="150.1283581495" calcext:value-type="float">
            <text:p>150,1283581495</text:p>
          </table:table-cell>
          <table:table-cell table:number-columns-repeated="16381"/>
        </table:table-row>
        <table:table-row table:style-name="ro2">
          <table:table-cell office:value-type="date" office:date-value="2010-07-01" calcext:value-type="date">
            <text:p>01/07/10</text:p>
          </table:table-cell>
          <table:table-cell office:value-type="float" office:value="164.2436300005" calcext:value-type="float">
            <text:p>164,2436300005</text:p>
          </table:table-cell>
          <table:table-cell office:value-type="float" office:value="146.6763529636" calcext:value-type="float">
            <text:p>146,6763529636</text:p>
          </table:table-cell>
          <table:table-cell table:number-columns-repeated="16381"/>
        </table:table-row>
        <table:table-row table:style-name="ro2">
          <table:table-cell office:value-type="date" office:date-value="2010-08-01" calcext:value-type="date">
            <text:p>01/08/10</text:p>
          </table:table-cell>
          <table:table-cell office:value-type="float" office:value="139.5394748004" calcext:value-type="float">
            <text:p>139,5394748004</text:p>
          </table:table-cell>
          <table:table-cell office:value-type="float" office:value="82.2283518194" calcext:value-type="float">
            <text:p>82,2283518194</text:p>
          </table:table-cell>
          <table:table-cell table:number-columns-repeated="16381"/>
        </table:table-row>
        <table:table-row table:style-name="ro2">
          <table:table-cell office:value-type="date" office:date-value="2010-09-01" calcext:value-type="date">
            <text:p>01/09/10</text:p>
          </table:table-cell>
          <table:table-cell office:value-type="float" office:value="136.1237186704" calcext:value-type="float">
            <text:p>136,1237186704</text:p>
          </table:table-cell>
          <table:table-cell office:value-type="float" office:value="120.5865496945" calcext:value-type="float">
            <text:p>120,5865496945</text:p>
          </table:table-cell>
          <table:table-cell table:number-columns-repeated="16381"/>
        </table:table-row>
        <table:table-row table:style-name="ro2">
          <table:table-cell office:value-type="date" office:date-value="2010-10-01" calcext:value-type="date">
            <text:p>01/10/10</text:p>
          </table:table-cell>
          <table:table-cell office:value-type="float" office:value="173.2141448506" calcext:value-type="float">
            <text:p>173,2141448506</text:p>
          </table:table-cell>
          <table:table-cell office:value-type="float" office:value="124.1916713193" calcext:value-type="float">
            <text:p>124,1916713193</text:p>
          </table:table-cell>
          <table:table-cell table:number-columns-repeated="16381"/>
        </table:table-row>
        <table:table-row table:style-name="ro2">
          <table:table-cell office:value-type="date" office:date-value="2010-11-01" calcext:value-type="date">
            <text:p>01/11/10</text:p>
          </table:table-cell>
          <table:table-cell office:value-type="float" office:value="147.4288702805" calcext:value-type="float">
            <text:p>147,4288702805</text:p>
          </table:table-cell>
          <table:table-cell office:value-type="float" office:value="124.8177347158" calcext:value-type="float">
            <text:p>124,8177347158</text:p>
          </table:table-cell>
          <table:table-cell table:number-columns-repeated="16381"/>
        </table:table-row>
        <table:table-row table:style-name="ro2">
          <table:table-cell office:value-type="date" office:date-value="2010-12-01" calcext:value-type="date">
            <text:p>01/12/10</text:p>
          </table:table-cell>
          <table:table-cell office:value-type="float" office:value="263.0754855308" calcext:value-type="float">
            <text:p>263,0754855308</text:p>
          </table:table-cell>
          <table:table-cell office:value-type="float" office:value="101.5225709982" calcext:value-type="float">
            <text:p>101,5225709982</text:p>
          </table:table-cell>
          <table:table-cell table:number-columns-repeated="16381"/>
        </table:table-row>
        <table:table-row table:style-name="ro2">
          <table:table-cell office:value-type="date" office:date-value="2011-01-01" calcext:value-type="date">
            <text:p>01/01/11</text:p>
          </table:table-cell>
          <table:table-cell office:value-type="float" office:value="141.9337027005" calcext:value-type="float">
            <text:p>141,9337027005</text:p>
          </table:table-cell>
          <table:table-cell office:value-type="float" office:value="109.9333128501" calcext:value-type="float">
            <text:p>109,9333128501</text:p>
          </table:table-cell>
          <table:table-cell table:number-columns-repeated="16381"/>
        </table:table-row>
        <table:table-row table:style-name="ro2">
          <table:table-cell office:value-type="date" office:date-value="2011-02-01" calcext:value-type="date">
            <text:p>01/02/11</text:p>
          </table:table-cell>
          <table:table-cell office:value-type="float" office:value="101.9939125403" calcext:value-type="float">
            <text:p>101,9939125403</text:p>
          </table:table-cell>
          <table:table-cell office:value-type="float" office:value="106.5601090271" calcext:value-type="float">
            <text:p>106,5601090271</text:p>
          </table:table-cell>
          <table:table-cell table:number-columns-repeated="16381"/>
        </table:table-row>
        <table:table-row table:style-name="ro2">
          <table:table-cell office:value-type="date" office:date-value="2011-03-01" calcext:value-type="date">
            <text:p>01/03/11</text:p>
          </table:table-cell>
          <table:table-cell office:value-type="float" office:value="124.7283166604" calcext:value-type="float">
            <text:p>124,7283166604</text:p>
          </table:table-cell>
          <table:table-cell office:value-type="float" office:value="117.566605726" calcext:value-type="float">
            <text:p>117,566605726</text:p>
          </table:table-cell>
          <table:table-cell table:number-columns-repeated="16381"/>
        </table:table-row>
        <table:table-row table:style-name="ro2">
          <table:table-cell office:value-type="date" office:date-value="2011-04-01" calcext:value-type="date">
            <text:p>01/04/11</text:p>
          </table:table-cell>
          <table:table-cell office:value-type="float" office:value="154.6839121705" calcext:value-type="float">
            <text:p>154,6839121705</text:p>
          </table:table-cell>
          <table:table-cell office:value-type="float" office:value="100.4387854867" calcext:value-type="float">
            <text:p>100,4387854867</text:p>
          </table:table-cell>
          <table:table-cell table:number-columns-repeated="16381"/>
        </table:table-row>
        <table:table-row table:style-name="ro2">
          <table:table-cell office:value-type="date" office:date-value="2011-05-01" calcext:value-type="date">
            <text:p>01/05/11</text:p>
          </table:table-cell>
          <table:table-cell office:value-type="float" office:value="158.0124862405" calcext:value-type="float">
            <text:p>158,0124862405</text:p>
          </table:table-cell>
          <table:table-cell office:value-type="float" office:value="126.958090274" calcext:value-type="float">
            <text:p>126,958090274</text:p>
          </table:table-cell>
          <table:table-cell table:number-columns-repeated="16381"/>
        </table:table-row>
        <table:table-row table:style-name="ro2">
          <table:table-cell office:value-type="date" office:date-value="2011-06-01" calcext:value-type="date">
            <text:p>01/06/11</text:p>
          </table:table-cell>
          <table:table-cell office:value-type="float" office:value="165.3448992905" calcext:value-type="float">
            <text:p>165,3448992905</text:p>
          </table:table-cell>
          <table:table-cell office:value-type="float" office:value="108.5088075847" calcext:value-type="float">
            <text:p>108,5088075847</text:p>
          </table:table-cell>
          <table:table-cell table:number-columns-repeated="16381"/>
        </table:table-row>
        <table:table-row table:style-name="ro2">
          <table:table-cell office:value-type="date" office:date-value="2011-07-01" calcext:value-type="date">
            <text:p>01/07/11</text:p>
          </table:table-cell>
          <table:table-cell office:value-type="float" office:value="149.5773833205" calcext:value-type="float">
            <text:p>149,5773833205</text:p>
          </table:table-cell>
          <table:table-cell office:value-type="float" office:value="113.1665705583" calcext:value-type="float">
            <text:p>113,1665705583</text:p>
          </table:table-cell>
          <table:table-cell table:number-columns-repeated="16381"/>
        </table:table-row>
        <table:table-row table:style-name="ro2">
          <table:table-cell office:value-type="date" office:date-value="2011-08-01" calcext:value-type="date">
            <text:p>01/08/11</text:p>
          </table:table-cell>
          <table:table-cell office:value-type="float" office:value="133.8060185604" calcext:value-type="float">
            <text:p>133,8060185604</text:p>
          </table:table-cell>
          <table:table-cell office:value-type="float" office:value="74.1401340417" calcext:value-type="float">
            <text:p>74,1401340417</text:p>
          </table:table-cell>
          <table:table-cell table:number-columns-repeated="16381"/>
        </table:table-row>
        <table:table-row table:style-name="ro2">
          <table:table-cell office:value-type="date" office:date-value="2011-09-01" calcext:value-type="date">
            <text:p>01/09/11</text:p>
          </table:table-cell>
          <table:table-cell office:value-type="float" office:value="183.8561481106" calcext:value-type="float">
            <text:p>183,8561481106</text:p>
          </table:table-cell>
          <table:table-cell office:value-type="float" office:value="111.0206236434" calcext:value-type="float">
            <text:p>111,0206236434</text:p>
          </table:table-cell>
          <table:table-cell table:number-columns-repeated="16381"/>
        </table:table-row>
        <table:table-row table:style-name="ro2">
          <table:table-cell office:value-type="date" office:date-value="2011-10-01" calcext:value-type="date">
            <text:p>01/10/11</text:p>
          </table:table-cell>
          <table:table-cell office:value-type="float" office:value="192.0150593306" calcext:value-type="float">
            <text:p>192,0150593306</text:p>
          </table:table-cell>
          <table:table-cell office:value-type="float" office:value="106.3124632706" calcext:value-type="float">
            <text:p>106,3124632706</text:p>
          </table:table-cell>
          <table:table-cell table:number-columns-repeated="16381"/>
        </table:table-row>
        <table:table-row table:style-name="ro2">
          <table:table-cell office:value-type="date" office:date-value="2011-11-01" calcext:value-type="date">
            <text:p>01/11/11</text:p>
          </table:table-cell>
          <table:table-cell office:value-type="float" office:value="213.6632383607" calcext:value-type="float">
            <text:p>213,6632383607</text:p>
          </table:table-cell>
          <table:table-cell office:value-type="float" office:value="109.7366681446" calcext:value-type="float">
            <text:p>109,7366681446</text:p>
          </table:table-cell>
          <table:table-cell table:number-columns-repeated="16381"/>
        </table:table-row>
        <table:table-row table:style-name="ro2">
          <table:table-cell office:value-type="date" office:date-value="2011-12-01" calcext:value-type="date">
            <text:p>01/12/11</text:p>
          </table:table-cell>
          <table:table-cell office:value-type="float" office:value="304.645699841" calcext:value-type="float">
            <text:p>304,645699841</text:p>
          </table:table-cell>
          <table:table-cell office:value-type="float" office:value="93.4652708652" calcext:value-type="float">
            <text:p>93,4652708652</text:p>
          </table:table-cell>
          <table:table-cell table:number-columns-repeated="16381"/>
        </table:table-row>
        <table:table-row table:style-name="ro2">
          <table:table-cell office:value-type="date" office:date-value="2012-01-01" calcext:value-type="date">
            <text:p>01/01/12</text:p>
          </table:table-cell>
          <table:table-cell office:value-type="float" office:value="111.6082087804" calcext:value-type="float">
            <text:p>111,6082087804</text:p>
          </table:table-cell>
          <table:table-cell office:value-type="float" office:value="116.1974859448" calcext:value-type="float">
            <text:p>116,1974859448</text:p>
          </table:table-cell>
          <table:table-cell table:number-columns-repeated="16381"/>
        </table:table-row>
        <table:table-row table:style-name="ro2">
          <table:table-cell office:value-type="date" office:date-value="2012-02-01" calcext:value-type="date">
            <text:p>01/02/12</text:p>
          </table:table-cell>
          <table:table-cell office:value-type="float" office:value="123.3786835404" calcext:value-type="float">
            <text:p>123,3786835404</text:p>
          </table:table-cell>
          <table:table-cell office:value-type="float" office:value="117.3728361658" calcext:value-type="float">
            <text:p>117,3728361658</text:p>
          </table:table-cell>
          <table:table-cell table:number-columns-repeated="16381"/>
        </table:table-row>
        <table:table-row table:style-name="ro2">
          <table:table-cell office:value-type="date" office:date-value="2012-03-01" calcext:value-type="date">
            <text:p>01/03/12</text:p>
          </table:table-cell>
          <table:table-cell office:value-type="float" office:value="172.6979866605" calcext:value-type="float">
            <text:p>172,6979866605</text:p>
          </table:table-cell>
          <table:table-cell office:value-type="float" office:value="129.1841037845" calcext:value-type="float">
            <text:p>129,1841037845</text:p>
          </table:table-cell>
          <table:table-cell table:number-columns-repeated="16381"/>
        </table:table-row>
        <table:table-row table:style-name="ro2">
          <table:table-cell office:value-type="date" office:date-value="2012-04-01" calcext:value-type="date">
            <text:p>01/04/12</text:p>
          </table:table-cell>
          <table:table-cell office:value-type="float" office:value="134.2166178604" calcext:value-type="float">
            <text:p>134,2166178604</text:p>
          </table:table-cell>
          <table:table-cell office:value-type="float" office:value="94.6335326185" calcext:value-type="float">
            <text:p>94,6335326185</text:p>
          </table:table-cell>
          <table:table-cell table:number-columns-repeated="16381"/>
        </table:table-row>
        <table:table-row table:style-name="ro2">
          <table:table-cell office:value-type="date" office:date-value="2012-05-01" calcext:value-type="date">
            <text:p>01/05/12</text:p>
          </table:table-cell>
          <table:table-cell office:value-type="float" office:value="109.0167068003" calcext:value-type="float">
            <text:p>109,0167068003</text:p>
          </table:table-cell>
          <table:table-cell office:value-type="float" office:value="98.1098224958" calcext:value-type="float">
            <text:p>98,1098224958</text:p>
          </table:table-cell>
          <table:table-cell table:number-columns-repeated="16381"/>
        </table:table-row>
        <table:table-row table:style-name="ro2">
          <table:table-cell office:value-type="date" office:date-value="2012-06-01" calcext:value-type="date">
            <text:p>01/06/12</text:p>
          </table:table-cell>
          <table:table-cell office:value-type="float" office:value="146.9178398705" calcext:value-type="float">
            <text:p>146,9178398705</text:p>
          </table:table-cell>
          <table:table-cell office:value-type="float" office:value="105.2522870824" calcext:value-type="float">
            <text:p>105,2522870824</text:p>
          </table:table-cell>
          <table:table-cell table:number-columns-repeated="16381"/>
        </table:table-row>
        <table:table-row table:style-name="ro2">
          <table:table-cell office:value-type="date" office:date-value="2012-07-01" calcext:value-type="date">
            <text:p>01/07/12</text:p>
          </table:table-cell>
          <table:table-cell office:value-type="float" office:value="131.8996491004" calcext:value-type="float">
            <text:p>131,8996491004</text:p>
          </table:table-cell>
          <table:table-cell office:value-type="float" office:value="124.5971407114" calcext:value-type="float">
            <text:p>124,5971407114</text:p>
          </table:table-cell>
          <table:table-cell table:number-columns-repeated="16381"/>
        </table:table-row>
        <table:table-row table:style-name="ro2">
          <table:table-cell office:value-type="date" office:date-value="2012-08-01" calcext:value-type="date">
            <text:p>01/08/12</text:p>
          </table:table-cell>
          <table:table-cell office:value-type="float" office:value="118.5559453404" calcext:value-type="float">
            <text:p>118,5559453404</text:p>
          </table:table-cell>
          <table:table-cell office:value-type="float" office:value="70.8484640131" calcext:value-type="float">
            <text:p>70,8484640131</text:p>
          </table:table-cell>
          <table:table-cell table:number-columns-repeated="16381"/>
        </table:table-row>
        <table:table-row table:style-name="ro2">
          <table:table-cell office:value-type="date" office:date-value="2012-09-01" calcext:value-type="date">
            <text:p>01/09/12</text:p>
          </table:table-cell>
          <table:table-cell office:value-type="float" office:value="162.2844636605" calcext:value-type="float">
            <text:p>162,2844636605</text:p>
          </table:table-cell>
          <table:table-cell office:value-type="float" office:value="99.5272664279" calcext:value-type="float">
            <text:p>99,5272664279</text:p>
          </table:table-cell>
          <table:table-cell table:number-columns-repeated="16381"/>
        </table:table-row>
        <table:table-row table:style-name="ro2">
          <table:table-cell office:value-type="date" office:date-value="2012-10-01" calcext:value-type="date">
            <text:p>01/10/12</text:p>
          </table:table-cell>
          <table:table-cell office:value-type="float" office:value="165.2966449805" calcext:value-type="float">
            <text:p>165,2966449805</text:p>
          </table:table-cell>
          <table:table-cell office:value-type="float" office:value="108.0673858849" calcext:value-type="float">
            <text:p>108,0673858849</text:p>
          </table:table-cell>
          <table:table-cell table:number-columns-repeated="16381"/>
        </table:table-row>
        <table:table-row table:style-name="ro2">
          <table:table-cell office:value-type="date" office:date-value="2012-11-01" calcext:value-type="date">
            <text:p>01/11/12</text:p>
          </table:table-cell>
          <table:table-cell office:value-type="float" office:value="146.6132930805" calcext:value-type="float">
            <text:p>146,6132930805</text:p>
          </table:table-cell>
          <table:table-cell office:value-type="float" office:value="106.023230095" calcext:value-type="float">
            <text:p>106,023230095</text:p>
          </table:table-cell>
          <table:table-cell table:number-columns-repeated="16381"/>
        </table:table-row>
        <table:table-row table:style-name="ro2">
          <table:table-cell office:value-type="date" office:date-value="2012-12-01" calcext:value-type="date">
            <text:p>01/12/12</text:p>
          </table:table-cell>
          <table:table-cell office:value-type="float" office:value="185.6855384706" calcext:value-type="float">
            <text:p>185,6855384706</text:p>
          </table:table-cell>
          <table:table-cell office:value-type="float" office:value="102.4617312782" calcext:value-type="float">
            <text:p>102,4617312782</text:p>
          </table:table-cell>
          <table:table-cell table:number-columns-repeated="16381"/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144.0725138405" calcext:value-type="float">
            <text:p>144,0725138405</text:p>
          </table:table-cell>
          <table:table-cell office:value-type="float" office:value="115.0079975745" calcext:value-type="float">
            <text:p>115,0079975745</text:p>
          </table:table-cell>
          <table:table-cell table:number-columns-repeated="16381"/>
        </table:table-row>
        <table:table-row table:style-name="ro2">
          <table:table-cell office:value-type="date" office:date-value="2013-02-01" calcext:value-type="date">
            <text:p>01/02/13</text:p>
          </table:table-cell>
          <table:table-cell office:value-type="float" office:value="112.0106084104" calcext:value-type="float">
            <text:p>112,0106084104</text:p>
          </table:table-cell>
          <table:table-cell office:value-type="float" office:value="110.2005486404" calcext:value-type="float">
            <text:p>110,2005486404</text:p>
          </table:table-cell>
          <table:table-cell table:number-columns-repeated="16381"/>
        </table:table-row>
        <table:table-row table:style-name="ro2">
          <table:table-cell office:value-type="date" office:date-value="2013-03-01" calcext:value-type="date">
            <text:p>01/03/13</text:p>
          </table:table-cell>
          <table:table-cell office:value-type="float" office:value="205.3652456107" calcext:value-type="float">
            <text:p>205,3652456107</text:p>
          </table:table-cell>
          <table:table-cell office:value-type="float" office:value="117.7093660051" calcext:value-type="float">
            <text:p>117,7093660051</text:p>
          </table:table-cell>
          <table:table-cell table:number-columns-repeated="16381"/>
        </table:table-row>
        <table:table-row table:style-name="ro2">
          <table:table-cell office:value-type="date" office:date-value="2013-04-01" calcext:value-type="date">
            <text:p>01/04/13</text:p>
          </table:table-cell>
          <table:table-cell office:value-type="float" office:value="112.1067102104" calcext:value-type="float">
            <text:p>112,1067102104</text:p>
          </table:table-cell>
          <table:table-cell office:value-type="float" office:value="115.2583165412" calcext:value-type="float">
            <text:p>115,2583165412</text:p>
          </table:table-cell>
          <table:table-cell table:number-columns-repeated="16381"/>
        </table:table-row>
        <table:table-row table:style-name="ro2">
          <table:table-cell office:value-type="date" office:date-value="2013-05-01" calcext:value-type="date">
            <text:p>01/05/13</text:p>
          </table:table-cell>
          <table:table-cell office:value-type="float" office:value="105.5219241903" calcext:value-type="float">
            <text:p>105,5219241903</text:p>
          </table:table-cell>
          <table:table-cell office:value-type="float" office:value="95.7856729232" calcext:value-type="float">
            <text:p>95,7856729232</text:p>
          </table:table-cell>
          <table:table-cell table:number-columns-repeated="16381"/>
        </table:table-row>
        <table:table-row table:style-name="ro2">
          <table:table-cell office:value-type="date" office:date-value="2013-06-01" calcext:value-type="date">
            <text:p>01/06/13</text:p>
          </table:table-cell>
          <table:table-cell office:value-type="float" office:value="203.2970931406" calcext:value-type="float">
            <text:p>203,2970931406</text:p>
          </table:table-cell>
          <table:table-cell office:value-type="float" office:value="109.7383715347" calcext:value-type="float">
            <text:p>109,7383715347</text:p>
          </table:table-cell>
          <table:table-cell table:number-columns-repeated="16381"/>
        </table:table-row>
        <table:table-row table:style-name="ro2">
          <table:table-cell office:value-type="date" office:date-value="2013-07-01" calcext:value-type="date">
            <text:p>01/07/13</text:p>
          </table:table-cell>
          <table:table-cell office:value-type="float" office:value="138.6789494704" calcext:value-type="float">
            <text:p>138,6789494704</text:p>
          </table:table-cell>
          <table:table-cell office:value-type="float" office:value="117.30817945" calcext:value-type="float">
            <text:p>117,30817945</text:p>
          </table:table-cell>
          <table:table-cell table:number-columns-repeated="16381"/>
        </table:table-row>
        <table:table-row table:style-name="ro2">
          <table:table-cell office:value-type="date" office:date-value="2013-08-01" calcext:value-type="date">
            <text:p>01/08/13</text:p>
          </table:table-cell>
          <table:table-cell office:value-type="float" office:value="95.0851409183" calcext:value-type="float">
            <text:p>95,0851409183</text:p>
          </table:table-cell>
          <table:table-cell office:value-type="float" office:value="67.2819700365" calcext:value-type="float">
            <text:p>67,2819700365</text:p>
          </table:table-cell>
          <table:table-cell table:number-columns-repeated="16381"/>
        </table:table-row>
        <table:table-row table:style-name="ro2">
          <table:table-cell office:value-type="date" office:date-value="2013-09-01" calcext:value-type="date">
            <text:p>01/09/13</text:p>
          </table:table-cell>
          <table:table-cell office:value-type="float" office:value="169.9378497205" calcext:value-type="float">
            <text:p>169,9378497205</text:p>
          </table:table-cell>
          <table:table-cell office:value-type="float" office:value="98.8289054708" calcext:value-type="float">
            <text:p>98,8289054708</text:p>
          </table:table-cell>
          <table:table-cell table:number-columns-repeated="16381"/>
        </table:table-row>
        <table:table-row table:style-name="ro2">
          <table:table-cell office:value-type="date" office:date-value="2013-10-01" calcext:value-type="date">
            <text:p>01/10/13</text:p>
          </table:table-cell>
          <table:table-cell office:value-type="float" office:value="108.3372333203" calcext:value-type="float">
            <text:p>108,3372333203</text:p>
          </table:table-cell>
          <table:table-cell office:value-type="float" office:value="120.5852995877" calcext:value-type="float">
            <text:p>120,5852995877</text:p>
          </table:table-cell>
          <table:table-cell table:number-columns-repeated="16381"/>
        </table:table-row>
        <table:table-row table:style-name="ro2">
          <table:table-cell office:value-type="date" office:date-value="2013-11-01" calcext:value-type="date">
            <text:p>01/11/13</text:p>
          </table:table-cell>
          <table:table-cell office:value-type="float" office:value="120.7438292904" calcext:value-type="float">
            <text:p>120,7438292904</text:p>
          </table:table-cell>
          <table:table-cell office:value-type="float" office:value="107.8080053091" calcext:value-type="float">
            <text:p>107,8080053091</text:p>
          </table:table-cell>
          <table:table-cell table:number-columns-repeated="16381"/>
        </table:table-row>
        <table:table-row table:style-name="ro2">
          <table:table-cell office:value-type="date" office:date-value="2013-12-01" calcext:value-type="date">
            <text:p>01/12/13</text:p>
          </table:table-cell>
          <table:table-cell office:value-type="float" office:value="218.3777004007" calcext:value-type="float">
            <text:p>218,3777004007</text:p>
          </table:table-cell>
          <table:table-cell office:value-type="float" office:value="93.7194219454" calcext:value-type="float">
            <text:p>93,7194219454</text:p>
          </table:table-cell>
          <table:table-cell table:number-columns-repeated="16381"/>
        </table:table-row>
        <table:table-row table:style-name="ro2">
          <table:table-cell office:value-type="date" office:date-value="2014-01-01" calcext:value-type="date">
            <text:p>01/01/14</text:p>
          </table:table-cell>
          <table:table-cell office:value-type="float" office:value="98.5395157763" calcext:value-type="float">
            <text:p>98,5395157763</text:p>
          </table:table-cell>
          <table:table-cell office:value-type="float" office:value="109.7453133224" calcext:value-type="float">
            <text:p>109,7453133224</text:p>
          </table:table-cell>
          <table:table-cell table:number-columns-repeated="16381"/>
        </table:table-row>
        <table:table-row table:style-name="ro2">
          <table:table-cell office:value-type="date" office:date-value="2014-02-01" calcext:value-type="date">
            <text:p>01/02/14</text:p>
          </table:table-cell>
          <table:table-cell office:value-type="float" office:value="103.2938930103" calcext:value-type="float">
            <text:p>103,2938930103</text:p>
          </table:table-cell>
          <table:table-cell office:value-type="float" office:value="94.5511389659" calcext:value-type="float">
            <text:p>94,5511389659</text:p>
          </table:table-cell>
          <table:table-cell table:number-columns-repeated="16381"/>
        </table:table-row>
        <table:table-row table:style-name="ro2">
          <table:table-cell office:value-type="date" office:date-value="2014-03-01" calcext:value-type="date">
            <text:p>01/03/14</text:p>
          </table:table-cell>
          <table:table-cell office:value-type="float" office:value="136.6333597204" calcext:value-type="float">
            <text:p>136,6333597204</text:p>
          </table:table-cell>
          <table:table-cell office:value-type="float" office:value="103.8417848334" calcext:value-type="float">
            <text:p>103,8417848334</text:p>
          </table:table-cell>
          <table:table-cell table:number-columns-repeated="16381"/>
        </table:table-row>
        <table:table-row table:style-name="ro2">
          <table:table-cell office:value-type="date" office:date-value="2014-04-01" calcext:value-type="date">
            <text:p>01/04/14</text:p>
          </table:table-cell>
          <table:table-cell office:value-type="float" office:value="122.4978899404" calcext:value-type="float">
            <text:p>122,4978899404</text:p>
          </table:table-cell>
          <table:table-cell office:value-type="float" office:value="111.9837324871" calcext:value-type="float">
            <text:p>111,9837324871</text:p>
          </table:table-cell>
          <table:table-cell table:number-columns-repeated="16381"/>
        </table:table-row>
        <table:table-row table:style-name="ro2">
          <table:table-cell office:value-type="date" office:date-value="2014-05-01" calcext:value-type="date">
            <text:p>01/05/14</text:p>
          </table:table-cell>
          <table:table-cell office:value-type="float" office:value="102.7037884003" calcext:value-type="float">
            <text:p>102,7037884003</text:p>
          </table:table-cell>
          <table:table-cell office:value-type="float" office:value="86.1603700614" calcext:value-type="float">
            <text:p>86,1603700614</text:p>
          </table:table-cell>
          <table:table-cell table:number-columns-repeated="16381"/>
        </table:table-row>
        <table:table-row table:style-name="ro2">
          <table:table-cell office:value-type="date" office:date-value="2014-06-01" calcext:value-type="date">
            <text:p>01/06/14</text:p>
          </table:table-cell>
          <table:table-cell office:value-type="float" office:value="151.4965223005" calcext:value-type="float">
            <text:p>151,4965223005</text:p>
          </table:table-cell>
          <table:table-cell office:value-type="float" office:value="107.4195329245" calcext:value-type="float">
            <text:p>107,4195329245</text:p>
          </table:table-cell>
          <table:table-cell table:number-columns-repeated="16381"/>
        </table:table-row>
        <table:table-row table:style-name="ro2">
          <table:table-cell office:value-type="date" office:date-value="2014-07-01" calcext:value-type="date">
            <text:p>01/07/14</text:p>
          </table:table-cell>
          <table:table-cell office:value-type="float" office:value="132.1519587304" calcext:value-type="float">
            <text:p>132,1519587304</text:p>
          </table:table-cell>
          <table:table-cell office:value-type="float" office:value="108.8029204611" calcext:value-type="float">
            <text:p>108,8029204611</text:p>
          </table:table-cell>
          <table:table-cell table:number-columns-repeated="16381"/>
        </table:table-row>
        <table:table-row table:style-name="ro2">
          <table:table-cell office:value-type="date" office:date-value="2014-08-01" calcext:value-type="date">
            <text:p>01/08/14</text:p>
          </table:table-cell>
          <table:table-cell office:value-type="float" office:value="108.4202184903" calcext:value-type="float">
            <text:p>108,4202184903</text:p>
          </table:table-cell>
          <table:table-cell office:value-type="float" office:value="57.6604941175" calcext:value-type="float">
            <text:p>57,6604941175</text:p>
          </table:table-cell>
          <table:table-cell table:number-columns-repeated="16381"/>
        </table:table-row>
        <table:table-row table:style-name="ro2">
          <table:table-cell office:value-type="date" office:date-value="2014-09-01" calcext:value-type="date">
            <text:p>01/09/14</text:p>
          </table:table-cell>
          <table:table-cell office:value-type="float" office:value="269.5808489809" calcext:value-type="float">
            <text:p>269,5808489809</text:p>
          </table:table-cell>
          <table:table-cell office:value-type="float" office:value="102.4146793663" calcext:value-type="float">
            <text:p>102,4146793663</text:p>
          </table:table-cell>
          <table:table-cell table:number-columns-repeated="16381"/>
        </table:table-row>
        <table:table-row table:style-name="ro2">
          <table:table-cell office:value-type="date" office:date-value="2014-10-01" calcext:value-type="date">
            <text:p>01/10/14</text:p>
          </table:table-cell>
          <table:table-cell office:value-type="float" office:value="117.5630653304" calcext:value-type="float">
            <text:p>117,5630653304</text:p>
          </table:table-cell>
          <table:table-cell office:value-type="float" office:value="118.0817018597" calcext:value-type="float">
            <text:p>118,0817018597</text:p>
          </table:table-cell>
          <table:table-cell table:number-columns-repeated="16381"/>
        </table:table-row>
        <table:table-row table:style-name="ro2">
          <table:table-cell office:value-type="date" office:date-value="2014-11-01" calcext:value-type="date">
            <text:p>01/11/14</text:p>
          </table:table-cell>
          <table:table-cell office:value-type="float" office:value="134.8759946504" calcext:value-type="float">
            <text:p>134,8759946504</text:p>
          </table:table-cell>
          <table:table-cell office:value-type="float" office:value="102.2524464679" calcext:value-type="float">
            <text:p>102,2524464679</text:p>
          </table:table-cell>
          <table:table-cell table:number-columns-repeated="16381"/>
        </table:table-row>
        <table:table-row table:style-name="ro2">
          <table:table-cell office:value-type="date" office:date-value="2014-12-01" calcext:value-type="date">
            <text:p>01/12/14</text:p>
          </table:table-cell>
          <table:table-cell office:value-type="float" office:value="234.0621624307" calcext:value-type="float">
            <text:p>234,0621624307</text:p>
          </table:table-cell>
          <table:table-cell office:value-type="float" office:value="85.7939166837" calcext:value-type="float">
            <text:p>85,7939166837</text:p>
          </table:table-cell>
          <table:table-cell table:number-columns-repeated="16381"/>
        </table:table-row>
        <table:table-row table:style-name="ro2">
          <table:table-cell office:value-type="date" office:date-value="2015-01-01" calcext:value-type="date">
            <text:p>01/01/15</text:p>
          </table:table-cell>
          <table:table-cell office:value-type="float" office:value="86.0554484773" calcext:value-type="float">
            <text:p>86,0554484773</text:p>
          </table:table-cell>
          <table:table-cell office:value-type="float" office:value="103.9335937682" calcext:value-type="float">
            <text:p>103,9335937682</text:p>
          </table:table-cell>
          <table:table-cell table:number-columns-repeated="16381"/>
        </table:table-row>
        <table:table-row table:style-name="ro2">
          <table:table-cell office:value-type="date" office:date-value="2015-02-01" calcext:value-type="date">
            <text:p>01/02/15</text:p>
          </table:table-cell>
          <table:table-cell office:value-type="float" office:value="87.5324723883" calcext:value-type="float">
            <text:p>87,5324723883</text:p>
          </table:table-cell>
          <table:table-cell office:value-type="float" office:value="102.1777244801" calcext:value-type="float">
            <text:p>102,1777244801</text:p>
          </table:table-cell>
          <table:table-cell table:number-columns-repeated="16381"/>
        </table:table-row>
        <table:table-row table:style-name="ro2">
          <table:table-cell office:value-type="date" office:date-value="2015-03-01" calcext:value-type="date">
            <text:p>01/03/15</text:p>
          </table:table-cell>
          <table:table-cell office:value-type="float" office:value="108.2644815503" calcext:value-type="float">
            <text:p>108,2644815503</text:p>
          </table:table-cell>
          <table:table-cell office:value-type="float" office:value="106.922032234" calcext:value-type="float">
            <text:p>106,922032234</text:p>
          </table:table-cell>
          <table:table-cell table:number-columns-repeated="16381"/>
        </table:table-row>
        <table:table-row table:style-name="ro2">
          <table:table-cell office:value-type="date" office:date-value="2015-04-01" calcext:value-type="date">
            <text:p>01/04/15</text:p>
          </table:table-cell>
          <table:table-cell office:value-type="float" office:value="95.4367908753" calcext:value-type="float">
            <text:p>95,4367908753</text:p>
          </table:table-cell>
          <table:table-cell office:value-type="float" office:value="124.9803314457" calcext:value-type="float">
            <text:p>124,9803314457</text:p>
          </table:table-cell>
          <table:table-cell table:number-columns-repeated="16381"/>
        </table:table-row>
        <table:table-row table:style-name="ro2">
          <table:table-cell office:value-type="date" office:date-value="2015-05-01" calcext:value-type="date">
            <text:p>01/05/15</text:p>
          </table:table-cell>
          <table:table-cell office:value-type="float" office:value="82.2550646253" calcext:value-type="float">
            <text:p>82,2550646253</text:p>
          </table:table-cell>
          <table:table-cell office:value-type="float" office:value="94.7568305238" calcext:value-type="float">
            <text:p>94,7568305238</text:p>
          </table:table-cell>
          <table:table-cell table:number-columns-repeated="16381"/>
        </table:table-row>
        <table:table-row table:style-name="ro2">
          <table:table-cell office:value-type="date" office:date-value="2015-06-01" calcext:value-type="date">
            <text:p>01/06/15</text:p>
          </table:table-cell>
          <table:table-cell office:value-type="float" office:value="105.5227805703" calcext:value-type="float">
            <text:p>105,5227805703</text:p>
          </table:table-cell>
          <table:table-cell office:value-type="float" office:value="109.8535686978" calcext:value-type="float">
            <text:p>109,8535686978</text:p>
          </table:table-cell>
          <table:table-cell table:number-columns-repeated="16381"/>
        </table:table-row>
        <table:table-row table:style-name="ro2">
          <table:table-cell office:value-type="date" office:date-value="2015-07-01" calcext:value-type="date">
            <text:p>01/07/15</text:p>
          </table:table-cell>
          <table:table-cell office:value-type="float" office:value="102.2037511903" calcext:value-type="float">
            <text:p>102,2037511903</text:p>
          </table:table-cell>
          <table:table-cell office:value-type="float" office:value="100.5342978242" calcext:value-type="float">
            <text:p>100,5342978242</text:p>
          </table:table-cell>
          <table:table-cell table:number-columns-repeated="16381"/>
        </table:table-row>
        <table:table-row table:style-name="ro2">
          <table:table-cell office:value-type="date" office:date-value="2015-08-01" calcext:value-type="date">
            <text:p>01/08/15</text:p>
          </table:table-cell>
          <table:table-cell office:value-type="float" office:value="76.9865956062" calcext:value-type="float">
            <text:p>76,9865956062</text:p>
          </table:table-cell>
          <table:table-cell office:value-type="float" office:value="61.1941638277" calcext:value-type="float">
            <text:p>61,1941638277</text:p>
          </table:table-cell>
          <table:table-cell table:number-columns-repeated="16381"/>
        </table:table-row>
        <table:table-row table:style-name="ro2">
          <table:table-cell office:value-type="date" office:date-value="2015-09-01" calcext:value-type="date">
            <text:p>01/09/15</text:p>
          </table:table-cell>
          <table:table-cell office:value-type="float" office:value="123.3434889904" calcext:value-type="float">
            <text:p>123,3434889904</text:p>
          </table:table-cell>
          <table:table-cell office:value-type="float" office:value="95.7793565982" calcext:value-type="float">
            <text:p>95,7793565982</text:p>
          </table:table-cell>
          <table:table-cell table:number-columns-repeated="16381"/>
        </table:table-row>
        <table:table-row table:style-name="ro2">
          <table:table-cell office:value-type="date" office:date-value="2015-10-01" calcext:value-type="date">
            <text:p>01/10/15</text:p>
          </table:table-cell>
          <table:table-cell office:value-type="float" office:value="98.4214470453" calcext:value-type="float">
            <text:p>98,4214470453</text:p>
          </table:table-cell>
          <table:table-cell office:value-type="float" office:value="121.1155549295" calcext:value-type="float">
            <text:p>121,1155549295</text:p>
          </table:table-cell>
          <table:table-cell table:number-columns-repeated="16381"/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07.5563417403" calcext:value-type="float">
            <text:p>107,5563417403</text:p>
          </table:table-cell>
          <table:table-cell office:value-type="float" office:value="96.7242652061" calcext:value-type="float">
            <text:p>96,7242652061</text:p>
          </table:table-cell>
          <table:table-cell table:number-columns-repeated="16381"/>
        </table:table-row>
        <table:table-row table:style-name="ro2">
          <table:table-cell office:value-type="date" office:date-value="2015-12-01" calcext:value-type="date">
            <text:p>01/12/15</text:p>
          </table:table-cell>
          <table:table-cell office:value-type="float" office:value="126.4213369404" calcext:value-type="float">
            <text:p>126,4213369404</text:p>
          </table:table-cell>
          <table:table-cell office:value-type="float" office:value="82.0282804646" calcext:value-type="float">
            <text:p>82,0282804646</text:p>
          </table:table-cell>
          <table:table-cell table:number-columns-repeated="16381"/>
        </table:table-row>
        <table:table-row table:style-name="ro2">
          <table:table-cell office:value-type="date" office:date-value="2016-01-01" calcext:value-type="date">
            <text:p>01/01/16</text:p>
          </table:table-cell>
          <table:table-cell office:value-type="float" office:value="88.8344447383" calcext:value-type="float">
            <text:p>88,8344447383</text:p>
          </table:table-cell>
          <table:table-cell office:value-type="float" office:value="105.3424985881" calcext:value-type="float">
            <text:p>105,3424985881</text:p>
          </table:table-cell>
          <table:table-cell table:number-columns-repeated="16381"/>
        </table:table-row>
        <table:table-row table:style-name="ro2">
          <table:table-cell office:value-type="date" office:date-value="2016-02-01" calcext:value-type="date">
            <text:p>01/02/16</text:p>
          </table:table-cell>
          <table:table-cell office:value-type="float" office:value="87.5422510833" calcext:value-type="float">
            <text:p>87,5422510833</text:p>
          </table:table-cell>
          <table:table-cell office:value-type="float" office:value="102.1834863693" calcext:value-type="float">
            <text:p>102,1834863693</text:p>
          </table:table-cell>
          <table:table-cell table:number-columns-repeated="16381"/>
        </table:table-row>
        <table:table-row table:style-name="ro2">
          <table:table-cell office:value-type="date" office:date-value="2016-03-01" calcext:value-type="date">
            <text:p>01/03/16</text:p>
          </table:table-cell>
          <table:table-cell office:value-type="float" office:value="86.3814392863" calcext:value-type="float">
            <text:p>86,3814392863</text:p>
          </table:table-cell>
          <table:table-cell office:value-type="float" office:value="102.0177520973" calcext:value-type="float">
            <text:p>102,0177520973</text:p>
          </table:table-cell>
          <table:table-cell table:number-columns-repeated="16381"/>
        </table:table-row>
        <table:table-row table:style-name="ro2">
          <table:table-cell office:value-type="date" office:date-value="2016-04-01" calcext:value-type="date">
            <text:p>01/04/16</text:p>
          </table:table-cell>
          <table:table-cell office:value-type="float" office:value="89.9178438743" calcext:value-type="float">
            <text:p>89,9178438743</text:p>
          </table:table-cell>
          <table:table-cell office:value-type="float" office:value="108.9538837496" calcext:value-type="float">
            <text:p>108,9538837496</text:p>
          </table:table-cell>
          <table:table-cell table:number-columns-repeated="16381"/>
        </table:table-row>
        <table:table-row table:style-name="ro2">
          <table:table-cell office:value-type="date" office:date-value="2016-05-01" calcext:value-type="date">
            <text:p>01/05/16</text:p>
          </table:table-cell>
          <table:table-cell office:value-type="float" office:value="99.6624215403" calcext:value-type="float">
            <text:p>99,6624215403</text:p>
          </table:table-cell>
          <table:table-cell office:value-type="float" office:value="89.1571751714" calcext:value-type="float">
            <text:p>89,1571751714</text:p>
          </table:table-cell>
          <table:table-cell table:number-columns-repeated="16381"/>
        </table:table-row>
        <table:table-row table:style-name="ro2">
          <table:table-cell office:value-type="date" office:date-value="2016-06-01" calcext:value-type="date">
            <text:p>01/06/16</text:p>
          </table:table-cell>
          <table:table-cell office:value-type="float" office:value="96.2871525983" calcext:value-type="float">
            <text:p>96,2871525983</text:p>
          </table:table-cell>
          <table:table-cell office:value-type="float" office:value="99.403436266" calcext:value-type="float">
            <text:p>99,403436266</text:p>
          </table:table-cell>
          <table:table-cell table:number-columns-repeated="16381"/>
        </table:table-row>
        <table:table-row table:style-name="ro2">
          <table:table-cell office:value-type="date" office:date-value="2016-07-01" calcext:value-type="date">
            <text:p>01/07/16</text:p>
          </table:table-cell>
          <table:table-cell office:value-type="float" office:value="90.9037299573" calcext:value-type="float">
            <text:p>90,9037299573</text:p>
          </table:table-cell>
          <table:table-cell office:value-type="float" office:value="94.4178663558" calcext:value-type="float">
            <text:p>94,4178663558</text:p>
          </table:table-cell>
          <table:table-cell table:number-columns-repeated="16381"/>
        </table:table-row>
        <table:table-row table:style-name="ro2">
          <table:table-cell office:value-type="date" office:date-value="2016-08-01" calcext:value-type="date">
            <text:p>01/08/16</text:p>
          </table:table-cell>
          <table:table-cell office:value-type="float" office:value="80.2283431133" calcext:value-type="float">
            <text:p>80,2283431133</text:p>
          </table:table-cell>
          <table:table-cell office:value-type="float" office:value="73.9549991649" calcext:value-type="float">
            <text:p>73,9549991649</text:p>
          </table:table-cell>
          <table:table-cell table:number-columns-repeated="16381"/>
        </table:table-row>
        <table:table-row table:style-name="ro2">
          <table:table-cell office:value-type="date" office:date-value="2016-09-01" calcext:value-type="date">
            <text:p>01/09/16</text:p>
          </table:table-cell>
          <table:table-cell office:value-type="float" office:value="105.0629622603" calcext:value-type="float">
            <text:p>105,0629622603</text:p>
          </table:table-cell>
          <table:table-cell office:value-type="float" office:value="94.6722438082" calcext:value-type="float">
            <text:p>94,6722438082</text:p>
          </table:table-cell>
          <table:table-cell table:number-columns-repeated="16381"/>
        </table:table-row>
        <table:table-row table:style-name="ro2">
          <table:table-cell office:value-type="date" office:date-value="2016-10-01" calcext:value-type="date">
            <text:p>01/10/16</text:p>
          </table:table-cell>
          <table:table-cell office:value-type="float" office:value="93.1798441573" calcext:value-type="float">
            <text:p>93,1798441573</text:p>
          </table:table-cell>
          <table:table-cell office:value-type="float" office:value="116.5374784568" calcext:value-type="float">
            <text:p>116,5374784568</text:p>
          </table:table-cell>
          <table:table-cell table:number-columns-repeated="16381"/>
        </table:table-row>
        <table:table-row table:style-name="ro2">
          <table:table-cell office:value-type="date" office:date-value="2016-11-01" calcext:value-type="date">
            <text:p>01/11/16</text:p>
          </table:table-cell>
          <table:table-cell office:value-type="float" office:value="106.0467891903" calcext:value-type="float">
            <text:p>106,0467891903</text:p>
          </table:table-cell>
          <table:table-cell office:value-type="float" office:value="98.9512169385" calcext:value-type="float">
            <text:p>98,9512169385</text:p>
          </table:table-cell>
          <table:table-cell table:number-columns-repeated="16381"/>
        </table:table-row>
        <table:table-row table:style-name="ro2">
          <table:table-cell office:value-type="date" office:date-value="2016-12-01" calcext:value-type="date">
            <text:p>01/12/16</text:p>
          </table:table-cell>
          <table:table-cell office:value-type="float" office:value="121.9960902504" calcext:value-type="float">
            <text:p>121,9960902504</text:p>
          </table:table-cell>
          <table:table-cell office:value-type="float" office:value="80.2524635719" calcext:value-type="float">
            <text:p>80,2524635719</text:p>
          </table:table-cell>
          <table:table-cell table:number-columns-repeated="16381"/>
        </table:table-row>
        <table:table-row table:style-name="ro2">
          <table:table-cell office:value-type="date" office:date-value="2017-01-01" calcext:value-type="date">
            <text:p>01/01/17</text:p>
          </table:table-cell>
          <table:table-cell office:value-type="float" office:value="85.0868008209" calcext:value-type="float">
            <text:p>85,0868008209</text:p>
          </table:table-cell>
          <table:table-cell office:value-type="float" office:value="105.3639733974" calcext:value-type="float">
            <text:p>105,3639733974</text:p>
          </table:table-cell>
          <table:table-cell table:number-columns-repeated="16381"/>
        </table:table-row>
        <table:table-row table:style-name="ro2">
          <table:table-cell office:value-type="date" office:date-value="2017-02-01" calcext:value-type="date">
            <text:p>01/02/17</text:p>
          </table:table-cell>
          <table:table-cell office:value-type="float" office:value="80.8671933939" calcext:value-type="float">
            <text:p>80,8671933939</text:p>
          </table:table-cell>
          <table:table-cell office:value-type="float" office:value="115.8784665443" calcext:value-type="float">
            <text:p>115,8784665443</text:p>
          </table:table-cell>
          <table:table-cell table:number-columns-repeated="16381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 office:value-type="float" office:value="108.0217174845" calcext:value-type="float">
            <text:p>108,0217174845</text:p>
          </table:table-cell>
          <table:table-cell office:value-type="float" office:value="129.6271455376" calcext:value-type="float">
            <text:p>129,6271455376</text:p>
          </table:table-cell>
          <table:table-cell table:number-columns-repeated="16381"/>
        </table:table-row>
        <table:table-row table:style-name="ro2">
          <table:table-cell office:value-type="date" office:date-value="2017-04-01" calcext:value-type="date">
            <text:p>01/04/17</text:p>
          </table:table-cell>
          <table:table-cell office:value-type="float" office:value="86.2297877048" calcext:value-type="float">
            <text:p>86,2297877048</text:p>
          </table:table-cell>
          <table:table-cell office:value-type="float" office:value="104.6598661582" calcext:value-type="float">
            <text:p>104,6598661582</text:p>
          </table:table-cell>
          <table:table-cell table:number-columns-repeated="16381"/>
        </table:table-row>
        <table:table-row table:style-name="ro2">
          <table:table-cell office:value-type="date" office:date-value="2017-05-01" calcext:value-type="date">
            <text:p>01/05/17</text:p>
          </table:table-cell>
          <table:table-cell office:value-type="float" office:value="92.8979057789" calcext:value-type="float">
            <text:p>92,8979057789</text:p>
          </table:table-cell>
          <table:table-cell office:value-type="float" office:value="83.0274528511" calcext:value-type="float">
            <text:p>83,0274528511</text:p>
          </table:table-cell>
          <table:table-cell table:number-columns-repeated="16381"/>
        </table:table-row>
        <table:table-row table:style-name="ro2">
          <table:table-cell office:value-type="date" office:date-value="2017-06-01" calcext:value-type="date">
            <text:p>01/06/17</text:p>
          </table:table-cell>
          <table:table-cell office:value-type="float" office:value="100.6477809391" calcext:value-type="float">
            <text:p>100,6477809391</text:p>
          </table:table-cell>
          <table:table-cell office:value-type="float" office:value="107.4218445153" calcext:value-type="float">
            <text:p>107,4218445153</text:p>
          </table:table-cell>
          <table:table-cell table:number-columns-repeated="16381"/>
        </table:table-row>
        <table:table-row table:style-name="ro2">
          <table:table-cell office:value-type="date" office:date-value="2017-07-01" calcext:value-type="date">
            <text:p>01/07/17</text:p>
          </table:table-cell>
          <table:table-cell office:value-type="float" office:value="91.187121073" calcext:value-type="float">
            <text:p>91,187121073</text:p>
          </table:table-cell>
          <table:table-cell office:value-type="float" office:value="94.9489681894" calcext:value-type="float">
            <text:p>94,9489681894</text:p>
          </table:table-cell>
          <table:table-cell table:number-columns-repeated="16381"/>
        </table:table-row>
        <table:table-row table:style-name="ro2">
          <table:table-cell office:value-type="date" office:date-value="2017-08-01" calcext:value-type="date">
            <text:p>01/08/17</text:p>
          </table:table-cell>
          <table:table-cell office:value-type="float" office:value="89.3639578232" calcext:value-type="float">
            <text:p>89,3639578232</text:p>
          </table:table-cell>
          <table:table-cell office:value-type="float" office:value="75.8460677511" calcext:value-type="float">
            <text:p>75,8460677511</text:p>
          </table:table-cell>
          <table:table-cell table:number-columns-repeated="16381"/>
        </table:table-row>
        <table:table-row table:style-name="ro2">
          <table:table-cell office:value-type="date" office:date-value="2017-09-01" calcext:value-type="date">
            <text:p>01/09/17</text:p>
          </table:table-cell>
          <table:table-cell office:value-type="float" office:value="111.3265714654" calcext:value-type="float">
            <text:p>111,3265714654</text:p>
          </table:table-cell>
          <table:table-cell office:value-type="float" office:value="123.5523921059" calcext:value-type="float">
            <text:p>123,5523921059</text:p>
          </table:table-cell>
          <table:table-cell table:number-columns-repeated="16381"/>
        </table:table-row>
        <table:table-row table:style-name="ro2">
          <table:table-cell office:value-type="date" office:date-value="2017-10-01" calcext:value-type="date">
            <text:p>01/10/17</text:p>
          </table:table-cell>
          <table:table-cell office:value-type="float" office:value="95.9864316664" calcext:value-type="float">
            <text:p>95,9864316664</text:p>
          </table:table-cell>
          <table:table-cell office:value-type="float" office:value="147.6294032959" calcext:value-type="float">
            <text:p>147,6294032959</text:p>
          </table:table-cell>
          <table:table-cell table:number-columns-repeated="16381"/>
        </table:table-row>
        <table:table-row table:style-name="ro2">
          <table:table-cell office:value-type="date" office:date-value="2017-11-01" calcext:value-type="date">
            <text:p>01/11/17</text:p>
          </table:table-cell>
          <table:table-cell office:value-type="float" office:value="100.0714137565" calcext:value-type="float">
            <text:p>100,0714137565</text:p>
          </table:table-cell>
          <table:table-cell office:value-type="float" office:value="118.4439065412" calcext:value-type="float">
            <text:p>118,4439065412</text:p>
          </table:table-cell>
          <table:table-cell table:number-columns-repeated="16381"/>
        </table:table-row>
        <table:table-row table:style-name="ro2">
          <table:table-cell office:value-type="date" office:date-value="2017-12-01" calcext:value-type="date">
            <text:p>01/12/17</text:p>
          </table:table-cell>
          <table:table-cell office:value-type="float" office:value="120.5090601059" calcext:value-type="float">
            <text:p>120,5090601059</text:p>
          </table:table-cell>
          <table:table-cell office:value-type="float" office:value="100.4013748231" calcext:value-type="float">
            <text:p>100,4013748231</text:p>
          </table:table-cell>
          <table:table-cell table:number-columns-repeated="16381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86.0571240518" calcext:value-type="float">
            <text:p>86,0571240518</text:p>
          </table:table-cell>
          <table:table-cell office:value-type="float" office:value="115.147833298" calcext:value-type="float">
            <text:p>115,147833298</text:p>
          </table:table-cell>
          <table:table-cell table:number-columns-repeated="16381"/>
        </table:table-row>
        <table:table-row table:style-name="ro2">
          <table:table-cell office:value-type="date" office:date-value="2018-02-01" calcext:value-type="date">
            <text:p>01/02/18</text:p>
          </table:table-cell>
          <table:table-cell office:value-type="float" office:value="87.0414588957" calcext:value-type="float">
            <text:p>87,0414588957</text:p>
          </table:table-cell>
          <table:table-cell office:value-type="float" office:value="100.2742545096" calcext:value-type="float">
            <text:p>100,2742545096</text:p>
          </table:table-cell>
          <table:table-cell table:number-columns-repeated="16381"/>
        </table:table-row>
        <table:table-row table:style-name="ro2">
          <table:table-cell office:value-type="date" office:date-value="2018-03-01" calcext:value-type="date">
            <text:p>01/03/18</text:p>
          </table:table-cell>
          <table:table-cell office:value-type="float" office:value="88.4346064786" calcext:value-type="float">
            <text:p>88,4346064786</text:p>
          </table:table-cell>
          <table:table-cell office:value-type="float" office:value="133.4758723592" calcext:value-type="float">
            <text:p>133,4758723592</text:p>
          </table:table-cell>
          <table:table-cell table:number-columns-repeated="16381"/>
        </table:table-row>
        <table:table-row table:style-name="ro2">
          <table:table-cell office:value-type="date" office:date-value="2018-04-01" calcext:value-type="date">
            <text:p>01/04/18</text:p>
          </table:table-cell>
          <table:table-cell office:value-type="float" office:value="94.0186913218" calcext:value-type="float">
            <text:p>94,0186913218</text:p>
          </table:table-cell>
          <table:table-cell office:value-type="float" office:value="112.0741960749" calcext:value-type="float">
            <text:p>112,0741960749</text:p>
          </table:table-cell>
          <table:table-cell table:number-columns-repeated="16381"/>
        </table:table-row>
        <table:table-row table:style-name="ro2">
          <table:table-cell office:value-type="date" office:date-value="2018-05-01" calcext:value-type="date">
            <text:p>01/05/18</text:p>
          </table:table-cell>
          <table:table-cell office:value-type="float" office:value="82.5123082898" calcext:value-type="float">
            <text:p>82,5123082898</text:p>
          </table:table-cell>
          <table:table-cell office:value-type="float" office:value="86.3660216307" calcext:value-type="float">
            <text:p>86,3660216307</text:p>
          </table:table-cell>
          <table:table-cell table:number-columns-repeated="16381"/>
        </table:table-row>
        <table:table-row table:style-name="ro2">
          <table:table-cell office:value-type="date" office:date-value="2018-06-01" calcext:value-type="date">
            <text:p>01/06/18</text:p>
          </table:table-cell>
          <table:table-cell office:value-type="float" office:value="99.9599917734" calcext:value-type="float">
            <text:p>99,9599917734</text:p>
          </table:table-cell>
          <table:table-cell office:value-type="float" office:value="124.9681144295" calcext:value-type="float">
            <text:p>124,9681144295</text:p>
          </table:table-cell>
          <table:table-cell table:number-columns-repeated="16381"/>
        </table:table-row>
        <table:table-row table:style-name="ro2">
          <table:table-cell office:value-type="date" office:date-value="2018-07-01" calcext:value-type="date">
            <text:p>01/07/18</text:p>
          </table:table-cell>
          <table:table-cell office:value-type="float" office:value="93.6320816773" calcext:value-type="float">
            <text:p>93,6320816773</text:p>
          </table:table-cell>
          <table:table-cell office:value-type="float" office:value="104.1787309287" calcext:value-type="float">
            <text:p>104,1787309287</text:p>
          </table:table-cell>
          <table:table-cell table:number-columns-repeated="16381"/>
        </table:table-row>
        <table:table-row table:style-name="ro2">
          <table:table-cell office:value-type="date" office:date-value="2018-08-01" calcext:value-type="date">
            <text:p>01/08/18</text:p>
          </table:table-cell>
          <table:table-cell office:value-type="float" office:value="81.6451881473" calcext:value-type="float">
            <text:p>81,6451881473</text:p>
          </table:table-cell>
          <table:table-cell office:value-type="float" office:value="71.4973984205" calcext:value-type="float">
            <text:p>71,4973984205</text:p>
          </table:table-cell>
          <table:table-cell table:number-columns-repeated="16381"/>
        </table:table-row>
        <table:table-row table:style-name="ro2">
          <table:table-cell office:value-type="date" office:date-value="2018-09-01" calcext:value-type="date">
            <text:p>01/09/18</text:p>
          </table:table-cell>
          <table:table-cell office:value-type="float" office:value="110.6958117125" calcext:value-type="float">
            <text:p>110,6958117125</text:p>
          </table:table-cell>
          <table:table-cell office:value-type="float" office:value="117.1678219159" calcext:value-type="float">
            <text:p>117,1678219159</text:p>
          </table:table-cell>
          <table:table-cell table:number-columns-repeated="16381"/>
        </table:table-row>
        <table:table-row table:style-name="ro2">
          <table:table-cell office:value-type="date" office:date-value="2018-10-01" calcext:value-type="date">
            <text:p>01/10/18</text:p>
          </table:table-cell>
          <table:table-cell office:value-type="float" office:value="110.9063374544" calcext:value-type="float">
            <text:p>110,9063374544</text:p>
          </table:table-cell>
          <table:table-cell office:value-type="float" office:value="121.9531262585" calcext:value-type="float">
            <text:p>121,9531262585</text:p>
          </table:table-cell>
          <table:table-cell table:number-columns-repeated="16381"/>
        </table:table-row>
        <table:table-row table:style-name="ro2">
          <table:table-cell office:value-type="date" office:date-value="2018-11-01" calcext:value-type="date">
            <text:p>01/11/18</text:p>
          </table:table-cell>
          <table:table-cell office:value-type="float" office:value="108.0021923711" calcext:value-type="float">
            <text:p>108,0021923711</text:p>
          </table:table-cell>
          <table:table-cell office:value-type="float" office:value="114.9699509553" calcext:value-type="float">
            <text:p>114,9699509553</text:p>
          </table:table-cell>
          <table:table-cell table:number-columns-repeated="16381"/>
        </table:table-row>
        <table:table-row table:style-name="ro2">
          <table:table-cell office:value-type="date" office:date-value="2018-12-01" calcext:value-type="date">
            <text:p>01/12/18</text:p>
          </table:table-cell>
          <table:table-cell office:value-type="float" office:value="136.0436692506" calcext:value-type="float">
            <text:p>136,0436692506</text:p>
          </table:table-cell>
          <table:table-cell office:value-type="float" office:value="82.1749677986" calcext:value-type="float">
            <text:p>82,1749677986</text:p>
          </table:table-cell>
          <table:table-cell table:number-columns-repeated="16381"/>
        </table:table-row>
        <table:table-row table:style-name="ro2">
          <table:table-cell office:value-type="date" office:date-value="2019-01-01" calcext:value-type="date">
            <text:p>01/01/19</text:p>
          </table:table-cell>
          <table:table-cell office:value-type="float" office:value="85.697952527" calcext:value-type="float">
            <text:p>85,697952527</text:p>
          </table:table-cell>
          <table:table-cell office:value-type="float" office:value="111.839207967" calcext:value-type="float">
            <text:p>111,839207967</text:p>
          </table:table-cell>
          <table:table-cell table:number-columns-repeated="16381"/>
        </table:table-row>
        <table:table-row table:style-name="ro2">
          <table:table-cell office:value-type="date" office:date-value="2019-02-01" calcext:value-type="date">
            <text:p>01/02/19</text:p>
          </table:table-cell>
          <table:table-cell office:value-type="float" office:value="76.4987794604" calcext:value-type="float">
            <text:p>76,4987794604</text:p>
          </table:table-cell>
          <table:table-cell office:value-type="float" office:value="110.7157421187" calcext:value-type="float">
            <text:p>110,7157421187</text:p>
          </table:table-cell>
          <table:table-cell table:number-columns-repeated="16381"/>
        </table:table-row>
        <table:table-row table:style-name="ro2">
          <table:table-cell office:value-type="date" office:date-value="2019-03-01" calcext:value-type="date">
            <text:p>01/03/19</text:p>
          </table:table-cell>
          <table:table-cell office:value-type="float" office:value="87.8309821775" calcext:value-type="float">
            <text:p>87,8309821775</text:p>
          </table:table-cell>
          <table:table-cell office:value-type="float" office:value="136.560735845" calcext:value-type="float">
            <text:p>136,560735845</text:p>
          </table:table-cell>
          <table:table-cell table:number-columns-repeated="16381"/>
        </table:table-row>
        <table:table-row table:style-name="ro2">
          <table:table-cell office:value-type="date" office:date-value="2019-04-01" calcext:value-type="date">
            <text:p>01/04/19</text:p>
          </table:table-cell>
          <table:table-cell office:value-type="float" office:value="92.5259156648" calcext:value-type="float">
            <text:p>92,5259156648</text:p>
          </table:table-cell>
          <table:table-cell office:value-type="float" office:value="112.7505271057" calcext:value-type="float">
            <text:p>112,7505271057</text:p>
          </table:table-cell>
          <table:table-cell table:number-columns-repeated="16381"/>
        </table:table-row>
        <table:table-row table:style-name="ro2">
          <table:table-cell office:value-type="date" office:date-value="2019-05-01" calcext:value-type="date">
            <text:p>01/05/19</text:p>
          </table:table-cell>
          <table:table-cell office:value-type="float" office:value="77.4675838941" calcext:value-type="float">
            <text:p>77,4675838941</text:p>
          </table:table-cell>
          <table:table-cell office:value-type="float" office:value="116.9265348275" calcext:value-type="float">
            <text:p>116,9265348275</text:p>
          </table:table-cell>
          <table:table-cell table:number-columns-repeated="16381"/>
        </table:table-row>
        <table:table-row table:style-name="ro2">
          <table:table-cell office:value-type="date" office:date-value="2019-06-01" calcext:value-type="date">
            <text:p>01/06/19</text:p>
          </table:table-cell>
          <table:table-cell office:value-type="float" office:value="92.6556141535" calcext:value-type="float">
            <text:p>92,6556141535</text:p>
          </table:table-cell>
          <table:table-cell office:value-type="float" office:value="108.1359083645" calcext:value-type="float">
            <text:p>108,1359083645</text:p>
          </table:table-cell>
          <table:table-cell table:number-columns-repeated="16381"/>
        </table:table-row>
        <table:table-row table:style-name="ro2">
          <table:table-cell office:value-type="date" office:date-value="2019-07-01" calcext:value-type="date">
            <text:p>01/07/19</text:p>
          </table:table-cell>
          <table:table-cell office:value-type="float" office:value="97.1676575711" calcext:value-type="float">
            <text:p>97,1676575711</text:p>
          </table:table-cell>
          <table:table-cell office:value-type="float" office:value="95.8185796286" calcext:value-type="float">
            <text:p>95,8185796286</text:p>
          </table:table-cell>
          <table:table-cell table:number-columns-repeated="16381"/>
        </table:table-row>
        <table:table-row table:style-name="ro2">
          <table:table-cell office:value-type="date" office:date-value="2019-08-01" calcext:value-type="date">
            <text:p>01/08/19</text:p>
          </table:table-cell>
          <table:table-cell office:value-type="float" office:value="72.6300636635" calcext:value-type="float">
            <text:p>72,6300636635</text:p>
          </table:table-cell>
          <table:table-cell office:value-type="float" office:value="84.0371672087" calcext:value-type="float">
            <text:p>84,0371672087</text:p>
          </table:table-cell>
          <table:table-cell table:number-columns-repeated="16381"/>
        </table:table-row>
        <table:table-row table:style-name="ro2">
          <table:table-cell office:value-type="date" office:date-value="2019-09-01" calcext:value-type="date">
            <text:p>01/09/19</text:p>
          </table:table-cell>
          <table:table-cell office:value-type="float" office:value="97.2061796858" calcext:value-type="float">
            <text:p>97,2061796858</text:p>
          </table:table-cell>
          <table:table-cell office:value-type="float" office:value="109.4645811273" calcext:value-type="float">
            <text:p>109,4645811273</text:p>
          </table:table-cell>
          <table:table-cell table:number-columns-repeated="16381"/>
        </table:table-row>
        <table:table-row table:style-name="ro2">
          <table:table-cell office:value-type="date" office:date-value="2019-10-01" calcext:value-type="date">
            <text:p>01/10/19</text:p>
          </table:table-cell>
          <table:table-cell office:value-type="float" office:value="110.5340687264" calcext:value-type="float">
            <text:p>110,5340687264</text:p>
          </table:table-cell>
          <table:table-cell office:value-type="float" office:value="122.1245381814" calcext:value-type="float">
            <text:p>122,1245381814</text:p>
          </table:table-cell>
          <table:table-cell table:number-columns-repeated="16381"/>
        </table:table-row>
        <table:table-row table:style-name="ro2">
          <table:table-cell office:value-type="date" office:date-value="2019-11-01" calcext:value-type="date">
            <text:p>01/11/19</text:p>
          </table:table-cell>
          <table:table-cell office:value-type="float" office:value="90.1471034779" calcext:value-type="float">
            <text:p>90,1471034779</text:p>
          </table:table-cell>
          <table:table-cell office:value-type="float" office:value="109.2714923835" calcext:value-type="float">
            <text:p>109,2714923835</text:p>
          </table:table-cell>
          <table:table-cell table:number-columns-repeated="16381"/>
        </table:table-row>
        <table:table-row table:style-name="ro2">
          <table:table-cell office:value-type="date" office:date-value="2019-12-01" calcext:value-type="date">
            <text:p>01/12/19</text:p>
          </table:table-cell>
          <table:table-cell office:value-type="float" office:value="128.445607998" calcext:value-type="float">
            <text:p>128,445607998</text:p>
          </table:table-cell>
          <table:table-cell office:value-type="float" office:value="85.2793290385" calcext:value-type="float">
            <text:p>85,2793290385</text:p>
          </table:table-cell>
          <table:table-cell table:number-columns-repeated="16381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82.0023224845" calcext:value-type="float">
            <text:p>82,0023224845</text:p>
          </table:table-cell>
          <table:table-cell office:value-type="float" office:value="118.1433531414" calcext:value-type="float">
            <text:p>118,1433531414</text:p>
          </table:table-cell>
          <table:table-cell table:number-columns-repeated="16381"/>
        </table:table-row>
        <table:table-row table:style-name="ro2">
          <table:table-cell office:value-type="date" office:date-value="2020-02-01" calcext:value-type="date">
            <text:p>01/02/20</text:p>
          </table:table-cell>
          <table:table-cell office:value-type="float" office:value="77.5469040933" calcext:value-type="float">
            <text:p>77,5469040933</text:p>
          </table:table-cell>
          <table:table-cell office:value-type="float" office:value="103.9396609376" calcext:value-type="float">
            <text:p>103,9396609376</text:p>
          </table:table-cell>
          <table:table-cell table:number-columns-repeated="16381"/>
        </table:table-row>
        <table:table-row table:style-name="ro2">
          <table:table-cell office:value-type="date" office:date-value="2020-03-01" calcext:value-type="date">
            <text:p>01/03/20</text:p>
          </table:table-cell>
          <table:table-cell office:value-type="float" office:value="62.8031393463" calcext:value-type="float">
            <text:p>62,8031393463</text:p>
          </table:table-cell>
          <table:table-cell office:value-type="float" office:value="85.9167535491" calcext:value-type="float">
            <text:p>85,9167535491</text:p>
          </table:table-cell>
          <table:table-cell table:number-columns-repeated="16381"/>
        </table:table-row>
        <table:table-row table:style-name="ro2">
          <table:table-cell office:value-type="date" office:date-value="2020-04-01" calcext:value-type="date">
            <text:p>01/04/20</text:p>
          </table:table-cell>
          <table:table-cell office:value-type="float" office:value="74.0869361899" calcext:value-type="float">
            <text:p>74,0869361899</text:p>
          </table:table-cell>
          <table:table-cell office:value-type="float" office:value="56.8059019558" calcext:value-type="float">
            <text:p>56,8059019558</text:p>
          </table:table-cell>
          <table:table-cell table:number-columns-repeated="16381"/>
        </table:table-row>
        <table:table-row table:style-name="ro2">
          <table:table-cell office:value-type="date" office:date-value="2020-05-01" calcext:value-type="date">
            <text:p>01/05/20</text:p>
          </table:table-cell>
          <table:table-cell office:value-type="float" office:value="58.4142659466" calcext:value-type="float">
            <text:p>58,4142659466</text:p>
          </table:table-cell>
          <table:table-cell office:value-type="float" office:value="76.9890038266" calcext:value-type="float">
            <text:p>76,9890038266</text:p>
          </table:table-cell>
          <table:table-cell table:number-columns-repeated="16381"/>
        </table:table-row>
        <table:table-row table:style-name="ro2">
          <table:table-cell office:value-type="date" office:date-value="2020-06-01" calcext:value-type="date">
            <text:p>01/06/20</text:p>
          </table:table-cell>
          <table:table-cell office:value-type="float" office:value="86.3846098837" calcext:value-type="float">
            <text:p>86,3846098837</text:p>
          </table:table-cell>
          <table:table-cell office:value-type="float" office:value="102.2385024944" calcext:value-type="float">
            <text:p>102,2385024944</text:p>
          </table:table-cell>
          <table:table-cell table:number-columns-repeated="16381"/>
        </table:table-row>
        <table:table-row table:style-name="ro2">
          <table:table-cell office:value-type="date" office:date-value="2020-07-01" calcext:value-type="date">
            <text:p>01/07/20</text:p>
          </table:table-cell>
          <table:table-cell office:value-type="float" office:value="89.450100156" calcext:value-type="float">
            <text:p>89,450100156</text:p>
          </table:table-cell>
          <table:table-cell office:value-type="float" office:value="98.0173457811" calcext:value-type="float">
            <text:p>98,0173457811</text:p>
          </table:table-cell>
          <table:table-cell table:number-columns-repeated="16381"/>
        </table:table-row>
        <table:table-row table:style-name="ro2">
          <table:table-cell office:value-type="date" office:date-value="2020-08-01" calcext:value-type="date">
            <text:p>01/08/20</text:p>
          </table:table-cell>
          <table:table-cell office:value-type="float" office:value="76.0463565226" calcext:value-type="float">
            <text:p>76,0463565226</text:p>
          </table:table-cell>
          <table:table-cell office:value-type="float" office:value="75.7937194409" calcext:value-type="float">
            <text:p>75,7937194409</text:p>
          </table:table-cell>
          <table:table-cell table:number-columns-repeated="16381"/>
        </table:table-row>
        <table:table-row table:style-name="ro2">
          <table:table-cell office:value-type="date" office:date-value="2020-09-01" calcext:value-type="date">
            <text:p>01/09/20</text:p>
          </table:table-cell>
          <table:table-cell office:value-type="float" office:value="85.1974915233" calcext:value-type="float">
            <text:p>85,1974915233</text:p>
          </table:table-cell>
          <table:table-cell office:value-type="float" office:value="103.8685707159" calcext:value-type="float">
            <text:p>103,8685707159</text:p>
          </table:table-cell>
          <table:table-cell table:number-columns-repeated="16381"/>
        </table:table-row>
        <table:table-row table:style-name="ro2">
          <table:table-cell office:value-type="date" office:date-value="2020-10-01" calcext:value-type="date">
            <text:p>01/10/20</text:p>
          </table:table-cell>
          <table:table-cell office:value-type="float" office:value="102.9860706001" calcext:value-type="float">
            <text:p>102,9860706001</text:p>
          </table:table-cell>
          <table:table-cell office:value-type="float" office:value="118.8989917691" calcext:value-type="float">
            <text:p>118,8989917691</text:p>
          </table:table-cell>
          <table:table-cell table:number-columns-repeated="16381"/>
        </table:table-row>
        <table:table-row table:style-name="ro2">
          <table:table-cell office:value-type="date" office:date-value="2020-11-01" calcext:value-type="date">
            <text:p>01/11/20</text:p>
          </table:table-cell>
          <table:table-cell office:value-type="float" office:value="93.2467371956" calcext:value-type="float">
            <text:p>93,2467371956</text:p>
          </table:table-cell>
          <table:table-cell office:value-type="float" office:value="102.8413074899" calcext:value-type="float">
            <text:p>102,8413074899</text:p>
          </table:table-cell>
          <table:table-cell table:number-columns-repeated="16381"/>
        </table:table-row>
        <table:table-row table:style-name="ro2">
          <table:table-cell office:value-type="date" office:date-value="2020-12-01" calcext:value-type="date">
            <text:p>01/12/20</text:p>
          </table:table-cell>
          <table:table-cell office:value-type="float" office:value="108.9570702836" calcext:value-type="float">
            <text:p>108,9570702836</text:p>
          </table:table-cell>
          <table:table-cell office:value-type="float" office:value="93.2321642339" calcext:value-type="float">
            <text:p>93,2321642339</text:p>
          </table:table-cell>
          <table:table-cell table:number-columns-repeated="16381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float" office:value="82.5124586515" calcext:value-type="float">
            <text:p>82,5124586515</text:p>
          </table:table-cell>
          <table:table-cell office:value-type="float" office:value="110.6509074865" calcext:value-type="float">
            <text:p>110,6509074865</text:p>
          </table:table-cell>
          <table:table-cell table:number-columns-repeated="16381"/>
        </table:table-row>
        <table:table-row table:style-name="ro2">
          <table:table-cell office:value-type="date" office:date-value="2021-02-01" calcext:value-type="date">
            <text:p>01/02/21</text:p>
          </table:table-cell>
          <table:table-cell office:value-type="float" office:value="71.3419964578" calcext:value-type="float">
            <text:p>71,3419964578</text:p>
          </table:table-cell>
          <table:table-cell office:value-type="float" office:value="96.3085073873" calcext:value-type="float">
            <text:p>96,3085073873</text:p>
          </table:table-cell>
          <table:table-cell table:number-columns-repeated="16381"/>
        </table:table-row>
        <table:table-row table:style-name="ro2">
          <table:table-cell office:value-type="date" office:date-value="2021-03-01" calcext:value-type="date">
            <text:p>01/03/21</text:p>
          </table:table-cell>
          <table:table-cell office:value-type="float" office:value="80.6019881719" calcext:value-type="float">
            <text:p>80,6019881719</text:p>
          </table:table-cell>
          <table:table-cell office:value-type="float" office:value="112.3506313217" calcext:value-type="float">
            <text:p>112,3506313217</text:p>
          </table:table-cell>
          <table:table-cell table:number-columns-repeated="16381"/>
        </table:table-row>
        <table:table-row table:style-name="ro2">
          <table:table-cell office:value-type="date" office:date-value="2021-04-01" calcext:value-type="date">
            <text:p>01/04/21</text:p>
          </table:table-cell>
          <table:table-cell office:value-type="float" office:value="90.8388725295" calcext:value-type="float">
            <text:p>90,8388725295</text:p>
          </table:table-cell>
          <table:table-cell office:value-type="float" office:value="120.2746759855" calcext:value-type="float">
            <text:p>120,2746759855</text:p>
          </table:table-cell>
          <table:table-cell table:number-columns-repeated="16381"/>
        </table:table-row>
        <table:table-row table:style-name="ro2">
          <table:table-cell office:value-type="date" office:date-value="2021-05-01" calcext:value-type="date">
            <text:p>01/05/21</text:p>
          </table:table-cell>
          <table:table-cell office:value-type="float" office:value="79.2061795865" calcext:value-type="float">
            <text:p>79,2061795865</text:p>
          </table:table-cell>
          <table:table-cell office:value-type="float" office:value="99.0731673787" calcext:value-type="float">
            <text:p>99,0731673787</text:p>
          </table:table-cell>
          <table:table-cell table:number-columns-repeated="16381"/>
        </table:table-row>
        <table:table-row table:style-name="ro2">
          <table:table-cell office:value-type="date" office:date-value="2021-06-01" calcext:value-type="date">
            <text:p>01/06/21</text:p>
          </table:table-cell>
          <table:table-cell office:value-type="float" office:value="81.3539950511" calcext:value-type="float">
            <text:p>81,3539950511</text:p>
          </table:table-cell>
          <table:table-cell office:value-type="float" office:value="109.9118520111" calcext:value-type="float">
            <text:p>109,9118520111</text:p>
          </table:table-cell>
          <table:table-cell table:number-columns-repeated="16381"/>
        </table:table-row>
        <table:table-row table:style-name="ro2">
          <table:table-cell office:value-type="date" office:date-value="2021-07-01" calcext:value-type="date">
            <text:p>01/07/21</text:p>
          </table:table-cell>
          <table:table-cell office:value-type="float" office:value="96.4930179512" calcext:value-type="float">
            <text:p>96,4930179512</text:p>
          </table:table-cell>
          <table:table-cell office:value-type="float" office:value="95.6454659969" calcext:value-type="float">
            <text:p>95,6454659969</text:p>
          </table:table-cell>
          <table:table-cell table:number-columns-repeated="16381"/>
        </table:table-row>
        <table:table-row table:style-name="ro2">
          <table:table-cell office:value-type="date" office:date-value="2021-08-01" calcext:value-type="date">
            <text:p>01/08/21</text:p>
          </table:table-cell>
          <table:table-cell office:value-type="float" office:value="63.4669489639" calcext:value-type="float">
            <text:p>63,4669489639</text:p>
          </table:table-cell>
          <table:table-cell office:value-type="float" office:value="78.2334860375" calcext:value-type="float">
            <text:p>78,2334860375</text:p>
          </table:table-cell>
          <table:table-cell table:number-columns-repeated="16381"/>
        </table:table-row>
        <table:table-row table:style-name="ro2">
          <table:table-cell office:value-type="date" office:date-value="2021-09-01" calcext:value-type="date">
            <text:p>01/09/21</text:p>
          </table:table-cell>
          <table:table-cell office:value-type="float" office:value="87.0161459624" calcext:value-type="float">
            <text:p>87,0161459624</text:p>
          </table:table-cell>
          <table:table-cell office:value-type="float" office:value="108.7514186293" calcext:value-type="float">
            <text:p>108,7514186293</text:p>
          </table:table-cell>
          <table:table-cell table:number-columns-repeated="16381"/>
        </table:table-row>
        <table:table-row table:style-name="ro2" table:number-rows-repeated="104819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Default" style:data-style-name="N0">
      <style:text-properties fo:color="#ff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a0__25__20_-_20_Accent1" style:display-name="20 % - Accent1" style:family="table-cell" style:parent-style-name="Default" style:data-style-name="N0">
      <style:table-cell-properties fo:background-color="#d9e1f2"/>
    </style:style>
    <style:style style:name="_32_0_a0__25__20_-_20_Accent2" style:display-name="20 % - Accent2" style:family="table-cell" style:parent-style-name="Default" style:data-style-name="N0">
      <style:table-cell-properties fo:background-color="#fce4d6"/>
    </style:style>
    <style:style style:name="_32_0_a0__25__20_-_20_Accent3" style:display-name="20 % - Accent3" style:family="table-cell" style:parent-style-name="Default" style:data-style-name="N0">
      <style:table-cell-properties fo:background-color="#ededed"/>
    </style:style>
    <style:style style:name="_32_0_a0__25__20_-_20_Accent4" style:display-name="20 % - Accent4" style:family="table-cell" style:parent-style-name="Default" style:data-style-name="N0">
      <style:table-cell-properties fo:background-color="#fff2cc"/>
    </style:style>
    <style:style style:name="_32_0_a0__25__20_-_20_Accent5" style:display-name="20 % - Accent5" style:family="table-cell" style:parent-style-name="Default" style:data-style-name="N0">
      <style:table-cell-properties fo:background-color="#ddebf7"/>
    </style:style>
    <style:style style:name="_32_0_a0__25__20_-_20_Accent6" style:display-name="20 % - Accent6" style:family="table-cell" style:parent-style-name="Default" style:data-style-name="N0">
      <style:table-cell-properties fo:background-color="#e2efda"/>
    </style:style>
    <style:style style:name="_34_0_a0__25__20_-_20_Accent1" style:display-name="40 % - Accent1" style:family="table-cell" style:parent-style-name="Default" style:data-style-name="N0">
      <style:table-cell-properties fo:background-color="#b4c6e7"/>
    </style:style>
    <style:style style:name="_34_0_a0__25__20_-_20_Accent2" style:display-name="40 % - Accent2" style:family="table-cell" style:parent-style-name="Default" style:data-style-name="N0">
      <style:table-cell-properties fo:background-color="#f8cbad"/>
    </style:style>
    <style:style style:name="_34_0_a0__25__20_-_20_Accent3" style:display-name="40 % - Accent3" style:family="table-cell" style:parent-style-name="Default" style:data-style-name="N0">
      <style:table-cell-properties fo:background-color="#dbdbdb"/>
    </style:style>
    <style:style style:name="_34_0_a0__25__20_-_20_Accent4" style:display-name="40 % - Accent4" style:family="table-cell" style:parent-style-name="Default" style:data-style-name="N0">
      <style:table-cell-properties fo:background-color="#ffe699"/>
    </style:style>
    <style:style style:name="_34_0_a0__25__20_-_20_Accent5" style:display-name="40 % - Accent5" style:family="table-cell" style:parent-style-name="Default" style:data-style-name="N0">
      <style:table-cell-properties fo:background-color="#bdd7ee"/>
    </style:style>
    <style:style style:name="_34_0_a0__25__20_-_20_Accent6" style:display-name="40 % - Accent6" style:family="table-cell" style:parent-style-name="Default" style:data-style-name="N0">
      <style:table-cell-properties fo:background-color="#c6e0b4"/>
    </style:style>
    <style:style style:name="_36_0_a0__25__20_-_20_Accent1" style:display-name="60 % - Accent1" style:family="table-cell" style:parent-style-name="Default" style:data-style-name="N0">
      <style:table-cell-properties fo:background-color="#8ea9db"/>
    </style:style>
    <style:style style:name="_36_0_a0__25__20_-_20_Accent2" style:display-name="60 % - Accent2" style:family="table-cell" style:parent-style-name="Default" style:data-style-name="N0">
      <style:table-cell-properties fo:background-color="#f4b084"/>
    </style:style>
    <style:style style:name="_36_0_a0__25__20_-_20_Accent3" style:display-name="60 % - Accent3" style:family="table-cell" style:parent-style-name="Default" style:data-style-name="N0">
      <style:table-cell-properties fo:background-color="#c9c9c9"/>
    </style:style>
    <style:style style:name="_36_0_a0__25__20_-_20_Accent4" style:display-name="60 % - Accent4" style:family="table-cell" style:parent-style-name="Default" style:data-style-name="N0">
      <style:table-cell-properties fo:background-color="#ffd966"/>
    </style:style>
    <style:style style:name="_36_0_a0__25__20_-_20_Accent5" style:display-name="60 % - Accent5" style:family="table-cell" style:parent-style-name="Default" style:data-style-name="N0">
      <style:table-cell-properties fo:background-color="#9bc2e6"/>
    </style:style>
    <style:style style:name="_36_0_a0__25__20_-_20_Accent6" style:display-name="60 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Entré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5:23:06.4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meta:initial-creator>Barthelemy Tanguy</meta:initial-creator>
    <dc:creator>Tanguy Barthelemy</dc:creator>
    <meta:creation-date>2023-09-27T15:59:41Z</meta:creation-date>
    <dc:date>2024-05-16T15:23:34.960000000</dc:date>
    <meta:editing-duration>PT29S</meta:editing-duration>
    <meta:editing-cycles>1</meta:editing-cycles>
    <meta:document-statistic meta:table-count="4" meta:cell-count="6494" meta:object-count="0"/>
  </office:meta>
</office:document-meta>
</file>